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 style:family="table-cell" style:parent-style-name="Default" style:data-style-name="N19">
      <style:table-cell-properties fo:background-color="#FFFFFF"/>
      <style:text-properties style:text-underline-style="solid" style:text-underline-type="single" fo:font-weight="bold" style:font-weight-asian="bold" style:font-weight-complex="bold" style:font-family-generic="swiss"/>
    </style:style>
    <style:style style:name="ce4" style:family="table-cell" style:parent-style-name="Default" style:data-style-name="N0">
      <style:table-cell-properties style:vertical-align="automatic" fo:background-color="#FFFFFF" style:repeat-content="false"/>
      <style:paragraph-properties fo:text-align="center"/>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7"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8" style:family="table-cell" style:parent-style-name="Default" style:data-style-name="N0">
      <style:table-cell-properties fo:background-color="#FFFFFF"/>
    </style:style>
    <style:style style:name="ce9" style:family="table-cell" style:parent-style-name="Default" style:data-style-name="N1">
      <style:table-cell-properties style:vertical-align="automatic" fo:background-color="#FFFFFF" style:repeat-content="false"/>
      <style:paragraph-properties fo:text-align="center"/>
    </style:style>
    <style:style style:name="ce10" style:family="table-cell" style:parent-style-name="Default" style:data-style-name="N0">
      <style:table-cell-properties fo:background-color="#FFFFFF"/>
      <style:text-properties style:text-position="33%" style:font-family-generic="swiss"/>
    </style:style>
    <style:style style:name="ce11" style:family="table-cell" style:parent-style-name="Default" style:data-style-name="N19">
      <style:table-cell-properties fo:background-color="#FFFFFF"/>
    </style:style>
    <style:style style:name="ce12" style:family="table-cell" style:parent-style-name="Default" style:data-style-name="N0">
      <style:table-cell-properties fo:background-color="#FFFFFF"/>
      <style:text-properties fo:font-size="9pt" style:font-size-asian="9pt" style:font-size-complex="9pt" style:font-family-generic="swiss"/>
    </style:style>
    <style:style style:name="ce13" style:family="table-cell" style:parent-style-name="Default" style:data-style-name="N0">
      <style:table-cell-properties style:vertical-align="automatic" fo:wrap-option="wrap" fo:background-color="#FFFFFF" style:repeat-content="false"/>
      <style:paragraph-properties fo:text-align="center"/>
      <style:text-properties fo:font-size="9pt" style:font-size-asian="9pt" style:font-size-complex="9pt" style:font-family-generic="swiss"/>
    </style:style>
    <style:style style:name="ce14" style:family="table-cell" style:parent-style-name="Default" style:data-style-name="N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5" style:family="table-cell" style:parent-style-name="Default" style:data-style-name="N19">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6"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7" style:family="table-cell" style:parent-style-name="Default" style:data-style-name="N0">
      <style:table-cell-properties fo:background-color="#FFFFFF"/>
    </style:style>
    <style:style style:name="ce18"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19"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20"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1" style:family="table-cell" style:parent-style-name="Default" style:data-style-name="N0">
      <style:table-cell-properties fo:background-color="#FFFFFF"/>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2"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23"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text-underline-style="solid" style:text-underline-type="single" fo:font-weight="bold" style:font-weight-asian="bold" style:font-weight-complex="bold" style:font-family-generic="swiss"/>
    </style:style>
    <style:style style:name="ce24"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25"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6" style:family="table-cell" style:parent-style-name="Default" style:data-style-name="N0">
      <style:table-cell-properties style:vertical-align="middle"/>
      <style:text-properties style:font-name="Calibri" style:font-name-asian="Calibri" style:font-name-complex="Calibri" fo:font-size="11pt" style:font-size-asian="11pt" style:font-size-complex="11pt" style:font-family-generic="swiss"/>
    </style:style>
    <style:style style:name="ce27"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8"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9"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30"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31" style:family="table-cell" style:parent-style-name="Default"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font-family-generic="swiss"/>
    </style:style>
    <style:style style:name="ce32" style:family="table-cell" style:parent-style-name="Hyperlink" style:data-style-name="N0">
      <style:table-cell-properties style:vertical-align="automatic" fo:wrap-option="wrap" fo:background-color="#FFFFFF"/>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33" style:family="table-cell" style:parent-style-name="Hyperlink"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text-underline-style="none" style:text-underline-type="none" style:font-family-generic="swiss"/>
    </style:style>
    <style:style style:name="ce34" style:family="table-cell" style:parent-style-name="Default" style:data-style-name="N37">
      <style:table-cell-properties fo:background-color="#FFFFFF"/>
    </style:style>
    <style:style style:name="ce35" style:family="table-cell" style:parent-style-name="Default" style:data-style-name="N38">
      <style:table-cell-properties fo:background-color="#FFFFFF"/>
    </style:style>
    <style:style style:name="ce36" style:family="table-cell" style:parent-style-name="Default" style:data-style-name="N1">
      <style:table-cell-properties style:vertical-align="automatic" fo:background-color="#FFFFFF" style:repeat-content="false"/>
      <style:paragraph-properties fo:text-align="center"/>
    </style:style>
    <style:style style:name="ce37"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8" style:family="table-cell" style:parent-style-name="Default" style:data-style-name="N0">
      <style:table-cell-properties fo:background-color="#FFFFFF"/>
      <style:text-properties style:text-position="33%" style:font-family-generic="swiss"/>
    </style:style>
    <style:style style:name="ce39" style:family="table-cell" style:parent-style-name="Normal_32_2_32_6" style:data-style-name="N39">
      <style:table-cell-properties style:vertical-align="automatic" fo:background-color="transparent" style:cell-protect="protected"/>
      <style:text-properties style:font-name="Arial" style:font-name-asian="Arial" style:font-name-complex="Arial" style:font-family-generic="swiss"/>
    </style:style>
    <style:style style:name="ce40"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41" style:family="table-cell" style:parent-style-name="Default" style:data-style-name="N0">
      <style:table-cell-properties fo:background-color="#FFFFFF"/>
    </style:style>
    <style:style style:name="ce42" style:family="table-cell" style:parent-style-name="Default" style:data-style-name="N0">
      <style:table-cell-properties style:vertical-align="automatic" fo:background-color="#FFFFFF" style:repeat-content="false"/>
      <style:paragraph-properties fo:text-align="center"/>
    </style:style>
    <style:style style:name="ce43" style:family="table-cell" style:parent-style-name="Default" style:data-style-name="N0">
      <style:table-cell-properties fo:background-color="#FFFFFF"/>
      <style:text-properties style:text-position="33%" style:font-family-generic="swiss"/>
    </style:style>
    <style:style style:name="ce44"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5" style:family="table-cell" style:parent-style-name="Hyperlink_32_2_32_2_32_2" style:data-style-name="N0">
      <style:text-properties fo:color="#538DD5" fo:font-size="12pt" style:font-size-asian="12pt" style:font-size-complex="12pt" style:text-underline-style="solid" style:text-underline-type="single" style:font-family-generic="swiss"/>
    </style:style>
    <style:style style:name="ce46" style:family="table-cell" style:parent-style-name="Hyperlink_32_2_32_2_32_2" style:data-style-name="N0">
      <style:table-cell-properties fo:background-color="transparent"/>
      <style:text-properties fo:color="#538DD5" fo:font-size="12pt" style:font-size-asian="12pt" style:font-size-complex="12pt" style:text-underline-style="solid" style:text-underline-type="single" style:font-family-generic="swiss"/>
    </style:style>
    <style:style style:name="ce47" style:family="table-cell" style:parent-style-name="Default" style:data-style-name="N0">
      <style:table-cell-properties style:vertical-align="middle" style:repeat-content="false"/>
      <style:paragraph-properties fo:text-align="center" style:writing-mode="lr"/>
      <style:text-properties fo:color="#333333" style:font-name="Calibri" style:font-name-asian="Calibri" style:font-name-complex="Calibri" fo:font-size="14pt" style:font-size-asian="14pt" style:font-size-complex="14pt" style:font-family-generic="swiss"/>
    </style:style>
    <style:style style:name="ce48"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9" style:family="table-cell" style:parent-style-name="Hyperlink" style:data-style-name="N0">
      <style:table-cell-properties style:vertical-align="automatic"/>
      <style:text-properties fo:color="#0070C0" fo:font-size="12pt" style:font-size-asian="12pt" style:font-size-complex="12pt" style:text-underline-style="none" style:text-underline-type="none" style:font-family-generic="swiss"/>
    </style:style>
    <style:style style:name="ce50" style:family="table-cell" style:parent-style-name="Normal_32_2_32_6" style:data-style-name="N39">
      <style:table-cell-properties fo:border-top="thin solid #000000" fo:border-bottom="none" fo:border-left="thin solid #000000"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1"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2"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3" style:family="table-cell" style:parent-style-name="Normal_32_2_32_6" style:data-style-name="N39">
      <style:table-cell-properties fo:border-top="none" fo:border-bottom="none"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54"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5"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5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57" style:family="table-cell" style:parent-style-name="Normal_32_2_32_6" style:data-style-name="N30">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8"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60" style:family="table-cell" style:parent-style-name="Normal_32_2_32_6" style:data-style-name="N39">
      <style:table-cell-properties fo:border-top="none" fo:border-bottom="thin solid #000000"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6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62" style:family="table-cell" style:parent-style-name="Normal_32_2_32_6" style:data-style-name="N39">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6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4" style:family="table-cell" style:parent-style-name="Default" style:data-style-name="N0">
      <style:text-properties fo:color="#FF0000" style:font-family-generic="swiss"/>
    </style:style>
    <style:style style:name="ce65"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6"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7"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68"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9" style:family="table-cell" style:parent-style-name="Normal_32_2_32_6" style:data-style-name="N3">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0"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71" style:family="table-cell" style:parent-style-name="Normal_32_2_32_6" style:data-style-name="N3">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72"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73"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4"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75" style:family="table-cell" style:parent-style-name="Default" style:data-style-name="N0">
      <style:table-cell-properties style:vertical-align="automatic" fo:background-color="#FFFFFF" style:repeat-content="false"/>
      <style:paragraph-properties fo:text-align="start" fo:margin-left="0cm"/>
    </style:style>
    <style:style style:name="ce76" style:family="table-cell" style:parent-style-name="Default" style:data-style-name="N0">
      <style:table-cell-properties style:vertical-align="automatic"/>
    </style:style>
    <style:style style:name="ce77" style:family="table-cell" style:parent-style-name="Default" style:data-style-name="N0">
      <style:table-cell-properties style:vertical-align="automatic" fo:background-color="transparent" style:repeat-content="false"/>
      <style:paragraph-properties fo:text-align="start" fo:margin-left="0cm"/>
    </style:style>
    <style:style style:name="ce78"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79" style:family="table-cell" style:parent-style-name="Default" style:data-style-name="N37">
      <style:table-cell-properties style:vertical-align="automatic" fo:background-color="#FFFFFF" style:repeat-content="false"/>
      <style:paragraph-properties fo:text-align="center"/>
    </style:style>
    <style:style style:name="ce80" style:family="table-cell" style:parent-style-name="Default" style:data-style-name="N0">
      <style:table-cell-properties style:vertical-align="automatic" fo:background-color="#FFFFFF"/>
      <style:text-properties style:text-position="33%" style:font-family-generic="swiss"/>
    </style:style>
    <style:style style:name="ce81"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82" style:family="table-cell" style:parent-style-name="Default" style:data-style-name="N0">
      <style:text-properties fo:color="#5B9BD5" style:font-family-generic="swiss"/>
    </style:style>
    <style:style style:name="ce83" style:family="table-cell" style:parent-style-name="Default" style:data-style-name="N0">
      <style:text-properties fo:color="#CEDB29" style:font-family-generic="swiss"/>
    </style:style>
    <style:style style:name="ce84" style:family="table-cell" style:parent-style-name="Default" style:data-style-name="N0"/>
    <style:style style:name="ce85" style:family="table-cell" style:parent-style-name="Hyperlink" style:data-style-name="N0">
      <style:table-cell-properties style:vertical-align="automatic"/>
      <style:text-properties fo:color="#000000" fo:font-size="12pt" style:font-size-asian="12pt" style:font-size-complex="12pt" style:text-underline-style="none" style:text-underline-type="none" style:font-family-generic="swiss"/>
    </style:style>
    <style:style style:name="ce86" style:family="table-cell" style:parent-style-name="Normal_32_10" style:data-style-name="N0">
      <style:table-cell-properties style:vertical-align="automatic" fo:background-color="transparent" style:cell-protect="protected"/>
      <style:text-properties fo:font-size="14pt" style:font-size-asian="14pt" style:font-size-complex="14pt" style:text-underline-style="solid" style:text-underline-type="single" fo:font-weight="bold" style:font-weight-asian="bold" style:font-weight-complex="bold" style:font-family-generic="swiss"/>
    </style:style>
    <style:style style:name="ce87" style:family="table-cell" style:parent-style-name="Hyperlink" style:data-style-name="N0">
      <style:table-cell-properties style:vertical-align="automatic" fo:background-color="#CEDB29"/>
      <style:text-properties fo:color="#000000" fo:font-size="12pt" style:font-size-asian="12pt" style:font-size-complex="12pt" style:text-underline-style="none" style:text-underline-type="none" style:font-family-generic="swiss"/>
    </style:style>
    <style:style style:name="ce88" style:family="table-cell" style:parent-style-name="Default" style:data-style-name="N0">
      <style:table-cell-properties fo:background-color="#CEDB29"/>
      <style:text-properties fo:font-size="12pt" style:font-size-asian="12pt" style:font-size-complex="12pt" style:font-family-generic="swiss"/>
    </style:style>
    <style:style style:name="ce89" style:family="table-cell" style:parent-style-name="Default" style:data-style-name="N0">
      <style:table-cell-properties fo:background-color="#95B3D7"/>
      <style:text-properties fo:font-size="12pt" style:font-size-asian="12pt" style:font-size-complex="12pt" style:font-family-generic="swiss"/>
    </style:style>
    <style:style style:name="ce90"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font-family-generic="swiss"/>
    </style:style>
    <style:style style:name="ce91"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font-family-generic="swiss"/>
    </style:style>
    <style:style style:name="ce92"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3"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4"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5" style:family="table-cell" style:parent-style-name="Default" style:data-style-name="N1">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96" style:family="table-cell" style:parent-style-name="Default" style:data-style-name="N3">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97" style:family="table-cell" style:parent-style-name="Normal_32_2_32_6" style:data-style-name="N39">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98" style:family="table-cell" style:parent-style-name="Normal_32_2_32_6" style:data-style-name="N20">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99"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0" style:family="table-cell" style:parent-style-name="Default" style:data-style-name="N0">
      <style:table-cell-properties fo:border-top="thin solid #000000" fo:border-bottom="thin solid #000000" fo:border-left="none"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1"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2"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3"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104"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5" style:family="table-cell" style:parent-style-name="Default" style:data-style-name="N1">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106"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7" style:family="table-cell" style:parent-style-name="Default" style:data-style-name="N0">
      <style:table-cell-properties fo:border="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8"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9" style:family="table-cell" style:parent-style-name="Default" style:data-style-name="N2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10" style:family="table-cell" style:parent-style-name="Default" style:data-style-name="N2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11" style:family="table-cell" style:parent-style-name="Default" style:data-style-name="N0">
      <style:table-cell-properties style:vertical-align="automatic" fo:background-color="#FFFFFF"/>
      <style:text-properties fo:font-size="9pt" style:font-size-asian="9pt" style:font-size-complex="9pt" style:text-position="33%" style:font-family-generic="swiss"/>
    </style:style>
    <style:style style:name="ce112" style:family="table-cell" style:parent-style-name="Default" style:data-style-name="N0">
      <style:table-cell-properties fo:border-top="none" fo:border-bottom="thin solid #000000" fo:border-left="thin solid #000000"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13" style:family="table-cell" style:parent-style-name="Default" style:data-style-name="N0">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114" style:family="table-cell" style:parent-style-name="Default" style:data-style-name="N0">
      <style:table-cell-properties fo:border="thin solid #000000" style:vertical-align="automatic" style:repeat-content="false"/>
      <style:paragraph-properties fo:text-align="center"/>
      <style:text-properties fo:font-size="9pt" style:font-size-asian="9pt" style:font-size-complex="9pt" style:font-family-generic="swiss"/>
    </style:style>
    <style:style style:name="ce115" style:family="table-cell" style:parent-style-name="Default" style:data-style-name="N0">
      <style:text-properties fo:font-size="9pt" style:font-size-asian="9pt" style:font-size-complex="9pt" style:font-family-generic="swiss"/>
    </style:style>
    <style:style style:name="ce116"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1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18" style:family="table-cell" style:parent-style-name="Default" style:data-style-name="N37">
      <style:table-cell-properties style:vertical-align="automatic" fo:wrap-option="wrap" fo:background-color="#FFFFFF" style:repeat-content="false"/>
      <style:paragraph-properties fo:text-align="start" fo:margin-left="0cm"/>
    </style:style>
    <style:style style:name="ce119" style:family="table-cell" style:parent-style-name="Hyperlink" style:data-style-name="N0">
      <style:table-cell-properties style:vertical-align="automatic" fo:background-color="#FFFFFF"/>
      <style:text-properties fo:color="#0000FF" style:text-underline-style="solid" style:text-underline-type="single" style:font-family-generic="swiss"/>
    </style:style>
    <style:style style:name="ce120" style:family="table-cell" style:parent-style-name="Default" style:data-style-name="N0">
      <style:table-cell-properties style:vertical-align="automatic" fo:background-color="#FFFFFF"/>
    </style:style>
    <style:style style:name="ce121"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22"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23" style:family="table-cell" style:parent-style-name="Default" style:data-style-name="N1">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24" style:family="table-cell" style:parent-style-name="Default" style:data-style-name="N0">
      <style:table-cell-properties fo:border="thin solid #000000" style:vertical-align="middle" fo:background-color="#CEDB29" style:repeat-content="false"/>
      <style:paragraph-properties fo:text-align="center"/>
      <style:text-properties fo:font-size="9pt" style:font-size-asian="9pt" style:font-size-complex="9pt" style:font-family-generic="swiss"/>
    </style:style>
    <style:style style:name="ce125" style:family="table-cell" style:parent-style-name="Default" style:data-style-name="N40">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26" style:family="table-cell" style:parent-style-name="Default" style:data-style-name="N41">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27" style:family="table-cell" style:parent-style-name="Default" style:data-style-name="N0">
      <style:table-cell-properties style:vertical-align="automatic" fo:wrap-option="wrap" fo:background-color="#FFFFFF"/>
    </style:style>
    <style:style style:name="ce128" style:family="table-cell" style:parent-style-name="Default" style:data-style-name="N0">
      <style:table-cell-properties style:vertical-align="automatic" fo:background-color="#FFFFFF"/>
    </style:style>
    <style:style style:name="ce129" style:family="table-cell" style:parent-style-name="Default" style:data-style-name="N0">
      <style:table-cell-properties style:vertical-align="middle" fo:background-color="#FFFFFF"/>
      <style:text-properties style:text-position="33%" style:font-family-generic="swiss"/>
    </style:style>
    <style:style style:name="ce130"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131" style:family="table-cell" style:parent-style-name="Default" style:data-style-name="N0">
      <style:table-cell-properties style:vertical-align="top" fo:background-color="#FFFFFF" style:repeat-content="false"/>
      <style:paragraph-properties fo:text-align="start" fo:margin-left="0cm"/>
      <style:text-properties style:text-position="33%" style:font-family-generic="swiss"/>
    </style:style>
    <style:style style:name="ce132" style:family="table-cell" style:parent-style-name="Default" style:data-style-name="N19">
      <style:table-cell-properties style:vertical-align="top" fo:background-color="#FFFFFF" style:repeat-content="false"/>
      <style:paragraph-properties fo:text-align="start" fo:margin-left="0cm"/>
    </style:style>
    <style:style style:name="ce133" style:family="table-cell" style:parent-style-name="Default" style:data-style-name="N0">
      <style:table-cell-properties style:vertical-align="top" fo:background-color="#FFFFFF" style:repeat-content="false"/>
      <style:paragraph-properties fo:text-align="start" fo:margin-left="0cm"/>
    </style:style>
    <style:style style:name="ce134" style:family="table-cell" style:parent-style-name="Default" style:data-style-name="N0">
      <style:table-cell-properties style:vertical-align="top" fo:background-color="#FFFFFF"/>
    </style:style>
    <style:style style:name="ce135" style:family="table-cell" style:parent-style-name="Default" style:data-style-name="N0">
      <style:table-cell-properties style:vertical-align="automatic" fo:wrap-option="wrap" fo:background-color="#FFFFFF"/>
    </style:style>
    <style:style style:name="ce136" style:family="table-cell" style:parent-style-name="Default" style:data-style-name="N0">
      <style:table-cell-properties fo:background-color="#FFFFFF"/>
      <style:text-properties fo:color="#FF0000" fo:font-size="9pt" style:font-size-asian="9pt" style:font-size-complex="9pt" style:font-family-generic="swiss"/>
    </style:style>
    <style:style style:name="ce137" style:family="table-cell" style:parent-style-name="Default" style:data-style-name="N0">
      <style:table-cell-properties fo:background-color="transparent"/>
    </style:style>
    <style:style style:name="ce138"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9"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0"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1"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2"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3" style:family="table-cell" style:parent-style-name="Normal_32_13" style:data-style-name="N0">
      <style:table-cell-properties fo:border="thin solid #000000" style:vertical-align="automatic" fo:background-color="#8DB4E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44" style:family="table-cell" style:parent-style-name="Default" style:data-style-name="N1">
      <style:table-cell-properties fo:border="thin solid #000000" style:vertical-align="middle" fo:background-color="#CEDB29" style:repeat-content="false"/>
      <style:paragraph-properties fo:text-align="center"/>
      <style:text-properties fo:font-size="9pt" style:font-size-asian="9pt" style:font-size-complex="9pt" style:font-family-generic="swiss"/>
    </style:style>
    <style:style style:name="ce145" style:family="table-cell" style:parent-style-name="Default" style:data-style-name="N37">
      <style:table-cell-properties style:vertical-align="top" fo:background-color="#FFFFFF"/>
      <style:text-properties fo:color="#FF0000" style:font-family-generic="swiss"/>
    </style:style>
    <style:style style:name="ce146" style:family="table-cell" style:parent-style-name="Normal_32_2_32_6" style:data-style-name="N39">
      <style:table-cell-properties style:vertical-align="automatic"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7" style:family="table-cell" style:parent-style-name="Normal_32_2_32_6" style:data-style-name="N20">
      <style:table-cell-properties style:vertical-align="automatic"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8"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9"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style:font-family-generic="swiss"/>
    </style:style>
    <style:style style:name="ce150"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95B3D7"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1" style:family="table-cell" style:parent-style-name="Default" style:data-style-name="N0">
      <style:table-cell-properties fo:border="thin solid #000000" style:vertical-align="automatic" fo:background-color="#95B3D7" style:repeat-content="false"/>
      <style:paragraph-properties fo:text-align="center"/>
      <style:text-properties fo:font-size="9pt" style:font-size-asian="9pt" style:font-size-complex="9pt" style:font-family-generic="swiss"/>
    </style:style>
    <style:style style:name="ce152" style:family="table-cell" style:parent-style-name="Normal_32_2_32_6" style:data-style-name="N39">
      <style:table-cell-properties fo:border-top="thin solid #000000"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53"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4" style:family="table-cell" style:parent-style-name="Normal_32_2_32_6" style:data-style-name="N30">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5"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6"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57"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58" style:family="table-cell" style:parent-style-name="Default" style:data-style-name="N1">
      <style:table-cell-properties fo:background-color="#FFFFFF"/>
      <style:text-properties fo:font-size="9pt" style:font-size-asian="9pt" style:font-size-complex="9pt" style:font-family-generic="swiss"/>
    </style:style>
    <style:style style:name="ce159"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0"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1"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2"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3" style:family="table-cell" style:parent-style-name="Default" style:data-style-name="N42">
      <style:table-cell-properties style:vertical-align="automatic" fo:background-color="#FFFFFF" style:repeat-content="false"/>
      <style:paragraph-properties fo:text-align="center"/>
    </style:style>
    <style:style style:name="ce164" style:family="table-cell" style:parent-style-name="Default" style:data-style-name="N1">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5"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6"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67" style:family="table-cell" style:parent-style-name="Default" style:data-style-name="N19">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68"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font-family-generic="swiss"/>
    </style:style>
    <style:style style:name="ce169" style:family="table-cell" style:parent-style-name="Normal_32_13" style:data-style-name="N0">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70"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1"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font-family-generic="swiss"/>
    </style:style>
    <style:style style:name="ce172"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3"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4"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5"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6"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7"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8"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79"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80" style:family="table-cell" style:parent-style-name="Default" style:data-style-name="N0">
      <style:table-cell-properties style:vertical-align="automatic" fo:wrap-option="wrap" style:repeat-content="false"/>
      <style:paragraph-properties fo:text-align="start" fo:margin-left="0cm"/>
    </style:style>
    <style:style style:name="ce181" style:family="table-cell" style:parent-style-name="Default" style:data-style-name="N0">
      <style:table-cell-properties fo:background-color="#FFFFFF" style:cell-protect="protected"/>
    </style:style>
    <style:style style:name="ce182" style:family="table-cell" style:parent-style-name="Normal_32_2_32_6" style:data-style-name="N39">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3" style:family="table-cell" style:parent-style-name="Normal_32_2_32_6" style:data-style-name="N39">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4" style:family="table-cell" style:parent-style-name="Normal_32_2_32_6" style:data-style-name="N20">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5" style:family="table-cell" style:parent-style-name="Normal_32_2_32_6" style:data-style-name="N20">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6"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7" style:family="table-cell" style:parent-style-name="Default" style:data-style-name="N3">
      <style:table-cell-properties fo:border-top="thin solid #000000"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8" style:family="table-cell" style:parent-style-name="Default" style:data-style-name="N3">
      <style:table-cell-properties fo:border-top="none"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89"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90"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91" style:family="table-cell" style:parent-style-name="Default" style:data-style-name="N3">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92" style:family="table-cell" style:parent-style-name="Default" style:data-style-name="N3">
      <style:table-cell-properties fo:border-top="none" fo:border-bottom="thin solid #000000"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93" style:family="table-cell" style:parent-style-name="Default" style:data-style-name="N3">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94"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95" style:family="table-cell" style:parent-style-name="Default" style:data-style-name="N3">
      <style:table-cell-properties fo:border-top="none" fo:border-bottom="none" fo:border-left="thin solid #000000" fo:border-right="none"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96" style:family="table-cell" style:parent-style-name="Default" style:data-style-name="N3">
      <style:table-cell-properties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97"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98"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99" style:family="table-cell" style:parent-style-name="Default" style:data-style-name="N19">
      <style:table-cell-properties fo:border="thin solid #000000" style:vertical-align="middle" fo:wrap-option="wrap" fo:background-color="#FFFFFF" style:repeat-content="false"/>
      <style:paragraph-properties fo:text-align="center"/>
      <style:text-properties fo:font-size="9pt" style:font-size-asian="9pt" style:font-size-complex="9pt" style:font-family-generic="swiss"/>
    </style:style>
    <style:style style:name="ce200" style:family="table-cell" style:parent-style-name="Default" style:data-style-name="N39"/>
    <style:style style:name="ce201" style:family="table-cell" style:parent-style-name="Normal_32_2_32_6" style:data-style-name="N20">
      <style:table-cell-properties fo:border-top="none" fo:border-bottom="thin solid #000000" fo:border-left="thin solid #000000" fo:border-right="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02"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203"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204"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205"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fo:font-size="9pt" style:font-size-asian="9pt" style:font-size-complex="9pt" style:font-family-generic="swiss"/>
    </style:style>
    <style:style style:name="ce206" style:family="table-cell" style:parent-style-name="Default" style:data-style-name="N37">
      <style:table-cell-properties fo:background-color="#FFFFFF"/>
      <style:text-properties fo:color="#FF0000" style:font-family-generic="swiss"/>
    </style:style>
    <style:style style:name="ce207" style:family="table-cell" style:parent-style-name="Default" style:data-style-name="N0">
      <style:table-cell-properties fo:background-color="#FFFFFF"/>
      <style:text-properties fo:color="#FF0000" style:font-family-generic="swiss"/>
    </style:style>
    <style:style style:name="ce208" style:family="table-cell" style:parent-style-name="Normal_32_13" style:data-style-name="N0">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209"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0"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1"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style:font-family-generic="swiss"/>
    </style:style>
    <style:style style:name="ce212"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213"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4"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5"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6"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17"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18" style:family="table-cell" style:parent-style-name="Default" style:data-style-name="N37">
      <style:table-cell-properties fo:background-color="#FFFFFF"/>
    </style:style>
    <style:style style:name="ce219" style:family="table-cell" style:parent-style-name="Default" style:data-style-name="N0"/>
    <style:style style:name="ce220" style:family="table-cell" style:parent-style-name="Default" style:data-style-name="N0">
      <style:table-cell-properties fo:background-color="#FFFFFF"/>
      <style:text-properties style:text-position="33%" style:font-family-generic="swiss"/>
    </style:style>
    <style:style style:name="ce221"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22" style:family="table-cell" style:parent-style-name="Default" style:data-style-name="N0">
      <style:table-cell-properties style:vertical-align="automatic" fo:background-color="#FFFFFF" style:repeat-content="false"/>
      <style:paragraph-properties fo:text-align="start" fo:margin-left="0cm"/>
    </style:style>
    <style:style style:name="ce223" style:family="table-cell" style:parent-style-name="Default" style:data-style-name="N0">
      <style:table-cell-properties fo:background-color="#FFFFFF"/>
    </style:style>
    <style:style style:name="ce224" style:family="table-cell" style:parent-style-name="Default" style:data-style-name="N19">
      <style:table-cell-properties fo:background-color="transparent"/>
    </style:style>
    <style:style style:name="ce225" style:family="table-cell" style:parent-style-name="Default" style:data-style-name="N0">
      <style:table-cell-properties style:vertical-align="automatic" fo:background-color="transparent" style:repeat-content="false"/>
      <style:paragraph-properties fo:text-align="center"/>
    </style:style>
    <style:style style:name="ce226" style:family="table-cell" style:parent-style-name="Default" style:data-style-name="N19">
      <style:table-cell-properties fo:background-color="transparent"/>
      <style:text-properties fo:color="#000000" style:font-family-generic="swiss"/>
    </style:style>
    <style:style style:name="ce227" style:family="table-cell" style:parent-style-name="Default" style:data-style-name="N1">
      <style:table-cell-properties fo:background-color="transparent"/>
      <style:text-properties fo:color="#000000" style:font-family-generic="swiss"/>
    </style:style>
    <style:style style:name="ce228" style:family="table-cell" style:parent-style-name="Normal_32_10" style:data-style-name="N1">
      <style:table-cell-properties style:vertical-align="automatic" fo:background-color="transparent" style:cell-protect="protected" style:repeat-content="false"/>
      <style:paragraph-properties fo:text-align="center"/>
    </style:style>
    <style:style style:name="ce229"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30" style:family="table-cell" style:parent-style-name="Default" style:data-style-name="N0">
      <style:table-cell-properties fo:border-top="thin solid #000000" fo:border-bottom="thin solid #000000" fo:border-left="none" fo:border-right="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31" style:family="table-cell" style:parent-style-name="Default" style:data-style-name="N0">
      <style:table-cell-properties fo:border-top="thin solid #000000" fo:border-bottom="none" fo:border-left="thin solid #000000" fo:border-right="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32" style:family="table-cell" style:parent-style-name="Default" style:data-style-name="N0">
      <style:table-cell-properties fo:border-top="none" fo:border-bottom="thin solid #000000" fo:border-left="thin solid #000000" fo:border-right="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33" style:family="table-cell" style:parent-style-name="Default" style:data-style-name="N0">
      <style:table-cell-properties fo:border-top="thin solid #000000" fo:border-bottom="thin solid #000000" fo:border-left="thin solid #000000" fo:border-right="none" style:vertical-align="automatic" fo:background-color="#8DB4E2"/>
      <style:text-properties fo:font-size="9pt" style:font-size-asian="9pt" style:font-size-complex="9pt" fo:font-weight="bold" style:font-weight-asian="bold" style:font-weight-complex="bold" style:font-family-generic="swiss"/>
    </style:style>
    <style:style style:name="ce234" style:family="table-cell" style:parent-style-name="Default" style:data-style-name="N0">
      <style:table-cell-properties fo:border-top="thin solid #000000" fo:border-bottom="thin solid #000000" fo:border-left="none" fo:border-right="thin solid #000000" style:vertical-align="automatic" fo:background-color="#8DB4E2"/>
      <style:text-properties fo:font-size="9pt" style:font-size-asian="9pt" style:font-size-complex="9pt" fo:font-weight="bold" style:font-weight-asian="bold" style:font-weight-complex="bold" style:font-family-generic="swiss"/>
    </style:style>
    <style:style style:name="ce235"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236" style:family="table-cell" style:parent-style-name="Default" style:data-style-name="N0">
      <style:table-cell-properties fo:border-top="thin solid #000000" fo:border-bottom="none"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7" style:family="table-cell" style:parent-style-name="Default" style:data-style-name="N0">
      <style:table-cell-properties fo:border-top="none" fo:border-bottom="thin solid #000000"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8"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9" style:family="table-cell" style:parent-style-name="Default" style:data-style-name="N19">
      <style:table-cell-properties fo:border-top="none" fo:border-bottom="thin solid #000000"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40" style:family="table-cell" style:parent-style-name="Normal_32_2_32_6" style:data-style-name="N39">
      <style:table-cell-properties fo:border-top="thin solid #000000" fo:border-bottom="thin solid #000000" fo:border-left="none" fo:border-right="none"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1" style:family="table-cell" style:parent-style-name="Normal_32_2_32_6" style:data-style-name="N39">
      <style:table-cell-properties fo:border-top="thin solid #000000" fo:border-bottom="thin solid #000000" fo:border-left="thin solid #000000" fo:border-right="none" style:vertical-align="automatic" fo:background-color="#8DB4E2" style:cell-protect="protected"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2" style:family="table-cell" style:parent-style-name="Normal_32_2_32_6" style:data-style-name="N39">
      <style:table-cell-properties fo:border-top="thin solid #000000" fo:border-bottom="thin solid #000000" fo:border-left="2pt solid #000000" fo:border-right="none" style:vertical-align="automatic" fo:background-color="#8DB4E2" style:cell-protect="protected"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3" style:family="table-cell" style:parent-style-name="Normal_32_2_32_6" style:data-style-name="N39">
      <style:table-cell-properties fo:border-top="thin solid #000000" fo:border-bottom="none" fo:border-left="thin solid #000000" fo:border-right="thin solid #000000" style:vertical-align="automatic" fo:wrap-option="wrap"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4"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5" style:family="table-cell" style:parent-style-name="Default" style:data-style-name="N0">
      <style:table-cell-properties fo:border-top="thin solid #000000" fo:border-bottom="thin solid #000000" fo:border-left="thin solid #000000" fo:border-right="none"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46" style:family="table-cell" style:parent-style-name="Default" style:data-style-name="N0">
      <style:table-cell-properties fo:border-top="thin solid #000000" fo:border-bottom="thin solid #000000" fo:border-left="none" fo:border-right="none"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47" style:family="table-cell" style:parent-style-name="Default" style:data-style-name="N0">
      <style:table-cell-properties fo:border-top="thin solid #000000" fo:border-bottom="thin solid #000000" fo:border-left="none" fo:border-right="none" style:vertical-align="automatic" fo:background-color="#8DB4E2"/>
      <style:text-properties fo:font-size="9pt" style:font-size-asian="9pt" style:font-size-complex="9pt" fo:font-weight="bold" style:font-weight-asian="bold" style:font-weight-complex="bold" style:font-family-generic="swiss"/>
    </style:style>
    <style:style style:name="ce248" style:family="table-cell" style:parent-style-name="Normal_32_2_32_6" style:data-style-name="N39">
      <style:table-cell-properties fo:border-top="thin solid #000000" fo:border-bottom="thin solid #000000" fo:border-left="none" fo:border-right="thin solid #000000"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9" style:family="table-cell" style:parent-style-name="Normal_32_2_32_6" style:data-style-name="N39">
      <style:table-cell-properties fo:border-top="none" fo:border-bottom="thin solid #000000" fo:border-left="none" fo:border-right="thin solid #000000"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50" style:family="table-cell" style:parent-style-name="Default" style:data-style-name="N0">
      <style:table-cell-properties fo:border-top="thin solid #000000" fo:border-bottom="thin solid #000000" fo:border-left="none" fo:border-right="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51" style:family="table-cell" style:parent-style-name="Default" style:data-style-name="N0">
      <style:table-cell-properties style:vertical-align="middle" fo:background-color="#FFFFFF"/>
    </style:style>
    <style:style style:name="ce252" style:family="table-cell" style:parent-style-name="Default" style:data-style-name="N0">
      <style:table-cell-properties fo:border-top="thin solid #000000" fo:border-bottom="none" fo:border-left="none" fo:border-right="none" style:vertical-align="automatic" fo:background-color="#FFFFFF"/>
    </style:style>
    <style:style style:name="ce253" style:family="table-cell" style:parent-style-name="Default" style:data-style-name="N0">
      <style:table-cell-properties style:vertical-align="top" fo:background-color="#FFFFFF"/>
    </style:style>
    <style:style style:name="ce254" style:family="table-cell" style:parent-style-name="Default" style:data-style-name="N0"/>
    <style:style style:name="ce255"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font-family-generic="swiss"/>
    </style:style>
    <style:style style:name="ce256" style:family="table-cell" style:parent-style-name="Default" style:data-style-name="N0"/>
    <style:style style:name="ce257" style:family="table-cell" style:parent-style-name="Default" style:data-style-name="N0">
      <style:table-cell-properties fo:background-color="#FFFFFF"/>
    </style:style>
    <style:style style:name="ce258" style:family="table-cell" style:parent-style-name="Default" style:data-style-name="N0"/>
    <style:style style:name="ce259"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font-family-generic="swiss"/>
    </style:style>
    <style:style style:name="ce260" style:family="table-cell" style:parent-style-name="Default" style:data-style-name="N0">
      <style:table-cell-properties fo:background-color="#FFFFFF"/>
      <style:text-properties style:font-name="Calibri" style:font-name-asian="Calibri" style:font-name-complex="Calibri" style:font-family-generic="swiss"/>
    </style:style>
    <style:style style:name="ce261" style:family="table-cell" style:parent-style-name="Default" style:data-style-name="N0">
      <style:table-cell-properties style:vertical-align="middle"/>
      <style:text-properties fo:color="#001F5B" style:font-name="Calibri" style:font-name-asian="Calibri" style:font-name-complex="Calibri" fo:font-size="12pt" style:font-size-asian="12pt" style:font-size-complex="12pt" fo:font-weight="bold" style:font-weight-asian="bold" style:font-weight-complex="bold" style:font-family-generic="swiss"/>
    </style:style>
    <style:style style:name="ce262" style:family="table-cell" style:parent-style-name="Default" style:data-style-name="N0">
      <style:text-properties style:font-name="Calibri" style:font-name-asian="Calibri" style:font-name-complex="Calibri" fo:font-size="12pt" style:font-size-asian="12pt" style:font-size-complex="12pt" style:font-family-generic="swiss"/>
    </style:style>
    <style:style style:name="ce263" style:family="table-cell" style:parent-style-name="Default" style:data-style-name="N0">
      <style:text-properties fo:color="#000000" style:font-name="Calibri" style:font-name-asian="Calibri" style:font-name-complex="Calibri" fo:font-size="12pt" style:font-size-asian="12pt" style:font-size-complex="12pt" style:font-family-generic="swiss"/>
    </style:style>
    <style:style style:name="ce264" style:family="table-cell" style:parent-style-name="Hyperlink" style:data-style-name="N0">
      <style:table-cell-properties style:vertical-align="automatic"/>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265"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2pt" style:font-size-asian="12pt" style:font-size-complex="12pt" style:font-family-generic="swiss"/>
    </style:style>
    <style:style style:name="ce266" style:family="table-cell" style:parent-style-name="Hyperlink" style:data-style-name="N0">
      <style:table-cell-properties style:vertical-align="automatic" fo:background-color="#FFFFFF" style:repeat-content="false"/>
      <style:paragraph-properties fo:text-align="start" fo:margin-left="0cm"/>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267" style:family="table-cell" style:parent-style-name="Default" style:data-style-name="N0">
      <style:table-cell-properties fo:border-top="thin solid #000000" fo:border-bottom="none" fo:border-left="none" fo:border-right="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68"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8pt" style:font-size-asian="8pt" style:font-size-complex="8pt"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0"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2.16958333333333cm"/>
    </style:style>
    <style:style style:name="co3" style:family="table-column">
      <style:table-column-properties fo:break-before="auto" style:column-width="20.4258333333333cm"/>
    </style:style>
    <style:style style:name="co4" style:family="table-column">
      <style:table-column-properties fo:break-before="auto" style:column-width="0.661458333333333cm"/>
    </style:style>
    <style:style style:name="co5" style:family="table-column">
      <style:table-column-properties fo:break-before="auto" style:column-width="0cm"/>
    </style:style>
    <style:style style:name="co6" style:family="table-column">
      <style:table-column-properties fo:break-before="auto" style:column-width="0.582083333333333cm"/>
    </style:style>
    <style:style style:name="co7" style:family="table-column">
      <style:table-column-properties fo:break-before="auto" style:column-width="30.2154166666667cm"/>
    </style:style>
    <style:style style:name="co8" style:family="table-column">
      <style:table-column-properties fo:break-before="auto" style:column-width="0.449791666666667cm"/>
    </style:style>
    <style:style style:name="co9" style:family="table-column">
      <style:table-column-properties fo:break-before="auto" style:column-width="1.69333333333333cm"/>
    </style:style>
    <style:style style:name="co10" style:family="table-column">
      <style:table-column-properties fo:break-before="auto" style:column-width="3.33375cm"/>
    </style:style>
    <style:style style:name="co11" style:family="table-column">
      <style:table-column-properties fo:break-before="auto" style:column-width="29.8714583333333cm"/>
    </style:style>
    <style:style style:name="co12" style:family="table-column">
      <style:table-column-properties fo:break-before="auto" style:column-width="0.740833333333333cm"/>
    </style:style>
    <style:style style:name="co13" style:family="table-column">
      <style:table-column-properties fo:break-before="auto" style:column-width="2.143125cm"/>
    </style:style>
    <style:style style:name="co14" style:family="table-column">
      <style:table-column-properties fo:break-before="auto" style:column-width="2.01083333333333cm"/>
    </style:style>
    <style:style style:name="co15" style:family="table-column">
      <style:table-column-properties fo:break-before="auto" style:column-width="2.301875cm"/>
    </style:style>
    <style:style style:name="co16" style:family="table-column">
      <style:table-column-properties fo:break-before="auto" style:column-width="2.56645833333333cm"/>
    </style:style>
    <style:style style:name="co17" style:family="table-column">
      <style:table-column-properties fo:break-before="auto" style:column-width="2.69875cm"/>
    </style:style>
    <style:style style:name="co18" style:family="table-column">
      <style:table-column-properties fo:break-before="auto" style:column-width="3.51895833333333cm"/>
    </style:style>
    <style:style style:name="co19" style:family="table-column">
      <style:table-column-properties fo:break-before="auto" style:column-width="2.03729166666667cm"/>
    </style:style>
    <style:style style:name="co20" style:family="table-column">
      <style:table-column-properties fo:break-before="auto" style:column-width="1.61395833333333cm"/>
    </style:style>
    <style:style style:name="co21" style:family="table-column">
      <style:table-column-properties fo:break-before="auto" style:column-width="3.78354166666667cm"/>
    </style:style>
    <style:style style:name="co22" style:family="table-column">
      <style:table-column-properties fo:break-before="auto" style:column-width="3.43958333333333cm"/>
    </style:style>
    <style:style style:name="co23" style:family="table-column">
      <style:table-column-properties fo:break-before="auto" style:column-width="1.27cm"/>
    </style:style>
    <style:style style:name="co24" style:family="table-column">
      <style:table-column-properties fo:break-before="auto" style:column-width="2.11666666666667cm" style:use-optimal-column-width="true"/>
    </style:style>
    <style:style style:name="co25" style:family="table-column">
      <style:table-column-properties fo:break-before="auto" style:column-width="1.87854166666667cm"/>
    </style:style>
    <style:style style:name="co26" style:family="table-column">
      <style:table-column-properties fo:break-before="auto" style:column-width="1.666875cm"/>
    </style:style>
    <style:style style:name="co27" style:family="table-column">
      <style:table-column-properties fo:break-before="auto" style:column-width="1.71979166666667cm" style:use-optimal-column-width="true"/>
    </style:style>
    <style:style style:name="co28" style:family="table-column">
      <style:table-column-properties fo:break-before="auto" style:column-width="1.71979166666667cm"/>
    </style:style>
    <style:style style:name="co29" style:family="table-column">
      <style:table-column-properties fo:break-before="auto" style:column-width="1.666875cm" style:use-optimal-column-width="true"/>
    </style:style>
    <style:style style:name="co30" style:family="table-column">
      <style:table-column-properties fo:break-before="auto" style:column-width="1.69333333333333cm" style:use-optimal-column-width="true"/>
    </style:style>
    <style:style style:name="co31" style:family="table-column">
      <style:table-column-properties fo:break-before="auto" style:column-width="1.85208333333333cm"/>
    </style:style>
    <style:style style:name="co32" style:family="table-column">
      <style:table-column-properties fo:break-before="auto" style:column-width="1.95791666666667cm"/>
    </style:style>
    <style:style style:name="co33" style:family="table-column">
      <style:table-column-properties fo:break-before="auto" style:column-width="0.978958333333333cm"/>
    </style:style>
    <style:style style:name="co34" style:family="table-column">
      <style:table-column-properties fo:break-before="auto" style:column-width="2.2225cm"/>
    </style:style>
    <style:style style:name="co35" style:family="table-column">
      <style:table-column-properties fo:break-before="auto" style:column-width="2.48708333333333cm"/>
    </style:style>
    <style:style style:name="co36" style:family="table-column">
      <style:table-column-properties fo:break-before="auto" style:column-width="2.51354166666667cm"/>
    </style:style>
    <style:style style:name="co37" style:family="table-column">
      <style:table-column-properties fo:break-before="auto" style:column-width="2.19604166666667cm"/>
    </style:style>
    <style:style style:name="co38" style:family="table-column">
      <style:table-column-properties fo:break-before="auto" style:column-width="1.42875cm"/>
    </style:style>
    <style:style style:name="co39" style:family="table-column">
      <style:table-column-properties fo:break-before="auto" style:column-width="2.32833333333333cm"/>
    </style:style>
    <style:style style:name="co40" style:family="table-column">
      <style:table-column-properties fo:break-before="auto" style:column-width="2.11666666666667cm"/>
    </style:style>
    <style:style style:name="co41" style:family="table-column">
      <style:table-column-properties fo:break-before="auto" style:column-width="1.79916666666667cm"/>
    </style:style>
    <style:style style:name="co42" style:family="table-column">
      <style:table-column-properties fo:break-before="auto" style:column-width="3.94229166666667cm"/>
    </style:style>
    <style:style style:name="co43" style:family="table-column">
      <style:table-column-properties fo:break-before="auto" style:column-width="2.38125cm"/>
    </style:style>
    <style:style style:name="co44" style:family="table-column">
      <style:table-column-properties fo:break-before="auto" style:column-width="4.10104166666667cm"/>
    </style:style>
    <style:style style:name="co45" style:family="table-column">
      <style:table-column-properties fo:break-before="auto" style:column-width="4.048125cm"/>
    </style:style>
    <style:style style:name="co46" style:family="table-column">
      <style:table-column-properties fo:break-before="auto" style:column-width="1.40229166666667cm"/>
    </style:style>
    <style:style style:name="co47" style:family="table-column">
      <style:table-column-properties fo:break-before="auto" style:column-width="2.06375cm"/>
    </style:style>
    <style:style style:name="co48" style:family="table-column">
      <style:table-column-properties fo:break-before="auto" style:column-width="1.905cm"/>
    </style:style>
    <style:style style:name="co49" style:family="table-column">
      <style:table-column-properties fo:break-before="auto" style:column-width="1.984375cm"/>
    </style:style>
    <style:style style:name="co50" style:family="table-column">
      <style:table-column-properties fo:break-before="auto" style:column-width="1.825625cm"/>
    </style:style>
    <style:style style:name="co51" style:family="table-column">
      <style:table-column-properties fo:break-before="auto" style:column-width="1.93145833333333cm"/>
    </style:style>
    <style:style style:name="co52" style:family="table-column">
      <style:table-column-properties fo:break-before="auto" style:column-width="1.74625cm" style:use-optimal-column-width="true"/>
    </style:style>
    <style:style style:name="co53" style:family="table-column">
      <style:table-column-properties fo:break-before="auto" style:column-width="2.619375cm"/>
    </style:style>
    <style:style style:name="co54" style:family="table-column">
      <style:table-column-properties fo:break-before="auto" style:column-width="1.64041666666667cm"/>
    </style:style>
    <style:style style:name="co55" style:family="table-column">
      <style:table-column-properties fo:break-before="auto" style:column-width="2.67229166666667cm"/>
    </style:style>
    <style:style style:name="co56" style:family="table-column">
      <style:table-column-properties fo:break-before="auto" style:column-width="2.460625cm"/>
    </style:style>
    <style:style style:name="co57" style:family="table-column">
      <style:table-column-properties fo:break-before="auto" style:column-width="2.43416666666667cm"/>
    </style:style>
    <style:style style:name="co58" style:family="table-column">
      <style:table-column-properties fo:break-before="auto" style:column-width="2.09020833333333cm"/>
    </style:style>
    <style:style style:name="co59" style:family="table-column">
      <style:table-column-properties fo:break-before="auto" style:column-width="3.04270833333333cm"/>
    </style:style>
    <style:style style:name="co60" style:family="table-column">
      <style:table-column-properties fo:break-before="auto" style:column-width="3.571875cm" style:use-optimal-column-width="true"/>
    </style:style>
    <style:style style:name="co61" style:family="table-column">
      <style:table-column-properties fo:break-before="auto" style:column-width="8.12270833333333cm" style:use-optimal-column-width="true"/>
    </style:style>
    <style:style style:name="co62" style:family="table-column">
      <style:table-column-properties fo:break-before="auto" style:column-width="4.55083333333333cm" style:use-optimal-column-width="true"/>
    </style:style>
    <style:style style:name="co63" style:family="table-column">
      <style:table-column-properties fo:break-before="auto" style:column-width="2.936875cm"/>
    </style:style>
    <style:style style:name="co64" style:family="table-column">
      <style:table-column-properties fo:break-before="auto" style:column-width="3.36020833333333cm"/>
    </style:style>
    <style:style style:name="co65" style:family="table-column">
      <style:table-column-properties fo:break-before="auto" style:column-width="3.38666666666667cm"/>
    </style:style>
    <style:style style:name="co66" style:family="table-column">
      <style:table-column-properties fo:break-before="auto" style:column-width="3.01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0pt" style:use-optimal-row-height="true" fo:break-before="auto"/>
    </style:style>
    <style:style style:name="ro7" style:family="table-row">
      <style:table-row-properties style:row-height="47.25pt" style:use-optimal-row-height="true" fo:break-before="auto"/>
    </style:style>
    <style:style style:name="ro8" style:family="table-row">
      <style:table-row-properties style:row-height="66.75pt" style:use-optimal-row-height="false" fo:break-before="auto"/>
    </style:style>
    <style:style style:name="ro9" style:family="table-row">
      <style:table-row-properties style:row-height="17.1pt" style:use-optimal-row-height="false" fo:break-before="auto"/>
    </style:style>
    <style:style style:name="ro10" style:family="table-row">
      <style:table-row-properties style:row-height="31.5pt" style:use-optimal-row-height="true" fo:break-before="auto"/>
    </style:style>
    <style:style style:name="ro11" style:family="table-row">
      <style:table-row-properties style:row-height="32.1pt" style:use-optimal-row-height="false" fo:break-before="auto"/>
    </style:style>
    <style:style style:name="ro12" style:family="table-row">
      <style:table-row-properties style:row-height="78.75pt" style:use-optimal-row-height="true" fo:break-before="auto"/>
    </style:style>
    <style:style style:name="ro13" style:family="table-row">
      <style:table-row-properties style:row-height="94.5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21.75pt" style:use-optimal-row-height="false" fo:break-before="auto"/>
    </style:style>
    <style:style style:name="ro16" style:family="table-row">
      <style:table-row-properties style:row-height="14.25pt" style:use-optimal-row-height="true" fo:break-before="auto"/>
    </style:style>
    <style:style style:name="ro17" style:family="table-row">
      <style:table-row-properties style:row-height="11.25pt" style:use-optimal-row-height="false" fo:break-before="auto"/>
    </style:style>
    <style:style style:name="ro18" style:family="table-row">
      <style:table-row-properties style:row-height="30.75pt" style:use-optimal-row-height="false" fo:break-before="auto"/>
    </style:style>
    <style:style style:name="ro19" style:family="table-row">
      <style:table-row-properties style:row-height="69.75pt" style:use-optimal-row-height="false" fo:break-before="auto"/>
    </style:style>
    <style:style style:name="ro20" style:family="table-row">
      <style:table-row-properties style:row-height="12.75pt" style:use-optimal-row-height="false" fo:break-before="auto"/>
    </style:style>
    <style:style style:name="ro21" style:family="table-row">
      <style:table-row-properties style:row-height="19.5pt" style:use-optimal-row-height="false" fo:break-before="auto"/>
    </style:style>
    <style:style style:name="ro22" style:family="table-row">
      <style:table-row-properties style:row-height="25.5pt" style:use-optimal-row-height="false" fo:break-before="auto"/>
    </style:style>
    <style:style style:name="ro23" style:family="table-row">
      <style:table-row-properties style:row-height="14.25pt" style:use-optimal-row-height="false" fo:break-before="auto"/>
    </style:style>
    <style:style style:name="ro24" style:family="table-row">
      <style:table-row-properties style:row-height="10.5pt" style:use-optimal-row-height="false" fo:break-before="auto"/>
    </style:style>
    <style:style style:name="ro25" style:family="table-row">
      <style:table-row-properties style:row-height="12pt" style:use-optimal-row-height="false" fo:break-before="auto"/>
    </style:style>
    <style:style style:name="ro26" style:family="table-row">
      <style:table-row-properties style:row-height="36pt" style:use-optimal-row-height="true" fo:break-before="auto"/>
    </style:style>
    <style:style style:name="ro27" style:family="table-row">
      <style:table-row-properties style:row-height="12pt" style:use-optimal-row-height="true" fo:break-before="auto"/>
    </style:style>
    <style:style style:name="ro28" style:family="table-row">
      <style:table-row-properties style:row-height="12.6pt" style:use-optimal-row-height="false" fo:break-before="auto"/>
    </style:style>
    <style:style style:name="ro29" style:family="table-row">
      <style:table-row-properties style:row-height="24.6pt" style:use-optimal-row-height="false" fo:break-before="auto"/>
    </style:style>
    <style:style style:name="ro30" style:family="table-row">
      <style:table-row-properties style:row-height="28.5pt" style:use-optimal-row-height="false" fo:break-before="auto"/>
    </style:style>
    <style:style style:name="ro31" style:family="table-row">
      <style:table-row-properties style:row-height="0pt" style:use-optimal-row-height="false" fo:break-before="auto"/>
    </style:style>
    <style:style style:name="ro32" style:family="table-row">
      <style:table-row-properties style:row-height="13.5pt" style:use-optimal-row-height="true" fo:break-before="auto"/>
    </style:style>
    <style:style style:name="ro33" style:family="table-row">
      <style:table-row-properties style:row-height="24.75pt" style:use-optimal-row-height="true" fo:break-before="auto"/>
    </style:style>
    <style:style style:name="ro34" style:family="table-row">
      <style:table-row-properties style:row-height="4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ta5" style:family="table" style:master-page-name="mp4">
      <style:table-properties table:display="true" style:writing-mode="lr-tb"/>
    </style:style>
    <style:style style:family="graphic" style:name="a0" style:parent-style-name="Graphics">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visibility="collapse"/>
        <table:table-row table:style-name="ro1">
          <table:table-cell table:style-name="ce84"/>
          <table:table-cell office:value-type="string" table:style-name="ce86">
            <text:p>Contents</text:p>
          </table:table-cell>
          <table:table-cell table:number-columns-repeated="16382" table:style-name="ce1"/>
        </table:table-row>
        <table:table-row table:style-name="ro2">
          <table:table-cell table:number-columns-repeated="2" table:style-name="ce84"/>
          <table:table-cell table:number-columns-repeated="16382" table:style-name="ce1"/>
        </table:table-row>
        <table:table-row table:style-name="ro3">
          <table:table-cell table:style-name="ce84"/>
          <table:table-cell office:value-type="string" table:style-name="ce85">
            <text:p><text:a xlink:href="#Background.A1">Background</text:a></text:p>
          </table:table-cell>
          <table:table-cell table:number-columns-repeated="16382" table:style-name="ce1"/>
        </table:table-row>
        <table:table-row table:style-name="ro3">
          <table:table-cell table:style-name="ce84"/>
          <table:table-cell office:value-type="string" table:style-name="ce85">
            <text:p><text:a xlink:href="#Definitions.A1">Definitions</text:a></text:p>
          </table:table-cell>
          <table:table-cell table:number-columns-repeated="16382" table:style-name="ce1"/>
        </table:table-row>
        <table:table-row table:style-name="ro3">
          <table:table-cell table:number-columns-repeated="2" table:style-name="ce1"/>
          <table:table-cell table:style-name="ce49"/>
          <table:table-cell table:number-columns-repeated="16381" table:style-name="ce1"/>
        </table:table-row>
        <table:table-row table:style-name="ro3">
          <table:table-cell table:style-name="ce1"/>
          <table:table-cell office:value-type="string" table:style-name="ce89">
            <text:p>Table 1</text:p>
          </table:table-cell>
          <table:table-cell office:value-type="string" table:style-name="ce91">
            <text:p><text:a xlink:href="#'Table 1'.A1">Deaths registered each week in Northern Ireland</text:a></text:p>
          </table:table-cell>
          <table:table-cell table:number-columns-repeated="16381" table:style-name="ce82"/>
        </table:table-row>
        <table:table-row table:style-name="ro3">
          <table:table-cell table:style-name="ce1"/>
          <table:table-cell office:value-type="string" table:style-name="ce89">
            <text:p>Table 2</text:p>
          </table:table-cell>
          <table:table-cell office:value-type="string" table:style-name="ce90">
            <text:p><text:a xlink:href="#'Table 2'.A1">Deaths registered each week in Northern Ireland, age by sex</text:a></text:p>
          </table:table-cell>
          <table:table-cell table:number-columns-repeated="16381" table:style-name="ce82"/>
        </table:table-row>
        <table:table-row table:style-name="ro3">
          <table:table-cell table:style-name="ce1"/>
          <table:table-cell office:value-type="string" table:style-name="ce89">
            <text:p>Table 3</text:p>
          </table:table-cell>
          <table:table-cell office:value-type="string" table:style-name="ce90">
            <text:p><text:a xlink:href="#'Table 3'.A1">Deaths registered in Northern Ireland, by Local Government District (LGD)</text:a></text:p>
          </table:table-cell>
          <table:table-cell table:number-columns-repeated="16381" table:style-name="ce82"/>
        </table:table-row>
        <table:table-row table:style-name="ro3">
          <table:table-cell table:style-name="ce1"/>
          <table:table-cell office:value-type="string" table:style-name="ce89">
            <text:p>Table 4</text:p>
          </table:table-cell>
          <table:table-cell office:value-type="string" table:style-name="ce91">
            <text:p><text:a xlink:href="#'Table 4'.A1">Deaths registered in Northern Ireland, by place of death</text:a></text:p>
          </table:table-cell>
          <table:table-cell table:number-columns-repeated="16381" table:style-name="ce82"/>
        </table:table-row>
        <table:table-row table:style-name="ro3">
          <table:table-cell table:style-name="ce1"/>
          <table:table-cell office:value-type="string" table:style-name="ce89">
            <text:p>Table 5</text:p>
          </table:table-cell>
          <table:table-cell office:value-type="string" table:style-name="ce91">
            <text:p><text:a xlink:href="#'Table 5'.A1">Covid-19 related deaths registered each week in Northern Ireland, age by sex</text:a></text:p>
          </table:table-cell>
          <table:table-cell table:number-columns-repeated="16381" table:style-name="ce82"/>
        </table:table-row>
        <table:table-row table:style-name="ro3">
          <table:table-cell table:style-name="ce1"/>
          <table:table-cell office:value-type="string" table:style-name="ce89">
            <text:p>Table 6</text:p>
          </table:table-cell>
          <table:table-cell office:value-type="string" table:style-name="ce91">
            <text:p><text:a xlink:href="#'Table 6'.A1">Covid-19 related deaths registered in Northern Ireland, by Local Government District (LGD)</text:a></text:p>
          </table:table-cell>
          <table:table-cell table:number-columns-repeated="16381" table:style-name="ce82"/>
        </table:table-row>
        <table:table-row table:style-name="ro3">
          <table:table-cell table:style-name="ce1"/>
          <table:table-cell office:value-type="string" table:style-name="ce89">
            <text:p>Table 7<text:s/></text:p>
          </table:table-cell>
          <table:table-cell office:value-type="string" table:style-name="ce91">
            <text:p><text:a xlink:href="#'Table 7'.A1">Covid-19 related deaths registered in Northern Ireland, by place of death</text:a></text:p>
          </table:table-cell>
          <table:table-cell table:number-columns-repeated="16381" table:style-name="ce82"/>
        </table:table-row>
        <table:table-row table:style-name="ro3">
          <table:table-cell table:style-name="ce1"/>
          <table:table-cell office:value-type="string" table:style-name="ce89">
            <text:p>Table 8</text:p>
          </table:table-cell>
          <table:table-cell office:value-type="string" table:style-name="ce91">
            <text:p><text:a xlink:href="#'Table 8'.A1">Covid-19 related care home deaths registered in Northern Ireland, by Local Government District (LGD)</text:a></text:p>
          </table:table-cell>
          <table:table-cell table:number-columns-repeated="16381" table:style-name="ce82"/>
        </table:table-row>
        <table:table-row table:style-name="ro3">
          <table:table-cell table:style-name="ce1"/>
          <table:table-cell office:value-type="string" table:style-name="ce89">
            <text:p>Table 9</text:p>
          </table:table-cell>
          <table:table-cell office:value-type="string" table:style-name="ce91">
            <text:p><text:a xlink:href="#'Table 9'.A1">Covid-19 related deaths registered by date and place of death in Northern Ireland</text:a></text:p>
          </table:table-cell>
          <table:table-cell table:number-columns-repeated="16381" table:style-name="ce82"/>
        </table:table-row>
        <table:table-row table:style-name="ro3">
          <table:table-cell table:number-columns-repeated="2" table:style-name="ce1"/>
          <table:table-cell table:style-name="ce49"/>
          <table:table-cell table:style-name="ce1"/>
          <table:table-cell table:style-name="ce64"/>
          <table:table-cell table:number-columns-repeated="16379"/>
        </table:table-row>
        <table:table-row table:style-name="ro3">
          <table:table-cell table:style-name="ce1"/>
          <table:table-cell office:value-type="string" table:style-name="ce88">
            <text:p>Table 10</text:p>
          </table:table-cell>
          <table:table-cell office:value-type="string" table:style-name="ce87">
            <text:p><text:a xlink:href="#'Table 10'.A1">Covid-19 related death occurrences by week of death in Northern Ireland</text:a></text:p>
          </table:table-cell>
          <table:table-cell table:number-columns-repeated="16381" table:style-name="ce83"/>
        </table:table-row>
        <table:table-row table:style-name="ro3">
          <table:table-cell table:style-name="ce1"/>
          <table:table-cell office:value-type="string" table:style-name="ce88">
            <text:p>Table 11</text:p>
          </table:table-cell>
          <table:table-cell office:value-type="string" table:style-name="ce87">
            <text:p><text:a xlink:href="#'Table 11'.A1">Covid-19 related death occurrences in Northern Ireland, by week of death and place of death</text:a></text:p>
          </table:table-cell>
          <table:table-cell table:number-columns-repeated="16381" table:style-name="ce83"/>
        </table:table-row>
        <table:table-row table:style-name="ro3">
          <table:table-cell table:style-name="ce1"/>
          <table:table-cell office:value-type="string" table:style-name="ce88">
            <text:p>Table 12</text:p>
          </table:table-cell>
          <table:table-cell office:value-type="string" table:style-name="ce87">
            <text:p><text:a xlink:href="#'Table 12'.A1">Covid-19 related deaths of care home residents in Northern Ireland, by place of death</text:a></text:p>
          </table:table-cell>
          <table:table-cell table:number-columns-repeated="16381"/>
        </table:table-row>
        <table:table-row table:style-name="ro3">
          <table:table-cell table:style-name="ce1"/>
          <table:table-cell office:value-type="string" table:style-name="ce88">
            <text:p>Table 13</text:p>
          </table:table-cell>
          <table:table-cell office:value-type="string" table:style-name="ce87">
            <text:p><text:a xlink:href="#'Table 13'.A1">Covid-19 related death occurrences by date and place of death in Northern Ireland</text:a></text:p>
          </table:table-cell>
          <table:table-cell table:number-columns-repeated="16381" table:style-name="ce83"/>
        </table:table-row>
        <table:table-row table:number-rows-repeated="2" table:style-name="ro2">
          <table:table-cell table:number-columns-repeated="16384" table:style-name="ce1"/>
        </table:table-row>
        <table:table-row table:style-name="ro4">
          <table:table-cell table:number-columns-repeated="2" table:style-name="ce1"/>
          <table:table-cell table:style-name="ce47"/>
          <table:table-cell table:number-columns-repeated="16381"/>
        </table:table-row>
        <table:table-row table:number-rows-repeated="2" table:style-name="ro3">
          <table:table-cell table:number-columns-repeated="2" table:style-name="ce1"/>
          <table:table-cell table:style-name="ce45"/>
          <table:table-cell table:number-columns-repeated="16381"/>
        </table:table-row>
        <table:table-row table:number-rows-repeated="8" table:style-name="ro3" table:visibility="collapse">
          <table:table-cell table:number-columns-repeated="2" table:style-name="ce1"/>
          <table:table-cell table:style-name="ce45"/>
          <table:table-cell table:number-columns-repeated="16381"/>
        </table:table-row>
        <table:table-row table:number-rows-repeated="5" table:style-name="ro3" table:visibility="collapse">
          <table:table-cell/>
          <table:table-cell table:style-name="ce1"/>
          <table:table-cell table:style-name="ce45"/>
          <table:table-cell table:number-columns-repeated="16381"/>
        </table:table-row>
        <table:table-row table:style-name="ro3" table:visibility="collapse">
          <table:table-cell/>
          <table:table-cell table:style-name="ce1"/>
          <table:table-cell table:style-name="ce46"/>
          <table:table-cell table:number-columns-repeated="16381"/>
        </table:table-row>
        <table:table-row table:style-name="ro3" table:visibility="collapse">
          <table:table-cell/>
          <table:table-cell table:style-name="ce1"/>
          <table:table-cell table:style-name="ce45"/>
          <table:table-cell table:number-columns-repeated="16381"/>
        </table:table-row>
        <table:table-row table:style-name="ro3" table:visibility="collapse">
          <table:table-cell/>
          <table:table-cell table:style-name="ce1"/>
          <table:table-cell table:style-name="ce46"/>
          <table:table-cell table:number-columns-repeated="16381"/>
        </table:table-row>
        <table:table-row table:number-rows-repeated="2" table:style-name="ro3" table:visibility="collapse">
          <table:table-cell/>
          <table:table-cell table:style-name="ce1"/>
          <table:table-cell table:style-name="ce45"/>
          <table:table-cell table:number-columns-repeated="16381"/>
        </table:table-row>
        <table:table-row table:style-name="ro2" table:visibility="collapse">
          <table:table-cell/>
          <table:table-cell table:number-columns-repeated="16383" table:style-name="ce1"/>
        </table:table-row>
        <table:table-row table:style-name="ro3" table:visibility="collapse">
          <table:table-cell/>
          <table:table-cell table:style-name="ce1"/>
          <table:table-cell table:style-name="ce45"/>
          <table:table-cell table:number-columns-repeated="16381"/>
        </table:table-row>
        <table:table-row table:style-name="ro5">
          <table:table-cell/>
          <table:table-cell office:value-type="string" table:style-name="ce265">
            <text:p>Would you like to sign up to our User List to receive info on our latest releases?<text:s/></text:p>
          </table:table-cell>
          <table:table-cell table:number-columns-repeated="16382" table:style-name="ce1"/>
        </table:table-row>
        <table:table-row table:style-name="ro5">
          <table:table-cell/>
          <table:table-cell office:value-type="string" table:style-name="ce266">
            <text:p><text:a xlink:href="mailto:demography@nisra.gov.uk?subject=Please%20add%20me%20to%20the%20Vital%20Statistics%20Mailing%20List">Add me to the user list</text:a></text:p>
          </table:table-cell>
          <table:table-cell table:number-columns-repeated="16382" table:style-name="ce1"/>
        </table:table-row>
        <table:table-row table:number-rows-repeated="2" table:style-name="ro2">
          <table:table-cell/>
          <table:table-cell table:number-columns-repeated="16383" table:style-name="ce1"/>
        </table:table-row>
        <table:table-row table:number-rows-repeated="8" table:style-name="ro2">
          <table:table-cell table:number-columns-repeated="16384"/>
        </table:table-row>
        <table:table-row table:number-rows-repeated="1048520" table:style-name="ro6">
          <table:table-cell table:number-columns-repeated="16384"/>
        </table:table-row>
      </table:table>
      <table:table table:name="Background" table:style-name="ta1">
        <table:table-column table:style-name="co6" table:default-cell-style-name="ce41"/>
        <table:table-column table:style-name="co7" table:default-cell-style-name="ce260"/>
        <table:table-column table:style-name="co8" table:default-cell-style-name="ce5"/>
        <table:table-column table:style-name="co9" table:number-columns-repeated="16380" table:default-cell-style-name="ce5" table:visibility="collapse"/>
        <table:table-column table:style-name="co10" table:default-cell-style-name="ce5" table:visibility="collapse"/>
        <table:table-row table:style-name="ro5">
          <table:table-cell/>
          <table:table-cell office:value-type="string" table:style-name="ce20">
            <text:p>Weekly deaths <text:s/>- ending 26th February 2021</text:p>
          </table:table-cell>
          <table:table-cell table:number-columns-repeated="16382"/>
        </table:table-row>
        <table:table-row table:style-name="ro2">
          <table:table-cell/>
          <table:table-cell table:style-name="ce260"/>
          <table:table-cell table:number-columns-repeated="16382"/>
        </table:table-row>
        <table:table-row table:style-name="ro7">
          <table:table-cell table:style-name="ce257"/>
          <table:table-cell office:value-type="string" table:style-name="ce18">
            <text:p>To meet user needs, NISRA publish timely but provisional counts of death registrations in Northern Ireland in our Weekly Deaths provisional dataset. Weekly totals are presented alongside a 5-year, weekly average as well as the minimum and maximum number of deaths for the same week over the last five years. To allow time for registration and processing, these figures are published 7 days after the week ends.</text:p>
          </table:table-cell>
          <table:table-cell table:number-columns-repeated="16382" table:style-name="ce257"/>
        </table:table-row>
        <table:table-row table:style-name="ro5">
          <table:table-cell table:style-name="ce257"/>
          <table:table-cell table:style-name="ce18"/>
          <table:table-cell table:number-columns-repeated="16382" table:style-name="ce257"/>
        </table:table-row>
        <table:table-row table:style-name="ro8">
          <table:table-cell table:style-name="ce257"/>
          <table:table-cell office:value-type="string" table:style-name="ce18">
            <text:p>Because of the coronavirus (COVID-19) pandemic, from 3rd April 2020, our weekly deaths release has been supplemented with the numbers of respiratory deaths (respiratory deaths include any death where Pneumonia, Bronchitis, Bronchiolitis or Influenza was mentioned anywhere on the death certificate); and deaths relating to COVID-19 (that is, where COVID-19 or suspected COVID-19 was mentioned anywhere on the death certificate, including in combination with other health conditions). The figures are presented by age group and sex.</text:p>
          </table:table-cell>
          <table:table-cell table:number-columns-repeated="16382" table:style-name="ce257"/>
        </table:table-row>
        <table:table-row table:style-name="ro2">
          <table:table-cell/>
          <table:table-cell table:style-name="ce260">
            <draw:frame draw:z-index="1" draw:id="id0" draw:style-name="a0" draw:name="Object 1" svg:x="10.55882in" svg:y="-0.00797in" svg:width="1.19792in" svg:height="1.01042in" style:rel-width="scale" style:rel-height="scale">
              <draw:object-ole draw:class-id="11943940-36DE-11CF-953E-00C0A84029E9" xlink:href="Object 1" xlink:type="simple" xlink:show="embed" xlink:actuate="onLoad"/>
              <draw:image xlink:href="ObjectReplacements/Object 1" xlink:type="simple" xlink:show="embed" xlink:actuate="onLoad"/>
              <svg:title/>
              <svg:desc>National Statistics logo</svg:desc>
            </draw:frame>
          </table:table-cell>
          <table:table-cell table:number-columns-repeated="16382"/>
        </table:table-row>
        <table:table-row table:style-name="ro5">
          <table:table-cell/>
          <table:table-cell office:value-type="string" table:style-name="ce19">
            <text:p>This report will be developed and more detail presented included as necessary</text:p>
          </table:table-cell>
          <table:table-cell table:number-columns-repeated="16382"/>
        </table:table-row>
        <table:table-row table:style-name="ro2">
          <table:table-cell/>
          <table:table-cell table:style-name="ce260"/>
          <table:table-cell table:number-columns-repeated="16382"/>
        </table:table-row>
        <table:table-row table:style-name="ro5">
          <table:table-cell/>
          <table:table-cell office:value-type="string" table:style-name="ce20">
            <text:p>This is a National Statistics publication.<text:span text:style-name="T11"> </text:span></text:p>
          </table:table-cell>
          <table:table-cell table:number-columns-repeated="16382"/>
        </table:table-row>
        <table:table-row table:style-name="ro9">
          <table:table-cell/>
          <table:table-cell table:style-name="ce260"/>
          <table:table-cell table:number-columns-repeated="16382"/>
        </table:table-row>
        <table:table-row table:style-name="ro5">
          <table:table-cell/>
          <table:table-cell office:value-type="string" table:style-name="ce19">
            <text:p>National Statistics are produced to high professional standards set out in the Code of Practice for Official Statistics. They are produced free from any political interference.</text:p>
          </table:table-cell>
          <table:table-cell table:number-columns-repeated="16382"/>
        </table:table-row>
        <table:table-row table:style-name="ro2">
          <table:table-cell/>
          <table:table-cell table:style-name="ce260"/>
          <table:table-cell table:number-columns-repeated="16382"/>
        </table:table-row>
        <table:table-row table:style-name="ro10">
          <table:table-cell/>
          <table:table-cell office:value-type="string" table:style-name="ce18">
            <text:p>The UK Statistics Authority has designated these statistics as National Statistics, in accordance with the Statistics and Registration Service Act 2007 and signifying compliance with the Code of Practice for Official Statistics.<text:s/></text:p>
          </table:table-cell>
          <table:table-cell table:number-columns-repeated="16382"/>
        </table:table-row>
        <table:table-row table:style-name="ro2">
          <table:table-cell/>
          <table:table-cell table:style-name="ce260"/>
          <table:table-cell table:number-columns-repeated="16382"/>
        </table:table-row>
        <table:table-row table:style-name="ro5">
          <table:table-cell/>
          <table:table-cell office:value-type="string" table:style-name="ce18">
            <text:p>Designation can be broadly interpreted to mean that the statistics:<text:s/></text:p>
          </table:table-cell>
          <table:table-cell table:number-columns-repeated="16382"/>
        </table:table-row>
        <table:table-row table:style-name="ro2">
          <table:table-cell/>
          <table:table-cell table:style-name="ce260"/>
          <table:table-cell table:number-columns-repeated="16382"/>
        </table:table-row>
        <table:table-row table:style-name="ro5">
          <table:table-cell/>
          <table:table-cell office:value-type="string" table:style-name="ce18">
            <text:p>• meet identified user needs</text:p>
          </table:table-cell>
          <table:table-cell table:number-columns-repeated="16382" table:style-name="ce5"/>
        </table:table-row>
        <table:table-row table:style-name="ro2">
          <table:table-cell/>
          <table:table-cell table:style-name="ce260"/>
          <table:table-cell table:number-columns-repeated="16382" table:style-name="ce5"/>
        </table:table-row>
        <table:table-row table:style-name="ro5">
          <table:table-cell/>
          <table:table-cell office:value-type="string" table:style-name="ce18">
            <text:p>• are well explained and readily accessible</text:p>
          </table:table-cell>
          <table:table-cell table:number-columns-repeated="16382" table:style-name="ce5"/>
        </table:table-row>
        <table:table-row table:style-name="ro2">
          <table:table-cell/>
          <table:table-cell table:style-name="ce260"/>
          <table:table-cell table:number-columns-repeated="16382" table:style-name="ce5"/>
        </table:table-row>
        <table:table-row table:style-name="ro5">
          <table:table-cell/>
          <table:table-cell office:value-type="string" table:style-name="ce18">
            <text:p>• are produced according to sound methods<text:s/></text:p>
          </table:table-cell>
          <table:table-cell table:number-columns-repeated="16382" table:style-name="ce5"/>
        </table:table-row>
        <table:table-row table:style-name="ro2">
          <table:table-cell/>
          <table:table-cell table:style-name="ce260"/>
          <table:table-cell table:number-columns-repeated="16382" table:style-name="ce5"/>
        </table:table-row>
        <table:table-row table:style-name="ro5">
          <table:table-cell/>
          <table:table-cell office:value-type="string" table:style-name="ce18">
            <text:p>• are managed impartially and objectively in the public interest<text:s/></text:p>
          </table:table-cell>
          <table:table-cell table:number-columns-repeated="16382" table:style-name="ce5"/>
        </table:table-row>
        <table:table-row table:style-name="ro2">
          <table:table-cell/>
          <table:table-cell table:style-name="ce260"/>
          <table:table-cell table:number-columns-repeated="16382" table:style-name="ce5"/>
        </table:table-row>
        <table:table-row table:style-name="ro5">
          <table:table-cell/>
          <table:table-cell office:value-type="string" table:style-name="ce18">
            <text:p>Once statistics have been designated as National Statistics it is a statutory requirement that the Code of Practice shall continue to be observed.</text:p>
          </table:table-cell>
          <table:table-cell table:number-columns-repeated="16382" table:style-name="ce5"/>
        </table:table-row>
        <table:table-row table:style-name="ro2">
          <table:table-cell/>
          <table:table-cell table:style-name="ce260"/>
          <table:table-cell table:number-columns-repeated="16382" table:style-name="ce5"/>
        </table:table-row>
        <table:table-row table:style-name="ro5">
          <table:table-cell/>
          <table:table-cell office:value-type="string" table:style-name="ce261">
            <text:p>User Feedback</text:p>
          </table:table-cell>
          <table:table-cell table:number-columns-repeated="6" table:style-name="ce256"/>
          <table:table-cell table:number-columns-repeated="16376"/>
        </table:table-row>
        <table:table-row table:style-name="ro5">
          <table:table-cell/>
          <table:table-cell table:style-name="ce262"/>
          <table:table-cell table:number-columns-repeated="6" table:style-name="ce256"/>
          <table:table-cell table:number-columns-repeated="16376"/>
        </table:table-row>
        <table:table-row table:style-name="ro5">
          <table:table-cell/>
          <table:table-cell office:value-type="string" table:style-name="ce263">
            <text:p>We are constantly trying to improve our service and would like to hear your feedback on how we are doing.</text:p>
          </table:table-cell>
          <table:table-cell table:number-columns-repeated="6" table:style-name="ce258"/>
          <table:table-cell table:number-columns-repeated="16376"/>
        </table:table-row>
        <table:table-row table:style-name="ro5">
          <table:table-cell/>
          <table:table-cell table:style-name="ce262"/>
          <table:table-cell table:number-columns-repeated="6" table:style-name="ce258"/>
          <table:table-cell table:number-columns-repeated="16376"/>
        </table:table-row>
        <table:table-row table:style-name="ro5">
          <table:table-cell/>
          <table:table-cell office:value-type="string" table:style-name="ce264">
            <text:p><text:a xlink:href="https://consultations.nidirect.gov.uk/dof-nisra-demography-methodology-branch/vital-events-statistics-user-survey/"><text:s/>Have you time to complete our short Vital Statistics User Survey?</text:a></text:p>
          </table:table-cell>
          <table:table-cell table:number-columns-repeated="6" table:style-name="ce258"/>
          <table:table-cell table:number-columns-repeated="16376"/>
        </table:table-row>
        <table:table-row table:style-name="ro5">
          <table:table-cell/>
          <table:table-cell table:style-name="ce19"/>
          <table:table-cell table:number-columns-repeated="16382" table:style-name="ce5"/>
        </table:table-row>
        <table:table-row table:style-name="ro5">
          <table:table-cell/>
          <table:table-cell office:value-type="string" table:style-name="ce265">
            <text:p>Would you like to sign up to our User List to receive info on our latest releases?<text:s/></text:p>
          </table:table-cell>
          <table:table-cell table:number-columns-repeated="8" table:style-name="ce254"/>
          <table:table-cell office:value-type="string" table:style-name="ce255">
            <text:p><text:a xlink:href="mailto:demography@nisra.gov.uk?subject=Please%20Add%20Me%20to%20the%20Vital%20Statistics%20User%20LIst">Add Me to the User list</text:a></text:p>
          </table:table-cell>
          <table:table-cell table:style-name="ce254"/>
          <table:table-cell table:number-columns-repeated="16372"/>
        </table:table-row>
        <table:table-row table:style-name="ro5">
          <table:table-cell table:style-name="ce257"/>
          <table:table-cell office:value-type="string" table:style-name="ce266">
            <text:p><text:a xlink:href="mailto:demography@nisra.gov.uk?subject=Please%20add%20me%20to%20the%20Vital%20Statistics%20Mailing%20List">Add me to the user list</text:a></text:p>
          </table:table-cell>
          <table:table-cell table:number-columns-repeated="8" table:style-name="ce256"/>
          <table:table-cell table:style-name="ce259"/>
          <table:table-cell table:style-name="ce256"/>
          <table:table-cell table:number-columns-repeated="16372" table:style-name="ce257"/>
        </table:table-row>
        <table:table-row table:number-rows-repeated="4" table:style-name="ro2">
          <table:table-cell/>
          <table:table-cell table:style-name="ce260"/>
          <table:table-cell table:number-columns-repeated="16382" table:style-name="ce5"/>
        </table:table-row>
        <table:table-row table:number-rows-repeated="1048538" table:style-name="ro6">
          <table:table-cell table:number-columns-repeated="16384"/>
        </table:table-row>
      </table:table>
      <table:table table:name="Definitions" table:style-name="ta1">
        <table:table-column table:style-name="co6" table:default-cell-style-name="ce41"/>
        <table:table-column table:style-name="co11" table:default-cell-style-name="ce24"/>
        <table:table-column table:style-name="co12" table:default-cell-style-name="ce5"/>
        <table:table-column table:style-name="co9" table:number-columns-repeated="249" table:default-cell-style-name="ce5" table:visibility="collapse"/>
        <table:table-column table:style-name="co5" table:number-columns-repeated="16132" table:default-cell-style-name="ce5" table:visibility="collapse"/>
        <table:table-row table:style-name="ro5">
          <table:table-cell/>
          <table:table-cell office:value-type="string" table:style-name="ce21">
            <text:p>Things you need to know</text:p>
          </table:table-cell>
          <table:table-cell table:number-columns-repeated="16382" table:style-name="ce5"/>
        </table:table-row>
        <table:table-row table:style-name="ro5">
          <table:table-cell/>
          <table:table-cell table:style-name="ce24"/>
          <table:table-cell table:number-columns-repeated="16382" table:style-name="ce5"/>
        </table:table-row>
        <table:table-row table:style-name="ro10">
          <table:table-cell/>
          <table:table-cell office:value-type="string" table:style-name="ce22">
            <text:p>Deaths occurring in Northern Ireland are registered on the NI General Register Office's Registration System (NIROS). Daily extracts of registration records from NIROS are processed by the NISRA Vital Statistics Unit.</text:p>
          </table:table-cell>
          <table:table-cell table:number-columns-repeated="16382" table:style-name="ce5"/>
        </table:table-row>
        <table:table-row table:style-name="ro5">
          <table:table-cell/>
          <table:table-cell table:style-name="ce24"/>
          <table:table-cell table:number-columns-repeated="16382" table:style-name="ce5"/>
        </table:table-row>
        <table:table-row table:style-name="ro10">
          <table:table-cell/>
          <table:table-cell office:value-type="string" table:style-name="ce22">
            <text:p>Provisional data on deaths registered in each week (ending on a Friday) are compiled at the end of the following week. Bank Holidays could affect the number of registrations made within those weeks.</text:p>
          </table:table-cell>
          <table:table-cell table:number-columns-repeated="16382" table:style-name="ce5"/>
        </table:table-row>
        <table:table-row table:style-name="ro5">
          <table:table-cell/>
          <table:table-cell table:style-name="ce24"/>
          <table:table-cell table:number-columns-repeated="16382" table:style-name="ce5"/>
        </table:table-row>
        <table:table-row table:style-name="ro11">
          <table:table-cell/>
          <table:table-cell office:value-type="string" table:style-name="ce130">
            <text:p>Cause of death coding to the ICD-10 classification is carried out by ONS on NISRA’s behalf. This means that our quarterly statistics are the first output to report deaths according to underlying cause. <text:s/>These statistics are currently available up to Quarter 3 2020.</text:p>
          </table:table-cell>
          <table:table-cell table:style-name="ce30"/>
          <table:table-cell table:number-columns-repeated="16381"/>
        </table:table-row>
        <table:table-row table:style-name="ro5">
          <table:table-cell/>
          <table:table-cell table:style-name="ce24"/>
          <table:table-cell table:number-columns-repeated="16382" table:style-name="ce5"/>
        </table:table-row>
        <table:table-row table:style-name="ro5">
          <table:table-cell/>
          <table:table-cell office:value-type="string" table:style-name="ce23">
            <text:p>Differences between NISRA’s death registration figures and the Department of Health's <text:s/>(DoH) Daily reports</text:p>
          </table:table-cell>
          <table:table-cell table:number-columns-repeated="16382" table:style-name="ce5"/>
        </table:table-row>
        <table:table-row table:style-name="ro5">
          <table:table-cell/>
          <table:table-cell table:style-name="ce24"/>
          <table:table-cell table:number-columns-repeated="16382" table:style-name="ce5"/>
        </table:table-row>
        <table:table-row table:style-name="ro12">
          <table:table-cell/>
          <table:table-cell office:value-type="string" table:style-name="ce22">
            <text:p>The daily Northern Ireland Government updates provided by the Department of Health (DoH) (https://www.health-ni.gov.uk/news) count the number of deaths reported by health trusts, where the deceased had a positive test for Covid-19 and died within 28 days, whether or not Covid-19 was the cause of death. DoH figures will not capture all deaths that do not meet this definition. These data are important because they are available earlier, and therefore give a quicker indication of what is happening day by day and are broadly comparable with the figures released daily in other parts of the United Kingdom (UK). <text:s/>Responsibility for reporting the daily updates moved from the Public Health Agency (PHA) to the DoH on 19th April.<text:s/></text:p>
          </table:table-cell>
          <table:table-cell table:number-columns-repeated="16382" table:style-name="ce5"/>
        </table:table-row>
        <table:table-row table:style-name="ro5">
          <table:table-cell/>
          <table:table-cell table:style-name="ce24"/>
          <table:table-cell table:number-columns-repeated="16382" table:style-name="ce5"/>
        </table:table-row>
        <table:table-row table:style-name="ro13">
          <table:table-cell/>
          <table:table-cell office:value-type="string" table:style-name="ce31">
            <text:p>NISRA weekly provisional death statistics, which are based on death registration information collected by the General Register Office, count all deaths where Covid-19 was mentioned on the death certificate by the doctor who certified the death, whether or not Covid-19 was the primary underlying cause of death. The figures include cases where the doctor noted that there was suspected or probable coronavirus infection involved in the death. As a result the weekly totals will usually be higher than the relevant daily figures - because the DOH daily updates only include those who have tested positive for the virus. The NISRA figures also include all deaths that occur outside hospital. They are comparable with weekly statistics produced by the Office for National Statistics and National Records Scotland. Deaths statistics based on date of registration will be subject to only minimal change.<text:s/></text:p>
          </table:table-cell>
          <table:table-cell table:number-columns-repeated="16382" table:style-name="ce5"/>
        </table:table-row>
        <table:table-row table:style-name="ro5">
          <table:table-cell/>
          <table:table-cell table:style-name="ce32"/>
          <table:table-cell table:number-columns-repeated="16382" table:style-name="ce5"/>
        </table:table-row>
        <table:table-row table:style-name="ro14">
          <table:table-cell/>
          <table:table-cell office:value-type="string" table:style-name="ce33">
            <text:p>However, by analysing the registration based data using the date the death occurred (rather than date of registration with the General Register Office), based on registrations received up to the Wednesday prior to publication a more up to date figure is provided and this is the most appropriate figure to use to understand additional deaths beyond those reported via the DoH’s daily bulletin. However it is also subject to ongoing change as not all deaths which occurred by 23rd October will have been registered at the time of publishing these statistics.</text:p>
          </table:table-cell>
          <table:table-cell table:number-columns-repeated="16382" table:style-name="ce5"/>
        </table:table-row>
        <table:table-row table:style-name="ro5">
          <table:table-cell/>
          <table:table-cell table:style-name="ce31"/>
          <table:table-cell table:number-columns-repeated="16382" table:style-name="ce5"/>
        </table:table-row>
        <table:table-row table:style-name="ro15">
          <table:table-cell table:number-columns-repeated="16384"/>
        </table:table-row>
        <table:table-row table:style-name="ro5">
          <table:table-cell table:number-columns-repeated="16384"/>
        </table:table-row>
        <table:table-row table:number-rows-repeated="17" table:style-name="ro5" table:visibility="collapse">
          <table:table-cell table:number-columns-repeated="16384"/>
        </table:table-row>
        <table:table-row table:number-rows-repeated="1048541" table:style-name="ro6">
          <table:table-cell table:number-columns-repeated="16384"/>
        </table:table-row>
      </table:table>
      <table:table table:name="Table_1" table:style-name="ta2">
        <table:table-column table:style-name="co13" table:default-cell-style-name="ce41"/>
        <table:table-column table:style-name="co14" table:default-cell-style-name="ce11"/>
        <table:table-column table:style-name="co15" table:default-cell-style-name="ce42"/>
        <table:table-column table:style-name="co16" table:default-cell-style-name="ce42"/>
        <table:table-column table:style-name="co17" table:default-cell-style-name="ce42"/>
        <table:table-column table:style-name="co18" table:default-cell-style-name="ce41"/>
        <table:table-column table:style-name="co14" table:default-cell-style-name="ce41"/>
        <table:table-column table:style-name="co19" table:default-cell-style-name="ce41"/>
        <table:table-column table:style-name="co19" table:default-cell-style-name="ce257"/>
        <table:table-column table:style-name="co15" table:default-cell-style-name="ce42"/>
        <table:table-column table:style-name="co20" table:number-columns-repeated="2" table:default-cell-style-name="ce41"/>
        <table:table-column table:style-name="co5" table:number-columns-repeated="16372" table:default-cell-style-name="ce41" table:visibility="collapse"/>
        <table:table-row table:style-name="ro2">
          <table:table-cell office:value-type="string" table:style-name="ce119">
            <text:p><text:a xlink:href="#Contents.A1">Contents</text:a></text:p>
          </table:table-cell>
          <table:table-cell table:style-name="ce11"/>
          <table:table-cell table:number-columns-repeated="3" table:style-name="ce42"/>
          <table:table-cell table:number-columns-repeated="3" table:style-name="ce41"/>
          <table:table-cell table:style-name="ce257"/>
          <table:table-cell table:style-name="ce42"/>
          <table:table-cell table:number-columns-repeated="16374" table:style-name="ce41"/>
        </table:table-row>
        <table:table-row table:style-name="ro16">
          <table:table-cell office:value-type="string" table:style-name="ce40">
            <text:p>Deaths registered<text:span text:style-name="T3">1</text:span><text:s/>each week in Northern Ireland, 2021<text:span text:style-name="T3">P</text:span></text:p>
          </table:table-cell>
          <table:table-cell table:style-name="ce3"/>
          <table:table-cell table:number-columns-repeated="3" table:style-name="ce42"/>
          <table:table-cell table:number-columns-repeated="3" table:style-name="ce41"/>
          <table:table-cell table:style-name="ce257"/>
          <table:table-cell table:style-name="ce42"/>
          <table:table-cell table:number-columns-repeated="16374" table:style-name="ce41"/>
        </table:table-row>
        <table:table-row table:style-name="ro17">
          <table:table-cell table:style-name="ce40"/>
          <table:table-cell table:style-name="ce3"/>
          <table:table-cell table:number-columns-repeated="3" table:style-name="ce42"/>
          <table:table-cell table:number-columns-repeated="3" table:style-name="ce41"/>
          <table:table-cell table:style-name="ce257"/>
          <table:table-cell table:style-name="ce42"/>
          <table:table-cell table:number-columns-repeated="16374" table:style-name="ce41"/>
        </table:table-row>
        <table:table-row table:style-name="ro18">
          <table:table-cell table:style-name="ce236"/>
          <table:table-cell table:style-name="ce238"/>
          <table:table-cell table:style-name="ce231"/>
          <table:table-cell table:style-name="ce174"/>
          <table:table-cell office:value-type="string" table:style-name="ce216">
            <text:p>Average number</text:p>
          </table:table-cell>
          <table:table-cell table:style-name="ce231"/>
          <table:table-cell office:value-type="string" table:style-name="ce235">
            <text:p>Range</text:p>
          </table:table-cell>
          <table:table-cell table:style-name="ce234"/>
          <table:table-cell table:style-name="ce267"/>
          <table:table-cell table:style-name="ce231"/>
          <table:table-cell table:number-columns-repeated="16374" table:style-name="ce41"/>
        </table:table-row>
        <table:table-row table:style-name="ro19">
          <table:table-cell office:value-type="string" table:style-name="ce237">
            <text:p>Registration Week</text:p>
          </table:table-cell>
          <table:table-cell office:value-type="string" table:style-name="ce239">
            <text:p>Week Ending (Friday)</text:p>
          </table:table-cell>
          <table:table-cell office:value-type="string" table:style-name="ce232">
            <text:p>Total Number of Deaths Registered in Week (2021P)</text:p>
          </table:table-cell>
          <table:table-cell office:value-type="string" table:style-name="ce175">
            <text:p>Total Number of Deaths Registered in corresponding week in 2020</text:p>
          </table:table-cell>
          <table:table-cell office:value-type="string" table:style-name="ce217">
            <text:p><text:s/>of deaths registered in corresponding week over 5 years (2015 to 2019)</text:p>
          </table:table-cell>
          <table:table-cell office:value-type="string" table:style-name="ce229">
            <text:p>Average number of deaths registered in corresponding week over previous 5 years (2016 to 2020P)</text:p>
          </table:table-cell>
          <table:table-cell office:value-type="string" table:style-name="ce173">
            <text:p>Minimum in Previous 5 years</text:p>
          </table:table-cell>
          <table:table-cell office:value-type="string" table:style-name="ce173">
            <text:p>Maximum in Previous 5 years</text:p>
          </table:table-cell>
          <table:table-cell office:value-type="string" table:style-name="ce268">
            <text:p>Respiratory<text:span text:style-name="T13">²</text:span><text:s/>deaths (including Covid-19) registered in week (2021<text:span text:style-name="T14">P</text:span>)</text:p>
          </table:table-cell>
          <table:table-cell office:value-type="string" table:style-name="ce229">
            <text:p>Covid-19<text:span text:style-name="T7">3</text:span><text:s/>deaths registered in week (2021<text:span text:style-name="T7">P</text:span>)</text:p>
          </table:table-cell>
          <table:table-cell table:style-name="ce7"/>
          <table:table-cell table:number-columns-repeated="16373" table:style-name="ce6"/>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568" table:style-name="ce95">
            <text:p>568</text:p>
          </table:table-cell>
          <table:table-cell office:value-type="float" office:value="395" table:style-name="ce95">
            <text:p>395</text:p>
          </table:table-cell>
          <table:table-cell office:value-type="float" office:value="402" table:style-name="ce95">
            <text:p>402</text:p>
          </table:table-cell>
          <table:table-cell office:value-type="float" office:value="417" table:style-name="ce96">
            <text:p>417</text:p>
          </table:table-cell>
          <table:table-cell office:value-type="float" office:value="371" table:style-name="ce96">
            <text:p>371</text:p>
          </table:table-cell>
          <table:table-cell office:value-type="float" office:value="481" table:style-name="ce96">
            <text:p>481</text:p>
          </table:table-cell>
          <table:table-cell office:value-type="float" office:value="247" table:style-name="ce96">
            <text:p>247</text:p>
          </table:table-cell>
          <table:table-cell office:value-type="float" office:value="145" table:style-name="ce95">
            <text:p>145</text:p>
          </table:table-cell>
          <table:table-cell table:style-name="ce34"/>
          <table:table-cell table:number-columns-repeated="16373"/>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443" table:style-name="ce95">
            <text:p>443</text:p>
          </table:table-cell>
          <table:table-cell office:value-type="float" office:value="411" table:style-name="ce95">
            <text:p>411</text:p>
          </table:table-cell>
          <table:table-cell office:value-type="float" office:value="391" table:style-name="ce95">
            <text:p>391</text:p>
          </table:table-cell>
          <table:table-cell office:value-type="float" office:value="399" table:style-name="ce96">
            <text:p>399</text:p>
          </table:table-cell>
          <table:table-cell office:value-type="float" office:value="332" table:style-name="ce96">
            <text:p>332</text:p>
          </table:table-cell>
          <table:table-cell office:value-type="float" office:value="470" table:style-name="ce96">
            <text:p>470</text:p>
          </table:table-cell>
          <table:table-cell office:value-type="float" office:value="209" table:style-name="ce96">
            <text:p>209</text:p>
          </table:table-cell>
          <table:table-cell office:value-type="float" office:value="153" table:style-name="ce95">
            <text:p>153</text:p>
          </table:table-cell>
          <table:table-cell table:style-name="ce34"/>
          <table:table-cell table:number-columns-repeated="16373"/>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474" table:style-name="ce95">
            <text:p>474</text:p>
          </table:table-cell>
          <table:table-cell office:value-type="float" office:value="347" table:style-name="ce95">
            <text:p>347</text:p>
          </table:table-cell>
          <table:table-cell office:value-type="float" office:value="382.6" table:style-name="ce95">
            <text:p>383</text:p>
          </table:table-cell>
          <table:table-cell office:value-type="float" office:value="375.4" table:style-name="ce96">
            <text:p>375</text:p>
          </table:table-cell>
          <table:table-cell office:value-type="float" office:value="335" table:style-name="ce96">
            <text:p>335</text:p>
          </table:table-cell>
          <table:table-cell office:value-type="float" office:value="426" table:style-name="ce96">
            <text:p>426</text:p>
          </table:table-cell>
          <table:table-cell office:value-type="float" office:value="242" table:style-name="ce96">
            <text:p>242</text:p>
          </table:table-cell>
          <table:table-cell office:value-type="float" office:value="182" table:style-name="ce95">
            <text:p>182</text:p>
          </table:table-cell>
          <table:table-cell table:style-name="ce34"/>
          <table:table-cell table:number-columns-repeated="16373"/>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437" table:style-name="ce95">
            <text:p>437</text:p>
          </table:table-cell>
          <table:table-cell office:value-type="float" office:value="323" table:style-name="ce95">
            <text:p>323</text:p>
          </table:table-cell>
          <table:table-cell office:value-type="float" office:value="373.6" table:style-name="ce95">
            <text:p>374</text:p>
          </table:table-cell>
          <table:table-cell office:value-type="float" office:value="358.8" table:style-name="ce96">
            <text:p>359</text:p>
          </table:table-cell>
          <table:table-cell office:value-type="float" office:value="296" table:style-name="ce96">
            <text:p>296</text:p>
          </table:table-cell>
          <table:table-cell office:value-type="float" office:value="433" table:style-name="ce96">
            <text:p>433</text:p>
          </table:table-cell>
          <table:table-cell office:value-type="float" office:value="197" table:style-name="ce96">
            <text:p>197</text:p>
          </table:table-cell>
          <table:table-cell office:value-type="float" office:value="137" table:style-name="ce95">
            <text:p>137</text:p>
          </table:table-cell>
          <table:table-cell table:style-name="ce34"/>
          <table:table-cell table:number-columns-repeated="16373"/>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462" table:style-name="ce95">
            <text:p>462</text:p>
          </table:table-cell>
          <table:table-cell office:value-type="float" office:value="332" table:style-name="ce95">
            <text:p>332</text:p>
          </table:table-cell>
          <table:table-cell office:value-type="float" office:value="345.8" table:style-name="ce95">
            <text:p>346</text:p>
          </table:table-cell>
          <table:table-cell office:value-type="float" office:value="337.4" table:style-name="ce96">
            <text:p>337</text:p>
          </table:table-cell>
          <table:table-cell office:value-type="float" office:value="314" table:style-name="ce96">
            <text:p>314</text:p>
          </table:table-cell>
          <table:table-cell office:value-type="float" office:value="371" table:style-name="ce96">
            <text:p>371</text:p>
          </table:table-cell>
          <table:table-cell office:value-type="float" office:value="210" table:style-name="ce96">
            <text:p>210</text:p>
          </table:table-cell>
          <table:table-cell office:value-type="float" office:value="126" table:style-name="ce95">
            <text:p>126</text:p>
          </table:table-cell>
          <table:table-cell table:style-name="ce34"/>
          <table:table-cell table:number-columns-repeated="16373"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382" table:style-name="ce95">
            <text:p>382</text:p>
          </table:table-cell>
          <table:table-cell office:value-type="float" office:value="306" table:style-name="ce95">
            <text:p>306</text:p>
          </table:table-cell>
          <table:table-cell office:value-type="float" office:value="339.8" table:style-name="ce95">
            <text:p>340</text:p>
          </table:table-cell>
          <table:table-cell office:value-type="float" office:value="331.6" table:style-name="ce96">
            <text:p>332</text:p>
          </table:table-cell>
          <table:table-cell office:value-type="float" office:value="306" table:style-name="ce96">
            <text:p>306</text:p>
          </table:table-cell>
          <table:table-cell office:value-type="float" office:value="364" table:style-name="ce96">
            <text:p>364</text:p>
          </table:table-cell>
          <table:table-cell office:value-type="float" office:value="143" table:style-name="ce96">
            <text:p>143</text:p>
          </table:table-cell>
          <table:table-cell office:value-type="float" office:value="99" table:style-name="ce95">
            <text:p>99</text:p>
          </table:table-cell>
          <table:table-cell table:style-name="ce34"/>
          <table:table-cell table:number-columns-repeated="16373"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352" table:style-name="ce95">
            <text:p>352</text:p>
          </table:table-cell>
          <table:table-cell office:value-type="float" office:value="297" table:style-name="ce95">
            <text:p>297</text:p>
          </table:table-cell>
          <table:table-cell office:value-type="float" office:value="317" table:style-name="ce95">
            <text:p>317</text:p>
          </table:table-cell>
          <table:table-cell office:value-type="float" office:value="310.8" table:style-name="ce96">
            <text:p>311</text:p>
          </table:table-cell>
          <table:table-cell office:value-type="float" office:value="217" table:style-name="ce96">
            <text:p>217</text:p>
          </table:table-cell>
          <table:table-cell office:value-type="float" office:value="366" table:style-name="ce96">
            <text:p>366</text:p>
          </table:table-cell>
          <table:table-cell office:value-type="float" office:value="131" table:style-name="ce96">
            <text:p>131</text:p>
          </table:table-cell>
          <table:table-cell office:value-type="float" office:value="78" table:style-name="ce95">
            <text:p>78</text:p>
          </table:table-cell>
          <table:table-cell table:style-name="ce34"/>
          <table:table-cell table:number-columns-repeated="16373" table:style-name="ce257"/>
        </table:table-row>
        <table:table-row table:style-name="ro2">
          <table:table-cell office:value-type="float" office:value="8" table:style-name="ce14">
            <text:p>8</text:p>
          </table:table-cell>
          <table:table-cell office:value-type="date" office:date-value="2021-02-26T00:00:00" table:style-name="ce15">
            <text:p>26/02/2021</text:p>
          </table:table-cell>
          <table:table-cell office:value-type="float" office:value="351" table:style-name="ce95">
            <text:p>351</text:p>
          </table:table-cell>
          <table:table-cell office:value-type="float" office:value="347" table:style-name="ce95">
            <text:p>347</text:p>
          </table:table-cell>
          <table:table-cell office:value-type="float" office:value="343" table:style-name="ce95">
            <text:p>343</text:p>
          </table:table-cell>
          <table:table-cell office:value-type="float" office:value="349" table:style-name="ce96">
            <text:p>349</text:p>
          </table:table-cell>
          <table:table-cell office:value-type="float" office:value="310" table:style-name="ce96">
            <text:p>310</text:p>
          </table:table-cell>
          <table:table-cell office:value-type="float" office:value="423" table:style-name="ce96">
            <text:p>423</text:p>
          </table:table-cell>
          <table:table-cell office:value-type="float" office:value="121" table:style-name="ce96">
            <text:p>121</text:p>
          </table:table-cell>
          <table:table-cell office:value-type="float" office:value="55" table:style-name="ce95">
            <text:p>55</text:p>
          </table:table-cell>
          <table:table-cell table:style-name="ce34"/>
          <table:table-cell table:number-columns-repeated="16373" table:style-name="ce257"/>
        </table:table-row>
        <table:table-row table:style-name="ro16">
          <table:table-cell office:value-type="string" table:style-name="ce43">
            <text:p>P<text:s/><text:span text:style-name="T4">Weekly published data are provisional.</text:span></text:p>
          </table:table-cell>
          <table:table-cell table:style-name="ce11"/>
          <table:table-cell table:number-columns-repeated="3" table:style-name="ce42"/>
          <table:table-cell table:number-columns-repeated="5" table:style-name="ce36"/>
          <table:table-cell table:style-name="ce35"/>
          <table:table-cell table:number-columns-repeated="16373"/>
        </table:table-row>
        <table:table-row table:style-name="ro20">
          <table:table-cell office:value-type="string" table:style-name="ce128">
            <text:p><text:span text:style-name="T2">1</text:span><text:s/>This data is based on registrations of deaths, not occurrences. The majority of deaths are registered within five days in Northern Ireland.</text:p>
          </table:table-cell>
          <table:table-cell table:number-columns-repeated="9" table:style-name="ce76"/>
          <table:table-cell table:number-columns-repeated="16374" table:style-name="ce41"/>
        </table:table-row>
        <table:table-row table:style-name="ro20">
          <table:table-cell office:value-type="string" table:style-name="ce128">
            <text:p><text:span text:style-name="T10">²</text:span><text:s/>Totals include any death where a respiratory condition (or Covid-19) was mentioned anywhere on the death certificate, as many include both</text:p>
          </table:table-cell>
          <table:table-cell table:number-columns-repeated="9" table:style-name="ce76"/>
          <table:table-cell table:number-columns-repeated="16374" table:style-name="ce257"/>
        </table:table-row>
        <table:table-row table:style-name="ro16">
          <table:table-cell office:value-type="string" table:style-name="ce17">
            <text:p><text:span text:style-name="T2">3</text:span><text:s/>Covid-19 deaths include any death where Coronavirus or Covid-19 (suspected or confirmed) was mentioned anywhere on the death certificate.</text:p>
          </table:table-cell>
          <table:table-cell table:style-name="ce11"/>
          <table:table-cell table:number-columns-repeated="3" table:style-name="ce42"/>
          <table:table-cell table:number-columns-repeated="16379"/>
        </table:table-row>
        <table:table-row table:style-name="ro2">
          <table:table-cell table:style-name="ce41"/>
          <table:table-cell table:style-name="ce11"/>
          <table:table-cell table:number-columns-repeated="3" table:style-name="ce79"/>
          <table:table-cell table:number-columns-repeated="16379"/>
        </table:table-row>
        <table:table-row table:style-name="ro3">
          <table:table-cell table:style-name="ce26"/>
          <table:table-cell table:style-name="ce11"/>
          <table:table-cell table:number-columns-repeated="3" table:style-name="ce79"/>
          <table:table-cell table:number-columns-repeated="16379"/>
        </table:table-row>
        <table:table-row table:number-rows-repeated="13" table:style-name="ro2">
          <table:table-cell table:style-name="ce41"/>
          <table:table-cell table:style-name="ce11"/>
          <table:table-cell table:number-columns-repeated="3" table:style-name="ce42"/>
          <table:table-cell table:number-columns-repeated="16379"/>
        </table:table-row>
        <table:table-row table:number-rows-repeated="41" table:style-name="ro2">
          <table:table-cell table:number-columns-repeated="16384"/>
        </table:table-row>
        <table:table-row table:number-rows-repeated="1048503" table:style-name="ro6">
          <table:table-cell table:number-columns-repeated="16384"/>
        </table:table-row>
      </table:table>
      <table:table table:name="Table_2" table:style-name="ta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number-columns-repeated="10" table:default-cell-style-name="ce1"/>
        <table:table-column table:style-name="co9" table:number-columns-repeated="2" table:default-cell-style-name="ce1"/>
        <table:table-column table:style-name="co9" table:number-columns-repeated="5" table:default-cell-style-name="ce137"/>
        <table:table-column table:style-name="co9" table:number-columns-repeated="2" table:default-cell-style-name="ce181"/>
        <table:table-column table:style-name="co26" table:default-cell-style-name="ce1"/>
        <table:table-column table:style-name="co27" table:number-columns-repeated="4" table:default-cell-style-name="ce137"/>
        <table:table-column table:style-name="co28" table:default-cell-style-name="ce137"/>
        <table:table-column table:style-name="co27" table:number-columns-repeated="3" table:default-cell-style-name="ce137"/>
        <table:table-column table:style-name="co29" table:number-columns-repeated="3" table:default-cell-style-name="ce137"/>
        <table:table-column table:style-name="co13" table:default-cell-style-name="ce137"/>
        <table:table-column table:style-name="co30" table:number-columns-repeated="4" table:default-cell-style-name="ce137"/>
        <table:table-column table:style-name="co27" table:default-cell-style-name="ce137"/>
        <table:table-column table:style-name="co31" table:default-cell-style-name="ce137"/>
        <table:table-column table:style-name="co32" table:number-columns-repeated="3" table:default-cell-style-name="ce137"/>
        <table:table-column table:style-name="co14" table:default-cell-style-name="ce137"/>
        <table:table-column table:style-name="co30" table:number-columns-repeated="3" table:default-cell-style-name="ce137"/>
        <table:table-column table:style-name="co29" table:number-columns-repeated="3" table:default-cell-style-name="ce137"/>
        <table:table-column table:style-name="co32" table:default-cell-style-name="ce137"/>
        <table:table-column table:style-name="co33" table:number-columns-repeated="16331" table:default-cell-style-name="ce137"/>
        <table:table-row table:style-name="ro2">
          <table:table-cell office:value-type="string" table:style-name="ce119">
            <text:p><text:a xlink:href="#Contents.A1">Contents</text:a></text:p>
          </table:table-cell>
          <table:table-cell table:number-columns-repeated="15" table:style-name="ce1"/>
          <table:table-cell table:number-columns-repeated="5" table:style-name="ce137"/>
          <table:table-cell table:number-columns-repeated="2" table:style-name="ce181"/>
          <table:table-cell table:style-name="ce1"/>
          <table:table-cell table:number-columns-repeated="16360" table:style-name="ce137"/>
        </table:table-row>
        <table:table-row table:style-name="ro16">
          <table:table-cell office:value-type="string" table:style-name="ce37">
            <text:p>Deaths registered<text:span text:style-name="T3">1</text:span><text:s/>each week in Northern Ireland, age by sex, 2020/21<text:span text:style-name="T3">P</text:span></text:p>
          </table:table-cell>
          <table:table-cell table:number-columns-repeated="15" table:style-name="ce1"/>
          <table:table-cell table:number-columns-repeated="5" table:style-name="ce137"/>
          <table:table-cell table:number-columns-repeated="2" table:style-name="ce181"/>
          <table:table-cell table:style-name="ce1"/>
          <table:table-cell table:number-columns-repeated="16360" table:style-name="ce137"/>
        </table:table-row>
        <table:table-row table:style-name="ro2">
          <table:table-cell table:number-columns-repeated="16" table:style-name="ce1"/>
          <table:table-cell table:number-columns-repeated="5" table:style-name="ce137"/>
          <table:table-cell table:number-columns-repeated="2" table:style-name="ce181"/>
          <table:table-cell table:style-name="ce1"/>
          <table:table-cell table:number-columns-repeated="16360" table:style-name="ce137"/>
        </table:table-row>
        <table:table-row table:style-name="ro21">
          <table:table-cell office:value-type="string" table:style-name="ce241">
            <text:p>Week number</text:p>
          </table:table-cell>
          <table:table-cell table:style-name="ce240"/>
          <table:table-cell table:style-name="ce243"/>
          <table:table-cell office:value-type="float" office:value="11" table:style-name="ce97">
            <text:p>11<text:s/></text:p>
          </table:table-cell>
          <table:table-cell office:value-type="float" office:value="12" table:style-name="ce97">
            <text:p>12<text:s/></text:p>
          </table:table-cell>
          <table:table-cell office:value-type="float" office:value="13" table:style-name="ce97">
            <text:p>13<text:s/></text:p>
          </table:table-cell>
          <table:table-cell office:value-type="float" office:value="14" table:style-name="ce97">
            <text:p>14<text:s/></text:p>
          </table:table-cell>
          <table:table-cell office:value-type="float" office:value="15" table:style-name="ce97">
            <text:p>15<text:s/></text:p>
          </table:table-cell>
          <table:table-cell office:value-type="float" office:value="16" table:style-name="ce97">
            <text:p>16<text:s/></text:p>
          </table:table-cell>
          <table:table-cell office:value-type="float" office:value="17" table:style-name="ce97">
            <text:p>17<text:s/></text:p>
          </table:table-cell>
          <table:table-cell office:value-type="float" office:value="18" table:style-name="ce97">
            <text:p>18<text:s/></text:p>
          </table:table-cell>
          <table:table-cell office:value-type="float" office:value="19" table:style-name="ce97">
            <text:p>19<text:s/></text:p>
          </table:table-cell>
          <table:table-cell office:value-type="float" office:value="20" table:style-name="ce97">
            <text:p>20<text:s/></text:p>
          </table:table-cell>
          <table:table-cell office:value-type="float" office:value="21" table:style-name="ce97">
            <text:p>21<text:s/></text:p>
          </table:table-cell>
          <table:table-cell office:value-type="float" office:value="22" table:style-name="ce97">
            <text:p>22<text:s/></text:p>
          </table:table-cell>
          <table:table-cell office:value-type="float" office:value="23" table:style-name="ce182">
            <text:p>23<text:s/></text:p>
          </table:table-cell>
          <table:table-cell office:value-type="float" office:value="24" table:style-name="ce97">
            <text:p>24<text:s/></text:p>
          </table:table-cell>
          <table:table-cell office:value-type="float" office:value="25" table:style-name="ce97">
            <text:p>25<text:s/></text:p>
          </table:table-cell>
          <table:table-cell office:value-type="float" office:value="26" table:style-name="ce97">
            <text:p>26<text:s/></text:p>
          </table:table-cell>
          <table:table-cell office:value-type="float" office:value="27" table:style-name="ce97">
            <text:p>27<text:s/></text:p>
          </table:table-cell>
          <table:table-cell office:value-type="float" office:value="28" table:style-name="ce97">
            <text:p>28<text:s/></text:p>
          </table:table-cell>
          <table:table-cell office:value-type="float" office:value="29" table:style-name="ce183">
            <text:p>29<text:s/></text:p>
          </table:table-cell>
          <table:table-cell office:value-type="float" office:value="30" table:style-name="ce183">
            <text:p>30<text:s/></text:p>
          </table:table-cell>
          <table:table-cell office:value-type="float" office:value="31" table:style-name="ce97">
            <text:p>31<text:s/></text:p>
          </table:table-cell>
          <table:table-cell office:value-type="float" office:value="32" table:style-name="ce97">
            <text:p>32<text:s/></text:p>
          </table:table-cell>
          <table:table-cell office:value-type="float" office:value="33" table:style-name="ce97">
            <text:p>33<text:s/></text:p>
          </table:table-cell>
          <table:table-cell office:value-type="float" office:value="34" table:style-name="ce97">
            <text:p>34<text:s/></text:p>
          </table:table-cell>
          <table:table-cell office:value-type="float" office:value="35" table:style-name="ce97">
            <text:p>35<text:s/></text:p>
          </table:table-cell>
          <table:table-cell office:value-type="float" office:value="36" table:style-name="ce97">
            <text:p>36<text:s/></text:p>
          </table:table-cell>
          <table:table-cell office:value-type="float" office:value="37" table:style-name="ce97">
            <text:p>37<text:s/></text:p>
          </table:table-cell>
          <table:table-cell office:value-type="float" office:value="38" table:style-name="ce97">
            <text:p>38<text:s/></text:p>
          </table:table-cell>
          <table:table-cell office:value-type="float" office:value="39" table:style-name="ce97">
            <text:p>39<text:s/></text:p>
          </table:table-cell>
          <table:table-cell office:value-type="float" office:value="40" table:style-name="ce97">
            <text:p>40<text:s/></text:p>
          </table:table-cell>
          <table:table-cell office:value-type="float" office:value="41" table:style-name="ce97">
            <text:p>41<text:s/></text:p>
          </table:table-cell>
          <table:table-cell office:value-type="float" office:value="42" table:style-name="ce97">
            <text:p>42<text:s/></text:p>
          </table:table-cell>
          <table:table-cell office:value-type="float" office:value="43" table:style-name="ce97">
            <text:p>43<text:s/></text:p>
          </table:table-cell>
          <table:table-cell office:value-type="float" office:value="44" table:style-name="ce97">
            <text:p>44<text:s/></text:p>
          </table:table-cell>
          <table:table-cell office:value-type="float" office:value="45" table:style-name="ce97">
            <text:p>45<text:s/></text:p>
          </table:table-cell>
          <table:table-cell office:value-type="float" office:value="46" table:style-name="ce97">
            <text:p>46<text:s/></text:p>
          </table:table-cell>
          <table:table-cell office:value-type="float" office:value="47" table:style-name="ce97">
            <text:p>47<text:s/></text:p>
          </table:table-cell>
          <table:table-cell office:value-type="float" office:value="48" table:style-name="ce97">
            <text:p>48<text:s/></text:p>
          </table:table-cell>
          <table:table-cell office:value-type="float" office:value="49" table:style-name="ce97">
            <text:p>49<text:s/></text:p>
          </table:table-cell>
          <table:table-cell office:value-type="float" office:value="50" table:style-name="ce97">
            <text:p>50<text:s/></text:p>
          </table:table-cell>
          <table:table-cell office:value-type="float" office:value="51" table:style-name="ce97">
            <text:p>51<text:s/></text:p>
          </table:table-cell>
          <table:table-cell office:value-type="float" office:value="52" table:style-name="ce97">
            <text:p>52<text:s/></text:p>
          </table:table-cell>
          <table:table-cell office:value-type="float" office:value="1" table:style-name="ce97">
            <text:p>1<text:s/></text:p>
          </table:table-cell>
          <table:table-cell office:value-type="float" office:value="2" table:style-name="ce97">
            <text:p>2<text:s/></text:p>
          </table:table-cell>
          <table:table-cell office:value-type="float" office:value="3" table:style-name="ce97">
            <text:p>3<text:s/></text:p>
          </table:table-cell>
          <table:table-cell office:value-type="float" office:value="4" table:style-name="ce97">
            <text:p>4<text:s/></text:p>
          </table:table-cell>
          <table:table-cell office:value-type="float" office:value="5" table:style-name="ce97">
            <text:p>5<text:s/></text:p>
          </table:table-cell>
          <table:table-cell office:value-type="float" office:value="6" table:style-name="ce97">
            <text:p>6<text:s/></text:p>
          </table:table-cell>
          <table:table-cell office:value-type="float" office:value="7" table:style-name="ce97">
            <text:p>7<text:s/></text:p>
          </table:table-cell>
          <table:table-cell office:value-type="float" office:value="8" table:style-name="ce97">
            <text:p>8<text:s/></text:p>
          </table:table-cell>
          <table:table-cell table:number-columns-repeated="151" table:style-name="ce146"/>
          <table:table-cell table:number-columns-repeated="16180"/>
        </table:table-row>
        <table:table-row table:style-name="ro22">
          <table:table-cell office:value-type="string" table:style-name="ce242">
            <text:p>Week Ended (Friday)</text:p>
          </table:table-cell>
          <table:table-cell table:style-name="ce240"/>
          <table:table-cell office:value-type="string" table:style-name="ce244">
            <text:p>Year to Date</text:p>
          </table:table-cell>
          <table:table-cell office:value-type="string" table:style-name="ce178">
            <text:p>19-20/03/2020</text:p>
          </table:table-cell>
          <table:table-cell office:value-type="date" office:date-value="2020-03-27T00:00:00" table:style-name="ce98">
            <text:p>27-Mar-20</text:p>
          </table:table-cell>
          <table:table-cell office:value-type="date" office:date-value="2020-04-03T00:00:00" table:style-name="ce98">
            <text:p>03-Apr-20</text:p>
          </table:table-cell>
          <table:table-cell office:value-type="date" office:date-value="2020-04-10T00:00:00" table:style-name="ce98">
            <text:p>10-Apr-20</text:p>
          </table:table-cell>
          <table:table-cell office:value-type="date" office:date-value="2020-04-17T00:00:00" table:style-name="ce98">
            <text:p>17-Apr-20</text:p>
          </table:table-cell>
          <table:table-cell office:value-type="date" office:date-value="2020-04-24T00:00:00" table:style-name="ce98">
            <text:p>24-Apr-20</text:p>
          </table:table-cell>
          <table:table-cell office:value-type="date" office:date-value="2020-05-01T00:00:00" table:style-name="ce98">
            <text:p>01-May-20</text:p>
          </table:table-cell>
          <table:table-cell office:value-type="date" office:date-value="2020-05-08T00:00:00" table:style-name="ce98">
            <text:p>08-May-20</text:p>
          </table:table-cell>
          <table:table-cell office:value-type="date" office:date-value="2020-05-15T00:00:00" table:style-name="ce98">
            <text:p>15-May-20</text:p>
          </table:table-cell>
          <table:table-cell office:value-type="date" office:date-value="2020-05-22T00:00:00" table:style-name="ce98">
            <text:p>22-May-20</text:p>
          </table:table-cell>
          <table:table-cell office:value-type="date" office:date-value="2020-05-29T00:00:00" table:style-name="ce98">
            <text:p>29-May-20</text:p>
          </table:table-cell>
          <table:table-cell office:value-type="date" office:date-value="2020-06-05T00:00:00" table:style-name="ce98">
            <text:p>05-Jun-20</text:p>
          </table:table-cell>
          <table:table-cell office:value-type="date" office:date-value="2020-06-12T00:00:00" table:style-name="ce184">
            <text:p>12-Jun-20</text:p>
          </table:table-cell>
          <table:table-cell office:value-type="date" office:date-value="2020-06-19T00:00:00" table:style-name="ce98">
            <text:p>19-Jun-20</text:p>
          </table:table-cell>
          <table:table-cell office:value-type="date" office:date-value="2020-06-26T00:00:00" table:style-name="ce98">
            <text:p>26-Jun-20</text:p>
          </table:table-cell>
          <table:table-cell office:value-type="date" office:date-value="2020-07-03T00:00:00" table:style-name="ce98">
            <text:p>03-Jul-20</text:p>
          </table:table-cell>
          <table:table-cell office:value-type="date" office:date-value="2020-07-10T00:00:00" table:style-name="ce98">
            <text:p>10-Jul-20</text:p>
          </table:table-cell>
          <table:table-cell office:value-type="date" office:date-value="2020-07-17T00:00:00" table:style-name="ce98">
            <text:p>17-Jul-20</text:p>
          </table:table-cell>
          <table:table-cell office:value-type="date" office:date-value="2020-07-24T00:00:00" table:style-name="ce185">
            <text:p>24-Jul-20</text:p>
          </table:table-cell>
          <table:table-cell office:value-type="date" office:date-value="2020-07-31T00:00:00" table:style-name="ce185">
            <text:p>31-Jul-20</text:p>
          </table:table-cell>
          <table:table-cell office:value-type="date" office:date-value="2020-08-07T00:00:00" table:style-name="ce98">
            <text:p>07-Aug-20</text:p>
          </table:table-cell>
          <table:table-cell office:value-type="date" office:date-value="2020-08-14T00:00:00" table:style-name="ce98">
            <text:p>14-Aug-20</text:p>
          </table:table-cell>
          <table:table-cell office:value-type="date" office:date-value="2020-08-21T00:00:00" table:style-name="ce98">
            <text:p>21-Aug-20</text:p>
          </table:table-cell>
          <table:table-cell office:value-type="date" office:date-value="2020-08-28T00:00:00" table:style-name="ce98">
            <text:p>28-Aug-20</text:p>
          </table:table-cell>
          <table:table-cell office:value-type="date" office:date-value="2020-09-04T00:00:00" table:style-name="ce98">
            <text:p>04-Sep-20</text:p>
          </table:table-cell>
          <table:table-cell office:value-type="date" office:date-value="2020-09-11T00:00:00" table:style-name="ce98">
            <text:p>11-Sep-20</text:p>
          </table:table-cell>
          <table:table-cell office:value-type="date" office:date-value="2020-09-18T00:00:00" table:style-name="ce98">
            <text:p>18-Sep-20</text:p>
          </table:table-cell>
          <table:table-cell office:value-type="date" office:date-value="2020-09-25T00:00:00" table:style-name="ce98">
            <text:p>25-Sep-20</text:p>
          </table:table-cell>
          <table:table-cell office:value-type="date" office:date-value="2020-10-02T00:00:00" table:style-name="ce98">
            <text:p>02-Oct-20</text:p>
          </table:table-cell>
          <table:table-cell office:value-type="date" office:date-value="2020-10-09T00:00:00" table:style-name="ce98">
            <text:p>09-Oct-20</text:p>
          </table:table-cell>
          <table:table-cell office:value-type="date" office:date-value="2020-10-16T00:00:00" table:style-name="ce98">
            <text:p>16-Oct-20</text:p>
          </table:table-cell>
          <table:table-cell office:value-type="date" office:date-value="2020-10-23T00:00:00" table:style-name="ce98">
            <text:p>23-Oct-20</text:p>
          </table:table-cell>
          <table:table-cell office:value-type="date" office:date-value="2020-10-30T00:00:00" table:style-name="ce98">
            <text:p>30-Oct-20</text:p>
          </table:table-cell>
          <table:table-cell office:value-type="date" office:date-value="2020-11-06T00:00:00" table:style-name="ce98">
            <text:p>06-Nov-20</text:p>
          </table:table-cell>
          <table:table-cell office:value-type="date" office:date-value="2020-11-13T00:00:00" table:style-name="ce98">
            <text:p>13-Nov-20</text:p>
          </table:table-cell>
          <table:table-cell office:value-type="date" office:date-value="2020-11-20T00:00:00" table:style-name="ce98">
            <text:p>20-Nov-20</text:p>
          </table:table-cell>
          <table:table-cell office:value-type="date" office:date-value="2020-11-27T00:00:00" table:style-name="ce98">
            <text:p>27-Nov-20</text:p>
          </table:table-cell>
          <table:table-cell office:value-type="date" office:date-value="2020-12-04T00:00:00" table:style-name="ce98">
            <text:p>04-Dec-20</text:p>
          </table:table-cell>
          <table:table-cell office:value-type="date" office:date-value="2020-12-11T00:00:00" table:style-name="ce98">
            <text:p>11-Dec-20</text:p>
          </table:table-cell>
          <table:table-cell office:value-type="date" office:date-value="2020-12-18T00:00:00" table:style-name="ce98">
            <text:p>18-Dec-20</text:p>
          </table:table-cell>
          <table:table-cell office:value-type="date" office:date-value="2020-12-25T00:00:00" table:style-name="ce98">
            <text:p>25-Dec-20</text:p>
          </table:table-cell>
          <table:table-cell office:value-type="date" office:date-value="2021-01-01T00:00:00" table:style-name="ce98">
            <text:p>01-Jan-21</text:p>
          </table:table-cell>
          <table:table-cell office:value-type="date" office:date-value="2021-01-08T00:00:00" table:style-name="ce98">
            <text:p>08-Jan-21</text:p>
          </table:table-cell>
          <table:table-cell office:value-type="date" office:date-value="2021-01-15T00:00:00" table:style-name="ce98">
            <text:p>15-Jan-21</text:p>
          </table:table-cell>
          <table:table-cell office:value-type="date" office:date-value="2021-01-22T00:00:00" table:style-name="ce98">
            <text:p>22-Jan-21</text:p>
          </table:table-cell>
          <table:table-cell office:value-type="date" office:date-value="2021-01-29T00:00:00" table:style-name="ce98">
            <text:p>29-Jan-21</text:p>
          </table:table-cell>
          <table:table-cell office:value-type="date" office:date-value="2021-02-05T00:00:00" table:style-name="ce98">
            <text:p>05-Feb-21</text:p>
          </table:table-cell>
          <table:table-cell office:value-type="date" office:date-value="2021-02-12T00:00:00" table:style-name="ce98">
            <text:p>12-Feb-21</text:p>
          </table:table-cell>
          <table:table-cell office:value-type="date" office:date-value="2021-02-19T00:00:00" table:style-name="ce98">
            <text:p>19-Feb-21</text:p>
          </table:table-cell>
          <table:table-cell office:value-type="date" office:date-value="2021-02-26T00:00:00" table:style-name="ce98">
            <text:p>26-Feb-21</text:p>
          </table:table-cell>
          <table:table-cell table:number-columns-repeated="151" table:style-name="ce147"/>
          <table:table-cell table:number-columns-repeated="16180"/>
        </table:table-row>
        <table:table-row table:style-name="ro2">
          <table:table-cell office:value-type="string" table:style-name="ce50">
            <text:p>Total Registered Deaths</text:p>
          </table:table-cell>
          <table:table-cell office:value-type="string" table:style-name="ce68">
            <text:p>All</text:p>
          </table:table-cell>
          <table:table-cell office:value-type="float" office:value="17331" table:formula="of:=SUM([.C7:.C14])" table:style-name="ce73">
            <text:p>17,331</text:p>
          </table:table-cell>
          <table:table-cell office:value-type="float" office:value="104" table:formula="of:=SUM([.D15]+[.D24])" table:style-name="ce72">
            <text:p>104</text:p>
          </table:table-cell>
          <table:table-cell office:value-type="float" office:value="287" table:formula="of:=SUM([.E7:.E14])" table:style-name="ce72">
            <text:p>287</text:p>
          </table:table-cell>
          <table:table-cell office:value-type="float" office:value="434" table:formula="of:=SUM([.F7:.F14])" table:style-name="ce186">
            <text:p>434</text:p>
          </table:table-cell>
          <table:table-cell office:value-type="float" office:value="435" table:formula="of:=SUM([.G7:.G14])" table:style-name="ce72">
            <text:p>435</text:p>
          </table:table-cell>
          <table:table-cell office:value-type="float" office:value="424" table:formula="of:=SUM([.H7:.H14])" table:style-name="ce72">
            <text:p>424</text:p>
          </table:table-cell>
          <table:table-cell office:value-type="float" office:value="470" table:formula="of:=SUM([.I7:.I14])" table:style-name="ce72">
            <text:p>470</text:p>
          </table:table-cell>
          <table:table-cell office:value-type="float" office:value="427" table:formula="of:=SUM([.J7:.J14])" table:style-name="ce72">
            <text:p>427</text:p>
          </table:table-cell>
          <table:table-cell office:value-type="float" office:value="336" table:formula="of:=SUM([.K7:.K14])" table:style-name="ce72">
            <text:p>336</text:p>
          </table:table-cell>
          <table:table-cell office:value-type="float" office:value="396" table:formula="of:=SUM([.L7:.L14])" table:style-name="ce72">
            <text:p>396</text:p>
          </table:table-cell>
          <table:table-cell office:value-type="float" office:value="325" table:formula="of:=SUM([.M7:.M14])" table:style-name="ce72">
            <text:p>325</text:p>
          </table:table-cell>
          <table:table-cell office:value-type="float" office:value="316" table:formula="of:=SUM([.N7:.N14])" table:style-name="ce72">
            <text:p>316</text:p>
          </table:table-cell>
          <table:table-cell office:value-type="float" office:value="304" table:formula="of:=SUM([.O7:.O14])" table:style-name="ce72">
            <text:p>304</text:p>
          </table:table-cell>
          <table:table-cell office:value-type="float" office:value="292" table:formula="of:=SUM([.P7:.P14])" table:style-name="ce67">
            <text:p>292</text:p>
          </table:table-cell>
          <table:table-cell office:value-type="float" office:value="290" table:formula="of:=SUM([.Q7:.Q14])" table:style-name="ce67">
            <text:p>290</text:p>
          </table:table-cell>
          <table:table-cell office:value-type="float" office:value="295" table:formula="of:=SUM([.R7:.R14])" table:style-name="ce67">
            <text:p>295</text:p>
          </table:table-cell>
          <table:table-cell office:value-type="float" office:value="289" table:formula="of:=SUM([.S7:.S14])" table:style-name="ce67">
            <text:p>289</text:p>
          </table:table-cell>
          <table:table-cell office:value-type="float" office:value="275" table:style-name="ce67">
            <text:p>275</text:p>
          </table:table-cell>
          <table:table-cell office:value-type="float" office:value="240" table:formula="of:=SUM([.U7:.U14])" table:style-name="ce67">
            <text:p>240</text:p>
          </table:table-cell>
          <table:table-cell office:value-type="float" office:value="306" table:formula="of:=SUM([.V7:.V14])" table:style-name="ce187">
            <text:p>306</text:p>
          </table:table-cell>
          <table:table-cell office:value-type="float" office:value="273" table:style-name="ce187">
            <text:p>273</text:p>
          </table:table-cell>
          <table:table-cell office:value-type="float" office:value="280" table:formula="of:=SUM([.X7:.X14])" table:style-name="ce67">
            <text:p>280</text:p>
          </table:table-cell>
          <table:table-cell office:value-type="float" office:value="278" table:formula="of:=SUM([.Y7:.Y14])" table:style-name="ce67">
            <text:p>278</text:p>
          </table:table-cell>
          <table:table-cell office:value-type="float" office:value="313" table:formula="of:=SUM([.Z7:.Z14])" table:style-name="ce67">
            <text:p>313</text:p>
          </table:table-cell>
          <table:table-cell office:value-type="float" office:value="303" table:formula="of:=SUM([.AA7:.AA14])" table:style-name="ce67">
            <text:p>303</text:p>
          </table:table-cell>
          <table:table-cell office:value-type="float" office:value="234" table:formula="of:=SUM([.AB7:.AB14])" table:style-name="ce67">
            <text:p>234</text:p>
          </table:table-cell>
          <table:table-cell office:value-type="float" office:value="296" table:formula="of:=SUM([.AC7:.AC14])" table:style-name="ce67">
            <text:p>296</text:p>
          </table:table-cell>
          <table:table-cell office:value-type="float" office:value="322" table:formula="of:=SUM([.AD7:.AD14])" table:style-name="ce67">
            <text:p>322</text:p>
          </table:table-cell>
          <table:table-cell office:value-type="float" office:value="323" table:formula="of:=SUM([.AE7:.AE14])" table:style-name="ce67">
            <text:p>323</text:p>
          </table:table-cell>
          <table:table-cell office:value-type="float" office:value="328" table:formula="of:=SUM([.AF7:.AF14])" table:style-name="ce67">
            <text:p>328</text:p>
          </table:table-cell>
          <table:table-cell office:value-type="float" office:value="348" table:formula="of:=SUM([.AG7:.AG14])" table:style-name="ce67">
            <text:p>348</text:p>
          </table:table-cell>
          <table:table-cell office:value-type="float" office:value="278" table:formula="of:=SUM([.AH7:.AH14])" table:style-name="ce67">
            <text:p>278</text:p>
          </table:table-cell>
          <table:table-cell office:value-type="float" office:value="391" table:formula="of:=SUM([.AI7:.AI14])" table:style-name="ce67">
            <text:p>391</text:p>
          </table:table-cell>
          <table:table-cell office:value-type="float" office:value="368" table:formula="of:=SUM([.AJ7:.AJ14])" table:style-name="ce67">
            <text:p>368</text:p>
          </table:table-cell>
          <table:table-cell office:value-type="float" office:value="386" table:formula="of:=SUM([.AK7:.AK14])" table:style-name="ce67">
            <text:p>386</text:p>
          </table:table-cell>
          <table:table-cell office:value-type="float" office:value="406" table:formula="of:=SUM([.AL7:.AL14])" table:style-name="ce67">
            <text:p>406</text:p>
          </table:table-cell>
          <table:table-cell office:value-type="float" office:value="396" table:formula="of:=SUM([.AM7:.AM14])" table:style-name="ce67">
            <text:p>396</text:p>
          </table:table-cell>
          <table:table-cell office:value-type="float" office:value="348" table:formula="of:=SUM([.AN7:.AN14])" table:style-name="ce67">
            <text:p>348</text:p>
          </table:table-cell>
          <table:table-cell office:value-type="float" office:value="387" table:formula="of:=SUM([.AO7:.AO14])" table:style-name="ce67">
            <text:p>387</text:p>
          </table:table-cell>
          <table:table-cell office:value-type="float" office:value="366" table:formula="of:=SUM([.AP7:.AP14])" table:style-name="ce67">
            <text:p>366</text:p>
          </table:table-cell>
          <table:table-cell office:value-type="float" office:value="350" table:formula="of:=SUM([.AQ7:.AQ14])" table:style-name="ce67">
            <text:p>350</text:p>
          </table:table-cell>
          <table:table-cell office:value-type="float" office:value="310" table:formula="of:=SUM([.AR7:.AR14])" table:style-name="ce67">
            <text:p>310</text:p>
          </table:table-cell>
          <table:table-cell office:value-type="float" office:value="333" table:formula="of:=SUM([.AS7:.AS14])" table:style-name="ce67">
            <text:p>333</text:p>
          </table:table-cell>
          <table:table-cell office:value-type="float" office:value="568" table:formula="of:=SUM([.AT7:.AT14])" table:style-name="ce67">
            <text:p>568</text:p>
          </table:table-cell>
          <table:table-cell office:value-type="float" office:value="443" table:formula="of:=SUM([.AU7:.AU14])" table:style-name="ce67">
            <text:p>443</text:p>
          </table:table-cell>
          <table:table-cell office:value-type="float" office:value="474" table:formula="of:=SUM([.AV7:.AV14])" table:style-name="ce67">
            <text:p>474</text:p>
          </table:table-cell>
          <table:table-cell office:value-type="float" office:value="437" table:formula="of:=SUM([.AW7:.AW14])" table:style-name="ce67">
            <text:p>437</text:p>
          </table:table-cell>
          <table:table-cell office:value-type="float" office:value="462" table:formula="of:=SUM([.AX7:.AX14])" table:style-name="ce67">
            <text:p>462</text:p>
          </table:table-cell>
          <table:table-cell office:value-type="float" office:value="382" table:formula="of:=SUM([.AY7:.AY14])" table:style-name="ce67">
            <text:p>382</text:p>
          </table:table-cell>
          <table:table-cell office:value-type="float" office:value="352" table:formula="of:=SUM([.AZ7:.AZ14])" table:style-name="ce67">
            <text:p>352</text:p>
          </table:table-cell>
          <table:table-cell office:value-type="float" office:value="351" table:formula="of:=SUM([.BA7:.BA14])" table:style-name="ce67">
            <text:p>351</text:p>
          </table:table-cell>
          <table:table-cell table:number-columns-repeated="151" table:style-name="ce148"/>
          <table:table-cell table:number-columns-repeated="16180"/>
        </table:table-row>
        <table:table-row table:style-name="ro2">
          <table:table-cell table:style-name="ce53"/>
          <table:table-cell office:value-type="string" table:style-name="ce54">
            <text:p>&lt;7 days</text:p>
          </table:table-cell>
          <table:table-cell office:value-type="float" office:value="53" table:formula="of:=SUM([.C16]+[.C25])" table:style-name="ce70">
            <text:p>53</text:p>
          </table:table-cell>
          <table:table-cell office:value-type="float" office:value="0" table:formula="of:=SUM([.D16]+[.D25])" table:style-name="ce65">
            <text:p>0</text:p>
          </table:table-cell>
          <table:table-cell office:value-type="float" office:value="1" table:formula="of:=SUM([.E16]+[.E25])" table:style-name="ce65">
            <text:p>1</text:p>
          </table:table-cell>
          <table:table-cell office:value-type="float" office:value="0" table:formula="of:=SUM([.F16]+[.F25])" table:style-name="ce65">
            <text:p>0</text:p>
          </table:table-cell>
          <table:table-cell office:value-type="float" office:value="1" table:formula="of:=SUM([.G16]+[.G25])" table:style-name="ce65">
            <text:p>1</text:p>
          </table:table-cell>
          <table:table-cell office:value-type="float" office:value="0" table:formula="of:=SUM([.H16]+[.H25])" table:style-name="ce65">
            <text:p>0</text:p>
          </table:table-cell>
          <table:table-cell office:value-type="float" office:value="1" table:formula="of:=SUM([.I16]+[.I25])" table:style-name="ce65">
            <text:p>1</text:p>
          </table:table-cell>
          <table:table-cell office:value-type="float" office:value="1" table:formula="of:=SUM([.J16]+[.J25])" table:style-name="ce65">
            <text:p>1</text:p>
          </table:table-cell>
          <table:table-cell office:value-type="float" office:value="0" table:formula="of:=SUM([.K16]+[.K25])" table:style-name="ce65">
            <text:p>0</text:p>
          </table:table-cell>
          <table:table-cell office:value-type="float" office:value="0" table:formula="of:=SUM([.L16]+[.L25])" table:style-name="ce65">
            <text:p>0</text:p>
          </table:table-cell>
          <table:table-cell office:value-type="float" office:value="1" table:formula="of:=SUM([.M16]+[.M25])" table:style-name="ce65">
            <text:p>1</text:p>
          </table:table-cell>
          <table:table-cell office:value-type="float" office:value="1" table:formula="of:=SUM([.N16]+[.N25])" table:style-name="ce65">
            <text:p>1</text:p>
          </table:table-cell>
          <table:table-cell office:value-type="float" office:value="0" table:formula="of:=SUM([.O16]+[.O25])" table:style-name="ce65">
            <text:p>0</text:p>
          </table:table-cell>
          <table:table-cell office:value-type="float" office:value="3" table:formula="of:=SUM([.P16]+[.P25])" table:style-name="ce65">
            <text:p>3</text:p>
          </table:table-cell>
          <table:table-cell office:value-type="float" office:value="0" table:formula="of:=SUM([.Q16]+[.Q25])" table:style-name="ce65">
            <text:p>0</text:p>
          </table:table-cell>
          <table:table-cell office:value-type="float" office:value="4" table:formula="of:=SUM([.R16]+[.R25])" table:style-name="ce65">
            <text:p>4</text:p>
          </table:table-cell>
          <table:table-cell office:value-type="float" office:value="0" table:formula="of:=SUM([.S16]+[.S25])" table:style-name="ce65">
            <text:p>0</text:p>
          </table:table-cell>
          <table:table-cell office:value-type="float" office:value="1" table:style-name="ce65">
            <text:p>1</text:p>
          </table:table-cell>
          <table:table-cell office:value-type="float" office:value="1" table:formula="of:=SUM([.U16]+[.U25])" table:style-name="ce65">
            <text:p>1</text:p>
          </table:table-cell>
          <table:table-cell office:value-type="float" office:value="2" table:formula="of:=SUM([.V16]+[.V25])" table:style-name="ce188">
            <text:p>2</text:p>
          </table:table-cell>
          <table:table-cell office:value-type="float" office:value="2" table:style-name="ce188">
            <text:p>2</text:p>
          </table:table-cell>
          <table:table-cell office:value-type="float" office:value="1" table:formula="of:=SUM([.X16]+[.X25])" table:style-name="ce65">
            <text:p>1</text:p>
          </table:table-cell>
          <table:table-cell office:value-type="float" office:value="0" table:formula="of:=SUM([.Y16]+[.Y25])" table:style-name="ce65">
            <text:p>0</text:p>
          </table:table-cell>
          <table:table-cell office:value-type="float" office:value="1" table:formula="of:=SUM([.Z16]+[.Z25])" table:style-name="ce65">
            <text:p>1</text:p>
          </table:table-cell>
          <table:table-cell office:value-type="float" office:value="0" table:formula="of:=SUM([.AA16]+[.AA25])" table:style-name="ce65">
            <text:p>0</text:p>
          </table:table-cell>
          <table:table-cell office:value-type="float" office:value="0" table:formula="of:=SUM([.AB16]+[.AB25])" table:style-name="ce65">
            <text:p>0</text:p>
          </table:table-cell>
          <table:table-cell office:value-type="float" office:value="4" table:formula="of:=SUM([.AC16]+[.AC25])" table:style-name="ce65">
            <text:p>4</text:p>
          </table:table-cell>
          <table:table-cell office:value-type="float" office:value="2" table:formula="of:=SUM([.AD16]+[.AD25])" table:style-name="ce65">
            <text:p>2</text:p>
          </table:table-cell>
          <table:table-cell office:value-type="float" office:value="1" table:formula="of:=SUM([.AE16]+[.AE25])" table:style-name="ce65">
            <text:p>1</text:p>
          </table:table-cell>
          <table:table-cell office:value-type="float" office:value="1" table:formula="of:=SUM([.AF16]+[.AF25])" table:style-name="ce65">
            <text:p>1</text:p>
          </table:table-cell>
          <table:table-cell office:value-type="float" office:value="4" table:formula="of:=SUM([.AG16]+[.AG25])" table:style-name="ce65">
            <text:p>4</text:p>
          </table:table-cell>
          <table:table-cell office:value-type="float" office:value="2" table:formula="of:=SUM([.AH16]+[.AH25])" table:style-name="ce65">
            <text:p>2</text:p>
          </table:table-cell>
          <table:table-cell office:value-type="float" office:value="1" table:formula="of:=SUM([.AI16]+[.AI25])" table:style-name="ce65">
            <text:p>1</text:p>
          </table:table-cell>
          <table:table-cell office:value-type="float" office:value="2" table:formula="of:=SUM([.AJ16]+[.AJ25])" table:style-name="ce65">
            <text:p>2</text:p>
          </table:table-cell>
          <table:table-cell office:value-type="float" office:value="1" table:formula="of:=SUM([.AK16]+[.AK25])" table:style-name="ce65">
            <text:p>1</text:p>
          </table:table-cell>
          <table:table-cell office:value-type="float" office:value="0" table:formula="of:=SUM([.AL16]+[.AL25])" table:style-name="ce65">
            <text:p>0</text:p>
          </table:table-cell>
          <table:table-cell office:value-type="float" office:value="1" table:formula="of:=SUM([.AM16]+[.AM25])" table:style-name="ce65">
            <text:p>1</text:p>
          </table:table-cell>
          <table:table-cell office:value-type="float" office:value="1" table:formula="of:=SUM([.AN16]+[.AN25])" table:style-name="ce65">
            <text:p>1</text:p>
          </table:table-cell>
          <table:table-cell office:value-type="float" office:value="1" table:formula="of:=SUM([.AO16]+[.AO25])" table:style-name="ce65">
            <text:p>1</text:p>
          </table:table-cell>
          <table:table-cell office:value-type="float" office:value="0" table:formula="of:=SUM([.AP16]+[.AP25])" table:style-name="ce65">
            <text:p>0</text:p>
          </table:table-cell>
          <table:table-cell office:value-type="float" office:value="2" table:formula="of:=SUM([.AQ16]+[.AQ25])" table:style-name="ce65">
            <text:p>2</text:p>
          </table:table-cell>
          <table:table-cell office:value-type="float" office:value="1" table:formula="of:=SUM([.AR16]+[.AR25])" table:style-name="ce65">
            <text:p>1</text:p>
          </table:table-cell>
          <table:table-cell office:value-type="float" office:value="1" table:formula="of:=SUM([.AS16]+[.AS25])" table:style-name="ce65">
            <text:p>1</text:p>
          </table:table-cell>
          <table:table-cell office:value-type="float" office:value="1" table:formula="of:=SUM([.AT16]+[.AT25])" table:style-name="ce65">
            <text:p>1</text:p>
          </table:table-cell>
          <table:table-cell office:value-type="float" office:value="0" table:formula="of:=SUM([.AU16]+[.AU25])" table:style-name="ce65">
            <text:p>0</text:p>
          </table:table-cell>
          <table:table-cell office:value-type="float" office:value="3" table:formula="of:=SUM([.AV16]+[.AV25])" table:style-name="ce65">
            <text:p>3</text:p>
          </table:table-cell>
          <table:table-cell office:value-type="float" office:value="0" table:formula="of:=SUM([.AW16]+[.AW25])" table:style-name="ce65">
            <text:p>0</text:p>
          </table:table-cell>
          <table:table-cell office:value-type="float" office:value="0" table:formula="of:=SUM([.AX16]+[.AX25])" table:style-name="ce65">
            <text:p>0</text:p>
          </table:table-cell>
          <table:table-cell office:value-type="float" office:value="0" table:formula="of:=SUM([.AY16]+[.AY25])" table:style-name="ce65">
            <text:p>0</text:p>
          </table:table-cell>
          <table:table-cell office:value-type="float" office:value="1" table:formula="of:=SUM([.AZ16]+[.AZ25])" table:style-name="ce65">
            <text:p>1</text:p>
          </table:table-cell>
          <table:table-cell office:value-type="float" office:value="2" table:formula="of:=SUM([.BA16]+[.BA25])" table:style-name="ce65">
            <text:p>2</text:p>
          </table:table-cell>
          <table:table-cell table:number-columns-repeated="151" table:style-name="ce149"/>
          <table:table-cell table:number-columns-repeated="16180"/>
        </table:table-row>
        <table:table-row table:style-name="ro23">
          <table:table-cell table:style-name="ce53"/>
          <table:table-cell office:value-type="string" table:style-name="ce57">
            <text:p>&gt;=7 days and &lt; 1 year</text:p>
          </table:table-cell>
          <table:table-cell office:value-type="float" office:value="26" table:formula="of:=SUM([.C17]+[.C26])" table:style-name="ce70">
            <text:p>26</text:p>
          </table:table-cell>
          <table:table-cell office:value-type="float" office:value="0" table:formula="of:=SUM([.D17]+[.D26])" table:style-name="ce65">
            <text:p>0</text:p>
          </table:table-cell>
          <table:table-cell office:value-type="float" office:value="1" table:formula="of:=SUM([.E17]+[.E26])" table:style-name="ce65">
            <text:p>1</text:p>
          </table:table-cell>
          <table:table-cell office:value-type="float" office:value="1" table:formula="of:=SUM([.F17]+[.F26])" table:style-name="ce65">
            <text:p>1</text:p>
          </table:table-cell>
          <table:table-cell office:value-type="float" office:value="0" table:formula="of:=SUM([.G17]+[.G26])" table:style-name="ce65">
            <text:p>0</text:p>
          </table:table-cell>
          <table:table-cell office:value-type="float" office:value="0" table:formula="of:=SUM([.H17]+[.H26])" table:style-name="ce65">
            <text:p>0</text:p>
          </table:table-cell>
          <table:table-cell office:value-type="float" office:value="0" table:formula="of:=SUM([.I17]+[.I26])" table:style-name="ce65">
            <text:p>0</text:p>
          </table:table-cell>
          <table:table-cell office:value-type="float" office:value="1" table:formula="of:=SUM([.J17]+[.J26])" table:style-name="ce65">
            <text:p>1</text:p>
          </table:table-cell>
          <table:table-cell office:value-type="float" office:value="1" table:formula="of:=SUM([.K17]+[.K26])" table:style-name="ce65">
            <text:p>1</text:p>
          </table:table-cell>
          <table:table-cell office:value-type="float" office:value="0" table:formula="of:=SUM([.L17]+[.L26])" table:style-name="ce65">
            <text:p>0</text:p>
          </table:table-cell>
          <table:table-cell office:value-type="float" office:value="0" table:formula="of:=SUM([.M17]+[.M26])" table:style-name="ce65">
            <text:p>0</text:p>
          </table:table-cell>
          <table:table-cell office:value-type="float" office:value="0" table:formula="of:=SUM([.N17]+[.N26])" table:style-name="ce65">
            <text:p>0</text:p>
          </table:table-cell>
          <table:table-cell office:value-type="float" office:value="0" table:formula="of:=SUM([.O17]+[.O26])" table:style-name="ce65">
            <text:p>0</text:p>
          </table:table-cell>
          <table:table-cell office:value-type="float" office:value="0" table:formula="of:=SUM([.P17]+[.P26])" table:style-name="ce65">
            <text:p>0</text:p>
          </table:table-cell>
          <table:table-cell office:value-type="float" office:value="0" table:formula="of:=SUM([.Q17]+[.Q26])" table:style-name="ce65">
            <text:p>0</text:p>
          </table:table-cell>
          <table:table-cell office:value-type="float" office:value="1" table:formula="of:=SUM([.R17]+[.R26])" table:style-name="ce65">
            <text:p>1</text:p>
          </table:table-cell>
          <table:table-cell office:value-type="float" office:value="1" table:formula="of:=SUM([.S17]+[.S26])" table:style-name="ce65">
            <text:p>1</text:p>
          </table:table-cell>
          <table:table-cell office:value-type="float" office:value="0" table:style-name="ce65">
            <text:p>0</text:p>
          </table:table-cell>
          <table:table-cell office:value-type="float" office:value="0" table:formula="of:=SUM([.U17]+[.U26])" table:style-name="ce65">
            <text:p>0</text:p>
          </table:table-cell>
          <table:table-cell office:value-type="float" office:value="0" table:formula="of:=SUM([.V17]+[.V26])" table:style-name="ce188">
            <text:p>0</text:p>
          </table:table-cell>
          <table:table-cell office:value-type="float" office:value="1" table:style-name="ce188">
            <text:p>1</text:p>
          </table:table-cell>
          <table:table-cell office:value-type="float" office:value="0" table:formula="of:=SUM([.X17]+[.X26])" table:style-name="ce65">
            <text:p>0</text:p>
          </table:table-cell>
          <table:table-cell office:value-type="float" office:value="0" table:formula="of:=SUM([.Y17]+[.Y26])" table:style-name="ce65">
            <text:p>0</text:p>
          </table:table-cell>
          <table:table-cell office:value-type="float" office:value="0" table:formula="of:=SUM([.Z17]+[.Z26])" table:style-name="ce65">
            <text:p>0</text:p>
          </table:table-cell>
          <table:table-cell office:value-type="float" office:value="1" table:formula="of:=SUM([.AA17]+[.AA26])" table:style-name="ce65">
            <text:p>1</text:p>
          </table:table-cell>
          <table:table-cell office:value-type="float" office:value="1" table:formula="of:=SUM([.AB17]+[.AB26])" table:style-name="ce65">
            <text:p>1</text:p>
          </table:table-cell>
          <table:table-cell office:value-type="float" office:value="1" table:formula="of:=SUM([.AC17]+[.AC26])" table:style-name="ce65">
            <text:p>1</text:p>
          </table:table-cell>
          <table:table-cell office:value-type="float" office:value="0" table:formula="of:=SUM([.AD17]+[.AD26])" table:style-name="ce65">
            <text:p>0</text:p>
          </table:table-cell>
          <table:table-cell office:value-type="float" office:value="0" table:formula="of:=SUM([.AE17]+[.AE26])" table:style-name="ce65">
            <text:p>0</text:p>
          </table:table-cell>
          <table:table-cell office:value-type="float" office:value="0" table:formula="of:=SUM([.AF17]+[.AF26])" table:style-name="ce65">
            <text:p>0</text:p>
          </table:table-cell>
          <table:table-cell office:value-type="float" office:value="0" table:formula="of:=SUM([.AG17]+[.AG26])" table:style-name="ce65">
            <text:p>0</text:p>
          </table:table-cell>
          <table:table-cell office:value-type="float" office:value="0" table:formula="of:=SUM([.AH17]+[.AH26])" table:style-name="ce65">
            <text:p>0</text:p>
          </table:table-cell>
          <table:table-cell office:value-type="float" office:value="2" table:formula="of:=SUM([.AI17]+[.AI26])" table:style-name="ce65">
            <text:p>2</text:p>
          </table:table-cell>
          <table:table-cell office:value-type="float" office:value="1" table:formula="of:=SUM([.AJ17]+[.AJ26])" table:style-name="ce65">
            <text:p>1</text:p>
          </table:table-cell>
          <table:table-cell office:value-type="float" office:value="0" table:formula="of:=SUM([.AK17]+[.AK26])" table:style-name="ce65">
            <text:p>0</text:p>
          </table:table-cell>
          <table:table-cell office:value-type="float" office:value="1" table:formula="of:=SUM([.AL17]+[.AL26])" table:style-name="ce65">
            <text:p>1</text:p>
          </table:table-cell>
          <table:table-cell office:value-type="float" office:value="1" table:formula="of:=SUM([.AM17]+[.AM26])" table:style-name="ce65">
            <text:p>1</text:p>
          </table:table-cell>
          <table:table-cell office:value-type="float" office:value="0" table:formula="of:=SUM([.AN17]+[.AN26])" table:style-name="ce65">
            <text:p>0</text:p>
          </table:table-cell>
          <table:table-cell office:value-type="float" office:value="0" table:formula="of:=SUM([.AO17]+[.AO26])" table:style-name="ce65">
            <text:p>0</text:p>
          </table:table-cell>
          <table:table-cell office:value-type="float" office:value="0" table:formula="of:=SUM([.AP17]+[.AP26])" table:style-name="ce65">
            <text:p>0</text:p>
          </table:table-cell>
          <table:table-cell office:value-type="float" office:value="2" table:formula="of:=SUM([.AQ17]+[.AQ26])" table:style-name="ce65">
            <text:p>2</text:p>
          </table:table-cell>
          <table:table-cell office:value-type="float" office:value="1" table:formula="of:=SUM([.AR17]+[.AR26])" table:style-name="ce65">
            <text:p>1</text:p>
          </table:table-cell>
          <table:table-cell office:value-type="float" office:value="0" table:formula="of:=SUM([.AS17]+[.AS26])" table:style-name="ce65">
            <text:p>0</text:p>
          </table:table-cell>
          <table:table-cell office:value-type="float" office:value="1" table:formula="of:=SUM([.AT17]+[.AT26])" table:style-name="ce65">
            <text:p>1</text:p>
          </table:table-cell>
          <table:table-cell office:value-type="float" office:value="0" table:formula="of:=SUM([.AU17]+[.AU26])" table:style-name="ce65">
            <text:p>0</text:p>
          </table:table-cell>
          <table:table-cell office:value-type="float" office:value="1" table:formula="of:=SUM([.AV17]+[.AV26])" table:style-name="ce65">
            <text:p>1</text:p>
          </table:table-cell>
          <table:table-cell office:value-type="float" office:value="0" table:formula="of:=SUM([.AW17]+[.AW26])" table:style-name="ce65">
            <text:p>0</text:p>
          </table:table-cell>
          <table:table-cell office:value-type="float" office:value="3" table:formula="of:=SUM([.AX17]+[.AX26])" table:style-name="ce65">
            <text:p>3</text:p>
          </table:table-cell>
          <table:table-cell office:value-type="float" office:value="2" table:formula="of:=SUM([.AY17]+[.AY26])" table:style-name="ce65">
            <text:p>2</text:p>
          </table:table-cell>
          <table:table-cell office:value-type="float" office:value="1" table:formula="of:=SUM([.AZ17]+[.AZ26])" table:style-name="ce65">
            <text:p>1</text:p>
          </table:table-cell>
          <table:table-cell office:value-type="float" office:value="0" table:formula="of:=SUM([.BA17]+[.BA26])" table:style-name="ce65">
            <text:p>0</text:p>
          </table:table-cell>
          <table:table-cell table:number-columns-repeated="151" table:style-name="ce149"/>
          <table:table-cell table:number-columns-repeated="16180"/>
        </table:table-row>
        <table:table-row table:style-name="ro2">
          <table:table-cell table:style-name="ce53"/>
          <table:table-cell office:value-type="string" table:style-name="ce58">
            <text:p>1-14</text:p>
          </table:table-cell>
          <table:table-cell office:value-type="float" office:value="26" table:formula="of:=SUM([.C18]+[.C27])" table:style-name="ce70">
            <text:p>26</text:p>
          </table:table-cell>
          <table:table-cell office:value-type="float" office:value="0" table:formula="of:=SUM([.D18]+[.D27])" table:style-name="ce65">
            <text:p>0</text:p>
          </table:table-cell>
          <table:table-cell office:value-type="float" office:value="0" table:formula="of:=SUM([.E18]+[.E27])" table:style-name="ce65">
            <text:p>0</text:p>
          </table:table-cell>
          <table:table-cell office:value-type="float" office:value="1" table:formula="of:=SUM([.F18]+[.F27])" table:style-name="ce189">
            <text:p>1</text:p>
          </table:table-cell>
          <table:table-cell office:value-type="float" office:value="0" table:formula="of:=SUM([.G18]+[.G27])" table:style-name="ce65">
            <text:p>0</text:p>
          </table:table-cell>
          <table:table-cell office:value-type="float" office:value="1" table:formula="of:=SUM([.H18]+[.H27])" table:style-name="ce65">
            <text:p>1</text:p>
          </table:table-cell>
          <table:table-cell office:value-type="float" office:value="0" table:formula="of:=SUM([.I18]+[.I27])" table:style-name="ce65">
            <text:p>0</text:p>
          </table:table-cell>
          <table:table-cell office:value-type="float" office:value="1" table:formula="of:=SUM([.J18]+[.J27])" table:style-name="ce190">
            <text:p>1</text:p>
          </table:table-cell>
          <table:table-cell office:value-type="float" office:value="0" table:formula="of:=SUM([.K18]+[.K27])" table:style-name="ce65">
            <text:p>0</text:p>
          </table:table-cell>
          <table:table-cell office:value-type="float" office:value="0" table:formula="of:=SUM([.L18]+[.L27])" table:style-name="ce65">
            <text:p>0</text:p>
          </table:table-cell>
          <table:table-cell office:value-type="float" office:value="1" table:formula="of:=SUM([.M18]+[.M27])" table:style-name="ce65">
            <text:p>1</text:p>
          </table:table-cell>
          <table:table-cell office:value-type="float" office:value="0" table:formula="of:=SUM([.N18]+[.N27])" table:style-name="ce65">
            <text:p>0</text:p>
          </table:table-cell>
          <table:table-cell office:value-type="float" office:value="0" table:formula="of:=SUM([.O18]+[.O27])" table:style-name="ce65">
            <text:p>0</text:p>
          </table:table-cell>
          <table:table-cell office:value-type="float" office:value="0" table:formula="of:=SUM([.P18]+[.P27])" table:style-name="ce65">
            <text:p>0</text:p>
          </table:table-cell>
          <table:table-cell office:value-type="float" office:value="1" table:formula="of:=SUM([.Q18]+[.Q27])" table:style-name="ce65">
            <text:p>1</text:p>
          </table:table-cell>
          <table:table-cell office:value-type="float" office:value="0" table:formula="of:=SUM([.R18]+[.R27])" table:style-name="ce65">
            <text:p>0</text:p>
          </table:table-cell>
          <table:table-cell office:value-type="float" office:value="2" table:formula="of:=SUM([.S18]+[.S27])" table:style-name="ce65">
            <text:p>2</text:p>
          </table:table-cell>
          <table:table-cell office:value-type="float" office:value="1" table:style-name="ce65">
            <text:p>1</text:p>
          </table:table-cell>
          <table:table-cell office:value-type="float" office:value="0" table:formula="of:=SUM([.U18]+[.U27])" table:style-name="ce65">
            <text:p>0</text:p>
          </table:table-cell>
          <table:table-cell office:value-type="float" office:value="2" table:formula="of:=SUM([.V18]+[.V27])" table:style-name="ce188">
            <text:p>2</text:p>
          </table:table-cell>
          <table:table-cell office:value-type="float" office:value="0" table:style-name="ce188">
            <text:p>0</text:p>
          </table:table-cell>
          <table:table-cell office:value-type="float" office:value="0" table:formula="of:=SUM([.X18]+[.X27])" table:style-name="ce65">
            <text:p>0</text:p>
          </table:table-cell>
          <table:table-cell office:value-type="float" office:value="1" table:formula="of:=SUM([.Y18]+[.Y27])" table:style-name="ce65">
            <text:p>1</text:p>
          </table:table-cell>
          <table:table-cell office:value-type="float" office:value="0" table:formula="of:=SUM([.Z18]+[.Z27])" table:style-name="ce65">
            <text:p>0</text:p>
          </table:table-cell>
          <table:table-cell office:value-type="float" office:value="0" table:formula="of:=SUM([.AA18]+[.AA27])" table:style-name="ce65">
            <text:p>0</text:p>
          </table:table-cell>
          <table:table-cell office:value-type="float" office:value="0" table:formula="of:=SUM([.AB18]+[.AB27])" table:style-name="ce65">
            <text:p>0</text:p>
          </table:table-cell>
          <table:table-cell office:value-type="float" office:value="0" table:formula="of:=SUM([.AC18]+[.AC27])" table:style-name="ce65">
            <text:p>0</text:p>
          </table:table-cell>
          <table:table-cell office:value-type="float" office:value="1" table:formula="of:=SUM([.AD18]+[.AD27])" table:style-name="ce65">
            <text:p>1</text:p>
          </table:table-cell>
          <table:table-cell office:value-type="float" office:value="0" table:formula="of:=SUM([.AE18]+[.AE27])" table:style-name="ce65">
            <text:p>0</text:p>
          </table:table-cell>
          <table:table-cell office:value-type="float" office:value="3" table:formula="of:=SUM([.AF18]+[.AF27])" table:style-name="ce65">
            <text:p>3</text:p>
          </table:table-cell>
          <table:table-cell office:value-type="float" office:value="0" table:formula="of:=SUM([.AG18]+[.AG27])" table:style-name="ce65">
            <text:p>0</text:p>
          </table:table-cell>
          <table:table-cell office:value-type="float" office:value="0" table:formula="of:=SUM([.AH18]+[.AH27])" table:style-name="ce65">
            <text:p>0</text:p>
          </table:table-cell>
          <table:table-cell office:value-type="float" office:value="1" table:formula="of:=SUM([.AI18]+[.AI27])" table:style-name="ce65">
            <text:p>1</text:p>
          </table:table-cell>
          <table:table-cell office:value-type="float" office:value="1" table:formula="of:=SUM([.AJ18]+[.AJ27])" table:style-name="ce65">
            <text:p>1</text:p>
          </table:table-cell>
          <table:table-cell office:value-type="float" office:value="1" table:formula="of:=SUM([.AK18]+[.AK27])" table:style-name="ce65">
            <text:p>1</text:p>
          </table:table-cell>
          <table:table-cell office:value-type="float" office:value="1" table:formula="of:=SUM([.AL18]+[.AL27])" table:style-name="ce65">
            <text:p>1</text:p>
          </table:table-cell>
          <table:table-cell office:value-type="float" office:value="0" table:formula="of:=SUM([.AM18]+[.AM27])" table:style-name="ce65">
            <text:p>0</text:p>
          </table:table-cell>
          <table:table-cell office:value-type="float" office:value="0" table:formula="of:=SUM([.AN18]+[.AN27])" table:style-name="ce65">
            <text:p>0</text:p>
          </table:table-cell>
          <table:table-cell office:value-type="float" office:value="0" table:formula="of:=SUM([.AO18]+[.AO27])" table:style-name="ce65">
            <text:p>0</text:p>
          </table:table-cell>
          <table:table-cell office:value-type="float" office:value="0" table:formula="of:=SUM([.AP18]+[.AP27])" table:style-name="ce65">
            <text:p>0</text:p>
          </table:table-cell>
          <table:table-cell office:value-type="float" office:value="0" table:formula="of:=SUM([.AQ18]+[.AQ27])" table:style-name="ce65">
            <text:p>0</text:p>
          </table:table-cell>
          <table:table-cell office:value-type="float" office:value="2" table:formula="of:=SUM([.AR18]+[.AR27])" table:style-name="ce65">
            <text:p>2</text:p>
          </table:table-cell>
          <table:table-cell office:value-type="float" office:value="0" table:formula="of:=SUM([.AS18]+[.AS27])" table:style-name="ce65">
            <text:p>0</text:p>
          </table:table-cell>
          <table:table-cell office:value-type="float" office:value="0" table:formula="of:=SUM([.AT18]+[.AT27])" table:style-name="ce65">
            <text:p>0</text:p>
          </table:table-cell>
          <table:table-cell office:value-type="float" office:value="1" table:formula="of:=SUM([.AU18]+[.AU27])" table:style-name="ce65">
            <text:p>1</text:p>
          </table:table-cell>
          <table:table-cell office:value-type="float" office:value="1" table:formula="of:=SUM([.AV18]+[.AV27])" table:style-name="ce65">
            <text:p>1</text:p>
          </table:table-cell>
          <table:table-cell office:value-type="float" office:value="0" table:formula="of:=SUM([.AW18]+[.AW27])" table:style-name="ce65">
            <text:p>0</text:p>
          </table:table-cell>
          <table:table-cell office:value-type="float" office:value="0" table:formula="of:=SUM([.AX18]+[.AX27])" table:style-name="ce65">
            <text:p>0</text:p>
          </table:table-cell>
          <table:table-cell office:value-type="float" office:value="2" table:formula="of:=SUM([.AY18]+[.AY27])" table:style-name="ce65">
            <text:p>2</text:p>
          </table:table-cell>
          <table:table-cell office:value-type="float" office:value="1" table:formula="of:=SUM([.AZ18]+[.AZ27])" table:style-name="ce65">
            <text:p>1</text:p>
          </table:table-cell>
          <table:table-cell office:value-type="float" office:value="0" table:formula="of:=SUM([.BA18]+[.BA27])" table:style-name="ce65">
            <text:p>0</text:p>
          </table:table-cell>
          <table:table-cell table:number-columns-repeated="151" table:style-name="ce149"/>
          <table:table-cell table:number-columns-repeated="16180"/>
        </table:table-row>
        <table:table-row table:style-name="ro2">
          <table:table-cell table:style-name="ce53"/>
          <table:table-cell office:value-type="string" table:style-name="ce54">
            <text:p>15-44</text:p>
          </table:table-cell>
          <table:table-cell office:value-type="float" office:value="607" table:formula="of:=SUM([.C19]+[.C28])" table:style-name="ce70">
            <text:p>607</text:p>
          </table:table-cell>
          <table:table-cell office:value-type="float" office:value="0" table:formula="of:=SUM([.D19]+[.D28])" table:style-name="ce65">
            <text:p>0</text:p>
          </table:table-cell>
          <table:table-cell office:value-type="float" office:value="7" table:formula="of:=SUM([.E19]+[.E28])" table:style-name="ce65">
            <text:p>7</text:p>
          </table:table-cell>
          <table:table-cell office:value-type="float" office:value="25" table:formula="of:=SUM([.F19]+[.F28])" table:style-name="ce189">
            <text:p>25</text:p>
          </table:table-cell>
          <table:table-cell office:value-type="float" office:value="13" table:formula="of:=SUM([.G19]+[.G28])" table:style-name="ce65">
            <text:p>13</text:p>
          </table:table-cell>
          <table:table-cell office:value-type="float" office:value="17" table:formula="of:=SUM([.H19]+[.H28])" table:style-name="ce65">
            <text:p>17</text:p>
          </table:table-cell>
          <table:table-cell office:value-type="float" office:value="18" table:formula="of:=SUM([.I19]+[.I28])" table:style-name="ce65">
            <text:p>18</text:p>
          </table:table-cell>
          <table:table-cell office:value-type="float" office:value="9" table:formula="of:=SUM([.J19]+[.J28])" table:style-name="ce190">
            <text:p>9</text:p>
          </table:table-cell>
          <table:table-cell office:value-type="float" office:value="19" table:formula="of:=SUM([.K19]+[.K28])" table:style-name="ce65">
            <text:p>19</text:p>
          </table:table-cell>
          <table:table-cell office:value-type="float" office:value="15" table:formula="of:=SUM([.L19]+[.L28])" table:style-name="ce65">
            <text:p>15</text:p>
          </table:table-cell>
          <table:table-cell office:value-type="float" office:value="8" table:formula="of:=SUM([.M19]+[.M28])" table:style-name="ce65">
            <text:p>8</text:p>
          </table:table-cell>
          <table:table-cell office:value-type="float" office:value="8" table:formula="of:=SUM([.N19]+[.N28])" table:style-name="ce65">
            <text:p>8</text:p>
          </table:table-cell>
          <table:table-cell office:value-type="float" office:value="12" table:formula="of:=SUM([.O19]+[.O28])" table:style-name="ce65">
            <text:p>12</text:p>
          </table:table-cell>
          <table:table-cell office:value-type="float" office:value="14" table:formula="of:=SUM([.P19]+[.P28])" table:style-name="ce65">
            <text:p>14</text:p>
          </table:table-cell>
          <table:table-cell office:value-type="float" office:value="10" table:formula="of:=SUM([.Q19]+[.Q28])" table:style-name="ce65">
            <text:p>10</text:p>
          </table:table-cell>
          <table:table-cell office:value-type="float" office:value="10" table:formula="of:=SUM([.R19]+[.R28])" table:style-name="ce65">
            <text:p>10</text:p>
          </table:table-cell>
          <table:table-cell office:value-type="float" office:value="15" table:formula="of:=SUM([.S19]+[.S28])" table:style-name="ce65">
            <text:p>15</text:p>
          </table:table-cell>
          <table:table-cell office:value-type="float" office:value="20" table:style-name="ce65">
            <text:p>20</text:p>
          </table:table-cell>
          <table:table-cell office:value-type="float" office:value="3" table:formula="of:=SUM([.U19]+[.U28])" table:style-name="ce65">
            <text:p>3</text:p>
          </table:table-cell>
          <table:table-cell office:value-type="float" office:value="10" table:formula="of:=SUM([.V19]+[.V28])" table:style-name="ce188">
            <text:p>10</text:p>
          </table:table-cell>
          <table:table-cell office:value-type="float" office:value="14" table:style-name="ce188">
            <text:p>14</text:p>
          </table:table-cell>
          <table:table-cell office:value-type="float" office:value="11" table:formula="of:=SUM([.X19]+[.X28])" table:style-name="ce65">
            <text:p>11</text:p>
          </table:table-cell>
          <table:table-cell office:value-type="float" office:value="15" table:formula="of:=SUM([.Y19]+[.Y28])" table:style-name="ce65">
            <text:p>15</text:p>
          </table:table-cell>
          <table:table-cell office:value-type="float" office:value="18" table:formula="of:=SUM([.Z19]+[.Z28])" table:style-name="ce65">
            <text:p>18</text:p>
          </table:table-cell>
          <table:table-cell office:value-type="float" office:value="6" table:formula="of:=SUM([.AA19]+[.AA28])" table:style-name="ce65">
            <text:p>6</text:p>
          </table:table-cell>
          <table:table-cell office:value-type="float" office:value="6" table:formula="of:=SUM([.AB19]+[.AB28])" table:style-name="ce65">
            <text:p>6</text:p>
          </table:table-cell>
          <table:table-cell office:value-type="float" office:value="10" table:formula="of:=SUM([.AC19]+[.AC28])" table:style-name="ce65">
            <text:p>10</text:p>
          </table:table-cell>
          <table:table-cell office:value-type="float" office:value="19" table:formula="of:=SUM([.AD19]+[.AD28])" table:style-name="ce65">
            <text:p>19</text:p>
          </table:table-cell>
          <table:table-cell office:value-type="float" office:value="20" table:formula="of:=SUM([.AE19]+[.AE28])" table:style-name="ce65">
            <text:p>20</text:p>
          </table:table-cell>
          <table:table-cell office:value-type="float" office:value="9" table:formula="of:=SUM([.AF19]+[.AF28])" table:style-name="ce65">
            <text:p>9</text:p>
          </table:table-cell>
          <table:table-cell office:value-type="float" office:value="14" table:formula="of:=SUM([.AG19]+[.AG28])" table:style-name="ce65">
            <text:p>14</text:p>
          </table:table-cell>
          <table:table-cell office:value-type="float" office:value="6" table:formula="of:=SUM([.AH19]+[.AH28])" table:style-name="ce65">
            <text:p>6</text:p>
          </table:table-cell>
          <table:table-cell office:value-type="float" office:value="10" table:formula="of:=SUM([.AI19]+[.AI28])" table:style-name="ce65">
            <text:p>10</text:p>
          </table:table-cell>
          <table:table-cell office:value-type="float" office:value="10" table:formula="of:=SUM([.AJ19]+[.AJ28])" table:style-name="ce65">
            <text:p>10</text:p>
          </table:table-cell>
          <table:table-cell office:value-type="float" office:value="11" table:formula="of:=SUM([.AK19]+[.AK28])" table:style-name="ce65">
            <text:p>11</text:p>
          </table:table-cell>
          <table:table-cell office:value-type="float" office:value="13" table:formula="of:=SUM([.AL19]+[.AL28])" table:style-name="ce65">
            <text:p>13</text:p>
          </table:table-cell>
          <table:table-cell office:value-type="float" office:value="6" table:formula="of:=SUM([.AM19]+[.AM28])" table:style-name="ce65">
            <text:p>6</text:p>
          </table:table-cell>
          <table:table-cell office:value-type="float" office:value="7" table:formula="of:=SUM([.AN19]+[.AN28])" table:style-name="ce65">
            <text:p>7</text:p>
          </table:table-cell>
          <table:table-cell office:value-type="float" office:value="13" table:formula="of:=SUM([.AO19]+[.AO28])" table:style-name="ce65">
            <text:p>13</text:p>
          </table:table-cell>
          <table:table-cell office:value-type="float" office:value="9" table:formula="of:=SUM([.AP19]+[.AP28])" table:style-name="ce65">
            <text:p>9</text:p>
          </table:table-cell>
          <table:table-cell office:value-type="float" office:value="7" table:formula="of:=SUM([.AQ19]+[.AQ28])" table:style-name="ce65">
            <text:p>7</text:p>
          </table:table-cell>
          <table:table-cell office:value-type="float" office:value="6" table:formula="of:=SUM([.AR19]+[.AR28])" table:style-name="ce65">
            <text:p>6</text:p>
          </table:table-cell>
          <table:table-cell office:value-type="float" office:value="9" table:formula="of:=SUM([.AS19]+[.AS28])" table:style-name="ce65">
            <text:p>9</text:p>
          </table:table-cell>
          <table:table-cell office:value-type="float" office:value="10" table:formula="of:=SUM([.AT19]+[.AT28])" table:style-name="ce65">
            <text:p>10</text:p>
          </table:table-cell>
          <table:table-cell office:value-type="float" office:value="10" table:formula="of:=SUM([.AU19]+[.AU28])" table:style-name="ce65">
            <text:p>10</text:p>
          </table:table-cell>
          <table:table-cell office:value-type="float" office:value="19" table:formula="of:=SUM([.AV19]+[.AV28])" table:style-name="ce65">
            <text:p>19</text:p>
          </table:table-cell>
          <table:table-cell office:value-type="float" office:value="18" table:formula="of:=SUM([.AW19]+[.AW28])" table:style-name="ce65">
            <text:p>18</text:p>
          </table:table-cell>
          <table:table-cell office:value-type="float" office:value="20" table:formula="of:=SUM([.AX19]+[.AX28])" table:style-name="ce65">
            <text:p>20</text:p>
          </table:table-cell>
          <table:table-cell office:value-type="float" office:value="21" table:formula="of:=SUM([.AY19]+[.AY28])" table:style-name="ce65">
            <text:p>21</text:p>
          </table:table-cell>
          <table:table-cell office:value-type="float" office:value="8" table:formula="of:=SUM([.AZ19]+[.AZ28])" table:style-name="ce65">
            <text:p>8</text:p>
          </table:table-cell>
          <table:table-cell office:value-type="float" office:value="19" table:formula="of:=SUM([.BA19]+[.BA28])" table:style-name="ce65">
            <text:p>19</text:p>
          </table:table-cell>
          <table:table-cell table:number-columns-repeated="151" table:style-name="ce149"/>
          <table:table-cell table:number-columns-repeated="16180"/>
        </table:table-row>
        <table:table-row table:style-name="ro2">
          <table:table-cell table:style-name="ce53"/>
          <table:table-cell office:value-type="string" table:style-name="ce54">
            <text:p>45-64</text:p>
          </table:table-cell>
          <table:table-cell office:value-type="float" office:value="2343" table:formula="of:=SUM([.C20]+[.C29])" table:style-name="ce70">
            <text:p>2,343</text:p>
          </table:table-cell>
          <table:table-cell office:value-type="float" office:value="14" table:formula="of:=SUM([.D20]+[.D29])" table:style-name="ce65">
            <text:p>14</text:p>
          </table:table-cell>
          <table:table-cell office:value-type="float" office:value="47" table:formula="of:=SUM([.E20]+[.E29])" table:style-name="ce65">
            <text:p>47</text:p>
          </table:table-cell>
          <table:table-cell office:value-type="float" office:value="59" table:formula="of:=SUM([.F20]+[.F29])" table:style-name="ce189">
            <text:p>59</text:p>
          </table:table-cell>
          <table:table-cell office:value-type="float" office:value="66" table:formula="of:=SUM([.G20]+[.G29])" table:style-name="ce65">
            <text:p>66</text:p>
          </table:table-cell>
          <table:table-cell office:value-type="float" office:value="44" table:formula="of:=SUM([.H20]+[.H29])" table:style-name="ce65">
            <text:p>44</text:p>
          </table:table-cell>
          <table:table-cell office:value-type="float" office:value="51" table:formula="of:=SUM([.I20]+[.I29])" table:style-name="ce65">
            <text:p>51</text:p>
          </table:table-cell>
          <table:table-cell office:value-type="float" office:value="52" table:formula="of:=SUM([.J20]+[.J29])" table:style-name="ce190">
            <text:p>52</text:p>
          </table:table-cell>
          <table:table-cell office:value-type="float" office:value="36" table:formula="of:=SUM([.K20]+[.K29])" table:style-name="ce65">
            <text:p>36</text:p>
          </table:table-cell>
          <table:table-cell office:value-type="float" office:value="47" table:formula="of:=SUM([.L20]+[.L29])" table:style-name="ce65">
            <text:p>47</text:p>
          </table:table-cell>
          <table:table-cell office:value-type="float" office:value="46" table:formula="of:=SUM([.M20]+[.M29])" table:style-name="ce65">
            <text:p>46</text:p>
          </table:table-cell>
          <table:table-cell office:value-type="float" office:value="35" table:formula="of:=SUM([.N20]+[.N29])" table:style-name="ce65">
            <text:p>35</text:p>
          </table:table-cell>
          <table:table-cell office:value-type="float" office:value="49" table:formula="of:=SUM([.O20]+[.O29])" table:style-name="ce65">
            <text:p>49</text:p>
          </table:table-cell>
          <table:table-cell office:value-type="float" office:value="46" table:formula="of:=SUM([.P20]+[.P29])" table:style-name="ce65">
            <text:p>46</text:p>
          </table:table-cell>
          <table:table-cell office:value-type="float" office:value="34" table:formula="of:=SUM([.Q20]+[.Q29])" table:style-name="ce65">
            <text:p>34</text:p>
          </table:table-cell>
          <table:table-cell office:value-type="float" office:value="54" table:formula="of:=SUM([.R20]+[.R29])" table:style-name="ce65">
            <text:p>54</text:p>
          </table:table-cell>
          <table:table-cell office:value-type="float" office:value="51" table:formula="of:=SUM([.S20]+[.S29])" table:style-name="ce65">
            <text:p>51</text:p>
          </table:table-cell>
          <table:table-cell office:value-type="float" office:value="53" table:style-name="ce65">
            <text:p>53</text:p>
          </table:table-cell>
          <table:table-cell office:value-type="float" office:value="37" table:formula="of:=SUM([.U20]+[.U29])" table:style-name="ce65">
            <text:p>37</text:p>
          </table:table-cell>
          <table:table-cell office:value-type="float" office:value="47" table:formula="of:=SUM([.V20]+[.V29])" table:style-name="ce188">
            <text:p>47</text:p>
          </table:table-cell>
          <table:table-cell office:value-type="float" office:value="50" table:style-name="ce188">
            <text:p>50</text:p>
          </table:table-cell>
          <table:table-cell office:value-type="float" office:value="39" table:formula="of:=SUM([.X20]+[.X29])" table:style-name="ce65">
            <text:p>39</text:p>
          </table:table-cell>
          <table:table-cell office:value-type="float" office:value="48" table:formula="of:=SUM([.Y20]+[.Y29])" table:style-name="ce65">
            <text:p>48</text:p>
          </table:table-cell>
          <table:table-cell office:value-type="float" office:value="47" table:formula="of:=SUM([.Z20]+[.Z29])" table:style-name="ce65">
            <text:p>47</text:p>
          </table:table-cell>
          <table:table-cell office:value-type="float" office:value="41" table:formula="of:=SUM([.AA20]+[.AA29])" table:style-name="ce65">
            <text:p>41</text:p>
          </table:table-cell>
          <table:table-cell office:value-type="float" office:value="37" table:formula="of:=SUM([.AB20]+[.AB29])" table:style-name="ce65">
            <text:p>37</text:p>
          </table:table-cell>
          <table:table-cell office:value-type="float" office:value="36" table:formula="of:=SUM([.AC20]+[.AC29])" table:style-name="ce65">
            <text:p>36</text:p>
          </table:table-cell>
          <table:table-cell office:value-type="float" office:value="48" table:formula="of:=SUM([.AD20]+[.AD29])" table:style-name="ce65">
            <text:p>48</text:p>
          </table:table-cell>
          <table:table-cell office:value-type="float" office:value="48" table:formula="of:=SUM([.AE20]+[.AE29])" table:style-name="ce65">
            <text:p>48</text:p>
          </table:table-cell>
          <table:table-cell office:value-type="float" office:value="43" table:formula="of:=SUM([.AF20]+[.AF29])" table:style-name="ce65">
            <text:p>43</text:p>
          </table:table-cell>
          <table:table-cell office:value-type="float" office:value="47" table:formula="of:=SUM([.AG20]+[.AG29])" table:style-name="ce65">
            <text:p>47</text:p>
          </table:table-cell>
          <table:table-cell office:value-type="float" office:value="35" table:formula="of:=SUM([.AH20]+[.AH29])" table:style-name="ce65">
            <text:p>35</text:p>
          </table:table-cell>
          <table:table-cell office:value-type="float" office:value="50" table:formula="of:=SUM([.AI20]+[.AI29])" table:style-name="ce65">
            <text:p>50</text:p>
          </table:table-cell>
          <table:table-cell office:value-type="float" office:value="44" table:formula="of:=SUM([.AJ20]+[.AJ29])" table:style-name="ce65">
            <text:p>44</text:p>
          </table:table-cell>
          <table:table-cell office:value-type="float" office:value="52" table:formula="of:=SUM([.AK20]+[.AK29])" table:style-name="ce65">
            <text:p>52</text:p>
          </table:table-cell>
          <table:table-cell office:value-type="float" office:value="45" table:formula="of:=SUM([.AL20]+[.AL29])" table:style-name="ce65">
            <text:p>45</text:p>
          </table:table-cell>
          <table:table-cell office:value-type="float" office:value="48" table:formula="of:=SUM([.AM20]+[.AM29])" table:style-name="ce65">
            <text:p>48</text:p>
          </table:table-cell>
          <table:table-cell office:value-type="float" office:value="40" table:formula="of:=SUM([.AN20]+[.AN29])" table:style-name="ce65">
            <text:p>40</text:p>
          </table:table-cell>
          <table:table-cell office:value-type="float" office:value="65" table:formula="of:=SUM([.AO20]+[.AO29])" table:style-name="ce65">
            <text:p>65</text:p>
          </table:table-cell>
          <table:table-cell office:value-type="float" office:value="48" table:formula="of:=SUM([.AP20]+[.AP29])" table:style-name="ce65">
            <text:p>48</text:p>
          </table:table-cell>
          <table:table-cell office:value-type="float" office:value="36" table:formula="of:=SUM([.AQ20]+[.AQ29])" table:style-name="ce65">
            <text:p>36</text:p>
          </table:table-cell>
          <table:table-cell office:value-type="float" office:value="39" table:formula="of:=SUM([.AR20]+[.AR29])" table:style-name="ce65">
            <text:p>39</text:p>
          </table:table-cell>
          <table:table-cell office:value-type="float" office:value="38" table:formula="of:=SUM([.AS20]+[.AS29])" table:style-name="ce65">
            <text:p>38</text:p>
          </table:table-cell>
          <table:table-cell office:value-type="float" office:value="68" table:formula="of:=SUM([.AT20]+[.AT29])" table:style-name="ce65">
            <text:p>68</text:p>
          </table:table-cell>
          <table:table-cell office:value-type="float" office:value="54" table:formula="of:=SUM([.AU20]+[.AU29])" table:style-name="ce65">
            <text:p>54</text:p>
          </table:table-cell>
          <table:table-cell office:value-type="float" office:value="46" table:formula="of:=SUM([.AV20]+[.AV29])" table:style-name="ce65">
            <text:p>46</text:p>
          </table:table-cell>
          <table:table-cell office:value-type="float" office:value="65" table:formula="of:=SUM([.AW20]+[.AW29])" table:style-name="ce65">
            <text:p>65</text:p>
          </table:table-cell>
          <table:table-cell office:value-type="float" office:value="60" table:formula="of:=SUM([.AX20]+[.AX29])" table:style-name="ce65">
            <text:p>60</text:p>
          </table:table-cell>
          <table:table-cell office:value-type="float" office:value="60" table:formula="of:=SUM([.AY20]+[.AY29])" table:style-name="ce65">
            <text:p>60</text:p>
          </table:table-cell>
          <table:table-cell office:value-type="float" office:value="49" table:formula="of:=SUM([.AZ20]+[.AZ29])" table:style-name="ce65">
            <text:p>49</text:p>
          </table:table-cell>
          <table:table-cell office:value-type="float" office:value="49" table:formula="of:=SUM([.BA20]+[.BA29])" table:style-name="ce65">
            <text:p>49</text:p>
          </table:table-cell>
          <table:table-cell table:number-columns-repeated="151" table:style-name="ce149"/>
          <table:table-cell table:number-columns-repeated="16180"/>
        </table:table-row>
        <table:table-row table:style-name="ro2">
          <table:table-cell table:style-name="ce53"/>
          <table:table-cell office:value-type="string" table:style-name="ce54">
            <text:p>65-74</text:p>
          </table:table-cell>
          <table:table-cell office:value-type="float" office:value="2877" table:formula="of:=SUM([.C21]+[.C30])" table:style-name="ce70">
            <text:p>2,877</text:p>
          </table:table-cell>
          <table:table-cell office:value-type="float" office:value="17" table:formula="of:=SUM([.D21]+[.D30])" table:style-name="ce65">
            <text:p>17</text:p>
          </table:table-cell>
          <table:table-cell office:value-type="float" office:value="45" table:formula="of:=SUM([.E21]+[.E30])" table:style-name="ce65">
            <text:p>45</text:p>
          </table:table-cell>
          <table:table-cell office:value-type="float" office:value="69" table:formula="of:=SUM([.F21]+[.F30])" table:style-name="ce189">
            <text:p>69</text:p>
          </table:table-cell>
          <table:table-cell office:value-type="float" office:value="73" table:formula="of:=SUM([.G21]+[.G30])" table:style-name="ce65">
            <text:p>73</text:p>
          </table:table-cell>
          <table:table-cell office:value-type="float" office:value="53" table:formula="of:=SUM([.H21]+[.H30])" table:style-name="ce65">
            <text:p>53</text:p>
          </table:table-cell>
          <table:table-cell office:value-type="float" office:value="64" table:formula="of:=SUM([.I21]+[.I30])" table:style-name="ce65">
            <text:p>64</text:p>
          </table:table-cell>
          <table:table-cell office:value-type="float" office:value="67" table:formula="of:=SUM([.J21]+[.J30])" table:style-name="ce190">
            <text:p>67</text:p>
          </table:table-cell>
          <table:table-cell office:value-type="float" office:value="50" table:formula="of:=SUM([.K21]+[.K30])" table:style-name="ce65">
            <text:p>50</text:p>
          </table:table-cell>
          <table:table-cell office:value-type="float" office:value="75" table:formula="of:=SUM([.L21]+[.L30])" table:style-name="ce65">
            <text:p>75</text:p>
          </table:table-cell>
          <table:table-cell office:value-type="float" office:value="61" table:formula="of:=SUM([.M21]+[.M30])" table:style-name="ce65">
            <text:p>61</text:p>
          </table:table-cell>
          <table:table-cell office:value-type="float" office:value="58" table:formula="of:=SUM([.N21]+[.N30])" table:style-name="ce65">
            <text:p>58</text:p>
          </table:table-cell>
          <table:table-cell office:value-type="float" office:value="54" table:formula="of:=SUM([.O21]+[.O30])" table:style-name="ce65">
            <text:p>54</text:p>
          </table:table-cell>
          <table:table-cell office:value-type="float" office:value="53" table:formula="of:=SUM([.P21]+[.P30])" table:style-name="ce65">
            <text:p>53</text:p>
          </table:table-cell>
          <table:table-cell office:value-type="float" office:value="55" table:formula="of:=SUM([.Q21]+[.Q30])" table:style-name="ce65">
            <text:p>55</text:p>
          </table:table-cell>
          <table:table-cell office:value-type="float" office:value="51" table:formula="of:=SUM([.R21]+[.R30])" table:style-name="ce65">
            <text:p>51</text:p>
          </table:table-cell>
          <table:table-cell office:value-type="float" office:value="46" table:formula="of:=SUM([.S21]+[.S30])" table:style-name="ce65">
            <text:p>46</text:p>
          </table:table-cell>
          <table:table-cell office:value-type="float" office:value="48" table:style-name="ce65">
            <text:p>48</text:p>
          </table:table-cell>
          <table:table-cell office:value-type="float" office:value="36" table:formula="of:=SUM([.U21]+[.U30])" table:style-name="ce65">
            <text:p>36</text:p>
          </table:table-cell>
          <table:table-cell office:value-type="float" office:value="65" table:formula="of:=SUM([.V21]+[.V30])" table:style-name="ce188">
            <text:p>65</text:p>
          </table:table-cell>
          <table:table-cell office:value-type="float" office:value="52" table:style-name="ce188">
            <text:p>52</text:p>
          </table:table-cell>
          <table:table-cell office:value-type="float" office:value="56" table:formula="of:=SUM([.X21]+[.X30])" table:style-name="ce65">
            <text:p>56</text:p>
          </table:table-cell>
          <table:table-cell office:value-type="float" office:value="56" table:formula="of:=SUM([.Y21]+[.Y30])" table:style-name="ce65">
            <text:p>56</text:p>
          </table:table-cell>
          <table:table-cell office:value-type="float" office:value="55" table:formula="of:=SUM([.Z21]+[.Z30])" table:style-name="ce65">
            <text:p>55</text:p>
          </table:table-cell>
          <table:table-cell office:value-type="float" office:value="55" table:formula="of:=SUM([.AA21]+[.AA30])" table:style-name="ce65">
            <text:p>55</text:p>
          </table:table-cell>
          <table:table-cell office:value-type="float" office:value="38" table:formula="of:=SUM([.AB21]+[.AB30])" table:style-name="ce65">
            <text:p>38</text:p>
          </table:table-cell>
          <table:table-cell office:value-type="float" office:value="48" table:formula="of:=SUM([.AC21]+[.AC30])" table:style-name="ce65">
            <text:p>48</text:p>
          </table:table-cell>
          <table:table-cell office:value-type="float" office:value="79" table:formula="of:=SUM([.AD21]+[.AD30])" table:style-name="ce65">
            <text:p>79</text:p>
          </table:table-cell>
          <table:table-cell office:value-type="float" office:value="48" table:formula="of:=SUM([.AE21]+[.AE30])" table:style-name="ce65">
            <text:p>48</text:p>
          </table:table-cell>
          <table:table-cell office:value-type="float" office:value="52" table:formula="of:=SUM([.AF21]+[.AF30])" table:style-name="ce65">
            <text:p>52</text:p>
          </table:table-cell>
          <table:table-cell office:value-type="float" office:value="54" table:formula="of:=SUM([.AG21]+[.AG30])" table:style-name="ce65">
            <text:p>54</text:p>
          </table:table-cell>
          <table:table-cell office:value-type="float" office:value="46" table:formula="of:=SUM([.AH21]+[.AH30])" table:style-name="ce65">
            <text:p>46</text:p>
          </table:table-cell>
          <table:table-cell office:value-type="float" office:value="68" table:formula="of:=SUM([.AI21]+[.AI30])" table:style-name="ce65">
            <text:p>68</text:p>
          </table:table-cell>
          <table:table-cell office:value-type="float" office:value="60" table:formula="of:=SUM([.AJ21]+[.AJ30])" table:style-name="ce65">
            <text:p>60</text:p>
          </table:table-cell>
          <table:table-cell office:value-type="float" office:value="57" table:formula="of:=SUM([.AK21]+[.AK30])" table:style-name="ce65">
            <text:p>57</text:p>
          </table:table-cell>
          <table:table-cell office:value-type="float" office:value="75" table:formula="of:=SUM([.AL21]+[.AL30])" table:style-name="ce65">
            <text:p>75</text:p>
          </table:table-cell>
          <table:table-cell office:value-type="float" office:value="65" table:formula="of:=SUM([.AM21]+[.AM30])" table:style-name="ce65">
            <text:p>65</text:p>
          </table:table-cell>
          <table:table-cell office:value-type="float" office:value="60" table:formula="of:=SUM([.AN21]+[.AN30])" table:style-name="ce65">
            <text:p>60</text:p>
          </table:table-cell>
          <table:table-cell office:value-type="float" office:value="61" table:formula="of:=SUM([.AO21]+[.AO30])" table:style-name="ce65">
            <text:p>61</text:p>
          </table:table-cell>
          <table:table-cell office:value-type="float" office:value="53" table:formula="of:=SUM([.AP21]+[.AP30])" table:style-name="ce65">
            <text:p>53</text:p>
          </table:table-cell>
          <table:table-cell office:value-type="float" office:value="62" table:formula="of:=SUM([.AQ21]+[.AQ30])" table:style-name="ce65">
            <text:p>62</text:p>
          </table:table-cell>
          <table:table-cell office:value-type="float" office:value="47" table:formula="of:=SUM([.AR21]+[.AR30])" table:style-name="ce65">
            <text:p>47</text:p>
          </table:table-cell>
          <table:table-cell office:value-type="float" office:value="51" table:formula="of:=SUM([.AS21]+[.AS30])" table:style-name="ce65">
            <text:p>51</text:p>
          </table:table-cell>
          <table:table-cell office:value-type="float" office:value="84" table:formula="of:=SUM([.AT21]+[.AT30])" table:style-name="ce65">
            <text:p>84</text:p>
          </table:table-cell>
          <table:table-cell office:value-type="float" office:value="66" table:formula="of:=SUM([.AU21]+[.AU30])" table:style-name="ce65">
            <text:p>66</text:p>
          </table:table-cell>
          <table:table-cell office:value-type="float" office:value="71" table:formula="of:=SUM([.AV21]+[.AV30])" table:style-name="ce65">
            <text:p>71</text:p>
          </table:table-cell>
          <table:table-cell office:value-type="float" office:value="79" table:formula="of:=SUM([.AW21]+[.AW30])" table:style-name="ce65">
            <text:p>79</text:p>
          </table:table-cell>
          <table:table-cell office:value-type="float" office:value="75" table:formula="of:=SUM([.AX21]+[.AX30])" table:style-name="ce65">
            <text:p>75</text:p>
          </table:table-cell>
          <table:table-cell office:value-type="float" office:value="63" table:formula="of:=SUM([.AY21]+[.AY30])" table:style-name="ce65">
            <text:p>63</text:p>
          </table:table-cell>
          <table:table-cell office:value-type="float" office:value="55" table:formula="of:=SUM([.AZ21]+[.AZ30])" table:style-name="ce65">
            <text:p>55</text:p>
          </table:table-cell>
          <table:table-cell office:value-type="float" office:value="46" table:formula="of:=SUM([.BA21]+[.BA30])" table:style-name="ce65">
            <text:p>46</text:p>
          </table:table-cell>
          <table:table-cell table:number-columns-repeated="151" table:style-name="ce149"/>
          <table:table-cell table:number-columns-repeated="16180"/>
        </table:table-row>
        <table:table-row table:style-name="ro2">
          <table:table-cell table:style-name="ce53"/>
          <table:table-cell office:value-type="string" table:style-name="ce59">
            <text:p>75-84</text:p>
          </table:table-cell>
          <table:table-cell office:value-type="float" office:value="5099" table:formula="of:=SUM([.C22]+[.C31])" table:style-name="ce70">
            <text:p>5,099</text:p>
          </table:table-cell>
          <table:table-cell office:value-type="float" office:value="29" table:formula="of:=SUM([.D22]+[.D31])" table:style-name="ce65">
            <text:p>29</text:p>
          </table:table-cell>
          <table:table-cell office:value-type="float" office:value="94" table:formula="of:=SUM([.E22]+[.E31])" table:style-name="ce65">
            <text:p>94</text:p>
          </table:table-cell>
          <table:table-cell office:value-type="float" office:value="130" table:formula="of:=SUM([.F22]+[.F31])" table:style-name="ce189">
            <text:p>130</text:p>
          </table:table-cell>
          <table:table-cell office:value-type="float" office:value="126" table:formula="of:=SUM([.G22]+[.G31])" table:style-name="ce65">
            <text:p>126</text:p>
          </table:table-cell>
          <table:table-cell office:value-type="float" office:value="142" table:formula="of:=SUM([.H22]+[.H31])" table:style-name="ce65">
            <text:p>142</text:p>
          </table:table-cell>
          <table:table-cell office:value-type="float" office:value="144" table:formula="of:=SUM([.I22]+[.I31])" table:style-name="ce65">
            <text:p>144</text:p>
          </table:table-cell>
          <table:table-cell office:value-type="float" office:value="113" table:formula="of:=SUM([.J22]+[.J31])" table:style-name="ce190">
            <text:p>113</text:p>
          </table:table-cell>
          <table:table-cell office:value-type="float" office:value="102" table:formula="of:=SUM([.K22]+[.K31])" table:style-name="ce65">
            <text:p>102</text:p>
          </table:table-cell>
          <table:table-cell office:value-type="float" office:value="103" table:formula="of:=SUM([.L22]+[.L31])" table:style-name="ce65">
            <text:p>103</text:p>
          </table:table-cell>
          <table:table-cell office:value-type="float" office:value="81" table:formula="of:=SUM([.M22]+[.M31])" table:style-name="ce65">
            <text:p>81</text:p>
          </table:table-cell>
          <table:table-cell office:value-type="float" office:value="101" table:formula="of:=SUM([.N22]+[.N31])" table:style-name="ce65">
            <text:p>101</text:p>
          </table:table-cell>
          <table:table-cell office:value-type="float" office:value="97" table:formula="of:=SUM([.O22]+[.O31])" table:style-name="ce65">
            <text:p>97</text:p>
          </table:table-cell>
          <table:table-cell office:value-type="float" office:value="84" table:formula="of:=SUM([.P22]+[.P31])" table:style-name="ce65">
            <text:p>84</text:p>
          </table:table-cell>
          <table:table-cell office:value-type="float" office:value="98" table:formula="of:=SUM([.Q22]+[.Q31])" table:style-name="ce65">
            <text:p>98</text:p>
          </table:table-cell>
          <table:table-cell office:value-type="float" office:value="72" table:formula="of:=SUM([.R22]+[.R31])" table:style-name="ce65">
            <text:p>72</text:p>
          </table:table-cell>
          <table:table-cell office:value-type="float" office:value="84" table:formula="of:=SUM([.S22]+[.S31])" table:style-name="ce65">
            <text:p>84</text:p>
          </table:table-cell>
          <table:table-cell office:value-type="float" office:value="70" table:style-name="ce65">
            <text:p>70</text:p>
          </table:table-cell>
          <table:table-cell office:value-type="float" office:value="69" table:formula="of:=SUM([.U22]+[.U31])" table:style-name="ce65">
            <text:p>69</text:p>
          </table:table-cell>
          <table:table-cell office:value-type="float" office:value="82" table:formula="of:=SUM([.V22]+[.V31])" table:style-name="ce188">
            <text:p>82</text:p>
          </table:table-cell>
          <table:table-cell office:value-type="float" office:value="67" table:style-name="ce188">
            <text:p>67</text:p>
          </table:table-cell>
          <table:table-cell office:value-type="float" office:value="79" table:formula="of:=SUM([.X22]+[.X31])" table:style-name="ce65">
            <text:p>79</text:p>
          </table:table-cell>
          <table:table-cell office:value-type="float" office:value="65" table:formula="of:=SUM([.Y22]+[.Y31])" table:style-name="ce65">
            <text:p>65</text:p>
          </table:table-cell>
          <table:table-cell office:value-type="float" office:value="94" table:formula="of:=SUM([.Z22]+[.Z31])" table:style-name="ce65">
            <text:p>94</text:p>
          </table:table-cell>
          <table:table-cell office:value-type="float" office:value="98" table:formula="of:=SUM([.AA22]+[.AA31])" table:style-name="ce65">
            <text:p>98</text:p>
          </table:table-cell>
          <table:table-cell office:value-type="float" office:value="62" table:formula="of:=SUM([.AB22]+[.AB31])" table:style-name="ce65">
            <text:p>62</text:p>
          </table:table-cell>
          <table:table-cell office:value-type="float" office:value="89" table:formula="of:=SUM([.AC22]+[.AC31])" table:style-name="ce65">
            <text:p>89</text:p>
          </table:table-cell>
          <table:table-cell office:value-type="float" office:value="90" table:formula="of:=SUM([.AD22]+[.AD31])" table:style-name="ce65">
            <text:p>90</text:p>
          </table:table-cell>
          <table:table-cell office:value-type="float" office:value="93" table:formula="of:=SUM([.AE22]+[.AE31])" table:style-name="ce65">
            <text:p>93</text:p>
          </table:table-cell>
          <table:table-cell office:value-type="float" office:value="106" table:formula="of:=SUM([.AF22]+[.AF31])" table:style-name="ce65">
            <text:p>106</text:p>
          </table:table-cell>
          <table:table-cell office:value-type="float" office:value="91" table:formula="of:=SUM([.AG22]+[.AG31])" table:style-name="ce65">
            <text:p>91</text:p>
          </table:table-cell>
          <table:table-cell office:value-type="float" office:value="84" table:formula="of:=SUM([.AH22]+[.AH31])" table:style-name="ce65">
            <text:p>84</text:p>
          </table:table-cell>
          <table:table-cell office:value-type="float" office:value="111" table:formula="of:=SUM([.AI22]+[.AI31])" table:style-name="ce65">
            <text:p>111</text:p>
          </table:table-cell>
          <table:table-cell office:value-type="float" office:value="115" table:formula="of:=SUM([.AJ22]+[.AJ31])" table:style-name="ce65">
            <text:p>115</text:p>
          </table:table-cell>
          <table:table-cell office:value-type="float" office:value="129" table:formula="of:=SUM([.AK22]+[.AK31])" table:style-name="ce65">
            <text:p>129</text:p>
          </table:table-cell>
          <table:table-cell office:value-type="float" office:value="109" table:formula="of:=SUM([.AL22]+[.AL31])" table:style-name="ce65">
            <text:p>109</text:p>
          </table:table-cell>
          <table:table-cell office:value-type="float" office:value="121" table:formula="of:=SUM([.AM22]+[.AM31])" table:style-name="ce65">
            <text:p>121</text:p>
          </table:table-cell>
          <table:table-cell office:value-type="float" office:value="105" table:formula="of:=SUM([.AN22]+[.AN31])" table:style-name="ce65">
            <text:p>105</text:p>
          </table:table-cell>
          <table:table-cell office:value-type="float" office:value="114" table:formula="of:=SUM([.AO22]+[.AO31])" table:style-name="ce65">
            <text:p>114</text:p>
          </table:table-cell>
          <table:table-cell office:value-type="float" office:value="112" table:formula="of:=SUM([.AP22]+[.AP31])" table:style-name="ce65">
            <text:p>112</text:p>
          </table:table-cell>
          <table:table-cell office:value-type="float" office:value="120" table:formula="of:=SUM([.AQ22]+[.AQ31])" table:style-name="ce65">
            <text:p>120</text:p>
          </table:table-cell>
          <table:table-cell office:value-type="float" office:value="84" table:formula="of:=SUM([.AR22]+[.AR31])" table:style-name="ce65">
            <text:p>84</text:p>
          </table:table-cell>
          <table:table-cell office:value-type="float" office:value="95" table:formula="of:=SUM([.AS22]+[.AS31])" table:style-name="ce65">
            <text:p>95</text:p>
          </table:table-cell>
          <table:table-cell office:value-type="float" office:value="179" table:formula="of:=SUM([.AT22]+[.AT31])" table:style-name="ce65">
            <text:p>179</text:p>
          </table:table-cell>
          <table:table-cell office:value-type="float" office:value="140" table:formula="of:=SUM([.AU22]+[.AU31])" table:style-name="ce65">
            <text:p>140</text:p>
          </table:table-cell>
          <table:table-cell office:value-type="float" office:value="153" table:formula="of:=SUM([.AV22]+[.AV31])" table:style-name="ce65">
            <text:p>153</text:p>
          </table:table-cell>
          <table:table-cell office:value-type="float" office:value="128" table:formula="of:=SUM([.AW22]+[.AW31])" table:style-name="ce65">
            <text:p>128</text:p>
          </table:table-cell>
          <table:table-cell office:value-type="float" office:value="128" table:formula="of:=SUM([.AX22]+[.AX31])" table:style-name="ce65">
            <text:p>128</text:p>
          </table:table-cell>
          <table:table-cell office:value-type="float" office:value="99" table:formula="of:=SUM([.AY22]+[.AY31])" table:style-name="ce65">
            <text:p>99</text:p>
          </table:table-cell>
          <table:table-cell office:value-type="float" office:value="106" table:formula="of:=SUM([.AZ22]+[.AZ31])" table:style-name="ce65">
            <text:p>106</text:p>
          </table:table-cell>
          <table:table-cell office:value-type="float" office:value="111" table:formula="of:=SUM([.BA22]+[.BA31])" table:style-name="ce65">
            <text:p>111</text:p>
          </table:table-cell>
          <table:table-cell table:number-columns-repeated="151" table:style-name="ce149"/>
          <table:table-cell table:number-columns-repeated="16180"/>
        </table:table-row>
        <table:table-row table:style-name="ro2">
          <table:table-cell table:style-name="ce60"/>
          <table:table-cell office:value-type="string" table:style-name="ce61">
            <text:p>85+</text:p>
          </table:table-cell>
          <table:table-cell office:value-type="float" office:value="6300" table:formula="of:=SUM([.C23]+[.C32])" table:style-name="ce71">
            <text:p>6,300</text:p>
          </table:table-cell>
          <table:table-cell office:value-type="float" office:value="44" table:formula="of:=SUM([.D23]+[.D32])" table:style-name="ce65">
            <text:p>44</text:p>
          </table:table-cell>
          <table:table-cell office:value-type="float" office:value="92" table:formula="of:=SUM([.E23]+[.E32])" table:style-name="ce66">
            <text:p>92</text:p>
          </table:table-cell>
          <table:table-cell office:value-type="float" office:value="149" table:formula="of:=SUM([.F23]+[.F32])" table:style-name="ce191">
            <text:p>149</text:p>
          </table:table-cell>
          <table:table-cell office:value-type="float" office:value="156" table:formula="of:=SUM([.G23]+[.G32])" table:style-name="ce66">
            <text:p>156</text:p>
          </table:table-cell>
          <table:table-cell office:value-type="float" office:value="167" table:formula="of:=SUM([.H23]+[.H32])" table:style-name="ce66">
            <text:p>167</text:p>
          </table:table-cell>
          <table:table-cell office:value-type="float" office:value="192" table:formula="of:=SUM([.I23]+[.I32])" table:style-name="ce66">
            <text:p>192</text:p>
          </table:table-cell>
          <table:table-cell office:value-type="float" office:value="183" table:formula="of:=SUM([.J23]+[.J32])" table:style-name="ce74">
            <text:p>183</text:p>
          </table:table-cell>
          <table:table-cell office:value-type="float" office:value="128" table:formula="of:=SUM([.K23]+[.K32])" table:style-name="ce66">
            <text:p>128</text:p>
          </table:table-cell>
          <table:table-cell office:value-type="float" office:value="156" table:formula="of:=SUM([.L23]+[.L32])" table:style-name="ce66">
            <text:p>156</text:p>
          </table:table-cell>
          <table:table-cell office:value-type="float" office:value="127" table:formula="of:=SUM([.M23]+[.M32])" table:style-name="ce66">
            <text:p>127</text:p>
          </table:table-cell>
          <table:table-cell office:value-type="float" office:value="113" table:formula="of:=SUM([.N23]+[.N32])" table:style-name="ce66">
            <text:p>113</text:p>
          </table:table-cell>
          <table:table-cell office:value-type="float" office:value="92" table:formula="of:=SUM([.O23]+[.O32])" table:style-name="ce66">
            <text:p>92</text:p>
          </table:table-cell>
          <table:table-cell office:value-type="float" office:value="92" table:formula="of:=SUM([.P23]+[.P32])" table:style-name="ce66">
            <text:p>92</text:p>
          </table:table-cell>
          <table:table-cell office:value-type="float" office:value="92" table:formula="of:=SUM([.Q23]+[.Q32])" table:style-name="ce66">
            <text:p>92</text:p>
          </table:table-cell>
          <table:table-cell office:value-type="float" office:value="103" table:formula="of:=SUM([.R23]+[.R32])" table:style-name="ce66">
            <text:p>103</text:p>
          </table:table-cell>
          <table:table-cell office:value-type="float" office:value="90" table:formula="of:=SUM([.S23]+[.S32])" table:style-name="ce66">
            <text:p>90</text:p>
          </table:table-cell>
          <table:table-cell office:value-type="float" office:value="82" table:style-name="ce66">
            <text:p>82</text:p>
          </table:table-cell>
          <table:table-cell office:value-type="float" office:value="94" table:formula="of:=SUM([.U23]+[.U32])" table:style-name="ce66">
            <text:p>94</text:p>
          </table:table-cell>
          <table:table-cell office:value-type="float" office:value="98" table:formula="of:=SUM([.V23]+[.V32])" table:style-name="ce192">
            <text:p>98</text:p>
          </table:table-cell>
          <table:table-cell office:value-type="float" office:value="87" table:style-name="ce192">
            <text:p>87</text:p>
          </table:table-cell>
          <table:table-cell office:value-type="float" office:value="94" table:formula="of:=SUM([.X23]+[.X32])" table:style-name="ce66">
            <text:p>94</text:p>
          </table:table-cell>
          <table:table-cell office:value-type="float" office:value="93" table:formula="of:=SUM([.Y23]+[.Y32])" table:style-name="ce66">
            <text:p>93</text:p>
          </table:table-cell>
          <table:table-cell office:value-type="float" office:value="98" table:formula="of:=SUM([.Z23]+[.Z32])" table:style-name="ce66">
            <text:p>98</text:p>
          </table:table-cell>
          <table:table-cell office:value-type="float" office:value="102" table:formula="of:=SUM([.AA23]+[.AA32])" table:style-name="ce66">
            <text:p>102</text:p>
          </table:table-cell>
          <table:table-cell office:value-type="float" office:value="90" table:formula="of:=SUM([.AB23]+[.AB32])" table:style-name="ce66">
            <text:p>90</text:p>
          </table:table-cell>
          <table:table-cell office:value-type="float" office:value="108" table:formula="of:=SUM([.AC23]+[.AC32])" table:style-name="ce66">
            <text:p>108</text:p>
          </table:table-cell>
          <table:table-cell office:value-type="float" office:value="83" table:formula="of:=SUM([.AD23]+[.AD32])" table:style-name="ce66">
            <text:p>83</text:p>
          </table:table-cell>
          <table:table-cell office:value-type="float" office:value="113" table:formula="of:=SUM([.AE23]+[.AE32])" table:style-name="ce66">
            <text:p>113</text:p>
          </table:table-cell>
          <table:table-cell office:value-type="float" office:value="114" table:formula="of:=SUM([.AF23]+[.AF32])" table:style-name="ce66">
            <text:p>114</text:p>
          </table:table-cell>
          <table:table-cell office:value-type="float" office:value="138" table:formula="of:=SUM([.AG23]+[.AG32])" table:style-name="ce66">
            <text:p>138</text:p>
          </table:table-cell>
          <table:table-cell office:value-type="float" office:value="105" table:formula="of:=SUM([.AH23]+[.AH32])" table:style-name="ce66">
            <text:p>105</text:p>
          </table:table-cell>
          <table:table-cell office:value-type="float" office:value="148" table:formula="of:=SUM([.AI23]+[.AI32])" table:style-name="ce66">
            <text:p>148</text:p>
          </table:table-cell>
          <table:table-cell office:value-type="float" office:value="135" table:formula="of:=SUM([.AJ23]+[.AJ32])" table:style-name="ce66">
            <text:p>135</text:p>
          </table:table-cell>
          <table:table-cell office:value-type="float" office:value="135" table:formula="of:=SUM([.AK23]+[.AK32])" table:style-name="ce66">
            <text:p>135</text:p>
          </table:table-cell>
          <table:table-cell office:value-type="float" office:value="162" table:formula="of:=SUM([.AL23]+[.AL32])" table:style-name="ce66">
            <text:p>162</text:p>
          </table:table-cell>
          <table:table-cell office:value-type="float" office:value="154" table:formula="of:=SUM([.AM23]+[.AM32])" table:style-name="ce66">
            <text:p>154</text:p>
          </table:table-cell>
          <table:table-cell office:value-type="float" office:value="135" table:formula="of:=SUM([.AN23]+[.AN32])" table:style-name="ce66">
            <text:p>135</text:p>
          </table:table-cell>
          <table:table-cell office:value-type="float" office:value="133" table:formula="of:=SUM([.AO23]+[.AO32])" table:style-name="ce65">
            <text:p>133</text:p>
          </table:table-cell>
          <table:table-cell office:value-type="float" office:value="144" table:formula="of:=SUM([.AP23]+[.AP32])" table:style-name="ce65">
            <text:p>144</text:p>
          </table:table-cell>
          <table:table-cell office:value-type="float" office:value="121" table:formula="of:=SUM([.AQ23]+[.AQ32])" table:style-name="ce65">
            <text:p>121</text:p>
          </table:table-cell>
          <table:table-cell office:value-type="float" office:value="130" table:formula="of:=SUM([.AR23]+[.AR32])" table:style-name="ce65">
            <text:p>130</text:p>
          </table:table-cell>
          <table:table-cell office:value-type="float" office:value="139" table:formula="of:=SUM([.AS23]+[.AS32])" table:style-name="ce65">
            <text:p>139</text:p>
          </table:table-cell>
          <table:table-cell office:value-type="float" office:value="225" table:formula="of:=SUM([.AT23]+[.AT32])" table:style-name="ce65">
            <text:p>225</text:p>
          </table:table-cell>
          <table:table-cell office:value-type="float" office:value="172" table:formula="of:=SUM([.AU23]+[.AU32])" table:style-name="ce65">
            <text:p>172</text:p>
          </table:table-cell>
          <table:table-cell office:value-type="float" office:value="180" table:formula="of:=SUM([.AV23]+[.AV32])" table:style-name="ce65">
            <text:p>180</text:p>
          </table:table-cell>
          <table:table-cell office:value-type="float" office:value="147" table:formula="of:=SUM([.AW23]+[.AW32])" table:style-name="ce65">
            <text:p>147</text:p>
          </table:table-cell>
          <table:table-cell office:value-type="float" office:value="176" table:formula="of:=SUM([.AX23]+[.AX32])" table:style-name="ce65">
            <text:p>176</text:p>
          </table:table-cell>
          <table:table-cell office:value-type="float" office:value="135" table:formula="of:=SUM([.AY23]+[.AY32])" table:style-name="ce65">
            <text:p>135</text:p>
          </table:table-cell>
          <table:table-cell office:value-type="float" office:value="131" table:formula="of:=SUM([.AZ23]+[.AZ32])" table:style-name="ce65">
            <text:p>131</text:p>
          </table:table-cell>
          <table:table-cell office:value-type="float" office:value="124" table:formula="of:=SUM([.BA23]+[.BA32])" table:style-name="ce65">
            <text:p>124</text:p>
          </table:table-cell>
          <table:table-cell table:number-columns-repeated="151" table:style-name="ce149"/>
          <table:table-cell table:number-columns-repeated="16180"/>
        </table:table-row>
        <table:table-row table:style-name="ro2">
          <table:table-cell office:value-type="string" table:style-name="ce50">
            <text:p>Male<text:s/></text:p>
          </table:table-cell>
          <table:table-cell office:value-type="string" table:style-name="ce68">
            <text:p>All</text:p>
          </table:table-cell>
          <table:table-cell office:value-type="float" office:value="8643" table:formula="of:=SUM([.C16:.C23])" table:style-name="ce69">
            <text:p>8,643</text:p>
          </table:table-cell>
          <table:table-cell office:value-type="float" office:value="42" table:formula="of:=SUM([.D16:.D23])" table:style-name="ce67">
            <text:p>42</text:p>
          </table:table-cell>
          <table:table-cell office:value-type="float" office:value="132" table:formula="of:=SUM([.E16:.E23])" table:style-name="ce67">
            <text:p>132</text:p>
          </table:table-cell>
          <table:table-cell office:value-type="float" office:value="239" table:formula="of:=SUM([.F16:.F23])" table:style-name="ce193">
            <text:p>239</text:p>
          </table:table-cell>
          <table:table-cell office:value-type="float" office:value="222" table:formula="of:=SUM([.G16:.G23])" table:style-name="ce67">
            <text:p>222</text:p>
          </table:table-cell>
          <table:table-cell office:value-type="float" office:value="196" table:formula="of:=SUM([.H16:.H23])" table:style-name="ce67">
            <text:p>196</text:p>
          </table:table-cell>
          <table:table-cell office:value-type="float" office:value="235" table:formula="of:=SUM([.I16:.I23])" table:style-name="ce67">
            <text:p>235</text:p>
          </table:table-cell>
          <table:table-cell office:value-type="float" office:value="201" table:formula="of:=SUM([.J16:.J23])" table:style-name="ce194">
            <text:p>201</text:p>
          </table:table-cell>
          <table:table-cell office:value-type="float" office:value="162" table:formula="of:=SUM([.K16:.K23])" table:style-name="ce67">
            <text:p>162</text:p>
          </table:table-cell>
          <table:table-cell office:value-type="float" office:value="202" table:formula="of:=SUM([.L16:.L23])" table:style-name="ce67">
            <text:p>202</text:p>
          </table:table-cell>
          <table:table-cell office:value-type="float" office:value="143" table:formula="of:=SUM([.M16:.M23])" table:style-name="ce67">
            <text:p>143</text:p>
          </table:table-cell>
          <table:table-cell office:value-type="float" office:value="145" table:formula="of:=SUM([.N16:.N23])" table:style-name="ce67">
            <text:p>145</text:p>
          </table:table-cell>
          <table:table-cell office:value-type="float" office:value="161" table:formula="of:=SUM([.O16:.O23])" table:style-name="ce67">
            <text:p>161</text:p>
          </table:table-cell>
          <table:table-cell office:value-type="float" office:value="158" table:formula="of:=SUM([.P16:.P23])" table:style-name="ce67">
            <text:p>158</text:p>
          </table:table-cell>
          <table:table-cell office:value-type="float" office:value="138" table:formula="of:=SUM([.Q16:.Q23])" table:style-name="ce67">
            <text:p>138</text:p>
          </table:table-cell>
          <table:table-cell office:value-type="float" office:value="136" table:formula="of:=SUM([.R16:.R23])" table:style-name="ce67">
            <text:p>136</text:p>
          </table:table-cell>
          <table:table-cell office:value-type="float" office:value="139" table:formula="of:=SUM([.S16:.S23])" table:style-name="ce67">
            <text:p>139</text:p>
          </table:table-cell>
          <table:table-cell office:value-type="float" office:value="130" table:style-name="ce67">
            <text:p>130</text:p>
          </table:table-cell>
          <table:table-cell office:value-type="float" office:value="110" table:formula="of:=SUM([.U16:.U23])" table:style-name="ce67">
            <text:p>110</text:p>
          </table:table-cell>
          <table:table-cell office:value-type="float" office:value="143" table:formula="of:=SUM([.V16:.V23])" table:style-name="ce187">
            <text:p>143</text:p>
          </table:table-cell>
          <table:table-cell office:value-type="float" office:value="132" table:style-name="ce187">
            <text:p>132</text:p>
          </table:table-cell>
          <table:table-cell office:value-type="float" office:value="128" table:formula="of:=SUM([.X16:.X23])" table:style-name="ce67">
            <text:p>128</text:p>
          </table:table-cell>
          <table:table-cell office:value-type="float" office:value="133" table:formula="of:=SUM([.Y16:.Y23])" table:style-name="ce67">
            <text:p>133</text:p>
          </table:table-cell>
          <table:table-cell office:value-type="float" office:value="164" table:formula="of:=SUM([.Z16:.Z23])" table:style-name="ce67">
            <text:p>164</text:p>
          </table:table-cell>
          <table:table-cell office:value-type="float" office:value="155" table:formula="of:=SUM([.AA16:.AA23])" table:style-name="ce67">
            <text:p>155</text:p>
          </table:table-cell>
          <table:table-cell office:value-type="float" office:value="121" table:formula="of:=SUM([.AB16:.AB23])" table:style-name="ce67">
            <text:p>121</text:p>
          </table:table-cell>
          <table:table-cell office:value-type="float" office:value="160" table:formula="of:=SUM([.AC16:.AC23])" table:style-name="ce67">
            <text:p>160</text:p>
          </table:table-cell>
          <table:table-cell office:value-type="float" office:value="183" table:formula="of:=SUM([.AD16:.AD23])" table:style-name="ce67">
            <text:p>183</text:p>
          </table:table-cell>
          <table:table-cell office:value-type="float" office:value="185" table:formula="of:=SUM([.AE16:.AE23])" table:style-name="ce67">
            <text:p>185</text:p>
          </table:table-cell>
          <table:table-cell office:value-type="float" office:value="172" table:formula="of:=SUM([.AF16:.AF23])" table:style-name="ce67">
            <text:p>172</text:p>
          </table:table-cell>
          <table:table-cell office:value-type="float" office:value="171" table:formula="of:=SUM([.AG16:.AG23])" table:style-name="ce67">
            <text:p>171</text:p>
          </table:table-cell>
          <table:table-cell office:value-type="float" office:value="150" table:formula="of:=SUM([.AH16:.AH23])" table:style-name="ce67">
            <text:p>150</text:p>
          </table:table-cell>
          <table:table-cell office:value-type="float" office:value="208" table:formula="of:=SUM([.AI16:.AI23])" table:style-name="ce67">
            <text:p>208</text:p>
          </table:table-cell>
          <table:table-cell office:value-type="float" office:value="190" table:formula="of:=SUM([.AJ16:.AJ23])" table:style-name="ce67">
            <text:p>190</text:p>
          </table:table-cell>
          <table:table-cell office:value-type="float" office:value="208" table:formula="of:=SUM([.AK16:.AK23])" table:style-name="ce67">
            <text:p>208</text:p>
          </table:table-cell>
          <table:table-cell office:value-type="float" office:value="179" table:formula="of:=SUM([.AL16:.AL23])" table:style-name="ce67">
            <text:p>179</text:p>
          </table:table-cell>
          <table:table-cell office:value-type="float" office:value="202" table:formula="of:=SUM([.AM16:.AM23])" table:style-name="ce67">
            <text:p>202</text:p>
          </table:table-cell>
          <table:table-cell office:value-type="float" office:value="164" table:formula="of:=SUM([.AN16:.AN23])" table:style-name="ce67">
            <text:p>164</text:p>
          </table:table-cell>
          <table:table-cell office:value-type="float" office:value="199" table:formula="of:=SUM([.AO16:.AO23])" table:style-name="ce67">
            <text:p>199</text:p>
          </table:table-cell>
          <table:table-cell office:value-type="float" office:value="194" table:formula="of:=SUM([.AP16:.AP23])" table:style-name="ce67">
            <text:p>194</text:p>
          </table:table-cell>
          <table:table-cell office:value-type="float" office:value="160" table:formula="of:=SUM([.AQ16:.AQ23])" table:style-name="ce67">
            <text:p>160</text:p>
          </table:table-cell>
          <table:table-cell office:value-type="float" office:value="151" table:formula="of:=SUM([.AR16:.AR23])" table:style-name="ce67">
            <text:p>151</text:p>
          </table:table-cell>
          <table:table-cell office:value-type="float" office:value="158" table:formula="of:=SUM([.AS16:.AS23])" table:style-name="ce67">
            <text:p>158</text:p>
          </table:table-cell>
          <table:table-cell office:value-type="float" office:value="288" table:formula="of:=SUM([.AT16:.AT23])" table:style-name="ce67">
            <text:p>288</text:p>
          </table:table-cell>
          <table:table-cell office:value-type="float" office:value="206" table:formula="of:=SUM([.AU16:.AU23])" table:style-name="ce67">
            <text:p>206</text:p>
          </table:table-cell>
          <table:table-cell office:value-type="float" office:value="232" table:formula="of:=SUM([.AV16:.AV23])" table:style-name="ce67">
            <text:p>232</text:p>
          </table:table-cell>
          <table:table-cell office:value-type="float" office:value="233" table:formula="of:=SUM([.AW16:.AW23])" table:style-name="ce67">
            <text:p>233</text:p>
          </table:table-cell>
          <table:table-cell office:value-type="float" office:value="233" table:formula="of:=SUM([.AX16:.AX23])" table:style-name="ce67">
            <text:p>233</text:p>
          </table:table-cell>
          <table:table-cell office:value-type="float" office:value="200" table:formula="of:=SUM([.AY16:.AY23])" table:style-name="ce67">
            <text:p>200</text:p>
          </table:table-cell>
          <table:table-cell office:value-type="float" office:value="169" table:formula="of:=SUM([.AZ16:.AZ23])" table:style-name="ce67">
            <text:p>169</text:p>
          </table:table-cell>
          <table:table-cell office:value-type="float" office:value="181" table:formula="of:=SUM([.BA16:.BA23])" table:style-name="ce67">
            <text:p>181</text:p>
          </table:table-cell>
          <table:table-cell table:number-columns-repeated="151" table:style-name="ce148"/>
          <table:table-cell table:number-columns-repeated="16180"/>
        </table:table-row>
        <table:table-row table:style-name="ro2">
          <table:table-cell table:style-name="ce53"/>
          <table:table-cell office:value-type="string" table:style-name="ce54">
            <text:p>&lt;7 days</text:p>
          </table:table-cell>
          <table:table-cell office:value-type="float" office:value="27" table:formula="of:=SUM([.D16:.BA16])" table:style-name="ce70">
            <text:p>27</text:p>
          </table:table-cell>
          <table:table-cell office:value-type="float" office:value="0" table:style-name="ce70">
            <text:p>0</text:p>
          </table:table-cell>
          <table:table-cell office:value-type="float" office:value="1" table:style-name="ce65">
            <text:p>1</text:p>
          </table:table-cell>
          <table:table-cell office:value-type="float" office:value="0" table:style-name="ce189">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90">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188">
            <text:p>1</text:p>
          </table:table-cell>
          <table:table-cell office:value-type="float" office:value="1" table:style-name="ce188">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2" table:style-name="ce65">
            <text:p>2</text:p>
          </table:table-cell>
          <table:table-cell table:number-columns-repeated="151" table:style-name="ce149"/>
          <table:table-cell table:number-columns-repeated="16180"/>
        </table:table-row>
        <table:table-row table:style-name="ro24">
          <table:table-cell table:style-name="ce53"/>
          <table:table-cell office:value-type="string" table:style-name="ce57">
            <text:p>&gt;=7 days and &lt; 1 year</text:p>
          </table:table-cell>
          <table:table-cell office:value-type="float" office:value="15" table:formula="of:=SUM([.D17:.BA17])" table:style-name="ce70">
            <text:p>15</text:p>
          </table:table-cell>
          <table:table-cell office:value-type="float" office:value="0" table:style-name="ce70">
            <text:p>0</text:p>
          </table:table-cell>
          <table:table-cell office:value-type="float" office:value="1" table:style-name="ce65">
            <text:p>1</text:p>
          </table:table-cell>
          <table:table-cell office:value-type="float" office:value="0" table:style-name="ce189">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90">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88">
            <text:p>0</text:p>
          </table:table-cell>
          <table:table-cell office:value-type="float" office:value="1" table:style-name="ce188">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table:number-columns-repeated="151" table:style-name="ce149"/>
          <table:table-cell table:number-columns-repeated="16180"/>
        </table:table-row>
        <table:table-row table:style-name="ro2">
          <table:table-cell table:style-name="ce53"/>
          <table:table-cell office:value-type="string" table:style-name="ce58">
            <text:p>1-14</text:p>
          </table:table-cell>
          <table:table-cell office:value-type="float" office:value="14" table:formula="of:=SUM([.D18:.BA18])" table:style-name="ce70">
            <text:p>14</text:p>
          </table:table-cell>
          <table:table-cell office:value-type="float" office:value="0" table:style-name="ce70">
            <text:p>0</text:p>
          </table:table-cell>
          <table:table-cell office:value-type="float" office:value="0" table:style-name="ce65">
            <text:p>0</text:p>
          </table:table-cell>
          <table:table-cell office:value-type="float" office:value="1" table:style-name="ce189">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90">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2" table:style-name="ce188">
            <text:p>2</text:p>
          </table:table-cell>
          <table:table-cell office:value-type="float" office:value="0" table:style-name="ce188">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table:number-columns-repeated="151" table:style-name="ce149"/>
          <table:table-cell table:number-columns-repeated="16180"/>
        </table:table-row>
        <table:table-row table:style-name="ro2">
          <table:table-cell table:style-name="ce53"/>
          <table:table-cell office:value-type="string" table:style-name="ce54">
            <text:p>15-44</text:p>
          </table:table-cell>
          <table:table-cell office:value-type="float" office:value="415" table:formula="of:=SUM([.D19:.BA19])" table:style-name="ce70">
            <text:p>415</text:p>
          </table:table-cell>
          <table:table-cell office:value-type="float" office:value="0" table:style-name="ce70">
            <text:p>0</text:p>
          </table:table-cell>
          <table:table-cell office:value-type="float" office:value="7" table:style-name="ce65">
            <text:p>7</text:p>
          </table:table-cell>
          <table:table-cell office:value-type="float" office:value="18" table:style-name="ce189">
            <text:p>18</text:p>
          </table:table-cell>
          <table:table-cell office:value-type="float" office:value="9" table:style-name="ce65">
            <text:p>9</text:p>
          </table:table-cell>
          <table:table-cell office:value-type="float" office:value="11" table:style-name="ce65">
            <text:p>11</text:p>
          </table:table-cell>
          <table:table-cell office:value-type="float" office:value="12" table:style-name="ce65">
            <text:p>12</text:p>
          </table:table-cell>
          <table:table-cell office:value-type="float" office:value="4" table:style-name="ce190">
            <text:p>4</text:p>
          </table:table-cell>
          <table:table-cell office:value-type="float" office:value="14" table:style-name="ce65">
            <text:p>14</text:p>
          </table:table-cell>
          <table:table-cell office:value-type="float" office:value="12" table:style-name="ce65">
            <text:p>12</text:p>
          </table:table-cell>
          <table:table-cell office:value-type="float" office:value="4" table:style-name="ce65">
            <text:p>4</text:p>
          </table:table-cell>
          <table:table-cell office:value-type="float" office:value="6" table:style-name="ce65">
            <text:p>6</text:p>
          </table:table-cell>
          <table:table-cell office:value-type="float" office:value="5" table:style-name="ce65">
            <text:p>5</text:p>
          </table:table-cell>
          <table:table-cell office:value-type="float" office:value="12" table:style-name="ce65">
            <text:p>12</text:p>
          </table:table-cell>
          <table:table-cell office:value-type="float" office:value="8" table:style-name="ce65">
            <text:p>8</text:p>
          </table:table-cell>
          <table:table-cell office:value-type="float" office:value="7" table:style-name="ce65">
            <text:p>7</text:p>
          </table:table-cell>
          <table:table-cell office:value-type="float" office:value="7" table:style-name="ce65">
            <text:p>7</text:p>
          </table:table-cell>
          <table:table-cell office:value-type="float" office:value="15" table:style-name="ce65">
            <text:p>15</text:p>
          </table:table-cell>
          <table:table-cell office:value-type="float" office:value="2" table:style-name="ce65">
            <text:p>2</text:p>
          </table:table-cell>
          <table:table-cell office:value-type="float" office:value="7" table:style-name="ce188">
            <text:p>7</text:p>
          </table:table-cell>
          <table:table-cell office:value-type="float" office:value="9" table:style-name="ce188">
            <text:p>9</text:p>
          </table:table-cell>
          <table:table-cell office:value-type="float" office:value="3" table:style-name="ce65">
            <text:p>3</text:p>
          </table:table-cell>
          <table:table-cell office:value-type="float" office:value="7" table:style-name="ce65">
            <text:p>7</text:p>
          </table:table-cell>
          <table:table-cell office:value-type="float" office:value="12" table:style-name="ce65">
            <text:p>12</text:p>
          </table:table-cell>
          <table:table-cell office:value-type="float" office:value="3" table:style-name="ce65">
            <text:p>3</text:p>
          </table:table-cell>
          <table:table-cell office:value-type="float" office:value="6" table:style-name="ce65">
            <text:p>6</text:p>
          </table:table-cell>
          <table:table-cell office:value-type="float" office:value="6" table:style-name="ce65">
            <text:p>6</text:p>
          </table:table-cell>
          <table:table-cell office:value-type="float" office:value="15" table:style-name="ce65">
            <text:p>15</text:p>
          </table:table-cell>
          <table:table-cell office:value-type="float" office:value="16" table:style-name="ce65">
            <text:p>16</text:p>
          </table:table-cell>
          <table:table-cell office:value-type="float" office:value="7" table:style-name="ce65">
            <text:p>7</text:p>
          </table:table-cell>
          <table:table-cell office:value-type="float" office:value="11" table:style-name="ce65">
            <text:p>11</text:p>
          </table:table-cell>
          <table:table-cell office:value-type="float" office:value="4" table:style-name="ce65">
            <text:p>4</text:p>
          </table:table-cell>
          <table:table-cell office:value-type="float" office:value="9" table:style-name="ce65">
            <text:p>9</text:p>
          </table:table-cell>
          <table:table-cell office:value-type="float" office:value="8" table:style-name="ce65">
            <text:p>8</text:p>
          </table:table-cell>
          <table:table-cell office:value-type="float" office:value="9" table:style-name="ce65">
            <text:p>9</text:p>
          </table:table-cell>
          <table:table-cell office:value-type="float" office:value="7" table:style-name="ce65">
            <text:p>7</text:p>
          </table:table-cell>
          <table:table-cell office:value-type="float" office:value="5" table:style-name="ce65">
            <text:p>5</text:p>
          </table:table-cell>
          <table:table-cell office:value-type="float" office:value="5" table:style-name="ce65">
            <text:p>5</text:p>
          </table:table-cell>
          <table:table-cell office:value-type="float" office:value="9" table:style-name="ce65">
            <text:p>9</text:p>
          </table:table-cell>
          <table:table-cell office:value-type="float" office:value="6" table:style-name="ce65">
            <text:p>6</text:p>
          </table:table-cell>
          <table:table-cell office:value-type="float" office:value="3" table:style-name="ce65">
            <text:p>3</text:p>
          </table:table-cell>
          <table:table-cell office:value-type="float" office:value="6" table:style-name="ce65">
            <text:p>6</text:p>
          </table:table-cell>
          <table:table-cell office:value-type="float" office:value="4" table:style-name="ce65">
            <text:p>4</text:p>
          </table:table-cell>
          <table:table-cell office:value-type="float" office:value="7" table:style-name="ce65">
            <text:p>7</text:p>
          </table:table-cell>
          <table:table-cell office:value-type="float" office:value="6" table:style-name="ce65">
            <text:p>6</text:p>
          </table:table-cell>
          <table:table-cell office:value-type="float" office:value="12" table:style-name="ce65">
            <text:p>12</text:p>
          </table:table-cell>
          <table:table-cell office:value-type="float" office:value="11" table:style-name="ce65">
            <text:p>11</text:p>
          </table:table-cell>
          <table:table-cell office:value-type="float" office:value="13" table:style-name="ce65">
            <text:p>13</text:p>
          </table:table-cell>
          <table:table-cell office:value-type="float" office:value="14" table:style-name="ce65">
            <text:p>14</text:p>
          </table:table-cell>
          <table:table-cell office:value-type="float" office:value="7" table:style-name="ce65">
            <text:p>7</text:p>
          </table:table-cell>
          <table:table-cell office:value-type="float" office:value="15" table:style-name="ce65">
            <text:p>15</text:p>
          </table:table-cell>
          <table:table-cell table:number-columns-repeated="151" table:style-name="ce149"/>
          <table:table-cell table:number-columns-repeated="16180"/>
        </table:table-row>
        <table:table-row table:style-name="ro2">
          <table:table-cell table:style-name="ce53"/>
          <table:table-cell office:value-type="string" table:style-name="ce54">
            <text:p>45-64</text:p>
          </table:table-cell>
          <table:table-cell office:value-type="float" office:value="1387" table:formula="of:=SUM([.D20:.BA20])" table:style-name="ce70">
            <text:p>1,387</text:p>
          </table:table-cell>
          <table:table-cell office:value-type="float" office:value="6" table:style-name="ce70">
            <text:p>6</text:p>
          </table:table-cell>
          <table:table-cell office:value-type="float" office:value="24" table:style-name="ce65">
            <text:p>24</text:p>
          </table:table-cell>
          <table:table-cell office:value-type="float" office:value="36" table:style-name="ce189">
            <text:p>36</text:p>
          </table:table-cell>
          <table:table-cell office:value-type="float" office:value="32" table:style-name="ce65">
            <text:p>32</text:p>
          </table:table-cell>
          <table:table-cell office:value-type="float" office:value="25" table:style-name="ce65">
            <text:p>25</text:p>
          </table:table-cell>
          <table:table-cell office:value-type="float" office:value="32" table:style-name="ce65">
            <text:p>32</text:p>
          </table:table-cell>
          <table:table-cell office:value-type="float" office:value="39" table:style-name="ce190">
            <text:p>39</text:p>
          </table:table-cell>
          <table:table-cell office:value-type="float" office:value="20" table:style-name="ce65">
            <text:p>20</text:p>
          </table:table-cell>
          <table:table-cell office:value-type="float" office:value="30" table:style-name="ce65">
            <text:p>30</text:p>
          </table:table-cell>
          <table:table-cell office:value-type="float" office:value="25" table:style-name="ce65">
            <text:p>25</text:p>
          </table:table-cell>
          <table:table-cell office:value-type="float" office:value="19" table:style-name="ce65">
            <text:p>19</text:p>
          </table:table-cell>
          <table:table-cell office:value-type="float" office:value="30" table:style-name="ce65">
            <text:p>30</text:p>
          </table:table-cell>
          <table:table-cell office:value-type="float" office:value="21" table:style-name="ce65">
            <text:p>21</text:p>
          </table:table-cell>
          <table:table-cell office:value-type="float" office:value="20" table:style-name="ce65">
            <text:p>20</text:p>
          </table:table-cell>
          <table:table-cell office:value-type="float" office:value="33" table:style-name="ce65">
            <text:p>33</text:p>
          </table:table-cell>
          <table:table-cell office:value-type="float" office:value="31" table:style-name="ce65">
            <text:p>31</text:p>
          </table:table-cell>
          <table:table-cell office:value-type="float" office:value="32" table:style-name="ce65">
            <text:p>32</text:p>
          </table:table-cell>
          <table:table-cell office:value-type="float" office:value="19" table:style-name="ce65">
            <text:p>19</text:p>
          </table:table-cell>
          <table:table-cell office:value-type="float" office:value="26" table:style-name="ce188">
            <text:p>26</text:p>
          </table:table-cell>
          <table:table-cell office:value-type="float" office:value="35" table:style-name="ce188">
            <text:p>35</text:p>
          </table:table-cell>
          <table:table-cell office:value-type="float" office:value="23" table:style-name="ce65">
            <text:p>23</text:p>
          </table:table-cell>
          <table:table-cell office:value-type="float" office:value="30" table:style-name="ce65">
            <text:p>30</text:p>
          </table:table-cell>
          <table:table-cell office:value-type="float" office:value="26" table:style-name="ce65">
            <text:p>26</text:p>
          </table:table-cell>
          <table:table-cell office:value-type="float" office:value="24" table:style-name="ce65">
            <text:p>24</text:p>
          </table:table-cell>
          <table:table-cell office:value-type="float" office:value="18" table:style-name="ce65">
            <text:p>18</text:p>
          </table:table-cell>
          <table:table-cell office:value-type="float" office:value="24" table:style-name="ce65">
            <text:p>24</text:p>
          </table:table-cell>
          <table:table-cell office:value-type="float" office:value="32" table:style-name="ce65">
            <text:p>32</text:p>
          </table:table-cell>
          <table:table-cell office:value-type="float" office:value="28" table:style-name="ce65">
            <text:p>28</text:p>
          </table:table-cell>
          <table:table-cell office:value-type="float" office:value="31" table:style-name="ce65">
            <text:p>31</text:p>
          </table:table-cell>
          <table:table-cell office:value-type="float" office:value="28" table:style-name="ce65">
            <text:p>28</text:p>
          </table:table-cell>
          <table:table-cell office:value-type="float" office:value="19" table:style-name="ce65">
            <text:p>19</text:p>
          </table:table-cell>
          <table:table-cell office:value-type="float" office:value="34" table:style-name="ce65">
            <text:p>34</text:p>
          </table:table-cell>
          <table:table-cell office:value-type="float" office:value="23" table:style-name="ce65">
            <text:p>23</text:p>
          </table:table-cell>
          <table:table-cell office:value-type="float" office:value="32" table:style-name="ce65">
            <text:p>32</text:p>
          </table:table-cell>
          <table:table-cell office:value-type="float" office:value="21" table:style-name="ce65">
            <text:p>21</text:p>
          </table:table-cell>
          <table:table-cell office:value-type="float" office:value="31" table:style-name="ce65">
            <text:p>31</text:p>
          </table:table-cell>
          <table:table-cell office:value-type="float" office:value="26" table:style-name="ce65">
            <text:p>26</text:p>
          </table:table-cell>
          <table:table-cell office:value-type="float" office:value="34" table:style-name="ce65">
            <text:p>34</text:p>
          </table:table-cell>
          <table:table-cell office:value-type="float" office:value="35" table:style-name="ce65">
            <text:p>35</text:p>
          </table:table-cell>
          <table:table-cell office:value-type="float" office:value="18" table:style-name="ce65">
            <text:p>18</text:p>
          </table:table-cell>
          <table:table-cell office:value-type="float" office:value="21" table:style-name="ce65">
            <text:p>21</text:p>
          </table:table-cell>
          <table:table-cell office:value-type="float" office:value="23" table:style-name="ce65">
            <text:p>23</text:p>
          </table:table-cell>
          <table:table-cell office:value-type="float" office:value="43" table:style-name="ce65">
            <text:p>43</text:p>
          </table:table-cell>
          <table:table-cell office:value-type="float" office:value="29" table:style-name="ce65">
            <text:p>29</text:p>
          </table:table-cell>
          <table:table-cell office:value-type="float" office:value="30" table:style-name="ce65">
            <text:p>30</text:p>
          </table:table-cell>
          <table:table-cell office:value-type="float" office:value="37" table:style-name="ce65">
            <text:p>37</text:p>
          </table:table-cell>
          <table:table-cell office:value-type="float" office:value="38" table:style-name="ce65">
            <text:p>38</text:p>
          </table:table-cell>
          <table:table-cell office:value-type="float" office:value="34" table:style-name="ce65">
            <text:p>34</text:p>
          </table:table-cell>
          <table:table-cell office:value-type="float" office:value="27" table:style-name="ce65">
            <text:p>27</text:p>
          </table:table-cell>
          <table:table-cell office:value-type="float" office:value="33" table:style-name="ce65">
            <text:p>33</text:p>
          </table:table-cell>
          <table:table-cell table:number-columns-repeated="151" table:style-name="ce149"/>
          <table:table-cell table:number-columns-repeated="16180"/>
        </table:table-row>
        <table:table-row table:style-name="ro2">
          <table:table-cell table:style-name="ce53"/>
          <table:table-cell office:value-type="string" table:style-name="ce54">
            <text:p>65-74</text:p>
          </table:table-cell>
          <table:table-cell office:value-type="float" office:value="1645" table:formula="of:=SUM([.D21:.BA21])" table:style-name="ce70">
            <text:p>1,645</text:p>
          </table:table-cell>
          <table:table-cell office:value-type="float" office:value="9" table:style-name="ce70">
            <text:p>9</text:p>
          </table:table-cell>
          <table:table-cell office:value-type="float" office:value="23" table:style-name="ce65">
            <text:p>23</text:p>
          </table:table-cell>
          <table:table-cell office:value-type="float" office:value="45" table:style-name="ce189">
            <text:p>45</text:p>
          </table:table-cell>
          <table:table-cell office:value-type="float" office:value="44" table:style-name="ce65">
            <text:p>44</text:p>
          </table:table-cell>
          <table:table-cell office:value-type="float" office:value="24" table:style-name="ce65">
            <text:p>24</text:p>
          </table:table-cell>
          <table:table-cell office:value-type="float" office:value="44" table:style-name="ce65">
            <text:p>44</text:p>
          </table:table-cell>
          <table:table-cell office:value-type="float" office:value="36" table:style-name="ce190">
            <text:p>36</text:p>
          </table:table-cell>
          <table:table-cell office:value-type="float" office:value="28" table:style-name="ce65">
            <text:p>28</text:p>
          </table:table-cell>
          <table:table-cell office:value-type="float" office:value="45" table:style-name="ce65">
            <text:p>45</text:p>
          </table:table-cell>
          <table:table-cell office:value-type="float" office:value="41" table:style-name="ce65">
            <text:p>41</text:p>
          </table:table-cell>
          <table:table-cell office:value-type="float" office:value="30" table:style-name="ce65">
            <text:p>30</text:p>
          </table:table-cell>
          <table:table-cell office:value-type="float" office:value="29" table:style-name="ce65">
            <text:p>29</text:p>
          </table:table-cell>
          <table:table-cell office:value-type="float" office:value="30" table:style-name="ce65">
            <text:p>30</text:p>
          </table:table-cell>
          <table:table-cell office:value-type="float" office:value="30" table:style-name="ce65">
            <text:p>30</text:p>
          </table:table-cell>
          <table:table-cell office:value-type="float" office:value="28" table:style-name="ce65">
            <text:p>28</text:p>
          </table:table-cell>
          <table:table-cell office:value-type="float" office:value="22" table:style-name="ce65">
            <text:p>22</text:p>
          </table:table-cell>
          <table:table-cell office:value-type="float" office:value="20" table:style-name="ce65">
            <text:p>20</text:p>
          </table:table-cell>
          <table:table-cell office:value-type="float" office:value="21" table:style-name="ce65">
            <text:p>21</text:p>
          </table:table-cell>
          <table:table-cell office:value-type="float" office:value="36" table:style-name="ce188">
            <text:p>36</text:p>
          </table:table-cell>
          <table:table-cell office:value-type="float" office:value="30" table:style-name="ce188">
            <text:p>30</text:p>
          </table:table-cell>
          <table:table-cell office:value-type="float" office:value="26" table:style-name="ce65">
            <text:p>26</text:p>
          </table:table-cell>
          <table:table-cell office:value-type="float" office:value="27" table:style-name="ce65">
            <text:p>27</text:p>
          </table:table-cell>
          <table:table-cell office:value-type="float" office:value="34" table:style-name="ce65">
            <text:p>34</text:p>
          </table:table-cell>
          <table:table-cell office:value-type="float" office:value="29" table:style-name="ce65">
            <text:p>29</text:p>
          </table:table-cell>
          <table:table-cell office:value-type="float" office:value="24" table:style-name="ce65">
            <text:p>24</text:p>
          </table:table-cell>
          <table:table-cell office:value-type="float" office:value="26" table:style-name="ce65">
            <text:p>26</text:p>
          </table:table-cell>
          <table:table-cell office:value-type="float" office:value="46" table:style-name="ce65">
            <text:p>46</text:p>
          </table:table-cell>
          <table:table-cell office:value-type="float" office:value="28" table:style-name="ce65">
            <text:p>28</text:p>
          </table:table-cell>
          <table:table-cell office:value-type="float" office:value="30" table:style-name="ce65">
            <text:p>30</text:p>
          </table:table-cell>
          <table:table-cell office:value-type="float" office:value="35" table:style-name="ce65">
            <text:p>35</text:p>
          </table:table-cell>
          <table:table-cell office:value-type="float" office:value="31" table:style-name="ce65">
            <text:p>31</text:p>
          </table:table-cell>
          <table:table-cell office:value-type="float" office:value="40" table:style-name="ce65">
            <text:p>40</text:p>
          </table:table-cell>
          <table:table-cell office:value-type="float" office:value="39" table:style-name="ce65">
            <text:p>39</text:p>
          </table:table-cell>
          <table:table-cell office:value-type="float" office:value="36" table:style-name="ce65">
            <text:p>36</text:p>
          </table:table-cell>
          <table:table-cell office:value-type="float" office:value="40" table:style-name="ce65">
            <text:p>40</text:p>
          </table:table-cell>
          <table:table-cell office:value-type="float" office:value="41" table:style-name="ce65">
            <text:p>41</text:p>
          </table:table-cell>
          <table:table-cell office:value-type="float" office:value="34" table:style-name="ce65">
            <text:p>34</text:p>
          </table:table-cell>
          <table:table-cell office:value-type="float" office:value="35" table:style-name="ce65">
            <text:p>35</text:p>
          </table:table-cell>
          <table:table-cell office:value-type="float" office:value="35" table:style-name="ce65">
            <text:p>35</text:p>
          </table:table-cell>
          <table:table-cell office:value-type="float" office:value="37" table:style-name="ce65">
            <text:p>37</text:p>
          </table:table-cell>
          <table:table-cell office:value-type="float" office:value="26" table:style-name="ce65">
            <text:p>26</text:p>
          </table:table-cell>
          <table:table-cell office:value-type="float" office:value="27" table:style-name="ce65">
            <text:p>27</text:p>
          </table:table-cell>
          <table:table-cell office:value-type="float" office:value="54" table:style-name="ce65">
            <text:p>54</text:p>
          </table:table-cell>
          <table:table-cell office:value-type="float" office:value="39" table:style-name="ce65">
            <text:p>39</text:p>
          </table:table-cell>
          <table:table-cell office:value-type="float" office:value="37" table:style-name="ce65">
            <text:p>37</text:p>
          </table:table-cell>
          <table:table-cell office:value-type="float" office:value="46" table:style-name="ce65">
            <text:p>46</text:p>
          </table:table-cell>
          <table:table-cell office:value-type="float" office:value="47" table:style-name="ce65">
            <text:p>47</text:p>
          </table:table-cell>
          <table:table-cell office:value-type="float" office:value="39" table:style-name="ce65">
            <text:p>39</text:p>
          </table:table-cell>
          <table:table-cell office:value-type="float" office:value="26" table:style-name="ce65">
            <text:p>26</text:p>
          </table:table-cell>
          <table:table-cell office:value-type="float" office:value="16" table:style-name="ce65">
            <text:p>16</text:p>
          </table:table-cell>
          <table:table-cell table:number-columns-repeated="151" table:style-name="ce149"/>
          <table:table-cell table:number-columns-repeated="16180"/>
        </table:table-row>
        <table:table-row table:style-name="ro2">
          <table:table-cell table:style-name="ce53"/>
          <table:table-cell office:value-type="string" table:style-name="ce59">
            <text:p>75-84</text:p>
          </table:table-cell>
          <table:table-cell office:value-type="float" office:value="2685" table:formula="of:=SUM([.D22:.BA22])" table:style-name="ce70">
            <text:p>2,685</text:p>
          </table:table-cell>
          <table:table-cell office:value-type="float" office:value="15" table:style-name="ce70">
            <text:p>15</text:p>
          </table:table-cell>
          <table:table-cell office:value-type="float" office:value="43" table:style-name="ce65">
            <text:p>43</text:p>
          </table:table-cell>
          <table:table-cell office:value-type="float" office:value="75" table:style-name="ce189">
            <text:p>75</text:p>
          </table:table-cell>
          <table:table-cell office:value-type="float" office:value="73" table:style-name="ce65">
            <text:p>73</text:p>
          </table:table-cell>
          <table:table-cell office:value-type="float" office:value="74" table:style-name="ce65">
            <text:p>74</text:p>
          </table:table-cell>
          <table:table-cell office:value-type="float" office:value="71" table:style-name="ce65">
            <text:p>71</text:p>
          </table:table-cell>
          <table:table-cell office:value-type="float" office:value="55" table:style-name="ce190">
            <text:p>55</text:p>
          </table:table-cell>
          <table:table-cell office:value-type="float" office:value="59" table:style-name="ce65">
            <text:p>59</text:p>
          </table:table-cell>
          <table:table-cell office:value-type="float" office:value="51" table:style-name="ce65">
            <text:p>51</text:p>
          </table:table-cell>
          <table:table-cell office:value-type="float" office:value="34" table:style-name="ce65">
            <text:p>34</text:p>
          </table:table-cell>
          <table:table-cell office:value-type="float" office:value="48" table:style-name="ce65">
            <text:p>48</text:p>
          </table:table-cell>
          <table:table-cell office:value-type="float" office:value="55" table:style-name="ce65">
            <text:p>55</text:p>
          </table:table-cell>
          <table:table-cell office:value-type="float" office:value="49" table:style-name="ce65">
            <text:p>49</text:p>
          </table:table-cell>
          <table:table-cell office:value-type="float" office:value="43" table:style-name="ce65">
            <text:p>43</text:p>
          </table:table-cell>
          <table:table-cell office:value-type="float" office:value="28" table:style-name="ce65">
            <text:p>28</text:p>
          </table:table-cell>
          <table:table-cell office:value-type="float" office:value="45" table:style-name="ce65">
            <text:p>45</text:p>
          </table:table-cell>
          <table:table-cell office:value-type="float" office:value="39" table:style-name="ce65">
            <text:p>39</text:p>
          </table:table-cell>
          <table:table-cell office:value-type="float" office:value="33" table:style-name="ce65">
            <text:p>33</text:p>
          </table:table-cell>
          <table:table-cell office:value-type="float" office:value="37" table:style-name="ce188">
            <text:p>37</text:p>
          </table:table-cell>
          <table:table-cell office:value-type="float" office:value="26" table:style-name="ce188">
            <text:p>26</text:p>
          </table:table-cell>
          <table:table-cell office:value-type="float" office:value="38" table:style-name="ce65">
            <text:p>38</text:p>
          </table:table-cell>
          <table:table-cell office:value-type="float" office:value="32" table:style-name="ce65">
            <text:p>32</text:p>
          </table:table-cell>
          <table:table-cell office:value-type="float" office:value="53" table:style-name="ce65">
            <text:p>53</text:p>
          </table:table-cell>
          <table:table-cell office:value-type="float" office:value="55" table:style-name="ce65">
            <text:p>55</text:p>
          </table:table-cell>
          <table:table-cell office:value-type="float" office:value="38" table:style-name="ce65">
            <text:p>38</text:p>
          </table:table-cell>
          <table:table-cell office:value-type="float" office:value="52" table:style-name="ce65">
            <text:p>52</text:p>
          </table:table-cell>
          <table:table-cell office:value-type="float" office:value="57" table:style-name="ce65">
            <text:p>57</text:p>
          </table:table-cell>
          <table:table-cell office:value-type="float" office:value="59" table:style-name="ce65">
            <text:p>59</text:p>
          </table:table-cell>
          <table:table-cell office:value-type="float" office:value="56" table:style-name="ce65">
            <text:p>56</text:p>
          </table:table-cell>
          <table:table-cell office:value-type="float" office:value="49" table:style-name="ce65">
            <text:p>49</text:p>
          </table:table-cell>
          <table:table-cell office:value-type="float" office:value="48" table:style-name="ce65">
            <text:p>48</text:p>
          </table:table-cell>
          <table:table-cell office:value-type="float" office:value="65" table:style-name="ce65">
            <text:p>65</text:p>
          </table:table-cell>
          <table:table-cell office:value-type="float" office:value="66" table:style-name="ce65">
            <text:p>66</text:p>
          </table:table-cell>
          <table:table-cell office:value-type="float" office:value="74" table:style-name="ce65">
            <text:p>74</text:p>
          </table:table-cell>
          <table:table-cell office:value-type="float" office:value="53" table:style-name="ce65">
            <text:p>53</text:p>
          </table:table-cell>
          <table:table-cell office:value-type="float" office:value="62" table:style-name="ce65">
            <text:p>62</text:p>
          </table:table-cell>
          <table:table-cell office:value-type="float" office:value="52" table:style-name="ce65">
            <text:p>52</text:p>
          </table:table-cell>
          <table:table-cell office:value-type="float" office:value="59" table:style-name="ce65">
            <text:p>59</text:p>
          </table:table-cell>
          <table:table-cell office:value-type="float" office:value="56" table:style-name="ce65">
            <text:p>56</text:p>
          </table:table-cell>
          <table:table-cell office:value-type="float" office:value="62" table:style-name="ce65">
            <text:p>62</text:p>
          </table:table-cell>
          <table:table-cell office:value-type="float" office:value="42" table:style-name="ce65">
            <text:p>42</text:p>
          </table:table-cell>
          <table:table-cell office:value-type="float" office:value="45" table:style-name="ce65">
            <text:p>45</text:p>
          </table:table-cell>
          <table:table-cell office:value-type="float" office:value="92" table:style-name="ce65">
            <text:p>92</text:p>
          </table:table-cell>
          <table:table-cell office:value-type="float" office:value="72" table:style-name="ce65">
            <text:p>72</text:p>
          </table:table-cell>
          <table:table-cell office:value-type="float" office:value="84" table:style-name="ce65">
            <text:p>84</text:p>
          </table:table-cell>
          <table:table-cell office:value-type="float" office:value="77" table:style-name="ce65">
            <text:p>77</text:p>
          </table:table-cell>
          <table:table-cell office:value-type="float" office:value="69" table:style-name="ce65">
            <text:p>69</text:p>
          </table:table-cell>
          <table:table-cell office:value-type="float" office:value="52" table:style-name="ce65">
            <text:p>52</text:p>
          </table:table-cell>
          <table:table-cell office:value-type="float" office:value="51" table:style-name="ce65">
            <text:p>51</text:p>
          </table:table-cell>
          <table:table-cell office:value-type="float" office:value="62" table:style-name="ce65">
            <text:p>62</text:p>
          </table:table-cell>
          <table:table-cell table:number-columns-repeated="151" table:style-name="ce149"/>
          <table:table-cell table:number-columns-repeated="16180"/>
        </table:table-row>
        <table:table-row table:style-name="ro2">
          <table:table-cell table:style-name="ce60"/>
          <table:table-cell office:value-type="string" table:style-name="ce61">
            <text:p>85+</text:p>
          </table:table-cell>
          <table:table-cell office:value-type="float" office:value="2455" table:formula="of:=SUM([.D23:.BA23])" table:style-name="ce71">
            <text:p>2,455</text:p>
          </table:table-cell>
          <table:table-cell office:value-type="float" office:value="12" table:style-name="ce71">
            <text:p>12</text:p>
          </table:table-cell>
          <table:table-cell office:value-type="float" office:value="33" table:style-name="ce66">
            <text:p>33</text:p>
          </table:table-cell>
          <table:table-cell office:value-type="float" office:value="64" table:style-name="ce191">
            <text:p>64</text:p>
          </table:table-cell>
          <table:table-cell office:value-type="float" office:value="64" table:style-name="ce66">
            <text:p>64</text:p>
          </table:table-cell>
          <table:table-cell office:value-type="float" office:value="62" table:style-name="ce66">
            <text:p>62</text:p>
          </table:table-cell>
          <table:table-cell office:value-type="float" office:value="76" table:style-name="ce66">
            <text:p>76</text:p>
          </table:table-cell>
          <table:table-cell office:value-type="float" office:value="67" table:style-name="ce74">
            <text:p>67</text:p>
          </table:table-cell>
          <table:table-cell office:value-type="float" office:value="40" table:style-name="ce66">
            <text:p>40</text:p>
          </table:table-cell>
          <table:table-cell office:value-type="float" office:value="64" table:style-name="ce66">
            <text:p>64</text:p>
          </table:table-cell>
          <table:table-cell office:value-type="float" office:value="37" table:style-name="ce66">
            <text:p>37</text:p>
          </table:table-cell>
          <table:table-cell office:value-type="float" office:value="41" table:style-name="ce66">
            <text:p>41</text:p>
          </table:table-cell>
          <table:table-cell office:value-type="float" office:value="42" table:style-name="ce66">
            <text:p>42</text:p>
          </table:table-cell>
          <table:table-cell office:value-type="float" office:value="45" table:style-name="ce66">
            <text:p>45</text:p>
          </table:table-cell>
          <table:table-cell office:value-type="float" office:value="36" table:style-name="ce66">
            <text:p>36</text:p>
          </table:table-cell>
          <table:table-cell office:value-type="float" office:value="38" table:style-name="ce66">
            <text:p>38</text:p>
          </table:table-cell>
          <table:table-cell office:value-type="float" office:value="34" table:style-name="ce66">
            <text:p>34</text:p>
          </table:table-cell>
          <table:table-cell office:value-type="float" office:value="22" table:style-name="ce66">
            <text:p>22</text:p>
          </table:table-cell>
          <table:table-cell office:value-type="float" office:value="34" table:style-name="ce66">
            <text:p>34</text:p>
          </table:table-cell>
          <table:table-cell office:value-type="float" office:value="34" table:style-name="ce192">
            <text:p>34</text:p>
          </table:table-cell>
          <table:table-cell office:value-type="float" office:value="30" table:style-name="ce192">
            <text:p>30</text:p>
          </table:table-cell>
          <table:table-cell office:value-type="float" office:value="37" table:style-name="ce66">
            <text:p>37</text:p>
          </table:table-cell>
          <table:table-cell office:value-type="float" office:value="36" table:style-name="ce66">
            <text:p>36</text:p>
          </table:table-cell>
          <table:table-cell office:value-type="float" office:value="38" table:style-name="ce66">
            <text:p>38</text:p>
          </table:table-cell>
          <table:table-cell office:value-type="float" office:value="43" table:style-name="ce66">
            <text:p>43</text:p>
          </table:table-cell>
          <table:table-cell office:value-type="float" office:value="34" table:style-name="ce66">
            <text:p>34</text:p>
          </table:table-cell>
          <table:table-cell office:value-type="float" office:value="50" table:style-name="ce66">
            <text:p>50</text:p>
          </table:table-cell>
          <table:table-cell office:value-type="float" office:value="31" table:style-name="ce66">
            <text:p>31</text:p>
          </table:table-cell>
          <table:table-cell office:value-type="float" office:value="53" table:style-name="ce66">
            <text:p>53</text:p>
          </table:table-cell>
          <table:table-cell office:value-type="float" office:value="47" table:style-name="ce66">
            <text:p>47</text:p>
          </table:table-cell>
          <table:table-cell office:value-type="float" office:value="48" table:style-name="ce66">
            <text:p>48</text:p>
          </table:table-cell>
          <table:table-cell office:value-type="float" office:value="46" table:style-name="ce66">
            <text:p>46</text:p>
          </table:table-cell>
          <table:table-cell office:value-type="float" office:value="57" table:style-name="ce66">
            <text:p>57</text:p>
          </table:table-cell>
          <table:table-cell office:value-type="float" office:value="52" table:style-name="ce66">
            <text:p>52</text:p>
          </table:table-cell>
          <table:table-cell office:value-type="float" office:value="57" table:style-name="ce66">
            <text:p>57</text:p>
          </table:table-cell>
          <table:table-cell office:value-type="float" office:value="58" table:style-name="ce66">
            <text:p>58</text:p>
          </table:table-cell>
          <table:table-cell office:value-type="float" office:value="62" table:style-name="ce66">
            <text:p>62</text:p>
          </table:table-cell>
          <table:table-cell office:value-type="float" office:value="46" table:style-name="ce66">
            <text:p>46</text:p>
          </table:table-cell>
          <table:table-cell office:value-type="float" office:value="62" table:style-name="ce66">
            <text:p>62</text:p>
          </table:table-cell>
          <table:table-cell office:value-type="float" office:value="62" table:style-name="ce66">
            <text:p>62</text:p>
          </table:table-cell>
          <table:table-cell office:value-type="float" office:value="38" table:style-name="ce66">
            <text:p>38</text:p>
          </table:table-cell>
          <table:table-cell office:value-type="float" office:value="52" table:style-name="ce66">
            <text:p>52</text:p>
          </table:table-cell>
          <table:table-cell office:value-type="float" office:value="58" table:style-name="ce66">
            <text:p>58</text:p>
          </table:table-cell>
          <table:table-cell office:value-type="float" office:value="92" table:style-name="ce66">
            <text:p>92</text:p>
          </table:table-cell>
          <table:table-cell office:value-type="float" office:value="59" table:style-name="ce66">
            <text:p>59</text:p>
          </table:table-cell>
          <table:table-cell office:value-type="float" office:value="66" table:style-name="ce66">
            <text:p>66</text:p>
          </table:table-cell>
          <table:table-cell office:value-type="float" office:value="62" table:style-name="ce65">
            <text:p>62</text:p>
          </table:table-cell>
          <table:table-cell office:value-type="float" office:value="65" table:style-name="ce65">
            <text:p>65</text:p>
          </table:table-cell>
          <table:table-cell office:value-type="float" office:value="61" table:style-name="ce65">
            <text:p>61</text:p>
          </table:table-cell>
          <table:table-cell office:value-type="float" office:value="55" table:style-name="ce65">
            <text:p>55</text:p>
          </table:table-cell>
          <table:table-cell office:value-type="float" office:value="53" table:style-name="ce65">
            <text:p>53</text:p>
          </table:table-cell>
          <table:table-cell table:number-columns-repeated="151" table:style-name="ce149"/>
          <table:table-cell table:number-columns-repeated="16180"/>
        </table:table-row>
        <table:table-row table:style-name="ro2">
          <table:table-cell office:value-type="string" table:style-name="ce50">
            <text:p>Female</text:p>
          </table:table-cell>
          <table:table-cell office:value-type="string" table:style-name="ce68">
            <text:p>All</text:p>
          </table:table-cell>
          <table:table-cell office:value-type="float" office:value="8688" table:formula="of:=SUM([.C25:.C32])" table:style-name="ce69">
            <text:p>8,688</text:p>
          </table:table-cell>
          <table:table-cell office:value-type="float" office:value="62" table:formula="of:=SUM([.D25:.D32])" table:style-name="ce69">
            <text:p>62</text:p>
          </table:table-cell>
          <table:table-cell office:value-type="float" office:value="155" table:formula="of:=SUM([.E25:.E32])" table:style-name="ce67">
            <text:p>155</text:p>
          </table:table-cell>
          <table:table-cell office:value-type="float" office:value="195" table:formula="of:=SUM([.F25:.F32])" table:style-name="ce193">
            <text:p>195</text:p>
          </table:table-cell>
          <table:table-cell office:value-type="float" office:value="213" table:formula="of:=SUM([.G25:.G32])" table:style-name="ce67">
            <text:p>213</text:p>
          </table:table-cell>
          <table:table-cell office:value-type="float" office:value="228" table:formula="of:=SUM([.H25:.H32])" table:style-name="ce67">
            <text:p>228</text:p>
          </table:table-cell>
          <table:table-cell office:value-type="float" office:value="235" table:formula="of:=SUM([.I25:.I32])" table:style-name="ce67">
            <text:p>235</text:p>
          </table:table-cell>
          <table:table-cell office:value-type="float" office:value="226" table:formula="of:=SUM([.J25:.J32])" table:style-name="ce194">
            <text:p>226</text:p>
          </table:table-cell>
          <table:table-cell office:value-type="float" office:value="174" table:formula="of:=SUM([.K25:.K32])" table:style-name="ce67">
            <text:p>174</text:p>
          </table:table-cell>
          <table:table-cell office:value-type="float" office:value="194" table:formula="of:=SUM([.L25:.L32])" table:style-name="ce67">
            <text:p>194</text:p>
          </table:table-cell>
          <table:table-cell office:value-type="float" office:value="182" table:formula="of:=SUM([.M25:.M32])" table:style-name="ce67">
            <text:p>182</text:p>
          </table:table-cell>
          <table:table-cell office:value-type="float" office:value="171" table:formula="of:=SUM([.N25:.N32])" table:style-name="ce67">
            <text:p>171</text:p>
          </table:table-cell>
          <table:table-cell office:value-type="float" office:value="143" table:formula="of:=SUM([.O25:.O32])" table:style-name="ce67">
            <text:p>143</text:p>
          </table:table-cell>
          <table:table-cell office:value-type="float" office:value="134" table:formula="of:=SUM([.P25:.P32])" table:style-name="ce67">
            <text:p>134</text:p>
          </table:table-cell>
          <table:table-cell office:value-type="float" office:value="152" table:formula="of:=SUM([.Q25:.Q32])" table:style-name="ce67">
            <text:p>152</text:p>
          </table:table-cell>
          <table:table-cell office:value-type="float" office:value="159" table:formula="of:=SUM([.R25:.R32])" table:style-name="ce67">
            <text:p>159</text:p>
          </table:table-cell>
          <table:table-cell office:value-type="float" office:value="150" table:formula="of:=SUM([.S25:.S32])" table:style-name="ce67">
            <text:p>150</text:p>
          </table:table-cell>
          <table:table-cell office:value-type="float" office:value="145" table:style-name="ce67">
            <text:p>145</text:p>
          </table:table-cell>
          <table:table-cell office:value-type="float" office:value="130" table:formula="of:=SUM([.U25:.U32])" table:style-name="ce67">
            <text:p>130</text:p>
          </table:table-cell>
          <table:table-cell office:value-type="float" office:value="163" table:formula="of:=SUM([.V25:.V32])" table:style-name="ce187">
            <text:p>163</text:p>
          </table:table-cell>
          <table:table-cell office:value-type="float" office:value="141" table:style-name="ce187">
            <text:p>141</text:p>
          </table:table-cell>
          <table:table-cell office:value-type="float" office:value="152" table:formula="of:=SUM([.X25:.X32])" table:style-name="ce67">
            <text:p>152</text:p>
          </table:table-cell>
          <table:table-cell office:value-type="float" office:value="145" table:formula="of:=SUM([.Y25:.Y32])" table:style-name="ce67">
            <text:p>145</text:p>
          </table:table-cell>
          <table:table-cell office:value-type="float" office:value="149" table:formula="of:=SUM([.Z25:.Z32])" table:style-name="ce67">
            <text:p>149</text:p>
          </table:table-cell>
          <table:table-cell office:value-type="float" office:value="148" table:formula="of:=SUM([.AA25:.AA32])" table:style-name="ce67">
            <text:p>148</text:p>
          </table:table-cell>
          <table:table-cell office:value-type="float" office:value="113" table:formula="of:=SUM([.AB25:.AB32])" table:style-name="ce67">
            <text:p>113</text:p>
          </table:table-cell>
          <table:table-cell office:value-type="float" office:value="136" table:formula="of:=SUM([.AC25:.AC32])" table:style-name="ce67">
            <text:p>136</text:p>
          </table:table-cell>
          <table:table-cell office:value-type="float" office:value="139" table:formula="of:=SUM([.AD25:.AD32])" table:style-name="ce67">
            <text:p>139</text:p>
          </table:table-cell>
          <table:table-cell office:value-type="float" office:value="138" table:formula="of:=SUM([.AE25:.AE32])" table:style-name="ce67">
            <text:p>138</text:p>
          </table:table-cell>
          <table:table-cell office:value-type="float" office:value="156" table:formula="of:=SUM([.AF25:.AF32])" table:style-name="ce67">
            <text:p>156</text:p>
          </table:table-cell>
          <table:table-cell office:value-type="float" office:value="177" table:formula="of:=SUM([.AG25:.AG32])" table:style-name="ce67">
            <text:p>177</text:p>
          </table:table-cell>
          <table:table-cell office:value-type="float" office:value="128" table:formula="of:=SUM([.AH25:.AH32])" table:style-name="ce67">
            <text:p>128</text:p>
          </table:table-cell>
          <table:table-cell office:value-type="float" office:value="183" table:formula="of:=SUM([.AI25:.AI32])" table:style-name="ce67">
            <text:p>183</text:p>
          </table:table-cell>
          <table:table-cell office:value-type="float" office:value="178" table:formula="of:=SUM([.AJ25:.AJ32])" table:style-name="ce67">
            <text:p>178</text:p>
          </table:table-cell>
          <table:table-cell office:value-type="float" office:value="178" table:formula="of:=SUM([.AK25:.AK32])" table:style-name="ce67">
            <text:p>178</text:p>
          </table:table-cell>
          <table:table-cell office:value-type="float" office:value="227" table:formula="of:=SUM([.AL25:.AL32])" table:style-name="ce67">
            <text:p>227</text:p>
          </table:table-cell>
          <table:table-cell office:value-type="float" office:value="194" table:formula="of:=SUM([.AM25:.AM32])" table:style-name="ce67">
            <text:p>194</text:p>
          </table:table-cell>
          <table:table-cell office:value-type="float" office:value="184" table:formula="of:=SUM([.AN25:.AN32])" table:style-name="ce67">
            <text:p>184</text:p>
          </table:table-cell>
          <table:table-cell office:value-type="float" office:value="188" table:formula="of:=SUM([.AO25:.AO32])" table:style-name="ce67">
            <text:p>188</text:p>
          </table:table-cell>
          <table:table-cell office:value-type="float" office:value="172" table:formula="of:=SUM([.AP25:.AP32])" table:style-name="ce67">
            <text:p>172</text:p>
          </table:table-cell>
          <table:table-cell office:value-type="float" office:value="190" table:formula="of:=SUM([.AQ25:.AQ32])" table:style-name="ce67">
            <text:p>190</text:p>
          </table:table-cell>
          <table:table-cell office:value-type="float" office:value="159" table:formula="of:=SUM([.AR25:.AR32])" table:style-name="ce67">
            <text:p>159</text:p>
          </table:table-cell>
          <table:table-cell office:value-type="float" office:value="175" table:formula="of:=SUM([.AS25:.AS32])" table:style-name="ce67">
            <text:p>175</text:p>
          </table:table-cell>
          <table:table-cell office:value-type="float" office:value="280" table:formula="of:=SUM([.AT25:.AT32])" table:style-name="ce67">
            <text:p>280</text:p>
          </table:table-cell>
          <table:table-cell office:value-type="float" office:value="237" table:formula="of:=SUM([.AU25:.AU32])" table:style-name="ce67">
            <text:p>237</text:p>
          </table:table-cell>
          <table:table-cell office:value-type="float" office:value="242" table:formula="of:=SUM([.AV25:.AV32])" table:style-name="ce67">
            <text:p>242</text:p>
          </table:table-cell>
          <table:table-cell office:value-type="float" office:value="204" table:formula="of:=SUM([.AW25:.AW32])" table:style-name="ce67">
            <text:p>204</text:p>
          </table:table-cell>
          <table:table-cell office:value-type="float" office:value="229" table:formula="of:=SUM([.AX25:.AX32])" table:style-name="ce67">
            <text:p>229</text:p>
          </table:table-cell>
          <table:table-cell office:value-type="float" office:value="182" table:formula="of:=SUM([.AY25:.AY32])" table:style-name="ce67">
            <text:p>182</text:p>
          </table:table-cell>
          <table:table-cell office:value-type="float" office:value="183" table:formula="of:=SUM([.AZ25:.AZ32])" table:style-name="ce67">
            <text:p>183</text:p>
          </table:table-cell>
          <table:table-cell office:value-type="float" office:value="170" table:formula="of:=SUM([.BA25:.BA32])" table:style-name="ce67">
            <text:p>170</text:p>
          </table:table-cell>
          <table:table-cell table:number-columns-repeated="151" table:style-name="ce148"/>
          <table:table-cell table:number-columns-repeated="16180"/>
        </table:table-row>
        <table:table-row table:style-name="ro2">
          <table:table-cell table:style-name="ce53"/>
          <table:table-cell office:value-type="string" table:style-name="ce54">
            <text:p>&lt;7 days</text:p>
          </table:table-cell>
          <table:table-cell office:value-type="float" office:value="26" table:formula="of:=SUM([.D25:.BA25])" table:style-name="ce65">
            <text:p>26</text:p>
          </table:table-cell>
          <table:table-cell office:value-type="float" office:value="0" table:style-name="ce65">
            <text:p>0</text:p>
          </table:table-cell>
          <table:table-cell office:value-type="float" office:value="0" table:style-name="ce65">
            <text:p>0</text:p>
          </table:table-cell>
          <table:table-cell office:value-type="float" office:value="0" table:style-name="ce190">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1" table:style-name="ce190">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188">
            <text:p>1</text:p>
          </table:table-cell>
          <table:table-cell office:value-type="float" office:value="1" table:style-name="ce188">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3" table:style-name="ce65">
            <text:p>3</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4" table:style-name="ce65">
            <text:p>4</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51" table:style-name="ce149"/>
          <table:table-cell table:number-columns-repeated="16180"/>
        </table:table-row>
        <table:table-row table:style-name="ro2">
          <table:table-cell table:style-name="ce53"/>
          <table:table-cell office:value-type="string" table:style-name="ce57">
            <text:p>&gt;=7 days and &lt; 1 year</text:p>
          </table:table-cell>
          <table:table-cell office:value-type="float" office:value="11" table:formula="of:=SUM([.D26:.BA26])" table:style-name="ce65">
            <text:p>11</text:p>
          </table:table-cell>
          <table:table-cell office:value-type="float" office:value="0" table:style-name="ce65">
            <text:p>0</text:p>
          </table:table-cell>
          <table:table-cell office:value-type="float" office:value="0" table:style-name="ce65">
            <text:p>0</text:p>
          </table:table-cell>
          <table:table-cell office:value-type="float" office:value="1" table:style-name="ce190">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190">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188">
            <text:p>0</text:p>
          </table:table-cell>
          <table:table-cell office:value-type="float" office:value="0" table:style-name="ce188">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table:number-columns-repeated="151" table:style-name="ce149"/>
          <table:table-cell table:number-columns-repeated="16180"/>
        </table:table-row>
        <table:table-row table:style-name="ro2">
          <table:table-cell table:style-name="ce53"/>
          <table:table-cell office:value-type="string" table:style-name="ce58">
            <text:p>1-14</text:p>
          </table:table-cell>
          <table:table-cell office:value-type="float" office:value="12" table:formula="of:=SUM([.D27:.BA27])" table:style-name="ce65">
            <text:p>12</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190">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188">
            <text:p>0</text:p>
          </table:table-cell>
          <table:table-cell office:value-type="float" office:value="0" table:style-name="ce188">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table:number-columns-repeated="151" table:style-name="ce149"/>
          <table:table-cell table:number-columns-repeated="16180"/>
        </table:table-row>
        <table:table-row table:style-name="ro2">
          <table:table-cell table:style-name="ce53"/>
          <table:table-cell office:value-type="string" table:style-name="ce54">
            <text:p>15-44</text:p>
          </table:table-cell>
          <table:table-cell office:value-type="float" office:value="192" table:formula="of:=SUM([.D28:.BA28])" table:style-name="ce65">
            <text:p>192</text:p>
          </table:table-cell>
          <table:table-cell office:value-type="float" office:value="0" table:style-name="ce65">
            <text:p>0</text:p>
          </table:table-cell>
          <table:table-cell office:value-type="float" office:value="0" table:style-name="ce65">
            <text:p>0</text:p>
          </table:table-cell>
          <table:table-cell office:value-type="float" office:value="7" table:style-name="ce65">
            <text:p>7</text:p>
          </table:table-cell>
          <table:table-cell office:value-type="float" office:value="4" table:style-name="ce65">
            <text:p>4</text:p>
          </table:table-cell>
          <table:table-cell office:value-type="float" office:value="6" table:style-name="ce65">
            <text:p>6</text:p>
          </table:table-cell>
          <table:table-cell office:value-type="float" office:value="6" table:style-name="ce65">
            <text:p>6</text:p>
          </table:table-cell>
          <table:table-cell office:value-type="float" office:value="5" table:style-name="ce190">
            <text:p>5</text:p>
          </table:table-cell>
          <table:table-cell office:value-type="float" office:value="5" table:style-name="ce65">
            <text:p>5</text:p>
          </table:table-cell>
          <table:table-cell office:value-type="float" office:value="3" table:style-name="ce65">
            <text:p>3</text:p>
          </table:table-cell>
          <table:table-cell office:value-type="float" office:value="4" table:style-name="ce65">
            <text:p>4</text:p>
          </table:table-cell>
          <table:table-cell office:value-type="float" office:value="2" table:style-name="ce65">
            <text:p>2</text:p>
          </table:table-cell>
          <table:table-cell office:value-type="float" office:value="7" table:style-name="ce65">
            <text:p>7</text:p>
          </table:table-cell>
          <table:table-cell office:value-type="float" office:value="2" table:style-name="ce65">
            <text:p>2</text:p>
          </table:table-cell>
          <table:table-cell office:value-type="float" office:value="2" table:style-name="ce65">
            <text:p>2</text:p>
          </table:table-cell>
          <table:table-cell office:value-type="float" office:value="3" table:style-name="ce65">
            <text:p>3</text:p>
          </table:table-cell>
          <table:table-cell office:value-type="float" office:value="8" table:style-name="ce65">
            <text:p>8</text:p>
          </table:table-cell>
          <table:table-cell office:value-type="float" office:value="5" table:style-name="ce65">
            <text:p>5</text:p>
          </table:table-cell>
          <table:table-cell office:value-type="float" office:value="1" table:style-name="ce65">
            <text:p>1</text:p>
          </table:table-cell>
          <table:table-cell office:value-type="float" office:value="3" table:style-name="ce188">
            <text:p>3</text:p>
          </table:table-cell>
          <table:table-cell office:value-type="float" office:value="5" table:style-name="ce188">
            <text:p>5</text:p>
          </table:table-cell>
          <table:table-cell office:value-type="float" office:value="8" table:style-name="ce65">
            <text:p>8</text:p>
          </table:table-cell>
          <table:table-cell office:value-type="float" office:value="8" table:style-name="ce65">
            <text:p>8</text:p>
          </table:table-cell>
          <table:table-cell office:value-type="float" office:value="6" table:style-name="ce65">
            <text:p>6</text:p>
          </table:table-cell>
          <table:table-cell office:value-type="float" office:value="3" table:style-name="ce65">
            <text:p>3</text:p>
          </table:table-cell>
          <table:table-cell office:value-type="float" office:value="0" table:style-name="ce65">
            <text:p>0</text:p>
          </table:table-cell>
          <table:table-cell office:value-type="float" office:value="4" table:style-name="ce65">
            <text:p>4</text:p>
          </table:table-cell>
          <table:table-cell office:value-type="float" office:value="4" table:style-name="ce65">
            <text:p>4</text:p>
          </table:table-cell>
          <table:table-cell office:value-type="float" office:value="4" table:style-name="ce65">
            <text:p>4</text:p>
          </table:table-cell>
          <table:table-cell office:value-type="float" office:value="2" table:style-name="ce65">
            <text:p>2</text:p>
          </table:table-cell>
          <table:table-cell office:value-type="float" office:value="3" table:style-name="ce65">
            <text:p>3</text:p>
          </table:table-cell>
          <table:table-cell office:value-type="float" office:value="2" table:style-name="ce65">
            <text:p>2</text:p>
          </table:table-cell>
          <table:table-cell office:value-type="float" office:value="1" table:style-name="ce65">
            <text:p>1</text:p>
          </table:table-cell>
          <table:table-cell office:value-type="float" office:value="2" table:style-name="ce65">
            <text:p>2</text:p>
          </table:table-cell>
          <table:table-cell office:value-type="float" office:value="2" table:style-name="ce65">
            <text:p>2</text:p>
          </table:table-cell>
          <table:table-cell office:value-type="float" office:value="6" table:style-name="ce65">
            <text:p>6</text:p>
          </table:table-cell>
          <table:table-cell office:value-type="float" office:value="1" table:style-name="ce65">
            <text:p>1</text:p>
          </table:table-cell>
          <table:table-cell office:value-type="float" office:value="2" table:style-name="ce65">
            <text:p>2</text:p>
          </table:table-cell>
          <table:table-cell office:value-type="float" office:value="4" table:style-name="ce65">
            <text:p>4</text:p>
          </table:table-cell>
          <table:table-cell office:value-type="float" office:value="3" table:style-name="ce65">
            <text:p>3</text:p>
          </table:table-cell>
          <table:table-cell office:value-type="float" office:value="4" table:style-name="ce65">
            <text:p>4</text:p>
          </table:table-cell>
          <table:table-cell office:value-type="float" office:value="0" table:style-name="ce65">
            <text:p>0</text:p>
          </table:table-cell>
          <table:table-cell office:value-type="float" office:value="5" table:style-name="ce65">
            <text:p>5</text:p>
          </table:table-cell>
          <table:table-cell office:value-type="float" office:value="3" table:style-name="ce65">
            <text:p>3</text:p>
          </table:table-cell>
          <table:table-cell office:value-type="float" office:value="4" table:style-name="ce65">
            <text:p>4</text:p>
          </table:table-cell>
          <table:table-cell office:value-type="float" office:value="7" table:style-name="ce65">
            <text:p>7</text:p>
          </table:table-cell>
          <table:table-cell office:value-type="float" office:value="7" table:style-name="ce65">
            <text:p>7</text:p>
          </table:table-cell>
          <table:table-cell office:value-type="float" office:value="7" table:style-name="ce65">
            <text:p>7</text:p>
          </table:table-cell>
          <table:table-cell office:value-type="float" office:value="7" table:style-name="ce65">
            <text:p>7</text:p>
          </table:table-cell>
          <table:table-cell office:value-type="float" office:value="1" table:style-name="ce65">
            <text:p>1</text:p>
          </table:table-cell>
          <table:table-cell office:value-type="float" office:value="4" table:style-name="ce65">
            <text:p>4</text:p>
          </table:table-cell>
          <table:table-cell table:number-columns-repeated="151" table:style-name="ce149"/>
          <table:table-cell table:number-columns-repeated="16180"/>
        </table:table-row>
        <table:table-row table:style-name="ro2">
          <table:table-cell table:style-name="ce53"/>
          <table:table-cell office:value-type="string" table:style-name="ce54">
            <text:p>45-64</text:p>
          </table:table-cell>
          <table:table-cell office:value-type="float" office:value="956" table:formula="of:=SUM([.D29:.BA29])" table:style-name="ce65">
            <text:p>956</text:p>
          </table:table-cell>
          <table:table-cell office:value-type="float" office:value="8" table:style-name="ce65">
            <text:p>8</text:p>
          </table:table-cell>
          <table:table-cell office:value-type="float" office:value="23" table:style-name="ce65">
            <text:p>23</text:p>
          </table:table-cell>
          <table:table-cell office:value-type="float" office:value="23" table:style-name="ce65">
            <text:p>23</text:p>
          </table:table-cell>
          <table:table-cell office:value-type="float" office:value="34" table:style-name="ce65">
            <text:p>34</text:p>
          </table:table-cell>
          <table:table-cell office:value-type="float" office:value="19" table:style-name="ce65">
            <text:p>19</text:p>
          </table:table-cell>
          <table:table-cell office:value-type="float" office:value="19" table:style-name="ce65">
            <text:p>19</text:p>
          </table:table-cell>
          <table:table-cell office:value-type="float" office:value="13" table:style-name="ce190">
            <text:p>13</text:p>
          </table:table-cell>
          <table:table-cell office:value-type="float" office:value="16" table:style-name="ce65">
            <text:p>16</text:p>
          </table:table-cell>
          <table:table-cell office:value-type="float" office:value="17" table:style-name="ce65">
            <text:p>17</text:p>
          </table:table-cell>
          <table:table-cell office:value-type="float" office:value="21" table:style-name="ce65">
            <text:p>21</text:p>
          </table:table-cell>
          <table:table-cell office:value-type="float" office:value="16" table:style-name="ce65">
            <text:p>16</text:p>
          </table:table-cell>
          <table:table-cell office:value-type="float" office:value="19" table:style-name="ce65">
            <text:p>19</text:p>
          </table:table-cell>
          <table:table-cell office:value-type="float" office:value="25" table:style-name="ce65">
            <text:p>25</text:p>
          </table:table-cell>
          <table:table-cell office:value-type="float" office:value="14" table:style-name="ce65">
            <text:p>14</text:p>
          </table:table-cell>
          <table:table-cell office:value-type="float" office:value="21" table:style-name="ce65">
            <text:p>21</text:p>
          </table:table-cell>
          <table:table-cell office:value-type="float" office:value="20" table:style-name="ce65">
            <text:p>20</text:p>
          </table:table-cell>
          <table:table-cell office:value-type="float" office:value="21" table:style-name="ce65">
            <text:p>21</text:p>
          </table:table-cell>
          <table:table-cell office:value-type="float" office:value="18" table:style-name="ce65">
            <text:p>18</text:p>
          </table:table-cell>
          <table:table-cell office:value-type="float" office:value="21" table:style-name="ce188">
            <text:p>21</text:p>
          </table:table-cell>
          <table:table-cell office:value-type="float" office:value="15" table:style-name="ce188">
            <text:p>15</text:p>
          </table:table-cell>
          <table:table-cell office:value-type="float" office:value="16" table:style-name="ce65">
            <text:p>16</text:p>
          </table:table-cell>
          <table:table-cell office:value-type="float" office:value="18" table:style-name="ce65">
            <text:p>18</text:p>
          </table:table-cell>
          <table:table-cell office:value-type="float" office:value="21" table:style-name="ce65">
            <text:p>21</text:p>
          </table:table-cell>
          <table:table-cell office:value-type="float" office:value="17" table:style-name="ce65">
            <text:p>17</text:p>
          </table:table-cell>
          <table:table-cell office:value-type="float" office:value="19" table:style-name="ce65">
            <text:p>19</text:p>
          </table:table-cell>
          <table:table-cell office:value-type="float" office:value="12" table:style-name="ce65">
            <text:p>12</text:p>
          </table:table-cell>
          <table:table-cell office:value-type="float" office:value="16" table:style-name="ce65">
            <text:p>16</text:p>
          </table:table-cell>
          <table:table-cell office:value-type="float" office:value="20" table:style-name="ce65">
            <text:p>20</text:p>
          </table:table-cell>
          <table:table-cell office:value-type="float" office:value="12" table:style-name="ce65">
            <text:p>12</text:p>
          </table:table-cell>
          <table:table-cell office:value-type="float" office:value="19" table:style-name="ce65">
            <text:p>19</text:p>
          </table:table-cell>
          <table:table-cell office:value-type="float" office:value="16" table:style-name="ce65">
            <text:p>16</text:p>
          </table:table-cell>
          <table:table-cell office:value-type="float" office:value="16" table:style-name="ce65">
            <text:p>16</text:p>
          </table:table-cell>
          <table:table-cell office:value-type="float" office:value="21" table:style-name="ce65">
            <text:p>21</text:p>
          </table:table-cell>
          <table:table-cell office:value-type="float" office:value="20" table:style-name="ce65">
            <text:p>20</text:p>
          </table:table-cell>
          <table:table-cell office:value-type="float" office:value="24" table:style-name="ce65">
            <text:p>24</text:p>
          </table:table-cell>
          <table:table-cell office:value-type="float" office:value="17" table:style-name="ce65">
            <text:p>17</text:p>
          </table:table-cell>
          <table:table-cell office:value-type="float" office:value="14" table:style-name="ce65">
            <text:p>14</text:p>
          </table:table-cell>
          <table:table-cell office:value-type="float" office:value="31" table:style-name="ce65">
            <text:p>31</text:p>
          </table:table-cell>
          <table:table-cell office:value-type="float" office:value="13" table:style-name="ce65">
            <text:p>13</text:p>
          </table:table-cell>
          <table:table-cell office:value-type="float" office:value="18" table:style-name="ce65">
            <text:p>18</text:p>
          </table:table-cell>
          <table:table-cell office:value-type="float" office:value="18" table:style-name="ce65">
            <text:p>18</text:p>
          </table:table-cell>
          <table:table-cell office:value-type="float" office:value="15" table:style-name="ce65">
            <text:p>15</text:p>
          </table:table-cell>
          <table:table-cell office:value-type="float" office:value="25" table:style-name="ce65">
            <text:p>25</text:p>
          </table:table-cell>
          <table:table-cell office:value-type="float" office:value="25" table:style-name="ce65">
            <text:p>25</text:p>
          </table:table-cell>
          <table:table-cell office:value-type="float" office:value="16" table:style-name="ce65">
            <text:p>16</text:p>
          </table:table-cell>
          <table:table-cell office:value-type="float" office:value="28" table:style-name="ce65">
            <text:p>28</text:p>
          </table:table-cell>
          <table:table-cell office:value-type="float" office:value="22" table:style-name="ce65">
            <text:p>22</text:p>
          </table:table-cell>
          <table:table-cell office:value-type="float" office:value="26" table:style-name="ce65">
            <text:p>26</text:p>
          </table:table-cell>
          <table:table-cell office:value-type="float" office:value="22" table:style-name="ce65">
            <text:p>22</text:p>
          </table:table-cell>
          <table:table-cell office:value-type="float" office:value="16" table:style-name="ce65">
            <text:p>16</text:p>
          </table:table-cell>
          <table:table-cell table:number-columns-repeated="151" table:style-name="ce149"/>
          <table:table-cell table:number-columns-repeated="16180"/>
        </table:table-row>
        <table:table-row table:style-name="ro2">
          <table:table-cell table:style-name="ce53"/>
          <table:table-cell office:value-type="string" table:style-name="ce54">
            <text:p>65-74</text:p>
          </table:table-cell>
          <table:table-cell office:value-type="float" office:value="1232" table:formula="of:=SUM([.D30:.BA30])" table:style-name="ce65">
            <text:p>1,232</text:p>
          </table:table-cell>
          <table:table-cell office:value-type="float" office:value="8" table:style-name="ce65">
            <text:p>8</text:p>
          </table:table-cell>
          <table:table-cell office:value-type="float" office:value="22" table:style-name="ce65">
            <text:p>22</text:p>
          </table:table-cell>
          <table:table-cell office:value-type="float" office:value="24" table:style-name="ce65">
            <text:p>24</text:p>
          </table:table-cell>
          <table:table-cell office:value-type="float" office:value="29" table:style-name="ce65">
            <text:p>29</text:p>
          </table:table-cell>
          <table:table-cell office:value-type="float" office:value="29" table:style-name="ce65">
            <text:p>29</text:p>
          </table:table-cell>
          <table:table-cell office:value-type="float" office:value="20" table:style-name="ce65">
            <text:p>20</text:p>
          </table:table-cell>
          <table:table-cell office:value-type="float" office:value="31" table:style-name="ce190">
            <text:p>31</text:p>
          </table:table-cell>
          <table:table-cell office:value-type="float" office:value="22" table:style-name="ce65">
            <text:p>22</text:p>
          </table:table-cell>
          <table:table-cell office:value-type="float" office:value="30" table:style-name="ce65">
            <text:p>30</text:p>
          </table:table-cell>
          <table:table-cell office:value-type="float" office:value="20" table:style-name="ce65">
            <text:p>20</text:p>
          </table:table-cell>
          <table:table-cell office:value-type="float" office:value="28" table:style-name="ce65">
            <text:p>28</text:p>
          </table:table-cell>
          <table:table-cell office:value-type="float" office:value="25" table:style-name="ce65">
            <text:p>25</text:p>
          </table:table-cell>
          <table:table-cell office:value-type="float" office:value="23" table:style-name="ce65">
            <text:p>23</text:p>
          </table:table-cell>
          <table:table-cell office:value-type="float" office:value="25" table:style-name="ce65">
            <text:p>25</text:p>
          </table:table-cell>
          <table:table-cell office:value-type="float" office:value="23" table:style-name="ce65">
            <text:p>23</text:p>
          </table:table-cell>
          <table:table-cell office:value-type="float" office:value="24" table:style-name="ce65">
            <text:p>24</text:p>
          </table:table-cell>
          <table:table-cell office:value-type="float" office:value="28" table:style-name="ce65">
            <text:p>28</text:p>
          </table:table-cell>
          <table:table-cell office:value-type="float" office:value="15" table:style-name="ce65">
            <text:p>15</text:p>
          </table:table-cell>
          <table:table-cell office:value-type="float" office:value="29" table:style-name="ce188">
            <text:p>29</text:p>
          </table:table-cell>
          <table:table-cell office:value-type="float" office:value="22" table:style-name="ce188">
            <text:p>22</text:p>
          </table:table-cell>
          <table:table-cell office:value-type="float" office:value="30" table:style-name="ce65">
            <text:p>30</text:p>
          </table:table-cell>
          <table:table-cell office:value-type="float" office:value="29" table:style-name="ce65">
            <text:p>29</text:p>
          </table:table-cell>
          <table:table-cell office:value-type="float" office:value="21" table:style-name="ce65">
            <text:p>21</text:p>
          </table:table-cell>
          <table:table-cell office:value-type="float" office:value="26" table:style-name="ce65">
            <text:p>26</text:p>
          </table:table-cell>
          <table:table-cell office:value-type="float" office:value="14" table:style-name="ce65">
            <text:p>14</text:p>
          </table:table-cell>
          <table:table-cell office:value-type="float" office:value="22" table:style-name="ce65">
            <text:p>22</text:p>
          </table:table-cell>
          <table:table-cell office:value-type="float" office:value="33" table:style-name="ce65">
            <text:p>33</text:p>
          </table:table-cell>
          <table:table-cell office:value-type="float" office:value="20" table:style-name="ce65">
            <text:p>20</text:p>
          </table:table-cell>
          <table:table-cell office:value-type="float" office:value="22" table:style-name="ce65">
            <text:p>22</text:p>
          </table:table-cell>
          <table:table-cell office:value-type="float" office:value="19" table:style-name="ce65">
            <text:p>19</text:p>
          </table:table-cell>
          <table:table-cell office:value-type="float" office:value="15" table:style-name="ce65">
            <text:p>15</text:p>
          </table:table-cell>
          <table:table-cell office:value-type="float" office:value="28" table:style-name="ce65">
            <text:p>28</text:p>
          </table:table-cell>
          <table:table-cell office:value-type="float" office:value="21" table:style-name="ce65">
            <text:p>21</text:p>
          </table:table-cell>
          <table:table-cell office:value-type="float" office:value="21" table:style-name="ce65">
            <text:p>21</text:p>
          </table:table-cell>
          <table:table-cell office:value-type="float" office:value="35" table:style-name="ce65">
            <text:p>35</text:p>
          </table:table-cell>
          <table:table-cell office:value-type="float" office:value="24" table:style-name="ce65">
            <text:p>24</text:p>
          </table:table-cell>
          <table:table-cell office:value-type="float" office:value="26" table:style-name="ce65">
            <text:p>26</text:p>
          </table:table-cell>
          <table:table-cell office:value-type="float" office:value="26" table:style-name="ce65">
            <text:p>26</text:p>
          </table:table-cell>
          <table:table-cell office:value-type="float" office:value="18" table:style-name="ce65">
            <text:p>18</text:p>
          </table:table-cell>
          <table:table-cell office:value-type="float" office:value="25" table:style-name="ce65">
            <text:p>25</text:p>
          </table:table-cell>
          <table:table-cell office:value-type="float" office:value="21" table:style-name="ce65">
            <text:p>21</text:p>
          </table:table-cell>
          <table:table-cell office:value-type="float" office:value="24" table:style-name="ce65">
            <text:p>24</text:p>
          </table:table-cell>
          <table:table-cell office:value-type="float" office:value="30" table:style-name="ce65">
            <text:p>30</text:p>
          </table:table-cell>
          <table:table-cell office:value-type="float" office:value="27" table:style-name="ce65">
            <text:p>27</text:p>
          </table:table-cell>
          <table:table-cell office:value-type="float" office:value="34" table:style-name="ce65">
            <text:p>34</text:p>
          </table:table-cell>
          <table:table-cell office:value-type="float" office:value="33" table:style-name="ce65">
            <text:p>33</text:p>
          </table:table-cell>
          <table:table-cell office:value-type="float" office:value="28" table:style-name="ce65">
            <text:p>28</text:p>
          </table:table-cell>
          <table:table-cell office:value-type="float" office:value="24" table:style-name="ce65">
            <text:p>24</text:p>
          </table:table-cell>
          <table:table-cell office:value-type="float" office:value="29" table:style-name="ce65">
            <text:p>29</text:p>
          </table:table-cell>
          <table:table-cell office:value-type="float" office:value="30" table:style-name="ce65">
            <text:p>30</text:p>
          </table:table-cell>
          <table:table-cell table:number-columns-repeated="151" table:style-name="ce149"/>
          <table:table-cell table:number-columns-repeated="16180"/>
        </table:table-row>
        <table:table-row table:style-name="ro2">
          <table:table-cell table:style-name="ce53"/>
          <table:table-cell office:value-type="string" table:style-name="ce59">
            <text:p>75-84</text:p>
          </table:table-cell>
          <table:table-cell office:value-type="float" office:value="2414" table:formula="of:=SUM([.D31:.BA31])" table:style-name="ce65">
            <text:p>2,414</text:p>
          </table:table-cell>
          <table:table-cell office:value-type="float" office:value="14" table:style-name="ce65">
            <text:p>14</text:p>
          </table:table-cell>
          <table:table-cell office:value-type="float" office:value="51" table:style-name="ce65">
            <text:p>51</text:p>
          </table:table-cell>
          <table:table-cell office:value-type="float" office:value="55" table:style-name="ce65">
            <text:p>55</text:p>
          </table:table-cell>
          <table:table-cell office:value-type="float" office:value="53" table:style-name="ce65">
            <text:p>53</text:p>
          </table:table-cell>
          <table:table-cell office:value-type="float" office:value="68" table:style-name="ce65">
            <text:p>68</text:p>
          </table:table-cell>
          <table:table-cell office:value-type="float" office:value="73" table:style-name="ce65">
            <text:p>73</text:p>
          </table:table-cell>
          <table:table-cell office:value-type="float" office:value="58" table:style-name="ce65">
            <text:p>58</text:p>
          </table:table-cell>
          <table:table-cell office:value-type="float" office:value="43" table:style-name="ce65">
            <text:p>43</text:p>
          </table:table-cell>
          <table:table-cell office:value-type="float" office:value="52" table:style-name="ce65">
            <text:p>52</text:p>
          </table:table-cell>
          <table:table-cell office:value-type="float" office:value="47" table:style-name="ce65">
            <text:p>47</text:p>
          </table:table-cell>
          <table:table-cell office:value-type="float" office:value="53" table:style-name="ce65">
            <text:p>53</text:p>
          </table:table-cell>
          <table:table-cell office:value-type="float" office:value="42" table:style-name="ce65">
            <text:p>42</text:p>
          </table:table-cell>
          <table:table-cell office:value-type="float" office:value="35" table:style-name="ce65">
            <text:p>35</text:p>
          </table:table-cell>
          <table:table-cell office:value-type="float" office:value="55" table:style-name="ce65">
            <text:p>55</text:p>
          </table:table-cell>
          <table:table-cell office:value-type="float" office:value="44" table:style-name="ce65">
            <text:p>44</text:p>
          </table:table-cell>
          <table:table-cell office:value-type="float" office:value="39" table:style-name="ce65">
            <text:p>39</text:p>
          </table:table-cell>
          <table:table-cell office:value-type="float" office:value="32" table:style-name="ce65">
            <text:p>32</text:p>
          </table:table-cell>
          <table:table-cell office:value-type="float" office:value="36" table:style-name="ce65">
            <text:p>36</text:p>
          </table:table-cell>
          <table:table-cell office:value-type="float" office:value="45" table:style-name="ce188">
            <text:p>45</text:p>
          </table:table-cell>
          <table:table-cell office:value-type="float" office:value="41" table:style-name="ce188">
            <text:p>41</text:p>
          </table:table-cell>
          <table:table-cell office:value-type="float" office:value="41" table:style-name="ce65">
            <text:p>41</text:p>
          </table:table-cell>
          <table:table-cell office:value-type="float" office:value="33" table:style-name="ce65">
            <text:p>33</text:p>
          </table:table-cell>
          <table:table-cell office:value-type="float" office:value="41" table:style-name="ce65">
            <text:p>41</text:p>
          </table:table-cell>
          <table:table-cell office:value-type="float" office:value="43" table:style-name="ce65">
            <text:p>43</text:p>
          </table:table-cell>
          <table:table-cell office:value-type="float" office:value="24" table:style-name="ce65">
            <text:p>24</text:p>
          </table:table-cell>
          <table:table-cell office:value-type="float" office:value="37" table:style-name="ce65">
            <text:p>37</text:p>
          </table:table-cell>
          <table:table-cell office:value-type="float" office:value="33" table:style-name="ce65">
            <text:p>33</text:p>
          </table:table-cell>
          <table:table-cell office:value-type="float" office:value="34" table:style-name="ce65">
            <text:p>34</text:p>
          </table:table-cell>
          <table:table-cell office:value-type="float" office:value="50" table:style-name="ce65">
            <text:p>50</text:p>
          </table:table-cell>
          <table:table-cell office:value-type="float" office:value="42" table:style-name="ce65">
            <text:p>42</text:p>
          </table:table-cell>
          <table:table-cell office:value-type="float" office:value="36" table:style-name="ce65">
            <text:p>36</text:p>
          </table:table-cell>
          <table:table-cell office:value-type="float" office:value="46" table:style-name="ce65">
            <text:p>46</text:p>
          </table:table-cell>
          <table:table-cell office:value-type="float" office:value="49" table:style-name="ce65">
            <text:p>49</text:p>
          </table:table-cell>
          <table:table-cell office:value-type="float" office:value="55" table:style-name="ce65">
            <text:p>55</text:p>
          </table:table-cell>
          <table:table-cell office:value-type="float" office:value="56" table:style-name="ce65">
            <text:p>56</text:p>
          </table:table-cell>
          <table:table-cell office:value-type="float" office:value="59" table:style-name="ce65">
            <text:p>59</text:p>
          </table:table-cell>
          <table:table-cell office:value-type="float" office:value="53" table:style-name="ce65">
            <text:p>53</text:p>
          </table:table-cell>
          <table:table-cell office:value-type="float" office:value="55" table:style-name="ce65">
            <text:p>55</text:p>
          </table:table-cell>
          <table:table-cell office:value-type="float" office:value="56" table:style-name="ce65">
            <text:p>56</text:p>
          </table:table-cell>
          <table:table-cell office:value-type="float" office:value="58" table:style-name="ce65">
            <text:p>58</text:p>
          </table:table-cell>
          <table:table-cell office:value-type="float" office:value="42" table:style-name="ce65">
            <text:p>42</text:p>
          </table:table-cell>
          <table:table-cell office:value-type="float" office:value="50" table:style-name="ce65">
            <text:p>50</text:p>
          </table:table-cell>
          <table:table-cell office:value-type="float" office:value="87" table:style-name="ce65">
            <text:p>87</text:p>
          </table:table-cell>
          <table:table-cell office:value-type="float" office:value="68" table:style-name="ce65">
            <text:p>68</text:p>
          </table:table-cell>
          <table:table-cell office:value-type="float" office:value="69" table:style-name="ce65">
            <text:p>69</text:p>
          </table:table-cell>
          <table:table-cell office:value-type="float" office:value="51" table:style-name="ce65">
            <text:p>51</text:p>
          </table:table-cell>
          <table:table-cell office:value-type="float" office:value="59" table:style-name="ce65">
            <text:p>59</text:p>
          </table:table-cell>
          <table:table-cell office:value-type="float" office:value="47" table:style-name="ce65">
            <text:p>47</text:p>
          </table:table-cell>
          <table:table-cell office:value-type="float" office:value="55" table:style-name="ce65">
            <text:p>55</text:p>
          </table:table-cell>
          <table:table-cell office:value-type="float" office:value="49" table:style-name="ce65">
            <text:p>49</text:p>
          </table:table-cell>
          <table:table-cell table:number-columns-repeated="151" table:style-name="ce149"/>
          <table:table-cell table:number-columns-repeated="16180"/>
        </table:table-row>
        <table:table-row table:style-name="ro2">
          <table:table-cell table:style-name="ce60"/>
          <table:table-cell office:value-type="string" table:style-name="ce61">
            <text:p>85+</text:p>
          </table:table-cell>
          <table:table-cell office:value-type="float" office:value="3845" table:formula="of:=SUM([.D32:.BA32])" table:style-name="ce66">
            <text:p>3,845</text:p>
          </table:table-cell>
          <table:table-cell office:value-type="float" office:value="32" table:style-name="ce66">
            <text:p>32</text:p>
          </table:table-cell>
          <table:table-cell office:value-type="float" office:value="59" table:style-name="ce66">
            <text:p>59</text:p>
          </table:table-cell>
          <table:table-cell office:value-type="float" office:value="85" table:style-name="ce66">
            <text:p>85</text:p>
          </table:table-cell>
          <table:table-cell office:value-type="float" office:value="92" table:style-name="ce66">
            <text:p>92</text:p>
          </table:table-cell>
          <table:table-cell office:value-type="float" office:value="105" table:style-name="ce66">
            <text:p>105</text:p>
          </table:table-cell>
          <table:table-cell office:value-type="float" office:value="116" table:style-name="ce66">
            <text:p>116</text:p>
          </table:table-cell>
          <table:table-cell office:value-type="float" office:value="116" table:style-name="ce66">
            <text:p>116</text:p>
          </table:table-cell>
          <table:table-cell office:value-type="float" office:value="88" table:style-name="ce66">
            <text:p>88</text:p>
          </table:table-cell>
          <table:table-cell office:value-type="float" office:value="92" table:style-name="ce66">
            <text:p>92</text:p>
          </table:table-cell>
          <table:table-cell office:value-type="float" office:value="90" table:style-name="ce66">
            <text:p>90</text:p>
          </table:table-cell>
          <table:table-cell office:value-type="float" office:value="72" table:style-name="ce66">
            <text:p>72</text:p>
          </table:table-cell>
          <table:table-cell office:value-type="float" office:value="50" table:style-name="ce66">
            <text:p>50</text:p>
          </table:table-cell>
          <table:table-cell office:value-type="float" office:value="47" table:style-name="ce66">
            <text:p>47</text:p>
          </table:table-cell>
          <table:table-cell office:value-type="float" office:value="56" table:style-name="ce66">
            <text:p>56</text:p>
          </table:table-cell>
          <table:table-cell office:value-type="float" office:value="65" table:style-name="ce66">
            <text:p>65</text:p>
          </table:table-cell>
          <table:table-cell office:value-type="float" office:value="56" table:style-name="ce66">
            <text:p>56</text:p>
          </table:table-cell>
          <table:table-cell office:value-type="float" office:value="59" table:style-name="ce66">
            <text:p>59</text:p>
          </table:table-cell>
          <table:table-cell office:value-type="float" office:value="60" table:style-name="ce66">
            <text:p>60</text:p>
          </table:table-cell>
          <table:table-cell office:value-type="float" office:value="64" table:style-name="ce192">
            <text:p>64</text:p>
          </table:table-cell>
          <table:table-cell office:value-type="float" office:value="57" table:style-name="ce192">
            <text:p>57</text:p>
          </table:table-cell>
          <table:table-cell office:value-type="float" office:value="57" table:style-name="ce66">
            <text:p>57</text:p>
          </table:table-cell>
          <table:table-cell office:value-type="float" office:value="57" table:style-name="ce66">
            <text:p>57</text:p>
          </table:table-cell>
          <table:table-cell office:value-type="float" office:value="60" table:style-name="ce66">
            <text:p>60</text:p>
          </table:table-cell>
          <table:table-cell office:value-type="float" office:value="59" table:style-name="ce66">
            <text:p>59</text:p>
          </table:table-cell>
          <table:table-cell office:value-type="float" office:value="56" table:style-name="ce66">
            <text:p>56</text:p>
          </table:table-cell>
          <table:table-cell office:value-type="float" office:value="58" table:style-name="ce66">
            <text:p>58</text:p>
          </table:table-cell>
          <table:table-cell office:value-type="float" office:value="52" table:style-name="ce66">
            <text:p>52</text:p>
          </table:table-cell>
          <table:table-cell office:value-type="float" office:value="60" table:style-name="ce66">
            <text:p>60</text:p>
          </table:table-cell>
          <table:table-cell office:value-type="float" office:value="67" table:style-name="ce66">
            <text:p>67</text:p>
          </table:table-cell>
          <table:table-cell office:value-type="float" office:value="90" table:style-name="ce66">
            <text:p>90</text:p>
          </table:table-cell>
          <table:table-cell office:value-type="float" office:value="59" table:style-name="ce66">
            <text:p>59</text:p>
          </table:table-cell>
          <table:table-cell office:value-type="float" office:value="91" table:style-name="ce66">
            <text:p>91</text:p>
          </table:table-cell>
          <table:table-cell office:value-type="float" office:value="83" table:style-name="ce66">
            <text:p>83</text:p>
          </table:table-cell>
          <table:table-cell office:value-type="float" office:value="78" table:style-name="ce66">
            <text:p>78</text:p>
          </table:table-cell>
          <table:table-cell office:value-type="float" office:value="104" table:style-name="ce66">
            <text:p>104</text:p>
          </table:table-cell>
          <table:table-cell office:value-type="float" office:value="92" table:style-name="ce66">
            <text:p>92</text:p>
          </table:table-cell>
          <table:table-cell office:value-type="float" office:value="89" table:style-name="ce66">
            <text:p>89</text:p>
          </table:table-cell>
          <table:table-cell office:value-type="float" office:value="71" table:style-name="ce66">
            <text:p>71</text:p>
          </table:table-cell>
          <table:table-cell office:value-type="float" office:value="82" table:style-name="ce66">
            <text:p>82</text:p>
          </table:table-cell>
          <table:table-cell office:value-type="float" office:value="83" table:style-name="ce66">
            <text:p>83</text:p>
          </table:table-cell>
          <table:table-cell office:value-type="float" office:value="78" table:style-name="ce66">
            <text:p>78</text:p>
          </table:table-cell>
          <table:table-cell office:value-type="float" office:value="81" table:style-name="ce66">
            <text:p>81</text:p>
          </table:table-cell>
          <table:table-cell office:value-type="float" office:value="133" table:style-name="ce66">
            <text:p>133</text:p>
          </table:table-cell>
          <table:table-cell office:value-type="float" office:value="113" table:style-name="ce66">
            <text:p>113</text:p>
          </table:table-cell>
          <table:table-cell office:value-type="float" office:value="114" table:style-name="ce66">
            <text:p>114</text:p>
          </table:table-cell>
          <table:table-cell office:value-type="float" office:value="85" table:style-name="ce66">
            <text:p>85</text:p>
          </table:table-cell>
          <table:table-cell office:value-type="float" office:value="111" table:style-name="ce66">
            <text:p>111</text:p>
          </table:table-cell>
          <table:table-cell office:value-type="float" office:value="74" table:style-name="ce66">
            <text:p>74</text:p>
          </table:table-cell>
          <table:table-cell office:value-type="float" office:value="76" table:style-name="ce66">
            <text:p>76</text:p>
          </table:table-cell>
          <table:table-cell office:value-type="float" office:value="71" table:style-name="ce66">
            <text:p>71</text:p>
          </table:table-cell>
          <table:table-cell table:number-columns-repeated="151" table:style-name="ce149"/>
          <table:table-cell table:number-columns-repeated="16180"/>
        </table:table-row>
        <table:table-row table:style-name="ro2">
          <table:table-cell table:style-name="ce39"/>
          <table:table-cell table:style-name="ce1"/>
          <table:table-cell table:style-name="ce78"/>
          <table:table-cell table:style-name="ce179"/>
          <table:table-cell table:number-columns-repeated="12" table:style-name="ce1"/>
          <table:table-cell table:number-columns-repeated="5" table:style-name="ce137"/>
          <table:table-cell table:style-name="ce195"/>
          <table:table-cell table:style-name="ce196"/>
          <table:table-cell table:number-columns-repeated="16361"/>
        </table:table-row>
        <table:table-row table:style-name="ro16">
          <table:table-cell office:value-type="string" table:style-name="ce38">
            <text:p>P<text:s/><text:span text:style-name="T4">Weekly published data are provisional.</text:span></text:p>
          </table:table-cell>
          <table:table-cell table:style-name="ce44"/>
          <table:table-cell table:number-columns-repeated="2" table:style-name="ce118"/>
          <table:table-cell table:number-columns-repeated="12" table:style-name="ce1"/>
          <table:table-cell table:number-columns-repeated="5" table:style-name="ce137"/>
          <table:table-cell table:number-columns-repeated="2" table:style-name="ce181"/>
          <table:table-cell table:number-columns-repeated="16361"/>
        </table:table-row>
        <table:table-row table:style-name="ro16">
          <table:table-cell office:value-type="string" table:style-name="ce128">
            <text:p><text:span text:style-name="T2">1</text:span><text:s/>This data is based on registrations of deaths, not occurrences. The majority of deaths are registered within five days in Northern Ireland.</text:p>
          </table:table-cell>
          <table:table-cell table:number-columns-repeated="2" table:style-name="ce76"/>
          <table:table-cell table:style-name="ce180"/>
          <table:table-cell table:number-columns-repeated="10" table:style-name="ce179"/>
          <table:table-cell table:number-columns-repeated="2" table:style-name="ce1"/>
          <table:table-cell table:number-columns-repeated="5" table:style-name="ce137"/>
          <table:table-cell table:number-columns-repeated="2" table:style-name="ce181"/>
          <table:table-cell table:number-columns-repeated="16361"/>
        </table:table-row>
        <table:table-row table:number-rows-repeated="2" table:style-name="ro2">
          <table:table-cell table:number-columns-repeated="16" table:style-name="ce1"/>
          <table:table-cell table:number-columns-repeated="5" table:style-name="ce137"/>
          <table:table-cell table:number-columns-repeated="2" table:style-name="ce181"/>
          <table:table-cell table:number-columns-repeated="16361"/>
        </table:table-row>
        <table:table-row table:style-name="ro20" table:visibility="collapse">
          <table:table-cell table:number-columns-repeated="16" table:style-name="ce1"/>
          <table:table-cell table:number-columns-repeated="5" table:style-name="ce137"/>
          <table:table-cell table:number-columns-repeated="2" table:style-name="ce181"/>
          <table:table-cell table:number-columns-repeated="16361"/>
        </table:table-row>
        <table:table-row table:number-rows-repeated="1048538" table:style-name="ro6">
          <table:table-cell table:number-columns-repeated="16384"/>
        </table:table-row>
      </table:table>
      <table:table table:name="Table_3" table:style-name="ta1">
        <table:table-column table:style-name="co34" table:default-cell-style-name="ce41"/>
        <table:table-column table:style-name="co35" table:default-cell-style-name="ce41"/>
        <table:table-column table:style-name="co36" table:default-cell-style-name="ce41"/>
        <table:table-column table:style-name="co37" table:default-cell-style-name="ce41"/>
        <table:table-column table:style-name="co13" table:default-cell-style-name="ce41"/>
        <table:table-column table:style-name="co38" table:default-cell-style-name="ce41"/>
        <table:table-column table:style-name="co39" table:default-cell-style-name="ce41"/>
        <table:table-column table:style-name="co15" table:default-cell-style-name="ce41"/>
        <table:table-column table:style-name="co14" table:default-cell-style-name="ce41"/>
        <table:table-column table:style-name="co40" table:default-cell-style-name="ce41"/>
        <table:table-column table:style-name="co13" table:default-cell-style-name="ce41"/>
        <table:table-column table:style-name="co41" table:default-cell-style-name="ce41"/>
        <table:table-column table:style-name="co16" table:default-cell-style-name="ce41"/>
        <table:table-column table:style-name="co20" table:number-columns-repeated="2" table:default-cell-style-name="ce41"/>
        <table:table-column table:style-name="co42" table:default-cell-style-name="ce41"/>
        <table:table-column table:style-name="co5" table:number-columns-repeated="16368" table:default-cell-style-name="ce41" table:visibility="collapse"/>
        <table:table-row table:style-name="ro2">
          <table:table-cell office:value-type="string" table:style-name="ce119">
            <text:p><text:a xlink:href="#Contents.A1">Contents</text:a></text:p>
          </table:table-cell>
          <table:table-cell table:number-columns-repeated="16383" table:style-name="ce41"/>
        </table:table-row>
        <table:table-row table:style-name="ro16">
          <table:table-cell office:value-type="string" table:style-name="ce40">
            <text:p>Deaths registered<text:span text:style-name="T3">12</text:span><text:s/>in Northern Ireland, by Local Government District (LGD), 2020/21<text:span text:style-name="T3">P</text:span></text:p>
          </table:table-cell>
          <table:table-cell table:number-columns-repeated="15" table:style-name="ce41"/>
          <table:table-cell table:number-columns-repeated="16368" table:style-name="ce1"/>
        </table:table-row>
        <table:table-row table:style-name="ro2">
          <table:table-cell table:number-columns-repeated="16" table:style-name="ce41"/>
          <table:table-cell table:number-columns-repeated="16368" table:style-name="ce1"/>
        </table:table-row>
        <table:table-row table:style-name="ro25">
          <table:table-cell table:style-name="ce12"/>
          <table:table-cell table:style-name="ce13"/>
          <table:table-cell table:style-name="ce245"/>
          <table:table-cell table:number-columns-repeated="4" table:style-name="ce246"/>
          <table:table-cell office:value-type="string" table:style-name="ce247">
            <text:p>Local Government District (LGD)</text:p>
          </table:table-cell>
          <table:table-cell table:number-columns-repeated="5" table:style-name="ce246"/>
          <table:table-cell table:style-name="ce100"/>
          <table:table-cell table:number-columns-repeated="16370" table:style-name="ce12"/>
        </table:table-row>
        <table:table-row table:style-name="ro26">
          <table:table-cell office:value-type="string" table:style-name="ce92">
            <text:p>Registration Week</text:p>
          </table:table-cell>
          <table:table-cell office:value-type="string" table:style-name="ce93">
            <text:p>Week Ending (Friday)</text:p>
          </table:table-cell>
          <table:table-cell office:value-type="string" table:style-name="ce94">
            <text:p>Antrim &amp; Newtownabbey</text:p>
          </table:table-cell>
          <table:table-cell office:value-type="string" table:style-name="ce99">
            <text:p>Ards &amp; North Down</text:p>
          </table:table-cell>
          <table:table-cell office:value-type="string" table:style-name="ce100">
            <text:p>Armagh City, Banbridge &amp; Craigavon</text:p>
          </table:table-cell>
          <table:table-cell office:value-type="string" table:style-name="ce94">
            <text:p>Belfast</text:p>
          </table:table-cell>
          <table:table-cell office:value-type="string" table:style-name="ce94">
            <text:p>Causeway Coast &amp; Glens</text:p>
          </table:table-cell>
          <table:table-cell office:value-type="string" table:style-name="ce94">
            <text:p>Derry City &amp; Strabane</text:p>
          </table:table-cell>
          <table:table-cell office:value-type="string" table:style-name="ce94">
            <text:p>Fermanagh &amp; Omagh</text:p>
          </table:table-cell>
          <table:table-cell office:value-type="string" table:style-name="ce94">
            <text:p>Lisburn &amp; Castlereagh</text:p>
          </table:table-cell>
          <table:table-cell office:value-type="string" table:style-name="ce94">
            <text:p>Mid &amp; East Antrim</text:p>
          </table:table-cell>
          <table:table-cell office:value-type="string" table:style-name="ce94">
            <text:p>Mid Ulster</text:p>
          </table:table-cell>
          <table:table-cell office:value-type="string" table:style-name="ce101">
            <text:p>Newry, Mourne &amp; Down</text:p>
          </table:table-cell>
          <table:table-cell office:value-type="string" table:style-name="ce94">
            <text:p>Total</text:p>
          </table:table-cell>
          <table:table-cell table:number-columns-repeated="16370" table:style-name="ce12"/>
        </table:table-row>
        <table:table-row table:style-name="ro27">
          <table:table-cell office:value-type="float" office:value="11" table:style-name="ce198">
            <text:p>11</text:p>
          </table:table-cell>
          <table:table-cell office:value-type="string" table:style-name="ce199">
            <text:p>19-20/03/2020</text:p>
          </table:table-cell>
          <table:table-cell office:value-type="float" office:value="14" table:style-name="ce198">
            <text:p>14</text:p>
          </table:table-cell>
          <table:table-cell office:value-type="float" office:value="9" table:style-name="ce213">
            <text:p>9</text:p>
          </table:table-cell>
          <table:table-cell office:value-type="float" office:value="10" table:style-name="ce214">
            <text:p>10</text:p>
          </table:table-cell>
          <table:table-cell office:value-type="float" office:value="16" table:style-name="ce198">
            <text:p>16</text:p>
          </table:table-cell>
          <table:table-cell office:value-type="float" office:value="8" table:style-name="ce198">
            <text:p>8</text:p>
          </table:table-cell>
          <table:table-cell office:value-type="float" office:value="12" table:style-name="ce198">
            <text:p>12</text:p>
          </table:table-cell>
          <table:table-cell office:value-type="float" office:value="5" table:style-name="ce198">
            <text:p>5</text:p>
          </table:table-cell>
          <table:table-cell office:value-type="float" office:value="7" table:style-name="ce198">
            <text:p>7</text:p>
          </table:table-cell>
          <table:table-cell office:value-type="float" office:value="9" table:style-name="ce198">
            <text:p>9</text:p>
          </table:table-cell>
          <table:table-cell office:value-type="float" office:value="7" table:style-name="ce198">
            <text:p>7</text:p>
          </table:table-cell>
          <table:table-cell office:value-type="float" office:value="7" table:style-name="ce215">
            <text:p>7</text:p>
          </table:table-cell>
          <table:table-cell office:value-type="float" office:value="104" table:formula="of:=SUM([.C6:.M6])" table:style-name="ce177">
            <text:p>104</text:p>
          </table:table-cell>
          <table:table-cell table:number-columns-repeated="16370"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21" table:style-name="ce114">
            <text:p>21</text:p>
          </table:table-cell>
          <table:table-cell office:value-type="float" office:value="27" table:style-name="ce63">
            <text:p>27</text:p>
          </table:table-cell>
          <table:table-cell office:value-type="float" office:value="21" table:style-name="ce114">
            <text:p>21</text:p>
          </table:table-cell>
          <table:table-cell office:value-type="float" office:value="56" table:style-name="ce114">
            <text:p>56</text:p>
          </table:table-cell>
          <table:table-cell office:value-type="float" office:value="34" table:style-name="ce114">
            <text:p>34</text:p>
          </table:table-cell>
          <table:table-cell office:value-type="float" office:value="11" table:style-name="ce114">
            <text:p>11</text:p>
          </table:table-cell>
          <table:table-cell office:value-type="float" office:value="24" table:style-name="ce114">
            <text:p>24</text:p>
          </table:table-cell>
          <table:table-cell office:value-type="float" office:value="20" table:style-name="ce114">
            <text:p>20</text:p>
          </table:table-cell>
          <table:table-cell office:value-type="float" office:value="27" table:style-name="ce114">
            <text:p>27</text:p>
          </table:table-cell>
          <table:table-cell office:value-type="float" office:value="19" table:style-name="ce114">
            <text:p>19</text:p>
          </table:table-cell>
          <table:table-cell office:value-type="float" office:value="27" table:style-name="ce114">
            <text:p>27</text:p>
          </table:table-cell>
          <table:table-cell office:value-type="float" office:value="287" table:formula="of:=SUM([.C7:.M7])" table:style-name="ce114">
            <text:p>287</text:p>
          </table:table-cell>
          <table:table-cell table:number-columns-repeated="16370"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24" table:style-name="ce114">
            <text:p>24</text:p>
          </table:table-cell>
          <table:table-cell office:value-type="float" office:value="47" table:style-name="ce63">
            <text:p>47</text:p>
          </table:table-cell>
          <table:table-cell office:value-type="float" office:value="30" table:style-name="ce114">
            <text:p>30</text:p>
          </table:table-cell>
          <table:table-cell office:value-type="float" office:value="100" table:style-name="ce114">
            <text:p>100</text:p>
          </table:table-cell>
          <table:table-cell office:value-type="float" office:value="40" table:style-name="ce114">
            <text:p>40</text:p>
          </table:table-cell>
          <table:table-cell office:value-type="float" office:value="26" table:style-name="ce114">
            <text:p>26</text:p>
          </table:table-cell>
          <table:table-cell office:value-type="float" office:value="21" table:style-name="ce114">
            <text:p>21</text:p>
          </table:table-cell>
          <table:table-cell office:value-type="float" office:value="30" table:style-name="ce114">
            <text:p>30</text:p>
          </table:table-cell>
          <table:table-cell office:value-type="float" office:value="44" table:style-name="ce114">
            <text:p>44</text:p>
          </table:table-cell>
          <table:table-cell office:value-type="float" office:value="26" table:style-name="ce114">
            <text:p>26</text:p>
          </table:table-cell>
          <table:table-cell office:value-type="float" office:value="46" table:style-name="ce114">
            <text:p>46</text:p>
          </table:table-cell>
          <table:table-cell office:value-type="float" office:value="434" table:formula="of:=SUM([.C8:.M8])" table:style-name="ce114">
            <text:p>434</text:p>
          </table:table-cell>
          <table:table-cell table:number-columns-repeated="16370"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43" table:style-name="ce114">
            <text:p>43</text:p>
          </table:table-cell>
          <table:table-cell office:value-type="float" office:value="36" table:style-name="ce63">
            <text:p>36</text:p>
          </table:table-cell>
          <table:table-cell office:value-type="float" office:value="25" table:style-name="ce114">
            <text:p>25</text:p>
          </table:table-cell>
          <table:table-cell office:value-type="float" office:value="95" table:style-name="ce114">
            <text:p>95</text:p>
          </table:table-cell>
          <table:table-cell office:value-type="float" office:value="35" table:style-name="ce114">
            <text:p>35</text:p>
          </table:table-cell>
          <table:table-cell office:value-type="float" office:value="17" table:style-name="ce114">
            <text:p>17</text:p>
          </table:table-cell>
          <table:table-cell office:value-type="float" office:value="31" table:style-name="ce114">
            <text:p>31</text:p>
          </table:table-cell>
          <table:table-cell office:value-type="float" office:value="31" table:style-name="ce114">
            <text:p>31</text:p>
          </table:table-cell>
          <table:table-cell office:value-type="float" office:value="39" table:style-name="ce114">
            <text:p>39</text:p>
          </table:table-cell>
          <table:table-cell office:value-type="float" office:value="35" table:style-name="ce114">
            <text:p>35</text:p>
          </table:table-cell>
          <table:table-cell office:value-type="float" office:value="48" table:style-name="ce114">
            <text:p>48</text:p>
          </table:table-cell>
          <table:table-cell office:value-type="float" office:value="435" table:formula="of:=SUM([.C9:.M9])" table:style-name="ce114">
            <text:p>435</text:p>
          </table:table-cell>
          <table:table-cell table:number-columns-repeated="16370"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23" table:style-name="ce114">
            <text:p>23</text:p>
          </table:table-cell>
          <table:table-cell office:value-type="float" office:value="46" table:style-name="ce63">
            <text:p>46</text:p>
          </table:table-cell>
          <table:table-cell office:value-type="float" office:value="50" table:style-name="ce114">
            <text:p>50</text:p>
          </table:table-cell>
          <table:table-cell office:value-type="float" office:value="94" table:style-name="ce114">
            <text:p>94</text:p>
          </table:table-cell>
          <table:table-cell office:value-type="float" office:value="28" table:style-name="ce114">
            <text:p>28</text:p>
          </table:table-cell>
          <table:table-cell office:value-type="float" office:value="34" table:style-name="ce114">
            <text:p>34</text:p>
          </table:table-cell>
          <table:table-cell office:value-type="float" office:value="26" table:style-name="ce114">
            <text:p>26</text:p>
          </table:table-cell>
          <table:table-cell office:value-type="float" office:value="41" table:style-name="ce114">
            <text:p>41</text:p>
          </table:table-cell>
          <table:table-cell office:value-type="float" office:value="29" table:style-name="ce114">
            <text:p>29</text:p>
          </table:table-cell>
          <table:table-cell office:value-type="float" office:value="25" table:style-name="ce114">
            <text:p>25</text:p>
          </table:table-cell>
          <table:table-cell office:value-type="float" office:value="28" table:style-name="ce114">
            <text:p>28</text:p>
          </table:table-cell>
          <table:table-cell office:value-type="float" office:value="424" table:formula="of:=SUM([.C10:.M10])" table:style-name="ce114">
            <text:p>424</text:p>
          </table:table-cell>
          <table:table-cell table:number-columns-repeated="16370"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35" table:style-name="ce114">
            <text:p>35</text:p>
          </table:table-cell>
          <table:table-cell office:value-type="float" office:value="37" table:style-name="ce63">
            <text:p>37</text:p>
          </table:table-cell>
          <table:table-cell office:value-type="float" office:value="54" table:style-name="ce114">
            <text:p>54</text:p>
          </table:table-cell>
          <table:table-cell office:value-type="float" office:value="109" table:style-name="ce114">
            <text:p>109</text:p>
          </table:table-cell>
          <table:table-cell office:value-type="float" office:value="38" table:style-name="ce114">
            <text:p>38</text:p>
          </table:table-cell>
          <table:table-cell office:value-type="float" office:value="32" table:style-name="ce114">
            <text:p>32</text:p>
          </table:table-cell>
          <table:table-cell office:value-type="float" office:value="20" table:style-name="ce114">
            <text:p>20</text:p>
          </table:table-cell>
          <table:table-cell office:value-type="float" office:value="43" table:style-name="ce114">
            <text:p>43</text:p>
          </table:table-cell>
          <table:table-cell office:value-type="float" office:value="32" table:style-name="ce114">
            <text:p>32</text:p>
          </table:table-cell>
          <table:table-cell office:value-type="float" office:value="29" table:style-name="ce114">
            <text:p>29</text:p>
          </table:table-cell>
          <table:table-cell office:value-type="float" office:value="41" table:style-name="ce114">
            <text:p>41</text:p>
          </table:table-cell>
          <table:table-cell office:value-type="float" office:value="470" table:formula="of:=SUM([.C11:.M11])" table:style-name="ce114">
            <text:p>470</text:p>
          </table:table-cell>
          <table:table-cell table:number-columns-repeated="16370" table:style-name="ce12"/>
        </table:table-row>
        <table:table-row table:style-name="ro27">
          <table:table-cell office:value-type="float" office:value="17" table:style-name="ce14">
            <text:p>17</text:p>
          </table:table-cell>
          <table:table-cell office:value-type="date" office:date-value="2020-05-01T00:00:00" table:style-name="ce15">
            <text:p>01/05/2020</text:p>
          </table:table-cell>
          <table:table-cell office:value-type="float" office:value="37" table:style-name="ce114">
            <text:p>37</text:p>
          </table:table-cell>
          <table:table-cell office:value-type="float" office:value="33" table:style-name="ce63">
            <text:p>33</text:p>
          </table:table-cell>
          <table:table-cell office:value-type="float" office:value="50" table:style-name="ce114">
            <text:p>50</text:p>
          </table:table-cell>
          <table:table-cell office:value-type="float" office:value="105" table:style-name="ce114">
            <text:p>105</text:p>
          </table:table-cell>
          <table:table-cell office:value-type="float" office:value="46" table:style-name="ce114">
            <text:p>46</text:p>
          </table:table-cell>
          <table:table-cell office:value-type="float" office:value="27" table:style-name="ce114">
            <text:p>27</text:p>
          </table:table-cell>
          <table:table-cell office:value-type="float" office:value="24" table:style-name="ce114">
            <text:p>24</text:p>
          </table:table-cell>
          <table:table-cell office:value-type="float" office:value="27" table:style-name="ce114">
            <text:p>27</text:p>
          </table:table-cell>
          <table:table-cell office:value-type="float" office:value="26" table:style-name="ce114">
            <text:p>26</text:p>
          </table:table-cell>
          <table:table-cell office:value-type="float" office:value="28" table:style-name="ce114">
            <text:p>28</text:p>
          </table:table-cell>
          <table:table-cell office:value-type="float" office:value="24" table:style-name="ce114">
            <text:p>24</text:p>
          </table:table-cell>
          <table:table-cell office:value-type="float" office:value="427" table:formula="of:=SUM([.C12:.M12])" table:style-name="ce114">
            <text:p>427</text:p>
          </table:table-cell>
          <table:table-cell table:number-columns-repeated="16370" table:style-name="ce12"/>
        </table:table-row>
        <table:table-row table:style-name="ro27">
          <table:table-cell office:value-type="float" office:value="18" table:style-name="ce14">
            <text:p>18</text:p>
          </table:table-cell>
          <table:table-cell office:value-type="date" office:date-value="2020-05-08T00:00:00" table:style-name="ce15">
            <text:p>08/05/2020</text:p>
          </table:table-cell>
          <table:table-cell office:value-type="float" office:value="31" table:style-name="ce114">
            <text:p>31</text:p>
          </table:table-cell>
          <table:table-cell office:value-type="float" office:value="38" table:style-name="ce63">
            <text:p>38</text:p>
          </table:table-cell>
          <table:table-cell office:value-type="float" office:value="31" table:style-name="ce114">
            <text:p>31</text:p>
          </table:table-cell>
          <table:table-cell office:value-type="float" office:value="67" table:style-name="ce114">
            <text:p>67</text:p>
          </table:table-cell>
          <table:table-cell office:value-type="float" office:value="26" table:style-name="ce114">
            <text:p>26</text:p>
          </table:table-cell>
          <table:table-cell office:value-type="float" office:value="26" table:style-name="ce114">
            <text:p>26</text:p>
          </table:table-cell>
          <table:table-cell office:value-type="float" office:value="14" table:style-name="ce114">
            <text:p>14</text:p>
          </table:table-cell>
          <table:table-cell office:value-type="float" office:value="34" table:style-name="ce114">
            <text:p>34</text:p>
          </table:table-cell>
          <table:table-cell office:value-type="float" office:value="28" table:style-name="ce114">
            <text:p>28</text:p>
          </table:table-cell>
          <table:table-cell office:value-type="float" office:value="12" table:style-name="ce114">
            <text:p>12</text:p>
          </table:table-cell>
          <table:table-cell office:value-type="float" office:value="29" table:style-name="ce114">
            <text:p>29</text:p>
          </table:table-cell>
          <table:table-cell office:value-type="float" office:value="336" table:formula="of:=SUM([.C13:.M13])" table:style-name="ce114">
            <text:p>336</text:p>
          </table:table-cell>
          <table:table-cell table:number-columns-repeated="16370"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33" table:style-name="ce114">
            <text:p>33</text:p>
          </table:table-cell>
          <table:table-cell office:value-type="float" office:value="44" table:style-name="ce63">
            <text:p>44</text:p>
          </table:table-cell>
          <table:table-cell office:value-type="float" office:value="49" table:style-name="ce114">
            <text:p>49</text:p>
          </table:table-cell>
          <table:table-cell office:value-type="float" office:value="93" table:style-name="ce114">
            <text:p>93</text:p>
          </table:table-cell>
          <table:table-cell office:value-type="float" office:value="23" table:style-name="ce114">
            <text:p>23</text:p>
          </table:table-cell>
          <table:table-cell office:value-type="float" office:value="23" table:style-name="ce114">
            <text:p>23</text:p>
          </table:table-cell>
          <table:table-cell office:value-type="float" office:value="23" table:style-name="ce114">
            <text:p>23</text:p>
          </table:table-cell>
          <table:table-cell office:value-type="float" office:value="22" table:style-name="ce114">
            <text:p>22</text:p>
          </table:table-cell>
          <table:table-cell office:value-type="float" office:value="25" table:style-name="ce114">
            <text:p>25</text:p>
          </table:table-cell>
          <table:table-cell office:value-type="float" office:value="25" table:style-name="ce114">
            <text:p>25</text:p>
          </table:table-cell>
          <table:table-cell office:value-type="float" office:value="36" table:style-name="ce114">
            <text:p>36</text:p>
          </table:table-cell>
          <table:table-cell office:value-type="float" office:value="396" table:formula="of:=SUM([.C14:.M14])" table:style-name="ce114">
            <text:p>396</text:p>
          </table:table-cell>
          <table:table-cell table:number-columns-repeated="16370"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24" table:style-name="ce114">
            <text:p>24</text:p>
          </table:table-cell>
          <table:table-cell office:value-type="float" office:value="37" table:style-name="ce63">
            <text:p>37</text:p>
          </table:table-cell>
          <table:table-cell office:value-type="float" office:value="32" table:style-name="ce114">
            <text:p>32</text:p>
          </table:table-cell>
          <table:table-cell office:value-type="float" office:value="67" table:style-name="ce114">
            <text:p>67</text:p>
          </table:table-cell>
          <table:table-cell office:value-type="float" office:value="20" table:style-name="ce114">
            <text:p>20</text:p>
          </table:table-cell>
          <table:table-cell office:value-type="float" office:value="23" table:style-name="ce114">
            <text:p>23</text:p>
          </table:table-cell>
          <table:table-cell office:value-type="float" office:value="21" table:style-name="ce114">
            <text:p>21</text:p>
          </table:table-cell>
          <table:table-cell office:value-type="float" office:value="31" table:style-name="ce114">
            <text:p>31</text:p>
          </table:table-cell>
          <table:table-cell office:value-type="float" office:value="24" table:style-name="ce114">
            <text:p>24</text:p>
          </table:table-cell>
          <table:table-cell office:value-type="float" office:value="20" table:style-name="ce114">
            <text:p>20</text:p>
          </table:table-cell>
          <table:table-cell office:value-type="float" office:value="26" table:style-name="ce114">
            <text:p>26</text:p>
          </table:table-cell>
          <table:table-cell office:value-type="float" office:value="325" table:formula="of:=SUM([.C15:.M15])" table:style-name="ce114">
            <text:p>325</text:p>
          </table:table-cell>
          <table:table-cell table:number-columns-repeated="16370"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34" table:style-name="ce114">
            <text:p>34</text:p>
          </table:table-cell>
          <table:table-cell office:value-type="float" office:value="28" table:style-name="ce63">
            <text:p>28</text:p>
          </table:table-cell>
          <table:table-cell office:value-type="float" office:value="28" table:style-name="ce114">
            <text:p>28</text:p>
          </table:table-cell>
          <table:table-cell office:value-type="float" office:value="70" table:style-name="ce114">
            <text:p>70</text:p>
          </table:table-cell>
          <table:table-cell office:value-type="float" office:value="32" table:style-name="ce114">
            <text:p>32</text:p>
          </table:table-cell>
          <table:table-cell office:value-type="float" office:value="15" table:style-name="ce114">
            <text:p>15</text:p>
          </table:table-cell>
          <table:table-cell office:value-type="float" office:value="9" table:style-name="ce114">
            <text:p>9</text:p>
          </table:table-cell>
          <table:table-cell office:value-type="float" office:value="27" table:style-name="ce114">
            <text:p>27</text:p>
          </table:table-cell>
          <table:table-cell office:value-type="float" office:value="27" table:style-name="ce114">
            <text:p>27</text:p>
          </table:table-cell>
          <table:table-cell office:value-type="float" office:value="20" table:style-name="ce114">
            <text:p>20</text:p>
          </table:table-cell>
          <table:table-cell office:value-type="float" office:value="26" table:style-name="ce114">
            <text:p>26</text:p>
          </table:table-cell>
          <table:table-cell office:value-type="float" office:value="316" table:formula="of:=SUM([.C16:.M16])" table:style-name="ce114">
            <text:p>316</text:p>
          </table:table-cell>
          <table:table-cell table:number-columns-repeated="16370"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23" table:style-name="ce114">
            <text:p>23</text:p>
          </table:table-cell>
          <table:table-cell office:value-type="float" office:value="38" table:style-name="ce63">
            <text:p>38</text:p>
          </table:table-cell>
          <table:table-cell office:value-type="float" office:value="32" table:style-name="ce114">
            <text:p>32</text:p>
          </table:table-cell>
          <table:table-cell office:value-type="float" office:value="61" table:style-name="ce114">
            <text:p>61</text:p>
          </table:table-cell>
          <table:table-cell office:value-type="float" office:value="25" table:style-name="ce114">
            <text:p>25</text:p>
          </table:table-cell>
          <table:table-cell office:value-type="float" office:value="18" table:style-name="ce114">
            <text:p>18</text:p>
          </table:table-cell>
          <table:table-cell office:value-type="float" office:value="21" table:style-name="ce114">
            <text:p>21</text:p>
          </table:table-cell>
          <table:table-cell office:value-type="float" office:value="16" table:style-name="ce114">
            <text:p>16</text:p>
          </table:table-cell>
          <table:table-cell office:value-type="float" office:value="27" table:style-name="ce114">
            <text:p>27</text:p>
          </table:table-cell>
          <table:table-cell office:value-type="float" office:value="16" table:style-name="ce114">
            <text:p>16</text:p>
          </table:table-cell>
          <table:table-cell office:value-type="float" office:value="27" table:style-name="ce114">
            <text:p>27</text:p>
          </table:table-cell>
          <table:table-cell office:value-type="float" office:value="304" table:formula="of:=SUM([.C17:.M17])" table:style-name="ce114">
            <text:p>304</text:p>
          </table:table-cell>
          <table:table-cell table:style-name="ce34"/>
          <table:table-cell table:number-columns-repeated="16369"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31" table:style-name="ce114">
            <text:p>31</text:p>
          </table:table-cell>
          <table:table-cell office:value-type="float" office:value="24" table:style-name="ce63">
            <text:p>24</text:p>
          </table:table-cell>
          <table:table-cell office:value-type="float" office:value="32" table:style-name="ce114">
            <text:p>32</text:p>
          </table:table-cell>
          <table:table-cell office:value-type="float" office:value="55" table:style-name="ce114">
            <text:p>55</text:p>
          </table:table-cell>
          <table:table-cell office:value-type="float" office:value="17" table:style-name="ce114">
            <text:p>17</text:p>
          </table:table-cell>
          <table:table-cell office:value-type="float" office:value="14" table:style-name="ce114">
            <text:p>14</text:p>
          </table:table-cell>
          <table:table-cell office:value-type="float" office:value="19" table:style-name="ce114">
            <text:p>19</text:p>
          </table:table-cell>
          <table:table-cell office:value-type="float" office:value="22" table:style-name="ce114">
            <text:p>22</text:p>
          </table:table-cell>
          <table:table-cell office:value-type="float" office:value="30" table:style-name="ce114">
            <text:p>30</text:p>
          </table:table-cell>
          <table:table-cell office:value-type="float" office:value="19" table:style-name="ce114">
            <text:p>19</text:p>
          </table:table-cell>
          <table:table-cell office:value-type="float" office:value="29" table:style-name="ce114">
            <text:p>29</text:p>
          </table:table-cell>
          <table:table-cell office:value-type="float" office:value="292" table:formula="of:=SUM([.C18:.M18])" table:style-name="ce114">
            <text:p>292</text:p>
          </table:table-cell>
          <table:table-cell table:style-name="ce34"/>
          <table:table-cell table:number-columns-repeated="16369"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20" table:style-name="ce114">
            <text:p>20</text:p>
          </table:table-cell>
          <table:table-cell office:value-type="float" office:value="31" table:style-name="ce63">
            <text:p>31</text:p>
          </table:table-cell>
          <table:table-cell office:value-type="float" office:value="24" table:style-name="ce114">
            <text:p>24</text:p>
          </table:table-cell>
          <table:table-cell office:value-type="float" office:value="54" table:style-name="ce114">
            <text:p>54</text:p>
          </table:table-cell>
          <table:table-cell office:value-type="float" office:value="19" table:style-name="ce114">
            <text:p>19</text:p>
          </table:table-cell>
          <table:table-cell office:value-type="float" office:value="29" table:style-name="ce114">
            <text:p>29</text:p>
          </table:table-cell>
          <table:table-cell office:value-type="float" office:value="15" table:style-name="ce114">
            <text:p>15</text:p>
          </table:table-cell>
          <table:table-cell office:value-type="float" office:value="23" table:style-name="ce114">
            <text:p>23</text:p>
          </table:table-cell>
          <table:table-cell office:value-type="float" office:value="28" table:style-name="ce114">
            <text:p>28</text:p>
          </table:table-cell>
          <table:table-cell office:value-type="float" office:value="21" table:style-name="ce114">
            <text:p>21</text:p>
          </table:table-cell>
          <table:table-cell office:value-type="float" office:value="26" table:style-name="ce114">
            <text:p>26</text:p>
          </table:table-cell>
          <table:table-cell office:value-type="float" office:value="290" table:formula="of:=SUM([.C19:.M19])" table:style-name="ce114">
            <text:p>290</text:p>
          </table:table-cell>
          <table:table-cell table:style-name="ce34"/>
          <table:table-cell table:number-columns-repeated="16369"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28" table:style-name="ce114">
            <text:p>28</text:p>
          </table:table-cell>
          <table:table-cell office:value-type="float" office:value="29" table:style-name="ce63">
            <text:p>29</text:p>
          </table:table-cell>
          <table:table-cell office:value-type="float" office:value="26" table:style-name="ce114">
            <text:p>26</text:p>
          </table:table-cell>
          <table:table-cell office:value-type="float" office:value="47" table:style-name="ce114">
            <text:p>47</text:p>
          </table:table-cell>
          <table:table-cell office:value-type="float" office:value="31" table:style-name="ce114">
            <text:p>31</text:p>
          </table:table-cell>
          <table:table-cell office:value-type="float" office:value="23" table:style-name="ce114">
            <text:p>23</text:p>
          </table:table-cell>
          <table:table-cell office:value-type="float" office:value="12" table:style-name="ce114">
            <text:p>12</text:p>
          </table:table-cell>
          <table:table-cell office:value-type="float" office:value="18" table:style-name="ce114">
            <text:p>18</text:p>
          </table:table-cell>
          <table:table-cell office:value-type="float" office:value="32" table:style-name="ce114">
            <text:p>32</text:p>
          </table:table-cell>
          <table:table-cell office:value-type="float" office:value="18" table:style-name="ce114">
            <text:p>18</text:p>
          </table:table-cell>
          <table:table-cell office:value-type="float" office:value="31" table:style-name="ce114">
            <text:p>31</text:p>
          </table:table-cell>
          <table:table-cell office:value-type="float" office:value="295" table:formula="of:=SUM([.C20:.M20])" table:style-name="ce114">
            <text:p>295</text:p>
          </table:table-cell>
          <table:table-cell table:style-name="ce34"/>
          <table:table-cell table:number-columns-repeated="16369"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28" table:style-name="ce114">
            <text:p>28</text:p>
          </table:table-cell>
          <table:table-cell office:value-type="float" office:value="30" table:style-name="ce63">
            <text:p>30</text:p>
          </table:table-cell>
          <table:table-cell office:value-type="float" office:value="33" table:style-name="ce114">
            <text:p>33</text:p>
          </table:table-cell>
          <table:table-cell office:value-type="float" office:value="50" table:style-name="ce114">
            <text:p>50</text:p>
          </table:table-cell>
          <table:table-cell office:value-type="float" office:value="14" table:style-name="ce114">
            <text:p>14</text:p>
          </table:table-cell>
          <table:table-cell office:value-type="float" office:value="25" table:style-name="ce114">
            <text:p>25</text:p>
          </table:table-cell>
          <table:table-cell office:value-type="float" office:value="31" table:style-name="ce114">
            <text:p>31</text:p>
          </table:table-cell>
          <table:table-cell office:value-type="float" office:value="20" table:style-name="ce114">
            <text:p>20</text:p>
          </table:table-cell>
          <table:table-cell office:value-type="float" office:value="25" table:style-name="ce114">
            <text:p>25</text:p>
          </table:table-cell>
          <table:table-cell office:value-type="float" office:value="12" table:style-name="ce114">
            <text:p>12</text:p>
          </table:table-cell>
          <table:table-cell office:value-type="float" office:value="21" table:style-name="ce114">
            <text:p>21</text:p>
          </table:table-cell>
          <table:table-cell office:value-type="float" office:value="289" table:formula="of:=SUM([.C21:.M21])" table:style-name="ce114">
            <text:p>289</text:p>
          </table:table-cell>
          <table:table-cell table:style-name="ce34"/>
          <table:table-cell table:number-columns-repeated="16369"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28" table:style-name="ce14">
            <text:p>28</text:p>
          </table:table-cell>
          <table:table-cell office:value-type="float" office:value="28" table:style-name="ce197">
            <text:p>28</text:p>
          </table:table-cell>
          <table:table-cell office:value-type="float" office:value="31" table:style-name="ce14">
            <text:p>31</text:p>
          </table:table-cell>
          <table:table-cell office:value-type="float" office:value="61" table:style-name="ce14">
            <text:p>61</text:p>
          </table:table-cell>
          <table:table-cell office:value-type="float" office:value="14" table:style-name="ce14">
            <text:p>14</text:p>
          </table:table-cell>
          <table:table-cell office:value-type="float" office:value="21" table:style-name="ce14">
            <text:p>21</text:p>
          </table:table-cell>
          <table:table-cell office:value-type="float" office:value="12" table:style-name="ce114">
            <text:p>12</text:p>
          </table:table-cell>
          <table:table-cell office:value-type="float" office:value="26" table:style-name="ce114">
            <text:p>26</text:p>
          </table:table-cell>
          <table:table-cell office:value-type="float" office:value="18" table:style-name="ce114">
            <text:p>18</text:p>
          </table:table-cell>
          <table:table-cell office:value-type="float" office:value="17" table:style-name="ce114">
            <text:p>17</text:p>
          </table:table-cell>
          <table:table-cell office:value-type="float" office:value="19" table:style-name="ce114">
            <text:p>19</text:p>
          </table:table-cell>
          <table:table-cell office:value-type="float" office:value="275" table:formula="of:=SUM([.C22:.M22])" table:style-name="ce114">
            <text:p>275</text:p>
          </table:table-cell>
          <table:table-cell table:style-name="ce34"/>
          <table:table-cell table:number-columns-repeated="16369"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18" table:style-name="ce14">
            <text:p>18</text:p>
          </table:table-cell>
          <table:table-cell office:value-type="float" office:value="34" table:style-name="ce197">
            <text:p>34</text:p>
          </table:table-cell>
          <table:table-cell office:value-type="float" office:value="26" table:style-name="ce14">
            <text:p>26</text:p>
          </table:table-cell>
          <table:table-cell office:value-type="float" office:value="48" table:style-name="ce14">
            <text:p>48</text:p>
          </table:table-cell>
          <table:table-cell office:value-type="float" office:value="21" table:style-name="ce14">
            <text:p>21</text:p>
          </table:table-cell>
          <table:table-cell office:value-type="float" office:value="17" table:style-name="ce14">
            <text:p>17</text:p>
          </table:table-cell>
          <table:table-cell office:value-type="float" office:value="13" table:style-name="ce114">
            <text:p>13</text:p>
          </table:table-cell>
          <table:table-cell office:value-type="float" office:value="13" table:style-name="ce114">
            <text:p>13</text:p>
          </table:table-cell>
          <table:table-cell office:value-type="float" office:value="20" table:style-name="ce114">
            <text:p>20</text:p>
          </table:table-cell>
          <table:table-cell office:value-type="float" office:value="6" table:style-name="ce114">
            <text:p>6</text:p>
          </table:table-cell>
          <table:table-cell office:value-type="float" office:value="24" table:style-name="ce114">
            <text:p>24</text:p>
          </table:table-cell>
          <table:table-cell office:value-type="float" office:value="240" table:formula="of:=SUM([.C23:.M23])" table:style-name="ce114">
            <text:p>240</text:p>
          </table:table-cell>
          <table:table-cell table:style-name="ce34"/>
          <table:table-cell table:number-columns-repeated="16369" table:style-name="ce41"/>
        </table:table-row>
        <table:table-row table:style-name="ro20">
          <table:table-cell office:value-type="float" office:value="29" table:style-name="ce14">
            <text:p>29</text:p>
          </table:table-cell>
          <table:table-cell office:value-type="date" office:date-value="2020-07-24T00:00:00" table:style-name="ce15">
            <text:p>24/07/2020</text:p>
          </table:table-cell>
          <table:table-cell office:value-type="float" office:value="34" table:style-name="ce14">
            <text:p>34</text:p>
          </table:table-cell>
          <table:table-cell office:value-type="float" office:value="40" table:style-name="ce197">
            <text:p>40</text:p>
          </table:table-cell>
          <table:table-cell office:value-type="float" office:value="25" table:style-name="ce14">
            <text:p>25</text:p>
          </table:table-cell>
          <table:table-cell office:value-type="float" office:value="56" table:style-name="ce14">
            <text:p>56</text:p>
          </table:table-cell>
          <table:table-cell office:value-type="float" office:value="31" table:style-name="ce14">
            <text:p>31</text:p>
          </table:table-cell>
          <table:table-cell office:value-type="float" office:value="14" table:style-name="ce14">
            <text:p>14</text:p>
          </table:table-cell>
          <table:table-cell office:value-type="float" office:value="28" table:style-name="ce114">
            <text:p>28</text:p>
          </table:table-cell>
          <table:table-cell office:value-type="float" office:value="16" table:style-name="ce114">
            <text:p>16</text:p>
          </table:table-cell>
          <table:table-cell office:value-type="float" office:value="28" table:style-name="ce114">
            <text:p>28</text:p>
          </table:table-cell>
          <table:table-cell office:value-type="float" office:value="16" table:style-name="ce114">
            <text:p>16</text:p>
          </table:table-cell>
          <table:table-cell office:value-type="float" office:value="18" table:style-name="ce114">
            <text:p>18</text:p>
          </table:table-cell>
          <table:table-cell office:value-type="float" office:value="306" table:formula="of:=SUM([.C24:.M24])" table:style-name="ce114">
            <text:p>306</text:p>
          </table:table-cell>
          <table:table-cell table:number-columns-repeated="2" table:style-name="ce145"/>
          <table:table-cell table:number-columns-repeated="16368"/>
        </table:table-row>
        <table:table-row table:style-name="ro20">
          <table:table-cell office:value-type="float" office:value="30" table:style-name="ce14">
            <text:p>30</text:p>
          </table:table-cell>
          <table:table-cell office:value-type="date" office:date-value="2020-07-31T00:00:00" table:style-name="ce15">
            <text:p>31/07/2020</text:p>
          </table:table-cell>
          <table:table-cell office:value-type="float" office:value="19" table:style-name="ce14">
            <text:p>19</text:p>
          </table:table-cell>
          <table:table-cell office:value-type="float" office:value="33" table:style-name="ce197">
            <text:p>33</text:p>
          </table:table-cell>
          <table:table-cell office:value-type="float" office:value="32" table:style-name="ce14">
            <text:p>32</text:p>
          </table:table-cell>
          <table:table-cell office:value-type="float" office:value="59" table:style-name="ce14">
            <text:p>59</text:p>
          </table:table-cell>
          <table:table-cell office:value-type="float" office:value="15" table:style-name="ce14">
            <text:p>15</text:p>
          </table:table-cell>
          <table:table-cell office:value-type="float" office:value="9" table:style-name="ce14">
            <text:p>9</text:p>
          </table:table-cell>
          <table:table-cell office:value-type="float" office:value="19" table:style-name="ce114">
            <text:p>19</text:p>
          </table:table-cell>
          <table:table-cell office:value-type="float" office:value="18" table:style-name="ce114">
            <text:p>18</text:p>
          </table:table-cell>
          <table:table-cell office:value-type="float" office:value="24" table:style-name="ce114">
            <text:p>24</text:p>
          </table:table-cell>
          <table:table-cell office:value-type="float" office:value="15" table:style-name="ce114">
            <text:p>15</text:p>
          </table:table-cell>
          <table:table-cell office:value-type="float" office:value="30" table:style-name="ce114">
            <text:p>30</text:p>
          </table:table-cell>
          <table:table-cell office:value-type="float" office:value="273" table:formula="of:=SUM([.C25:.M25])" table:style-name="ce114">
            <text:p>273</text:p>
          </table:table-cell>
          <table:table-cell table:number-columns-repeated="2" table:style-name="ce145"/>
          <table:table-cell table:number-columns-repeated="16368"/>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26" table:style-name="ce14">
            <text:p>26</text:p>
          </table:table-cell>
          <table:table-cell office:value-type="float" office:value="39" table:style-name="ce197">
            <text:p>39</text:p>
          </table:table-cell>
          <table:table-cell office:value-type="float" office:value="20" table:style-name="ce14">
            <text:p>20</text:p>
          </table:table-cell>
          <table:table-cell office:value-type="float" office:value="51" table:style-name="ce14">
            <text:p>51</text:p>
          </table:table-cell>
          <table:table-cell office:value-type="float" office:value="23" table:style-name="ce14">
            <text:p>23</text:p>
          </table:table-cell>
          <table:table-cell office:value-type="float" office:value="21" table:style-name="ce14">
            <text:p>21</text:p>
          </table:table-cell>
          <table:table-cell office:value-type="float" office:value="19" table:style-name="ce114">
            <text:p>19</text:p>
          </table:table-cell>
          <table:table-cell office:value-type="float" office:value="17" table:style-name="ce114">
            <text:p>17</text:p>
          </table:table-cell>
          <table:table-cell office:value-type="float" office:value="19" table:style-name="ce114">
            <text:p>19</text:p>
          </table:table-cell>
          <table:table-cell office:value-type="float" office:value="22" table:style-name="ce114">
            <text:p>22</text:p>
          </table:table-cell>
          <table:table-cell office:value-type="float" office:value="23" table:style-name="ce114">
            <text:p>23</text:p>
          </table:table-cell>
          <table:table-cell office:value-type="float" office:value="280" table:formula="of:=SUM([.C26:.M26])" table:style-name="ce114">
            <text:p>280</text:p>
          </table:table-cell>
          <table:table-cell table:number-columns-repeated="2" table:style-name="ce145"/>
          <table:table-cell table:number-columns-repeated="16368"/>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24" table:style-name="ce14">
            <text:p>24</text:p>
          </table:table-cell>
          <table:table-cell office:value-type="float" office:value="22" table:style-name="ce197">
            <text:p>22</text:p>
          </table:table-cell>
          <table:table-cell office:value-type="float" office:value="25" table:style-name="ce14">
            <text:p>25</text:p>
          </table:table-cell>
          <table:table-cell office:value-type="float" office:value="57" table:style-name="ce14">
            <text:p>57</text:p>
          </table:table-cell>
          <table:table-cell office:value-type="float" office:value="22" table:style-name="ce14">
            <text:p>22</text:p>
          </table:table-cell>
          <table:table-cell office:value-type="float" office:value="19" table:style-name="ce14">
            <text:p>19</text:p>
          </table:table-cell>
          <table:table-cell office:value-type="float" office:value="12" table:style-name="ce114">
            <text:p>12</text:p>
          </table:table-cell>
          <table:table-cell office:value-type="float" office:value="29" table:style-name="ce114">
            <text:p>29</text:p>
          </table:table-cell>
          <table:table-cell office:value-type="float" office:value="24" table:style-name="ce114">
            <text:p>24</text:p>
          </table:table-cell>
          <table:table-cell office:value-type="float" office:value="17" table:style-name="ce114">
            <text:p>17</text:p>
          </table:table-cell>
          <table:table-cell office:value-type="float" office:value="27" table:style-name="ce114">
            <text:p>27</text:p>
          </table:table-cell>
          <table:table-cell office:value-type="float" office:value="278" table:formula="of:=SUM([.C27:.M27])" table:style-name="ce114">
            <text:p>278</text:p>
          </table:table-cell>
          <table:table-cell table:number-columns-repeated="2" table:style-name="ce145"/>
          <table:table-cell table:number-columns-repeated="16368"/>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19" table:style-name="ce14">
            <text:p>19</text:p>
          </table:table-cell>
          <table:table-cell office:value-type="float" office:value="20" table:style-name="ce197">
            <text:p>20</text:p>
          </table:table-cell>
          <table:table-cell office:value-type="float" office:value="33" table:style-name="ce14">
            <text:p>33</text:p>
          </table:table-cell>
          <table:table-cell office:value-type="float" office:value="81" table:style-name="ce14">
            <text:p>81</text:p>
          </table:table-cell>
          <table:table-cell office:value-type="float" office:value="27" table:style-name="ce14">
            <text:p>27</text:p>
          </table:table-cell>
          <table:table-cell office:value-type="float" office:value="25" table:style-name="ce14">
            <text:p>25</text:p>
          </table:table-cell>
          <table:table-cell office:value-type="float" office:value="26" table:style-name="ce114">
            <text:p>26</text:p>
          </table:table-cell>
          <table:table-cell office:value-type="float" office:value="20" table:style-name="ce114">
            <text:p>20</text:p>
          </table:table-cell>
          <table:table-cell office:value-type="float" office:value="23" table:style-name="ce114">
            <text:p>23</text:p>
          </table:table-cell>
          <table:table-cell office:value-type="float" office:value="13" table:style-name="ce114">
            <text:p>13</text:p>
          </table:table-cell>
          <table:table-cell office:value-type="float" office:value="26" table:style-name="ce114">
            <text:p>26</text:p>
          </table:table-cell>
          <table:table-cell office:value-type="float" office:value="313" table:formula="of:=SUM([.C28:.M28])" table:style-name="ce114">
            <text:p>313</text:p>
          </table:table-cell>
          <table:table-cell table:number-columns-repeated="2" table:style-name="ce145"/>
          <table:table-cell table:number-columns-repeated="16368"/>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24" table:style-name="ce14">
            <text:p>24</text:p>
          </table:table-cell>
          <table:table-cell office:value-type="float" office:value="18" table:style-name="ce197">
            <text:p>18</text:p>
          </table:table-cell>
          <table:table-cell office:value-type="float" office:value="23" table:style-name="ce14">
            <text:p>23</text:p>
          </table:table-cell>
          <table:table-cell office:value-type="float" office:value="63" table:style-name="ce14">
            <text:p>63</text:p>
          </table:table-cell>
          <table:table-cell office:value-type="float" office:value="29" table:style-name="ce14">
            <text:p>29</text:p>
          </table:table-cell>
          <table:table-cell office:value-type="float" office:value="27" table:style-name="ce14">
            <text:p>27</text:p>
          </table:table-cell>
          <table:table-cell office:value-type="float" office:value="27" table:style-name="ce114">
            <text:p>27</text:p>
          </table:table-cell>
          <table:table-cell office:value-type="float" office:value="24" table:style-name="ce114">
            <text:p>24</text:p>
          </table:table-cell>
          <table:table-cell office:value-type="float" office:value="25" table:style-name="ce114">
            <text:p>25</text:p>
          </table:table-cell>
          <table:table-cell office:value-type="float" office:value="15" table:style-name="ce114">
            <text:p>15</text:p>
          </table:table-cell>
          <table:table-cell office:value-type="float" office:value="28" table:style-name="ce114">
            <text:p>28</text:p>
          </table:table-cell>
          <table:table-cell office:value-type="float" office:value="303" table:formula="of:=SUM([.C29:.M29])" table:style-name="ce114">
            <text:p>303</text:p>
          </table:table-cell>
          <table:table-cell table:number-columns-repeated="2" table:style-name="ce145"/>
          <table:table-cell table:number-columns-repeated="16368"/>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30" table:style-name="ce14">
            <text:p>30</text:p>
          </table:table-cell>
          <table:table-cell office:value-type="float" office:value="20" table:style-name="ce197">
            <text:p>20</text:p>
          </table:table-cell>
          <table:table-cell office:value-type="float" office:value="26" table:style-name="ce14">
            <text:p>26</text:p>
          </table:table-cell>
          <table:table-cell office:value-type="float" office:value="38" table:style-name="ce14">
            <text:p>38</text:p>
          </table:table-cell>
          <table:table-cell office:value-type="float" office:value="16" table:style-name="ce14">
            <text:p>16</text:p>
          </table:table-cell>
          <table:table-cell office:value-type="float" office:value="15" table:style-name="ce14">
            <text:p>15</text:p>
          </table:table-cell>
          <table:table-cell office:value-type="float" office:value="17" table:style-name="ce114">
            <text:p>17</text:p>
          </table:table-cell>
          <table:table-cell office:value-type="float" office:value="22" table:style-name="ce114">
            <text:p>22</text:p>
          </table:table-cell>
          <table:table-cell office:value-type="float" office:value="17" table:style-name="ce114">
            <text:p>17</text:p>
          </table:table-cell>
          <table:table-cell office:value-type="float" office:value="14" table:style-name="ce114">
            <text:p>14</text:p>
          </table:table-cell>
          <table:table-cell office:value-type="float" office:value="19" table:style-name="ce114">
            <text:p>19</text:p>
          </table:table-cell>
          <table:table-cell office:value-type="float" office:value="234" table:formula="of:=SUM([.C30:.M30])" table:style-name="ce114">
            <text:p>234</text:p>
          </table:table-cell>
          <table:table-cell table:number-columns-repeated="2" table:style-name="ce145"/>
          <table:table-cell table:number-columns-repeated="16368"/>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16" table:style-name="ce14">
            <text:p>16</text:p>
          </table:table-cell>
          <table:table-cell office:value-type="float" office:value="42" table:style-name="ce197">
            <text:p>42</text:p>
          </table:table-cell>
          <table:table-cell office:value-type="float" office:value="32" table:style-name="ce14">
            <text:p>32</text:p>
          </table:table-cell>
          <table:table-cell office:value-type="float" office:value="50" table:style-name="ce14">
            <text:p>50</text:p>
          </table:table-cell>
          <table:table-cell office:value-type="float" office:value="21" table:style-name="ce14">
            <text:p>21</text:p>
          </table:table-cell>
          <table:table-cell office:value-type="float" office:value="22" table:style-name="ce14">
            <text:p>22</text:p>
          </table:table-cell>
          <table:table-cell office:value-type="float" office:value="20" table:style-name="ce114">
            <text:p>20</text:p>
          </table:table-cell>
          <table:table-cell office:value-type="float" office:value="19" table:style-name="ce114">
            <text:p>19</text:p>
          </table:table-cell>
          <table:table-cell office:value-type="float" office:value="25" table:style-name="ce114">
            <text:p>25</text:p>
          </table:table-cell>
          <table:table-cell office:value-type="float" office:value="22" table:style-name="ce114">
            <text:p>22</text:p>
          </table:table-cell>
          <table:table-cell office:value-type="float" office:value="27" table:style-name="ce114">
            <text:p>27</text:p>
          </table:table-cell>
          <table:table-cell office:value-type="float" office:value="296" table:formula="of:=SUM([.C31:.M31])" table:style-name="ce114">
            <text:p>296</text:p>
          </table:table-cell>
          <table:table-cell table:number-columns-repeated="2" table:style-name="ce145"/>
          <table:table-cell table:number-columns-repeated="16368"/>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28" table:style-name="ce14">
            <text:p>28</text:p>
          </table:table-cell>
          <table:table-cell office:value-type="float" office:value="30" table:style-name="ce197">
            <text:p>30</text:p>
          </table:table-cell>
          <table:table-cell office:value-type="float" office:value="36" table:style-name="ce14">
            <text:p>36</text:p>
          </table:table-cell>
          <table:table-cell office:value-type="float" office:value="59" table:style-name="ce14">
            <text:p>59</text:p>
          </table:table-cell>
          <table:table-cell office:value-type="float" office:value="34" table:style-name="ce14">
            <text:p>34</text:p>
          </table:table-cell>
          <table:table-cell office:value-type="float" office:value="11" table:style-name="ce14">
            <text:p>11</text:p>
          </table:table-cell>
          <table:table-cell office:value-type="float" office:value="22" table:style-name="ce114">
            <text:p>22</text:p>
          </table:table-cell>
          <table:table-cell office:value-type="float" office:value="31" table:style-name="ce114">
            <text:p>31</text:p>
          </table:table-cell>
          <table:table-cell office:value-type="float" office:value="28" table:style-name="ce114">
            <text:p>28</text:p>
          </table:table-cell>
          <table:table-cell office:value-type="float" office:value="20" table:style-name="ce114">
            <text:p>20</text:p>
          </table:table-cell>
          <table:table-cell office:value-type="float" office:value="23" table:style-name="ce114">
            <text:p>23</text:p>
          </table:table-cell>
          <table:table-cell office:value-type="float" office:value="322" table:formula="of:=SUM([.C32:.M32])" table:style-name="ce114">
            <text:p>322</text:p>
          </table:table-cell>
          <table:table-cell table:number-columns-repeated="2" table:style-name="ce145"/>
          <table:table-cell table:number-columns-repeated="16368"/>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33" table:style-name="ce14">
            <text:p>33</text:p>
          </table:table-cell>
          <table:table-cell office:value-type="float" office:value="27" table:style-name="ce197">
            <text:p>27</text:p>
          </table:table-cell>
          <table:table-cell office:value-type="float" office:value="44" table:style-name="ce14">
            <text:p>44</text:p>
          </table:table-cell>
          <table:table-cell office:value-type="float" office:value="61" table:style-name="ce14">
            <text:p>61</text:p>
          </table:table-cell>
          <table:table-cell office:value-type="float" office:value="19" table:style-name="ce14">
            <text:p>19</text:p>
          </table:table-cell>
          <table:table-cell office:value-type="float" office:value="21" table:style-name="ce14">
            <text:p>21</text:p>
          </table:table-cell>
          <table:table-cell office:value-type="float" office:value="20" table:style-name="ce114">
            <text:p>20</text:p>
          </table:table-cell>
          <table:table-cell office:value-type="float" office:value="25" table:style-name="ce114">
            <text:p>25</text:p>
          </table:table-cell>
          <table:table-cell office:value-type="float" office:value="25" table:style-name="ce114">
            <text:p>25</text:p>
          </table:table-cell>
          <table:table-cell office:value-type="float" office:value="21" table:style-name="ce114">
            <text:p>21</text:p>
          </table:table-cell>
          <table:table-cell office:value-type="float" office:value="27" table:style-name="ce114">
            <text:p>27</text:p>
          </table:table-cell>
          <table:table-cell office:value-type="float" office:value="323" table:formula="of:=SUM([.C33:.M33])" table:style-name="ce114">
            <text:p>323</text:p>
          </table:table-cell>
          <table:table-cell table:number-columns-repeated="2" table:style-name="ce145"/>
          <table:table-cell table:number-columns-repeated="16368"/>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19" table:style-name="ce14">
            <text:p>19</text:p>
          </table:table-cell>
          <table:table-cell office:value-type="float" office:value="36" table:style-name="ce197">
            <text:p>36</text:p>
          </table:table-cell>
          <table:table-cell office:value-type="float" office:value="35" table:style-name="ce14">
            <text:p>35</text:p>
          </table:table-cell>
          <table:table-cell office:value-type="float" office:value="63" table:style-name="ce14">
            <text:p>63</text:p>
          </table:table-cell>
          <table:table-cell office:value-type="float" office:value="30" table:style-name="ce14">
            <text:p>30</text:p>
          </table:table-cell>
          <table:table-cell office:value-type="float" office:value="22" table:style-name="ce14">
            <text:p>22</text:p>
          </table:table-cell>
          <table:table-cell office:value-type="float" office:value="22" table:style-name="ce114">
            <text:p>22</text:p>
          </table:table-cell>
          <table:table-cell office:value-type="float" office:value="21" table:style-name="ce114">
            <text:p>21</text:p>
          </table:table-cell>
          <table:table-cell office:value-type="float" office:value="29" table:style-name="ce114">
            <text:p>29</text:p>
          </table:table-cell>
          <table:table-cell office:value-type="float" office:value="17" table:style-name="ce114">
            <text:p>17</text:p>
          </table:table-cell>
          <table:table-cell office:value-type="float" office:value="34" table:style-name="ce114">
            <text:p>34</text:p>
          </table:table-cell>
          <table:table-cell office:value-type="float" office:value="328" table:formula="of:=SUM([.C34:.M34])" table:style-name="ce114">
            <text:p>328</text:p>
          </table:table-cell>
          <table:table-cell table:number-columns-repeated="2" table:style-name="ce145"/>
          <table:table-cell table:number-columns-repeated="16368"/>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23" table:style-name="ce14">
            <text:p>23</text:p>
          </table:table-cell>
          <table:table-cell office:value-type="float" office:value="45" table:style-name="ce197">
            <text:p>45</text:p>
          </table:table-cell>
          <table:table-cell office:value-type="float" office:value="34" table:style-name="ce14">
            <text:p>34</text:p>
          </table:table-cell>
          <table:table-cell office:value-type="float" office:value="62" table:style-name="ce14">
            <text:p>62</text:p>
          </table:table-cell>
          <table:table-cell office:value-type="float" office:value="24" table:style-name="ce14">
            <text:p>24</text:p>
          </table:table-cell>
          <table:table-cell office:value-type="float" office:value="32" table:style-name="ce14">
            <text:p>32</text:p>
          </table:table-cell>
          <table:table-cell office:value-type="float" office:value="15" table:style-name="ce114">
            <text:p>15</text:p>
          </table:table-cell>
          <table:table-cell office:value-type="float" office:value="35" table:style-name="ce114">
            <text:p>35</text:p>
          </table:table-cell>
          <table:table-cell office:value-type="float" office:value="28" table:style-name="ce114">
            <text:p>28</text:p>
          </table:table-cell>
          <table:table-cell office:value-type="float" office:value="18" table:style-name="ce114">
            <text:p>18</text:p>
          </table:table-cell>
          <table:table-cell office:value-type="float" office:value="32" table:style-name="ce114">
            <text:p>32</text:p>
          </table:table-cell>
          <table:table-cell office:value-type="float" office:value="348" table:formula="of:=SUM([.C35:.M35])" table:style-name="ce114">
            <text:p>348</text:p>
          </table:table-cell>
          <table:table-cell table:number-columns-repeated="2" table:style-name="ce145"/>
          <table:table-cell table:number-columns-repeated="16368"/>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23" table:style-name="ce14">
            <text:p>23</text:p>
          </table:table-cell>
          <table:table-cell office:value-type="float" office:value="27" table:style-name="ce197">
            <text:p>27</text:p>
          </table:table-cell>
          <table:table-cell office:value-type="float" office:value="27" table:style-name="ce14">
            <text:p>27</text:p>
          </table:table-cell>
          <table:table-cell office:value-type="float" office:value="53" table:style-name="ce14">
            <text:p>53</text:p>
          </table:table-cell>
          <table:table-cell office:value-type="float" office:value="23" table:style-name="ce14">
            <text:p>23</text:p>
          </table:table-cell>
          <table:table-cell office:value-type="float" office:value="26" table:style-name="ce14">
            <text:p>26</text:p>
          </table:table-cell>
          <table:table-cell office:value-type="float" office:value="19" table:style-name="ce114">
            <text:p>19</text:p>
          </table:table-cell>
          <table:table-cell office:value-type="float" office:value="21" table:style-name="ce114">
            <text:p>21</text:p>
          </table:table-cell>
          <table:table-cell office:value-type="float" office:value="25" table:style-name="ce114">
            <text:p>25</text:p>
          </table:table-cell>
          <table:table-cell office:value-type="float" office:value="13" table:style-name="ce114">
            <text:p>13</text:p>
          </table:table-cell>
          <table:table-cell office:value-type="float" office:value="21" table:style-name="ce114">
            <text:p>21</text:p>
          </table:table-cell>
          <table:table-cell office:value-type="float" office:value="278" table:formula="of:=SUM([.C36:.M36])" table:style-name="ce114">
            <text:p>278</text:p>
          </table:table-cell>
          <table:table-cell table:number-columns-repeated="2" table:style-name="ce145"/>
          <table:table-cell table:number-columns-repeated="16368"/>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37" table:style-name="ce14">
            <text:p>37</text:p>
          </table:table-cell>
          <table:table-cell office:value-type="float" office:value="43" table:style-name="ce197">
            <text:p>43</text:p>
          </table:table-cell>
          <table:table-cell office:value-type="float" office:value="30" table:style-name="ce14">
            <text:p>30</text:p>
          </table:table-cell>
          <table:table-cell office:value-type="float" office:value="64" table:style-name="ce14">
            <text:p>64</text:p>
          </table:table-cell>
          <table:table-cell office:value-type="float" office:value="30" table:style-name="ce14">
            <text:p>30</text:p>
          </table:table-cell>
          <table:table-cell office:value-type="float" office:value="35" table:style-name="ce14">
            <text:p>35</text:p>
          </table:table-cell>
          <table:table-cell office:value-type="float" office:value="22" table:style-name="ce114">
            <text:p>22</text:p>
          </table:table-cell>
          <table:table-cell office:value-type="float" office:value="28" table:style-name="ce114">
            <text:p>28</text:p>
          </table:table-cell>
          <table:table-cell office:value-type="float" office:value="39" table:style-name="ce114">
            <text:p>39</text:p>
          </table:table-cell>
          <table:table-cell office:value-type="float" office:value="24" table:style-name="ce114">
            <text:p>24</text:p>
          </table:table-cell>
          <table:table-cell office:value-type="float" office:value="39" table:style-name="ce114">
            <text:p>39</text:p>
          </table:table-cell>
          <table:table-cell office:value-type="float" office:value="391" table:formula="of:=SUM([.C37:.M37])" table:style-name="ce114">
            <text:p>391</text:p>
          </table:table-cell>
          <table:table-cell table:number-columns-repeated="2" table:style-name="ce145"/>
          <table:table-cell table:number-columns-repeated="16368"/>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30" table:style-name="ce14">
            <text:p>30</text:p>
          </table:table-cell>
          <table:table-cell office:value-type="float" office:value="41" table:style-name="ce14">
            <text:p>41</text:p>
          </table:table-cell>
          <table:table-cell office:value-type="float" office:value="43" table:style-name="ce14">
            <text:p>43</text:p>
          </table:table-cell>
          <table:table-cell office:value-type="float" office:value="69" table:style-name="ce14">
            <text:p>69</text:p>
          </table:table-cell>
          <table:table-cell office:value-type="float" office:value="21" table:style-name="ce14">
            <text:p>21</text:p>
          </table:table-cell>
          <table:table-cell office:value-type="float" office:value="35" table:style-name="ce14">
            <text:p>35</text:p>
          </table:table-cell>
          <table:table-cell office:value-type="float" office:value="16" table:style-name="ce14">
            <text:p>16</text:p>
          </table:table-cell>
          <table:table-cell office:value-type="float" office:value="21" table:style-name="ce14">
            <text:p>21</text:p>
          </table:table-cell>
          <table:table-cell office:value-type="float" office:value="27" table:style-name="ce14">
            <text:p>27</text:p>
          </table:table-cell>
          <table:table-cell office:value-type="float" office:value="28" table:style-name="ce14">
            <text:p>28</text:p>
          </table:table-cell>
          <table:table-cell office:value-type="float" office:value="37" table:style-name="ce14">
            <text:p>37</text:p>
          </table:table-cell>
          <table:table-cell office:value-type="float" office:value="368" table:formula="of:=SUM([.C38:.M38])" table:style-name="ce114">
            <text:p>368</text:p>
          </table:table-cell>
          <table:table-cell table:number-columns-repeated="2" table:style-name="ce145"/>
          <table:table-cell table:number-columns-repeated="16368"/>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43" table:style-name="ce14">
            <text:p>43</text:p>
          </table:table-cell>
          <table:table-cell office:value-type="float" office:value="28" table:style-name="ce14">
            <text:p>28</text:p>
          </table:table-cell>
          <table:table-cell office:value-type="float" office:value="39" table:style-name="ce14">
            <text:p>39</text:p>
          </table:table-cell>
          <table:table-cell office:value-type="float" office:value="83" table:style-name="ce14">
            <text:p>83</text:p>
          </table:table-cell>
          <table:table-cell office:value-type="float" office:value="27" table:style-name="ce14">
            <text:p>27</text:p>
          </table:table-cell>
          <table:table-cell office:value-type="float" office:value="38" table:style-name="ce14">
            <text:p>38</text:p>
          </table:table-cell>
          <table:table-cell office:value-type="float" office:value="26" table:style-name="ce14">
            <text:p>26</text:p>
          </table:table-cell>
          <table:table-cell office:value-type="float" office:value="31" table:style-name="ce14">
            <text:p>31</text:p>
          </table:table-cell>
          <table:table-cell office:value-type="float" office:value="32" table:style-name="ce14">
            <text:p>32</text:p>
          </table:table-cell>
          <table:table-cell office:value-type="float" office:value="19" table:style-name="ce14">
            <text:p>19</text:p>
          </table:table-cell>
          <table:table-cell office:value-type="float" office:value="20" table:style-name="ce14">
            <text:p>20</text:p>
          </table:table-cell>
          <table:table-cell office:value-type="float" office:value="386" table:formula="of:=SUM([.C39:.M39])" table:style-name="ce114">
            <text:p>386</text:p>
          </table:table-cell>
          <table:table-cell table:number-columns-repeated="2" table:style-name="ce145"/>
          <table:table-cell table:number-columns-repeated="16368"/>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34" table:style-name="ce14">
            <text:p>34</text:p>
          </table:table-cell>
          <table:table-cell office:value-type="float" office:value="29" table:style-name="ce14">
            <text:p>29</text:p>
          </table:table-cell>
          <table:table-cell office:value-type="float" office:value="36" table:style-name="ce14">
            <text:p>36</text:p>
          </table:table-cell>
          <table:table-cell office:value-type="float" office:value="77" table:style-name="ce14">
            <text:p>77</text:p>
          </table:table-cell>
          <table:table-cell office:value-type="float" office:value="34" table:style-name="ce14">
            <text:p>34</text:p>
          </table:table-cell>
          <table:table-cell office:value-type="float" office:value="39" table:style-name="ce14">
            <text:p>39</text:p>
          </table:table-cell>
          <table:table-cell office:value-type="float" office:value="24" table:style-name="ce14">
            <text:p>24</text:p>
          </table:table-cell>
          <table:table-cell office:value-type="float" office:value="40" table:style-name="ce14">
            <text:p>40</text:p>
          </table:table-cell>
          <table:table-cell office:value-type="float" office:value="37" table:style-name="ce14">
            <text:p>37</text:p>
          </table:table-cell>
          <table:table-cell office:value-type="float" office:value="22" table:style-name="ce14">
            <text:p>22</text:p>
          </table:table-cell>
          <table:table-cell office:value-type="float" office:value="34" table:style-name="ce14">
            <text:p>34</text:p>
          </table:table-cell>
          <table:table-cell office:value-type="float" office:value="406" table:formula="of:=SUM([.C40:.M40])" table:style-name="ce114">
            <text:p>406</text:p>
          </table:table-cell>
          <table:table-cell table:number-columns-repeated="2" table:style-name="ce145"/>
          <table:table-cell table:number-columns-repeated="16368"/>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34" table:style-name="ce14">
            <text:p>34</text:p>
          </table:table-cell>
          <table:table-cell office:value-type="float" office:value="43" table:style-name="ce14">
            <text:p>43</text:p>
          </table:table-cell>
          <table:table-cell office:value-type="float" office:value="41" table:style-name="ce14">
            <text:p>41</text:p>
          </table:table-cell>
          <table:table-cell office:value-type="float" office:value="85" table:style-name="ce14">
            <text:p>85</text:p>
          </table:table-cell>
          <table:table-cell office:value-type="float" office:value="41" table:style-name="ce14">
            <text:p>41</text:p>
          </table:table-cell>
          <table:table-cell office:value-type="float" office:value="32" table:style-name="ce14">
            <text:p>32</text:p>
          </table:table-cell>
          <table:table-cell office:value-type="float" office:value="21" table:style-name="ce14">
            <text:p>21</text:p>
          </table:table-cell>
          <table:table-cell office:value-type="float" office:value="27" table:style-name="ce14">
            <text:p>27</text:p>
          </table:table-cell>
          <table:table-cell office:value-type="float" office:value="22" table:style-name="ce14">
            <text:p>22</text:p>
          </table:table-cell>
          <table:table-cell office:value-type="float" office:value="23" table:style-name="ce14">
            <text:p>23</text:p>
          </table:table-cell>
          <table:table-cell office:value-type="float" office:value="27" table:style-name="ce14">
            <text:p>27</text:p>
          </table:table-cell>
          <table:table-cell office:value-type="float" office:value="396" table:formula="of:=SUM([.C41:.M41])" table:style-name="ce114">
            <text:p>396</text:p>
          </table:table-cell>
          <table:table-cell table:number-columns-repeated="2" table:style-name="ce145"/>
          <table:table-cell table:number-columns-repeated="16368"/>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26" table:style-name="ce14">
            <text:p>26</text:p>
          </table:table-cell>
          <table:table-cell office:value-type="float" office:value="26" table:style-name="ce14">
            <text:p>26</text:p>
          </table:table-cell>
          <table:table-cell office:value-type="float" office:value="41" table:style-name="ce14">
            <text:p>41</text:p>
          </table:table-cell>
          <table:table-cell office:value-type="float" office:value="69" table:style-name="ce14">
            <text:p>69</text:p>
          </table:table-cell>
          <table:table-cell office:value-type="float" office:value="28" table:style-name="ce14">
            <text:p>28</text:p>
          </table:table-cell>
          <table:table-cell office:value-type="float" office:value="26" table:style-name="ce14">
            <text:p>26</text:p>
          </table:table-cell>
          <table:table-cell office:value-type="float" office:value="19" table:style-name="ce14">
            <text:p>19</text:p>
          </table:table-cell>
          <table:table-cell office:value-type="float" office:value="31" table:style-name="ce14">
            <text:p>31</text:p>
          </table:table-cell>
          <table:table-cell office:value-type="float" office:value="29" table:style-name="ce14">
            <text:p>29</text:p>
          </table:table-cell>
          <table:table-cell office:value-type="float" office:value="25" table:style-name="ce14">
            <text:p>25</text:p>
          </table:table-cell>
          <table:table-cell office:value-type="float" office:value="28" table:style-name="ce14">
            <text:p>28</text:p>
          </table:table-cell>
          <table:table-cell office:value-type="float" office:value="348" table:formula="of:=SUM([.C42:.M42])" table:style-name="ce114">
            <text:p>348</text:p>
          </table:table-cell>
          <table:table-cell table:number-columns-repeated="2" table:style-name="ce145"/>
          <table:table-cell table:number-columns-repeated="16368"/>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35" table:style-name="ce14">
            <text:p>35</text:p>
          </table:table-cell>
          <table:table-cell office:value-type="float" office:value="31" table:style-name="ce14">
            <text:p>31</text:p>
          </table:table-cell>
          <table:table-cell office:value-type="float" office:value="43" table:style-name="ce14">
            <text:p>43</text:p>
          </table:table-cell>
          <table:table-cell office:value-type="float" office:value="76" table:style-name="ce14">
            <text:p>76</text:p>
          </table:table-cell>
          <table:table-cell office:value-type="float" office:value="34" table:style-name="ce14">
            <text:p>34</text:p>
          </table:table-cell>
          <table:table-cell office:value-type="float" office:value="28" table:style-name="ce14">
            <text:p>28</text:p>
          </table:table-cell>
          <table:table-cell office:value-type="float" office:value="16" table:style-name="ce14">
            <text:p>16</text:p>
          </table:table-cell>
          <table:table-cell office:value-type="float" office:value="24" table:style-name="ce14">
            <text:p>24</text:p>
          </table:table-cell>
          <table:table-cell office:value-type="float" office:value="35" table:style-name="ce14">
            <text:p>35</text:p>
          </table:table-cell>
          <table:table-cell office:value-type="float" office:value="32" table:style-name="ce14">
            <text:p>32</text:p>
          </table:table-cell>
          <table:table-cell office:value-type="float" office:value="33" table:style-name="ce14">
            <text:p>33</text:p>
          </table:table-cell>
          <table:table-cell office:value-type="float" office:value="387" table:formula="of:=SUM([.C43:.M43])" table:style-name="ce114">
            <text:p>387</text:p>
          </table:table-cell>
          <table:table-cell table:number-columns-repeated="2" table:style-name="ce145"/>
          <table:table-cell table:number-columns-repeated="16368"/>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24" table:style-name="ce14">
            <text:p>24</text:p>
          </table:table-cell>
          <table:table-cell office:value-type="float" office:value="26" table:style-name="ce14">
            <text:p>26</text:p>
          </table:table-cell>
          <table:table-cell office:value-type="float" office:value="37" table:style-name="ce14">
            <text:p>37</text:p>
          </table:table-cell>
          <table:table-cell office:value-type="float" office:value="63" table:style-name="ce14">
            <text:p>63</text:p>
          </table:table-cell>
          <table:table-cell office:value-type="float" office:value="32" table:style-name="ce14">
            <text:p>32</text:p>
          </table:table-cell>
          <table:table-cell office:value-type="float" office:value="28" table:style-name="ce14">
            <text:p>28</text:p>
          </table:table-cell>
          <table:table-cell office:value-type="float" office:value="25" table:style-name="ce14">
            <text:p>25</text:p>
          </table:table-cell>
          <table:table-cell office:value-type="float" office:value="26" table:style-name="ce14">
            <text:p>26</text:p>
          </table:table-cell>
          <table:table-cell office:value-type="float" office:value="29" table:style-name="ce14">
            <text:p>29</text:p>
          </table:table-cell>
          <table:table-cell office:value-type="float" office:value="36" table:style-name="ce14">
            <text:p>36</text:p>
          </table:table-cell>
          <table:table-cell office:value-type="float" office:value="40" table:style-name="ce14">
            <text:p>40</text:p>
          </table:table-cell>
          <table:table-cell office:value-type="float" office:value="366" table:formula="of:=SUM([.C44:.M44])" table:style-name="ce114">
            <text:p>366</text:p>
          </table:table-cell>
          <table:table-cell table:number-columns-repeated="2" table:style-name="ce145"/>
          <table:table-cell table:number-columns-repeated="16368"/>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35" table:style-name="ce14">
            <text:p>35</text:p>
          </table:table-cell>
          <table:table-cell office:value-type="float" office:value="32" table:style-name="ce14">
            <text:p>32</text:p>
          </table:table-cell>
          <table:table-cell office:value-type="float" office:value="31" table:style-name="ce14">
            <text:p>31</text:p>
          </table:table-cell>
          <table:table-cell office:value-type="float" office:value="52" table:style-name="ce14">
            <text:p>52</text:p>
          </table:table-cell>
          <table:table-cell office:value-type="float" office:value="30" table:style-name="ce14">
            <text:p>30</text:p>
          </table:table-cell>
          <table:table-cell office:value-type="float" office:value="25" table:style-name="ce14">
            <text:p>25</text:p>
          </table:table-cell>
          <table:table-cell office:value-type="float" office:value="18" table:style-name="ce14">
            <text:p>18</text:p>
          </table:table-cell>
          <table:table-cell office:value-type="float" office:value="32" table:style-name="ce14">
            <text:p>32</text:p>
          </table:table-cell>
          <table:table-cell office:value-type="float" office:value="34" table:style-name="ce14">
            <text:p>34</text:p>
          </table:table-cell>
          <table:table-cell office:value-type="float" office:value="23" table:style-name="ce14">
            <text:p>23</text:p>
          </table:table-cell>
          <table:table-cell office:value-type="float" office:value="38" table:style-name="ce14">
            <text:p>38</text:p>
          </table:table-cell>
          <table:table-cell office:value-type="float" office:value="350" table:formula="of:=SUM([.C45:.M45])" table:style-name="ce114">
            <text:p>350</text:p>
          </table:table-cell>
          <table:table-cell table:number-columns-repeated="2" table:style-name="ce145"/>
          <table:table-cell table:number-columns-repeated="16368"/>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29" table:style-name="ce14">
            <text:p>29</text:p>
          </table:table-cell>
          <table:table-cell office:value-type="float" office:value="31" table:style-name="ce14">
            <text:p>31</text:p>
          </table:table-cell>
          <table:table-cell office:value-type="float" office:value="31" table:style-name="ce14">
            <text:p>31</text:p>
          </table:table-cell>
          <table:table-cell office:value-type="float" office:value="57" table:style-name="ce14">
            <text:p>57</text:p>
          </table:table-cell>
          <table:table-cell office:value-type="float" office:value="21" table:style-name="ce14">
            <text:p>21</text:p>
          </table:table-cell>
          <table:table-cell office:value-type="float" office:value="11" table:style-name="ce14">
            <text:p>11</text:p>
          </table:table-cell>
          <table:table-cell office:value-type="float" office:value="24" table:style-name="ce14">
            <text:p>24</text:p>
          </table:table-cell>
          <table:table-cell office:value-type="float" office:value="28" table:style-name="ce14">
            <text:p>28</text:p>
          </table:table-cell>
          <table:table-cell office:value-type="float" office:value="33" table:style-name="ce14">
            <text:p>33</text:p>
          </table:table-cell>
          <table:table-cell office:value-type="float" office:value="22" table:style-name="ce14">
            <text:p>22</text:p>
          </table:table-cell>
          <table:table-cell office:value-type="float" office:value="23" table:style-name="ce14">
            <text:p>23</text:p>
          </table:table-cell>
          <table:table-cell office:value-type="float" office:value="310" table:formula="of:=SUM([.C46:.M46])" table:style-name="ce114">
            <text:p>310</text:p>
          </table:table-cell>
          <table:table-cell table:number-columns-repeated="2" table:style-name="ce145"/>
          <table:table-cell table:number-columns-repeated="16368"/>
        </table:table-row>
        <table:table-row table:style-name="ro2">
          <table:table-cell office:value-type="string" table:style-name="ce14">
            <text:p>52 *</text:p>
          </table:table-cell>
          <table:table-cell office:value-type="date" office:date-value="2021-01-01T00:00:00" table:style-name="ce15">
            <text:p>01/01/2021</text:p>
          </table:table-cell>
          <table:table-cell office:value-type="float" office:value="37" table:style-name="ce14">
            <text:p>37</text:p>
          </table:table-cell>
          <table:table-cell office:value-type="float" office:value="44" table:style-name="ce14">
            <text:p>44</text:p>
          </table:table-cell>
          <table:table-cell office:value-type="float" office:value="53" table:style-name="ce14">
            <text:p>53</text:p>
          </table:table-cell>
          <table:table-cell office:value-type="float" office:value="54" table:style-name="ce14">
            <text:p>54</text:p>
          </table:table-cell>
          <table:table-cell office:value-type="float" office:value="29" table:style-name="ce14">
            <text:p>29</text:p>
          </table:table-cell>
          <table:table-cell office:value-type="float" office:value="25" table:style-name="ce14">
            <text:p>25</text:p>
          </table:table-cell>
          <table:table-cell office:value-type="float" office:value="1" table:style-name="ce14">
            <text:p>1</text:p>
          </table:table-cell>
          <table:table-cell office:value-type="float" office:value="24" table:style-name="ce14">
            <text:p>24</text:p>
          </table:table-cell>
          <table:table-cell office:value-type="float" office:value="48" table:style-name="ce14">
            <text:p>48</text:p>
          </table:table-cell>
          <table:table-cell office:value-type="float" office:value="0" table:style-name="ce14">
            <text:p>0</text:p>
          </table:table-cell>
          <table:table-cell office:value-type="float" office:value="18" table:style-name="ce14">
            <text:p>18</text:p>
          </table:table-cell>
          <table:table-cell office:value-type="float" office:value="333" table:formula="of:=SUM([.C47:.M47])" table:style-name="ce114">
            <text:p>333</text:p>
          </table:table-cell>
          <table:table-cell table:number-columns-repeated="2" table:style-name="ce145"/>
          <table:table-cell table:number-columns-repeated="16368"/>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34" table:style-name="ce14">
            <text:p>34</text:p>
          </table:table-cell>
          <table:table-cell office:value-type="float" office:value="51" table:style-name="ce14">
            <text:p>51</text:p>
          </table:table-cell>
          <table:table-cell office:value-type="float" office:value="46" table:style-name="ce14">
            <text:p>46</text:p>
          </table:table-cell>
          <table:table-cell office:value-type="float" office:value="88" table:style-name="ce14">
            <text:p>88</text:p>
          </table:table-cell>
          <table:table-cell office:value-type="float" office:value="43" table:style-name="ce14">
            <text:p>43</text:p>
          </table:table-cell>
          <table:table-cell office:value-type="float" office:value="54" table:style-name="ce14">
            <text:p>54</text:p>
          </table:table-cell>
          <table:table-cell office:value-type="float" office:value="41" table:style-name="ce14">
            <text:p>41</text:p>
          </table:table-cell>
          <table:table-cell office:value-type="float" office:value="38" table:style-name="ce14">
            <text:p>38</text:p>
          </table:table-cell>
          <table:table-cell office:value-type="float" office:value="56" table:style-name="ce14">
            <text:p>56</text:p>
          </table:table-cell>
          <table:table-cell office:value-type="float" office:value="60" table:style-name="ce14">
            <text:p>60</text:p>
          </table:table-cell>
          <table:table-cell office:value-type="float" office:value="57" table:style-name="ce14">
            <text:p>57</text:p>
          </table:table-cell>
          <table:table-cell office:value-type="float" office:value="568" table:formula="of:=SUM([.C48:.M48])" table:style-name="ce114">
            <text:p>568</text:p>
          </table:table-cell>
          <table:table-cell table:number-columns-repeated="2" table:style-name="ce145"/>
          <table:table-cell table:number-columns-repeated="16368"/>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36" table:style-name="ce14">
            <text:p>36</text:p>
          </table:table-cell>
          <table:table-cell office:value-type="float" office:value="33" table:style-name="ce14">
            <text:p>33</text:p>
          </table:table-cell>
          <table:table-cell office:value-type="float" office:value="41" table:style-name="ce14">
            <text:p>41</text:p>
          </table:table-cell>
          <table:table-cell office:value-type="float" office:value="77" table:style-name="ce14">
            <text:p>77</text:p>
          </table:table-cell>
          <table:table-cell office:value-type="float" office:value="44" table:style-name="ce14">
            <text:p>44</text:p>
          </table:table-cell>
          <table:table-cell office:value-type="float" office:value="39" table:style-name="ce14">
            <text:p>39</text:p>
          </table:table-cell>
          <table:table-cell office:value-type="float" office:value="32" table:style-name="ce14">
            <text:p>32</text:p>
          </table:table-cell>
          <table:table-cell office:value-type="float" office:value="31" table:style-name="ce14">
            <text:p>31</text:p>
          </table:table-cell>
          <table:table-cell office:value-type="float" office:value="37" table:style-name="ce14">
            <text:p>37</text:p>
          </table:table-cell>
          <table:table-cell office:value-type="float" office:value="41" table:style-name="ce14">
            <text:p>41</text:p>
          </table:table-cell>
          <table:table-cell office:value-type="float" office:value="32" table:style-name="ce14">
            <text:p>32</text:p>
          </table:table-cell>
          <table:table-cell office:value-type="float" office:value="443" table:formula="of:=SUM([.C49:.M49])" table:style-name="ce114">
            <text:p>443</text:p>
          </table:table-cell>
          <table:table-cell table:number-columns-repeated="2" table:style-name="ce145"/>
          <table:table-cell table:number-columns-repeated="16368"/>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40" table:style-name="ce14">
            <text:p>40</text:p>
          </table:table-cell>
          <table:table-cell office:value-type="float" office:value="41" table:style-name="ce14">
            <text:p>41</text:p>
          </table:table-cell>
          <table:table-cell office:value-type="float" office:value="64" table:style-name="ce14">
            <text:p>64</text:p>
          </table:table-cell>
          <table:table-cell office:value-type="float" office:value="71" table:style-name="ce14">
            <text:p>71</text:p>
          </table:table-cell>
          <table:table-cell office:value-type="float" office:value="32" table:style-name="ce14">
            <text:p>32</text:p>
          </table:table-cell>
          <table:table-cell office:value-type="float" office:value="45" table:style-name="ce14">
            <text:p>45</text:p>
          </table:table-cell>
          <table:table-cell office:value-type="float" office:value="22" table:style-name="ce14">
            <text:p>22</text:p>
          </table:table-cell>
          <table:table-cell office:value-type="float" office:value="26" table:style-name="ce14">
            <text:p>26</text:p>
          </table:table-cell>
          <table:table-cell office:value-type="float" office:value="43" table:style-name="ce14">
            <text:p>43</text:p>
          </table:table-cell>
          <table:table-cell office:value-type="float" office:value="25" table:style-name="ce14">
            <text:p>25</text:p>
          </table:table-cell>
          <table:table-cell office:value-type="float" office:value="65" table:style-name="ce14">
            <text:p>65</text:p>
          </table:table-cell>
          <table:table-cell office:value-type="float" office:value="474" table:formula="of:=SUM([.C50:.M50])" table:style-name="ce114">
            <text:p>474</text:p>
          </table:table-cell>
          <table:table-cell table:number-columns-repeated="2" table:style-name="ce145"/>
          <table:table-cell table:number-columns-repeated="16368"/>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27" table:style-name="ce14">
            <text:p>27</text:p>
          </table:table-cell>
          <table:table-cell office:value-type="float" office:value="43" table:style-name="ce14">
            <text:p>43</text:p>
          </table:table-cell>
          <table:table-cell office:value-type="float" office:value="59" table:style-name="ce14">
            <text:p>59</text:p>
          </table:table-cell>
          <table:table-cell office:value-type="float" office:value="79" table:style-name="ce14">
            <text:p>79</text:p>
          </table:table-cell>
          <table:table-cell office:value-type="float" office:value="28" table:style-name="ce14">
            <text:p>28</text:p>
          </table:table-cell>
          <table:table-cell office:value-type="float" office:value="32" table:style-name="ce14">
            <text:p>32</text:p>
          </table:table-cell>
          <table:table-cell office:value-type="float" office:value="25" table:style-name="ce14">
            <text:p>25</text:p>
          </table:table-cell>
          <table:table-cell office:value-type="float" office:value="25" table:style-name="ce14">
            <text:p>25</text:p>
          </table:table-cell>
          <table:table-cell office:value-type="float" office:value="37" table:style-name="ce14">
            <text:p>37</text:p>
          </table:table-cell>
          <table:table-cell office:value-type="float" office:value="41" table:style-name="ce14">
            <text:p>41</text:p>
          </table:table-cell>
          <table:table-cell office:value-type="float" office:value="41" table:style-name="ce14">
            <text:p>41</text:p>
          </table:table-cell>
          <table:table-cell office:value-type="float" office:value="437" table:formula="of:=SUM([.C51:.M51])" table:style-name="ce114">
            <text:p>437</text:p>
          </table:table-cell>
          <table:table-cell table:number-columns-repeated="16370"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39" table:style-name="ce14">
            <text:p>39</text:p>
          </table:table-cell>
          <table:table-cell office:value-type="float" office:value="32" table:style-name="ce14">
            <text:p>32</text:p>
          </table:table-cell>
          <table:table-cell office:value-type="float" office:value="61" table:style-name="ce14">
            <text:p>61</text:p>
          </table:table-cell>
          <table:table-cell office:value-type="float" office:value="77" table:style-name="ce14">
            <text:p>77</text:p>
          </table:table-cell>
          <table:table-cell office:value-type="float" office:value="30" table:style-name="ce14">
            <text:p>30</text:p>
          </table:table-cell>
          <table:table-cell office:value-type="float" office:value="35" table:style-name="ce14">
            <text:p>35</text:p>
          </table:table-cell>
          <table:table-cell office:value-type="float" office:value="23" table:style-name="ce14">
            <text:p>23</text:p>
          </table:table-cell>
          <table:table-cell office:value-type="float" office:value="37" table:style-name="ce14">
            <text:p>37</text:p>
          </table:table-cell>
          <table:table-cell office:value-type="float" office:value="42" table:style-name="ce14">
            <text:p>42</text:p>
          </table:table-cell>
          <table:table-cell office:value-type="float" office:value="38" table:style-name="ce14">
            <text:p>38</text:p>
          </table:table-cell>
          <table:table-cell office:value-type="float" office:value="48" table:style-name="ce14">
            <text:p>48</text:p>
          </table:table-cell>
          <table:table-cell office:value-type="float" office:value="462" table:formula="of:=SUM([.C52:.M52])" table:style-name="ce114">
            <text:p>462</text:p>
          </table:table-cell>
          <table:table-cell table:number-columns-repeated="16370"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22" table:style-name="ce14">
            <text:p>22</text:p>
          </table:table-cell>
          <table:table-cell office:value-type="float" office:value="33" table:style-name="ce14">
            <text:p>33</text:p>
          </table:table-cell>
          <table:table-cell office:value-type="float" office:value="46" table:style-name="ce14">
            <text:p>46</text:p>
          </table:table-cell>
          <table:table-cell office:value-type="float" office:value="73" table:style-name="ce14">
            <text:p>73</text:p>
          </table:table-cell>
          <table:table-cell office:value-type="float" office:value="27" table:style-name="ce14">
            <text:p>27</text:p>
          </table:table-cell>
          <table:table-cell office:value-type="float" office:value="30" table:style-name="ce14">
            <text:p>30</text:p>
          </table:table-cell>
          <table:table-cell office:value-type="float" office:value="27" table:style-name="ce14">
            <text:p>27</text:p>
          </table:table-cell>
          <table:table-cell office:value-type="float" office:value="26" table:style-name="ce14">
            <text:p>26</text:p>
          </table:table-cell>
          <table:table-cell office:value-type="float" office:value="34" table:style-name="ce14">
            <text:p>34</text:p>
          </table:table-cell>
          <table:table-cell office:value-type="float" office:value="22" table:style-name="ce14">
            <text:p>22</text:p>
          </table:table-cell>
          <table:table-cell office:value-type="float" office:value="42" table:style-name="ce14">
            <text:p>42</text:p>
          </table:table-cell>
          <table:table-cell office:value-type="float" office:value="382" table:formula="of:=SUM([.C53:.M53])" table:style-name="ce114">
            <text:p>382</text:p>
          </table:table-cell>
          <table:table-cell table:number-columns-repeated="16370"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32" table:style-name="ce14">
            <text:p>32</text:p>
          </table:table-cell>
          <table:table-cell office:value-type="float" office:value="22" table:style-name="ce14">
            <text:p>22</text:p>
          </table:table-cell>
          <table:table-cell office:value-type="float" office:value="43" table:style-name="ce14">
            <text:p>43</text:p>
          </table:table-cell>
          <table:table-cell office:value-type="float" office:value="68" table:style-name="ce14">
            <text:p>68</text:p>
          </table:table-cell>
          <table:table-cell office:value-type="float" office:value="25" table:style-name="ce14">
            <text:p>25</text:p>
          </table:table-cell>
          <table:table-cell office:value-type="float" office:value="24" table:style-name="ce14">
            <text:p>24</text:p>
          </table:table-cell>
          <table:table-cell office:value-type="float" office:value="18" table:style-name="ce14">
            <text:p>18</text:p>
          </table:table-cell>
          <table:table-cell office:value-type="float" office:value="23" table:style-name="ce14">
            <text:p>23</text:p>
          </table:table-cell>
          <table:table-cell office:value-type="float" office:value="31" table:style-name="ce14">
            <text:p>31</text:p>
          </table:table-cell>
          <table:table-cell office:value-type="float" office:value="30" table:style-name="ce14">
            <text:p>30</text:p>
          </table:table-cell>
          <table:table-cell office:value-type="float" office:value="36" table:style-name="ce14">
            <text:p>36</text:p>
          </table:table-cell>
          <table:table-cell office:value-type="float" office:value="352" table:formula="of:=SUM([.C54:.M54])" table:style-name="ce114">
            <text:p>352</text:p>
          </table:table-cell>
          <table:table-cell table:number-columns-repeated="16370" table:style-name="ce257"/>
        </table:table-row>
        <table:table-row table:style-name="ro2">
          <table:table-cell office:value-type="float" office:value="8" table:style-name="ce14">
            <text:p>8</text:p>
          </table:table-cell>
          <table:table-cell office:value-type="date" office:date-value="2021-02-26T00:00:00" table:style-name="ce15">
            <text:p>26/02/2021</text:p>
          </table:table-cell>
          <table:table-cell office:value-type="float" office:value="26" table:style-name="ce14">
            <text:p>26</text:p>
          </table:table-cell>
          <table:table-cell office:value-type="float" office:value="27" table:style-name="ce14">
            <text:p>27</text:p>
          </table:table-cell>
          <table:table-cell office:value-type="float" office:value="49" table:style-name="ce14">
            <text:p>49</text:p>
          </table:table-cell>
          <table:table-cell office:value-type="float" office:value="56" table:style-name="ce14">
            <text:p>56</text:p>
          </table:table-cell>
          <table:table-cell office:value-type="float" office:value="25" table:style-name="ce14">
            <text:p>25</text:p>
          </table:table-cell>
          <table:table-cell office:value-type="float" office:value="36" table:style-name="ce14">
            <text:p>36</text:p>
          </table:table-cell>
          <table:table-cell office:value-type="float" office:value="20" table:style-name="ce14">
            <text:p>20</text:p>
          </table:table-cell>
          <table:table-cell office:value-type="float" office:value="20" table:style-name="ce14">
            <text:p>20</text:p>
          </table:table-cell>
          <table:table-cell office:value-type="float" office:value="31" table:style-name="ce14">
            <text:p>31</text:p>
          </table:table-cell>
          <table:table-cell office:value-type="float" office:value="26" table:style-name="ce14">
            <text:p>26</text:p>
          </table:table-cell>
          <table:table-cell office:value-type="float" office:value="35" table:style-name="ce14">
            <text:p>35</text:p>
          </table:table-cell>
          <table:table-cell office:value-type="float" office:value="351" table:formula="of:=SUM([.C55:.M55])" table:style-name="ce114">
            <text:p>351</text:p>
          </table:table-cell>
          <table:table-cell table:number-columns-repeated="16370" table:style-name="ce257"/>
        </table:table-row>
        <table:table-row table:style-name="ro2">
          <table:table-cell office:value-type="string" table:style-name="ce168">
            <text:p>* District Registration Offices each had their own opening hours during this reporting week, resulting in varied registration numbers per council area.</text:p>
          </table:table-cell>
          <table:table-cell table:style-name="ce167"/>
          <table:table-cell table:number-columns-repeated="12" table:style-name="ce166"/>
          <table:table-cell table:number-columns-repeated="2" table:style-name="ce145"/>
          <table:table-cell table:number-columns-repeated="16368"/>
        </table:table-row>
        <table:table-row table:style-name="ro16">
          <table:table-cell office:value-type="string" table:style-name="ce43">
            <text:p>P<text:s/><text:span text:style-name="T4">Weekly published data are provisional.</text:span></text:p>
          </table:table-cell>
          <table:table-cell table:number-columns-repeated="16383" table:style-name="ce41"/>
        </table:table-row>
        <table:table-row table:style-name="ro16">
          <table:table-cell office:value-type="string" table:style-name="ce128">
            <text:p><text:span text:style-name="T2">1</text:span><text:s/>This data is based on registrations of deaths, not occurrences. The majority of deaths are registered within five days in Northern Ireland.<text:s/></text:p>
          </table:table-cell>
          <table:table-cell table:number-columns-repeated="13" table:style-name="ce128"/>
          <table:table-cell table:number-columns-repeated="16370" table:style-name="ce41"/>
        </table:table-row>
        <table:table-row table:style-name="ro16">
          <table:table-cell office:value-type="string" table:style-name="ce128">
            <text:p><text:span text:style-name="T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128"/>
          <table:table-cell table:number-columns-repeated="16370" table:style-name="ce41"/>
        </table:table-row>
        <table:table-row table:number-rows-repeated="5" table:style-name="ro2">
          <table:table-cell table:number-columns-repeated="16384" table:style-name="ce41"/>
        </table:table-row>
        <table:table-row table:number-rows-repeated="9" table:style-name="ro2">
          <table:table-cell table:number-columns-repeated="16384"/>
        </table:table-row>
        <table:table-row table:number-rows-repeated="1048503" table:style-name="ro6">
          <table:table-cell table:number-columns-repeated="16384"/>
        </table:table-row>
      </table:table>
      <table:table table:name="Table_4" table:style-name="ta3">
        <table:table-column table:style-name="co13" table:default-cell-style-name="ce41"/>
        <table:table-column table:style-name="co14" table:default-cell-style-name="ce11"/>
        <table:table-column table:style-name="co15" table:default-cell-style-name="ce42"/>
        <table:table-column table:style-name="co43" table:default-cell-style-name="ce41"/>
        <table:table-column table:style-name="co15" table:number-columns-repeated="2" table:default-cell-style-name="ce41"/>
        <table:table-column table:style-name="co17" table:default-cell-style-name="ce41"/>
        <table:table-column table:style-name="co20" table:number-columns-repeated="3" table:default-cell-style-name="ce41"/>
        <table:table-column table:style-name="co5" table:number-columns-repeated="16374" table:default-cell-style-name="ce41" table:visibility="collapse"/>
        <table:table-row table:style-name="ro28">
          <table:table-cell office:value-type="string" table:style-name="ce119">
            <text:p><text:a xlink:href="#Contents.A1">Contents</text:a></text:p>
          </table:table-cell>
          <table:table-cell table:style-name="ce11"/>
          <table:table-cell table:style-name="ce42"/>
          <table:table-cell table:number-columns-repeated="16381" table:style-name="ce41"/>
        </table:table-row>
        <table:table-row table:style-name="ro16">
          <table:table-cell office:value-type="string" table:style-name="ce40">
            <text:p>Deaths registered in Northern Ireland<text:span text:style-name="T3">1</text:span>, by Place of death, 2021<text:span text:style-name="T3">P</text:span></text:p>
          </table:table-cell>
          <table:table-cell table:style-name="ce3"/>
          <table:table-cell table:style-name="ce42"/>
          <table:table-cell table:number-columns-repeated="16381" table:style-name="ce41"/>
        </table:table-row>
        <table:table-row table:style-name="ro2">
          <table:table-cell table:style-name="ce40"/>
          <table:table-cell table:style-name="ce3"/>
          <table:table-cell table:style-name="ce42"/>
          <table:table-cell table:number-columns-repeated="16381" table:style-name="ce41"/>
        </table:table-row>
        <table:table-row table:style-name="ro26">
          <table:table-cell office:value-type="string" table:style-name="ce159">
            <text:p>Week of Death</text:p>
          </table:table-cell>
          <table:table-cell office:value-type="string" table:style-name="ce161">
            <text:p>Week Ending (Friday)</text:p>
          </table:table-cell>
          <table:table-cell office:value-type="string" table:style-name="ce160">
            <text:p>Hospital</text:p>
          </table:table-cell>
          <table:table-cell office:value-type="string" table:style-name="ce160">
            <text:p>Care Home<text:span text:style-name="T7">2</text:span></text:p>
          </table:table-cell>
          <table:table-cell office:value-type="string" table:style-name="ce160">
            <text:p>Hospice</text:p>
          </table:table-cell>
          <table:table-cell office:value-type="string" table:style-name="ce160">
            <text:p>Home</text:p>
          </table:table-cell>
          <table:table-cell office:value-type="string" table:style-name="ce162">
            <text:p>Other<text:span text:style-name="T7">3</text:span></text:p>
          </table:table-cell>
          <table:table-cell office:value-type="string" table:style-name="ce159">
            <text:p>Total</text:p>
          </table:table-cell>
          <table:table-cell table:number-columns-repeated="16376" table:style-name="ce12"/>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281" table:style-name="ce95">
            <text:p>281</text:p>
          </table:table-cell>
          <table:table-cell office:value-type="float" office:value="95" table:style-name="ce95">
            <text:p>95</text:p>
          </table:table-cell>
          <table:table-cell office:value-type="float" office:value="11" table:style-name="ce95">
            <text:p>11</text:p>
          </table:table-cell>
          <table:table-cell office:value-type="float" office:value="168" table:style-name="ce95">
            <text:p>168</text:p>
          </table:table-cell>
          <table:table-cell office:value-type="float" office:value="13" table:style-name="ce96">
            <text:p>13</text:p>
          </table:table-cell>
          <table:table-cell office:value-type="float" office:value="568" table:formula="of:=SUM([.C5:.G5])" table:style-name="ce164">
            <text:p>568</text:p>
          </table:table-cell>
          <table:table-cell table:style-name="ce9"/>
          <table:table-cell table:number-columns-repeated="16375"/>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226" table:style-name="ce95">
            <text:p>226</text:p>
          </table:table-cell>
          <table:table-cell office:value-type="float" office:value="77" table:style-name="ce95">
            <text:p>77</text:p>
          </table:table-cell>
          <table:table-cell office:value-type="float" office:value="6" table:style-name="ce95">
            <text:p>6</text:p>
          </table:table-cell>
          <table:table-cell office:value-type="float" office:value="123" table:style-name="ce95">
            <text:p>123</text:p>
          </table:table-cell>
          <table:table-cell office:value-type="float" office:value="11" table:style-name="ce96">
            <text:p>11</text:p>
          </table:table-cell>
          <table:table-cell office:value-type="float" office:value="443" table:formula="of:=SUM([.C6:.G6])" table:style-name="ce164">
            <text:p>443</text:p>
          </table:table-cell>
          <table:table-cell table:style-name="ce9"/>
          <table:table-cell table:number-columns-repeated="16375"/>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221" table:style-name="ce95">
            <text:p>221</text:p>
          </table:table-cell>
          <table:table-cell office:value-type="float" office:value="94" table:style-name="ce95">
            <text:p>94</text:p>
          </table:table-cell>
          <table:table-cell office:value-type="float" office:value="8" table:style-name="ce95">
            <text:p>8</text:p>
          </table:table-cell>
          <table:table-cell office:value-type="float" office:value="142" table:style-name="ce95">
            <text:p>142</text:p>
          </table:table-cell>
          <table:table-cell office:value-type="float" office:value="9" table:style-name="ce96">
            <text:p>9</text:p>
          </table:table-cell>
          <table:table-cell office:value-type="float" office:value="474" table:formula="of:=SUM([.C7:.G7])" table:style-name="ce164">
            <text:p>474</text:p>
          </table:table-cell>
          <table:table-cell table:style-name="ce9"/>
          <table:table-cell table:number-columns-repeated="16375"/>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206" table:style-name="ce95">
            <text:p>206</text:p>
          </table:table-cell>
          <table:table-cell office:value-type="float" office:value="62" table:style-name="ce95">
            <text:p>62</text:p>
          </table:table-cell>
          <table:table-cell office:value-type="float" office:value="7" table:style-name="ce95">
            <text:p>7</text:p>
          </table:table-cell>
          <table:table-cell office:value-type="float" office:value="152" table:style-name="ce95">
            <text:p>152</text:p>
          </table:table-cell>
          <table:table-cell office:value-type="float" office:value="10" table:style-name="ce96">
            <text:p>10</text:p>
          </table:table-cell>
          <table:table-cell office:value-type="float" office:value="437" table:formula="of:=SUM([.C8:.G8])" table:style-name="ce164">
            <text:p>437</text:p>
          </table:table-cell>
          <table:table-cell table:style-name="ce9"/>
          <table:table-cell table:number-columns-repeated="16375"/>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220" table:style-name="ce95">
            <text:p>220</text:p>
          </table:table-cell>
          <table:table-cell office:value-type="float" office:value="84" table:style-name="ce95">
            <text:p>84</text:p>
          </table:table-cell>
          <table:table-cell office:value-type="float" office:value="6" table:style-name="ce95">
            <text:p>6</text:p>
          </table:table-cell>
          <table:table-cell office:value-type="float" office:value="141" table:style-name="ce95">
            <text:p>141</text:p>
          </table:table-cell>
          <table:table-cell office:value-type="float" office:value="11" table:style-name="ce96">
            <text:p>11</text:p>
          </table:table-cell>
          <table:table-cell office:value-type="float" office:value="462" table:formula="of:=SUM([.C9:.G9])" table:style-name="ce164">
            <text:p>462</text:p>
          </table:table-cell>
          <table:table-cell table:style-name="ce9"/>
          <table:table-cell table:number-columns-repeated="16375"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180" table:style-name="ce95">
            <text:p>180</text:p>
          </table:table-cell>
          <table:table-cell office:value-type="float" office:value="56" table:style-name="ce95">
            <text:p>56</text:p>
          </table:table-cell>
          <table:table-cell office:value-type="float" office:value="8" table:style-name="ce95">
            <text:p>8</text:p>
          </table:table-cell>
          <table:table-cell office:value-type="float" office:value="131" table:style-name="ce95">
            <text:p>131</text:p>
          </table:table-cell>
          <table:table-cell office:value-type="float" office:value="7" table:style-name="ce96">
            <text:p>7</text:p>
          </table:table-cell>
          <table:table-cell office:value-type="float" office:value="382" table:formula="of:=SUM([.C10:.G10])" table:style-name="ce164">
            <text:p>382</text:p>
          </table:table-cell>
          <table:table-cell table:style-name="ce9"/>
          <table:table-cell table:number-columns-repeated="16375"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166" table:style-name="ce95">
            <text:p>166</text:p>
          </table:table-cell>
          <table:table-cell office:value-type="float" office:value="43" table:style-name="ce95">
            <text:p>43</text:p>
          </table:table-cell>
          <table:table-cell office:value-type="float" office:value="6" table:style-name="ce95">
            <text:p>6</text:p>
          </table:table-cell>
          <table:table-cell office:value-type="float" office:value="132" table:style-name="ce95">
            <text:p>132</text:p>
          </table:table-cell>
          <table:table-cell office:value-type="float" office:value="5" table:style-name="ce96">
            <text:p>5</text:p>
          </table:table-cell>
          <table:table-cell office:value-type="float" office:value="352" table:formula="of:=SUM([.C11:.G11])" table:style-name="ce164">
            <text:p>352</text:p>
          </table:table-cell>
          <table:table-cell table:style-name="ce9"/>
          <table:table-cell table:number-columns-repeated="16375" table:style-name="ce257"/>
        </table:table-row>
        <table:table-row table:style-name="ro2">
          <table:table-cell office:value-type="float" office:value="8" table:style-name="ce14">
            <text:p>8</text:p>
          </table:table-cell>
          <table:table-cell office:value-type="date" office:date-value="2021-02-26T00:00:00" table:style-name="ce15">
            <text:p>26/02/2021</text:p>
          </table:table-cell>
          <table:table-cell office:value-type="float" office:value="166" table:style-name="ce95">
            <text:p>166</text:p>
          </table:table-cell>
          <table:table-cell office:value-type="float" office:value="52" table:style-name="ce95">
            <text:p>52</text:p>
          </table:table-cell>
          <table:table-cell office:value-type="float" office:value="9" table:style-name="ce95">
            <text:p>9</text:p>
          </table:table-cell>
          <table:table-cell office:value-type="float" office:value="114" table:style-name="ce95">
            <text:p>114</text:p>
          </table:table-cell>
          <table:table-cell office:value-type="float" office:value="10" table:style-name="ce96">
            <text:p>10</text:p>
          </table:table-cell>
          <table:table-cell office:value-type="float" office:value="351" table:formula="of:=SUM([.C12:.G12])" table:style-name="ce164">
            <text:p>351</text:p>
          </table:table-cell>
          <table:table-cell table:style-name="ce9"/>
          <table:table-cell table:number-columns-repeated="16375" table:style-name="ce257"/>
        </table:table-row>
        <table:table-row table:style-name="ro16">
          <table:table-cell office:value-type="string" table:style-name="ce43">
            <text:p>P<text:s/><text:span text:style-name="T4">Weekly published data are provisional.</text:span></text:p>
          </table:table-cell>
          <table:table-cell table:style-name="ce11"/>
          <table:table-cell table:style-name="ce42"/>
          <table:table-cell table:number-columns-repeated="16381" table:style-name="ce41"/>
        </table:table-row>
        <table:table-row table:style-name="ro29">
          <table:table-cell office:value-type="string" table:style-name="ce128">
            <text:p><text:span text:style-name="T2">1</text:span><text:s/>This data is based on registrations of deaths, not occurrences. The majority of deaths are registered within five days in Northern Ireland.</text:p>
          </table:table-cell>
          <table:table-cell table:number-columns-repeated="8" table:style-name="ce76"/>
          <table:table-cell table:number-columns-repeated="16375"/>
        </table:table-row>
        <table:table-row table:style-name="ro16">
          <table:table-cell office:value-type="string" table:style-name="ce17">
            <text:p><text:span text:style-name="T2">2</text:span>Includes deaths in care homes only. Care home residents who have died in a different location will be counted elsewhere in this table.<text:s/></text:p>
          </table:table-cell>
          <table:table-cell table:style-name="ce11"/>
          <table:table-cell table:style-name="ce42"/>
          <table:table-cell table:number-columns-repeated="16381" table:style-name="ce41"/>
        </table:table-row>
        <table:table-row table:style-name="ro16">
          <table:table-cell office:value-type="string" table:style-name="ce17">
            <text:p><text:span text:style-name="T2">3<text:s/></text:span>The 'Other' category includes deaths at a residential address which was not the usual address of the deceased and all other places.</text:p>
          </table:table-cell>
          <table:table-cell table:style-name="ce11"/>
          <table:table-cell table:style-name="ce42"/>
          <table:table-cell table:number-columns-repeated="16381" table:style-name="ce11"/>
        </table:table-row>
        <table:table-row table:style-name="ro28">
          <table:table-cell table:style-name="ce41"/>
          <table:table-cell table:style-name="ce11"/>
          <table:table-cell table:style-name="ce42"/>
          <table:table-cell table:number-columns-repeated="16381" table:style-name="ce11"/>
        </table:table-row>
        <table:table-row table:number-rows-repeated="15" table:style-name="ro2">
          <table:table-cell table:style-name="ce41"/>
          <table:table-cell table:style-name="ce11"/>
          <table:table-cell table:style-name="ce42"/>
          <table:table-cell table:number-columns-repeated="16381"/>
        </table:table-row>
        <table:table-row table:number-rows-repeated="38" table:style-name="ro2">
          <table:table-cell table:number-columns-repeated="16384"/>
        </table:table-row>
        <table:table-row table:number-rows-repeated="1048506" table:style-name="ro6">
          <table:table-cell table:number-columns-repeated="16384"/>
        </table:table-row>
      </table:table>
      <table:table table:name="Table_5" table:style-name="ta1">
        <table:table-column table:style-name="co44" table:default-cell-style-name="ce1"/>
        <table:table-column table:style-name="co45" table:default-cell-style-name="ce1"/>
        <table:table-column table:style-name="co46" table:default-cell-style-name="ce1"/>
        <table:table-column table:style-name="co41" table:default-cell-style-name="ce1"/>
        <table:table-column table:style-name="co47" table:default-cell-style-name="ce1"/>
        <table:table-column table:style-name="co26" table:default-cell-style-name="ce1"/>
        <table:table-column table:style-name="co48" table:default-cell-style-name="ce1"/>
        <table:table-column table:style-name="co49" table:default-cell-style-name="ce1"/>
        <table:table-column table:style-name="co50" table:default-cell-style-name="ce1"/>
        <table:table-column table:style-name="co51" table:number-columns-repeated="5" table:default-cell-style-name="ce1"/>
        <table:table-column table:style-name="co52" table:default-cell-style-name="ce1"/>
        <table:table-column table:style-name="co30" table:default-cell-style-name="ce1"/>
        <table:table-column table:style-name="co30" table:default-cell-style-name="ce137"/>
        <table:table-column table:style-name="co30" table:default-cell-style-name="ce8"/>
        <table:table-column table:style-name="co9" table:number-columns-repeated="3" table:default-cell-style-name="ce137"/>
        <table:table-column table:style-name="co30" table:default-cell-style-name="ce137"/>
        <table:table-column table:style-name="co9" table:number-columns-repeated="3" table:default-cell-style-name="ce137"/>
        <table:table-column table:style-name="co9" table:number-columns-repeated="16359" table:default-cell-style-name="ce1"/>
        <table:table-row table:style-name="ro2">
          <table:table-cell office:value-type="string" table:style-name="ce119">
            <text:p><text:a xlink:href="#Contents.A1">Contents</text:a></text:p>
          </table:table-cell>
          <table:table-cell table:number-columns-repeated="15" table:style-name="ce1"/>
          <table:table-cell table:style-name="ce137"/>
          <table:table-cell table:style-name="ce8"/>
          <table:table-cell table:number-columns-repeated="7" table:style-name="ce137"/>
          <table:table-cell table:number-columns-repeated="16359" table:style-name="ce1"/>
        </table:table-row>
        <table:table-row table:style-name="ro16">
          <table:table-cell office:value-type="string" table:style-name="ce40">
            <text:p>Covid-19 related deaths registered<text:span text:style-name="T3">1</text:span><text:s/>each week in Northern Ireland, age by sex, 2020/21<text:span text:style-name="T3">P</text:span></text:p>
          </table:table-cell>
          <table:table-cell table:number-columns-repeated="5" table:style-name="ce1"/>
          <table:table-cell table:style-name="ce200"/>
          <table:table-cell table:number-columns-repeated="9" table:style-name="ce1"/>
          <table:table-cell table:style-name="ce137"/>
          <table:table-cell table:style-name="ce8"/>
          <table:table-cell table:number-columns-repeated="7" table:style-name="ce137"/>
          <table:table-cell table:number-columns-repeated="16359" table:style-name="ce1"/>
        </table:table-row>
        <table:table-row table:style-name="ro2">
          <table:table-cell table:number-columns-repeated="16" table:style-name="ce1"/>
          <table:table-cell table:style-name="ce137"/>
          <table:table-cell table:style-name="ce8"/>
          <table:table-cell table:number-columns-repeated="7" table:style-name="ce137"/>
          <table:table-cell table:number-columns-repeated="16359" table:style-name="ce1"/>
        </table:table-row>
        <table:table-row table:style-name="ro9">
          <table:table-cell office:value-type="string" table:style-name="ce241">
            <text:p>Week number</text:p>
          </table:table-cell>
          <table:table-cell table:style-name="ce248"/>
          <table:table-cell table:style-name="ce243"/>
          <table:table-cell office:value-type="float" office:value="11" table:style-name="ce97">
            <text:p>11<text:s/></text:p>
          </table:table-cell>
          <table:table-cell office:value-type="float" office:value="12" table:style-name="ce97">
            <text:p>12<text:s/></text:p>
          </table:table-cell>
          <table:table-cell office:value-type="float" office:value="13" table:style-name="ce97">
            <text:p>13<text:s/></text:p>
          </table:table-cell>
          <table:table-cell office:value-type="float" office:value="14" table:style-name="ce97">
            <text:p>14<text:s/></text:p>
          </table:table-cell>
          <table:table-cell office:value-type="float" office:value="15" table:style-name="ce97">
            <text:p>15<text:s/></text:p>
          </table:table-cell>
          <table:table-cell office:value-type="float" office:value="16" table:style-name="ce97">
            <text:p>16<text:s/></text:p>
          </table:table-cell>
          <table:table-cell office:value-type="float" office:value="17" table:style-name="ce97">
            <text:p>17<text:s/></text:p>
          </table:table-cell>
          <table:table-cell office:value-type="float" office:value="18" table:style-name="ce97">
            <text:p>18<text:s/></text:p>
          </table:table-cell>
          <table:table-cell office:value-type="float" office:value="19" table:style-name="ce97">
            <text:p>19<text:s/></text:p>
          </table:table-cell>
          <table:table-cell office:value-type="float" office:value="20" table:style-name="ce97">
            <text:p>20<text:s/></text:p>
          </table:table-cell>
          <table:table-cell office:value-type="float" office:value="21" table:style-name="ce97">
            <text:p>21<text:s/></text:p>
          </table:table-cell>
          <table:table-cell office:value-type="float" office:value="22" table:style-name="ce97">
            <text:p>22<text:s/></text:p>
          </table:table-cell>
          <table:table-cell office:value-type="float" office:value="23" table:style-name="ce182">
            <text:p>23<text:s/></text:p>
          </table:table-cell>
          <table:table-cell office:value-type="float" office:value="24" table:style-name="ce182">
            <text:p>24<text:s/></text:p>
          </table:table-cell>
          <table:table-cell office:value-type="float" office:value="25" table:style-name="ce182">
            <text:p>25<text:s/></text:p>
          </table:table-cell>
          <table:table-cell office:value-type="float" office:value="26" table:style-name="ce182">
            <text:p>26<text:s/></text:p>
          </table:table-cell>
          <table:table-cell office:value-type="float" office:value="27" table:style-name="ce182">
            <text:p>27<text:s/></text:p>
          </table:table-cell>
          <table:table-cell office:value-type="float" office:value="28" table:style-name="ce182">
            <text:p>28<text:s/></text:p>
          </table:table-cell>
          <table:table-cell office:value-type="float" office:value="29" table:style-name="ce182">
            <text:p>29<text:s/></text:p>
          </table:table-cell>
          <table:table-cell office:value-type="float" office:value="30" table:style-name="ce97">
            <text:p>30<text:s/></text:p>
          </table:table-cell>
          <table:table-cell office:value-type="float" office:value="31" table:style-name="ce97">
            <text:p>31<text:s/></text:p>
          </table:table-cell>
          <table:table-cell office:value-type="float" office:value="32" table:style-name="ce97">
            <text:p>32<text:s/></text:p>
          </table:table-cell>
          <table:table-cell office:value-type="float" office:value="33" table:style-name="ce97">
            <text:p>33<text:s/></text:p>
          </table:table-cell>
          <table:table-cell office:value-type="float" office:value="34" table:style-name="ce97">
            <text:p>34<text:s/></text:p>
          </table:table-cell>
          <table:table-cell office:value-type="float" office:value="35" table:style-name="ce97">
            <text:p>35<text:s/></text:p>
          </table:table-cell>
          <table:table-cell office:value-type="float" office:value="36" table:style-name="ce97">
            <text:p>36<text:s/></text:p>
          </table:table-cell>
          <table:table-cell office:value-type="float" office:value="37" table:style-name="ce97">
            <text:p>37<text:s/></text:p>
          </table:table-cell>
          <table:table-cell office:value-type="float" office:value="38" table:style-name="ce97">
            <text:p>38<text:s/></text:p>
          </table:table-cell>
          <table:table-cell office:value-type="float" office:value="39" table:style-name="ce97">
            <text:p>39<text:s/></text:p>
          </table:table-cell>
          <table:table-cell office:value-type="float" office:value="40" table:style-name="ce97">
            <text:p>40<text:s/></text:p>
          </table:table-cell>
          <table:table-cell office:value-type="float" office:value="41" table:style-name="ce97">
            <text:p>41<text:s/></text:p>
          </table:table-cell>
          <table:table-cell office:value-type="float" office:value="42" table:style-name="ce97">
            <text:p>42<text:s/></text:p>
          </table:table-cell>
          <table:table-cell office:value-type="float" office:value="43" table:style-name="ce97">
            <text:p>43<text:s/></text:p>
          </table:table-cell>
          <table:table-cell office:value-type="float" office:value="44" table:style-name="ce97">
            <text:p>44<text:s/></text:p>
          </table:table-cell>
          <table:table-cell office:value-type="float" office:value="45" table:style-name="ce97">
            <text:p>45<text:s/></text:p>
          </table:table-cell>
          <table:table-cell office:value-type="float" office:value="46" table:style-name="ce97">
            <text:p>46<text:s/></text:p>
          </table:table-cell>
          <table:table-cell office:value-type="float" office:value="47" table:style-name="ce97">
            <text:p>47<text:s/></text:p>
          </table:table-cell>
          <table:table-cell office:value-type="float" office:value="48" table:style-name="ce97">
            <text:p>48<text:s/></text:p>
          </table:table-cell>
          <table:table-cell office:value-type="float" office:value="49" table:style-name="ce97">
            <text:p>49<text:s/></text:p>
          </table:table-cell>
          <table:table-cell office:value-type="float" office:value="50" table:style-name="ce97">
            <text:p>50<text:s/></text:p>
          </table:table-cell>
          <table:table-cell office:value-type="float" office:value="51" table:style-name="ce97">
            <text:p>51<text:s/></text:p>
          </table:table-cell>
          <table:table-cell office:value-type="float" office:value="52" table:style-name="ce97">
            <text:p>52<text:s/></text:p>
          </table:table-cell>
          <table:table-cell office:value-type="float" office:value="1" table:style-name="ce97">
            <text:p>1<text:s/></text:p>
          </table:table-cell>
          <table:table-cell office:value-type="float" office:value="2" table:style-name="ce97">
            <text:p>2<text:s/></text:p>
          </table:table-cell>
          <table:table-cell office:value-type="float" office:value="3" table:style-name="ce97">
            <text:p>3<text:s/></text:p>
          </table:table-cell>
          <table:table-cell office:value-type="float" office:value="4" table:style-name="ce97">
            <text:p>4<text:s/></text:p>
          </table:table-cell>
          <table:table-cell office:value-type="float" office:value="5" table:style-name="ce97">
            <text:p>5<text:s/></text:p>
          </table:table-cell>
          <table:table-cell office:value-type="float" office:value="6" table:style-name="ce97">
            <text:p>6<text:s/></text:p>
          </table:table-cell>
          <table:table-cell office:value-type="float" office:value="7" table:style-name="ce97">
            <text:p>7<text:s/></text:p>
          </table:table-cell>
          <table:table-cell office:value-type="float" office:value="8" table:style-name="ce97">
            <text:p>8<text:s/></text:p>
          </table:table-cell>
          <table:table-cell table:number-columns-repeated="16331" table:style-name="ce115"/>
        </table:table-row>
        <table:table-row table:style-name="ro30">
          <table:table-cell office:value-type="string" table:style-name="ce241">
            <text:p>Week Ended (Friday)</text:p>
          </table:table-cell>
          <table:table-cell table:style-name="ce249"/>
          <table:table-cell office:value-type="string" table:style-name="ce244">
            <text:p>Year to Date</text:p>
          </table:table-cell>
          <table:table-cell office:value-type="date" office:date-value="2020-03-20T00:00:00" table:style-name="ce201">
            <text:p>20-Mar-20</text:p>
          </table:table-cell>
          <table:table-cell office:value-type="date" office:date-value="2020-03-27T00:00:00" table:style-name="ce201">
            <text:p>27-Mar-20</text:p>
          </table:table-cell>
          <table:table-cell office:value-type="date" office:date-value="2020-04-03T00:00:00" table:style-name="ce201">
            <text:p>03-Apr-20</text:p>
          </table:table-cell>
          <table:table-cell office:value-type="date" office:date-value="2020-04-10T00:00:00" table:style-name="ce201">
            <text:p>10-Apr-20</text:p>
          </table:table-cell>
          <table:table-cell office:value-type="date" office:date-value="2020-04-17T00:00:00" table:style-name="ce201">
            <text:p>17-Apr-20</text:p>
          </table:table-cell>
          <table:table-cell office:value-type="date" office:date-value="2020-04-24T00:00:00" table:style-name="ce201">
            <text:p>24-Apr-20</text:p>
          </table:table-cell>
          <table:table-cell office:value-type="date" office:date-value="2020-05-01T00:00:00" table:style-name="ce201">
            <text:p>01-May-20</text:p>
          </table:table-cell>
          <table:table-cell office:value-type="date" office:date-value="2020-05-08T00:00:00" table:style-name="ce201">
            <text:p>08-May-20</text:p>
          </table:table-cell>
          <table:table-cell office:value-type="date" office:date-value="2020-05-15T00:00:00" table:style-name="ce201">
            <text:p>15-May-20</text:p>
          </table:table-cell>
          <table:table-cell office:value-type="date" office:date-value="2020-05-22T00:00:00" table:style-name="ce201">
            <text:p>22-May-20</text:p>
          </table:table-cell>
          <table:table-cell office:value-type="date" office:date-value="2020-05-29T00:00:00" table:style-name="ce98">
            <text:p>29-May-20</text:p>
          </table:table-cell>
          <table:table-cell office:value-type="date" office:date-value="2020-06-05T00:00:00" table:style-name="ce98">
            <text:p>05-Jun-20</text:p>
          </table:table-cell>
          <table:table-cell office:value-type="date" office:date-value="2020-06-12T00:00:00" table:style-name="ce98">
            <text:p>12-Jun-20</text:p>
          </table:table-cell>
          <table:table-cell office:value-type="date" office:date-value="2020-06-19T00:00:00" table:style-name="ce98">
            <text:p>19-Jun-20</text:p>
          </table:table-cell>
          <table:table-cell office:value-type="date" office:date-value="2020-06-26T00:00:00" table:style-name="ce98">
            <text:p>26-Jun-20</text:p>
          </table:table-cell>
          <table:table-cell office:value-type="date" office:date-value="2020-07-03T00:00:00" table:style-name="ce98">
            <text:p>03-Jul-20</text:p>
          </table:table-cell>
          <table:table-cell office:value-type="date" office:date-value="2020-07-10T00:00:00" table:style-name="ce98">
            <text:p>10-Jul-20</text:p>
          </table:table-cell>
          <table:table-cell office:value-type="date" office:date-value="2020-07-17T00:00:00" table:style-name="ce98">
            <text:p>17-Jul-20</text:p>
          </table:table-cell>
          <table:table-cell office:value-type="date" office:date-value="2020-07-24T00:00:00" table:style-name="ce98">
            <text:p>24-Jul-20</text:p>
          </table:table-cell>
          <table:table-cell office:value-type="date" office:date-value="2020-07-31T00:00:00" table:style-name="ce98">
            <text:p>31-Jul-20</text:p>
          </table:table-cell>
          <table:table-cell office:value-type="date" office:date-value="2020-08-07T00:00:00" table:style-name="ce98">
            <text:p>07-Aug-20</text:p>
          </table:table-cell>
          <table:table-cell office:value-type="date" office:date-value="2020-08-14T00:00:00" table:style-name="ce98">
            <text:p>14-Aug-20</text:p>
          </table:table-cell>
          <table:table-cell office:value-type="date" office:date-value="2020-08-21T00:00:00" table:style-name="ce98">
            <text:p>21-Aug-20</text:p>
          </table:table-cell>
          <table:table-cell office:value-type="date" office:date-value="2020-08-28T00:00:00" table:style-name="ce98">
            <text:p>28-Aug-20</text:p>
          </table:table-cell>
          <table:table-cell office:value-type="date" office:date-value="2020-09-04T00:00:00" table:style-name="ce98">
            <text:p>04-Sep-20</text:p>
          </table:table-cell>
          <table:table-cell office:value-type="date" office:date-value="2020-09-11T00:00:00" table:style-name="ce98">
            <text:p>11-Sep-20</text:p>
          </table:table-cell>
          <table:table-cell office:value-type="date" office:date-value="2020-09-18T00:00:00" table:style-name="ce98">
            <text:p>18-Sep-20</text:p>
          </table:table-cell>
          <table:table-cell office:value-type="date" office:date-value="2020-09-25T00:00:00" table:style-name="ce98">
            <text:p>25-Sep-20</text:p>
          </table:table-cell>
          <table:table-cell office:value-type="date" office:date-value="2020-10-02T00:00:00" table:style-name="ce98">
            <text:p>02-Oct-20</text:p>
          </table:table-cell>
          <table:table-cell office:value-type="date" office:date-value="2020-10-09T00:00:00" table:style-name="ce98">
            <text:p>09-Oct-20</text:p>
          </table:table-cell>
          <table:table-cell office:value-type="date" office:date-value="2020-10-16T00:00:00" table:style-name="ce98">
            <text:p>16-Oct-20</text:p>
          </table:table-cell>
          <table:table-cell office:value-type="date" office:date-value="2020-10-23T00:00:00" table:style-name="ce98">
            <text:p>23-Oct-20</text:p>
          </table:table-cell>
          <table:table-cell office:value-type="date" office:date-value="2020-10-30T00:00:00" table:style-name="ce98">
            <text:p>30-Oct-20</text:p>
          </table:table-cell>
          <table:table-cell office:value-type="date" office:date-value="2020-11-06T00:00:00" table:style-name="ce98">
            <text:p>06-Nov-20</text:p>
          </table:table-cell>
          <table:table-cell office:value-type="date" office:date-value="2020-11-13T00:00:00" table:style-name="ce98">
            <text:p>13-Nov-20</text:p>
          </table:table-cell>
          <table:table-cell office:value-type="date" office:date-value="2020-11-20T00:00:00" table:style-name="ce98">
            <text:p>20-Nov-20</text:p>
          </table:table-cell>
          <table:table-cell office:value-type="date" office:date-value="2020-11-27T00:00:00" table:style-name="ce98">
            <text:p>27-Nov-20</text:p>
          </table:table-cell>
          <table:table-cell office:value-type="date" office:date-value="2020-12-04T00:00:00" table:style-name="ce98">
            <text:p>04-Dec-20</text:p>
          </table:table-cell>
          <table:table-cell office:value-type="date" office:date-value="2020-12-12T00:00:00" table:style-name="ce98">
            <text:p>12-Dec-20</text:p>
          </table:table-cell>
          <table:table-cell office:value-type="date" office:date-value="2020-12-18T00:00:00" table:style-name="ce98">
            <text:p>18-Dec-20</text:p>
          </table:table-cell>
          <table:table-cell office:value-type="date" office:date-value="2020-12-25T00:00:00" table:style-name="ce98">
            <text:p>25-Dec-20</text:p>
          </table:table-cell>
          <table:table-cell office:value-type="date" office:date-value="2021-01-01T00:00:00" table:style-name="ce98">
            <text:p>01-Jan-21</text:p>
          </table:table-cell>
          <table:table-cell office:value-type="date" office:date-value="2021-01-08T00:00:00" table:style-name="ce98">
            <text:p>08-Jan-21</text:p>
          </table:table-cell>
          <table:table-cell office:value-type="date" office:date-value="2021-01-15T00:00:00" table:style-name="ce98">
            <text:p>15-Jan-21</text:p>
          </table:table-cell>
          <table:table-cell office:value-type="date" office:date-value="2021-01-22T00:00:00" table:style-name="ce98">
            <text:p>22-Jan-21</text:p>
          </table:table-cell>
          <table:table-cell office:value-type="date" office:date-value="2021-01-29T00:00:00" table:style-name="ce98">
            <text:p>29-Jan-21</text:p>
          </table:table-cell>
          <table:table-cell office:value-type="date" office:date-value="2021-02-05T00:00:00" table:style-name="ce98">
            <text:p>05-Feb-21</text:p>
          </table:table-cell>
          <table:table-cell office:value-type="date" office:date-value="2021-02-12T00:00:00" table:style-name="ce98">
            <text:p>12-Feb-21</text:p>
          </table:table-cell>
          <table:table-cell office:value-type="date" office:date-value="2021-02-19T00:00:00" table:style-name="ce98">
            <text:p>19-Feb-21</text:p>
          </table:table-cell>
          <table:table-cell office:value-type="date" office:date-value="2021-02-26T00:00:00" table:style-name="ce98">
            <text:p>26-Feb-21</text:p>
          </table:table-cell>
          <table:table-cell table:number-columns-repeated="16331" table:style-name="ce115"/>
        </table:table-row>
        <table:table-row table:style-name="ro27">
          <table:table-cell office:value-type="string" table:style-name="ce50">
            <text:p>Total Registered Deaths</text:p>
          </table:table-cell>
          <table:table-cell office:value-type="string" table:style-name="ce51">
            <text:p>All</text:p>
          </table:table-cell>
          <table:table-cell office:value-type="float" office:value="2806" table:formula="of:=SUM([.C7:.C14])" table:style-name="ce52">
            <text:p>2806<text:s/></text:p>
          </table:table-cell>
          <table:table-cell office:value-type="float" office:value="1" table:formula="of:=SUM([.D7:.D14])" table:style-name="ce202">
            <text:p>1</text:p>
          </table:table-cell>
          <table:table-cell office:value-type="float" office:value="9" table:formula="of:=SUM([.E7:.E14])" table:style-name="ce202">
            <text:p>9</text:p>
          </table:table-cell>
          <table:table-cell office:value-type="float" office:value="55" table:formula="of:=SUM([.F7:.F14])" table:style-name="ce202">
            <text:p>55</text:p>
          </table:table-cell>
          <table:table-cell office:value-type="float" office:value="76" table:formula="of:=SUM([.G7:.G14])" table:style-name="ce202">
            <text:p>76</text:p>
          </table:table-cell>
          <table:table-cell office:value-type="float" office:value="101" table:formula="of:=SUM([.H7:.H14])" table:style-name="ce202">
            <text:p>101</text:p>
          </table:table-cell>
          <table:table-cell office:value-type="float" office:value="128" table:formula="of:=SUM([.I7:.I14])" table:style-name="ce202">
            <text:p>128</text:p>
          </table:table-cell>
          <table:table-cell office:value-type="float" office:value="124" table:formula="of:=SUM([.J7:.J14])" table:style-name="ce202">
            <text:p>124</text:p>
          </table:table-cell>
          <table:table-cell office:value-type="float" office:value="84" table:formula="of:=SUM([.K7:.K14])" table:style-name="ce202">
            <text:p>84</text:p>
          </table:table-cell>
          <table:table-cell office:value-type="float" office:value="74" table:formula="of:=SUM([.L7:.L14])" table:style-name="ce202">
            <text:p>74</text:p>
          </table:table-cell>
          <table:table-cell office:value-type="float" office:value="53" table:formula="of:=SUM([.M7:.M14])" table:style-name="ce72">
            <text:p>53</text:p>
          </table:table-cell>
          <table:table-cell office:value-type="float" office:value="49" table:formula="of:=SUM([.N7:.N14])" table:style-name="ce72">
            <text:p>49</text:p>
          </table:table-cell>
          <table:table-cell office:value-type="float" office:value="20" table:formula="of:=SUM([.O7:.O14])" table:style-name="ce72">
            <text:p>20</text:p>
          </table:table-cell>
          <table:table-cell office:value-type="float" office:value="21" table:formula="of:=SUM([.P7:.P14])" table:style-name="ce72">
            <text:p>21</text:p>
          </table:table-cell>
          <table:table-cell office:value-type="float" office:value="17" table:formula="of:=SUM([.Q7:.Q14])" table:style-name="ce72">
            <text:p>17</text:p>
          </table:table-cell>
          <table:table-cell office:value-type="float" office:value="12" table:formula="of:=SUM([.R7:.R14])" table:style-name="ce72">
            <text:p>12</text:p>
          </table:table-cell>
          <table:table-cell office:value-type="float" office:value="11" table:formula="of:=SUM([.S7:.S14])" table:style-name="ce72">
            <text:p>11</text:p>
          </table:table-cell>
          <table:table-cell office:value-type="float" office:value="9" table:style-name="ce72">
            <text:p>9</text:p>
          </table:table-cell>
          <table:table-cell office:value-type="float" office:value="2" table:formula="of:=SUM([.U7:.U14])" table:style-name="ce72">
            <text:p>2</text:p>
          </table:table-cell>
          <table:table-cell office:value-type="float" office:value="7" table:formula="of:=SUM([.V7:.V14])" table:style-name="ce72">
            <text:p>7</text:p>
          </table:table-cell>
          <table:table-cell office:value-type="float" office:value="1" table:formula="of:=SUM([.W7:.W14])" table:style-name="ce72">
            <text:p>1</text:p>
          </table:table-cell>
          <table:table-cell office:value-type="float" office:value="5" table:formula="of:=SUM([.X7:.X14])" table:style-name="ce72">
            <text:p>5</text:p>
          </table:table-cell>
          <table:table-cell office:value-type="float" office:value="4" table:formula="of:=SUM([.Y7:.Y14])" table:style-name="ce72">
            <text:p>4</text:p>
          </table:table-cell>
          <table:table-cell office:value-type="float" office:value="6" table:formula="of:=SUM([.Z7:.Z14])" table:style-name="ce72">
            <text:p>6</text:p>
          </table:table-cell>
          <table:table-cell office:value-type="float" office:value="4" table:formula="of:=SUM([.AA7:.AA14])" table:style-name="ce72">
            <text:p>4</text:p>
          </table:table-cell>
          <table:table-cell office:value-type="float" office:value="3" table:formula="of:=SUM([.AB7:.AB14])" table:style-name="ce72">
            <text:p>3</text:p>
          </table:table-cell>
          <table:table-cell office:value-type="float" office:value="7" table:formula="of:=SUM([.AC7:.AC14])" table:style-name="ce72">
            <text:p>7</text:p>
          </table:table-cell>
          <table:table-cell office:value-type="float" office:value="8" table:formula="of:=SUM([.AD7:.AD14])" table:style-name="ce72">
            <text:p>8</text:p>
          </table:table-cell>
          <table:table-cell office:value-type="float" office:value="9" table:formula="of:=SUM([.AE7:.AE14])" table:style-name="ce72">
            <text:p>9</text:p>
          </table:table-cell>
          <table:table-cell office:value-type="float" office:value="2" table:formula="of:=SUM([.AF7:.AF14])" table:style-name="ce72">
            <text:p>2</text:p>
          </table:table-cell>
          <table:table-cell office:value-type="float" office:value="11" table:formula="of:=SUM([.AG7:.AG14])" table:style-name="ce72">
            <text:p>11</text:p>
          </table:table-cell>
          <table:table-cell office:value-type="float" office:value="17" table:formula="of:=SUM([.AH7:.AH14])" table:style-name="ce72">
            <text:p>17</text:p>
          </table:table-cell>
          <table:table-cell office:value-type="float" office:value="42" table:formula="of:=SUM([.AI7:.AI14])" table:style-name="ce72">
            <text:p>42</text:p>
          </table:table-cell>
          <table:table-cell office:value-type="float" office:value="51" table:formula="of:=SUM([.AJ7:.AJ14])" table:style-name="ce72">
            <text:p>51</text:p>
          </table:table-cell>
          <table:table-cell office:value-type="float" office:value="82" table:formula="of:=SUM([.AK7:.AK14])" table:style-name="ce72">
            <text:p>82</text:p>
          </table:table-cell>
          <table:table-cell office:value-type="float" office:value="96" table:formula="of:=SUM([.AL7:.AL14])" table:style-name="ce72">
            <text:p>96</text:p>
          </table:table-cell>
          <table:table-cell office:value-type="float" office:value="100" table:formula="of:=SUM([.AM7:.AM14])" table:style-name="ce72">
            <text:p>100</text:p>
          </table:table-cell>
          <table:table-cell office:value-type="float" office:value="81" table:formula="of:=SUM([.AN7:.AN14])" table:style-name="ce72">
            <text:p>81</text:p>
          </table:table-cell>
          <table:table-cell office:value-type="float" office:value="98" table:formula="of:=SUM([.AO7:.AO14])" table:style-name="ce72">
            <text:p>98</text:p>
          </table:table-cell>
          <table:table-cell office:value-type="float" office:value="87" table:formula="of:=SUM([.AP7:.AP14])" table:style-name="ce72">
            <text:p>87</text:p>
          </table:table-cell>
          <table:table-cell office:value-type="float" office:value="82" table:formula="of:=SUM([.AQ7:.AQ14])" table:style-name="ce72">
            <text:p>82</text:p>
          </table:table-cell>
          <table:table-cell office:value-type="float" office:value="88" table:formula="of:=SUM([.AR7:.AR14])" table:style-name="ce72">
            <text:p>88</text:p>
          </table:table-cell>
          <table:table-cell office:value-type="float" office:value="94" table:formula="of:=SUM([.AS7:.AS14])" table:style-name="ce72">
            <text:p>94</text:p>
          </table:table-cell>
          <table:table-cell office:value-type="float" office:value="145" table:formula="of:=SUM([.AT7:.AT14])" table:style-name="ce72">
            <text:p>145</text:p>
          </table:table-cell>
          <table:table-cell office:value-type="float" office:value="153" table:formula="of:=SUM([.AU7:.AU14])" table:style-name="ce72">
            <text:p>153</text:p>
          </table:table-cell>
          <table:table-cell office:value-type="float" office:value="182" table:formula="of:=SUM([.AV7:.AV14])" table:style-name="ce72">
            <text:p>182</text:p>
          </table:table-cell>
          <table:table-cell office:value-type="float" office:value="137" table:formula="of:=SUM([.AW7:.AW14])" table:style-name="ce72">
            <text:p>137</text:p>
          </table:table-cell>
          <table:table-cell office:value-type="float" office:value="126" table:formula="of:=SUM([.AX7:.AX14])" table:style-name="ce72">
            <text:p>126</text:p>
          </table:table-cell>
          <table:table-cell office:value-type="float" office:value="99" table:formula="of:=SUM([.AY7:.AY14])" table:style-name="ce72">
            <text:p>99</text:p>
          </table:table-cell>
          <table:table-cell office:value-type="float" office:value="78" table:formula="of:=SUM([.AZ7:.AZ14])" table:style-name="ce72">
            <text:p>78</text:p>
          </table:table-cell>
          <table:table-cell office:value-type="float" office:value="55" table:formula="of:=SUM([.BA7:.BA14])" table:style-name="ce72">
            <text:p>55</text:p>
          </table:table-cell>
          <table:table-cell table:number-columns-repeated="16331" table:style-name="ce115"/>
        </table:table-row>
        <table:table-row table:style-name="ro27">
          <table:table-cell table:style-name="ce53"/>
          <table:table-cell office:value-type="string" table:style-name="ce54">
            <text:p>&lt;7 days</text:p>
          </table:table-cell>
          <table:table-cell office:value-type="float" office:value="0" table:formula="of:=[.C16]+[.C25]" table:style-name="ce55">
            <text:p>0<text:s/></text:p>
          </table:table-cell>
          <table:table-cell office:value-type="float" office:value="0" table:formula="of:=SUM([.D16]+[.D25])" table:style-name="ce56">
            <text:p>0</text:p>
          </table:table-cell>
          <table:table-cell office:value-type="float" office:value="0" table:formula="of:=SUM([.E16]+[.E25])" table:style-name="ce56">
            <text:p>0</text:p>
          </table:table-cell>
          <table:table-cell office:value-type="float" office:value="0" table:formula="of:=SUM([.F16]+[.F25])" table:style-name="ce56">
            <text:p>0</text:p>
          </table:table-cell>
          <table:table-cell office:value-type="float" office:value="0" table:formula="of:=SUM([.G16]+[.G25])" table:style-name="ce56">
            <text:p>0</text:p>
          </table:table-cell>
          <table:table-cell office:value-type="float" office:value="0" table:formula="of:=SUM([.H16]+[.H25])" table:style-name="ce56">
            <text:p>0</text:p>
          </table:table-cell>
          <table:table-cell office:value-type="float" office:value="0" table:formula="of:=SUM([.I16]+[.I25])" table:style-name="ce56">
            <text:p>0</text:p>
          </table:table-cell>
          <table:table-cell office:value-type="float" office:value="0" table:formula="of:=SUM([.J16]+[.J25])" table:style-name="ce56">
            <text:p>0</text:p>
          </table:table-cell>
          <table:table-cell office:value-type="float" office:value="0" table:formula="of:=SUM([.K16]+[.K25])" table:style-name="ce56">
            <text:p>0</text:p>
          </table:table-cell>
          <table:table-cell office:value-type="float" office:value="0" table:formula="of:=SUM([.L16]+[.L25])" table:style-name="ce56">
            <text:p>0</text:p>
          </table:table-cell>
          <table:table-cell office:value-type="float" office:value="0" table:formula="of:=SUM([.M16]+[.M25])" table:style-name="ce65">
            <text:p>0</text:p>
          </table:table-cell>
          <table:table-cell office:value-type="float" office:value="0" table:formula="of:=SUM([.N16]+[.N25])" table:style-name="ce65">
            <text:p>0</text:p>
          </table:table-cell>
          <table:table-cell office:value-type="float" office:value="0" table:formula="of:=SUM([.O16]+[.O25])" table:style-name="ce65">
            <text:p>0</text:p>
          </table:table-cell>
          <table:table-cell office:value-type="float" office:value="0" table:formula="of:=SUM([.P16]+[.P25])" table:style-name="ce65">
            <text:p>0</text:p>
          </table:table-cell>
          <table:table-cell office:value-type="float" office:value="0" table:formula="of:=SUM([.Q16]+[.Q25])" table:style-name="ce65">
            <text:p>0</text:p>
          </table:table-cell>
          <table:table-cell office:value-type="float" office:value="0" table:formula="of:=SUM([.R16]+[.R25])" table:style-name="ce65">
            <text:p>0</text:p>
          </table:table-cell>
          <table:table-cell office:value-type="float" office:value="0" table:formula="of:=SUM([.S16]+[.S25])" table:style-name="ce65">
            <text:p>0</text:p>
          </table:table-cell>
          <table:table-cell office:value-type="float" office:value="0" table:style-name="ce65">
            <text:p>0</text:p>
          </table:table-cell>
          <table:table-cell office:value-type="float" office:value="0" table:formula="of:=SUM([.U16]+[.U25])" table:style-name="ce65">
            <text:p>0</text:p>
          </table:table-cell>
          <table:table-cell office:value-type="float" office:value="0" table:formula="of:=SUM([.V16]+[.V25])" table:style-name="ce65">
            <text:p>0</text:p>
          </table:table-cell>
          <table:table-cell office:value-type="float" office:value="0" table:formula="of:=SUM([.W16]+[.W25])" table:style-name="ce65">
            <text:p>0</text:p>
          </table:table-cell>
          <table:table-cell office:value-type="float" office:value="0" table:formula="of:=SUM([.X16]+[.X25])" table:style-name="ce65">
            <text:p>0</text:p>
          </table:table-cell>
          <table:table-cell office:value-type="float" office:value="0" table:formula="of:=SUM([.Y16]+[.Y25])" table:style-name="ce65">
            <text:p>0</text:p>
          </table:table-cell>
          <table:table-cell office:value-type="float" office:value="0" table:formula="of:=SUM([.Z16]+[.Z25])" table:style-name="ce65">
            <text:p>0</text:p>
          </table:table-cell>
          <table:table-cell office:value-type="float" office:value="0" table:formula="of:=SUM([.AA16]+[.AA25])" table:style-name="ce65">
            <text:p>0</text:p>
          </table:table-cell>
          <table:table-cell office:value-type="float" office:value="0" table:formula="of:=SUM([.AB16]+[.AB25])" table:style-name="ce65">
            <text:p>0</text:p>
          </table:table-cell>
          <table:table-cell office:value-type="float" office:value="0" table:formula="of:=SUM([.AC16]+[.AC25])" table:style-name="ce65">
            <text:p>0</text:p>
          </table:table-cell>
          <table:table-cell office:value-type="float" office:value="0" table:formula="of:=SUM([.AD16]+[.AD25])" table:style-name="ce65">
            <text:p>0</text:p>
          </table:table-cell>
          <table:table-cell office:value-type="float" office:value="0" table:formula="of:=SUM([.AE16]+[.AE25])" table:style-name="ce65">
            <text:p>0</text:p>
          </table:table-cell>
          <table:table-cell office:value-type="float" office:value="0" table:formula="of:=SUM([.AF16]+[.AF25])" table:style-name="ce65">
            <text:p>0</text:p>
          </table:table-cell>
          <table:table-cell office:value-type="float" office:value="0" table:formula="of:=SUM([.AG16]+[.AG25])" table:style-name="ce65">
            <text:p>0</text:p>
          </table:table-cell>
          <table:table-cell office:value-type="float" office:value="0" table:formula="of:=SUM([.AH16]+[.AH25])" table:style-name="ce65">
            <text:p>0</text:p>
          </table:table-cell>
          <table:table-cell office:value-type="float" office:value="0" table:formula="of:=SUM([.AI16]+[.AI25])" table:style-name="ce65">
            <text:p>0</text:p>
          </table:table-cell>
          <table:table-cell office:value-type="float" office:value="0" table:formula="of:=SUM([.AJ16]+[.AJ25])" table:style-name="ce65">
            <text:p>0</text:p>
          </table:table-cell>
          <table:table-cell office:value-type="float" office:value="0" table:formula="of:=SUM([.AK16]+[.AK25])" table:style-name="ce65">
            <text:p>0</text:p>
          </table:table-cell>
          <table:table-cell office:value-type="float" office:value="0" table:formula="of:=SUM([.AL16]+[.AL25])" table:style-name="ce65">
            <text:p>0</text:p>
          </table:table-cell>
          <table:table-cell office:value-type="float" office:value="0" table:formula="of:=SUM([.AM16]+[.AM25])" table:style-name="ce65">
            <text:p>0</text:p>
          </table:table-cell>
          <table:table-cell office:value-type="float" office:value="0" table:formula="of:=SUM([.AN16]+[.AN25])" table:style-name="ce65">
            <text:p>0</text:p>
          </table:table-cell>
          <table:table-cell office:value-type="float" office:value="0" table:formula="of:=SUM([.AO16]+[.AO25])" table:style-name="ce65">
            <text:p>0</text:p>
          </table:table-cell>
          <table:table-cell office:value-type="float" office:value="0" table:formula="of:=SUM([.AP16]+[.AP25])" table:style-name="ce65">
            <text:p>0</text:p>
          </table:table-cell>
          <table:table-cell office:value-type="float" office:value="0" table:formula="of:=SUM([.AQ16]+[.AQ25])" table:style-name="ce65">
            <text:p>0</text:p>
          </table:table-cell>
          <table:table-cell office:value-type="float" office:value="0" table:formula="of:=SUM([.AR16]+[.AR25])" table:style-name="ce65">
            <text:p>0</text:p>
          </table:table-cell>
          <table:table-cell office:value-type="float" office:value="0" table:formula="of:=SUM([.AS16]+[.AS25])" table:style-name="ce65">
            <text:p>0</text:p>
          </table:table-cell>
          <table:table-cell office:value-type="float" office:value="0" table:formula="of:=SUM([.AT16]+[.AT25])" table:style-name="ce65">
            <text:p>0</text:p>
          </table:table-cell>
          <table:table-cell office:value-type="float" office:value="0" table:formula="of:=SUM([.AU16]+[.AU25])" table:style-name="ce65">
            <text:p>0</text:p>
          </table:table-cell>
          <table:table-cell office:value-type="float" office:value="0" table:formula="of:=SUM([.AV16]+[.AV25])" table:style-name="ce65">
            <text:p>0</text:p>
          </table:table-cell>
          <table:table-cell office:value-type="float" office:value="0" table:formula="of:=SUM([.AW16]+[.AW25])" table:style-name="ce65">
            <text:p>0</text:p>
          </table:table-cell>
          <table:table-cell office:value-type="float" office:value="0" table:formula="of:=SUM([.AX16]+[.AX25])" table:style-name="ce65">
            <text:p>0</text:p>
          </table:table-cell>
          <table:table-cell office:value-type="float" office:value="0" table:formula="of:=SUM([.AY16]+[.AY25])" table:style-name="ce65">
            <text:p>0</text:p>
          </table:table-cell>
          <table:table-cell office:value-type="float" office:value="0" table:formula="of:=SUM([.AZ16]+[.AZ25])" table:style-name="ce65">
            <text:p>0</text:p>
          </table:table-cell>
          <table:table-cell office:value-type="float" office:value="0" table:formula="of:=SUM([.BA16]+[.BA25])" table:style-name="ce65">
            <text:p>0</text:p>
          </table:table-cell>
          <table:table-cell table:number-columns-repeated="16331" table:style-name="ce115"/>
        </table:table-row>
        <table:table-row table:style-name="ro27">
          <table:table-cell table:style-name="ce53"/>
          <table:table-cell office:value-type="string" table:style-name="ce57">
            <text:p>&gt;=7 days and &lt; 1 year</text:p>
          </table:table-cell>
          <table:table-cell office:value-type="float" office:value="0" table:formula="of:=[.C17]+[.C26]" table:style-name="ce55">
            <text:p>0<text:s/></text:p>
          </table:table-cell>
          <table:table-cell office:value-type="float" office:value="0" table:formula="of:=SUM([.D17]+[.D26])" table:style-name="ce56">
            <text:p>0</text:p>
          </table:table-cell>
          <table:table-cell office:value-type="float" office:value="0" table:formula="of:=SUM([.E17]+[.E26])" table:style-name="ce56">
            <text:p>0</text:p>
          </table:table-cell>
          <table:table-cell office:value-type="float" office:value="0" table:formula="of:=SUM([.F17]+[.F26])" table:style-name="ce56">
            <text:p>0</text:p>
          </table:table-cell>
          <table:table-cell office:value-type="float" office:value="0" table:formula="of:=SUM([.G17]+[.G26])" table:style-name="ce56">
            <text:p>0</text:p>
          </table:table-cell>
          <table:table-cell office:value-type="float" office:value="0" table:formula="of:=SUM([.H17]+[.H26])" table:style-name="ce56">
            <text:p>0</text:p>
          </table:table-cell>
          <table:table-cell office:value-type="float" office:value="0" table:formula="of:=SUM([.I17]+[.I26])" table:style-name="ce56">
            <text:p>0</text:p>
          </table:table-cell>
          <table:table-cell office:value-type="float" office:value="0" table:formula="of:=SUM([.J17]+[.J26])" table:style-name="ce56">
            <text:p>0</text:p>
          </table:table-cell>
          <table:table-cell office:value-type="float" office:value="0" table:formula="of:=SUM([.K17]+[.K26])" table:style-name="ce56">
            <text:p>0</text:p>
          </table:table-cell>
          <table:table-cell office:value-type="float" office:value="0" table:formula="of:=SUM([.L17]+[.L26])" table:style-name="ce56">
            <text:p>0</text:p>
          </table:table-cell>
          <table:table-cell office:value-type="float" office:value="0" table:formula="of:=SUM([.M17]+[.M26])" table:style-name="ce65">
            <text:p>0</text:p>
          </table:table-cell>
          <table:table-cell office:value-type="float" office:value="0" table:formula="of:=SUM([.N17]+[.N26])" table:style-name="ce65">
            <text:p>0</text:p>
          </table:table-cell>
          <table:table-cell office:value-type="float" office:value="0" table:formula="of:=SUM([.O17]+[.O26])" table:style-name="ce65">
            <text:p>0</text:p>
          </table:table-cell>
          <table:table-cell office:value-type="float" office:value="0" table:formula="of:=SUM([.P17]+[.P26])" table:style-name="ce65">
            <text:p>0</text:p>
          </table:table-cell>
          <table:table-cell office:value-type="float" office:value="0" table:formula="of:=SUM([.Q17]+[.Q26])" table:style-name="ce65">
            <text:p>0</text:p>
          </table:table-cell>
          <table:table-cell office:value-type="float" office:value="0" table:formula="of:=SUM([.R17]+[.R26])" table:style-name="ce65">
            <text:p>0</text:p>
          </table:table-cell>
          <table:table-cell office:value-type="float" office:value="0" table:formula="of:=SUM([.S17]+[.S26])" table:style-name="ce65">
            <text:p>0</text:p>
          </table:table-cell>
          <table:table-cell office:value-type="float" office:value="0" table:style-name="ce65">
            <text:p>0</text:p>
          </table:table-cell>
          <table:table-cell office:value-type="float" office:value="0" table:formula="of:=SUM([.U17]+[.U26])" table:style-name="ce65">
            <text:p>0</text:p>
          </table:table-cell>
          <table:table-cell office:value-type="float" office:value="0" table:formula="of:=SUM([.V17]+[.V26])" table:style-name="ce65">
            <text:p>0</text:p>
          </table:table-cell>
          <table:table-cell office:value-type="float" office:value="0" table:formula="of:=SUM([.W17]+[.W26])" table:style-name="ce65">
            <text:p>0</text:p>
          </table:table-cell>
          <table:table-cell office:value-type="float" office:value="0" table:formula="of:=SUM([.X17]+[.X26])" table:style-name="ce65">
            <text:p>0</text:p>
          </table:table-cell>
          <table:table-cell office:value-type="float" office:value="0" table:formula="of:=SUM([.Y17]+[.Y26])" table:style-name="ce65">
            <text:p>0</text:p>
          </table:table-cell>
          <table:table-cell office:value-type="float" office:value="0" table:formula="of:=SUM([.Z17]+[.Z26])" table:style-name="ce65">
            <text:p>0</text:p>
          </table:table-cell>
          <table:table-cell office:value-type="float" office:value="0" table:formula="of:=SUM([.AA17]+[.AA26])" table:style-name="ce65">
            <text:p>0</text:p>
          </table:table-cell>
          <table:table-cell office:value-type="float" office:value="0" table:formula="of:=SUM([.AB17]+[.AB26])" table:style-name="ce65">
            <text:p>0</text:p>
          </table:table-cell>
          <table:table-cell office:value-type="float" office:value="0" table:formula="of:=SUM([.AC17]+[.AC26])" table:style-name="ce65">
            <text:p>0</text:p>
          </table:table-cell>
          <table:table-cell office:value-type="float" office:value="0" table:formula="of:=SUM([.AD17]+[.AD26])" table:style-name="ce65">
            <text:p>0</text:p>
          </table:table-cell>
          <table:table-cell office:value-type="float" office:value="0" table:formula="of:=SUM([.AE17]+[.AE26])" table:style-name="ce65">
            <text:p>0</text:p>
          </table:table-cell>
          <table:table-cell office:value-type="float" office:value="0" table:formula="of:=SUM([.AF17]+[.AF26])" table:style-name="ce65">
            <text:p>0</text:p>
          </table:table-cell>
          <table:table-cell office:value-type="float" office:value="0" table:formula="of:=SUM([.AG17]+[.AG26])" table:style-name="ce65">
            <text:p>0</text:p>
          </table:table-cell>
          <table:table-cell office:value-type="float" office:value="0" table:formula="of:=SUM([.AH17]+[.AH26])" table:style-name="ce65">
            <text:p>0</text:p>
          </table:table-cell>
          <table:table-cell office:value-type="float" office:value="0" table:formula="of:=SUM([.AI17]+[.AI26])" table:style-name="ce65">
            <text:p>0</text:p>
          </table:table-cell>
          <table:table-cell office:value-type="float" office:value="0" table:formula="of:=SUM([.AJ17]+[.AJ26])" table:style-name="ce65">
            <text:p>0</text:p>
          </table:table-cell>
          <table:table-cell office:value-type="float" office:value="0" table:formula="of:=SUM([.AK17]+[.AK26])" table:style-name="ce65">
            <text:p>0</text:p>
          </table:table-cell>
          <table:table-cell office:value-type="float" office:value="0" table:formula="of:=SUM([.AL17]+[.AL26])" table:style-name="ce65">
            <text:p>0</text:p>
          </table:table-cell>
          <table:table-cell office:value-type="float" office:value="0" table:formula="of:=SUM([.AM17]+[.AM26])" table:style-name="ce65">
            <text:p>0</text:p>
          </table:table-cell>
          <table:table-cell office:value-type="float" office:value="0" table:formula="of:=SUM([.AN17]+[.AN26])" table:style-name="ce65">
            <text:p>0</text:p>
          </table:table-cell>
          <table:table-cell office:value-type="float" office:value="0" table:formula="of:=SUM([.AO17]+[.AO26])" table:style-name="ce65">
            <text:p>0</text:p>
          </table:table-cell>
          <table:table-cell office:value-type="float" office:value="0" table:formula="of:=SUM([.AP17]+[.AP26])" table:style-name="ce65">
            <text:p>0</text:p>
          </table:table-cell>
          <table:table-cell office:value-type="float" office:value="0" table:formula="of:=SUM([.AQ17]+[.AQ26])" table:style-name="ce65">
            <text:p>0</text:p>
          </table:table-cell>
          <table:table-cell office:value-type="float" office:value="0" table:formula="of:=SUM([.AR17]+[.AR26])" table:style-name="ce65">
            <text:p>0</text:p>
          </table:table-cell>
          <table:table-cell office:value-type="float" office:value="0" table:formula="of:=SUM([.AS17]+[.AS26])" table:style-name="ce65">
            <text:p>0</text:p>
          </table:table-cell>
          <table:table-cell office:value-type="float" office:value="0" table:formula="of:=SUM([.AT17]+[.AT26])" table:style-name="ce65">
            <text:p>0</text:p>
          </table:table-cell>
          <table:table-cell office:value-type="float" office:value="0" table:formula="of:=SUM([.AU17]+[.AU26])" table:style-name="ce65">
            <text:p>0</text:p>
          </table:table-cell>
          <table:table-cell office:value-type="float" office:value="0" table:formula="of:=SUM([.AV17]+[.AV26])" table:style-name="ce65">
            <text:p>0</text:p>
          </table:table-cell>
          <table:table-cell office:value-type="float" office:value="0" table:formula="of:=SUM([.AW17]+[.AW26])" table:style-name="ce65">
            <text:p>0</text:p>
          </table:table-cell>
          <table:table-cell office:value-type="float" office:value="0" table:formula="of:=SUM([.AX17]+[.AX26])" table:style-name="ce65">
            <text:p>0</text:p>
          </table:table-cell>
          <table:table-cell office:value-type="float" office:value="0" table:formula="of:=SUM([.AY17]+[.AY26])" table:style-name="ce65">
            <text:p>0</text:p>
          </table:table-cell>
          <table:table-cell office:value-type="float" office:value="0" table:formula="of:=SUM([.AZ17]+[.AZ26])" table:style-name="ce65">
            <text:p>0</text:p>
          </table:table-cell>
          <table:table-cell office:value-type="float" office:value="0" table:formula="of:=SUM([.BA17]+[.BA26])" table:style-name="ce65">
            <text:p>0</text:p>
          </table:table-cell>
          <table:table-cell table:number-columns-repeated="16331" table:style-name="ce115"/>
        </table:table-row>
        <table:table-row table:style-name="ro27">
          <table:table-cell table:style-name="ce53"/>
          <table:table-cell office:value-type="string" table:style-name="ce58">
            <text:p>1-14</text:p>
          </table:table-cell>
          <table:table-cell office:value-type="float" office:value="0" table:formula="of:=[.C18]+[.C27]" table:style-name="ce55">
            <text:p>0<text:s/></text:p>
          </table:table-cell>
          <table:table-cell office:value-type="float" office:value="0" table:formula="of:=SUM([.D18]+[.D27])" table:style-name="ce56">
            <text:p>0</text:p>
          </table:table-cell>
          <table:table-cell office:value-type="float" office:value="0" table:formula="of:=SUM([.E18]+[.E27])" table:style-name="ce56">
            <text:p>0</text:p>
          </table:table-cell>
          <table:table-cell office:value-type="float" office:value="0" table:formula="of:=SUM([.F18]+[.F27])" table:style-name="ce56">
            <text:p>0</text:p>
          </table:table-cell>
          <table:table-cell office:value-type="float" office:value="0" table:formula="of:=SUM([.G18]+[.G27])" table:style-name="ce56">
            <text:p>0</text:p>
          </table:table-cell>
          <table:table-cell office:value-type="float" office:value="0" table:formula="of:=SUM([.H18]+[.H27])" table:style-name="ce56">
            <text:p>0</text:p>
          </table:table-cell>
          <table:table-cell office:value-type="float" office:value="0" table:formula="of:=SUM([.I18]+[.I27])" table:style-name="ce56">
            <text:p>0</text:p>
          </table:table-cell>
          <table:table-cell office:value-type="float" office:value="0" table:formula="of:=SUM([.J18]+[.J27])" table:style-name="ce56">
            <text:p>0</text:p>
          </table:table-cell>
          <table:table-cell office:value-type="float" office:value="0" table:formula="of:=SUM([.K18]+[.K27])" table:style-name="ce56">
            <text:p>0</text:p>
          </table:table-cell>
          <table:table-cell office:value-type="float" office:value="0" table:formula="of:=SUM([.L18]+[.L27])" table:style-name="ce56">
            <text:p>0</text:p>
          </table:table-cell>
          <table:table-cell office:value-type="float" office:value="0" table:formula="of:=SUM([.M18]+[.M27])" table:style-name="ce65">
            <text:p>0</text:p>
          </table:table-cell>
          <table:table-cell office:value-type="float" office:value="0" table:formula="of:=SUM([.N18]+[.N27])" table:style-name="ce65">
            <text:p>0</text:p>
          </table:table-cell>
          <table:table-cell office:value-type="float" office:value="0" table:formula="of:=SUM([.O18]+[.O27])" table:style-name="ce65">
            <text:p>0</text:p>
          </table:table-cell>
          <table:table-cell office:value-type="float" office:value="0" table:formula="of:=SUM([.P18]+[.P27])" table:style-name="ce65">
            <text:p>0</text:p>
          </table:table-cell>
          <table:table-cell office:value-type="float" office:value="0" table:formula="of:=SUM([.Q18]+[.Q27])" table:style-name="ce65">
            <text:p>0</text:p>
          </table:table-cell>
          <table:table-cell office:value-type="float" office:value="0" table:formula="of:=SUM([.R18]+[.R27])" table:style-name="ce65">
            <text:p>0</text:p>
          </table:table-cell>
          <table:table-cell office:value-type="float" office:value="0" table:formula="of:=SUM([.S18]+[.S27])" table:style-name="ce65">
            <text:p>0</text:p>
          </table:table-cell>
          <table:table-cell office:value-type="float" office:value="0" table:style-name="ce65">
            <text:p>0</text:p>
          </table:table-cell>
          <table:table-cell office:value-type="float" office:value="0" table:formula="of:=SUM([.U18]+[.U27])" table:style-name="ce65">
            <text:p>0</text:p>
          </table:table-cell>
          <table:table-cell office:value-type="float" office:value="0" table:formula="of:=SUM([.V18]+[.V27])" table:style-name="ce65">
            <text:p>0</text:p>
          </table:table-cell>
          <table:table-cell office:value-type="float" office:value="0" table:formula="of:=SUM([.W18]+[.W27])" table:style-name="ce65">
            <text:p>0</text:p>
          </table:table-cell>
          <table:table-cell office:value-type="float" office:value="0" table:formula="of:=SUM([.X18]+[.X27])" table:style-name="ce65">
            <text:p>0</text:p>
          </table:table-cell>
          <table:table-cell office:value-type="float" office:value="0" table:formula="of:=SUM([.Y18]+[.Y27])" table:style-name="ce65">
            <text:p>0</text:p>
          </table:table-cell>
          <table:table-cell office:value-type="float" office:value="0" table:formula="of:=SUM([.Z18]+[.Z27])" table:style-name="ce65">
            <text:p>0</text:p>
          </table:table-cell>
          <table:table-cell office:value-type="float" office:value="0" table:formula="of:=SUM([.AA18]+[.AA27])" table:style-name="ce65">
            <text:p>0</text:p>
          </table:table-cell>
          <table:table-cell office:value-type="float" office:value="0" table:formula="of:=SUM([.AB18]+[.AB27])" table:style-name="ce65">
            <text:p>0</text:p>
          </table:table-cell>
          <table:table-cell office:value-type="float" office:value="0" table:formula="of:=SUM([.AC18]+[.AC27])" table:style-name="ce65">
            <text:p>0</text:p>
          </table:table-cell>
          <table:table-cell office:value-type="float" office:value="0" table:formula="of:=SUM([.AD18]+[.AD27])" table:style-name="ce65">
            <text:p>0</text:p>
          </table:table-cell>
          <table:table-cell office:value-type="float" office:value="0" table:formula="of:=SUM([.AE18]+[.AE27])" table:style-name="ce65">
            <text:p>0</text:p>
          </table:table-cell>
          <table:table-cell office:value-type="float" office:value="0" table:formula="of:=SUM([.AF18]+[.AF27])" table:style-name="ce65">
            <text:p>0</text:p>
          </table:table-cell>
          <table:table-cell office:value-type="float" office:value="0" table:formula="of:=SUM([.AG18]+[.AG27])" table:style-name="ce65">
            <text:p>0</text:p>
          </table:table-cell>
          <table:table-cell office:value-type="float" office:value="0" table:formula="of:=SUM([.AH18]+[.AH27])" table:style-name="ce65">
            <text:p>0</text:p>
          </table:table-cell>
          <table:table-cell office:value-type="float" office:value="0" table:formula="of:=SUM([.AI18]+[.AI27])" table:style-name="ce65">
            <text:p>0</text:p>
          </table:table-cell>
          <table:table-cell office:value-type="float" office:value="0" table:formula="of:=SUM([.AJ18]+[.AJ27])" table:style-name="ce65">
            <text:p>0</text:p>
          </table:table-cell>
          <table:table-cell office:value-type="float" office:value="0" table:formula="of:=SUM([.AK18]+[.AK27])" table:style-name="ce65">
            <text:p>0</text:p>
          </table:table-cell>
          <table:table-cell office:value-type="float" office:value="0" table:formula="of:=SUM([.AL18]+[.AL27])" table:style-name="ce65">
            <text:p>0</text:p>
          </table:table-cell>
          <table:table-cell office:value-type="float" office:value="0" table:formula="of:=SUM([.AM18]+[.AM27])" table:style-name="ce65">
            <text:p>0</text:p>
          </table:table-cell>
          <table:table-cell office:value-type="float" office:value="0" table:formula="of:=SUM([.AN18]+[.AN27])" table:style-name="ce65">
            <text:p>0</text:p>
          </table:table-cell>
          <table:table-cell office:value-type="float" office:value="0" table:formula="of:=SUM([.AO18]+[.AO27])" table:style-name="ce65">
            <text:p>0</text:p>
          </table:table-cell>
          <table:table-cell office:value-type="float" office:value="0" table:formula="of:=SUM([.AP18]+[.AP27])" table:style-name="ce65">
            <text:p>0</text:p>
          </table:table-cell>
          <table:table-cell office:value-type="float" office:value="0" table:formula="of:=SUM([.AQ18]+[.AQ27])" table:style-name="ce65">
            <text:p>0</text:p>
          </table:table-cell>
          <table:table-cell office:value-type="float" office:value="0" table:formula="of:=SUM([.AR18]+[.AR27])" table:style-name="ce65">
            <text:p>0</text:p>
          </table:table-cell>
          <table:table-cell office:value-type="float" office:value="0" table:formula="of:=SUM([.AS18]+[.AS27])" table:style-name="ce65">
            <text:p>0</text:p>
          </table:table-cell>
          <table:table-cell office:value-type="float" office:value="0" table:formula="of:=SUM([.AT18]+[.AT27])" table:style-name="ce65">
            <text:p>0</text:p>
          </table:table-cell>
          <table:table-cell office:value-type="float" office:value="0" table:formula="of:=SUM([.AU18]+[.AU27])" table:style-name="ce65">
            <text:p>0</text:p>
          </table:table-cell>
          <table:table-cell office:value-type="float" office:value="0" table:formula="of:=SUM([.AV18]+[.AV27])" table:style-name="ce65">
            <text:p>0</text:p>
          </table:table-cell>
          <table:table-cell office:value-type="float" office:value="0" table:formula="of:=SUM([.AW18]+[.AW27])" table:style-name="ce65">
            <text:p>0</text:p>
          </table:table-cell>
          <table:table-cell office:value-type="float" office:value="0" table:formula="of:=SUM([.AX18]+[.AX27])" table:style-name="ce65">
            <text:p>0</text:p>
          </table:table-cell>
          <table:table-cell office:value-type="float" office:value="0" table:formula="of:=SUM([.AY18]+[.AY27])" table:style-name="ce65">
            <text:p>0</text:p>
          </table:table-cell>
          <table:table-cell office:value-type="float" office:value="0" table:formula="of:=SUM([.AZ18]+[.AZ27])" table:style-name="ce65">
            <text:p>0</text:p>
          </table:table-cell>
          <table:table-cell office:value-type="float" office:value="0" table:formula="of:=SUM([.BA18]+[.BA27])" table:style-name="ce65">
            <text:p>0</text:p>
          </table:table-cell>
          <table:table-cell table:number-columns-repeated="16331" table:style-name="ce115"/>
        </table:table-row>
        <table:table-row table:style-name="ro27">
          <table:table-cell table:style-name="ce53"/>
          <table:table-cell office:value-type="string" table:style-name="ce54">
            <text:p>15-44</text:p>
          </table:table-cell>
          <table:table-cell office:value-type="float" office:value="21" table:formula="of:=[.C19]+[.C28]" table:style-name="ce55">
            <text:p>21<text:s/></text:p>
          </table:table-cell>
          <table:table-cell office:value-type="float" office:value="0" table:formula="of:=SUM([.D19]+[.D28])" table:style-name="ce56">
            <text:p>0</text:p>
          </table:table-cell>
          <table:table-cell office:value-type="float" office:value="0" table:formula="of:=SUM([.E19]+[.E28])" table:style-name="ce56">
            <text:p>0</text:p>
          </table:table-cell>
          <table:table-cell office:value-type="float" office:value="2" table:formula="of:=SUM([.F19]+[.F28])" table:style-name="ce56">
            <text:p>2</text:p>
          </table:table-cell>
          <table:table-cell office:value-type="float" office:value="1" table:formula="of:=SUM([.G19]+[.G28])" table:style-name="ce56">
            <text:p>1</text:p>
          </table:table-cell>
          <table:table-cell office:value-type="float" office:value="1" table:formula="of:=SUM([.H19]+[.H28])" table:style-name="ce56">
            <text:p>1</text:p>
          </table:table-cell>
          <table:table-cell office:value-type="float" office:value="0" table:formula="of:=SUM([.I19]+[.I28])" table:style-name="ce56">
            <text:p>0</text:p>
          </table:table-cell>
          <table:table-cell office:value-type="float" office:value="0" table:formula="of:=SUM([.J19]+[.J28])" table:style-name="ce56">
            <text:p>0</text:p>
          </table:table-cell>
          <table:table-cell office:value-type="float" office:value="1" table:formula="of:=SUM([.K19]+[.K28])" table:style-name="ce56">
            <text:p>1</text:p>
          </table:table-cell>
          <table:table-cell office:value-type="float" office:value="0" table:formula="of:=SUM([.L19]+[.L28])" table:style-name="ce56">
            <text:p>0</text:p>
          </table:table-cell>
          <table:table-cell office:value-type="float" office:value="0" table:formula="of:=SUM([.M19]+[.M28])" table:style-name="ce65">
            <text:p>0</text:p>
          </table:table-cell>
          <table:table-cell office:value-type="float" office:value="0" table:formula="of:=SUM([.N19]+[.N28])" table:style-name="ce65">
            <text:p>0</text:p>
          </table:table-cell>
          <table:table-cell office:value-type="float" office:value="1" table:formula="of:=SUM([.O19]+[.O28])" table:style-name="ce65">
            <text:p>1</text:p>
          </table:table-cell>
          <table:table-cell office:value-type="float" office:value="0" table:formula="of:=SUM([.P19]+[.P28])" table:style-name="ce65">
            <text:p>0</text:p>
          </table:table-cell>
          <table:table-cell office:value-type="float" office:value="0" table:formula="of:=SUM([.Q19]+[.Q28])" table:style-name="ce65">
            <text:p>0</text:p>
          </table:table-cell>
          <table:table-cell office:value-type="float" office:value="0" table:formula="of:=SUM([.R19]+[.R28])" table:style-name="ce65">
            <text:p>0</text:p>
          </table:table-cell>
          <table:table-cell office:value-type="float" office:value="0" table:formula="of:=SUM([.S19]+[.S28])" table:style-name="ce65">
            <text:p>0</text:p>
          </table:table-cell>
          <table:table-cell office:value-type="float" office:value="1" table:style-name="ce65">
            <text:p>1</text:p>
          </table:table-cell>
          <table:table-cell office:value-type="float" office:value="0" table:formula="of:=SUM([.U19]+[.U28])" table:style-name="ce65">
            <text:p>0</text:p>
          </table:table-cell>
          <table:table-cell office:value-type="float" office:value="0" table:formula="of:=SUM([.V19]+[.V28])" table:style-name="ce65">
            <text:p>0</text:p>
          </table:table-cell>
          <table:table-cell office:value-type="float" office:value="0" table:formula="of:=SUM([.W19]+[.W28])" table:style-name="ce65">
            <text:p>0</text:p>
          </table:table-cell>
          <table:table-cell office:value-type="float" office:value="0" table:formula="of:=SUM([.X19]+[.X28])" table:style-name="ce65">
            <text:p>0</text:p>
          </table:table-cell>
          <table:table-cell office:value-type="float" office:value="0" table:formula="of:=SUM([.Y19]+[.Y28])" table:style-name="ce65">
            <text:p>0</text:p>
          </table:table-cell>
          <table:table-cell office:value-type="float" office:value="1" table:formula="of:=SUM([.Z19]+[.Z28])" table:style-name="ce65">
            <text:p>1</text:p>
          </table:table-cell>
          <table:table-cell office:value-type="float" office:value="0" table:formula="of:=SUM([.AA19]+[.AA28])" table:style-name="ce65">
            <text:p>0</text:p>
          </table:table-cell>
          <table:table-cell office:value-type="float" office:value="0" table:formula="of:=SUM([.AB19]+[.AB28])" table:style-name="ce65">
            <text:p>0</text:p>
          </table:table-cell>
          <table:table-cell office:value-type="float" office:value="0" table:formula="of:=SUM([.AC19]+[.AC28])" table:style-name="ce65">
            <text:p>0</text:p>
          </table:table-cell>
          <table:table-cell office:value-type="float" office:value="0" table:formula="of:=SUM([.AD19]+[.AD28])" table:style-name="ce65">
            <text:p>0</text:p>
          </table:table-cell>
          <table:table-cell office:value-type="float" office:value="0" table:formula="of:=SUM([.AE19]+[.AE28])" table:style-name="ce65">
            <text:p>0</text:p>
          </table:table-cell>
          <table:table-cell office:value-type="float" office:value="0" table:formula="of:=SUM([.AF19]+[.AF28])" table:style-name="ce65">
            <text:p>0</text:p>
          </table:table-cell>
          <table:table-cell office:value-type="float" office:value="0" table:formula="of:=SUM([.AG19]+[.AG28])" table:style-name="ce65">
            <text:p>0</text:p>
          </table:table-cell>
          <table:table-cell office:value-type="float" office:value="0" table:formula="of:=SUM([.AH19]+[.AH28])" table:style-name="ce65">
            <text:p>0</text:p>
          </table:table-cell>
          <table:table-cell office:value-type="float" office:value="1" table:formula="of:=SUM([.AI19]+[.AI28])" table:style-name="ce65">
            <text:p>1</text:p>
          </table:table-cell>
          <table:table-cell office:value-type="float" office:value="0" table:formula="of:=SUM([.AJ19]+[.AJ28])" table:style-name="ce65">
            <text:p>0</text:p>
          </table:table-cell>
          <table:table-cell office:value-type="float" office:value="2" table:formula="of:=SUM([.AK19]+[.AK28])" table:style-name="ce65">
            <text:p>2</text:p>
          </table:table-cell>
          <table:table-cell office:value-type="float" office:value="0" table:formula="of:=SUM([.AL19]+[.AL28])" table:style-name="ce65">
            <text:p>0</text:p>
          </table:table-cell>
          <table:table-cell office:value-type="float" office:value="0" table:formula="of:=SUM([.AM19]+[.AM28])" table:style-name="ce65">
            <text:p>0</text:p>
          </table:table-cell>
          <table:table-cell office:value-type="float" office:value="1" table:formula="of:=SUM([.AN19]+[.AN28])" table:style-name="ce65">
            <text:p>1</text:p>
          </table:table-cell>
          <table:table-cell office:value-type="float" office:value="0" table:formula="of:=SUM([.AO19]+[.AO28])" table:style-name="ce65">
            <text:p>0</text:p>
          </table:table-cell>
          <table:table-cell office:value-type="float" office:value="0" table:formula="of:=SUM([.AP19]+[.AP28])" table:style-name="ce65">
            <text:p>0</text:p>
          </table:table-cell>
          <table:table-cell office:value-type="float" office:value="0" table:formula="of:=SUM([.AQ19]+[.AQ28])" table:style-name="ce65">
            <text:p>0</text:p>
          </table:table-cell>
          <table:table-cell office:value-type="float" office:value="0" table:formula="of:=SUM([.AR19]+[.AR28])" table:style-name="ce65">
            <text:p>0</text:p>
          </table:table-cell>
          <table:table-cell office:value-type="float" office:value="1" table:formula="of:=SUM([.AS19]+[.AS28])" table:style-name="ce65">
            <text:p>1</text:p>
          </table:table-cell>
          <table:table-cell office:value-type="float" office:value="1" table:formula="of:=SUM([.AT19]+[.AT28])" table:style-name="ce65">
            <text:p>1</text:p>
          </table:table-cell>
          <table:table-cell office:value-type="float" office:value="0" table:formula="of:=SUM([.AU19]+[.AU28])" table:style-name="ce65">
            <text:p>0</text:p>
          </table:table-cell>
          <table:table-cell office:value-type="float" office:value="2" table:formula="of:=SUM([.AV19]+[.AV28])" table:style-name="ce65">
            <text:p>2</text:p>
          </table:table-cell>
          <table:table-cell office:value-type="float" office:value="1" table:formula="of:=SUM([.AW19]+[.AW28])" table:style-name="ce65">
            <text:p>1</text:p>
          </table:table-cell>
          <table:table-cell office:value-type="float" office:value="1" table:formula="of:=SUM([.AX19]+[.AX28])" table:style-name="ce65">
            <text:p>1</text:p>
          </table:table-cell>
          <table:table-cell office:value-type="float" office:value="2" table:formula="of:=SUM([.AY19]+[.AY28])" table:style-name="ce65">
            <text:p>2</text:p>
          </table:table-cell>
          <table:table-cell office:value-type="float" office:value="0" table:formula="of:=SUM([.AZ19]+[.AZ28])" table:style-name="ce65">
            <text:p>0</text:p>
          </table:table-cell>
          <table:table-cell office:value-type="float" office:value="1" table:formula="of:=SUM([.BA19]+[.BA28])" table:style-name="ce65">
            <text:p>1</text:p>
          </table:table-cell>
          <table:table-cell table:number-columns-repeated="16331" table:style-name="ce115"/>
        </table:table-row>
        <table:table-row table:style-name="ro27">
          <table:table-cell table:style-name="ce53"/>
          <table:table-cell office:value-type="string" table:style-name="ce54">
            <text:p>45-64</text:p>
          </table:table-cell>
          <table:table-cell office:value-type="float" office:value="227" table:formula="of:=[.C20]+[.C29]" table:style-name="ce55">
            <text:p>227<text:s/></text:p>
          </table:table-cell>
          <table:table-cell office:value-type="float" office:value="0" table:formula="of:=SUM([.D20]+[.D29])" table:style-name="ce56">
            <text:p>0</text:p>
          </table:table-cell>
          <table:table-cell office:value-type="float" office:value="2" table:formula="of:=SUM([.E20]+[.E29])" table:style-name="ce56">
            <text:p>2</text:p>
          </table:table-cell>
          <table:table-cell office:value-type="float" office:value="3" table:formula="of:=SUM([.F20]+[.F29])" table:style-name="ce56">
            <text:p>3</text:p>
          </table:table-cell>
          <table:table-cell office:value-type="float" office:value="2" table:formula="of:=SUM([.G20]+[.G29])" table:style-name="ce56">
            <text:p>2</text:p>
          </table:table-cell>
          <table:table-cell office:value-type="float" office:value="9" table:formula="of:=SUM([.H20]+[.H29])" table:style-name="ce56">
            <text:p>9</text:p>
          </table:table-cell>
          <table:table-cell office:value-type="float" office:value="11" table:formula="of:=SUM([.I20]+[.I29])" table:style-name="ce56">
            <text:p>11</text:p>
          </table:table-cell>
          <table:table-cell office:value-type="float" office:value="6" table:formula="of:=SUM([.J20]+[.J29])" table:style-name="ce56">
            <text:p>6</text:p>
          </table:table-cell>
          <table:table-cell office:value-type="float" office:value="6" table:formula="of:=SUM([.K20]+[.K29])" table:style-name="ce56">
            <text:p>6</text:p>
          </table:table-cell>
          <table:table-cell office:value-type="float" office:value="2" table:formula="of:=SUM([.L20]+[.L29])" table:style-name="ce56">
            <text:p>2</text:p>
          </table:table-cell>
          <table:table-cell office:value-type="float" office:value="5" table:formula="of:=SUM([.M20]+[.M29])" table:style-name="ce65">
            <text:p>5</text:p>
          </table:table-cell>
          <table:table-cell office:value-type="float" office:value="2" table:formula="of:=SUM([.N20]+[.N29])" table:style-name="ce65">
            <text:p>2</text:p>
          </table:table-cell>
          <table:table-cell office:value-type="float" office:value="1" table:formula="of:=SUM([.O20]+[.O29])" table:style-name="ce65">
            <text:p>1</text:p>
          </table:table-cell>
          <table:table-cell office:value-type="float" office:value="2" table:formula="of:=SUM([.P20]+[.P29])" table:style-name="ce65">
            <text:p>2</text:p>
          </table:table-cell>
          <table:table-cell office:value-type="float" office:value="0" table:formula="of:=SUM([.Q20]+[.Q29])" table:style-name="ce65">
            <text:p>0</text:p>
          </table:table-cell>
          <table:table-cell office:value-type="float" office:value="0" table:formula="of:=SUM([.R20]+[.R29])" table:style-name="ce65">
            <text:p>0</text:p>
          </table:table-cell>
          <table:table-cell office:value-type="float" office:value="1" table:formula="of:=SUM([.S20]+[.S29])" table:style-name="ce65">
            <text:p>1</text:p>
          </table:table-cell>
          <table:table-cell office:value-type="float" office:value="1" table:style-name="ce65">
            <text:p>1</text:p>
          </table:table-cell>
          <table:table-cell office:value-type="float" office:value="0" table:formula="of:=SUM([.U20]+[.U29])" table:style-name="ce65">
            <text:p>0</text:p>
          </table:table-cell>
          <table:table-cell office:value-type="float" office:value="0" table:formula="of:=SUM([.V20]+[.V29])" table:style-name="ce65">
            <text:p>0</text:p>
          </table:table-cell>
          <table:table-cell office:value-type="float" office:value="0" table:formula="of:=SUM([.W20]+[.W29])" table:style-name="ce65">
            <text:p>0</text:p>
          </table:table-cell>
          <table:table-cell office:value-type="float" office:value="1" table:formula="of:=SUM([.X20]+[.X29])" table:style-name="ce65">
            <text:p>1</text:p>
          </table:table-cell>
          <table:table-cell office:value-type="float" office:value="1" table:formula="of:=SUM([.Y20]+[.Y29])" table:style-name="ce65">
            <text:p>1</text:p>
          </table:table-cell>
          <table:table-cell office:value-type="float" office:value="0" table:formula="of:=SUM([.Z20]+[.Z29])" table:style-name="ce65">
            <text:p>0</text:p>
          </table:table-cell>
          <table:table-cell office:value-type="float" office:value="2" table:formula="of:=SUM([.AA20]+[.AA29])" table:style-name="ce65">
            <text:p>2</text:p>
          </table:table-cell>
          <table:table-cell office:value-type="float" office:value="0" table:formula="of:=SUM([.AB20]+[.AB29])" table:style-name="ce65">
            <text:p>0</text:p>
          </table:table-cell>
          <table:table-cell office:value-type="float" office:value="0" table:formula="of:=SUM([.AC20]+[.AC29])" table:style-name="ce65">
            <text:p>0</text:p>
          </table:table-cell>
          <table:table-cell office:value-type="float" office:value="0" table:formula="of:=SUM([.AD20]+[.AD29])" table:style-name="ce65">
            <text:p>0</text:p>
          </table:table-cell>
          <table:table-cell office:value-type="float" office:value="1" table:formula="of:=SUM([.AE20]+[.AE29])" table:style-name="ce65">
            <text:p>1</text:p>
          </table:table-cell>
          <table:table-cell office:value-type="float" office:value="0" table:formula="of:=SUM([.AF20]+[.AF29])" table:style-name="ce65">
            <text:p>0</text:p>
          </table:table-cell>
          <table:table-cell office:value-type="float" office:value="1" table:formula="of:=SUM([.AG20]+[.AG29])" table:style-name="ce65">
            <text:p>1</text:p>
          </table:table-cell>
          <table:table-cell office:value-type="float" office:value="0" table:formula="of:=SUM([.AH20]+[.AH29])" table:style-name="ce65">
            <text:p>0</text:p>
          </table:table-cell>
          <table:table-cell office:value-type="float" office:value="5" table:formula="of:=SUM([.AI20]+[.AI29])" table:style-name="ce65">
            <text:p>5</text:p>
          </table:table-cell>
          <table:table-cell office:value-type="float" office:value="7" table:formula="of:=SUM([.AJ20]+[.AJ29])" table:style-name="ce65">
            <text:p>7</text:p>
          </table:table-cell>
          <table:table-cell office:value-type="float" office:value="6" table:formula="of:=SUM([.AK20]+[.AK29])" table:style-name="ce65">
            <text:p>6</text:p>
          </table:table-cell>
          <table:table-cell office:value-type="float" office:value="8" table:formula="of:=SUM([.AL20]+[.AL29])" table:style-name="ce65">
            <text:p>8</text:p>
          </table:table-cell>
          <table:table-cell office:value-type="float" office:value="3" table:formula="of:=SUM([.AM20]+[.AM29])" table:style-name="ce65">
            <text:p>3</text:p>
          </table:table-cell>
          <table:table-cell office:value-type="float" office:value="8" table:formula="of:=SUM([.AN20]+[.AN29])" table:style-name="ce65">
            <text:p>8</text:p>
          </table:table-cell>
          <table:table-cell office:value-type="float" office:value="14" table:formula="of:=SUM([.AO20]+[.AO29])" table:style-name="ce65">
            <text:p>14</text:p>
          </table:table-cell>
          <table:table-cell office:value-type="float" office:value="8" table:formula="of:=SUM([.AP20]+[.AP29])" table:style-name="ce65">
            <text:p>8</text:p>
          </table:table-cell>
          <table:table-cell office:value-type="float" office:value="3" table:formula="of:=SUM([.AQ20]+[.AQ29])" table:style-name="ce65">
            <text:p>3</text:p>
          </table:table-cell>
          <table:table-cell office:value-type="float" office:value="8" table:formula="of:=SUM([.AR20]+[.AR29])" table:style-name="ce65">
            <text:p>8</text:p>
          </table:table-cell>
          <table:table-cell office:value-type="float" office:value="4" table:formula="of:=SUM([.AS20]+[.AS29])" table:style-name="ce65">
            <text:p>4</text:p>
          </table:table-cell>
          <table:table-cell office:value-type="float" office:value="17" table:formula="of:=SUM([.AT20]+[.AT29])" table:style-name="ce65">
            <text:p>17</text:p>
          </table:table-cell>
          <table:table-cell office:value-type="float" office:value="17" table:formula="of:=SUM([.AU20]+[.AU29])" table:style-name="ce65">
            <text:p>17</text:p>
          </table:table-cell>
          <table:table-cell office:value-type="float" office:value="12" table:formula="of:=SUM([.AV20]+[.AV29])" table:style-name="ce65">
            <text:p>12</text:p>
          </table:table-cell>
          <table:table-cell office:value-type="float" office:value="9" table:formula="of:=SUM([.AW20]+[.AW29])" table:style-name="ce65">
            <text:p>9</text:p>
          </table:table-cell>
          <table:table-cell office:value-type="float" office:value="14" table:formula="of:=SUM([.AX20]+[.AX29])" table:style-name="ce65">
            <text:p>14</text:p>
          </table:table-cell>
          <table:table-cell office:value-type="float" office:value="12" table:formula="of:=SUM([.AY20]+[.AY29])" table:style-name="ce65">
            <text:p>12</text:p>
          </table:table-cell>
          <table:table-cell office:value-type="float" office:value="9" table:formula="of:=SUM([.AZ20]+[.AZ29])" table:style-name="ce65">
            <text:p>9</text:p>
          </table:table-cell>
          <table:table-cell office:value-type="float" office:value="4" table:formula="of:=SUM([.BA20]+[.BA29])" table:style-name="ce65">
            <text:p>4</text:p>
          </table:table-cell>
          <table:table-cell table:number-columns-repeated="16331" table:style-name="ce115"/>
        </table:table-row>
        <table:table-row table:style-name="ro27">
          <table:table-cell table:style-name="ce53"/>
          <table:table-cell office:value-type="string" table:style-name="ce54">
            <text:p>65-74</text:p>
          </table:table-cell>
          <table:table-cell office:value-type="float" office:value="406" table:formula="of:=[.C21]+[.C30]" table:style-name="ce55">
            <text:p>406<text:s/></text:p>
          </table:table-cell>
          <table:table-cell office:value-type="float" office:value="0" table:formula="of:=SUM([.D21]+[.D30])" table:style-name="ce56">
            <text:p>0</text:p>
          </table:table-cell>
          <table:table-cell office:value-type="float" office:value="3" table:formula="of:=SUM([.E21]+[.E30])" table:style-name="ce56">
            <text:p>3</text:p>
          </table:table-cell>
          <table:table-cell office:value-type="float" office:value="13" table:formula="of:=SUM([.F21]+[.F30])" table:style-name="ce56">
            <text:p>13</text:p>
          </table:table-cell>
          <table:table-cell office:value-type="float" office:value="17" table:formula="of:=SUM([.G21]+[.G30])" table:style-name="ce56">
            <text:p>17</text:p>
          </table:table-cell>
          <table:table-cell office:value-type="float" office:value="11" table:formula="of:=SUM([.H21]+[.H30])" table:style-name="ce56">
            <text:p>11</text:p>
          </table:table-cell>
          <table:table-cell office:value-type="float" office:value="17" table:formula="of:=SUM([.I21]+[.I30])" table:style-name="ce56">
            <text:p>17</text:p>
          </table:table-cell>
          <table:table-cell office:value-type="float" office:value="15" table:formula="of:=SUM([.J21]+[.J30])" table:style-name="ce56">
            <text:p>15</text:p>
          </table:table-cell>
          <table:table-cell office:value-type="float" office:value="6" table:formula="of:=SUM([.K21]+[.K30])" table:style-name="ce56">
            <text:p>6</text:p>
          </table:table-cell>
          <table:table-cell office:value-type="float" office:value="7" table:formula="of:=SUM([.L21]+[.L30])" table:style-name="ce56">
            <text:p>7</text:p>
          </table:table-cell>
          <table:table-cell office:value-type="float" office:value="5" table:formula="of:=SUM([.M21]+[.M30])" table:style-name="ce65">
            <text:p>5</text:p>
          </table:table-cell>
          <table:table-cell office:value-type="float" office:value="4" table:formula="of:=SUM([.N21]+[.N30])" table:style-name="ce65">
            <text:p>4</text:p>
          </table:table-cell>
          <table:table-cell office:value-type="float" office:value="4" table:formula="of:=SUM([.O21]+[.O30])" table:style-name="ce65">
            <text:p>4</text:p>
          </table:table-cell>
          <table:table-cell office:value-type="float" office:value="3" table:formula="of:=SUM([.P21]+[.P30])" table:style-name="ce65">
            <text:p>3</text:p>
          </table:table-cell>
          <table:table-cell office:value-type="float" office:value="1" table:formula="of:=SUM([.Q21]+[.Q30])" table:style-name="ce65">
            <text:p>1</text:p>
          </table:table-cell>
          <table:table-cell office:value-type="float" office:value="2" table:formula="of:=SUM([.R21]+[.R30])" table:style-name="ce65">
            <text:p>2</text:p>
          </table:table-cell>
          <table:table-cell office:value-type="float" office:value="1" table:formula="of:=SUM([.S21]+[.S30])" table:style-name="ce65">
            <text:p>1</text:p>
          </table:table-cell>
          <table:table-cell office:value-type="float" office:value="1" table:style-name="ce65">
            <text:p>1</text:p>
          </table:table-cell>
          <table:table-cell office:value-type="float" office:value="0" table:formula="of:=SUM([.U21]+[.U30])" table:style-name="ce65">
            <text:p>0</text:p>
          </table:table-cell>
          <table:table-cell office:value-type="float" office:value="0" table:formula="of:=SUM([.V21]+[.V30])" table:style-name="ce65">
            <text:p>0</text:p>
          </table:table-cell>
          <table:table-cell office:value-type="float" office:value="0" table:formula="of:=SUM([.W21]+[.W30])" table:style-name="ce65">
            <text:p>0</text:p>
          </table:table-cell>
          <table:table-cell office:value-type="float" office:value="1" table:formula="of:=SUM([.X21]+[.X30])" table:style-name="ce65">
            <text:p>1</text:p>
          </table:table-cell>
          <table:table-cell office:value-type="float" office:value="0" table:formula="of:=SUM([.Y21]+[.Y30])" table:style-name="ce65">
            <text:p>0</text:p>
          </table:table-cell>
          <table:table-cell office:value-type="float" office:value="3" table:formula="of:=SUM([.Z21]+[.Z30])" table:style-name="ce65">
            <text:p>3</text:p>
          </table:table-cell>
          <table:table-cell office:value-type="float" office:value="0" table:formula="of:=SUM([.AA21]+[.AA30])" table:style-name="ce65">
            <text:p>0</text:p>
          </table:table-cell>
          <table:table-cell office:value-type="float" office:value="0" table:formula="of:=SUM([.AB21]+[.AB30])" table:style-name="ce65">
            <text:p>0</text:p>
          </table:table-cell>
          <table:table-cell office:value-type="float" office:value="4" table:formula="of:=SUM([.AC21]+[.AC30])" table:style-name="ce65">
            <text:p>4</text:p>
          </table:table-cell>
          <table:table-cell office:value-type="float" office:value="3" table:formula="of:=SUM([.AD21]+[.AD30])" table:style-name="ce65">
            <text:p>3</text:p>
          </table:table-cell>
          <table:table-cell office:value-type="float" office:value="2" table:formula="of:=SUM([.AE21]+[.AE30])" table:style-name="ce65">
            <text:p>2</text:p>
          </table:table-cell>
          <table:table-cell office:value-type="float" office:value="0" table:formula="of:=SUM([.AF21]+[.AF30])" table:style-name="ce65">
            <text:p>0</text:p>
          </table:table-cell>
          <table:table-cell office:value-type="float" office:value="2" table:formula="of:=SUM([.AG21]+[.AG30])" table:style-name="ce65">
            <text:p>2</text:p>
          </table:table-cell>
          <table:table-cell office:value-type="float" office:value="3" table:formula="of:=SUM([.AH21]+[.AH30])" table:style-name="ce65">
            <text:p>3</text:p>
          </table:table-cell>
          <table:table-cell office:value-type="float" office:value="8" table:formula="of:=SUM([.AI21]+[.AI30])" table:style-name="ce65">
            <text:p>8</text:p>
          </table:table-cell>
          <table:table-cell office:value-type="float" office:value="9" table:formula="of:=SUM([.AJ21]+[.AJ30])" table:style-name="ce65">
            <text:p>9</text:p>
          </table:table-cell>
          <table:table-cell office:value-type="float" office:value="10" table:formula="of:=SUM([.AK21]+[.AK30])" table:style-name="ce65">
            <text:p>10</text:p>
          </table:table-cell>
          <table:table-cell office:value-type="float" office:value="13" table:formula="of:=SUM([.AL21]+[.AL30])" table:style-name="ce65">
            <text:p>13</text:p>
          </table:table-cell>
          <table:table-cell office:value-type="float" office:value="21" table:formula="of:=SUM([.AM21]+[.AM30])" table:style-name="ce65">
            <text:p>21</text:p>
          </table:table-cell>
          <table:table-cell office:value-type="float" office:value="12" table:formula="of:=SUM([.AN21]+[.AN30])" table:style-name="ce65">
            <text:p>12</text:p>
          </table:table-cell>
          <table:table-cell office:value-type="float" office:value="12" table:formula="of:=SUM([.AO21]+[.AO30])" table:style-name="ce65">
            <text:p>12</text:p>
          </table:table-cell>
          <table:table-cell office:value-type="float" office:value="11" table:formula="of:=SUM([.AP21]+[.AP30])" table:style-name="ce65">
            <text:p>11</text:p>
          </table:table-cell>
          <table:table-cell office:value-type="float" office:value="10" table:formula="of:=SUM([.AQ21]+[.AQ30])" table:style-name="ce65">
            <text:p>10</text:p>
          </table:table-cell>
          <table:table-cell office:value-type="float" office:value="14" table:formula="of:=SUM([.AR21]+[.AR30])" table:style-name="ce65">
            <text:p>14</text:p>
          </table:table-cell>
          <table:table-cell office:value-type="float" office:value="14" table:formula="of:=SUM([.AS21]+[.AS30])" table:style-name="ce65">
            <text:p>14</text:p>
          </table:table-cell>
          <table:table-cell office:value-type="float" office:value="17" table:formula="of:=SUM([.AT21]+[.AT30])" table:style-name="ce65">
            <text:p>17</text:p>
          </table:table-cell>
          <table:table-cell office:value-type="float" office:value="27" table:formula="of:=SUM([.AU21]+[.AU30])" table:style-name="ce65">
            <text:p>27</text:p>
          </table:table-cell>
          <table:table-cell office:value-type="float" office:value="22" table:formula="of:=SUM([.AV21]+[.AV30])" table:style-name="ce65">
            <text:p>22</text:p>
          </table:table-cell>
          <table:table-cell office:value-type="float" office:value="21" table:formula="of:=SUM([.AW21]+[.AW30])" table:style-name="ce65">
            <text:p>21</text:p>
          </table:table-cell>
          <table:table-cell office:value-type="float" office:value="19" table:formula="of:=SUM([.AX21]+[.AX30])" table:style-name="ce65">
            <text:p>19</text:p>
          </table:table-cell>
          <table:table-cell office:value-type="float" office:value="16" table:formula="of:=SUM([.AY21]+[.AY30])" table:style-name="ce65">
            <text:p>16</text:p>
          </table:table-cell>
          <table:table-cell office:value-type="float" office:value="11" table:formula="of:=SUM([.AZ21]+[.AZ30])" table:style-name="ce65">
            <text:p>11</text:p>
          </table:table-cell>
          <table:table-cell office:value-type="float" office:value="11" table:formula="of:=SUM([.BA21]+[.BA30])" table:style-name="ce65">
            <text:p>11</text:p>
          </table:table-cell>
          <table:table-cell table:number-columns-repeated="16331" table:style-name="ce115"/>
        </table:table-row>
        <table:table-row table:style-name="ro27">
          <table:table-cell table:style-name="ce53"/>
          <table:table-cell office:value-type="string" table:style-name="ce59">
            <text:p>75-84</text:p>
          </table:table-cell>
          <table:table-cell office:value-type="float" office:value="955" table:formula="of:=[.C22]+[.C31]" table:style-name="ce55">
            <text:p>955<text:s/></text:p>
          </table:table-cell>
          <table:table-cell office:value-type="float" office:value="1" table:formula="of:=SUM([.D22]+[.D31])" table:style-name="ce56">
            <text:p>1</text:p>
          </table:table-cell>
          <table:table-cell office:value-type="float" office:value="2" table:formula="of:=SUM([.E22]+[.E31])" table:style-name="ce56">
            <text:p>2</text:p>
          </table:table-cell>
          <table:table-cell office:value-type="float" office:value="18" table:formula="of:=SUM([.F22]+[.F31])" table:style-name="ce56">
            <text:p>18</text:p>
          </table:table-cell>
          <table:table-cell office:value-type="float" office:value="32" table:formula="of:=SUM([.G22]+[.G31])" table:style-name="ce56">
            <text:p>32</text:p>
          </table:table-cell>
          <table:table-cell office:value-type="float" office:value="37" table:formula="of:=SUM([.H22]+[.H31])" table:style-name="ce56">
            <text:p>37</text:p>
          </table:table-cell>
          <table:table-cell office:value-type="float" office:value="37" table:formula="of:=SUM([.I22]+[.I31])" table:style-name="ce56">
            <text:p>37</text:p>
          </table:table-cell>
          <table:table-cell office:value-type="float" office:value="37" table:formula="of:=SUM([.J22]+[.J31])" table:style-name="ce56">
            <text:p>37</text:p>
          </table:table-cell>
          <table:table-cell office:value-type="float" office:value="33" table:formula="of:=SUM([.K22]+[.K31])" table:style-name="ce56">
            <text:p>33</text:p>
          </table:table-cell>
          <table:table-cell office:value-type="float" office:value="24" table:formula="of:=SUM([.L22]+[.L31])" table:style-name="ce56">
            <text:p>24</text:p>
          </table:table-cell>
          <table:table-cell office:value-type="float" office:value="12" table:formula="of:=SUM([.M22]+[.M31])" table:style-name="ce65">
            <text:p>12</text:p>
          </table:table-cell>
          <table:table-cell office:value-type="float" office:value="20" table:formula="of:=SUM([.N22]+[.N31])" table:style-name="ce65">
            <text:p>20</text:p>
          </table:table-cell>
          <table:table-cell office:value-type="float" office:value="7" table:formula="of:=SUM([.O22]+[.O31])" table:style-name="ce65">
            <text:p>7</text:p>
          </table:table-cell>
          <table:table-cell office:value-type="float" office:value="7" table:formula="of:=SUM([.P22]+[.P31])" table:style-name="ce65">
            <text:p>7</text:p>
          </table:table-cell>
          <table:table-cell office:value-type="float" office:value="6" table:formula="of:=SUM([.Q22]+[.Q31])" table:style-name="ce65">
            <text:p>6</text:p>
          </table:table-cell>
          <table:table-cell office:value-type="float" office:value="4" table:formula="of:=SUM([.R22]+[.R31])" table:style-name="ce65">
            <text:p>4</text:p>
          </table:table-cell>
          <table:table-cell office:value-type="float" office:value="3" table:formula="of:=SUM([.S22]+[.S31])" table:style-name="ce65">
            <text:p>3</text:p>
          </table:table-cell>
          <table:table-cell office:value-type="float" office:value="3" table:style-name="ce65">
            <text:p>3</text:p>
          </table:table-cell>
          <table:table-cell office:value-type="float" office:value="0" table:formula="of:=SUM([.U22]+[.U31])" table:style-name="ce65">
            <text:p>0</text:p>
          </table:table-cell>
          <table:table-cell office:value-type="float" office:value="2" table:formula="of:=SUM([.V22]+[.V31])" table:style-name="ce65">
            <text:p>2</text:p>
          </table:table-cell>
          <table:table-cell office:value-type="float" office:value="0" table:formula="of:=SUM([.W22]+[.W31])" table:style-name="ce65">
            <text:p>0</text:p>
          </table:table-cell>
          <table:table-cell office:value-type="float" office:value="1" table:formula="of:=SUM([.X22]+[.X31])" table:style-name="ce65">
            <text:p>1</text:p>
          </table:table-cell>
          <table:table-cell office:value-type="float" office:value="0" table:formula="of:=SUM([.Y22]+[.Y31])" table:style-name="ce65">
            <text:p>0</text:p>
          </table:table-cell>
          <table:table-cell office:value-type="float" office:value="0" table:formula="of:=SUM([.Z22]+[.Z31])" table:style-name="ce65">
            <text:p>0</text:p>
          </table:table-cell>
          <table:table-cell office:value-type="float" office:value="2" table:formula="of:=SUM([.AA22]+[.AA31])" table:style-name="ce65">
            <text:p>2</text:p>
          </table:table-cell>
          <table:table-cell office:value-type="float" office:value="2" table:formula="of:=SUM([.AB22]+[.AB31])" table:style-name="ce65">
            <text:p>2</text:p>
          </table:table-cell>
          <table:table-cell office:value-type="float" office:value="1" table:formula="of:=SUM([.AC22]+[.AC31])" table:style-name="ce65">
            <text:p>1</text:p>
          </table:table-cell>
          <table:table-cell office:value-type="float" office:value="2" table:formula="of:=SUM([.AD22]+[.AD31])" table:style-name="ce65">
            <text:p>2</text:p>
          </table:table-cell>
          <table:table-cell office:value-type="float" office:value="4" table:formula="of:=SUM([.AE22]+[.AE31])" table:style-name="ce65">
            <text:p>4</text:p>
          </table:table-cell>
          <table:table-cell office:value-type="float" office:value="1" table:formula="of:=SUM([.AF22]+[.AF31])" table:style-name="ce65">
            <text:p>1</text:p>
          </table:table-cell>
          <table:table-cell office:value-type="float" office:value="5" table:formula="of:=SUM([.AG22]+[.AG31])" table:style-name="ce65">
            <text:p>5</text:p>
          </table:table-cell>
          <table:table-cell office:value-type="float" office:value="9" table:formula="of:=SUM([.AH22]+[.AH31])" table:style-name="ce65">
            <text:p>9</text:p>
          </table:table-cell>
          <table:table-cell office:value-type="float" office:value="12" table:formula="of:=SUM([.AI22]+[.AI31])" table:style-name="ce65">
            <text:p>12</text:p>
          </table:table-cell>
          <table:table-cell office:value-type="float" office:value="20" table:formula="of:=SUM([.AJ22]+[.AJ31])" table:style-name="ce65">
            <text:p>20</text:p>
          </table:table-cell>
          <table:table-cell office:value-type="float" office:value="34" table:formula="of:=SUM([.AK22]+[.AK31])" table:style-name="ce65">
            <text:p>34</text:p>
          </table:table-cell>
          <table:table-cell office:value-type="float" office:value="31" table:formula="of:=SUM([.AL22]+[.AL31])" table:style-name="ce65">
            <text:p>31</text:p>
          </table:table-cell>
          <table:table-cell office:value-type="float" office:value="34" table:formula="of:=SUM([.AM22]+[.AM31])" table:style-name="ce65">
            <text:p>34</text:p>
          </table:table-cell>
          <table:table-cell office:value-type="float" office:value="25" table:formula="of:=SUM([.AN22]+[.AN31])" table:style-name="ce65">
            <text:p>25</text:p>
          </table:table-cell>
          <table:table-cell office:value-type="float" office:value="31" table:formula="of:=SUM([.AO22]+[.AO31])" table:style-name="ce65">
            <text:p>31</text:p>
          </table:table-cell>
          <table:table-cell office:value-type="float" office:value="33" table:formula="of:=SUM([.AP22]+[.AP31])" table:style-name="ce65">
            <text:p>33</text:p>
          </table:table-cell>
          <table:table-cell office:value-type="float" office:value="40" table:formula="of:=SUM([.AQ22]+[.AQ31])" table:style-name="ce65">
            <text:p>40</text:p>
          </table:table-cell>
          <table:table-cell office:value-type="float" office:value="22" table:formula="of:=SUM([.AR22]+[.AR31])" table:style-name="ce65">
            <text:p>22</text:p>
          </table:table-cell>
          <table:table-cell office:value-type="float" office:value="34" table:formula="of:=SUM([.AS22]+[.AS31])" table:style-name="ce65">
            <text:p>34</text:p>
          </table:table-cell>
          <table:table-cell office:value-type="float" office:value="50" table:formula="of:=SUM([.AT22]+[.AT31])" table:style-name="ce65">
            <text:p>50</text:p>
          </table:table-cell>
          <table:table-cell office:value-type="float" office:value="52" table:formula="of:=SUM([.AU22]+[.AU31])" table:style-name="ce65">
            <text:p>52</text:p>
          </table:table-cell>
          <table:table-cell office:value-type="float" office:value="65" table:formula="of:=SUM([.AV22]+[.AV31])" table:style-name="ce65">
            <text:p>65</text:p>
          </table:table-cell>
          <table:table-cell office:value-type="float" office:value="47" table:formula="of:=SUM([.AW22]+[.AW31])" table:style-name="ce65">
            <text:p>47</text:p>
          </table:table-cell>
          <table:table-cell office:value-type="float" office:value="43" table:formula="of:=SUM([.AX22]+[.AX31])" table:style-name="ce65">
            <text:p>43</text:p>
          </table:table-cell>
          <table:table-cell office:value-type="float" office:value="29" table:formula="of:=SUM([.AY22]+[.AY31])" table:style-name="ce65">
            <text:p>29</text:p>
          </table:table-cell>
          <table:table-cell office:value-type="float" office:value="22" table:formula="of:=SUM([.AZ22]+[.AZ31])" table:style-name="ce65">
            <text:p>22</text:p>
          </table:table-cell>
          <table:table-cell office:value-type="float" office:value="19" table:formula="of:=SUM([.BA22]+[.BA31])" table:style-name="ce65">
            <text:p>19</text:p>
          </table:table-cell>
          <table:table-cell table:number-columns-repeated="16331" table:style-name="ce115"/>
        </table:table-row>
        <table:table-row table:style-name="ro27">
          <table:table-cell table:style-name="ce60"/>
          <table:table-cell office:value-type="string" table:style-name="ce61">
            <text:p>85+</text:p>
          </table:table-cell>
          <table:table-cell office:value-type="float" office:value="1197" table:formula="of:=[.C23]+[.C32]" table:style-name="ce62">
            <text:p>1197<text:s/></text:p>
          </table:table-cell>
          <table:table-cell office:value-type="float" office:value="0" table:formula="of:=SUM([.D23]+[.D32])" table:style-name="ce63">
            <text:p>0</text:p>
          </table:table-cell>
          <table:table-cell office:value-type="float" office:value="2" table:formula="of:=SUM([.E23]+[.E32])" table:style-name="ce63">
            <text:p>2</text:p>
          </table:table-cell>
          <table:table-cell office:value-type="float" office:value="19" table:formula="of:=SUM([.F23]+[.F32])" table:style-name="ce63">
            <text:p>19</text:p>
          </table:table-cell>
          <table:table-cell office:value-type="float" office:value="24" table:formula="of:=SUM([.G23]+[.G32])" table:style-name="ce63">
            <text:p>24</text:p>
          </table:table-cell>
          <table:table-cell office:value-type="float" office:value="43" table:formula="of:=SUM([.H23]+[.H32])" table:style-name="ce63">
            <text:p>43</text:p>
          </table:table-cell>
          <table:table-cell office:value-type="float" office:value="63" table:formula="of:=SUM([.I23]+[.I32])" table:style-name="ce63">
            <text:p>63</text:p>
          </table:table-cell>
          <table:table-cell office:value-type="float" office:value="66" table:formula="of:=SUM([.J23]+[.J32])" table:style-name="ce63">
            <text:p>66</text:p>
          </table:table-cell>
          <table:table-cell office:value-type="float" office:value="38" table:formula="of:=SUM([.K23]+[.K32])" table:style-name="ce63">
            <text:p>38</text:p>
          </table:table-cell>
          <table:table-cell office:value-type="float" office:value="41" table:formula="of:=SUM([.L23]+[.L32])" table:style-name="ce63">
            <text:p>41</text:p>
          </table:table-cell>
          <table:table-cell office:value-type="float" office:value="31" table:formula="of:=SUM([.M23]+[.M32])" table:style-name="ce66">
            <text:p>31</text:p>
          </table:table-cell>
          <table:table-cell office:value-type="float" office:value="23" table:formula="of:=SUM([.N23]+[.N32])" table:style-name="ce66">
            <text:p>23</text:p>
          </table:table-cell>
          <table:table-cell office:value-type="float" office:value="7" table:formula="of:=SUM([.O23]+[.O32])" table:style-name="ce66">
            <text:p>7</text:p>
          </table:table-cell>
          <table:table-cell office:value-type="float" office:value="9" table:formula="of:=SUM([.P23]+[.P32])" table:style-name="ce66">
            <text:p>9</text:p>
          </table:table-cell>
          <table:table-cell office:value-type="float" office:value="10" table:formula="of:=SUM([.Q23]+[.Q32])" table:style-name="ce66">
            <text:p>10</text:p>
          </table:table-cell>
          <table:table-cell office:value-type="float" office:value="6" table:formula="of:=SUM([.R23]+[.R32])" table:style-name="ce66">
            <text:p>6</text:p>
          </table:table-cell>
          <table:table-cell office:value-type="float" office:value="6" table:formula="of:=SUM([.S23]+[.S32])" table:style-name="ce66">
            <text:p>6</text:p>
          </table:table-cell>
          <table:table-cell office:value-type="float" office:value="3" table:style-name="ce66">
            <text:p>3</text:p>
          </table:table-cell>
          <table:table-cell office:value-type="float" office:value="2" table:formula="of:=SUM([.U23]+[.U32])" table:style-name="ce66">
            <text:p>2</text:p>
          </table:table-cell>
          <table:table-cell office:value-type="float" office:value="5" table:formula="of:=SUM([.V23]+[.V32])" table:style-name="ce66">
            <text:p>5</text:p>
          </table:table-cell>
          <table:table-cell office:value-type="float" office:value="1" table:formula="of:=SUM([.W23]+[.W32])" table:style-name="ce66">
            <text:p>1</text:p>
          </table:table-cell>
          <table:table-cell office:value-type="float" office:value="2" table:formula="of:=SUM([.X23]+[.X32])" table:style-name="ce66">
            <text:p>2</text:p>
          </table:table-cell>
          <table:table-cell office:value-type="float" office:value="3" table:formula="of:=SUM([.Y23]+[.Y32])" table:style-name="ce66">
            <text:p>3</text:p>
          </table:table-cell>
          <table:table-cell office:value-type="float" office:value="2" table:formula="of:=SUM([.Z23]+[.Z32])" table:style-name="ce66">
            <text:p>2</text:p>
          </table:table-cell>
          <table:table-cell office:value-type="float" office:value="0" table:formula="of:=SUM([.AA23]+[.AA32])" table:style-name="ce66">
            <text:p>0</text:p>
          </table:table-cell>
          <table:table-cell office:value-type="float" office:value="1" table:formula="of:=SUM([.AB23]+[.AB32])" table:style-name="ce66">
            <text:p>1</text:p>
          </table:table-cell>
          <table:table-cell office:value-type="float" office:value="2" table:formula="of:=SUM([.AC23]+[.AC32])" table:style-name="ce66">
            <text:p>2</text:p>
          </table:table-cell>
          <table:table-cell office:value-type="float" office:value="3" table:formula="of:=SUM([.AD23]+[.AD32])" table:style-name="ce66">
            <text:p>3</text:p>
          </table:table-cell>
          <table:table-cell office:value-type="float" office:value="2" table:formula="of:=SUM([.AE23]+[.AE32])" table:style-name="ce66">
            <text:p>2</text:p>
          </table:table-cell>
          <table:table-cell office:value-type="float" office:value="1" table:formula="of:=SUM([.AF23]+[.AF32])" table:style-name="ce66">
            <text:p>1</text:p>
          </table:table-cell>
          <table:table-cell office:value-type="float" office:value="3" table:formula="of:=SUM([.AG23]+[.AG32])" table:style-name="ce66">
            <text:p>3</text:p>
          </table:table-cell>
          <table:table-cell office:value-type="float" office:value="5" table:formula="of:=SUM([.AH23]+[.AH32])" table:style-name="ce66">
            <text:p>5</text:p>
          </table:table-cell>
          <table:table-cell office:value-type="float" office:value="16" table:formula="of:=SUM([.AI23]+[.AI32])" table:style-name="ce66">
            <text:p>16</text:p>
          </table:table-cell>
          <table:table-cell office:value-type="float" office:value="15" table:formula="of:=SUM([.AJ23]+[.AJ32])" table:style-name="ce66">
            <text:p>15</text:p>
          </table:table-cell>
          <table:table-cell office:value-type="float" office:value="30" table:formula="of:=SUM([.AK23]+[.AK32])" table:style-name="ce66">
            <text:p>30</text:p>
          </table:table-cell>
          <table:table-cell office:value-type="float" office:value="44" table:formula="of:=SUM([.AL23]+[.AL32])" table:style-name="ce66">
            <text:p>44</text:p>
          </table:table-cell>
          <table:table-cell office:value-type="float" office:value="42" table:formula="of:=SUM([.AM23]+[.AM32])" table:style-name="ce66">
            <text:p>42</text:p>
          </table:table-cell>
          <table:table-cell office:value-type="float" office:value="35" table:formula="of:=SUM([.AN23]+[.AN32])" table:style-name="ce66">
            <text:p>35</text:p>
          </table:table-cell>
          <table:table-cell office:value-type="float" office:value="41" table:formula="of:=SUM([.AO23]+[.AO32])" table:style-name="ce65">
            <text:p>41</text:p>
          </table:table-cell>
          <table:table-cell office:value-type="float" office:value="35" table:formula="of:=SUM([.AP23]+[.AP32])" table:style-name="ce65">
            <text:p>35</text:p>
          </table:table-cell>
          <table:table-cell office:value-type="float" office:value="29" table:formula="of:=SUM([.AQ23]+[.AQ32])" table:style-name="ce65">
            <text:p>29</text:p>
          </table:table-cell>
          <table:table-cell office:value-type="float" office:value="44" table:formula="of:=SUM([.AR23]+[.AR32])" table:style-name="ce65">
            <text:p>44</text:p>
          </table:table-cell>
          <table:table-cell office:value-type="float" office:value="41" table:formula="of:=SUM([.AS23]+[.AS32])" table:style-name="ce65">
            <text:p>41</text:p>
          </table:table-cell>
          <table:table-cell office:value-type="float" office:value="60" table:formula="of:=SUM([.AT23]+[.AT32])" table:style-name="ce65">
            <text:p>60</text:p>
          </table:table-cell>
          <table:table-cell office:value-type="float" office:value="57" table:formula="of:=SUM([.AU23]+[.AU32])" table:style-name="ce65">
            <text:p>57</text:p>
          </table:table-cell>
          <table:table-cell office:value-type="float" office:value="81" table:formula="of:=SUM([.AV23]+[.AV32])" table:style-name="ce65">
            <text:p>81</text:p>
          </table:table-cell>
          <table:table-cell office:value-type="float" office:value="59" table:formula="of:=SUM([.AW23]+[.AW32])" table:style-name="ce65">
            <text:p>59</text:p>
          </table:table-cell>
          <table:table-cell office:value-type="float" office:value="49" table:formula="of:=SUM([.AX23]+[.AX32])" table:style-name="ce65">
            <text:p>49</text:p>
          </table:table-cell>
          <table:table-cell office:value-type="float" office:value="40" table:formula="of:=SUM([.AY23]+[.AY32])" table:style-name="ce65">
            <text:p>40</text:p>
          </table:table-cell>
          <table:table-cell office:value-type="float" office:value="36" table:formula="of:=SUM([.AZ23]+[.AZ32])" table:style-name="ce65">
            <text:p>36</text:p>
          </table:table-cell>
          <table:table-cell office:value-type="float" office:value="20" table:formula="of:=SUM([.BA23]+[.BA32])" table:style-name="ce65">
            <text:p>20</text:p>
          </table:table-cell>
          <table:table-cell table:number-columns-repeated="16331" table:style-name="ce115"/>
        </table:table-row>
        <table:table-row table:style-name="ro27">
          <table:table-cell office:value-type="string" table:style-name="ce50">
            <text:p>Male<text:s/></text:p>
          </table:table-cell>
          <table:table-cell office:value-type="string" table:style-name="ce51">
            <text:p>All</text:p>
          </table:table-cell>
          <table:table-cell office:value-type="float" office:value="1425" table:formula="of:=SUM([.C16:.C23])" table:style-name="ce52">
            <text:p>1425<text:s/></text:p>
          </table:table-cell>
          <table:table-cell office:value-type="float" office:value="1" table:formula="of:=SUM([.D16:.D23])" table:style-name="ce202">
            <text:p>1</text:p>
          </table:table-cell>
          <table:table-cell office:value-type="float" office:value="4" table:formula="of:=SUM([.E16:.E23])" table:style-name="ce202">
            <text:p>4</text:p>
          </table:table-cell>
          <table:table-cell office:value-type="float" office:value="27" table:formula="of:=SUM([.F16:.F23])" table:style-name="ce202">
            <text:p>27</text:p>
          </table:table-cell>
          <table:table-cell office:value-type="float" office:value="42" table:formula="of:=SUM([.G16:.G23])" table:style-name="ce202">
            <text:p>42</text:p>
          </table:table-cell>
          <table:table-cell office:value-type="float" office:value="57" table:formula="of:=SUM([.H16:.H23])" table:style-name="ce202">
            <text:p>57</text:p>
          </table:table-cell>
          <table:table-cell office:value-type="float" office:value="55" table:formula="of:=SUM([.I16:.I23])" table:style-name="ce202">
            <text:p>55</text:p>
          </table:table-cell>
          <table:table-cell office:value-type="float" office:value="63" table:formula="of:=SUM([.J16:.J23])" table:style-name="ce202">
            <text:p>63</text:p>
          </table:table-cell>
          <table:table-cell office:value-type="float" office:value="40" table:formula="of:=SUM([.K16:.K23])" table:style-name="ce202">
            <text:p>40</text:p>
          </table:table-cell>
          <table:table-cell office:value-type="float" office:value="33" table:formula="of:=SUM([.L16:.L23])" table:style-name="ce202">
            <text:p>33</text:p>
          </table:table-cell>
          <table:table-cell office:value-type="float" office:value="27" table:formula="of:=SUM([.M16:.M23])" table:style-name="ce67">
            <text:p>27</text:p>
          </table:table-cell>
          <table:table-cell office:value-type="float" office:value="23" table:formula="of:=SUM([.N16:.N23])" table:style-name="ce67">
            <text:p>23</text:p>
          </table:table-cell>
          <table:table-cell office:value-type="float" office:value="11" table:formula="of:=SUM([.O16:.O23])" table:style-name="ce67">
            <text:p>11</text:p>
          </table:table-cell>
          <table:table-cell office:value-type="float" office:value="11" table:formula="of:=SUM([.P16:.P23])" table:style-name="ce67">
            <text:p>11</text:p>
          </table:table-cell>
          <table:table-cell office:value-type="float" office:value="10" table:formula="of:=SUM([.Q16:.Q23])" table:style-name="ce67">
            <text:p>10</text:p>
          </table:table-cell>
          <table:table-cell office:value-type="float" office:value="5" table:formula="of:=SUM([.R16:.R23])" table:style-name="ce67">
            <text:p>5</text:p>
          </table:table-cell>
          <table:table-cell office:value-type="float" office:value="7" table:formula="of:=SUM([.S16:.S23])" table:style-name="ce67">
            <text:p>7</text:p>
          </table:table-cell>
          <table:table-cell office:value-type="float" office:value="3" table:style-name="ce67">
            <text:p>3</text:p>
          </table:table-cell>
          <table:table-cell office:value-type="float" office:value="1" table:formula="of:=SUM([.U16:.U23])" table:style-name="ce67">
            <text:p>1</text:p>
          </table:table-cell>
          <table:table-cell office:value-type="float" office:value="5" table:formula="of:=SUM([.V16:.V23])" table:style-name="ce67">
            <text:p>5</text:p>
          </table:table-cell>
          <table:table-cell office:value-type="float" office:value="1" table:formula="of:=SUM([.W16:.W23])" table:style-name="ce67">
            <text:p>1</text:p>
          </table:table-cell>
          <table:table-cell office:value-type="float" office:value="3" table:formula="of:=SUM([.X16:.X23])" table:style-name="ce67">
            <text:p>3</text:p>
          </table:table-cell>
          <table:table-cell office:value-type="float" office:value="2" table:formula="of:=SUM([.Y16:.Y23])" table:style-name="ce67">
            <text:p>2</text:p>
          </table:table-cell>
          <table:table-cell office:value-type="float" office:value="3" table:formula="of:=SUM([.Z16:.Z23])" table:style-name="ce67">
            <text:p>3</text:p>
          </table:table-cell>
          <table:table-cell office:value-type="float" office:value="3" table:formula="of:=SUM([.AA16:.AA23])" table:style-name="ce67">
            <text:p>3</text:p>
          </table:table-cell>
          <table:table-cell office:value-type="float" office:value="3" table:formula="of:=SUM([.AB16:.AB23])" table:style-name="ce67">
            <text:p>3</text:p>
          </table:table-cell>
          <table:table-cell office:value-type="float" office:value="6" table:formula="of:=SUM([.AC16:.AC23])" table:style-name="ce67">
            <text:p>6</text:p>
          </table:table-cell>
          <table:table-cell office:value-type="float" office:value="4" table:formula="of:=SUM([.AD16:.AD23])" table:style-name="ce67">
            <text:p>4</text:p>
          </table:table-cell>
          <table:table-cell office:value-type="float" office:value="7" table:formula="of:=SUM([.AE16:.AE23])" table:style-name="ce67">
            <text:p>7</text:p>
          </table:table-cell>
          <table:table-cell office:value-type="float" office:value="1" table:formula="of:=SUM([.AF16:.AF23])" table:style-name="ce67">
            <text:p>1</text:p>
          </table:table-cell>
          <table:table-cell office:value-type="float" office:value="7" table:formula="of:=SUM([.AG16:.AG23])" table:style-name="ce67">
            <text:p>7</text:p>
          </table:table-cell>
          <table:table-cell office:value-type="float" office:value="10" table:formula="of:=SUM([.AH16:.AH23])" table:style-name="ce67">
            <text:p>10</text:p>
          </table:table-cell>
          <table:table-cell office:value-type="float" office:value="19" table:formula="of:=SUM([.AI16:.AI23])" table:style-name="ce67">
            <text:p>19</text:p>
          </table:table-cell>
          <table:table-cell office:value-type="float" office:value="27" table:formula="of:=SUM([.AJ16:.AJ23])" table:style-name="ce67">
            <text:p>27</text:p>
          </table:table-cell>
          <table:table-cell office:value-type="float" office:value="47" table:formula="of:=SUM([.AK16:.AK23])" table:style-name="ce67">
            <text:p>47</text:p>
          </table:table-cell>
          <table:table-cell office:value-type="float" office:value="41" table:formula="of:=SUM([.AL16:.AL23])" table:style-name="ce67">
            <text:p>41</text:p>
          </table:table-cell>
          <table:table-cell office:value-type="float" office:value="50" table:formula="of:=SUM([.AM16:.AM23])" table:style-name="ce67">
            <text:p>50</text:p>
          </table:table-cell>
          <table:table-cell office:value-type="float" office:value="37" table:formula="of:=SUM([.AN16:.AN23])" table:style-name="ce67">
            <text:p>37</text:p>
          </table:table-cell>
          <table:table-cell office:value-type="float" office:value="41" table:formula="of:=SUM([.AO16:.AO23])" table:style-name="ce67">
            <text:p>41</text:p>
          </table:table-cell>
          <table:table-cell office:value-type="float" office:value="44" table:formula="of:=SUM([.AP16:.AP23])" table:style-name="ce67">
            <text:p>44</text:p>
          </table:table-cell>
          <table:table-cell office:value-type="float" office:value="40" table:formula="of:=SUM([.AQ16:.AQ23])" table:style-name="ce67">
            <text:p>40</text:p>
          </table:table-cell>
          <table:table-cell office:value-type="float" office:value="44" table:formula="of:=SUM([.AR16:.AR23])" table:style-name="ce67">
            <text:p>44</text:p>
          </table:table-cell>
          <table:table-cell office:value-type="float" office:value="45" table:formula="of:=SUM([.AS16:.AS23])" table:style-name="ce67">
            <text:p>45</text:p>
          </table:table-cell>
          <table:table-cell office:value-type="float" office:value="78" table:formula="of:=SUM([.AT16:.AT23])" table:style-name="ce67">
            <text:p>78</text:p>
          </table:table-cell>
          <table:table-cell office:value-type="float" office:value="83" table:formula="of:=SUM([.AU16:.AU23])" table:style-name="ce67">
            <text:p>83</text:p>
          </table:table-cell>
          <table:table-cell office:value-type="float" office:value="86" table:formula="of:=SUM([.AV16:.AV23])" table:style-name="ce67">
            <text:p>86</text:p>
          </table:table-cell>
          <table:table-cell office:value-type="float" office:value="72" table:formula="of:=SUM([.AW16:.AW23])" table:style-name="ce67">
            <text:p>72</text:p>
          </table:table-cell>
          <table:table-cell office:value-type="float" office:value="67" table:formula="of:=SUM([.AX16:.AX23])" table:style-name="ce67">
            <text:p>67</text:p>
          </table:table-cell>
          <table:table-cell office:value-type="float" office:value="54" table:formula="of:=SUM([.AY16:.AY23])" table:style-name="ce67">
            <text:p>54</text:p>
          </table:table-cell>
          <table:table-cell office:value-type="float" office:value="46" table:formula="of:=SUM([.AZ16:.AZ23])" table:style-name="ce67">
            <text:p>46</text:p>
          </table:table-cell>
          <table:table-cell office:value-type="float" office:value="29" table:formula="of:=SUM([.BA16:.BA23])" table:style-name="ce67">
            <text:p>29</text:p>
          </table:table-cell>
          <table:table-cell table:number-columns-repeated="16331" table:style-name="ce115"/>
        </table:table-row>
        <table:table-row table:style-name="ro27">
          <table:table-cell table:style-name="ce53"/>
          <table:table-cell office:value-type="string" table:style-name="ce54">
            <text:p>&lt;7 days</text:p>
          </table:table-cell>
          <table:table-cell office:value-type="float" office:value="0" table:formula="of:=SUM([.D16:.BA16])" table:style-name="ce55">
            <text:p>0<text: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6331" table:style-name="ce115"/>
        </table:table-row>
        <table:table-row table:style-name="ro27">
          <table:table-cell table:style-name="ce53"/>
          <table:table-cell office:value-type="string" table:style-name="ce57">
            <text:p>&gt;=7 days and &lt; 1 year</text:p>
          </table:table-cell>
          <table:table-cell office:value-type="float" office:value="0" table:formula="of:=SUM([.D17:.BA17])" table:style-name="ce55">
            <text:p>0<text: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6331" table:style-name="ce115"/>
        </table:table-row>
        <table:table-row table:style-name="ro27">
          <table:table-cell table:style-name="ce53"/>
          <table:table-cell office:value-type="string" table:style-name="ce58">
            <text:p>1-14</text:p>
          </table:table-cell>
          <table:table-cell office:value-type="float" office:value="0" table:formula="of:=SUM([.D18:.BA18])" table:style-name="ce55">
            <text:p>0<text: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6331" table:style-name="ce115"/>
        </table:table-row>
        <table:table-row table:style-name="ro27">
          <table:table-cell table:style-name="ce53"/>
          <table:table-cell office:value-type="string" table:style-name="ce54">
            <text:p>15-44</text:p>
          </table:table-cell>
          <table:table-cell office:value-type="float" office:value="8" table:formula="of:=SUM([.D19:.BA19])" table:style-name="ce55">
            <text:p>8<text:s/></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table:number-columns-repeated="16331" table:style-name="ce115"/>
        </table:table-row>
        <table:table-row table:style-name="ro27">
          <table:table-cell table:style-name="ce53"/>
          <table:table-cell office:value-type="string" table:style-name="ce54">
            <text:p>45-64</text:p>
          </table:table-cell>
          <table:table-cell office:value-type="float" office:value="138" table:formula="of:=SUM([.D20:.BA20])" table:style-name="ce55">
            <text:p>138<text:s/></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7" table:style-name="ce56">
            <text:p>7</text:p>
          </table:table-cell>
          <table:table-cell office:value-type="float" office:value="8" table:style-name="ce56">
            <text:p>8</text:p>
          </table:table-cell>
          <table:table-cell office:value-type="float" office:value="3" table:style-name="ce56">
            <text:p>3</text:p>
          </table:table-cell>
          <table:table-cell office:value-type="float" office:value="4" table:style-name="ce56">
            <text:p>4</text:p>
          </table:table-cell>
          <table:table-cell office:value-type="float" office:value="2" table:style-name="ce56">
            <text:p>2</text:p>
          </table:table-cell>
          <table:table-cell office:value-type="float" office:value="3" table:style-name="ce65">
            <text:p>3</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6" table:style-name="ce65">
            <text:p>6</text:p>
          </table:table-cell>
          <table:table-cell office:value-type="float" office:value="2" table:style-name="ce65">
            <text:p>2</text:p>
          </table:table-cell>
          <table:table-cell office:value-type="float" office:value="6" table:style-name="ce65">
            <text:p>6</text:p>
          </table:table-cell>
          <table:table-cell office:value-type="float" office:value="6" table:style-name="ce65">
            <text:p>6</text:p>
          </table:table-cell>
          <table:table-cell office:value-type="float" office:value="4" table:style-name="ce65">
            <text:p>4</text:p>
          </table:table-cell>
          <table:table-cell office:value-type="float" office:value="2" table:style-name="ce65">
            <text:p>2</text:p>
          </table:table-cell>
          <table:table-cell office:value-type="float" office:value="3" table:style-name="ce65">
            <text:p>3</text:p>
          </table:table-cell>
          <table:table-cell office:value-type="float" office:value="3" table:style-name="ce65">
            <text:p>3</text:p>
          </table:table-cell>
          <table:table-cell office:value-type="float" office:value="10" table:style-name="ce65">
            <text:p>10</text:p>
          </table:table-cell>
          <table:table-cell office:value-type="float" office:value="9" table:style-name="ce65">
            <text:p>9</text:p>
          </table:table-cell>
          <table:table-cell office:value-type="float" office:value="9" table:style-name="ce65">
            <text:p>9</text:p>
          </table:table-cell>
          <table:table-cell office:value-type="float" office:value="6" table:style-name="ce65">
            <text:p>6</text:p>
          </table:table-cell>
          <table:table-cell office:value-type="float" office:value="8" table:style-name="ce65">
            <text:p>8</text:p>
          </table:table-cell>
          <table:table-cell office:value-type="float" office:value="7" table:style-name="ce65">
            <text:p>7</text:p>
          </table:table-cell>
          <table:table-cell office:value-type="float" office:value="5" table:style-name="ce65">
            <text:p>5</text:p>
          </table:table-cell>
          <table:table-cell office:value-type="float" office:value="4" table:style-name="ce65">
            <text:p>4</text:p>
          </table:table-cell>
          <table:table-cell table:number-columns-repeated="16331" table:style-name="ce115"/>
        </table:table-row>
        <table:table-row table:style-name="ro27">
          <table:table-cell table:style-name="ce53"/>
          <table:table-cell office:value-type="string" table:style-name="ce54">
            <text:p>65-74</text:p>
          </table:table-cell>
          <table:table-cell office:value-type="float" office:value="244" table:formula="of:=SUM([.D21:.BA21])" table:style-name="ce55">
            <text:p>244<text:s/></text:p>
          </table:table-cell>
          <table:table-cell office:value-type="float" office:value="0" table:style-name="ce56">
            <text:p>0</text:p>
          </table:table-cell>
          <table:table-cell office:value-type="float" office:value="2" table:style-name="ce56">
            <text:p>2</text:p>
          </table:table-cell>
          <table:table-cell office:value-type="float" office:value="8" table:style-name="ce56">
            <text:p>8</text:p>
          </table:table-cell>
          <table:table-cell office:value-type="float" office:value="8" table:style-name="ce56">
            <text:p>8</text:p>
          </table:table-cell>
          <table:table-cell office:value-type="float" office:value="4" table:style-name="ce56">
            <text:p>4</text:p>
          </table:table-cell>
          <table:table-cell office:value-type="float" office:value="11" table:style-name="ce56">
            <text:p>11</text:p>
          </table:table-cell>
          <table:table-cell office:value-type="float" office:value="10" table:style-name="ce56">
            <text:p>10</text:p>
          </table:table-cell>
          <table:table-cell office:value-type="float" office:value="5" table:style-name="ce56">
            <text:p>5</text:p>
          </table:table-cell>
          <table:table-cell office:value-type="float" office:value="4" table:style-name="ce56">
            <text:p>4</text:p>
          </table:table-cell>
          <table:table-cell office:value-type="float" office:value="5" table:style-name="ce65">
            <text:p>5</text:p>
          </table:table-cell>
          <table:table-cell office:value-type="float" office:value="1" table:style-name="ce65">
            <text:p>1</text:p>
          </table:table-cell>
          <table:table-cell office:value-type="float" office:value="2" table:style-name="ce65">
            <text:p>2</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3" table:style-name="ce65">
            <text:p>3</text:p>
          </table:table-cell>
          <table:table-cell office:value-type="float" office:value="2" table:style-name="ce65">
            <text:p>2</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2" table:style-name="ce65">
            <text:p>2</text:p>
          </table:table-cell>
          <table:table-cell office:value-type="float" office:value="4" table:style-name="ce65">
            <text:p>4</text:p>
          </table:table-cell>
          <table:table-cell office:value-type="float" office:value="6" table:style-name="ce65">
            <text:p>6</text:p>
          </table:table-cell>
          <table:table-cell office:value-type="float" office:value="6" table:style-name="ce65">
            <text:p>6</text:p>
          </table:table-cell>
          <table:table-cell office:value-type="float" office:value="7" table:style-name="ce65">
            <text:p>7</text:p>
          </table:table-cell>
          <table:table-cell office:value-type="float" office:value="14" table:style-name="ce65">
            <text:p>14</text:p>
          </table:table-cell>
          <table:table-cell office:value-type="float" office:value="8" table:style-name="ce65">
            <text:p>8</text:p>
          </table:table-cell>
          <table:table-cell office:value-type="float" office:value="6" table:style-name="ce65">
            <text:p>6</text:p>
          </table:table-cell>
          <table:table-cell office:value-type="float" office:value="6" table:style-name="ce65">
            <text:p>6</text:p>
          </table:table-cell>
          <table:table-cell office:value-type="float" office:value="8" table:style-name="ce65">
            <text:p>8</text:p>
          </table:table-cell>
          <table:table-cell office:value-type="float" office:value="7" table:style-name="ce65">
            <text:p>7</text:p>
          </table:table-cell>
          <table:table-cell office:value-type="float" office:value="9" table:style-name="ce65">
            <text:p>9</text:p>
          </table:table-cell>
          <table:table-cell office:value-type="float" office:value="12" table:style-name="ce65">
            <text:p>12</text:p>
          </table:table-cell>
          <table:table-cell office:value-type="float" office:value="19" table:style-name="ce65">
            <text:p>19</text:p>
          </table:table-cell>
          <table:table-cell office:value-type="float" office:value="13" table:style-name="ce65">
            <text:p>13</text:p>
          </table:table-cell>
          <table:table-cell office:value-type="float" office:value="9" table:style-name="ce65">
            <text:p>9</text:p>
          </table:table-cell>
          <table:table-cell office:value-type="float" office:value="13" table:style-name="ce65">
            <text:p>13</text:p>
          </table:table-cell>
          <table:table-cell office:value-type="float" office:value="9" table:style-name="ce65">
            <text:p>9</text:p>
          </table:table-cell>
          <table:table-cell office:value-type="float" office:value="8" table:style-name="ce65">
            <text:p>8</text:p>
          </table:table-cell>
          <table:table-cell office:value-type="float" office:value="4" table:style-name="ce65">
            <text:p>4</text:p>
          </table:table-cell>
          <table:table-cell table:number-columns-repeated="16331" table:style-name="ce115"/>
        </table:table-row>
        <table:table-row table:style-name="ro27">
          <table:table-cell table:style-name="ce53"/>
          <table:table-cell office:value-type="string" table:style-name="ce59">
            <text:p>75-84</text:p>
          </table:table-cell>
          <table:table-cell office:value-type="float" office:value="542" table:formula="of:=SUM([.D22:.BA22])" table:style-name="ce55">
            <text:p>542<text:s/></text:p>
          </table:table-cell>
          <table:table-cell office:value-type="float" office:value="1" table:style-name="ce56">
            <text:p>1</text:p>
          </table:table-cell>
          <table:table-cell office:value-type="float" office:value="0" table:style-name="ce56">
            <text:p>0</text:p>
          </table:table-cell>
          <table:table-cell office:value-type="float" office:value="7" table:style-name="ce56">
            <text:p>7</text:p>
          </table:table-cell>
          <table:table-cell office:value-type="float" office:value="20" table:style-name="ce56">
            <text:p>20</text:p>
          </table:table-cell>
          <table:table-cell office:value-type="float" office:value="22" table:style-name="ce56">
            <text:p>22</text:p>
          </table:table-cell>
          <table:table-cell office:value-type="float" office:value="18" table:style-name="ce56">
            <text:p>18</text:p>
          </table:table-cell>
          <table:table-cell office:value-type="float" office:value="16" table:style-name="ce56">
            <text:p>16</text:p>
          </table:table-cell>
          <table:table-cell office:value-type="float" office:value="18" table:style-name="ce56">
            <text:p>18</text:p>
          </table:table-cell>
          <table:table-cell office:value-type="float" office:value="11" table:style-name="ce56">
            <text:p>11</text:p>
          </table:table-cell>
          <table:table-cell office:value-type="float" office:value="8" table:style-name="ce65">
            <text:p>8</text:p>
          </table:table-cell>
          <table:table-cell office:value-type="float" office:value="10" table:style-name="ce65">
            <text:p>10</text:p>
          </table:table-cell>
          <table:table-cell office:value-type="float" office:value="4" table:style-name="ce65">
            <text:p>4</text:p>
          </table:table-cell>
          <table:table-cell office:value-type="float" office:value="4" table:style-name="ce65">
            <text:p>4</text:p>
          </table:table-cell>
          <table:table-cell office:value-type="float" office:value="5" table:style-name="ce65">
            <text:p>5</text:p>
          </table:table-cell>
          <table:table-cell office:value-type="float" office:value="2" table:style-name="ce65">
            <text:p>2</text:p>
          </table:table-cell>
          <table:table-cell office:value-type="float" office:value="2" table:style-name="ce65">
            <text:p>2</text:p>
          </table:table-cell>
          <table:table-cell office:value-type="float" office:value="2" table:style-name="ce65">
            <text:p>2</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2" table:style-name="ce65">
            <text:p>2</text:p>
          </table:table-cell>
          <table:table-cell office:value-type="float" office:value="1" table:style-name="ce65">
            <text:p>1</text:p>
          </table:table-cell>
          <table:table-cell office:value-type="float" office:value="1" table:style-name="ce65">
            <text:p>1</text:p>
          </table:table-cell>
          <table:table-cell office:value-type="float" office:value="4" table:style-name="ce65">
            <text:p>4</text:p>
          </table:table-cell>
          <table:table-cell office:value-type="float" office:value="1" table:style-name="ce65">
            <text:p>1</text:p>
          </table:table-cell>
          <table:table-cell office:value-type="float" office:value="4" table:style-name="ce65">
            <text:p>4</text:p>
          </table:table-cell>
          <table:table-cell office:value-type="float" office:value="7" table:style-name="ce65">
            <text:p>7</text:p>
          </table:table-cell>
          <table:table-cell office:value-type="float" office:value="7" table:style-name="ce65">
            <text:p>7</text:p>
          </table:table-cell>
          <table:table-cell office:value-type="float" office:value="12" table:style-name="ce65">
            <text:p>12</text:p>
          </table:table-cell>
          <table:table-cell office:value-type="float" office:value="23" table:style-name="ce65">
            <text:p>23</text:p>
          </table:table-cell>
          <table:table-cell office:value-type="float" office:value="15" table:style-name="ce65">
            <text:p>15</text:p>
          </table:table-cell>
          <table:table-cell office:value-type="float" office:value="16" table:style-name="ce65">
            <text:p>16</text:p>
          </table:table-cell>
          <table:table-cell office:value-type="float" office:value="12" table:style-name="ce65">
            <text:p>12</text:p>
          </table:table-cell>
          <table:table-cell office:value-type="float" office:value="13" table:style-name="ce65">
            <text:p>13</text:p>
          </table:table-cell>
          <table:table-cell office:value-type="float" office:value="21" table:style-name="ce65">
            <text:p>21</text:p>
          </table:table-cell>
          <table:table-cell office:value-type="float" office:value="24" table:style-name="ce65">
            <text:p>24</text:p>
          </table:table-cell>
          <table:table-cell office:value-type="float" office:value="12" table:style-name="ce65">
            <text:p>12</text:p>
          </table:table-cell>
          <table:table-cell office:value-type="float" office:value="17" table:style-name="ce65">
            <text:p>17</text:p>
          </table:table-cell>
          <table:table-cell office:value-type="float" office:value="27" table:style-name="ce65">
            <text:p>27</text:p>
          </table:table-cell>
          <table:table-cell office:value-type="float" office:value="30" table:style-name="ce65">
            <text:p>30</text:p>
          </table:table-cell>
          <table:table-cell office:value-type="float" office:value="36" table:style-name="ce65">
            <text:p>36</text:p>
          </table:table-cell>
          <table:table-cell office:value-type="float" office:value="32" table:style-name="ce65">
            <text:p>32</text:p>
          </table:table-cell>
          <table:table-cell office:value-type="float" office:value="28" table:style-name="ce65">
            <text:p>28</text:p>
          </table:table-cell>
          <table:table-cell office:value-type="float" office:value="16" table:style-name="ce65">
            <text:p>16</text:p>
          </table:table-cell>
          <table:table-cell office:value-type="float" office:value="14" table:style-name="ce65">
            <text:p>14</text:p>
          </table:table-cell>
          <table:table-cell office:value-type="float" office:value="12" table:style-name="ce65">
            <text:p>12</text:p>
          </table:table-cell>
          <table:table-cell table:number-columns-repeated="16331" table:style-name="ce115"/>
        </table:table-row>
        <table:table-row table:style-name="ro27">
          <table:table-cell table:style-name="ce60"/>
          <table:table-cell office:value-type="string" table:style-name="ce61">
            <text:p>85+</text:p>
          </table:table-cell>
          <table:table-cell office:value-type="float" office:value="493" table:formula="of:=SUM([.D23:.BA23])" table:style-name="ce62">
            <text:p>493<text:s/></text:p>
          </table:table-cell>
          <table:table-cell office:value-type="float" office:value="0" table:style-name="ce63">
            <text:p>0</text:p>
          </table:table-cell>
          <table:table-cell office:value-type="float" office:value="1" table:style-name="ce63">
            <text:p>1</text:p>
          </table:table-cell>
          <table:table-cell office:value-type="float" office:value="10" table:style-name="ce63">
            <text:p>10</text:p>
          </table:table-cell>
          <table:table-cell office:value-type="float" office:value="12" table:style-name="ce63">
            <text:p>12</text:p>
          </table:table-cell>
          <table:table-cell office:value-type="float" office:value="23" table:style-name="ce63">
            <text:p>23</text:p>
          </table:table-cell>
          <table:table-cell office:value-type="float" office:value="18" table:style-name="ce63">
            <text:p>18</text:p>
          </table:table-cell>
          <table:table-cell office:value-type="float" office:value="34" table:style-name="ce63">
            <text:p>34</text:p>
          </table:table-cell>
          <table:table-cell office:value-type="float" office:value="12" table:style-name="ce63">
            <text:p>12</text:p>
          </table:table-cell>
          <table:table-cell office:value-type="float" office:value="16" table:style-name="ce63">
            <text:p>16</text:p>
          </table:table-cell>
          <table:table-cell office:value-type="float" office:value="11" table:style-name="ce66">
            <text:p>11</text:p>
          </table:table-cell>
          <table:table-cell office:value-type="float" office:value="11" table:style-name="ce66">
            <text:p>11</text:p>
          </table:table-cell>
          <table:table-cell office:value-type="float" office:value="4" table:style-name="ce66">
            <text:p>4</text:p>
          </table:table-cell>
          <table:table-cell office:value-type="float" office:value="4" table:style-name="ce66">
            <text:p>4</text:p>
          </table:table-cell>
          <table:table-cell office:value-type="float" office:value="5" table:style-name="ce66">
            <text:p>5</text:p>
          </table:table-cell>
          <table:table-cell office:value-type="float" office:value="2" table:style-name="ce66">
            <text:p>2</text:p>
          </table:table-cell>
          <table:table-cell office:value-type="float" office:value="3" table:style-name="ce66">
            <text:p>3</text:p>
          </table:table-cell>
          <table:table-cell office:value-type="float" office:value="0" table:style-name="ce66">
            <text:p>0</text:p>
          </table:table-cell>
          <table:table-cell office:value-type="float" office:value="1" table:style-name="ce66">
            <text:p>1</text:p>
          </table:table-cell>
          <table:table-cell office:value-type="float" office:value="3" table:style-name="ce66">
            <text:p>3</text:p>
          </table:table-cell>
          <table:table-cell office:value-type="float" office:value="1" table:style-name="ce66">
            <text:p>1</text:p>
          </table:table-cell>
          <table:table-cell office:value-type="float" office:value="1" table:style-name="ce66">
            <text:p>1</text:p>
          </table:table-cell>
          <table:table-cell office:value-type="float" office:value="1" table:style-name="ce66">
            <text:p>1</text:p>
          </table:table-cell>
          <table:table-cell office:value-type="float" office:value="1" table:style-name="ce66">
            <text:p>1</text:p>
          </table:table-cell>
          <table:table-cell office:value-type="float" office:value="0" table:style-name="ce66">
            <text:p>0</text:p>
          </table:table-cell>
          <table:table-cell office:value-type="float" office:value="1" table:style-name="ce66">
            <text:p>1</text:p>
          </table:table-cell>
          <table:table-cell office:value-type="float" office:value="2" table:style-name="ce66">
            <text:p>2</text:p>
          </table:table-cell>
          <table:table-cell office:value-type="float" office:value="1" table:style-name="ce66">
            <text:p>1</text:p>
          </table:table-cell>
          <table:table-cell office:value-type="float" office:value="1" table:style-name="ce66">
            <text:p>1</text:p>
          </table:table-cell>
          <table:table-cell office:value-type="float" office:value="0" table:style-name="ce66">
            <text:p>0</text:p>
          </table:table-cell>
          <table:table-cell office:value-type="float" office:value="1" table:style-name="ce66">
            <text:p>1</text:p>
          </table:table-cell>
          <table:table-cell office:value-type="float" office:value="1" table:style-name="ce66">
            <text:p>1</text:p>
          </table:table-cell>
          <table:table-cell office:value-type="float" office:value="5" table:style-name="ce66">
            <text:p>5</text:p>
          </table:table-cell>
          <table:table-cell office:value-type="float" office:value="6" table:style-name="ce66">
            <text:p>6</text:p>
          </table:table-cell>
          <table:table-cell office:value-type="float" office:value="13" table:style-name="ce66">
            <text:p>13</text:p>
          </table:table-cell>
          <table:table-cell office:value-type="float" office:value="13" table:style-name="ce66">
            <text:p>13</text:p>
          </table:table-cell>
          <table:table-cell office:value-type="float" office:value="18" table:style-name="ce66">
            <text:p>18</text:p>
          </table:table-cell>
          <table:table-cell office:value-type="float" office:value="11" table:style-name="ce66">
            <text:p>11</text:p>
          </table:table-cell>
          <table:table-cell office:value-type="float" office:value="16" table:style-name="ce65">
            <text:p>16</text:p>
          </table:table-cell>
          <table:table-cell office:value-type="float" office:value="13" table:style-name="ce65">
            <text:p>13</text:p>
          </table:table-cell>
          <table:table-cell office:value-type="float" office:value="6" table:style-name="ce65">
            <text:p>6</text:p>
          </table:table-cell>
          <table:table-cell office:value-type="float" office:value="22" table:style-name="ce65">
            <text:p>22</text:p>
          </table:table-cell>
          <table:table-cell office:value-type="float" office:value="16" table:style-name="ce65">
            <text:p>16</text:p>
          </table:table-cell>
          <table:table-cell office:value-type="float" office:value="29" table:style-name="ce65">
            <text:p>29</text:p>
          </table:table-cell>
          <table:table-cell office:value-type="float" office:value="25" table:style-name="ce65">
            <text:p>25</text:p>
          </table:table-cell>
          <table:table-cell office:value-type="float" office:value="28" table:style-name="ce65">
            <text:p>28</text:p>
          </table:table-cell>
          <table:table-cell office:value-type="float" office:value="25" table:style-name="ce65">
            <text:p>25</text:p>
          </table:table-cell>
          <table:table-cell office:value-type="float" office:value="17" table:style-name="ce65">
            <text:p>17</text:p>
          </table:table-cell>
          <table:table-cell office:value-type="float" office:value="21" table:style-name="ce65">
            <text:p>21</text:p>
          </table:table-cell>
          <table:table-cell office:value-type="float" office:value="19" table:style-name="ce65">
            <text:p>19</text:p>
          </table:table-cell>
          <table:table-cell office:value-type="float" office:value="9" table:style-name="ce65">
            <text:p>9</text:p>
          </table:table-cell>
          <table:table-cell table:number-columns-repeated="16331" table:style-name="ce115"/>
        </table:table-row>
        <table:table-row table:style-name="ro27">
          <table:table-cell office:value-type="string" table:style-name="ce50">
            <text:p>Female</text:p>
          </table:table-cell>
          <table:table-cell office:value-type="string" table:style-name="ce152">
            <text:p>All</text:p>
          </table:table-cell>
          <table:table-cell office:value-type="float" office:value="1381" table:formula="of:=SUM([.C25:.C32])" table:style-name="ce52">
            <text:p>1381<text:s/></text:p>
          </table:table-cell>
          <table:table-cell office:value-type="float" office:value="0" table:formula="of:=SUM([.D25:.D32])" table:style-name="ce52">
            <text:p>0<text:s/></text:p>
          </table:table-cell>
          <table:table-cell office:value-type="float" office:value="5" table:formula="of:=SUM([.E25:.E32])" table:style-name="ce52">
            <text:p>5<text:s/></text:p>
          </table:table-cell>
          <table:table-cell office:value-type="float" office:value="28" table:formula="of:=SUM([.F25:.F32])" table:style-name="ce52">
            <text:p>28<text:s/></text:p>
          </table:table-cell>
          <table:table-cell office:value-type="float" office:value="34" table:formula="of:=SUM([.G25:.G32])" table:style-name="ce52">
            <text:p>34<text:s/></text:p>
          </table:table-cell>
          <table:table-cell office:value-type="float" office:value="44" table:formula="of:=SUM([.H25:.H32])" table:style-name="ce52">
            <text:p>44<text:s/></text:p>
          </table:table-cell>
          <table:table-cell office:value-type="float" office:value="73" table:formula="of:=SUM([.I25:.I32])" table:style-name="ce52">
            <text:p>73<text:s/></text:p>
          </table:table-cell>
          <table:table-cell office:value-type="float" office:value="61" table:formula="of:=SUM([.J25:.J32])" table:style-name="ce52">
            <text:p>61<text:s/></text:p>
          </table:table-cell>
          <table:table-cell office:value-type="float" office:value="44" table:formula="of:=SUM([.K25:.K32])" table:style-name="ce52">
            <text:p>44<text:s/></text:p>
          </table:table-cell>
          <table:table-cell office:value-type="float" office:value="41" table:formula="of:=SUM([.L25:.L32])" table:style-name="ce52">
            <text:p>41<text:s/></text:p>
          </table:table-cell>
          <table:table-cell office:value-type="float" office:value="26" table:formula="of:=SUM([.M25:.M32])" table:style-name="ce52">
            <text:p>26<text:s/></text:p>
          </table:table-cell>
          <table:table-cell office:value-type="float" office:value="26" table:formula="of:=SUM([.N25:.N32])" table:style-name="ce52">
            <text:p>26<text:s/></text:p>
          </table:table-cell>
          <table:table-cell office:value-type="float" office:value="9" table:formula="of:=SUM([.O25:.O32])" table:style-name="ce52">
            <text:p>9<text:s/></text:p>
          </table:table-cell>
          <table:table-cell office:value-type="float" office:value="10" table:formula="of:=SUM([.P25:.P32])" table:style-name="ce52">
            <text:p>10<text:s/></text:p>
          </table:table-cell>
          <table:table-cell office:value-type="float" office:value="7" table:formula="of:=SUM([.Q25:.Q32])" table:style-name="ce52">
            <text:p>7<text:s/></text:p>
          </table:table-cell>
          <table:table-cell office:value-type="float" office:value="7" table:formula="of:=SUM([.R25:.R32])" table:style-name="ce52">
            <text:p>7<text:s/></text:p>
          </table:table-cell>
          <table:table-cell office:value-type="float" office:value="4" table:formula="of:=SUM([.S25:.S32])" table:style-name="ce52">
            <text:p>4<text:s/></text:p>
          </table:table-cell>
          <table:table-cell office:value-type="float" office:value="6" table:formula="of:=SUM([.T25:.T32])" table:style-name="ce52">
            <text:p>6<text:s/></text:p>
          </table:table-cell>
          <table:table-cell office:value-type="float" office:value="1" table:formula="of:=SUM([.U25:.U32])" table:style-name="ce52">
            <text:p>1<text:s/></text:p>
          </table:table-cell>
          <table:table-cell office:value-type="float" office:value="2" table:formula="of:=SUM([.V25:.V32])" table:style-name="ce52">
            <text:p>2<text:s/></text:p>
          </table:table-cell>
          <table:table-cell office:value-type="float" office:value="0" table:formula="of:=SUM([.W25:.W32])" table:style-name="ce52">
            <text:p>0<text:s/></text:p>
          </table:table-cell>
          <table:table-cell office:value-type="float" office:value="2" table:formula="of:=SUM([.X25:.X32])" table:style-name="ce52">
            <text:p>2<text:s/></text:p>
          </table:table-cell>
          <table:table-cell office:value-type="float" office:value="2" table:formula="of:=SUM([.Y25:.Y32])" table:style-name="ce52">
            <text:p>2<text:s/></text:p>
          </table:table-cell>
          <table:table-cell office:value-type="float" office:value="3" table:formula="of:=SUM([.Z25:.Z32])" table:style-name="ce52">
            <text:p>3<text:s/></text:p>
          </table:table-cell>
          <table:table-cell office:value-type="float" office:value="1" table:formula="of:=SUM([.AA25:.AA32])" table:style-name="ce52">
            <text:p>1<text:s/></text:p>
          </table:table-cell>
          <table:table-cell office:value-type="float" office:value="0" table:formula="of:=SUM([.AB25:.AB32])" table:style-name="ce52">
            <text:p>0<text:s/></text:p>
          </table:table-cell>
          <table:table-cell office:value-type="float" office:value="1" table:formula="of:=SUM([.AC25:.AC32])" table:style-name="ce52">
            <text:p>1<text:s/></text:p>
          </table:table-cell>
          <table:table-cell office:value-type="float" office:value="4" table:formula="of:=SUM([.AD25:.AD32])" table:style-name="ce52">
            <text:p>4<text:s/></text:p>
          </table:table-cell>
          <table:table-cell office:value-type="float" office:value="2" table:formula="of:=SUM([.AE25:.AE32])" table:style-name="ce52">
            <text:p>2<text:s/></text:p>
          </table:table-cell>
          <table:table-cell office:value-type="float" office:value="1" table:formula="of:=SUM([.AF25:.AF32])" table:style-name="ce52">
            <text:p>1<text:s/></text:p>
          </table:table-cell>
          <table:table-cell office:value-type="float" office:value="4" table:formula="of:=SUM([.AG25:.AG32])" table:style-name="ce52">
            <text:p>4<text:s/></text:p>
          </table:table-cell>
          <table:table-cell office:value-type="float" office:value="7" table:formula="of:=SUM([.AH25:.AH32])" table:style-name="ce52">
            <text:p>7<text:s/></text:p>
          </table:table-cell>
          <table:table-cell office:value-type="float" office:value="23" table:formula="of:=SUM([.AI25:.AI32])" table:style-name="ce52">
            <text:p>23<text:s/></text:p>
          </table:table-cell>
          <table:table-cell office:value-type="float" office:value="24" table:formula="of:=SUM([.AJ25:.AJ32])" table:style-name="ce52">
            <text:p>24<text:s/></text:p>
          </table:table-cell>
          <table:table-cell office:value-type="float" office:value="35" table:formula="of:=SUM([.AK25:.AK32])" table:style-name="ce52">
            <text:p>35<text:s/></text:p>
          </table:table-cell>
          <table:table-cell office:value-type="float" office:value="55" table:formula="of:=SUM([.AL25:.AL32])" table:style-name="ce52">
            <text:p>55<text:s/></text:p>
          </table:table-cell>
          <table:table-cell office:value-type="float" office:value="50" table:formula="of:=SUM([.AM25:.AM32])" table:style-name="ce52">
            <text:p>50<text:s/></text:p>
          </table:table-cell>
          <table:table-cell office:value-type="float" office:value="44" table:formula="of:=SUM([.AN25:.AN32])" table:style-name="ce52">
            <text:p>44<text:s/></text:p>
          </table:table-cell>
          <table:table-cell office:value-type="float" office:value="57" table:formula="of:=SUM([.AO25:.AO32])" table:style-name="ce52">
            <text:p>57<text:s/></text:p>
          </table:table-cell>
          <table:table-cell office:value-type="float" office:value="43" table:formula="of:=SUM([.AP25:.AP32])" table:style-name="ce52">
            <text:p>43<text:s/></text:p>
          </table:table-cell>
          <table:table-cell office:value-type="float" office:value="42" table:formula="of:=SUM([.AQ25:.AQ32])" table:style-name="ce52">
            <text:p>42<text:s/></text:p>
          </table:table-cell>
          <table:table-cell office:value-type="float" office:value="44" table:formula="of:=SUM([.AR25:.AR32])" table:style-name="ce52">
            <text:p>44<text:s/></text:p>
          </table:table-cell>
          <table:table-cell office:value-type="float" office:value="49" table:formula="of:=SUM([.AS25:.AS32])" table:style-name="ce52">
            <text:p>49<text:s/></text:p>
          </table:table-cell>
          <table:table-cell office:value-type="float" office:value="67" table:formula="of:=SUM([.AT25:.AT32])" table:style-name="ce52">
            <text:p>67<text:s/></text:p>
          </table:table-cell>
          <table:table-cell office:value-type="float" office:value="70" table:formula="of:=SUM([.AU25:.AU32])" table:style-name="ce52">
            <text:p>70<text:s/></text:p>
          </table:table-cell>
          <table:table-cell office:value-type="float" office:value="96" table:formula="of:=SUM([.AV25:.AV32])" table:style-name="ce52">
            <text:p>96<text:s/></text:p>
          </table:table-cell>
          <table:table-cell office:value-type="float" office:value="65" table:formula="of:=SUM([.AW25:.AW32])" table:style-name="ce52">
            <text:p>65<text:s/></text:p>
          </table:table-cell>
          <table:table-cell office:value-type="float" office:value="59" table:formula="of:=SUM([.AX25:.AX32])" table:style-name="ce52">
            <text:p>59<text:s/></text:p>
          </table:table-cell>
          <table:table-cell office:value-type="float" office:value="45" table:formula="of:=SUM([.AY25:.AY32])" table:style-name="ce52">
            <text:p>45<text:s/></text:p>
          </table:table-cell>
          <table:table-cell office:value-type="float" office:value="32" table:formula="of:=SUM([.AZ25:.AZ32])" table:style-name="ce52">
            <text:p>32<text:s/></text:p>
          </table:table-cell>
          <table:table-cell office:value-type="float" office:value="26" table:formula="of:=SUM([.BA25:.BA32])" table:style-name="ce52">
            <text:p>26<text:s/></text:p>
          </table:table-cell>
          <table:table-cell table:number-columns-repeated="16331" table:style-name="ce115"/>
        </table:table-row>
        <table:table-row table:style-name="ro27">
          <table:table-cell table:style-name="ce53"/>
          <table:table-cell office:value-type="string" table:style-name="ce153">
            <text:p>&lt;7 days</text:p>
          </table:table-cell>
          <table:table-cell office:value-type="float" office:value="0" table:formula="of:=SUM([.D25:.BA25])" table:style-name="ce55">
            <text:p>0<text:s/></text:p>
          </table:table-cell>
          <table:table-cell office:value-type="float" office:value="0" table:formula="of:=SUM([.E25:.AY25])" table:style-name="ce55">
            <text:p>0<text:s/></text:p>
          </table:table-cell>
          <table:table-cell office:value-type="float" office:value="0" table:formula="of:=SUM([.F25:.AZ25])" table:style-name="ce55">
            <text:p>0<text:s/></text:p>
          </table:table-cell>
          <table:table-cell office:value-type="float" office:value="0" table:formula="of:=SUM([.G25:.BA25])" table:style-name="ce55">
            <text:p>0<text:s/></text:p>
          </table:table-cell>
          <table:table-cell office:value-type="float" office:value="0" table:formula="of:=SUM([.H25:.BB25])" table:style-name="ce55">
            <text:p>0<text:s/></text:p>
          </table:table-cell>
          <table:table-cell office:value-type="float" office:value="0" table:formula="of:=SUM([.I25:.BC25])" table:style-name="ce55">
            <text:p>0<text:s/></text:p>
          </table:table-cell>
          <table:table-cell office:value-type="float" office:value="0" table:formula="of:=SUM([.J25:.BD25])" table:style-name="ce55">
            <text:p>0<text:s/></text:p>
          </table:table-cell>
          <table:table-cell office:value-type="float" office:value="0" table:formula="of:=SUM([.K25:.BE25])" table:style-name="ce55">
            <text:p>0<text:s/></text:p>
          </table:table-cell>
          <table:table-cell office:value-type="float" office:value="0" table:formula="of:=SUM([.L25:.BF25])" table:style-name="ce55">
            <text:p>0<text:s/></text:p>
          </table:table-cell>
          <table:table-cell office:value-type="float" office:value="0" table:formula="of:=SUM([.M25:.BG25])" table:style-name="ce55">
            <text:p>0<text:s/></text:p>
          </table:table-cell>
          <table:table-cell office:value-type="float" office:value="0" table:formula="of:=SUM([.N25:.BH25])" table:style-name="ce55">
            <text:p>0<text:s/></text:p>
          </table:table-cell>
          <table:table-cell office:value-type="float" office:value="0" table:formula="of:=SUM([.O25:.BI25])" table:style-name="ce55">
            <text:p>0<text:s/></text:p>
          </table:table-cell>
          <table:table-cell office:value-type="float" office:value="0" table:formula="of:=SUM([.P25:.BJ25])" table:style-name="ce55">
            <text:p>0<text:s/></text:p>
          </table:table-cell>
          <table:table-cell office:value-type="float" office:value="0" table:formula="of:=SUM([.Q25:.BK25])" table:style-name="ce55">
            <text:p>0<text:s/></text:p>
          </table:table-cell>
          <table:table-cell office:value-type="float" office:value="0" table:formula="of:=SUM([.R25:.BL25])" table:style-name="ce55">
            <text:p>0<text:s/></text:p>
          </table:table-cell>
          <table:table-cell office:value-type="float" office:value="0" table:formula="of:=SUM([.S25:.BM25])" table:style-name="ce55">
            <text:p>0<text:s/></text:p>
          </table:table-cell>
          <table:table-cell office:value-type="float" office:value="0" table:formula="of:=SUM([.T25:.BN25])" table:style-name="ce55">
            <text:p>0<text:s/></text:p>
          </table:table-cell>
          <table:table-cell office:value-type="float" office:value="0" table:formula="of:=SUM([.U25:.BO25])" table:style-name="ce55">
            <text:p>0<text:s/></text:p>
          </table:table-cell>
          <table:table-cell office:value-type="float" office:value="0" table:formula="of:=SUM([.V25:.BP25])" table:style-name="ce55">
            <text:p>0<text:s/></text:p>
          </table:table-cell>
          <table:table-cell office:value-type="float" office:value="0" table:formula="of:=SUM([.W25:.BQ25])" table:style-name="ce55">
            <text:p>0<text:s/></text:p>
          </table:table-cell>
          <table:table-cell office:value-type="float" office:value="0" table:formula="of:=SUM([.X25:.BR25])" table:style-name="ce55">
            <text:p>0<text:s/></text:p>
          </table:table-cell>
          <table:table-cell office:value-type="float" office:value="0" table:formula="of:=SUM([.Y25:.BS25])" table:style-name="ce55">
            <text:p>0<text:s/></text:p>
          </table:table-cell>
          <table:table-cell office:value-type="float" office:value="0" table:formula="of:=SUM([.Z25:.BT25])" table:style-name="ce55">
            <text:p>0<text:s/></text:p>
          </table:table-cell>
          <table:table-cell office:value-type="float" office:value="0" table:formula="of:=SUM([.AA25:.BU25])" table:style-name="ce55">
            <text:p>0<text:s/></text:p>
          </table:table-cell>
          <table:table-cell office:value-type="float" office:value="0" table:formula="of:=SUM([.AB25:.BV25])" table:style-name="ce55">
            <text:p>0<text:s/></text:p>
          </table:table-cell>
          <table:table-cell office:value-type="float" office:value="0" table:formula="of:=SUM([.AC25:.BW25])" table:style-name="ce55">
            <text:p>0<text:s/></text:p>
          </table:table-cell>
          <table:table-cell office:value-type="float" office:value="0" table:formula="of:=SUM([.AD25:.BX25])" table:style-name="ce55">
            <text:p>0<text:s/></text:p>
          </table:table-cell>
          <table:table-cell office:value-type="float" office:value="0" table:formula="of:=SUM([.AE25:.BY25])" table:style-name="ce55">
            <text:p>0<text:s/></text:p>
          </table:table-cell>
          <table:table-cell office:value-type="float" office:value="0" table:formula="of:=SUM([.AF25:.BZ25])" table:style-name="ce55">
            <text:p>0<text:s/></text:p>
          </table:table-cell>
          <table:table-cell office:value-type="float" office:value="0" table:formula="of:=SUM([.AG25:.CA25])" table:style-name="ce55">
            <text:p>0<text:s/></text:p>
          </table:table-cell>
          <table:table-cell office:value-type="float" office:value="0" table:formula="of:=SUM([.AH25:.CB25])" table:style-name="ce55">
            <text:p>0<text:s/></text:p>
          </table:table-cell>
          <table:table-cell office:value-type="float" office:value="0" table:formula="of:=SUM([.AI25:.CC25])" table:style-name="ce55">
            <text:p>0<text:s/></text:p>
          </table:table-cell>
          <table:table-cell office:value-type="float" office:value="0" table:formula="of:=SUM([.AJ25:.CD25])" table:style-name="ce55">
            <text:p>0<text:s/></text:p>
          </table:table-cell>
          <table:table-cell office:value-type="float" office:value="0" table:formula="of:=SUM([.AK25:.CE25])" table:style-name="ce55">
            <text:p>0<text:s/></text:p>
          </table:table-cell>
          <table:table-cell office:value-type="float" office:value="0" table:formula="of:=SUM([.AL25:.CF25])" table:style-name="ce55">
            <text:p>0<text:s/></text:p>
          </table:table-cell>
          <table:table-cell office:value-type="float" office:value="0" table:formula="of:=SUM([.AM25:.CG25])" table:style-name="ce55">
            <text:p>0<text:s/></text:p>
          </table:table-cell>
          <table:table-cell office:value-type="float" office:value="0" table:formula="of:=SUM([.AN25:.CH25])" table:style-name="ce55">
            <text:p>0<text:s/></text:p>
          </table:table-cell>
          <table:table-cell office:value-type="float" office:value="0" table:formula="of:=SUM([.AO25:.CI25])" table:style-name="ce55">
            <text:p>0<text:s/></text:p>
          </table:table-cell>
          <table:table-cell office:value-type="float" office:value="0" table:formula="of:=SUM([.AP25:.CJ25])" table:style-name="ce55">
            <text:p>0<text:s/></text:p>
          </table:table-cell>
          <table:table-cell office:value-type="float" office:value="0" table:formula="of:=SUM([.AQ25:.CK25])" table:style-name="ce55">
            <text:p>0<text:s/></text:p>
          </table:table-cell>
          <table:table-cell office:value-type="float" office:value="0" table:formula="of:=SUM([.AR25:.CL25])" table:style-name="ce55">
            <text:p>0<text:s/></text:p>
          </table:table-cell>
          <table:table-cell office:value-type="float" office:value="0" table:formula="of:=SUM([.AS25:.CM25])" table:style-name="ce55">
            <text:p>0<text:s/></text:p>
          </table:table-cell>
          <table:table-cell office:value-type="float" office:value="0" table:formula="of:=SUM([.AT25:.CN25])" table:style-name="ce55">
            <text:p>0<text:s/></text:p>
          </table:table-cell>
          <table:table-cell office:value-type="float" office:value="0" table:formula="of:=SUM([.AU25:.CO25])" table:style-name="ce55">
            <text:p>0<text:s/></text:p>
          </table:table-cell>
          <table:table-cell office:value-type="float" office:value="0" table:formula="of:=SUM([.AV25:.CP25])" table:style-name="ce55">
            <text:p>0<text:s/></text:p>
          </table:table-cell>
          <table:table-cell office:value-type="float" office:value="0" table:formula="of:=SUM([.AW25:.CQ25])" table:style-name="ce55">
            <text:p>0<text:s/></text:p>
          </table:table-cell>
          <table:table-cell office:value-type="float" office:value="0" table:formula="of:=SUM([.AX25:.CR25])" table:style-name="ce55">
            <text:p>0<text:s/></text:p>
          </table:table-cell>
          <table:table-cell office:value-type="float" office:value="0" table:formula="of:=SUM([.AY25:.CS25])" table:style-name="ce55">
            <text:p>0<text:s/></text:p>
          </table:table-cell>
          <table:table-cell office:value-type="float" office:value="0" table:formula="of:=SUM([.AZ25:.CT25])" table:style-name="ce55">
            <text:p>0<text:s/></text:p>
          </table:table-cell>
          <table:table-cell office:value-type="float" office:value="0" table:formula="of:=SUM([.BA25:.CU25])" table:style-name="ce55">
            <text:p>0<text:s/></text:p>
          </table:table-cell>
          <table:table-cell office:value-type="float" office:value="0" table:formula="of:=SUM([.BB25:.CV25])" table:style-name="ce55">
            <text:p>0<text:s/></text:p>
          </table:table-cell>
          <table:table-cell table:number-columns-repeated="16331" table:style-name="ce115"/>
        </table:table-row>
        <table:table-row table:style-name="ro27">
          <table:table-cell table:style-name="ce53"/>
          <table:table-cell office:value-type="string" table:style-name="ce154">
            <text:p>&gt;=7 days and &lt; 1 year</text:p>
          </table:table-cell>
          <table:table-cell office:value-type="float" office:value="0" table:formula="of:=SUM([.D26:.BA26])" table:style-name="ce55">
            <text:p>0<text:s/></text:p>
          </table:table-cell>
          <table:table-cell office:value-type="float" office:value="0" table:style-name="ce203">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formula="of:=SUM([.AZ26:.CT26])" table:style-name="ce55">
            <text:p>0<text:s/></text:p>
          </table:table-cell>
          <table:table-cell office:value-type="float" office:value="0" table:formula="of:=SUM([.BA26:.CU26])" table:style-name="ce55">
            <text:p>0<text:s/></text:p>
          </table:table-cell>
          <table:table-cell office:value-type="float" office:value="0" table:formula="of:=SUM([.BB26:.CV26])" table:style-name="ce55">
            <text:p>0<text:s/></text:p>
          </table:table-cell>
          <table:table-cell table:number-columns-repeated="16331" table:style-name="ce115"/>
        </table:table-row>
        <table:table-row table:style-name="ro27">
          <table:table-cell table:style-name="ce53"/>
          <table:table-cell office:value-type="string" table:style-name="ce155">
            <text:p>1-14</text:p>
          </table:table-cell>
          <table:table-cell office:value-type="float" office:value="0" table:formula="of:=SUM([.D27:.BA27])" table:style-name="ce55">
            <text:p>0<text:s/></text:p>
          </table:table-cell>
          <table:table-cell office:value-type="float" office:value="0" table:style-name="ce203">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formula="of:=SUM([.AZ27:.CT27])" table:style-name="ce55">
            <text:p>0<text:s/></text:p>
          </table:table-cell>
          <table:table-cell office:value-type="float" office:value="0" table:formula="of:=SUM([.BA27:.CU27])" table:style-name="ce55">
            <text:p>0<text:s/></text:p>
          </table:table-cell>
          <table:table-cell office:value-type="float" office:value="0" table:formula="of:=SUM([.BB27:.CV27])" table:style-name="ce55">
            <text:p>0<text:s/></text:p>
          </table:table-cell>
          <table:table-cell table:number-columns-repeated="16331" table:style-name="ce115"/>
        </table:table-row>
        <table:table-row table:style-name="ro27">
          <table:table-cell table:style-name="ce53"/>
          <table:table-cell office:value-type="string" table:style-name="ce153">
            <text:p>15-44</text:p>
          </table:table-cell>
          <table:table-cell office:value-type="float" office:value="13" table:formula="of:=SUM([.D28:.BA28])" table:style-name="ce55">
            <text:p>13<text:s/></text:p>
          </table:table-cell>
          <table:table-cell office:value-type="float" office:value="0" table:style-name="ce203">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2" table:style-name="ce56">
            <text:p>2</text:p>
          </table:table-cell>
          <table:table-cell office:value-type="float" office:value="1" table:style-name="ce56">
            <text:p>1</text:p>
          </table:table-cell>
          <table:table-cell office:value-type="float" office:value="0" table:style-name="ce56">
            <text:p>0</text:p>
          </table:table-cell>
          <table:table-cell office:value-type="float" office:value="1" table:style-name="ce55">
            <text:p>1<text:s/></text:p>
          </table:table-cell>
          <table:table-cell office:value-type="float" office:value="0" table:style-name="ce55">
            <text:p>0<text:s/></text:p>
          </table:table-cell>
          <table:table-cell office:value-type="float" office:value="1" table:style-name="ce55">
            <text:p>1<text:s/></text:p>
          </table:table-cell>
          <table:table-cell table:number-columns-repeated="16331" table:style-name="ce115"/>
        </table:table-row>
        <table:table-row table:style-name="ro27">
          <table:table-cell table:style-name="ce53"/>
          <table:table-cell office:value-type="string" table:style-name="ce153">
            <text:p>45-64</text:p>
          </table:table-cell>
          <table:table-cell office:value-type="float" office:value="89" table:formula="of:=SUM([.D29:.BA29])" table:style-name="ce55">
            <text:p>89<text:s/></text:p>
          </table:table-cell>
          <table:table-cell office:value-type="float" office:value="0" table:style-name="ce203">
            <text:p>0</text:p>
          </table:table-cell>
          <table:table-cell office:value-type="float" office:value="1" table:style-name="ce56">
            <text:p>1</text:p>
          </table:table-cell>
          <table:table-cell office:value-type="float" office:value="2" table:style-name="ce56">
            <text:p>2</text:p>
          </table:table-cell>
          <table:table-cell office:value-type="float" office:value="1" table:style-name="ce56">
            <text:p>1</text:p>
          </table:table-cell>
          <table:table-cell office:value-type="float" office:value="2" table:style-name="ce56">
            <text:p>2</text:p>
          </table:table-cell>
          <table:table-cell office:value-type="float" office:value="3" table:style-name="ce56">
            <text:p>3</text:p>
          </table:table-cell>
          <table:table-cell office:value-type="float" office:value="3" table:style-name="ce56">
            <text:p>3</text:p>
          </table:table-cell>
          <table:table-cell office:value-type="float" office:value="2" table:style-name="ce56">
            <text:p>2</text:p>
          </table:table-cell>
          <table:table-cell office:value-type="float" office:value="0" table:style-name="ce56">
            <text:p>0</text:p>
          </table:table-cell>
          <table:table-cell office:value-type="float" office:value="2" table:style-name="ce56">
            <text:p>2</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3" table:style-name="ce56">
            <text:p>3</text:p>
          </table:table-cell>
          <table:table-cell office:value-type="float" office:value="4" table:style-name="ce56">
            <text:p>4</text:p>
          </table:table-cell>
          <table:table-cell office:value-type="float" office:value="2" table:style-name="ce56">
            <text:p>2</text:p>
          </table:table-cell>
          <table:table-cell office:value-type="float" office:value="2" table:style-name="ce56">
            <text:p>2</text:p>
          </table:table-cell>
          <table:table-cell office:value-type="float" office:value="1" table:style-name="ce56">
            <text:p>1</text:p>
          </table:table-cell>
          <table:table-cell office:value-type="float" office:value="2" table:style-name="ce56">
            <text:p>2</text:p>
          </table:table-cell>
          <table:table-cell office:value-type="float" office:value="8" table:style-name="ce56">
            <text:p>8</text:p>
          </table:table-cell>
          <table:table-cell office:value-type="float" office:value="4" table:style-name="ce56">
            <text:p>4</text:p>
          </table:table-cell>
          <table:table-cell office:value-type="float" office:value="1" table:style-name="ce56">
            <text:p>1</text:p>
          </table:table-cell>
          <table:table-cell office:value-type="float" office:value="5" table:style-name="ce56">
            <text:p>5</text:p>
          </table:table-cell>
          <table:table-cell office:value-type="float" office:value="1" table:style-name="ce56">
            <text:p>1</text:p>
          </table:table-cell>
          <table:table-cell office:value-type="float" office:value="7" table:style-name="ce56">
            <text:p>7</text:p>
          </table:table-cell>
          <table:table-cell office:value-type="float" office:value="8" table:style-name="ce56">
            <text:p>8</text:p>
          </table:table-cell>
          <table:table-cell office:value-type="float" office:value="3" table:style-name="ce56">
            <text:p>3</text:p>
          </table:table-cell>
          <table:table-cell office:value-type="float" office:value="3" table:style-name="ce56">
            <text:p>3</text:p>
          </table:table-cell>
          <table:table-cell office:value-type="float" office:value="6" table:style-name="ce56">
            <text:p>6</text:p>
          </table:table-cell>
          <table:table-cell office:value-type="float" office:value="5" table:style-name="ce55">
            <text:p>5<text:s/></text:p>
          </table:table-cell>
          <table:table-cell office:value-type="float" office:value="4" table:style-name="ce55">
            <text:p>4<text:s/></text:p>
          </table:table-cell>
          <table:table-cell office:value-type="float" office:value="0" table:style-name="ce55">
            <text:p>0<text:s/></text:p>
          </table:table-cell>
          <table:table-cell table:number-columns-repeated="16331" table:style-name="ce115"/>
        </table:table-row>
        <table:table-row table:style-name="ro27">
          <table:table-cell table:style-name="ce53"/>
          <table:table-cell office:value-type="string" table:style-name="ce153">
            <text:p>65-74</text:p>
          </table:table-cell>
          <table:table-cell office:value-type="float" office:value="162" table:formula="of:=SUM([.D30:.BA30])" table:style-name="ce55">
            <text:p>162<text:s/></text:p>
          </table:table-cell>
          <table:table-cell office:value-type="float" office:value="0" table:style-name="ce203">
            <text:p>0</text:p>
          </table:table-cell>
          <table:table-cell office:value-type="float" office:value="1" table:style-name="ce56">
            <text:p>1</text:p>
          </table:table-cell>
          <table:table-cell office:value-type="float" office:value="5" table:style-name="ce56">
            <text:p>5</text:p>
          </table:table-cell>
          <table:table-cell office:value-type="float" office:value="9" table:style-name="ce56">
            <text:p>9</text:p>
          </table:table-cell>
          <table:table-cell office:value-type="float" office:value="7" table:style-name="ce56">
            <text:p>7</text:p>
          </table:table-cell>
          <table:table-cell office:value-type="float" office:value="6" table:style-name="ce56">
            <text:p>6</text:p>
          </table:table-cell>
          <table:table-cell office:value-type="float" office:value="5" table:style-name="ce56">
            <text:p>5</text:p>
          </table:table-cell>
          <table:table-cell office:value-type="float" office:value="1" table:style-name="ce56">
            <text:p>1</text:p>
          </table:table-cell>
          <table:table-cell office:value-type="float" office:value="3" table:style-name="ce56">
            <text:p>3</text:p>
          </table:table-cell>
          <table:table-cell office:value-type="float" office:value="0" table:style-name="ce56">
            <text:p>0</text:p>
          </table:table-cell>
          <table:table-cell office:value-type="float" office:value="3" table:style-name="ce56">
            <text:p>3</text:p>
          </table:table-cell>
          <table:table-cell office:value-type="float" office:value="2" table:style-name="ce56">
            <text:p>2</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4" table:style-name="ce56">
            <text:p>4</text:p>
          </table:table-cell>
          <table:table-cell office:value-type="float" office:value="3" table:style-name="ce56">
            <text:p>3</text:p>
          </table:table-cell>
          <table:table-cell office:value-type="float" office:value="4" table:style-name="ce56">
            <text:p>4</text:p>
          </table:table-cell>
          <table:table-cell office:value-type="float" office:value="6" table:style-name="ce56">
            <text:p>6</text:p>
          </table:table-cell>
          <table:table-cell office:value-type="float" office:value="7" table:style-name="ce56">
            <text:p>7</text:p>
          </table:table-cell>
          <table:table-cell office:value-type="float" office:value="4" table:style-name="ce56">
            <text:p>4</text:p>
          </table:table-cell>
          <table:table-cell office:value-type="float" office:value="6" table:style-name="ce56">
            <text:p>6</text:p>
          </table:table-cell>
          <table:table-cell office:value-type="float" office:value="5" table:style-name="ce56">
            <text:p>5</text:p>
          </table:table-cell>
          <table:table-cell office:value-type="float" office:value="2" table:style-name="ce56">
            <text:p>2</text:p>
          </table:table-cell>
          <table:table-cell office:value-type="float" office:value="7" table:style-name="ce56">
            <text:p>7</text:p>
          </table:table-cell>
          <table:table-cell office:value-type="float" office:value="5" table:style-name="ce56">
            <text:p>5</text:p>
          </table:table-cell>
          <table:table-cell office:value-type="float" office:value="5" table:style-name="ce56">
            <text:p>5</text:p>
          </table:table-cell>
          <table:table-cell office:value-type="float" office:value="8" table:style-name="ce56">
            <text:p>8</text:p>
          </table:table-cell>
          <table:table-cell office:value-type="float" office:value="9" table:style-name="ce56">
            <text:p>9</text:p>
          </table:table-cell>
          <table:table-cell office:value-type="float" office:value="12" table:style-name="ce56">
            <text:p>12</text:p>
          </table:table-cell>
          <table:table-cell office:value-type="float" office:value="6" table:style-name="ce56">
            <text:p>6</text:p>
          </table:table-cell>
          <table:table-cell office:value-type="float" office:value="7" table:style-name="ce55">
            <text:p>7<text:s/></text:p>
          </table:table-cell>
          <table:table-cell office:value-type="float" office:value="3" table:style-name="ce55">
            <text:p>3<text:s/></text:p>
          </table:table-cell>
          <table:table-cell office:value-type="float" office:value="7" table:style-name="ce55">
            <text:p>7<text:s/></text:p>
          </table:table-cell>
          <table:table-cell table:number-columns-repeated="16331" table:style-name="ce115"/>
        </table:table-row>
        <table:table-row table:style-name="ro27">
          <table:table-cell table:style-name="ce53"/>
          <table:table-cell office:value-type="string" table:style-name="ce156">
            <text:p>75-84</text:p>
          </table:table-cell>
          <table:table-cell office:value-type="float" office:value="413" table:formula="of:=SUM([.D31:.BA31])" table:style-name="ce55">
            <text:p>413<text:s/></text:p>
          </table:table-cell>
          <table:table-cell office:value-type="float" office:value="0" table:style-name="ce203">
            <text:p>0</text:p>
          </table:table-cell>
          <table:table-cell office:value-type="float" office:value="2" table:style-name="ce56">
            <text:p>2</text:p>
          </table:table-cell>
          <table:table-cell office:value-type="float" office:value="11" table:style-name="ce56">
            <text:p>11</text:p>
          </table:table-cell>
          <table:table-cell office:value-type="float" office:value="12" table:style-name="ce56">
            <text:p>12</text:p>
          </table:table-cell>
          <table:table-cell office:value-type="float" office:value="15" table:style-name="ce56">
            <text:p>15</text:p>
          </table:table-cell>
          <table:table-cell office:value-type="float" office:value="19" table:style-name="ce56">
            <text:p>19</text:p>
          </table:table-cell>
          <table:table-cell office:value-type="float" office:value="21" table:style-name="ce56">
            <text:p>21</text:p>
          </table:table-cell>
          <table:table-cell office:value-type="float" office:value="15" table:style-name="ce56">
            <text:p>15</text:p>
          </table:table-cell>
          <table:table-cell office:value-type="float" office:value="13" table:style-name="ce56">
            <text:p>13</text:p>
          </table:table-cell>
          <table:table-cell office:value-type="float" office:value="4" table:style-name="ce56">
            <text:p>4</text:p>
          </table:table-cell>
          <table:table-cell office:value-type="float" office:value="10" table:style-name="ce56">
            <text:p>10</text:p>
          </table:table-cell>
          <table:table-cell office:value-type="float" office:value="3" table:style-name="ce56">
            <text:p>3</text:p>
          </table:table-cell>
          <table:table-cell office:value-type="float" office:value="3" table:style-name="ce56">
            <text:p>3</text:p>
          </table:table-cell>
          <table:table-cell office:value-type="float" office:value="1" table:style-name="ce56">
            <text:p>1</text:p>
          </table:table-cell>
          <table:table-cell office:value-type="float" office:value="2" table:style-name="ce56">
            <text:p>2</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2" table:style-name="ce56">
            <text:p>2</text:p>
          </table:table-cell>
          <table:table-cell office:value-type="float" office:value="5" table:style-name="ce56">
            <text:p>5</text:p>
          </table:table-cell>
          <table:table-cell office:value-type="float" office:value="8" table:style-name="ce56">
            <text:p>8</text:p>
          </table:table-cell>
          <table:table-cell office:value-type="float" office:value="11" table:style-name="ce56">
            <text:p>11</text:p>
          </table:table-cell>
          <table:table-cell office:value-type="float" office:value="16" table:style-name="ce56">
            <text:p>16</text:p>
          </table:table-cell>
          <table:table-cell office:value-type="float" office:value="18" table:style-name="ce56">
            <text:p>18</text:p>
          </table:table-cell>
          <table:table-cell office:value-type="float" office:value="13" table:style-name="ce56">
            <text:p>13</text:p>
          </table:table-cell>
          <table:table-cell office:value-type="float" office:value="18" table:style-name="ce56">
            <text:p>18</text:p>
          </table:table-cell>
          <table:table-cell office:value-type="float" office:value="12" table:style-name="ce56">
            <text:p>12</text:p>
          </table:table-cell>
          <table:table-cell office:value-type="float" office:value="16" table:style-name="ce56">
            <text:p>16</text:p>
          </table:table-cell>
          <table:table-cell office:value-type="float" office:value="10" table:style-name="ce56">
            <text:p>10</text:p>
          </table:table-cell>
          <table:table-cell office:value-type="float" office:value="17" table:style-name="ce56">
            <text:p>17</text:p>
          </table:table-cell>
          <table:table-cell office:value-type="float" office:value="23" table:style-name="ce56">
            <text:p>23</text:p>
          </table:table-cell>
          <table:table-cell office:value-type="float" office:value="22" table:style-name="ce56">
            <text:p>22</text:p>
          </table:table-cell>
          <table:table-cell office:value-type="float" office:value="29" table:style-name="ce56">
            <text:p>29</text:p>
          </table:table-cell>
          <table:table-cell office:value-type="float" office:value="15" table:style-name="ce56">
            <text:p>15</text:p>
          </table:table-cell>
          <table:table-cell office:value-type="float" office:value="15" table:style-name="ce56">
            <text:p>15</text:p>
          </table:table-cell>
          <table:table-cell office:value-type="float" office:value="13" table:style-name="ce55">
            <text:p>13<text:s/></text:p>
          </table:table-cell>
          <table:table-cell office:value-type="float" office:value="8" table:style-name="ce55">
            <text:p>8<text:s/></text:p>
          </table:table-cell>
          <table:table-cell office:value-type="float" office:value="7" table:style-name="ce55">
            <text:p>7<text:s/></text:p>
          </table:table-cell>
          <table:table-cell table:number-columns-repeated="16331" table:style-name="ce115"/>
        </table:table-row>
        <table:table-row table:style-name="ro27">
          <table:table-cell table:style-name="ce60"/>
          <table:table-cell office:value-type="string" table:style-name="ce157">
            <text:p>85+</text:p>
          </table:table-cell>
          <table:table-cell office:value-type="float" office:value="704" table:formula="of:=SUM([.D32:.BA32])" table:style-name="ce62">
            <text:p>704<text:s/></text:p>
          </table:table-cell>
          <table:table-cell office:value-type="float" office:value="0" table:style-name="ce204">
            <text:p>0</text:p>
          </table:table-cell>
          <table:table-cell office:value-type="float" office:value="1" table:style-name="ce63">
            <text:p>1</text:p>
          </table:table-cell>
          <table:table-cell office:value-type="float" office:value="9" table:style-name="ce63">
            <text:p>9</text:p>
          </table:table-cell>
          <table:table-cell office:value-type="float" office:value="12" table:style-name="ce63">
            <text:p>12</text:p>
          </table:table-cell>
          <table:table-cell office:value-type="float" office:value="20" table:style-name="ce63">
            <text:p>20</text:p>
          </table:table-cell>
          <table:table-cell office:value-type="float" office:value="45" table:style-name="ce63">
            <text:p>45</text:p>
          </table:table-cell>
          <table:table-cell office:value-type="float" office:value="32" table:style-name="ce63">
            <text:p>32</text:p>
          </table:table-cell>
          <table:table-cell office:value-type="float" office:value="26" table:style-name="ce63">
            <text:p>26</text:p>
          </table:table-cell>
          <table:table-cell office:value-type="float" office:value="25" table:style-name="ce63">
            <text:p>25</text:p>
          </table:table-cell>
          <table:table-cell office:value-type="float" office:value="20" table:style-name="ce63">
            <text:p>20</text:p>
          </table:table-cell>
          <table:table-cell office:value-type="float" office:value="12" table:style-name="ce63">
            <text:p>12</text:p>
          </table:table-cell>
          <table:table-cell office:value-type="float" office:value="3" table:style-name="ce63">
            <text:p>3</text:p>
          </table:table-cell>
          <table:table-cell office:value-type="float" office:value="5" table:style-name="ce63">
            <text:p>5</text:p>
          </table:table-cell>
          <table:table-cell office:value-type="float" office:value="5" table:style-name="ce63">
            <text:p>5</text:p>
          </table:table-cell>
          <table:table-cell office:value-type="float" office:value="4" table:style-name="ce63">
            <text:p>4</text:p>
          </table:table-cell>
          <table:table-cell office:value-type="float" office:value="3" table:style-name="ce63">
            <text:p>3</text:p>
          </table:table-cell>
          <table:table-cell office:value-type="float" office:value="3" table:style-name="ce63">
            <text:p>3</text:p>
          </table:table-cell>
          <table:table-cell office:value-type="float" office:value="1" table:style-name="ce63">
            <text:p>1</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1" table:style-name="ce63">
            <text:p>1</text:p>
          </table:table-cell>
          <table:table-cell office:value-type="float" office:value="2" table:style-name="ce63">
            <text:p>2</text:p>
          </table:table-cell>
          <table:table-cell office:value-type="float" office:value="4" table:style-name="ce63">
            <text:p>4</text:p>
          </table:table-cell>
          <table:table-cell office:value-type="float" office:value="11" table:style-name="ce63">
            <text:p>11</text:p>
          </table:table-cell>
          <table:table-cell office:value-type="float" office:value="9" table:style-name="ce63">
            <text:p>9</text:p>
          </table:table-cell>
          <table:table-cell office:value-type="float" office:value="17" table:style-name="ce63">
            <text:p>17</text:p>
          </table:table-cell>
          <table:table-cell office:value-type="float" office:value="31" table:style-name="ce63">
            <text:p>31</text:p>
          </table:table-cell>
          <table:table-cell office:value-type="float" office:value="24" table:style-name="ce63">
            <text:p>24</text:p>
          </table:table-cell>
          <table:table-cell office:value-type="float" office:value="24" table:style-name="ce63">
            <text:p>24</text:p>
          </table:table-cell>
          <table:table-cell office:value-type="float" office:value="25" table:style-name="ce63">
            <text:p>25</text:p>
          </table:table-cell>
          <table:table-cell office:value-type="float" office:value="22" table:style-name="ce63">
            <text:p>22</text:p>
          </table:table-cell>
          <table:table-cell office:value-type="float" office:value="23" table:style-name="ce63">
            <text:p>23</text:p>
          </table:table-cell>
          <table:table-cell office:value-type="float" office:value="22" table:style-name="ce63">
            <text:p>22</text:p>
          </table:table-cell>
          <table:table-cell office:value-type="float" office:value="25" table:style-name="ce63">
            <text:p>25</text:p>
          </table:table-cell>
          <table:table-cell office:value-type="float" office:value="31" table:style-name="ce63">
            <text:p>31</text:p>
          </table:table-cell>
          <table:table-cell office:value-type="float" office:value="32" table:style-name="ce63">
            <text:p>32</text:p>
          </table:table-cell>
          <table:table-cell office:value-type="float" office:value="53" table:style-name="ce63">
            <text:p>53</text:p>
          </table:table-cell>
          <table:table-cell office:value-type="float" office:value="34" table:style-name="ce63">
            <text:p>34</text:p>
          </table:table-cell>
          <table:table-cell office:value-type="float" office:value="32" table:style-name="ce63">
            <text:p>32</text:p>
          </table:table-cell>
          <table:table-cell office:value-type="float" office:value="19" table:style-name="ce63">
            <text:p>19</text:p>
          </table:table-cell>
          <table:table-cell office:value-type="float" office:value="17" table:style-name="ce63">
            <text:p>17</text:p>
          </table:table-cell>
          <table:table-cell office:value-type="float" office:value="11" table:style-name="ce63">
            <text:p>11</text:p>
          </table:table-cell>
          <table:table-cell table:number-columns-repeated="16331" table:style-name="ce115"/>
        </table:table-row>
        <table:table-row table:style-name="ro2">
          <table:table-cell table:style-name="ce39"/>
          <table:table-cell table:style-name="ce1"/>
          <table:table-cell table:style-name="ce117"/>
          <table:table-cell table:number-columns-repeated="13" table:style-name="ce1"/>
          <table:table-cell table:number-columns-repeated="16368"/>
        </table:table-row>
        <table:table-row table:style-name="ro16">
          <table:table-cell office:value-type="string" table:style-name="ce43">
            <text:p>P<text:s/><text:span text:style-name="T4">Weekly published data are provisional.</text:span></text:p>
          </table:table-cell>
          <table:table-cell table:style-name="ce48"/>
          <table:table-cell table:style-name="ce118"/>
          <table:table-cell table:style-name="ce179"/>
          <table:table-cell table:number-columns-repeated="12" table:style-name="ce1"/>
          <table:table-cell table:number-columns-repeated="16368"/>
        </table:table-row>
        <table:table-row table:style-name="ro28">
          <table:table-cell office:value-type="string" table:style-name="ce75">
            <text:p><text:span text:style-name="T2">1</text:span><text:s/>This data is based on registrations of deaths, not occurrences. The majority of deaths are registered within five days in Northern Ireland.</text:p>
          </table:table-cell>
          <table:table-cell table:number-columns-repeated="12" table:style-name="ce75"/>
          <table:table-cell table:number-columns-repeated="16371"/>
        </table:table-row>
        <table:table-row table:style-name="ro16">
          <table:table-cell office:value-type="string" table:style-name="ce77">
            <text:p><text:span text:style-name="T2">2</text:span><text:s/>Covid-19 deaths include any death where Coronavirus or Covid-19 (suspected or confirmed) was mentioned anywhere on the death certificate.</text:p>
          </table:table-cell>
          <table:table-cell table:number-columns-repeated="9" table:style-name="ce77"/>
          <table:table-cell table:number-columns-repeated="3" table:style-name="ce76"/>
          <table:table-cell table:number-columns-repeated="16371"/>
        </table:table-row>
        <table:table-row table:number-rows-repeated="2"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6" table:style-name="ta1">
        <table:table-column table:style-name="co19" table:default-cell-style-name="ce1"/>
        <table:table-column table:style-name="co32" table:default-cell-style-name="ce1"/>
        <table:table-column table:style-name="co53" table:default-cell-style-name="ce1"/>
        <table:table-column table:style-name="co13" table:default-cell-style-name="ce1"/>
        <table:table-column table:style-name="co15" table:default-cell-style-name="ce1"/>
        <table:table-column table:style-name="co54" table:default-cell-style-name="ce1"/>
        <table:table-column table:style-name="co55" table:default-cell-style-name="ce1"/>
        <table:table-column table:style-name="co40" table:default-cell-style-name="ce1"/>
        <table:table-column table:style-name="co47" table:default-cell-style-name="ce1"/>
        <table:table-column table:style-name="co19" table:default-cell-style-name="ce1"/>
        <table:table-column table:style-name="co25" table:default-cell-style-name="ce1"/>
        <table:table-column table:style-name="co50" table:default-cell-style-name="ce1"/>
        <table:table-column table:style-name="co56" table:default-cell-style-name="ce1"/>
        <table:table-column table:style-name="co20" table:number-columns-repeated="3" table:default-cell-style-name="ce1"/>
        <table:table-column table:style-name="co5" table:number-columns-repeated="16368" table:default-cell-style-name="ce1" table:visibility="collapse"/>
        <table:table-row table:style-name="ro2">
          <table:table-cell office:value-type="string" table:style-name="ce119">
            <text:p><text:a xlink:href="#Contents.A1">Contents</text:a></text:p>
          </table:table-cell>
          <table:table-cell table:number-columns-repeated="16383" table:style-name="ce1"/>
        </table:table-row>
        <table:table-row table:style-name="ro16">
          <table:table-cell office:value-type="string" table:style-name="ce40">
            <text:p>Covid-19 related deaths registered<text:span text:style-name="T3">123</text:span><text:s/>in Northern Ireland, by Local Government District (LGD), 2020/21<text:span text:style-name="T3">P</text:span></text:p>
          </table:table-cell>
          <table:table-cell table:number-columns-repeated="16383" table:style-name="ce1"/>
        </table:table-row>
        <table:table-row table:style-name="ro2">
          <table:table-cell table:number-columns-repeated="16384" table:style-name="ce1"/>
        </table:table-row>
        <table:table-row table:style-name="ro25">
          <table:table-cell table:style-name="ce12"/>
          <table:table-cell table:style-name="ce13"/>
          <table:table-cell table:style-name="ce245"/>
          <table:table-cell table:number-columns-repeated="4" table:style-name="ce246"/>
          <table:table-cell office:value-type="string" table:style-name="ce247">
            <text:p>Local Government District (LGD)</text:p>
          </table:table-cell>
          <table:table-cell table:number-columns-repeated="4" table:style-name="ce246"/>
          <table:table-cell table:style-name="ce250"/>
          <table:table-cell table:style-name="ce102"/>
          <table:table-cell table:number-columns-repeated="16370" table:style-name="ce12"/>
        </table:table-row>
        <table:table-row table:style-name="ro26">
          <table:table-cell office:value-type="string" table:style-name="ce92">
            <text:p>Registration Week</text:p>
          </table:table-cell>
          <table:table-cell office:value-type="string" table:style-name="ce93">
            <text:p>Week Ending (Friday)</text:p>
          </table:table-cell>
          <table:table-cell office:value-type="string" table:style-name="ce94">
            <text:p>Antrim &amp; Newtownabbey</text:p>
          </table:table-cell>
          <table:table-cell office:value-type="string" table:style-name="ce94">
            <text:p>Ards &amp; North Down</text:p>
          </table:table-cell>
          <table:table-cell office:value-type="string" table:style-name="ce94">
            <text:p>Armagh City, Banbridge &amp; Craigavon</text:p>
          </table:table-cell>
          <table:table-cell office:value-type="string" table:style-name="ce94">
            <text:p>Belfast</text:p>
          </table:table-cell>
          <table:table-cell office:value-type="string" table:style-name="ce94">
            <text:p>Causeway Coast &amp; Glens</text:p>
          </table:table-cell>
          <table:table-cell office:value-type="string" table:style-name="ce94">
            <text:p>Derry City &amp; Strabane</text:p>
          </table:table-cell>
          <table:table-cell office:value-type="string" table:style-name="ce94">
            <text:p>Fermanagh &amp; Omagh</text:p>
          </table:table-cell>
          <table:table-cell office:value-type="string" table:style-name="ce94">
            <text:p>Lisburn &amp; Castlereagh</text:p>
          </table:table-cell>
          <table:table-cell office:value-type="string" table:style-name="ce94">
            <text:p>Mid &amp; East Antrim</text:p>
          </table:table-cell>
          <table:table-cell office:value-type="string" table:style-name="ce94">
            <text:p>Mid Ulster</text:p>
          </table:table-cell>
          <table:table-cell office:value-type="string" table:style-name="ce101">
            <text:p>Newry, Mourne &amp; Down</text:p>
          </table:table-cell>
          <table:table-cell office:value-type="string" table:style-name="ce102">
            <text:p>Total</text:p>
          </table:table-cell>
          <table:table-cell table:number-columns-repeated="16370"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formula="of:=SUM([.C6:.M6])" table:style-name="ce176">
            <text:p>1</text:p>
          </table:table-cell>
          <table:table-cell table:number-columns-repeated="16370"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3" table:style-name="ce103">
            <text:p>3</text:p>
          </table:table-cell>
          <table:table-cell office:value-type="float" office:value="1" table:style-name="ce103">
            <text:p>1</text:p>
          </table:table-cell>
          <table:table-cell office:value-type="string" table:style-name="ce103">
            <text:p>-</text:p>
          </table:table-cell>
          <table:table-cell office:value-type="float" office:value="4" table:style-name="ce103">
            <text:p>4</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9" table:formula="of:=SUM([.C7:.M7])" table:style-name="ce176">
            <text:p>9</text:p>
          </table:table-cell>
          <table:table-cell table:number-columns-repeated="16370"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4" table:style-name="ce103">
            <text:p>4</text:p>
          </table:table-cell>
          <table:table-cell office:value-type="float" office:value="6" table:style-name="ce103">
            <text:p>6</text:p>
          </table:table-cell>
          <table:table-cell office:value-type="float" office:value="3" table:style-name="ce103">
            <text:p>3</text:p>
          </table:table-cell>
          <table:table-cell office:value-type="float" office:value="17" table:style-name="ce103">
            <text:p>17</text:p>
          </table:table-cell>
          <table:table-cell office:value-type="float" office:value="8" table:style-name="ce103">
            <text:p>8</text:p>
          </table:table-cell>
          <table:table-cell office:value-type="float" office:value="3" table:style-name="ce103">
            <text:p>3</text:p>
          </table:table-cell>
          <table:table-cell office:value-type="float" office:value="2" table:style-name="ce103">
            <text:p>2</text:p>
          </table:table-cell>
          <table:table-cell office:value-type="float" office:value="1" table:style-name="ce103">
            <text:p>1</text:p>
          </table:table-cell>
          <table:table-cell office:value-type="float" office:value="7" table:style-name="ce103">
            <text:p>7</text:p>
          </table:table-cell>
          <table:table-cell office:value-type="float" office:value="3" table:style-name="ce103">
            <text:p>3</text:p>
          </table:table-cell>
          <table:table-cell office:value-type="float" office:value="1" table:style-name="ce205">
            <text:p>1</text:p>
          </table:table-cell>
          <table:table-cell office:value-type="float" office:value="55" table:formula="of:=SUM([.C8:.M8])" table:style-name="ce176">
            <text:p>55</text:p>
          </table:table-cell>
          <table:table-cell table:number-columns-repeated="16370"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8" table:style-name="ce103">
            <text:p>8</text:p>
          </table:table-cell>
          <table:table-cell office:value-type="float" office:value="2" table:style-name="ce103">
            <text:p>2</text:p>
          </table:table-cell>
          <table:table-cell office:value-type="float" office:value="4" table:style-name="ce103">
            <text:p>4</text:p>
          </table:table-cell>
          <table:table-cell office:value-type="float" office:value="25" table:style-name="ce103">
            <text:p>25</text:p>
          </table:table-cell>
          <table:table-cell office:value-type="float" office:value="7" table:style-name="ce103">
            <text:p>7</text:p>
          </table:table-cell>
          <table:table-cell office:value-type="float" office:value="4" table:style-name="ce103">
            <text:p>4</text:p>
          </table:table-cell>
          <table:table-cell office:value-type="float" office:value="3" table:style-name="ce103">
            <text:p>3</text:p>
          </table:table-cell>
          <table:table-cell office:value-type="float" office:value="7" table:style-name="ce103">
            <text:p>7</text:p>
          </table:table-cell>
          <table:table-cell office:value-type="float" office:value="4" table:style-name="ce103">
            <text:p>4</text:p>
          </table:table-cell>
          <table:table-cell office:value-type="float" office:value="5" table:style-name="ce103">
            <text:p>5</text:p>
          </table:table-cell>
          <table:table-cell office:value-type="float" office:value="7" table:style-name="ce205">
            <text:p>7</text:p>
          </table:table-cell>
          <table:table-cell office:value-type="float" office:value="76" table:formula="of:=SUM([.C9:.M9])" table:style-name="ce176">
            <text:p>76</text:p>
          </table:table-cell>
          <table:table-cell table:number-columns-repeated="16370"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6" table:style-name="ce103">
            <text:p>6</text:p>
          </table:table-cell>
          <table:table-cell office:value-type="float" office:value="7" table:style-name="ce103">
            <text:p>7</text:p>
          </table:table-cell>
          <table:table-cell office:value-type="float" office:value="14" table:style-name="ce103">
            <text:p>14</text:p>
          </table:table-cell>
          <table:table-cell office:value-type="float" office:value="24" table:style-name="ce103">
            <text:p>24</text:p>
          </table:table-cell>
          <table:table-cell office:value-type="float" office:value="8" table:style-name="ce103">
            <text:p>8</text:p>
          </table:table-cell>
          <table:table-cell office:value-type="float" office:value="8" table:style-name="ce103">
            <text:p>8</text:p>
          </table:table-cell>
          <table:table-cell office:value-type="float" office:value="9" table:style-name="ce103">
            <text:p>9</text:p>
          </table:table-cell>
          <table:table-cell office:value-type="float" office:value="11" table:style-name="ce103">
            <text:p>11</text:p>
          </table:table-cell>
          <table:table-cell office:value-type="float" office:value="5" table:style-name="ce103">
            <text:p>5</text:p>
          </table:table-cell>
          <table:table-cell office:value-type="float" office:value="6" table:style-name="ce103">
            <text:p>6</text:p>
          </table:table-cell>
          <table:table-cell office:value-type="float" office:value="3" table:style-name="ce205">
            <text:p>3</text:p>
          </table:table-cell>
          <table:table-cell office:value-type="float" office:value="101" table:formula="of:=SUM([.C10:.M10])" table:style-name="ce176">
            <text:p>101</text:p>
          </table:table-cell>
          <table:table-cell table:number-columns-repeated="16370"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9" table:style-name="ce103">
            <text:p>9</text:p>
          </table:table-cell>
          <table:table-cell office:value-type="float" office:value="9" table:style-name="ce103">
            <text:p>9</text:p>
          </table:table-cell>
          <table:table-cell office:value-type="float" office:value="15" table:style-name="ce103">
            <text:p>15</text:p>
          </table:table-cell>
          <table:table-cell office:value-type="float" office:value="44" table:style-name="ce103">
            <text:p>44</text:p>
          </table:table-cell>
          <table:table-cell office:value-type="float" office:value="10" table:style-name="ce103">
            <text:p>10</text:p>
          </table:table-cell>
          <table:table-cell office:value-type="float" office:value="5" table:style-name="ce103">
            <text:p>5</text:p>
          </table:table-cell>
          <table:table-cell office:value-type="string" table:style-name="ce103">
            <text:p>-</text:p>
          </table:table-cell>
          <table:table-cell office:value-type="float" office:value="9" table:style-name="ce103">
            <text:p>9</text:p>
          </table:table-cell>
          <table:table-cell office:value-type="float" office:value="8" table:style-name="ce103">
            <text:p>8</text:p>
          </table:table-cell>
          <table:table-cell office:value-type="float" office:value="8" table:style-name="ce103">
            <text:p>8</text:p>
          </table:table-cell>
          <table:table-cell office:value-type="float" office:value="11" table:style-name="ce205">
            <text:p>11</text:p>
          </table:table-cell>
          <table:table-cell office:value-type="float" office:value="128" table:formula="of:=SUM([.C11:.M11])" table:style-name="ce176">
            <text:p>128</text:p>
          </table:table-cell>
          <table:table-cell table:number-columns-repeated="16370" table:style-name="ce12"/>
        </table:table-row>
        <table:table-row table:style-name="ro27">
          <table:table-cell office:value-type="float" office:value="17" table:style-name="ce14">
            <text:p>17</text:p>
          </table:table-cell>
          <table:table-cell office:value-type="date" office:date-value="2020-05-01T00:00:00" table:style-name="ce15">
            <text:p>01/05/2020</text:p>
          </table:table-cell>
          <table:table-cell office:value-type="float" office:value="16" table:style-name="ce103">
            <text:p>16</text:p>
          </table:table-cell>
          <table:table-cell office:value-type="float" office:value="9" table:style-name="ce103">
            <text:p>9</text:p>
          </table:table-cell>
          <table:table-cell office:value-type="float" office:value="15" table:style-name="ce103">
            <text:p>15</text:p>
          </table:table-cell>
          <table:table-cell office:value-type="float" office:value="41" table:style-name="ce103">
            <text:p>41</text:p>
          </table:table-cell>
          <table:table-cell office:value-type="float" office:value="12" table:style-name="ce103">
            <text:p>12</text:p>
          </table:table-cell>
          <table:table-cell office:value-type="float" office:value="4" table:style-name="ce103">
            <text:p>4</text:p>
          </table:table-cell>
          <table:table-cell office:value-type="float" office:value="1" table:style-name="ce103">
            <text:p>1</text:p>
          </table:table-cell>
          <table:table-cell office:value-type="float" office:value="12" table:style-name="ce103">
            <text:p>12</text:p>
          </table:table-cell>
          <table:table-cell office:value-type="float" office:value="5" table:style-name="ce103">
            <text:p>5</text:p>
          </table:table-cell>
          <table:table-cell office:value-type="float" office:value="5" table:style-name="ce103">
            <text:p>5</text:p>
          </table:table-cell>
          <table:table-cell office:value-type="float" office:value="4" table:style-name="ce205">
            <text:p>4</text:p>
          </table:table-cell>
          <table:table-cell office:value-type="float" office:value="124" table:formula="of:=SUM([.C12:.M12])" table:style-name="ce176">
            <text:p>124</text:p>
          </table:table-cell>
          <table:table-cell table:number-columns-repeated="16370"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11" table:style-name="ce103">
            <text:p>11</text:p>
          </table:table-cell>
          <table:table-cell office:value-type="float" office:value="10" table:style-name="ce103">
            <text:p>10</text:p>
          </table:table-cell>
          <table:table-cell office:value-type="float" office:value="8" table:style-name="ce103">
            <text:p>8</text:p>
          </table:table-cell>
          <table:table-cell office:value-type="float" office:value="18" table:style-name="ce103">
            <text:p>18</text:p>
          </table:table-cell>
          <table:table-cell office:value-type="float" office:value="7" table:style-name="ce103">
            <text:p>7</text:p>
          </table:table-cell>
          <table:table-cell office:value-type="float" office:value="2" table:style-name="ce103">
            <text:p>2</text:p>
          </table:table-cell>
          <table:table-cell office:value-type="float" office:value="1" table:style-name="ce103">
            <text:p>1</text:p>
          </table:table-cell>
          <table:table-cell office:value-type="float" office:value="10" table:style-name="ce103">
            <text:p>10</text:p>
          </table:table-cell>
          <table:table-cell office:value-type="float" office:value="7" table:style-name="ce103">
            <text:p>7</text:p>
          </table:table-cell>
          <table:table-cell office:value-type="float" office:value="2" table:style-name="ce103">
            <text:p>2</text:p>
          </table:table-cell>
          <table:table-cell office:value-type="float" office:value="8" table:style-name="ce205">
            <text:p>8</text:p>
          </table:table-cell>
          <table:table-cell office:value-type="float" office:value="84" table:formula="of:=SUM([.C13:.M13])" table:style-name="ce176">
            <text:p>84</text:p>
          </table:table-cell>
          <table:table-cell table:number-columns-repeated="16370"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8" table:style-name="ce103">
            <text:p>8</text:p>
          </table:table-cell>
          <table:table-cell office:value-type="float" office:value="12" table:style-name="ce103">
            <text:p>12</text:p>
          </table:table-cell>
          <table:table-cell office:value-type="float" office:value="8" table:style-name="ce103">
            <text:p>8</text:p>
          </table:table-cell>
          <table:table-cell office:value-type="float" office:value="23" table:style-name="ce103">
            <text:p>23</text:p>
          </table:table-cell>
          <table:table-cell office:value-type="float" office:value="3" table:style-name="ce103">
            <text:p>3</text:p>
          </table:table-cell>
          <table:table-cell office:value-type="float" office:value="1" table:style-name="ce103">
            <text:p>1</text:p>
          </table:table-cell>
          <table:table-cell office:value-type="string" table:style-name="ce103">
            <text:p>-</text:p>
          </table:table-cell>
          <table:table-cell office:value-type="float" office:value="5" table:style-name="ce103">
            <text:p>5</text:p>
          </table:table-cell>
          <table:table-cell office:value-type="float" office:value="7" table:style-name="ce103">
            <text:p>7</text:p>
          </table:table-cell>
          <table:table-cell office:value-type="float" office:value="1" table:style-name="ce103">
            <text:p>1</text:p>
          </table:table-cell>
          <table:table-cell office:value-type="float" office:value="6" table:style-name="ce205">
            <text:p>6</text:p>
          </table:table-cell>
          <table:table-cell office:value-type="float" office:value="74" table:formula="of:=SUM([.C14:.M14])" table:style-name="ce176">
            <text:p>74</text:p>
          </table:table-cell>
          <table:table-cell table:number-columns-repeated="16370"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8" table:style-name="ce103">
            <text:p>8</text:p>
          </table:table-cell>
          <table:table-cell office:value-type="float" office:value="3" table:style-name="ce103">
            <text:p>3</text:p>
          </table:table-cell>
          <table:table-cell office:value-type="float" office:value="5" table:style-name="ce103">
            <text:p>5</text:p>
          </table:table-cell>
          <table:table-cell office:value-type="float" office:value="13" table:style-name="ce103">
            <text:p>13</text:p>
          </table:table-cell>
          <table:table-cell office:value-type="float" office:value="4" table:style-name="ce103">
            <text:p>4</text:p>
          </table:table-cell>
          <table:table-cell office:value-type="string" table:style-name="ce103">
            <text:p>-</text:p>
          </table:table-cell>
          <table:table-cell office:value-type="string" table:style-name="ce103">
            <text:p>-</text:p>
          </table:table-cell>
          <table:table-cell office:value-type="float" office:value="10" table:style-name="ce103">
            <text:p>10</text:p>
          </table:table-cell>
          <table:table-cell office:value-type="float" office:value="3" table:style-name="ce103">
            <text:p>3</text:p>
          </table:table-cell>
          <table:table-cell office:value-type="float" office:value="3" table:style-name="ce103">
            <text:p>3</text:p>
          </table:table-cell>
          <table:table-cell office:value-type="float" office:value="4" table:style-name="ce205">
            <text:p>4</text:p>
          </table:table-cell>
          <table:table-cell office:value-type="float" office:value="53" table:style-name="ce176">
            <text:p>53</text:p>
          </table:table-cell>
          <table:table-cell table:number-columns-repeated="16370"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5" table:style-name="ce103">
            <text:p>5</text:p>
          </table:table-cell>
          <table:table-cell office:value-type="float" office:value="4" table:style-name="ce103">
            <text:p>4</text:p>
          </table:table-cell>
          <table:table-cell office:value-type="float" office:value="3" table:style-name="ce103">
            <text:p>3</text:p>
          </table:table-cell>
          <table:table-cell office:value-type="float" office:value="17" table:style-name="ce103">
            <text:p>17</text:p>
          </table:table-cell>
          <table:table-cell office:value-type="float" office:value="6" table:style-name="ce103">
            <text:p>6</text:p>
          </table:table-cell>
          <table:table-cell office:value-type="string" table:style-name="ce103">
            <text:p>-</text:p>
          </table:table-cell>
          <table:table-cell office:value-type="string" table:style-name="ce103">
            <text:p>-</text:p>
          </table:table-cell>
          <table:table-cell office:value-type="float" office:value="6" table:style-name="ce103">
            <text:p>6</text:p>
          </table:table-cell>
          <table:table-cell office:value-type="float" office:value="3" table:style-name="ce103">
            <text:p>3</text:p>
          </table:table-cell>
          <table:table-cell office:value-type="float" office:value="5" table:style-name="ce103">
            <text:p>5</text:p>
          </table:table-cell>
          <table:table-cell office:value-type="string" table:style-name="ce205">
            <text:p>-</text:p>
          </table:table-cell>
          <table:table-cell office:value-type="float" office:value="49" table:formula="of:=SUM([.C16:.M16])" table:style-name="ce176">
            <text:p>49</text:p>
          </table:table-cell>
          <table:table-cell table:number-columns-repeated="16370"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3" table:style-name="ce103">
            <text:p>3</text:p>
          </table:table-cell>
          <table:table-cell office:value-type="float" office:value="3" table:style-name="ce103">
            <text:p>3</text:p>
          </table:table-cell>
          <table:table-cell office:value-type="float" office:value="3" table:style-name="ce103">
            <text:p>3</text:p>
          </table:table-cell>
          <table:table-cell office:value-type="float" office:value="2" table:style-name="ce103">
            <text:p>2</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2" table:style-name="ce103">
            <text:p>2</text:p>
          </table:table-cell>
          <table:table-cell office:value-type="float" office:value="3" table:style-name="ce103">
            <text:p>3</text:p>
          </table:table-cell>
          <table:table-cell office:value-type="float" office:value="1" table:style-name="ce205">
            <text:p>1</text:p>
          </table:table-cell>
          <table:table-cell office:value-type="float" office:value="20" table:formula="of:=SUM([.C17:.M17])" table:style-name="ce176">
            <text:p>20</text:p>
          </table:table-cell>
          <table:table-cell table:style-name="ce34"/>
          <table:table-cell table:number-columns-repeated="16369"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1" table:style-name="ce103">
            <text:p>1</text:p>
          </table:table-cell>
          <table:table-cell office:value-type="float" office:value="4" table:style-name="ce103">
            <text:p>4</text:p>
          </table:table-cell>
          <table:table-cell office:value-type="float" office:value="3" table:style-name="ce103">
            <text:p>3</text:p>
          </table:table-cell>
          <table:table-cell office:value-type="float" office:value="6" table:style-name="ce103">
            <text:p>6</text:p>
          </table:table-cell>
          <table:table-cell office:value-type="float" office:value="3" table:style-name="ce103">
            <text:p>3</text:p>
          </table:table-cell>
          <table:table-cell office:value-type="string" table:style-name="ce103">
            <text:p>-</text:p>
          </table:table-cell>
          <table:table-cell office:value-type="string" table:style-name="ce103">
            <text:p>-</text:p>
          </table:table-cell>
          <table:table-cell office:value-type="float" office:value="3" table:style-name="ce103">
            <text:p>3</text:p>
          </table:table-cell>
          <table:table-cell office:value-type="float" office:value="1" table:style-name="ce103">
            <text:p>1</text:p>
          </table:table-cell>
          <table:table-cell office:value-type="string" table:style-name="ce103">
            <text:p>-</text:p>
          </table:table-cell>
          <table:table-cell office:value-type="string" table:style-name="ce205">
            <text:p>-</text:p>
          </table:table-cell>
          <table:table-cell office:value-type="float" office:value="21" table:formula="of:=SUM([.C18:.M18])" table:style-name="ce176">
            <text:p>21</text:p>
          </table:table-cell>
          <table:table-cell table:style-name="ce34"/>
          <table:table-cell table:number-columns-repeated="16369"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 table:style-name="ce103">
            <text:p>1</text:p>
          </table:table-cell>
          <table:table-cell office:value-type="float" office:value="2" table:style-name="ce103">
            <text:p>2</text:p>
          </table:table-cell>
          <table:table-cell office:value-type="float" office:value="2" table:style-name="ce103">
            <text:p>2</text:p>
          </table:table-cell>
          <table:table-cell office:value-type="float" office:value="4" table:style-name="ce103">
            <text:p>4</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float" office:value="1" table:style-name="ce103">
            <text:p>1</text:p>
          </table:table-cell>
          <table:table-cell office:value-type="float" office:value="2" table:style-name="ce103">
            <text:p>2</text:p>
          </table:table-cell>
          <table:table-cell office:value-type="float" office:value="2" table:style-name="ce103">
            <text:p>2</text:p>
          </table:table-cell>
          <table:table-cell office:value-type="float" office:value="1" table:style-name="ce205">
            <text:p>1</text:p>
          </table:table-cell>
          <table:table-cell office:value-type="float" office:value="17" table:formula="of:=SUM([.C19:.M19])" table:style-name="ce176">
            <text:p>17</text:p>
          </table:table-cell>
          <table:table-cell table:style-name="ce34"/>
          <table:table-cell table:number-columns-repeated="16369"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1" table:style-name="ce103">
            <text:p>1</text:p>
          </table:table-cell>
          <table:table-cell office:value-type="float" office:value="7" table:style-name="ce103">
            <text:p>7</text:p>
          </table:table-cell>
          <table:table-cell office:value-type="float" office:value="2" table:style-name="ce103">
            <text:p>2</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205">
            <text:p>-</text:p>
          </table:table-cell>
          <table:table-cell office:value-type="float" office:value="12" table:formula="of:=SUM([.C20:.M20])" table:style-name="ce176">
            <text:p>12</text:p>
          </table:table-cell>
          <table:table-cell table:style-name="ce34"/>
          <table:table-cell table:number-columns-repeated="16369"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3" table:style-name="ce103">
            <text:p>3</text:p>
          </table:table-cell>
          <table:table-cell office:value-type="float" office:value="3" table:style-name="ce103">
            <text:p>3</text:p>
          </table:table-cell>
          <table:table-cell office:value-type="string" table:style-name="ce103">
            <text:p>-</text:p>
          </table:table-cell>
          <table:table-cell office:value-type="float" office:value="3" table:style-name="ce103">
            <text:p>3</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string" table:style-name="ce205">
            <text:p>-</text:p>
          </table:table-cell>
          <table:table-cell office:value-type="float" office:value="11" table:formula="of:=SUM([.C21:.M21])" table:style-name="ce176">
            <text:p>11</text:p>
          </table:table-cell>
          <table:table-cell table:style-name="ce34"/>
          <table:table-cell table:number-columns-repeated="16369"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string" table:style-name="ce103">
            <text:p>-</text:p>
          </table:table-cell>
          <table:table-cell office:value-type="float" office:value="3" table:style-name="ce103">
            <text:p>3</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float" office:value="1" table:style-name="ce103">
            <text:p>1</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float" office:value="9" table:formula="of:=SUM([.C22:.M22])" table:style-name="ce176">
            <text:p>9</text:p>
          </table:table-cell>
          <table:table-cell table:style-name="ce34"/>
          <table:table-cell table:number-columns-repeated="16369"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2" table:formula="of:=SUM([.C23:.M23])" table:style-name="ce176">
            <text:p>2</text:p>
          </table:table-cell>
          <table:table-cell table:style-name="ce34"/>
          <table:table-cell table:number-columns-repeated="16369"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string" table:style-name="ce103">
            <text:p>-</text:p>
          </table:table-cell>
          <table:table-cell office:value-type="float" office:value="2" table:style-name="ce103">
            <text:p>2</text:p>
          </table:table-cell>
          <table:table-cell office:value-type="string" table:style-name="ce103">
            <text:p>-</text:p>
          </table:table-cell>
          <table:table-cell office:value-type="float" office:value="2" table:style-name="ce103">
            <text:p>2</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float" office:value="7" table:formula="of:=SUM([.C24:.M24])" table:style-name="ce176">
            <text:p>7</text:p>
          </table:table-cell>
          <table:table-cell table:style-name="ce206"/>
          <table:table-cell table:style-name="ce207"/>
          <table:table-cell table:number-columns-repeated="16368" table:style-name="ce41"/>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formula="of:=SUM([.C25:.M25])" table:style-name="ce176">
            <text:p>1</text:p>
          </table:table-cell>
          <table:table-cell table:style-name="ce206"/>
          <table:table-cell table:style-name="ce207"/>
          <table:table-cell table:number-columns-repeated="16368"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205">
            <text:p>1</text:p>
          </table:table-cell>
          <table:table-cell office:value-type="float" office:value="5" table:formula="of:=SUM([.C26:.M26])" table:style-name="ce176">
            <text:p>5</text:p>
          </table:table-cell>
          <table:table-cell table:style-name="ce34"/>
          <table:table-cell table:number-columns-repeated="16369"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205">
            <text:p>-</text:p>
          </table:table-cell>
          <table:table-cell office:value-type="float" office:value="4" table:formula="of:=SUM([.C27:.M27])" table:style-name="ce176">
            <text:p>4</text:p>
          </table:table-cell>
          <table:table-cell table:style-name="ce34"/>
          <table:table-cell table:number-columns-repeated="16369"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1" table:style-name="ce103">
            <text:p>1</text:p>
          </table:table-cell>
          <table:table-cell office:value-type="string" table:style-name="ce103">
            <text:p>-</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3" table:style-name="ce103">
            <text:p>3</text:p>
          </table:table-cell>
          <table:table-cell office:value-type="string" table:style-name="ce103">
            <text:p>-</text:p>
          </table:table-cell>
          <table:table-cell office:value-type="string" table:style-name="ce205">
            <text:p>-</text:p>
          </table:table-cell>
          <table:table-cell office:value-type="float" office:value="6" table:formula="of:=SUM([.C28:.M28])" table:style-name="ce176">
            <text:p>6</text:p>
          </table:table-cell>
          <table:table-cell table:style-name="ce34"/>
          <table:table-cell table:number-columns-repeated="16369"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205">
            <text:p>1</text:p>
          </table:table-cell>
          <table:table-cell office:value-type="float" office:value="4" table:formula="of:=SUM([.C29:.M29])" table:style-name="ce176">
            <text:p>4</text:p>
          </table:table-cell>
          <table:table-cell table:style-name="ce34"/>
          <table:table-cell table:number-columns-repeated="16369"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string" table:style-name="ce205">
            <text:p>-</text:p>
          </table:table-cell>
          <table:table-cell office:value-type="float" office:value="3" table:formula="of:=SUM([.C30:.M30])" table:style-name="ce176">
            <text:p>3</text:p>
          </table:table-cell>
          <table:table-cell table:style-name="ce34"/>
          <table:table-cell table:number-columns-repeated="16369"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string" table:style-name="ce103">
            <text:p>-</text:p>
          </table:table-cell>
          <table:table-cell office:value-type="string" table:style-name="ce103">
            <text:p>-</text:p>
          </table:table-cell>
          <table:table-cell office:value-type="float" office:value="3" table:style-name="ce103">
            <text:p>3</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float" office:value="1" table:style-name="ce205">
            <text:p>1</text:p>
          </table:table-cell>
          <table:table-cell office:value-type="float" office:value="7" table:formula="of:=SUM([.C31:.M31])" table:style-name="ce176">
            <text:p>7</text:p>
          </table:table-cell>
          <table:table-cell table:style-name="ce34"/>
          <table:table-cell table:number-columns-repeated="16369"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1" table:style-name="ce103">
            <text:p>1</text:p>
          </table:table-cell>
          <table:table-cell office:value-type="float" office:value="1" table:style-name="ce103">
            <text:p>1</text:p>
          </table:table-cell>
          <table:table-cell office:value-type="float" office:value="3" table:style-name="ce103">
            <text:p>3</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205">
            <text:p>-</text:p>
          </table:table-cell>
          <table:table-cell office:value-type="float" office:value="8" table:formula="of:=SUM([.C32:.M32])" table:style-name="ce176">
            <text:p>8</text:p>
          </table:table-cell>
          <table:table-cell table:style-name="ce34"/>
          <table:table-cell table:number-columns-repeated="16369"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string" table:style-name="ce103">
            <text:p>-</text:p>
          </table:table-cell>
          <table:table-cell office:value-type="string" table:style-name="ce103">
            <text:p>-</text:p>
          </table:table-cell>
          <table:table-cell office:value-type="float" office:value="2" table:style-name="ce103">
            <text:p>2</text:p>
          </table:table-cell>
          <table:table-cell office:value-type="float" office:value="1" table:style-name="ce103">
            <text:p>1</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float" office:value="2" table:style-name="ce205">
            <text:p>2</text:p>
          </table:table-cell>
          <table:table-cell office:value-type="float" office:value="9" table:formula="of:=SUM([.C33:.M33])" table:style-name="ce176">
            <text:p>9</text:p>
          </table:table-cell>
          <table:table-cell table:style-name="ce34"/>
          <table:table-cell table:number-columns-repeated="16369"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205">
            <text:p>-</text:p>
          </table:table-cell>
          <table:table-cell office:value-type="float" office:value="2" table:formula="of:=SUM([.C34:.M34])" table:style-name="ce176">
            <text:p>2</text:p>
          </table:table-cell>
          <table:table-cell table:style-name="ce34"/>
          <table:table-cell table:number-columns-repeated="16369"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2" table:style-name="ce103">
            <text:p>2</text:p>
          </table:table-cell>
          <table:table-cell office:value-type="string" table:style-name="ce103">
            <text:p>-</text:p>
          </table:table-cell>
          <table:table-cell office:value-type="float" office:value="4" table:style-name="ce103">
            <text:p>4</text:p>
          </table:table-cell>
          <table:table-cell office:value-type="float" office:value="3" table:style-name="ce103">
            <text:p>3</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205">
            <text:p>1</text:p>
          </table:table-cell>
          <table:table-cell office:value-type="float" office:value="11" table:formula="of:=SUM([.C35:.M35])" table:style-name="ce176">
            <text:p>11</text:p>
          </table:table-cell>
          <table:table-cell table:style-name="ce34"/>
          <table:table-cell table:number-columns-repeated="16369"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1" table:style-name="ce103">
            <text:p>1</text:p>
          </table:table-cell>
          <table:table-cell office:value-type="string" table:style-name="ce103">
            <text:p>-</text:p>
          </table:table-cell>
          <table:table-cell office:value-type="float" office:value="3" table:style-name="ce103">
            <text:p>3</text:p>
          </table:table-cell>
          <table:table-cell office:value-type="float" office:value="6" table:style-name="ce103">
            <text:p>6</text:p>
          </table:table-cell>
          <table:table-cell office:value-type="float" office:value="1" table:style-name="ce103">
            <text:p>1</text:p>
          </table:table-cell>
          <table:table-cell office:value-type="float" office:value="1" table:style-name="ce103">
            <text:p>1</text:p>
          </table:table-cell>
          <table:table-cell office:value-type="float" office:value="1" table:style-name="ce103">
            <text:p>1</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float" office:value="2" table:style-name="ce205">
            <text:p>2</text:p>
          </table:table-cell>
          <table:table-cell office:value-type="float" office:value="17" table:formula="of:=SUM([.C36:.M36])" table:style-name="ce176">
            <text:p>17</text:p>
          </table:table-cell>
          <table:table-cell table:style-name="ce34"/>
          <table:table-cell table:number-columns-repeated="16369"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7" table:style-name="ce103">
            <text:p>7</text:p>
          </table:table-cell>
          <table:table-cell office:value-type="float" office:value="2" table:style-name="ce103">
            <text:p>2</text:p>
          </table:table-cell>
          <table:table-cell office:value-type="float" office:value="1" table:style-name="ce103">
            <text:p>1</text:p>
          </table:table-cell>
          <table:table-cell office:value-type="float" office:value="5" table:style-name="ce103">
            <text:p>5</text:p>
          </table:table-cell>
          <table:table-cell office:value-type="float" office:value="2" table:style-name="ce103">
            <text:p>2</text:p>
          </table:table-cell>
          <table:table-cell office:value-type="float" office:value="9" table:style-name="ce103">
            <text:p>9</text:p>
          </table:table-cell>
          <table:table-cell office:value-type="float" office:value="2" table:style-name="ce103">
            <text:p>2</text:p>
          </table:table-cell>
          <table:table-cell office:value-type="float" office:value="8" table:style-name="ce103">
            <text:p>8</text:p>
          </table:table-cell>
          <table:table-cell office:value-type="float" office:value="0" table:style-name="ce103">
            <text:p>0</text:p>
          </table:table-cell>
          <table:table-cell office:value-type="float" office:value="3" table:style-name="ce103">
            <text:p>3</text:p>
          </table:table-cell>
          <table:table-cell office:value-type="float" office:value="3" table:style-name="ce205">
            <text:p>3</text:p>
          </table:table-cell>
          <table:table-cell office:value-type="float" office:value="42" table:formula="of:=SUM([.C37:.M37])" table:style-name="ce176">
            <text:p>42</text:p>
          </table:table-cell>
          <table:table-cell table:style-name="ce34"/>
          <table:table-cell table:number-columns-repeated="16369"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4" table:style-name="ce103">
            <text:p>4</text:p>
          </table:table-cell>
          <table:table-cell office:value-type="float" office:value="3" table:style-name="ce103">
            <text:p>3</text:p>
          </table:table-cell>
          <table:table-cell office:value-type="float" office:value="4" table:style-name="ce103">
            <text:p>4</text:p>
          </table:table-cell>
          <table:table-cell office:value-type="float" office:value="8" table:style-name="ce103">
            <text:p>8</text:p>
          </table:table-cell>
          <table:table-cell office:value-type="float" office:value="3" table:style-name="ce103">
            <text:p>3</text:p>
          </table:table-cell>
          <table:table-cell office:value-type="float" office:value="7" table:style-name="ce103">
            <text:p>7</text:p>
          </table:table-cell>
          <table:table-cell office:value-type="float" office:value="3" table:style-name="ce103">
            <text:p>3</text:p>
          </table:table-cell>
          <table:table-cell office:value-type="float" office:value="9" table:style-name="ce103">
            <text:p>9</text:p>
          </table:table-cell>
          <table:table-cell office:value-type="float" office:value="1" table:style-name="ce103">
            <text:p>1</text:p>
          </table:table-cell>
          <table:table-cell office:value-type="float" office:value="5" table:style-name="ce103">
            <text:p>5</text:p>
          </table:table-cell>
          <table:table-cell office:value-type="float" office:value="4" table:style-name="ce205">
            <text:p>4</text:p>
          </table:table-cell>
          <table:table-cell office:value-type="float" office:value="51" table:formula="of:=SUM([.C38:.M38])" table:style-name="ce176">
            <text:p>51</text:p>
          </table:table-cell>
          <table:table-cell table:style-name="ce34"/>
          <table:table-cell table:number-columns-repeated="16369"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8" table:style-name="ce103">
            <text:p>8</text:p>
          </table:table-cell>
          <table:table-cell office:value-type="float" office:value="2" table:style-name="ce103">
            <text:p>2</text:p>
          </table:table-cell>
          <table:table-cell office:value-type="float" office:value="5" table:style-name="ce103">
            <text:p>5</text:p>
          </table:table-cell>
          <table:table-cell office:value-type="float" office:value="19" table:style-name="ce103">
            <text:p>19</text:p>
          </table:table-cell>
          <table:table-cell office:value-type="float" office:value="6" table:style-name="ce103">
            <text:p>6</text:p>
          </table:table-cell>
          <table:table-cell office:value-type="float" office:value="13" table:style-name="ce103">
            <text:p>13</text:p>
          </table:table-cell>
          <table:table-cell office:value-type="float" office:value="5" table:style-name="ce103">
            <text:p>5</text:p>
          </table:table-cell>
          <table:table-cell office:value-type="float" office:value="8" table:style-name="ce103">
            <text:p>8</text:p>
          </table:table-cell>
          <table:table-cell office:value-type="float" office:value="6" table:style-name="ce103">
            <text:p>6</text:p>
          </table:table-cell>
          <table:table-cell office:value-type="float" office:value="7" table:style-name="ce103">
            <text:p>7</text:p>
          </table:table-cell>
          <table:table-cell office:value-type="float" office:value="3" table:style-name="ce205">
            <text:p>3</text:p>
          </table:table-cell>
          <table:table-cell office:value-type="float" office:value="82" table:formula="of:=SUM([.C39:.M39])" table:style-name="ce176">
            <text:p>82</text:p>
          </table:table-cell>
          <table:table-cell table:style-name="ce34"/>
          <table:table-cell table:number-columns-repeated="16369"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2" table:style-name="ce103">
            <text:p>2</text:p>
          </table:table-cell>
          <table:table-cell office:value-type="float" office:value="5" table:style-name="ce103">
            <text:p>5</text:p>
          </table:table-cell>
          <table:table-cell office:value-type="float" office:value="9" table:style-name="ce103">
            <text:p>9</text:p>
          </table:table-cell>
          <table:table-cell office:value-type="float" office:value="18" table:style-name="ce103">
            <text:p>18</text:p>
          </table:table-cell>
          <table:table-cell office:value-type="float" office:value="11" table:style-name="ce103">
            <text:p>11</text:p>
          </table:table-cell>
          <table:table-cell office:value-type="float" office:value="13" table:style-name="ce103">
            <text:p>13</text:p>
          </table:table-cell>
          <table:table-cell office:value-type="float" office:value="4" table:style-name="ce103">
            <text:p>4</text:p>
          </table:table-cell>
          <table:table-cell office:value-type="float" office:value="8" table:style-name="ce103">
            <text:p>8</text:p>
          </table:table-cell>
          <table:table-cell office:value-type="float" office:value="10" table:style-name="ce103">
            <text:p>10</text:p>
          </table:table-cell>
          <table:table-cell office:value-type="float" office:value="8" table:style-name="ce103">
            <text:p>8</text:p>
          </table:table-cell>
          <table:table-cell office:value-type="float" office:value="8" table:style-name="ce205">
            <text:p>8</text:p>
          </table:table-cell>
          <table:table-cell office:value-type="float" office:value="96" table:formula="of:=SUM([.C40:.M40])" table:style-name="ce176">
            <text:p>96</text:p>
          </table:table-cell>
          <table:table-cell table:style-name="ce34"/>
          <table:table-cell table:number-columns-repeated="16369"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7" table:style-name="ce103">
            <text:p>7</text:p>
          </table:table-cell>
          <table:table-cell office:value-type="float" office:value="7" table:style-name="ce103">
            <text:p>7</text:p>
          </table:table-cell>
          <table:table-cell office:value-type="float" office:value="7" table:style-name="ce103">
            <text:p>7</text:p>
          </table:table-cell>
          <table:table-cell office:value-type="float" office:value="20" table:style-name="ce103">
            <text:p>20</text:p>
          </table:table-cell>
          <table:table-cell office:value-type="float" office:value="16" table:style-name="ce103">
            <text:p>16</text:p>
          </table:table-cell>
          <table:table-cell office:value-type="float" office:value="11" table:style-name="ce103">
            <text:p>11</text:p>
          </table:table-cell>
          <table:table-cell office:value-type="float" office:value="2" table:style-name="ce103">
            <text:p>2</text:p>
          </table:table-cell>
          <table:table-cell office:value-type="float" office:value="8" table:style-name="ce103">
            <text:p>8</text:p>
          </table:table-cell>
          <table:table-cell office:value-type="float" office:value="9" table:style-name="ce103">
            <text:p>9</text:p>
          </table:table-cell>
          <table:table-cell office:value-type="float" office:value="9" table:style-name="ce103">
            <text:p>9</text:p>
          </table:table-cell>
          <table:table-cell office:value-type="float" office:value="4" table:style-name="ce205">
            <text:p>4</text:p>
          </table:table-cell>
          <table:table-cell office:value-type="float" office:value="100" table:formula="of:=SUM([.C41:.M41])" table:style-name="ce176">
            <text:p>100</text:p>
          </table:table-cell>
          <table:table-cell table:style-name="ce34"/>
          <table:table-cell table:number-columns-repeated="16369"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3" table:style-name="ce103">
            <text:p>3</text:p>
          </table:table-cell>
          <table:table-cell office:value-type="float" office:value="5" table:style-name="ce103">
            <text:p>5</text:p>
          </table:table-cell>
          <table:table-cell office:value-type="float" office:value="9" table:style-name="ce103">
            <text:p>9</text:p>
          </table:table-cell>
          <table:table-cell office:value-type="float" office:value="16" table:style-name="ce103">
            <text:p>16</text:p>
          </table:table-cell>
          <table:table-cell office:value-type="float" office:value="13" table:style-name="ce103">
            <text:p>13</text:p>
          </table:table-cell>
          <table:table-cell office:value-type="float" office:value="9" table:style-name="ce103">
            <text:p>9</text:p>
          </table:table-cell>
          <table:table-cell office:value-type="float" office:value="2" table:style-name="ce103">
            <text:p>2</text:p>
          </table:table-cell>
          <table:table-cell office:value-type="float" office:value="8" table:style-name="ce103">
            <text:p>8</text:p>
          </table:table-cell>
          <table:table-cell office:value-type="float" office:value="6" table:style-name="ce103">
            <text:p>6</text:p>
          </table:table-cell>
          <table:table-cell office:value-type="float" office:value="8" table:style-name="ce103">
            <text:p>8</text:p>
          </table:table-cell>
          <table:table-cell office:value-type="float" office:value="2" table:style-name="ce205">
            <text:p>2</text:p>
          </table:table-cell>
          <table:table-cell office:value-type="float" office:value="81" table:formula="of:=SUM([.C42:.M42])" table:style-name="ce176">
            <text:p>81</text:p>
          </table:table-cell>
          <table:table-cell table:style-name="ce34"/>
          <table:table-cell table:number-columns-repeated="16369"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8" table:style-name="ce103">
            <text:p>8</text:p>
          </table:table-cell>
          <table:table-cell office:value-type="float" office:value="5" table:style-name="ce103">
            <text:p>5</text:p>
          </table:table-cell>
          <table:table-cell office:value-type="float" office:value="8" table:style-name="ce103">
            <text:p>8</text:p>
          </table:table-cell>
          <table:table-cell office:value-type="float" office:value="20" table:style-name="ce103">
            <text:p>20</text:p>
          </table:table-cell>
          <table:table-cell office:value-type="float" office:value="14" table:style-name="ce103">
            <text:p>14</text:p>
          </table:table-cell>
          <table:table-cell office:value-type="float" office:value="6" table:style-name="ce103">
            <text:p>6</text:p>
          </table:table-cell>
          <table:table-cell office:value-type="float" office:value="1" table:style-name="ce103">
            <text:p>1</text:p>
          </table:table-cell>
          <table:table-cell office:value-type="float" office:value="6" table:style-name="ce103">
            <text:p>6</text:p>
          </table:table-cell>
          <table:table-cell office:value-type="float" office:value="9" table:style-name="ce103">
            <text:p>9</text:p>
          </table:table-cell>
          <table:table-cell office:value-type="float" office:value="9" table:style-name="ce103">
            <text:p>9</text:p>
          </table:table-cell>
          <table:table-cell office:value-type="float" office:value="12" table:style-name="ce103">
            <text:p>12</text:p>
          </table:table-cell>
          <table:table-cell office:value-type="float" office:value="98" table:formula="of:=SUM([.C43:.M43])" table:style-name="ce176">
            <text:p>98</text:p>
          </table:table-cell>
          <table:table-cell table:style-name="ce34"/>
          <table:table-cell table:number-columns-repeated="16369"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6" table:style-name="ce103">
            <text:p>6</text:p>
          </table:table-cell>
          <table:table-cell office:value-type="float" office:value="5" table:style-name="ce103">
            <text:p>5</text:p>
          </table:table-cell>
          <table:table-cell office:value-type="float" office:value="5" table:style-name="ce103">
            <text:p>5</text:p>
          </table:table-cell>
          <table:table-cell office:value-type="float" office:value="15" table:style-name="ce103">
            <text:p>15</text:p>
          </table:table-cell>
          <table:table-cell office:value-type="float" office:value="13" table:style-name="ce103">
            <text:p>13</text:p>
          </table:table-cell>
          <table:table-cell office:value-type="float" office:value="4" table:style-name="ce103">
            <text:p>4</text:p>
          </table:table-cell>
          <table:table-cell office:value-type="float" office:value="4" table:style-name="ce103">
            <text:p>4</text:p>
          </table:table-cell>
          <table:table-cell office:value-type="float" office:value="7" table:style-name="ce103">
            <text:p>7</text:p>
          </table:table-cell>
          <table:table-cell office:value-type="float" office:value="8" table:style-name="ce103">
            <text:p>8</text:p>
          </table:table-cell>
          <table:table-cell office:value-type="float" office:value="12" table:style-name="ce103">
            <text:p>12</text:p>
          </table:table-cell>
          <table:table-cell office:value-type="float" office:value="8" table:style-name="ce103">
            <text:p>8</text:p>
          </table:table-cell>
          <table:table-cell office:value-type="float" office:value="87" table:formula="of:=SUM([.C44:.M44])" table:style-name="ce176">
            <text:p>87</text:p>
          </table:table-cell>
          <table:table-cell table:style-name="ce34"/>
          <table:table-cell table:number-columns-repeated="16369"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12" table:style-name="ce103">
            <text:p>12</text:p>
          </table:table-cell>
          <table:table-cell office:value-type="float" office:value="5" table:style-name="ce103">
            <text:p>5</text:p>
          </table:table-cell>
          <table:table-cell office:value-type="float" office:value="2" table:style-name="ce103">
            <text:p>2</text:p>
          </table:table-cell>
          <table:table-cell office:value-type="float" office:value="10" table:style-name="ce103">
            <text:p>10</text:p>
          </table:table-cell>
          <table:table-cell office:value-type="float" office:value="10" table:style-name="ce103">
            <text:p>10</text:p>
          </table:table-cell>
          <table:table-cell office:value-type="float" office:value="5" table:style-name="ce103">
            <text:p>5</text:p>
          </table:table-cell>
          <table:table-cell office:value-type="float" office:value="3" table:style-name="ce103">
            <text:p>3</text:p>
          </table:table-cell>
          <table:table-cell office:value-type="float" office:value="8" table:style-name="ce103">
            <text:p>8</text:p>
          </table:table-cell>
          <table:table-cell office:value-type="float" office:value="12" table:style-name="ce103">
            <text:p>12</text:p>
          </table:table-cell>
          <table:table-cell office:value-type="float" office:value="8" table:style-name="ce103">
            <text:p>8</text:p>
          </table:table-cell>
          <table:table-cell office:value-type="float" office:value="7" table:style-name="ce103">
            <text:p>7</text:p>
          </table:table-cell>
          <table:table-cell office:value-type="float" office:value="82" table:formula="of:=SUM([.C45:.M45])" table:style-name="ce176">
            <text:p>82</text:p>
          </table:table-cell>
          <table:table-cell table:style-name="ce34"/>
          <table:table-cell table:number-columns-repeated="16369"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10" table:style-name="ce103">
            <text:p>10</text:p>
          </table:table-cell>
          <table:table-cell office:value-type="float" office:value="7" table:style-name="ce103">
            <text:p>7</text:p>
          </table:table-cell>
          <table:table-cell office:value-type="float" office:value="8" table:style-name="ce103">
            <text:p>8</text:p>
          </table:table-cell>
          <table:table-cell office:value-type="float" office:value="14" table:style-name="ce103">
            <text:p>14</text:p>
          </table:table-cell>
          <table:table-cell office:value-type="float" office:value="9" table:style-name="ce103">
            <text:p>9</text:p>
          </table:table-cell>
          <table:table-cell office:value-type="float" office:value="3" table:style-name="ce103">
            <text:p>3</text:p>
          </table:table-cell>
          <table:table-cell office:value-type="float" office:value="8" table:style-name="ce103">
            <text:p>8</text:p>
          </table:table-cell>
          <table:table-cell office:value-type="float" office:value="4" table:style-name="ce103">
            <text:p>4</text:p>
          </table:table-cell>
          <table:table-cell office:value-type="float" office:value="14" table:style-name="ce103">
            <text:p>14</text:p>
          </table:table-cell>
          <table:table-cell office:value-type="float" office:value="7" table:style-name="ce103">
            <text:p>7</text:p>
          </table:table-cell>
          <table:table-cell office:value-type="float" office:value="4" table:style-name="ce103">
            <text:p>4</text:p>
          </table:table-cell>
          <table:table-cell office:value-type="float" office:value="88" table:formula="of:=SUM([.C46:.M46])" table:style-name="ce176">
            <text:p>88</text:p>
          </table:table-cell>
          <table:table-cell table:style-name="ce34"/>
          <table:table-cell table:number-columns-repeated="16369" table:style-name="ce41"/>
        </table:table-row>
        <table:table-row table:style-name="ro2">
          <table:table-cell office:value-type="string" table:style-name="ce14">
            <text:p>52 *</text:p>
          </table:table-cell>
          <table:table-cell office:value-type="date" office:date-value="2021-01-01T00:00:00" table:style-name="ce15">
            <text:p>01/01/2021</text:p>
          </table:table-cell>
          <table:table-cell office:value-type="float" office:value="15" table:style-name="ce103">
            <text:p>15</text:p>
          </table:table-cell>
          <table:table-cell office:value-type="float" office:value="7" table:style-name="ce103">
            <text:p>7</text:p>
          </table:table-cell>
          <table:table-cell office:value-type="float" office:value="12" table:style-name="ce103">
            <text:p>12</text:p>
          </table:table-cell>
          <table:table-cell office:value-type="float" office:value="15" table:style-name="ce103">
            <text:p>15</text:p>
          </table:table-cell>
          <table:table-cell office:value-type="float" office:value="6" table:style-name="ce103">
            <text:p>6</text:p>
          </table:table-cell>
          <table:table-cell office:value-type="float" office:value="10" table:style-name="ce103">
            <text:p>10</text:p>
          </table:table-cell>
          <table:table-cell office:value-type="float" office:value="0" table:style-name="ce103">
            <text:p>0</text:p>
          </table:table-cell>
          <table:table-cell office:value-type="float" office:value="4" table:style-name="ce103">
            <text:p>4</text:p>
          </table:table-cell>
          <table:table-cell office:value-type="float" office:value="23" table:style-name="ce103">
            <text:p>23</text:p>
          </table:table-cell>
          <table:table-cell office:value-type="float" office:value="0" table:style-name="ce103">
            <text:p>0</text:p>
          </table:table-cell>
          <table:table-cell office:value-type="float" office:value="2" table:style-name="ce103">
            <text:p>2</text:p>
          </table:table-cell>
          <table:table-cell office:value-type="float" office:value="94" table:formula="of:=SUM([.C47:.M47])" table:style-name="ce176">
            <text:p>94</text:p>
          </table:table-cell>
          <table:table-cell table:style-name="ce34"/>
          <table:table-cell table:number-columns-repeated="16369"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3" table:style-name="ce103">
            <text:p>13</text:p>
          </table:table-cell>
          <table:table-cell office:value-type="float" office:value="8" table:style-name="ce103">
            <text:p>8</text:p>
          </table:table-cell>
          <table:table-cell office:value-type="float" office:value="13" table:style-name="ce103">
            <text:p>13</text:p>
          </table:table-cell>
          <table:table-cell office:value-type="float" office:value="14" table:style-name="ce103">
            <text:p>14</text:p>
          </table:table-cell>
          <table:table-cell office:value-type="float" office:value="9" table:style-name="ce103">
            <text:p>9</text:p>
          </table:table-cell>
          <table:table-cell office:value-type="float" office:value="13" table:style-name="ce103">
            <text:p>13</text:p>
          </table:table-cell>
          <table:table-cell office:value-type="float" office:value="10" table:style-name="ce103">
            <text:p>10</text:p>
          </table:table-cell>
          <table:table-cell office:value-type="float" office:value="12" table:style-name="ce103">
            <text:p>12</text:p>
          </table:table-cell>
          <table:table-cell office:value-type="float" office:value="24" table:style-name="ce103">
            <text:p>24</text:p>
          </table:table-cell>
          <table:table-cell office:value-type="float" office:value="21" table:style-name="ce103">
            <text:p>21</text:p>
          </table:table-cell>
          <table:table-cell office:value-type="float" office:value="8" table:style-name="ce103">
            <text:p>8</text:p>
          </table:table-cell>
          <table:table-cell office:value-type="float" office:value="145" table:formula="of:=SUM([.C48:.M48])" table:style-name="ce172">
            <text:p>145</text:p>
          </table:table-cell>
          <table:table-cell table:style-name="ce34"/>
          <table:table-cell table:number-columns-repeated="16369"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21" table:style-name="ce103">
            <text:p>21</text:p>
          </table:table-cell>
          <table:table-cell office:value-type="float" office:value="8" table:style-name="ce103">
            <text:p>8</text:p>
          </table:table-cell>
          <table:table-cell office:value-type="float" office:value="18" table:style-name="ce103">
            <text:p>18</text:p>
          </table:table-cell>
          <table:table-cell office:value-type="float" office:value="22" table:style-name="ce103">
            <text:p>22</text:p>
          </table:table-cell>
          <table:table-cell office:value-type="float" office:value="14" table:style-name="ce103">
            <text:p>14</text:p>
          </table:table-cell>
          <table:table-cell office:value-type="float" office:value="12" table:style-name="ce103">
            <text:p>12</text:p>
          </table:table-cell>
          <table:table-cell office:value-type="float" office:value="10" table:style-name="ce103">
            <text:p>10</text:p>
          </table:table-cell>
          <table:table-cell office:value-type="float" office:value="9" table:style-name="ce103">
            <text:p>9</text:p>
          </table:table-cell>
          <table:table-cell office:value-type="float" office:value="18" table:style-name="ce103">
            <text:p>18</text:p>
          </table:table-cell>
          <table:table-cell office:value-type="float" office:value="12" table:style-name="ce103">
            <text:p>12</text:p>
          </table:table-cell>
          <table:table-cell office:value-type="float" office:value="9" table:style-name="ce103">
            <text:p>9</text:p>
          </table:table-cell>
          <table:table-cell office:value-type="float" office:value="153" table:formula="of:=SUM([.C49:.M49])" table:style-name="ce176">
            <text:p>153</text:p>
          </table:table-cell>
          <table:table-cell table:style-name="ce34"/>
          <table:table-cell table:number-columns-repeated="16369"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24" table:style-name="ce103">
            <text:p>24</text:p>
          </table:table-cell>
          <table:table-cell office:value-type="float" office:value="13" table:style-name="ce103">
            <text:p>13</text:p>
          </table:table-cell>
          <table:table-cell office:value-type="float" office:value="31" table:style-name="ce103">
            <text:p>31</text:p>
          </table:table-cell>
          <table:table-cell office:value-type="float" office:value="16" table:style-name="ce103">
            <text:p>16</text:p>
          </table:table-cell>
          <table:table-cell office:value-type="float" office:value="10" table:style-name="ce103">
            <text:p>10</text:p>
          </table:table-cell>
          <table:table-cell office:value-type="float" office:value="14" table:style-name="ce103">
            <text:p>14</text:p>
          </table:table-cell>
          <table:table-cell office:value-type="float" office:value="5" table:style-name="ce103">
            <text:p>5</text:p>
          </table:table-cell>
          <table:table-cell office:value-type="float" office:value="8" table:style-name="ce103">
            <text:p>8</text:p>
          </table:table-cell>
          <table:table-cell office:value-type="float" office:value="21" table:style-name="ce103">
            <text:p>21</text:p>
          </table:table-cell>
          <table:table-cell office:value-type="float" office:value="13" table:style-name="ce103">
            <text:p>13</text:p>
          </table:table-cell>
          <table:table-cell office:value-type="float" office:value="27" table:style-name="ce103">
            <text:p>27</text:p>
          </table:table-cell>
          <table:table-cell office:value-type="float" office:value="182" table:formula="of:=SUM([.C50:.M50])" table:style-name="ce176">
            <text:p>182</text:p>
          </table:table-cell>
          <table:table-cell table:style-name="ce34"/>
          <table:table-cell table:number-columns-repeated="16369"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0" table:style-name="ce103">
            <text:p>10</text:p>
          </table:table-cell>
          <table:table-cell office:value-type="float" office:value="9" table:style-name="ce103">
            <text:p>9</text:p>
          </table:table-cell>
          <table:table-cell office:value-type="float" office:value="28" table:style-name="ce103">
            <text:p>28</text:p>
          </table:table-cell>
          <table:table-cell office:value-type="float" office:value="17" table:style-name="ce103">
            <text:p>17</text:p>
          </table:table-cell>
          <table:table-cell office:value-type="float" office:value="5" table:style-name="ce103">
            <text:p>5</text:p>
          </table:table-cell>
          <table:table-cell office:value-type="float" office:value="8" table:style-name="ce103">
            <text:p>8</text:p>
          </table:table-cell>
          <table:table-cell office:value-type="float" office:value="9" table:style-name="ce103">
            <text:p>9</text:p>
          </table:table-cell>
          <table:table-cell office:value-type="float" office:value="10" table:style-name="ce103">
            <text:p>10</text:p>
          </table:table-cell>
          <table:table-cell office:value-type="float" office:value="9" table:style-name="ce103">
            <text:p>9</text:p>
          </table:table-cell>
          <table:table-cell office:value-type="float" office:value="18" table:style-name="ce103">
            <text:p>18</text:p>
          </table:table-cell>
          <table:table-cell office:value-type="float" office:value="14" table:style-name="ce103">
            <text:p>14</text:p>
          </table:table-cell>
          <table:table-cell office:value-type="float" office:value="137" table:formula="of:=SUM([.C51:.M51])" table:style-name="ce176">
            <text:p>137</text:p>
          </table:table-cell>
          <table:table-cell table:style-name="ce34"/>
          <table:table-cell table:number-columns-repeated="16369"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12" table:style-name="ce103">
            <text:p>12</text:p>
          </table:table-cell>
          <table:table-cell office:value-type="float" office:value="5" table:style-name="ce103">
            <text:p>5</text:p>
          </table:table-cell>
          <table:table-cell office:value-type="float" office:value="26" table:style-name="ce103">
            <text:p>26</text:p>
          </table:table-cell>
          <table:table-cell office:value-type="float" office:value="13" table:style-name="ce103">
            <text:p>13</text:p>
          </table:table-cell>
          <table:table-cell office:value-type="float" office:value="7" table:style-name="ce103">
            <text:p>7</text:p>
          </table:table-cell>
          <table:table-cell office:value-type="float" office:value="8" table:style-name="ce103">
            <text:p>8</text:p>
          </table:table-cell>
          <table:table-cell office:value-type="float" office:value="6" table:style-name="ce103">
            <text:p>6</text:p>
          </table:table-cell>
          <table:table-cell office:value-type="float" office:value="5" table:style-name="ce103">
            <text:p>5</text:p>
          </table:table-cell>
          <table:table-cell office:value-type="float" office:value="12" table:style-name="ce103">
            <text:p>12</text:p>
          </table:table-cell>
          <table:table-cell office:value-type="float" office:value="13" table:style-name="ce103">
            <text:p>13</text:p>
          </table:table-cell>
          <table:table-cell office:value-type="float" office:value="19" table:style-name="ce103">
            <text:p>19</text:p>
          </table:table-cell>
          <table:table-cell office:value-type="float" office:value="126" table:formula="of:=SUM([.C52:.M52])" table:style-name="ce176">
            <text:p>126</text:p>
          </table:table-cell>
          <table:table-cell table:style-name="ce34"/>
          <table:table-cell table:number-columns-repeated="16369"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2" table:style-name="ce103">
            <text:p>2</text:p>
          </table:table-cell>
          <table:table-cell office:value-type="float" office:value="9" table:style-name="ce103">
            <text:p>9</text:p>
          </table:table-cell>
          <table:table-cell office:value-type="float" office:value="18" table:style-name="ce103">
            <text:p>18</text:p>
          </table:table-cell>
          <table:table-cell office:value-type="float" office:value="24" table:style-name="ce103">
            <text:p>24</text:p>
          </table:table-cell>
          <table:table-cell office:value-type="float" office:value="6" table:style-name="ce103">
            <text:p>6</text:p>
          </table:table-cell>
          <table:table-cell office:value-type="float" office:value="3" table:style-name="ce103">
            <text:p>3</text:p>
          </table:table-cell>
          <table:table-cell office:value-type="float" office:value="3" table:style-name="ce103">
            <text:p>3</text:p>
          </table:table-cell>
          <table:table-cell office:value-type="float" office:value="3" table:style-name="ce103">
            <text:p>3</text:p>
          </table:table-cell>
          <table:table-cell office:value-type="float" office:value="9" table:style-name="ce103">
            <text:p>9</text:p>
          </table:table-cell>
          <table:table-cell office:value-type="float" office:value="7" table:style-name="ce103">
            <text:p>7</text:p>
          </table:table-cell>
          <table:table-cell office:value-type="float" office:value="15" table:style-name="ce103">
            <text:p>15</text:p>
          </table:table-cell>
          <table:table-cell office:value-type="float" office:value="99" table:formula="of:=SUM([.C53:.M53])" table:style-name="ce176">
            <text:p>99</text:p>
          </table:table-cell>
          <table:table-cell table:style-name="ce34"/>
          <table:table-cell table:number-columns-repeated="16369"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9" table:style-name="ce103">
            <text:p>9</text:p>
          </table:table-cell>
          <table:table-cell office:value-type="float" office:value="1" table:style-name="ce103">
            <text:p>1</text:p>
          </table:table-cell>
          <table:table-cell office:value-type="float" office:value="14" table:style-name="ce103">
            <text:p>14</text:p>
          </table:table-cell>
          <table:table-cell office:value-type="float" office:value="12" table:style-name="ce103">
            <text:p>12</text:p>
          </table:table-cell>
          <table:table-cell office:value-type="float" office:value="6" table:style-name="ce103">
            <text:p>6</text:p>
          </table:table-cell>
          <table:table-cell office:value-type="float" office:value="4" table:style-name="ce103">
            <text:p>4</text:p>
          </table:table-cell>
          <table:table-cell office:value-type="float" office:value="0" table:style-name="ce103">
            <text:p>0</text:p>
          </table:table-cell>
          <table:table-cell office:value-type="float" office:value="4" table:style-name="ce103">
            <text:p>4</text:p>
          </table:table-cell>
          <table:table-cell office:value-type="float" office:value="9" table:style-name="ce103">
            <text:p>9</text:p>
          </table:table-cell>
          <table:table-cell office:value-type="float" office:value="12" table:style-name="ce103">
            <text:p>12</text:p>
          </table:table-cell>
          <table:table-cell office:value-type="float" office:value="7" table:style-name="ce103">
            <text:p>7</text:p>
          </table:table-cell>
          <table:table-cell office:value-type="float" office:value="78" table:formula="of:=SUM([.C54:.M54])" table:style-name="ce176">
            <text:p>78</text:p>
          </table:table-cell>
          <table:table-cell table:style-name="ce34"/>
          <table:table-cell table:number-columns-repeated="16369" table:style-name="ce257"/>
        </table:table-row>
        <table:table-row table:style-name="ro2">
          <table:table-cell office:value-type="float" office:value="8" table:style-name="ce14">
            <text:p>8</text:p>
          </table:table-cell>
          <table:table-cell office:value-type="date" office:date-value="2021-02-26T00:00:00" table:style-name="ce15">
            <text:p>26/02/2021</text:p>
          </table:table-cell>
          <table:table-cell office:value-type="float" office:value="2" table:style-name="ce103">
            <text:p>2</text:p>
          </table:table-cell>
          <table:table-cell office:value-type="float" office:value="3" table:style-name="ce103">
            <text:p>3</text:p>
          </table:table-cell>
          <table:table-cell office:value-type="float" office:value="15" table:style-name="ce103">
            <text:p>15</text:p>
          </table:table-cell>
          <table:table-cell office:value-type="float" office:value="7" table:style-name="ce103">
            <text:p>7</text:p>
          </table:table-cell>
          <table:table-cell office:value-type="float" office:value="2" table:style-name="ce103">
            <text:p>2</text:p>
          </table:table-cell>
          <table:table-cell office:value-type="float" office:value="4" table:style-name="ce103">
            <text:p>4</text:p>
          </table:table-cell>
          <table:table-cell office:value-type="float" office:value="5" table:style-name="ce103">
            <text:p>5</text:p>
          </table:table-cell>
          <table:table-cell office:value-type="float" office:value="1" table:style-name="ce103">
            <text:p>1</text:p>
          </table:table-cell>
          <table:table-cell office:value-type="float" office:value="6" table:style-name="ce103">
            <text:p>6</text:p>
          </table:table-cell>
          <table:table-cell office:value-type="float" office:value="6" table:style-name="ce103">
            <text:p>6</text:p>
          </table:table-cell>
          <table:table-cell office:value-type="float" office:value="4" table:style-name="ce103">
            <text:p>4</text:p>
          </table:table-cell>
          <table:table-cell office:value-type="float" office:value="55" table:formula="of:=SUM([.C55:.M55])" table:style-name="ce176">
            <text:p>55</text:p>
          </table:table-cell>
          <table:table-cell table:style-name="ce34"/>
          <table:table-cell table:number-columns-repeated="16369" table:style-name="ce257"/>
        </table:table-row>
        <table:table-row table:style-name="ro2">
          <table:table-cell office:value-type="string" table:style-name="ce168">
            <text:p>* District Registration Offices each had their own opening hours during this reporting week, resulting in varied registration numbers per council area.</text:p>
          </table:table-cell>
          <table:table-cell table:style-name="ce167"/>
          <table:table-cell table:number-columns-repeated="11" table:style-name="ce166"/>
          <table:table-cell table:style-name="ce170"/>
          <table:table-cell table:style-name="ce34"/>
          <table:table-cell table:number-columns-repeated="16369" table:style-name="ce41"/>
        </table:table-row>
        <table:table-row table:style-name="ro16">
          <table:table-cell office:value-type="string" table:style-name="ce43">
            <text:p>P<text:s/><text:span text:style-name="T4">Weekly published data are provisional.</text:span></text:p>
          </table:table-cell>
          <table:table-cell table:number-columns-repeated="16383" table:style-name="ce1"/>
        </table:table-row>
        <table:table-row table:style-name="ro16">
          <table:table-cell office:value-type="string" table:style-name="ce75">
            <text:p><text:span text:style-name="T2">1</text:span><text:s/>This data is based on registrations of deaths, not occurrences. The majority of deaths are registered within five days in Northern Ireland.</text:p>
          </table:table-cell>
          <table:table-cell table:number-columns-repeated="16383" table:style-name="ce1"/>
        </table:table-row>
        <table:table-row table:style-name="ro16">
          <table:table-cell office:value-type="string" table:style-name="ce128">
            <text:p><text:span text:style-name="T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128"/>
          <table:table-cell table:number-columns-repeated="16370" table:style-name="ce1"/>
        </table:table-row>
        <table:table-row table:style-name="ro16">
          <table:table-cell office:value-type="string" table:style-name="ce75">
            <text:p><text:span text:style-name="T2">3</text:span><text:s/>Covid-19 deaths include any death where Coronavirus or Covid-19 (suspected or confirmed) was mentioned anywhere on the death certificate.</text:p>
          </table:table-cell>
          <table:table-cell table:number-columns-repeated="16383" table:style-name="ce1"/>
        </table:table-row>
        <table:table-row table:number-rows-repeated="4" table:style-name="ro2">
          <table:table-cell table:number-columns-repeated="16384" table:style-name="ce1"/>
        </table:table-row>
        <table:table-row table:number-rows-repeated="10" table:style-name="ro2">
          <table:table-cell table:number-columns-repeated="16384"/>
        </table:table-row>
        <table:table-row table:number-rows-repeated="1048502" table:style-name="ro6">
          <table:table-cell table:number-columns-repeated="16384"/>
        </table:table-row>
      </table:table>
      <table:table table:name="Table_7" table:style-name="ta1">
        <table:table-column table:style-name="co13" table:default-cell-style-name="ce41"/>
        <table:table-column table:style-name="co14" table:default-cell-style-name="ce11"/>
        <table:table-column table:style-name="co15" table:default-cell-style-name="ce42"/>
        <table:table-column table:style-name="co43" table:default-cell-style-name="ce41"/>
        <table:table-column table:style-name="co15" table:number-columns-repeated="2" table:default-cell-style-name="ce41"/>
        <table:table-column table:style-name="co17" table:default-cell-style-name="ce41"/>
        <table:table-column table:style-name="co20" table:default-cell-style-name="ce41"/>
        <table:table-column table:style-name="co57" table:default-cell-style-name="ce41"/>
        <table:table-column table:style-name="co58" table:default-cell-style-name="ce41"/>
        <table:table-column table:style-name="co5" table:number-columns-repeated="16374" table:default-cell-style-name="ce41" table:visibility="collapse"/>
        <table:table-row table:style-name="ro28">
          <table:table-cell office:value-type="string" table:style-name="ce119">
            <text:p><text:a xlink:href="#Contents.A1">Contents</text:a></text:p>
          </table:table-cell>
          <table:table-cell table:style-name="ce11"/>
          <table:table-cell table:style-name="ce42"/>
          <table:table-cell table:number-columns-repeated="16381" table:style-name="ce41"/>
        </table:table-row>
        <table:table-row table:style-name="ro16">
          <table:table-cell office:value-type="string" table:style-name="ce40">
            <text:p>Covid-19 related deaths registered in Northern Ireland<text:span text:style-name="T3">2</text:span>, by Place of death, 2021<text:span text:style-name="T3">P</text:span></text:p>
          </table:table-cell>
          <table:table-cell table:style-name="ce3"/>
          <table:table-cell table:style-name="ce42"/>
          <table:table-cell table:number-columns-repeated="16381" table:style-name="ce41"/>
        </table:table-row>
        <table:table-row table:style-name="ro2">
          <table:table-cell table:style-name="ce40"/>
          <table:table-cell table:style-name="ce3"/>
          <table:table-cell table:style-name="ce42"/>
          <table:table-cell table:number-columns-repeated="16381" table:style-name="ce41"/>
        </table:table-row>
        <table:table-row table:style-name="ro26">
          <table:table-cell office:value-type="string" table:style-name="ce92">
            <text:p>Week of Death</text:p>
          </table:table-cell>
          <table:table-cell office:value-type="string" table:style-name="ce93">
            <text:p>Week Ending (Friday)</text:p>
          </table:table-cell>
          <table:table-cell office:value-type="string" table:style-name="ce99">
            <text:p>Hospital</text:p>
          </table:table-cell>
          <table:table-cell office:value-type="string" table:style-name="ce99">
            <text:p>Care Home<text:span text:style-name="T7">3</text:span></text:p>
          </table:table-cell>
          <table:table-cell office:value-type="string" table:style-name="ce99">
            <text:p>Hospice</text:p>
          </table:table-cell>
          <table:table-cell office:value-type="string" table:style-name="ce99">
            <text:p>Home</text:p>
          </table:table-cell>
          <table:table-cell office:value-type="string" table:style-name="ce94">
            <text:p>Other<text:span text:style-name="T7">4</text:span></text:p>
          </table:table-cell>
          <table:table-cell office:value-type="string" table:style-name="ce92">
            <text:p>Total</text:p>
          </table:table-cell>
          <table:table-cell table:number-columns-repeated="16376" table:style-name="ce12"/>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08" table:style-name="ce95">
            <text:p>108</text:p>
          </table:table-cell>
          <table:table-cell office:value-type="float" office:value="22" table:style-name="ce95">
            <text:p>22</text:p>
          </table:table-cell>
          <table:table-cell office:value-type="float" office:value="2" table:style-name="ce95">
            <text:p>2</text:p>
          </table:table-cell>
          <table:table-cell office:value-type="float" office:value="12" table:style-name="ce95">
            <text:p>12</text:p>
          </table:table-cell>
          <table:table-cell office:value-type="float" office:value="1" table:style-name="ce95">
            <text:p>1</text:p>
          </table:table-cell>
          <table:table-cell office:value-type="float" office:value="145" table:formula="of:=SUM([.C5:.G5])" table:style-name="ce25">
            <text:p>145</text:p>
          </table:table-cell>
          <table:table-cell table:style-name="ce9"/>
          <table:table-cell table:number-columns-repeated="16375"/>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121" table:style-name="ce95">
            <text:p>121</text:p>
          </table:table-cell>
          <table:table-cell office:value-type="float" office:value="23" table:style-name="ce95">
            <text:p>23</text:p>
          </table:table-cell>
          <table:table-cell office:value-type="float" office:value="1" table:style-name="ce95">
            <text:p>1</text:p>
          </table:table-cell>
          <table:table-cell office:value-type="float" office:value="8" table:style-name="ce95">
            <text:p>8</text:p>
          </table:table-cell>
          <table:table-cell office:value-type="float" office:value="0" table:style-name="ce95">
            <text:p>0</text:p>
          </table:table-cell>
          <table:table-cell office:value-type="float" office:value="153" table:formula="of:=SUM([.C6:.G6])" table:style-name="ce25">
            <text:p>153</text:p>
          </table:table-cell>
          <table:table-cell table:style-name="ce9"/>
          <table:table-cell table:number-columns-repeated="16375"/>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123" table:style-name="ce95">
            <text:p>123</text:p>
          </table:table-cell>
          <table:table-cell office:value-type="float" office:value="41" table:style-name="ce95">
            <text:p>41</text:p>
          </table:table-cell>
          <table:table-cell office:value-type="float" office:value="0" table:style-name="ce95">
            <text:p>0</text:p>
          </table:table-cell>
          <table:table-cell office:value-type="float" office:value="17" table:style-name="ce95">
            <text:p>17</text:p>
          </table:table-cell>
          <table:table-cell office:value-type="float" office:value="1" table:style-name="ce95">
            <text:p>1</text:p>
          </table:table-cell>
          <table:table-cell office:value-type="float" office:value="182" table:formula="of:=SUM([.C7:.G7])" table:style-name="ce25">
            <text:p>182</text:p>
          </table:table-cell>
          <table:table-cell table:style-name="ce9"/>
          <table:table-cell table:number-columns-repeated="16375"/>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03" table:style-name="ce95">
            <text:p>103</text:p>
          </table:table-cell>
          <table:table-cell office:value-type="float" office:value="22" table:style-name="ce95">
            <text:p>22</text:p>
          </table:table-cell>
          <table:table-cell office:value-type="float" office:value="0" table:style-name="ce95">
            <text:p>0</text:p>
          </table:table-cell>
          <table:table-cell office:value-type="float" office:value="12" table:style-name="ce95">
            <text:p>12</text:p>
          </table:table-cell>
          <table:table-cell office:value-type="float" office:value="0" table:style-name="ce95">
            <text:p>0</text:p>
          </table:table-cell>
          <table:table-cell office:value-type="float" office:value="137" table:formula="of:=SUM([.C8:.G8])" table:style-name="ce25">
            <text:p>137</text:p>
          </table:table-cell>
          <table:table-cell table:style-name="ce9"/>
          <table:table-cell table:number-columns-repeated="16375"/>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90" table:style-name="ce95">
            <text:p>90</text:p>
          </table:table-cell>
          <table:table-cell office:value-type="float" office:value="24" table:style-name="ce95">
            <text:p>24</text:p>
          </table:table-cell>
          <table:table-cell office:value-type="float" office:value="1" table:style-name="ce95">
            <text:p>1</text:p>
          </table:table-cell>
          <table:table-cell office:value-type="float" office:value="11" table:style-name="ce95">
            <text:p>11</text:p>
          </table:table-cell>
          <table:table-cell office:value-type="float" office:value="0" table:style-name="ce95">
            <text:p>0</text:p>
          </table:table-cell>
          <table:table-cell office:value-type="float" office:value="126" table:formula="of:=SUM([.C9:.G9])" table:style-name="ce25">
            <text:p>126</text:p>
          </table:table-cell>
          <table:table-cell table:style-name="ce9"/>
          <table:table-cell table:number-columns-repeated="16375"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76" table:style-name="ce95">
            <text:p>76</text:p>
          </table:table-cell>
          <table:table-cell office:value-type="float" office:value="16" table:style-name="ce95">
            <text:p>16</text:p>
          </table:table-cell>
          <table:table-cell office:value-type="float" office:value="0" table:style-name="ce95">
            <text:p>0</text:p>
          </table:table-cell>
          <table:table-cell office:value-type="float" office:value="7" table:style-name="ce95">
            <text:p>7</text:p>
          </table:table-cell>
          <table:table-cell office:value-type="float" office:value="0" table:style-name="ce95">
            <text:p>0</text:p>
          </table:table-cell>
          <table:table-cell office:value-type="float" office:value="99" table:formula="of:=SUM([.C10:.G10])" table:style-name="ce25">
            <text:p>99</text:p>
          </table:table-cell>
          <table:table-cell table:style-name="ce9"/>
          <table:table-cell table:number-columns-repeated="16375"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64" table:style-name="ce95">
            <text:p>64</text:p>
          </table:table-cell>
          <table:table-cell office:value-type="float" office:value="7" table:style-name="ce95">
            <text:p>7</text:p>
          </table:table-cell>
          <table:table-cell office:value-type="float" office:value="0" table:style-name="ce95">
            <text:p>0</text:p>
          </table:table-cell>
          <table:table-cell office:value-type="float" office:value="7" table:style-name="ce95">
            <text:p>7</text:p>
          </table:table-cell>
          <table:table-cell office:value-type="float" office:value="0" table:style-name="ce95">
            <text:p>0</text:p>
          </table:table-cell>
          <table:table-cell office:value-type="float" office:value="78" table:formula="of:=SUM([.C11:.G11])" table:style-name="ce25">
            <text:p>78</text:p>
          </table:table-cell>
          <table:table-cell table:style-name="ce9"/>
          <table:table-cell table:number-columns-repeated="16375" table:style-name="ce257"/>
        </table:table-row>
        <table:table-row table:style-name="ro2">
          <table:table-cell office:value-type="float" office:value="8" table:style-name="ce14">
            <text:p>8</text:p>
          </table:table-cell>
          <table:table-cell office:value-type="date" office:date-value="2021-02-26T00:00:00" table:style-name="ce15">
            <text:p>26/02/2021</text:p>
          </table:table-cell>
          <table:table-cell office:value-type="float" office:value="43" table:style-name="ce95">
            <text:p>43</text:p>
          </table:table-cell>
          <table:table-cell office:value-type="float" office:value="7" table:style-name="ce95">
            <text:p>7</text:p>
          </table:table-cell>
          <table:table-cell office:value-type="float" office:value="1" table:style-name="ce95">
            <text:p>1</text:p>
          </table:table-cell>
          <table:table-cell office:value-type="float" office:value="4" table:style-name="ce95">
            <text:p>4</text:p>
          </table:table-cell>
          <table:table-cell office:value-type="float" office:value="0" table:style-name="ce95">
            <text:p>0</text:p>
          </table:table-cell>
          <table:table-cell office:value-type="float" office:value="55" table:formula="of:=SUM([.C12:.G12])" table:style-name="ce25">
            <text:p>55</text:p>
          </table:table-cell>
          <table:table-cell table:style-name="ce9"/>
          <table:table-cell table:number-columns-repeated="16375" table:style-name="ce257"/>
        </table:table-row>
        <table:table-row table:style-name="ro16">
          <table:table-cell office:value-type="string" table:style-name="ce43">
            <text:p>P<text:s/><text:span text:style-name="T4">Weekly published data are provisional.</text:span></text:p>
          </table:table-cell>
          <table:table-cell table:style-name="ce11"/>
          <table:table-cell table:style-name="ce42"/>
          <table:table-cell table:number-columns-repeated="16381" table:style-name="ce41"/>
        </table:table-row>
        <table:table-row table:style-name="ro16">
          <table:table-cell office:value-type="string" table:style-name="ce128">
            <text:p><text:span text:style-name="T2">1</text:span><text:s/>This data is based on registrations of deaths, not occurrences. The majority of deaths are registered within five days in Northern Ireland.</text:p>
          </table:table-cell>
          <table:table-cell table:number-columns-repeated="8" table:style-name="ce76"/>
          <table:table-cell table:number-columns-repeated="16375"/>
        </table:table-row>
        <table:table-row table:style-name="ro16">
          <table:table-cell office:value-type="string" table:style-name="ce128">
            <text:p><text:span text:style-name="T2">2</text:span><text:s/>Covid-19 deaths include any death where Coronavirus or Covid-19 (suspected or confirmed) was mentioned anywhere on the death certificate.</text:p>
          </table:table-cell>
          <table:table-cell table:number-columns-repeated="8" table:style-name="ce128"/>
          <table:table-cell table:number-columns-repeated="16375"/>
        </table:table-row>
        <table:table-row table:style-name="ro16">
          <table:table-cell office:value-type="string" table:style-name="ce17">
            <text:p><text:span text:style-name="T2">3</text:span>Includes deaths in care homes only. Care home residents who have died in a different location will be counted elsewhere in this table.<text:s/></text:p>
          </table:table-cell>
          <table:table-cell table:style-name="ce11"/>
          <table:table-cell table:style-name="ce42"/>
          <table:table-cell table:number-columns-repeated="16381" table:style-name="ce41"/>
        </table:table-row>
        <table:table-row table:style-name="ro16">
          <table:table-cell office:value-type="string" table:style-name="ce17">
            <text:p><text:span text:style-name="T2">4<text:s/></text:span>The 'Other' category includes deaths at a residential address which was not the usual address of the deceased and all other places.</text:p>
          </table:table-cell>
          <table:table-cell table:number-columns-repeated="16383"/>
        </table:table-row>
        <table:table-row table:style-name="ro28">
          <table:table-cell table:style-name="ce41"/>
          <table:table-cell table:number-columns-repeated="16383"/>
        </table:table-row>
        <table:table-row table:number-rows-repeated="1048558" table:style-name="ro31">
          <table:table-cell table:number-columns-repeated="16384"/>
        </table:table-row>
      </table:table>
      <table:table table:name="Table_8" table:style-name="ta1">
        <table:table-column table:style-name="co19" table:default-cell-style-name="ce1"/>
        <table:table-column table:style-name="co32" table:default-cell-style-name="ce1"/>
        <table:table-column table:style-name="co53" table:default-cell-style-name="ce1"/>
        <table:table-column table:style-name="co13" table:default-cell-style-name="ce1"/>
        <table:table-column table:style-name="co15" table:default-cell-style-name="ce1"/>
        <table:table-column table:style-name="co54" table:default-cell-style-name="ce1"/>
        <table:table-column table:style-name="co55" table:default-cell-style-name="ce1"/>
        <table:table-column table:style-name="co40" table:default-cell-style-name="ce1"/>
        <table:table-column table:style-name="co47" table:default-cell-style-name="ce1"/>
        <table:table-column table:style-name="co19" table:default-cell-style-name="ce1"/>
        <table:table-column table:style-name="co25" table:default-cell-style-name="ce1"/>
        <table:table-column table:style-name="co50" table:default-cell-style-name="ce1"/>
        <table:table-column table:style-name="co56" table:default-cell-style-name="ce1"/>
        <table:table-column table:style-name="co20" table:number-columns-repeated="2" table:default-cell-style-name="ce1"/>
        <table:table-column table:style-name="co20" table:default-cell-style-name="ce41"/>
        <table:table-column table:style-name="co5" table:number-columns-repeated="16368" table:default-cell-style-name="ce1" table:visibility="collapse"/>
        <table:table-row table:style-name="ro2">
          <table:table-cell office:value-type="string" table:style-name="ce119">
            <text:p><text:a xlink:href="#Contents.A1">Contents</text:a></text:p>
          </table:table-cell>
          <table:table-cell table:number-columns-repeated="15" table:style-name="ce41"/>
          <table:table-cell table:number-columns-repeated="16368"/>
        </table:table-row>
        <table:table-row table:style-name="ro16">
          <table:table-cell office:value-type="string" table:style-name="ce40">
            <text:p>Covid-19 related care home deaths registered<text:span text:style-name="T3">123</text:span><text:s/>in Northern Ireland, by Local Government District (LGD), 2020/21<text:span text:style-name="T3">P</text:span></text:p>
          </table:table-cell>
          <table:table-cell table:number-columns-repeated="6" table:style-name="ce41"/>
          <table:table-cell table:style-name="ce40"/>
          <table:table-cell table:number-columns-repeated="8" table:style-name="ce41"/>
          <table:table-cell table:number-columns-repeated="16368"/>
        </table:table-row>
        <table:table-row table:style-name="ro2">
          <table:table-cell table:number-columns-repeated="16" table:style-name="ce41"/>
          <table:table-cell table:number-columns-repeated="16368"/>
        </table:table-row>
        <table:table-row table:style-name="ro27">
          <table:table-cell table:style-name="ce12"/>
          <table:table-cell table:style-name="ce13"/>
          <table:table-cell table:style-name="ce233"/>
          <table:table-cell table:number-columns-repeated="4" table:style-name="ce247"/>
          <table:table-cell office:value-type="string" table:style-name="ce247">
            <text:p>Local Government District (LGD)</text:p>
          </table:table-cell>
          <table:table-cell table:number-columns-repeated="5" table:style-name="ce247"/>
          <table:table-cell table:style-name="ce230"/>
          <table:table-cell table:number-columns-repeated="16370" table:style-name="ce12"/>
        </table:table-row>
        <table:table-row table:style-name="ro26">
          <table:table-cell office:value-type="string" table:style-name="ce138">
            <text:p>Registration Week</text:p>
          </table:table-cell>
          <table:table-cell office:value-type="string" table:style-name="ce139">
            <text:p>Week Ending (Friday)</text:p>
          </table:table-cell>
          <table:table-cell office:value-type="string" table:style-name="ce140">
            <text:p>Antrim &amp; Newtownabbey</text:p>
          </table:table-cell>
          <table:table-cell office:value-type="string" table:style-name="ce140">
            <text:p>Ards &amp; North Down</text:p>
          </table:table-cell>
          <table:table-cell office:value-type="string" table:style-name="ce140">
            <text:p>Armagh City, Banbridge &amp; Craigavon</text:p>
          </table:table-cell>
          <table:table-cell office:value-type="string" table:style-name="ce140">
            <text:p>Belfast</text:p>
          </table:table-cell>
          <table:table-cell office:value-type="string" table:style-name="ce140">
            <text:p>Causeway Coast &amp; Glens</text:p>
          </table:table-cell>
          <table:table-cell office:value-type="string" table:style-name="ce140">
            <text:p>Derry City &amp; Strabane</text:p>
          </table:table-cell>
          <table:table-cell office:value-type="string" table:style-name="ce140">
            <text:p>Fermanagh &amp; Omagh</text:p>
          </table:table-cell>
          <table:table-cell office:value-type="string" table:style-name="ce140">
            <text:p>Lisburn &amp; Castlereagh</text:p>
          </table:table-cell>
          <table:table-cell office:value-type="string" table:style-name="ce140">
            <text:p>Mid &amp; East Antrim</text:p>
          </table:table-cell>
          <table:table-cell office:value-type="string" table:style-name="ce140">
            <text:p>Mid Ulster</text:p>
          </table:table-cell>
          <table:table-cell office:value-type="string" table:style-name="ce142">
            <text:p>Newry, Mourne &amp; Down</text:p>
          </table:table-cell>
          <table:table-cell office:value-type="string" table:style-name="ce141">
            <text:p>Total</text:p>
          </table:table-cell>
          <table:table-cell table:number-columns-repeated="16370"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76">
            <text:p>-</text:p>
          </table:table-cell>
          <table:table-cell table:number-columns-repeated="16370"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76">
            <text:p>-</text:p>
          </table:table-cell>
          <table:table-cell table:number-columns-repeated="16370"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2" table:style-name="ce143">
            <text:p>2</text:p>
          </table:table-cell>
          <table:table-cell office:value-type="float" office:value="0" table:style-name="ce143">
            <text:p>0</text:p>
          </table:table-cell>
          <table:table-cell office:value-type="float" office:value="1" table:style-name="ce143">
            <text:p>1</text:p>
          </table:table-cell>
          <table:table-cell office:value-type="float" office:value="7" table:style-name="ce143">
            <text:p>7</text:p>
          </table:table-cell>
          <table:table-cell office:value-type="float" office:value="4" table:style-name="ce143">
            <text:p>4</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16" table:formula="of:=SUM([.C8:.M8])" table:style-name="ce176">
            <text:p>16</text:p>
          </table:table-cell>
          <table:table-cell table:number-columns-repeated="16370"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1" table:style-name="ce143">
            <text:p>1</text:p>
          </table:table-cell>
          <table:table-cell office:value-type="float" office:value="0" table:style-name="ce143">
            <text:p>0</text:p>
          </table:table-cell>
          <table:table-cell office:value-type="float" office:value="2" table:style-name="ce143">
            <text:p>2</text:p>
          </table:table-cell>
          <table:table-cell office:value-type="float" office:value="5" table:style-name="ce143">
            <text:p>5</text:p>
          </table:table-cell>
          <table:table-cell office:value-type="float" office:value="3" table:style-name="ce143">
            <text:p>3</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2" table:style-name="ce143">
            <text:p>2</text:p>
          </table:table-cell>
          <table:table-cell office:value-type="float" office:value="19" table:formula="of:=SUM([.C9:.M9])" table:style-name="ce176">
            <text:p>19</text:p>
          </table:table-cell>
          <table:table-cell table:number-columns-repeated="16370"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2" table:style-name="ce143">
            <text:p>2</text:p>
          </table:table-cell>
          <table:table-cell office:value-type="float" office:value="2" table:style-name="ce143">
            <text:p>2</text:p>
          </table:table-cell>
          <table:table-cell office:value-type="float" office:value="7" table:style-name="ce143">
            <text:p>7</text:p>
          </table:table-cell>
          <table:table-cell office:value-type="float" office:value="13" table:style-name="ce143">
            <text:p>13</text:p>
          </table:table-cell>
          <table:table-cell office:value-type="float" office:value="3" table:style-name="ce143">
            <text:p>3</text:p>
          </table:table-cell>
          <table:table-cell office:value-type="float" office:value="3" table:style-name="ce143">
            <text:p>3</text:p>
          </table:table-cell>
          <table:table-cell office:value-type="float" office:value="2" table:style-name="ce143">
            <text:p>2</text:p>
          </table:table-cell>
          <table:table-cell office:value-type="float" office:value="6" table:style-name="ce143">
            <text:p>6</text:p>
          </table:table-cell>
          <table:table-cell office:value-type="float" office:value="3" table:style-name="ce143">
            <text:p>3</text:p>
          </table:table-cell>
          <table:table-cell office:value-type="float" office:value="2" table:style-name="ce143">
            <text:p>2</text:p>
          </table:table-cell>
          <table:table-cell office:value-type="float" office:value="1" table:style-name="ce208">
            <text:p>1</text:p>
          </table:table-cell>
          <table:table-cell office:value-type="float" office:value="44" table:formula="of:=SUM([.C10:.M10])" table:style-name="ce176">
            <text:p>44</text:p>
          </table:table-cell>
          <table:table-cell table:number-columns-repeated="16370"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2" table:style-name="ce143">
            <text:p>2</text:p>
          </table:table-cell>
          <table:table-cell office:value-type="float" office:value="4" table:style-name="ce143">
            <text:p>4</text:p>
          </table:table-cell>
          <table:table-cell office:value-type="float" office:value="6" table:style-name="ce143">
            <text:p>6</text:p>
          </table:table-cell>
          <table:table-cell office:value-type="float" office:value="25" table:style-name="ce143">
            <text:p>25</text:p>
          </table:table-cell>
          <table:table-cell office:value-type="float" office:value="8" table:style-name="ce143">
            <text:p>8</text:p>
          </table:table-cell>
          <table:table-cell office:value-type="float" office:value="3" table:style-name="ce143">
            <text:p>3</text:p>
          </table:table-cell>
          <table:table-cell office:value-type="float" office:value="0" table:style-name="ce143">
            <text:p>0</text:p>
          </table:table-cell>
          <table:table-cell office:value-type="float" office:value="9" table:style-name="ce143">
            <text:p>9</text:p>
          </table:table-cell>
          <table:table-cell office:value-type="float" office:value="3" table:style-name="ce143">
            <text:p>3</text:p>
          </table:table-cell>
          <table:table-cell office:value-type="float" office:value="0" table:style-name="ce143">
            <text:p>0</text:p>
          </table:table-cell>
          <table:table-cell office:value-type="float" office:value="5" table:style-name="ce208">
            <text:p>5</text:p>
          </table:table-cell>
          <table:table-cell office:value-type="float" office:value="65" table:formula="of:=SUM([.C11:.M11])" table:style-name="ce176">
            <text:p>65</text:p>
          </table:table-cell>
          <table:table-cell table:number-columns-repeated="16370" table:style-name="ce12"/>
        </table:table-row>
        <table:table-row table:style-name="ro27">
          <table:table-cell office:value-type="float" office:value="17" table:style-name="ce14">
            <text:p>17</text:p>
          </table:table-cell>
          <table:table-cell office:value-type="date" office:date-value="2020-05-01T00:00:00" table:style-name="ce15">
            <text:p>01/05/2020</text:p>
          </table:table-cell>
          <table:table-cell office:value-type="float" office:value="10" table:style-name="ce143">
            <text:p>10</text:p>
          </table:table-cell>
          <table:table-cell office:value-type="float" office:value="2" table:style-name="ce143">
            <text:p>2</text:p>
          </table:table-cell>
          <table:table-cell office:value-type="float" office:value="10" table:style-name="ce143">
            <text:p>10</text:p>
          </table:table-cell>
          <table:table-cell office:value-type="float" office:value="31" table:style-name="ce143">
            <text:p>31</text:p>
          </table:table-cell>
          <table:table-cell office:value-type="float" office:value="7" table:style-name="ce143">
            <text:p>7</text:p>
          </table:table-cell>
          <table:table-cell office:value-type="float" office:value="1" table:style-name="ce143">
            <text:p>1</text:p>
          </table:table-cell>
          <table:table-cell office:value-type="float" office:value="0" table:style-name="ce143">
            <text:p>0</text:p>
          </table:table-cell>
          <table:table-cell office:value-type="float" office:value="5" table:style-name="ce143">
            <text:p>5</text:p>
          </table:table-cell>
          <table:table-cell office:value-type="float" office:value="2" table:style-name="ce143">
            <text:p>2</text:p>
          </table:table-cell>
          <table:table-cell office:value-type="float" office:value="0" table:style-name="ce143">
            <text:p>0</text:p>
          </table:table-cell>
          <table:table-cell office:value-type="float" office:value="6" table:style-name="ce208">
            <text:p>6</text:p>
          </table:table-cell>
          <table:table-cell office:value-type="float" office:value="74" table:formula="of:=SUM([.C12:.M12])" table:style-name="ce176">
            <text:p>74</text:p>
          </table:table-cell>
          <table:table-cell table:number-columns-repeated="16370"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6" table:style-name="ce143">
            <text:p>6</text:p>
          </table:table-cell>
          <table:table-cell office:value-type="float" office:value="4" table:style-name="ce143">
            <text:p>4</text:p>
          </table:table-cell>
          <table:table-cell office:value-type="float" office:value="6" table:style-name="ce143">
            <text:p>6</text:p>
          </table:table-cell>
          <table:table-cell office:value-type="float" office:value="11" table:style-name="ce143">
            <text:p>11</text:p>
          </table:table-cell>
          <table:table-cell office:value-type="float" office:value="3" table:style-name="ce143">
            <text:p>3</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1" table:style-name="ce143">
            <text:p>1</text:p>
          </table:table-cell>
          <table:table-cell office:value-type="float" office:value="0" table:style-name="ce143">
            <text:p>0</text:p>
          </table:table-cell>
          <table:table-cell office:value-type="float" office:value="6" table:style-name="ce208">
            <text:p>6</text:p>
          </table:table-cell>
          <table:table-cell office:value-type="float" office:value="41" table:formula="of:=SUM([.C13:.M13])" table:style-name="ce176">
            <text:p>41</text:p>
          </table:table-cell>
          <table:table-cell table:number-columns-repeated="16370"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6" table:style-name="ce143">
            <text:p>6</text:p>
          </table:table-cell>
          <table:table-cell office:value-type="float" office:value="6" table:style-name="ce143">
            <text:p>6</text:p>
          </table:table-cell>
          <table:table-cell office:value-type="float" office:value="5" table:style-name="ce143">
            <text:p>5</text:p>
          </table:table-cell>
          <table:table-cell office:value-type="float" office:value="11" table:style-name="ce143">
            <text:p>11</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3" table:style-name="ce143">
            <text:p>3</text:p>
          </table:table-cell>
          <table:table-cell office:value-type="float" office:value="1" table:style-name="ce143">
            <text:p>1</text:p>
          </table:table-cell>
          <table:table-cell office:value-type="float" office:value="2" table:style-name="ce208">
            <text:p>2</text:p>
          </table:table-cell>
          <table:table-cell office:value-type="float" office:value="38" table:formula="of:=SUM([.C14:.M14])" table:style-name="ce176">
            <text:p>38</text:p>
          </table:table-cell>
          <table:table-cell table:number-columns-repeated="16370"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4" table:style-name="ce143">
            <text:p>4</text:p>
          </table:table-cell>
          <table:table-cell office:value-type="float" office:value="1" table:style-name="ce143">
            <text:p>1</text:p>
          </table:table-cell>
          <table:table-cell office:value-type="float" office:value="2" table:style-name="ce143">
            <text:p>2</text:p>
          </table:table-cell>
          <table:table-cell office:value-type="float" office:value="8" table:style-name="ce143">
            <text:p>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 table:formula="of:=SUM([.C15:.M15])" table:style-name="ce176">
            <text:p>16</text:p>
          </table:table-cell>
          <table:table-cell table:number-columns-repeated="16370"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1" table:style-name="ce143">
            <text:p>1</text:p>
          </table:table-cell>
          <table:table-cell office:value-type="float" office:value="2" table:style-name="ce143">
            <text:p>2</text:p>
          </table:table-cell>
          <table:table-cell office:value-type="float" office:value="2" table:style-name="ce143">
            <text:p>2</text:p>
          </table:table-cell>
          <table:table-cell office:value-type="float" office:value="5" table:style-name="ce143">
            <text:p>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3" table:formula="of:=SUM([.C16:.M16])" table:style-name="ce176">
            <text:p>13</text:p>
          </table:table-cell>
          <table:table-cell table:number-columns-repeated="16370"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208">
            <text:p>1</text:p>
          </table:table-cell>
          <table:table-cell office:value-type="float" office:value="5" table:formula="of:=SUM([.C17:.M17])" table:style-name="ce176">
            <text:p>5</text:p>
          </table:table-cell>
          <table:table-cell table:style-name="ce34"/>
          <table:table-cell table:number-columns-repeated="16369"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0" table:style-name="ce143">
            <text:p>0</text:p>
          </table:table-cell>
          <table:table-cell office:value-type="float" office:value="1" table:style-name="ce143">
            <text:p>1</text:p>
          </table:table-cell>
          <table:table-cell office:value-type="float" office:value="3" table:style-name="ce143">
            <text:p>3</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formula="of:=SUM([.C18:.M18])" table:style-name="ce176">
            <text:p>7</text:p>
          </table:table-cell>
          <table:table-cell table:style-name="ce34"/>
          <table:table-cell table:number-columns-repeated="16369"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19:.M19])" table:style-name="ce176">
            <text:p>2</text:p>
          </table:table-cell>
          <table:table-cell table:style-name="ce34"/>
          <table:table-cell table:number-columns-repeated="16369"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formula="of:=SUM([.C20:.M20])" table:style-name="ce176">
            <text:p>3</text:p>
          </table:table-cell>
          <table:table-cell table:style-name="ce34"/>
          <table:table-cell table:number-columns-repeated="16369"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21:.M21])" table:style-name="ce176">
            <text:p>2</text:p>
          </table:table-cell>
          <table:table-cell table:style-name="ce34"/>
          <table:table-cell table:number-columns-repeated="16369"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22:.M22])" table:style-name="ce176">
            <text:p>2</text:p>
          </table:table-cell>
          <table:table-cell table:style-name="ce34"/>
          <table:table-cell table:number-columns-repeated="16369"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23:.M23])" table:style-name="ce176">
            <text:p>0</text:p>
          </table:table-cell>
          <table:table-cell table:style-name="ce34"/>
          <table:table-cell table:number-columns-repeated="16369"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4:.M24])" table:style-name="ce176">
            <text:p>1</text:p>
          </table:table-cell>
          <table:table-cell table:style-name="ce206"/>
          <table:table-cell table:number-columns-repeated="16369" table:style-name="ce41"/>
        </table:table-row>
        <table:table-row table:style-name="ro2">
          <table:table-cell office:value-type="float" office:value="30" table:style-name="ce14">
            <text:p>30</text:p>
          </table:table-cell>
          <table:table-cell office:value-type="date" office:date-value="2020-07-25T00:00:00" table:style-name="ce15">
            <text:p>25/07/202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5:.M25])" table:style-name="ce176">
            <text:p>1</text:p>
          </table:table-cell>
          <table:table-cell table:style-name="ce206"/>
          <table:table-cell table:number-columns-repeated="16369"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26:.M26])" table:style-name="ce176">
            <text:p>0</text:p>
          </table:table-cell>
          <table:table-cell table:style-name="ce34"/>
          <table:table-cell table:number-columns-repeated="16369"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7:.M27])" table:style-name="ce176">
            <text:p>1</text:p>
          </table:table-cell>
          <table:table-cell table:style-name="ce34"/>
          <table:table-cell table:number-columns-repeated="16369"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8:.M28])" table:style-name="ce176">
            <text:p>1</text:p>
          </table:table-cell>
          <table:table-cell table:style-name="ce34"/>
          <table:table-cell table:number-columns-repeated="16369"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29:.M29])" table:style-name="ce176">
            <text:p>0</text:p>
          </table:table-cell>
          <table:table-cell table:style-name="ce34"/>
          <table:table-cell table:number-columns-repeated="16369"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30:.M30])" table:style-name="ce176">
            <text:p>0</text:p>
          </table:table-cell>
          <table:table-cell table:style-name="ce34"/>
          <table:table-cell table:number-columns-repeated="16369"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31:.M31])" table:style-name="ce176">
            <text:p>1</text:p>
          </table:table-cell>
          <table:table-cell table:style-name="ce34"/>
          <table:table-cell table:number-columns-repeated="16369"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32:.M32])" table:style-name="ce176">
            <text:p>2</text:p>
          </table:table-cell>
          <table:table-cell table:style-name="ce34"/>
          <table:table-cell table:number-columns-repeated="16369"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33:.M33])" table:style-name="ce176">
            <text:p>2</text:p>
          </table:table-cell>
          <table:table-cell table:style-name="ce34"/>
          <table:table-cell table:number-columns-repeated="16369"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34:.M34])" table:style-name="ce176">
            <text:p>0</text:p>
          </table:table-cell>
          <table:table-cell table:style-name="ce34"/>
          <table:table-cell table:number-columns-repeated="16369"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35:.M35])" table:style-name="ce176">
            <text:p>0</text:p>
          </table:table-cell>
          <table:table-cell table:style-name="ce34"/>
          <table:table-cell table:number-columns-repeated="16369"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36:.M36])" table:style-name="ce176">
            <text:p>1</text:p>
          </table:table-cell>
          <table:table-cell table:style-name="ce34"/>
          <table:table-cell table:number-columns-repeated="16369"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3" table:style-name="ce143">
            <text:p>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formula="of:=SUM([.C37:.M37])" table:style-name="ce176">
            <text:p>6</text:p>
          </table:table-cell>
          <table:table-cell table:style-name="ce34"/>
          <table:table-cell table:number-columns-repeated="16369"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formula="of:=SUM([.C38:.M38])" table:style-name="ce176">
            <text:p>4</text:p>
          </table:table-cell>
          <table:table-cell table:style-name="ce34"/>
          <table:table-cell table:number-columns-repeated="16369"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2" table:style-name="ce143">
            <text:p>2</text:p>
          </table:table-cell>
          <table:table-cell office:value-type="float" office:value="2" table:style-name="ce143">
            <text:p>2</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3" table:style-name="ce143">
            <text:p>3</text:p>
          </table:table-cell>
          <table:table-cell office:value-type="float" office:value="3" table:style-name="ce143">
            <text:p>3</text:p>
          </table:table-cell>
          <table:table-cell office:value-type="float" office:value="3" table:style-name="ce143">
            <text:p>3</text:p>
          </table:table-cell>
          <table:table-cell office:value-type="float" office:value="3" table:style-name="ce143">
            <text:p>3</text:p>
          </table:table-cell>
          <table:table-cell office:value-type="float" office:value="0" table:style-name="ce143">
            <text:p>0</text:p>
          </table:table-cell>
          <table:table-cell office:value-type="float" office:value="0" table:style-name="ce143">
            <text:p>0</text:p>
          </table:table-cell>
          <table:table-cell office:value-type="float" office:value="18" table:formula="of:=SUM([.C39:.M39])" table:style-name="ce165">
            <text:p>18</text:p>
          </table:table-cell>
          <table:table-cell table:style-name="ce34"/>
          <table:table-cell table:number-columns-repeated="16369"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2" table:style-name="ce143">
            <text:p>2</text:p>
          </table:table-cell>
          <table:table-cell office:value-type="float" office:value="4" table:style-name="ce143">
            <text:p>4</text:p>
          </table:table-cell>
          <table:table-cell office:value-type="float" office:value="2" table:style-name="ce143">
            <text:p>2</text:p>
          </table:table-cell>
          <table:table-cell office:value-type="float" office:value="4" table:style-name="ce143">
            <text:p>4</text:p>
          </table:table-cell>
          <table:table-cell office:value-type="float" office:value="3" table:style-name="ce143">
            <text:p>3</text:p>
          </table:table-cell>
          <table:table-cell office:value-type="float" office:value="3" table:style-name="ce143">
            <text:p>3</text:p>
          </table:table-cell>
          <table:table-cell office:value-type="float" office:value="0" table:style-name="ce143">
            <text:p>0</text:p>
          </table:table-cell>
          <table:table-cell office:value-type="float" office:value="6" table:style-name="ce143">
            <text:p>6</text:p>
          </table:table-cell>
          <table:table-cell office:value-type="float" office:value="4" table:style-name="ce143">
            <text:p>4</text:p>
          </table:table-cell>
          <table:table-cell office:value-type="float" office:value="0" table:style-name="ce143">
            <text:p>0</text:p>
          </table:table-cell>
          <table:table-cell office:value-type="float" office:value="1" table:style-name="ce143">
            <text:p>1</text:p>
          </table:table-cell>
          <table:table-cell office:value-type="float" office:value="29" table:formula="of:=SUM([.C40:.M40])" table:style-name="ce165">
            <text:p>29</text:p>
          </table:table-cell>
          <table:table-cell table:style-name="ce34"/>
          <table:table-cell table:number-columns-repeated="16369"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8" table:style-name="ce143">
            <text:p>8</text:p>
          </table:table-cell>
          <table:table-cell office:value-type="float" office:value="3" table:style-name="ce143">
            <text:p>3</text:p>
          </table:table-cell>
          <table:table-cell office:value-type="float" office:value="1" table:style-name="ce143">
            <text:p>1</text:p>
          </table:table-cell>
          <table:table-cell office:value-type="float" office:value="6" table:style-name="ce143">
            <text:p>6</text:p>
          </table:table-cell>
          <table:table-cell office:value-type="float" office:value="2" table:style-name="ce143">
            <text:p>2</text:p>
          </table:table-cell>
          <table:table-cell office:value-type="float" office:value="1" table:style-name="ce143">
            <text:p>1</text:p>
          </table:table-cell>
          <table:table-cell office:value-type="float" office:value="2" table:style-name="ce143">
            <text:p>2</text:p>
          </table:table-cell>
          <table:table-cell office:value-type="float" office:value="28" table:formula="of:=SUM([.C41:.M41])" table:style-name="ce165">
            <text:p>28</text:p>
          </table:table-cell>
          <table:table-cell table:style-name="ce34"/>
          <table:table-cell table:number-columns-repeated="16369"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2" table:style-name="ce143">
            <text:p>2</text:p>
          </table:table-cell>
          <table:table-cell office:value-type="float" office:value="5" table:style-name="ce143">
            <text:p>5</text:p>
          </table:table-cell>
          <table:table-cell office:value-type="float" office:value="1" table:style-name="ce143">
            <text:p>1</text:p>
          </table:table-cell>
          <table:table-cell office:value-type="float" office:value="1" table:style-name="ce143">
            <text:p>1</text:p>
          </table:table-cell>
          <table:table-cell office:value-type="float" office:value="4" table:style-name="ce143">
            <text:p>4</text:p>
          </table:table-cell>
          <table:table-cell office:value-type="float" office:value="5" table:style-name="ce143">
            <text:p>5</text:p>
          </table:table-cell>
          <table:table-cell office:value-type="float" office:value="1" table:style-name="ce143">
            <text:p>1</text:p>
          </table:table-cell>
          <table:table-cell office:value-type="float" office:value="0" table:style-name="ce143">
            <text:p>0</text:p>
          </table:table-cell>
          <table:table-cell office:value-type="float" office:value="23" table:formula="of:=SUM([.C42:.M42])" table:style-name="ce165">
            <text:p>23</text:p>
          </table:table-cell>
          <table:table-cell table:style-name="ce34"/>
          <table:table-cell table:number-columns-repeated="16369"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7" table:style-name="ce143">
            <text:p>7</text:p>
          </table:table-cell>
          <table:table-cell office:value-type="float" office:value="6" table:style-name="ce143">
            <text:p>6</text:p>
          </table:table-cell>
          <table:table-cell office:value-type="float" office:value="1" table:style-name="ce143">
            <text:p>1</text:p>
          </table:table-cell>
          <table:table-cell office:value-type="float" office:value="1" table:style-name="ce143">
            <text:p>1</text:p>
          </table:table-cell>
          <table:table-cell office:value-type="float" office:value="4" table:style-name="ce143">
            <text:p>4</text:p>
          </table:table-cell>
          <table:table-cell office:value-type="float" office:value="5" table:style-name="ce143">
            <text:p>5</text:p>
          </table:table-cell>
          <table:table-cell office:value-type="float" office:value="1" table:style-name="ce143">
            <text:p>1</text:p>
          </table:table-cell>
          <table:table-cell office:value-type="float" office:value="5" table:style-name="ce143">
            <text:p>5</text:p>
          </table:table-cell>
          <table:table-cell office:value-type="float" office:value="34" table:formula="of:=SUM([.C43:.M43])" table:style-name="ce165">
            <text:p>34</text:p>
          </table:table-cell>
          <table:table-cell table:style-name="ce34"/>
          <table:table-cell table:number-columns-repeated="16369"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3" table:style-name="ce143">
            <text:p>3</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1" table:style-name="ce143">
            <text:p>1</text:p>
          </table:table-cell>
          <table:table-cell office:value-type="float" office:value="7" table:style-name="ce143">
            <text:p>7</text:p>
          </table:table-cell>
          <table:table-cell office:value-type="float" office:value="2" table:style-name="ce143">
            <text:p>2</text:p>
          </table:table-cell>
          <table:table-cell office:value-type="float" office:value="21" table:formula="of:=SUM([.C44:.M44])" table:style-name="ce165">
            <text:p>21</text:p>
          </table:table-cell>
          <table:table-cell table:style-name="ce34"/>
          <table:table-cell table:number-columns-repeated="16369"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2" table:style-name="ce143">
            <text:p>2</text:p>
          </table:table-cell>
          <table:table-cell office:value-type="float" office:value="1" table:style-name="ce143">
            <text:p>1</text:p>
          </table:table-cell>
          <table:table-cell office:value-type="float" office:value="0" table:style-name="ce143">
            <text:p>0</text:p>
          </table:table-cell>
          <table:table-cell office:value-type="float" office:value="3" table:style-name="ce143">
            <text:p>3</text:p>
          </table:table-cell>
          <table:table-cell office:value-type="float" office:value="4" table:style-name="ce143">
            <text:p>4</text:p>
          </table:table-cell>
          <table:table-cell office:value-type="float" office:value="3" table:style-name="ce143">
            <text:p>3</text:p>
          </table:table-cell>
          <table:table-cell office:value-type="float" office:value="0" table:style-name="ce143">
            <text:p>0</text:p>
          </table:table-cell>
          <table:table-cell office:value-type="float" office:value="2" table:style-name="ce143">
            <text:p>2</text:p>
          </table:table-cell>
          <table:table-cell office:value-type="float" office:value="8" table:style-name="ce143">
            <text:p>8</text:p>
          </table:table-cell>
          <table:table-cell office:value-type="float" office:value="3" table:style-name="ce143">
            <text:p>3</text:p>
          </table:table-cell>
          <table:table-cell office:value-type="float" office:value="2" table:style-name="ce143">
            <text:p>2</text:p>
          </table:table-cell>
          <table:table-cell office:value-type="float" office:value="28" table:formula="of:=SUM([.C45:.M45])" table:style-name="ce165">
            <text:p>28</text:p>
          </table:table-cell>
          <table:table-cell table:style-name="ce34"/>
          <table:table-cell table:number-columns-repeated="16369"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2" table:style-name="ce143">
            <text:p>2</text:p>
          </table:table-cell>
          <table:table-cell office:value-type="float" office:value="3" table:style-name="ce143">
            <text:p>3</text:p>
          </table:table-cell>
          <table:table-cell office:value-type="float" office:value="0" table:style-name="ce143">
            <text:p>0</text:p>
          </table:table-cell>
          <table:table-cell office:value-type="float" office:value="3" table:style-name="ce143">
            <text:p>3</text:p>
          </table:table-cell>
          <table:table-cell office:value-type="float" office:value="2" table:style-name="ce143">
            <text:p>2</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9" table:style-name="ce143">
            <text:p>9</text:p>
          </table:table-cell>
          <table:table-cell office:value-type="float" office:value="1" table:style-name="ce143">
            <text:p>1</text:p>
          </table:table-cell>
          <table:table-cell office:value-type="float" office:value="3" table:style-name="ce143">
            <text:p>3</text:p>
          </table:table-cell>
          <table:table-cell office:value-type="float" office:value="25" table:formula="of:=SUM([.C46:.M46])" table:style-name="ce165">
            <text:p>25</text:p>
          </table:table-cell>
          <table:table-cell table:style-name="ce34"/>
          <table:table-cell table:number-columns-repeated="16369" table:style-name="ce41"/>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4" table:style-name="ce143">
            <text:p>4</text:p>
          </table:table-cell>
          <table:table-cell office:value-type="float" office:value="1" table:style-name="ce143">
            <text:p>1</text:p>
          </table:table-cell>
          <table:table-cell office:value-type="float" office:value="0" table:style-name="ce143">
            <text:p>0</text:p>
          </table:table-cell>
          <table:table-cell office:value-type="float" office:value="3" table:style-name="ce143">
            <text:p>3</text:p>
          </table:table-cell>
          <table:table-cell office:value-type="float" office:value="1" table:style-name="ce143">
            <text:p>1</text:p>
          </table:table-cell>
          <table:table-cell office:value-type="float" office:value="3" table:style-name="ce143">
            <text:p>3</text:p>
          </table:table-cell>
          <table:table-cell office:value-type="float" office:value="0" table:style-name="ce143">
            <text:p>0</text:p>
          </table:table-cell>
          <table:table-cell office:value-type="float" office:value="1" table:style-name="ce143">
            <text:p>1</text:p>
          </table:table-cell>
          <table:table-cell office:value-type="float" office:value="10" table:style-name="ce143">
            <text:p>10</text:p>
          </table:table-cell>
          <table:table-cell office:value-type="float" office:value="0" table:style-name="ce143">
            <text:p>0</text:p>
          </table:table-cell>
          <table:table-cell office:value-type="float" office:value="1" table:style-name="ce143">
            <text:p>1</text:p>
          </table:table-cell>
          <table:table-cell office:value-type="float" office:value="24" table:formula="of:=SUM([.C47:.M47])" table:style-name="ce165">
            <text:p>24</text:p>
          </table:table-cell>
          <table:table-cell table:style-name="ce34"/>
          <table:table-cell table:number-columns-repeated="16369"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2" table:style-name="ce143">
            <text:p>2</text:p>
          </table:table-cell>
          <table:table-cell office:value-type="float" office:value="3" table:style-name="ce143">
            <text:p>3</text:p>
          </table:table-cell>
          <table:table-cell office:value-type="float" office:value="0" table:style-name="ce143">
            <text:p>0</text:p>
          </table:table-cell>
          <table:table-cell office:value-type="float" office:value="3" table:style-name="ce143">
            <text:p>3</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0" table:style-name="ce143">
            <text:p>0</text:p>
          </table:table-cell>
          <table:table-cell office:value-type="float" office:value="4" table:style-name="ce143">
            <text:p>4</text:p>
          </table:table-cell>
          <table:table-cell office:value-type="float" office:value="6" table:style-name="ce143">
            <text:p>6</text:p>
          </table:table-cell>
          <table:table-cell office:value-type="float" office:value="2" table:style-name="ce143">
            <text:p>2</text:p>
          </table:table-cell>
          <table:table-cell office:value-type="float" office:value="22" table:formula="of:=SUM([.C48:.M48])" table:style-name="ce165">
            <text:p>22</text:p>
          </table:table-cell>
          <table:table-cell table:style-name="ce34"/>
          <table:table-cell table:number-columns-repeated="16369"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6" table:style-name="ce143">
            <text:p>6</text:p>
          </table:table-cell>
          <table:table-cell office:value-type="float" office:value="3" table:style-name="ce143">
            <text:p>3</text:p>
          </table:table-cell>
          <table:table-cell office:value-type="float" office:value="0" table:style-name="ce143">
            <text:p>0</text:p>
          </table:table-cell>
          <table:table-cell office:value-type="float" office:value="2" table:style-name="ce143">
            <text:p>2</text:p>
          </table:table-cell>
          <table:table-cell office:value-type="float" office:value="1" table:style-name="ce143">
            <text:p>1</text:p>
          </table:table-cell>
          <table:table-cell office:value-type="float" office:value="3" table:style-name="ce143">
            <text:p>3</text:p>
          </table:table-cell>
          <table:table-cell office:value-type="float" office:value="0" table:style-name="ce143">
            <text:p>0</text:p>
          </table:table-cell>
          <table:table-cell office:value-type="float" office:value="2" table:style-name="ce143">
            <text:p>2</text:p>
          </table:table-cell>
          <table:table-cell office:value-type="float" office:value="1" table:style-name="ce143">
            <text:p>1</text:p>
          </table:table-cell>
          <table:table-cell office:value-type="float" office:value="3" table:style-name="ce143">
            <text:p>3</text:p>
          </table:table-cell>
          <table:table-cell office:value-type="float" office:value="2" table:style-name="ce143">
            <text:p>2</text:p>
          </table:table-cell>
          <table:table-cell office:value-type="float" office:value="23" table:formula="of:=SUM([.C49:.M49])" table:style-name="ce165">
            <text:p>23</text:p>
          </table:table-cell>
          <table:table-cell table:style-name="ce34"/>
          <table:table-cell table:number-columns-repeated="16369"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7" table:style-name="ce143">
            <text:p>7</text:p>
          </table:table-cell>
          <table:table-cell office:value-type="float" office:value="6" table:style-name="ce143">
            <text:p>6</text:p>
          </table:table-cell>
          <table:table-cell office:value-type="float" office:value="7" table:style-name="ce143">
            <text:p>7</text:p>
          </table:table-cell>
          <table:table-cell office:value-type="float" office:value="0" table:style-name="ce143">
            <text:p>0</text:p>
          </table:table-cell>
          <table:table-cell office:value-type="float" office:value="5" table:style-name="ce143">
            <text:p>5</text:p>
          </table:table-cell>
          <table:table-cell office:value-type="float" office:value="4" table:style-name="ce143">
            <text:p>4</text:p>
          </table:table-cell>
          <table:table-cell office:value-type="float" office:value="1" table:style-name="ce143">
            <text:p>1</text:p>
          </table:table-cell>
          <table:table-cell office:value-type="float" office:value="2" table:style-name="ce143">
            <text:p>2</text:p>
          </table:table-cell>
          <table:table-cell office:value-type="float" office:value="5" table:style-name="ce143">
            <text:p>5</text:p>
          </table:table-cell>
          <table:table-cell office:value-type="float" office:value="1" table:style-name="ce143">
            <text:p>1</text:p>
          </table:table-cell>
          <table:table-cell office:value-type="float" office:value="3" table:style-name="ce143">
            <text:p>3</text:p>
          </table:table-cell>
          <table:table-cell office:value-type="float" office:value="41" table:formula="of:=SUM([.C50:.M50])" table:style-name="ce165">
            <text:p>41</text:p>
          </table:table-cell>
          <table:table-cell table:style-name="ce1"/>
          <table:table-cell table:style-name="ce41"/>
          <table:table-cell table:number-columns-repeated="16368"/>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4" table:style-name="ce143">
            <text:p>4</text:p>
          </table:table-cell>
          <table:table-cell office:value-type="float" office:value="3" table:style-name="ce143">
            <text:p>3</text:p>
          </table:table-cell>
          <table:table-cell office:value-type="float" office:value="2" table:style-name="ce143">
            <text:p>2</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2" table:style-name="ce143">
            <text:p>2</text:p>
          </table:table-cell>
          <table:table-cell office:value-type="float" office:value="3" table:style-name="ce143">
            <text:p>3</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22" table:formula="of:=SUM([.C51:.M51])" table:style-name="ce165">
            <text:p>22</text:p>
          </table:table-cell>
          <table:table-cell table:style-name="ce1"/>
          <table:table-cell table:style-name="ce41"/>
          <table:table-cell table:number-columns-repeated="16368"/>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5" table:style-name="ce143">
            <text:p>5</text:p>
          </table:table-cell>
          <table:table-cell office:value-type="float" office:value="2" table:style-name="ce143">
            <text:p>2</text:p>
          </table:table-cell>
          <table:table-cell office:value-type="float" office:value="5" table:style-name="ce143">
            <text:p>5</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3" table:style-name="ce143">
            <text:p>3</text:p>
          </table:table-cell>
          <table:table-cell office:value-type="float" office:value="1" table:style-name="ce143">
            <text:p>1</text:p>
          </table:table-cell>
          <table:table-cell office:value-type="float" office:value="24" table:formula="of:=SUM([.C52:.M52])" table:style-name="ce165">
            <text:p>24</text:p>
          </table:table-cell>
          <table:table-cell table:style-name="ce256"/>
          <table:table-cell table:style-name="ce257"/>
          <table:table-cell table:number-columns-repeated="16368" table:style-name="ce256"/>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3" table:style-name="ce143">
            <text:p>3</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5" table:style-name="ce143">
            <text:p>5</text:p>
          </table:table-cell>
          <table:table-cell office:value-type="float" office:value="16" table:formula="of:=SUM([.C53:.M53])" table:style-name="ce165">
            <text:p>16</text:p>
          </table:table-cell>
          <table:table-cell table:style-name="ce256"/>
          <table:table-cell table:style-name="ce257"/>
          <table:table-cell table:number-columns-repeated="16368" table:style-name="ce256"/>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1" table:style-name="ce143">
            <text:p>1</text:p>
          </table:table-cell>
          <table:table-cell office:value-type="float" office:value="0" table:style-name="ce143">
            <text:p>0</text:p>
          </table:table-cell>
          <table:table-cell office:value-type="float" office:value="3" table:style-name="ce143">
            <text:p>3</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7" table:formula="of:=SUM([.C54:.M54])" table:style-name="ce165">
            <text:p>7</text:p>
          </table:table-cell>
          <table:table-cell table:style-name="ce256"/>
          <table:table-cell table:style-name="ce257"/>
          <table:table-cell table:number-columns-repeated="16368" table:style-name="ce256"/>
        </table:table-row>
        <table:table-row table:style-name="ro2">
          <table:table-cell office:value-type="float" office:value="8" table:style-name="ce14">
            <text:p>8</text:p>
          </table:table-cell>
          <table:table-cell office:value-type="date" office:date-value="2021-02-26T00:00:00" table:style-name="ce15">
            <text:p>26/02/2021</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7" table:formula="of:=SUM([.C55:.M55])" table:style-name="ce165">
            <text:p>7</text:p>
          </table:table-cell>
          <table:table-cell table:style-name="ce256"/>
          <table:table-cell table:style-name="ce257"/>
          <table:table-cell table:number-columns-repeated="16368" table:style-name="ce256"/>
        </table:table-row>
        <table:table-row table:style-name="ro2">
          <table:table-cell office:value-type="string" table:style-name="ce171">
            <text:p>Correction notice January 2021:<text:s/><text:span text:style-name="T5">During a quality assurance exercise at year end, it was discovered that 32 cases presented in this table were mistakenly allocated to the wrong LGD.<text:s text:c="2"/></text:span></text:p>
          </table:table-cell>
          <table:table-cell table:style-name="ce167"/>
          <table:table-cell table:number-columns-repeated="11" table:style-name="ce169"/>
          <table:table-cell table:style-name="ce170"/>
          <table:table-cell table:style-name="ce218"/>
          <table:table-cell table:style-name="ce8"/>
          <table:table-cell table:number-columns-repeated="16368" table:style-name="ce41"/>
        </table:table-row>
        <table:table-row table:style-name="ro2">
          <table:table-cell office:value-type="string" table:style-name="ce168">
            <text:p>The previous home address of the deceased had been mapped instead of the care home address. <text:s/>The table has been updated with the correct values.</text:p>
          </table:table-cell>
          <table:table-cell table:style-name="ce167"/>
          <table:table-cell table:number-columns-repeated="11" table:style-name="ce169"/>
          <table:table-cell table:style-name="ce170"/>
          <table:table-cell table:style-name="ce218"/>
          <table:table-cell table:style-name="ce8"/>
          <table:table-cell table:number-columns-repeated="16368" table:style-name="ce41"/>
        </table:table-row>
        <table:table-row table:style-name="ro2">
          <table:table-cell office:value-type="string" table:style-name="ce168">
            <text:p>NISRA apologies for any inconvenience this error may cause. <text:s/>As a result of the corrections, care home deaths in Lisburn &amp; Castlereagh have slightly surpassed those in Causeway Coast &amp; Glens.<text:s text:c="2"/></text:p>
          </table:table-cell>
          <table:table-cell table:style-name="ce167"/>
          <table:table-cell table:number-columns-repeated="11" table:style-name="ce169"/>
          <table:table-cell table:style-name="ce170"/>
          <table:table-cell table:style-name="ce218"/>
          <table:table-cell table:style-name="ce8"/>
          <table:table-cell table:number-columns-repeated="16368" table:style-name="ce41"/>
        </table:table-row>
        <table:table-row table:style-name="ro2">
          <table:table-cell table:number-columns-repeated="15" table:style-name="ce219"/>
          <table:table-cell table:style-name="ce8"/>
          <table:table-cell table:number-columns-repeated="16368"/>
        </table:table-row>
        <table:table-row table:style-name="ro16">
          <table:table-cell office:value-type="string" table:style-name="ce220">
            <text:p>P<text:s/><text:span text:style-name="T4">Weekly published data are provisional.</text:span></text:p>
          </table:table-cell>
          <table:table-cell table:number-columns-repeated="4" table:style-name="ce221"/>
          <table:table-cell table:number-columns-repeated="9" table:style-name="ce222"/>
          <table:table-cell table:number-columns-repeated="2" table:style-name="ce8"/>
          <table:table-cell table:number-columns-repeated="16368" table:style-name="ce41"/>
        </table:table-row>
        <table:table-row table:style-name="ro16">
          <table:table-cell office:value-type="string" table:style-name="ce222">
            <text:p><text:span text:style-name="T2">1</text:span><text:s/>This data is based on registrations of deaths, not occurrences. The majority of deaths are registered within five days in Northern Ireland.</text:p>
          </table:table-cell>
          <table:table-cell table:number-columns-repeated="14" table:style-name="ce219"/>
          <table:table-cell table:style-name="ce8"/>
          <table:table-cell table:number-columns-repeated="16368"/>
        </table:table-row>
        <table:table-row table:style-name="ro16">
          <table:table-cell office:value-type="string" table:style-name="ce222">
            <text:p><text:span text:style-name="T2">2</text:span><text:s/>Data are assigned to LGD based on the address of the care home.<text:s/></text:p>
          </table:table-cell>
          <table:table-cell table:number-columns-repeated="14" table:style-name="ce219"/>
          <table:table-cell table:style-name="ce8"/>
          <table:table-cell table:number-columns-repeated="16368"/>
        </table:table-row>
        <table:table-row table:style-name="ro16">
          <table:table-cell office:value-type="string" table:style-name="ce222">
            <text:p><text:span text:style-name="T2">3</text:span><text:s/>Covid-19 deaths include any death where Coronavirus or Covid-19 (suspected or confirmed) was mentioned anywhere on the death certificate.</text:p>
          </table:table-cell>
          <table:table-cell table:number-columns-repeated="14" table:style-name="ce219"/>
          <table:table-cell table:style-name="ce8"/>
          <table:table-cell table:number-columns-repeated="16368"/>
        </table:table-row>
        <table:table-row table:style-name="ro32">
          <table:table-cell office:value-type="string" table:style-name="ce223">
            <text:p><text:span text:style-name="T9">4</text:span><text:s/>Includes deaths in care homes only. Care home residents who have died in a different location will not be counted in this table.<text:s/></text:p>
          </table:table-cell>
          <table:table-cell table:number-columns-repeated="14" table:style-name="ce219"/>
          <table:table-cell table:style-name="ce8"/>
          <table:table-cell table:number-columns-repeated="16368"/>
        </table:table-row>
        <table:table-row table:number-rows-repeated="12" table:style-name="ro2">
          <table:table-cell table:number-columns-repeated="15" table:style-name="ce219"/>
          <table:table-cell table:style-name="ce8"/>
          <table:table-cell table:number-columns-repeated="16368"/>
        </table:table-row>
        <table:table-row table:number-rows-repeated="1048500" table:style-name="ro6">
          <table:table-cell table:number-columns-repeated="16384"/>
        </table:table-row>
      </table:table>
      <table:table table:name="Table_9" table:style-name="ta3">
        <table:table-column table:style-name="co58" table:default-cell-style-name="ce41"/>
        <table:table-column table:style-name="co19" table:number-columns-repeated="5" table:default-cell-style-name="ce41"/>
        <table:table-column table:style-name="co9" table:default-cell-style-name="ce41"/>
        <table:table-column table:style-name="co50" table:default-cell-style-name="ce41"/>
        <table:table-column table:style-name="co59" table:number-columns-repeated="3" table:default-cell-style-name="ce41"/>
        <table:table-column table:style-name="co14" table:number-columns-repeated="233" table:default-cell-style-name="ce41" table:visibility="collapse"/>
        <table:table-column table:style-name="co20" table:number-columns-repeated="16140" table:default-cell-style-name="ce41" table:visibility="collapse"/>
        <table:table-row table:style-name="ro2">
          <table:table-cell office:value-type="string" table:style-name="ce119">
            <text:p><text:a xlink:href="#Contents.A1">Contents</text:a></text:p>
          </table:table-cell>
          <table:table-cell table:number-columns-repeated="16383" table:style-name="ce120"/>
        </table:table-row>
        <table:table-row table:style-name="ro16">
          <table:table-cell office:value-type="string" table:style-name="ce40">
            <text:p>Covid-19 related deaths registered<text:span text:style-name="T3">1,2<text:s/></text:span>by<text:s/><text:span text:style-name="T8">date and place of death</text:span><text:span text:style-name="T3">3,4<text:s/></text:span>in Northern Ireland, 2020/21<text:span text:style-name="T3">P</text:span></text:p>
          </table:table-cell>
          <table:table-cell table:number-columns-repeated="7" table:style-name="ce41"/>
          <table:table-cell table:style-name="ce80"/>
          <table:table-cell table:number-columns-repeated="16375"/>
        </table:table-row>
        <table:table-row table:style-name="ro16">
          <table:table-cell table:number-columns-repeated="8" table:style-name="ce41"/>
          <table:table-cell table:style-name="ce80"/>
          <table:table-cell table:number-columns-repeated="16375"/>
        </table:table-row>
        <table:table-row table:style-name="ro33">
          <table:table-cell office:value-type="string" table:style-name="ce116">
            <text:p>Date</text:p>
          </table:table-cell>
          <table:table-cell office:value-type="string" table:style-name="ce150">
            <text:p>Hospital</text:p>
          </table:table-cell>
          <table:table-cell office:value-type="string" table:style-name="ce150">
            <text:p>Care Home</text:p>
          </table:table-cell>
          <table:table-cell office:value-type="string" table:style-name="ce150">
            <text:p>Hospice</text:p>
          </table:table-cell>
          <table:table-cell office:value-type="string" table:style-name="ce150">
            <text:p>Home</text:p>
          </table:table-cell>
          <table:table-cell office:value-type="string" table:style-name="ce150">
            <text:p>Other</text:p>
          </table:table-cell>
          <table:table-cell office:value-type="string" table:style-name="ce81">
            <text:p>Total</text:p>
          </table:table-cell>
          <table:table-cell office:value-type="string" table:style-name="ce81">
            <text:p>Cumulative Total</text:p>
          </table:table-cell>
          <table:table-cell table:style-name="ce111"/>
          <table:table-cell table:number-columns-repeated="16375" table:style-name="ce12"/>
        </table:table-row>
        <table:table-row table:style-name="ro28">
          <table:table-cell office:value-type="date" office:date-value="2020-03-19T00:00:00" table:style-name="ce109">
            <text:p>19-Mar-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5:.F5])" table:style-name="ce14">
            <text:p>1</text:p>
          </table:table-cell>
          <table:table-cell office:value-type="float" office:value="1" table:formula="of:=[.G5]" table:style-name="ce14">
            <text:p>1</text:p>
          </table:table-cell>
          <table:table-cell table:number-columns-repeated="16376" table:style-name="ce12"/>
        </table:table-row>
        <table:table-row table:style-name="ro28">
          <table:table-cell office:value-type="date" office:date-value="2020-03-20T00:00:00" table:style-name="ce109">
            <text:p>20-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6:.F6])" table:style-name="ce14">
            <text:p>0</text:p>
          </table:table-cell>
          <table:table-cell office:value-type="float" office:value="1" table:formula="of:=[.G6]+[.H5]" table:style-name="ce14">
            <text:p>1</text:p>
          </table:table-cell>
          <table:table-cell table:number-columns-repeated="16376" table:style-name="ce12"/>
        </table:table-row>
        <table:table-row table:style-name="ro28">
          <table:table-cell office:value-type="date" office:date-value="2020-03-21T00:00:00" table:style-name="ce109">
            <text:p>21-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7:.F7])" table:style-name="ce14">
            <text:p>0</text:p>
          </table:table-cell>
          <table:table-cell office:value-type="float" office:value="1" table:formula="of:=[.G7]+[.H6]" table:style-name="ce14">
            <text:p>1</text:p>
          </table:table-cell>
          <table:table-cell table:number-columns-repeated="16376" table:style-name="ce12"/>
        </table:table-row>
        <table:table-row table:style-name="ro28">
          <table:table-cell office:value-type="date" office:date-value="2020-03-22T00:00:00" table:style-name="ce109">
            <text:p>22-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8:.F8])" table:style-name="ce14">
            <text:p>0</text:p>
          </table:table-cell>
          <table:table-cell office:value-type="float" office:value="1" table:formula="of:=[.G8]+[.H7]" table:style-name="ce14">
            <text:p>1</text:p>
          </table:table-cell>
          <table:table-cell table:number-columns-repeated="16376" table:style-name="ce12"/>
        </table:table-row>
        <table:table-row table:style-name="ro28">
          <table:table-cell office:value-type="date" office:date-value="2020-03-23T00:00:00" table:style-name="ce109">
            <text:p>23-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9:.F9])" table:style-name="ce14">
            <text:p>0</text:p>
          </table:table-cell>
          <table:table-cell office:value-type="float" office:value="1" table:formula="of:=[.G9]+[.H8]" table:style-name="ce14">
            <text:p>1</text:p>
          </table:table-cell>
          <table:table-cell table:number-columns-repeated="16376" table:style-name="ce12"/>
        </table:table-row>
        <table:table-row table:style-name="ro28">
          <table:table-cell office:value-type="date" office:date-value="2020-03-24T00:00:00" table:style-name="ce109">
            <text:p>24-Mar-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0:.F10])" table:style-name="ce14">
            <text:p>1</text:p>
          </table:table-cell>
          <table:table-cell office:value-type="float" office:value="2" table:formula="of:=[.G10]+[.H9]" table:style-name="ce14">
            <text:p>2</text:p>
          </table:table-cell>
          <table:table-cell table:number-columns-repeated="16376" table:style-name="ce12"/>
        </table:table-row>
        <table:table-row table:style-name="ro28">
          <table:table-cell office:value-type="date" office:date-value="2020-03-25T00:00:00" table:style-name="ce109">
            <text:p>25-Mar-20</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1:.F11])" table:style-name="ce14">
            <text:p>3</text:p>
          </table:table-cell>
          <table:table-cell office:value-type="float" office:value="5" table:formula="of:=[.G11]+[.H10]" table:style-name="ce14">
            <text:p>5</text:p>
          </table:table-cell>
          <table:table-cell table:style-name="ce111"/>
          <table:table-cell table:number-columns-repeated="16375" table:style-name="ce12"/>
        </table:table-row>
        <table:table-row table:style-name="ro28">
          <table:table-cell office:value-type="date" office:date-value="2020-03-26T00:00:00" table:style-name="ce109">
            <text:p>26-Mar-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2:.F12])" table:style-name="ce14">
            <text:p>2</text:p>
          </table:table-cell>
          <table:table-cell office:value-type="float" office:value="7" table:formula="of:=[.G12]+[.H11]" table:style-name="ce14">
            <text:p>7</text:p>
          </table:table-cell>
          <table:table-cell table:style-name="ce111"/>
          <table:table-cell table:number-columns-repeated="16375" table:style-name="ce12"/>
        </table:table-row>
        <table:table-row table:style-name="ro28">
          <table:table-cell office:value-type="date" office:date-value="2020-03-27T00:00:00" table:style-name="ce109">
            <text:p>27-Mar-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3:.F13])" table:style-name="ce14">
            <text:p>3</text:p>
          </table:table-cell>
          <table:table-cell office:value-type="float" office:value="10" table:formula="of:=[.G13]+[.H12]" table:style-name="ce14">
            <text:p>10</text:p>
          </table:table-cell>
          <table:table-cell table:style-name="ce111"/>
          <table:table-cell table:number-columns-repeated="16375" table:style-name="ce12"/>
        </table:table-row>
        <table:table-row table:style-name="ro28">
          <table:table-cell office:value-type="date" office:date-value="2020-03-28T00:00:00" table:style-name="ce109">
            <text:p>28-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F14])" table:style-name="ce14">
            <text:p>0</text:p>
          </table:table-cell>
          <table:table-cell office:value-type="float" office:value="10" table:formula="of:=[.G14]+[.H13]" table:style-name="ce14">
            <text:p>10</text:p>
          </table:table-cell>
          <table:table-cell table:style-name="ce111"/>
          <table:table-cell table:number-columns-repeated="16375" table:style-name="ce12"/>
        </table:table-row>
        <table:table-row table:style-name="ro28">
          <table:table-cell office:value-type="date" office:date-value="2020-03-29T00:00:00" table:style-name="ce109">
            <text:p>29-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F15])" table:style-name="ce14">
            <text:p>0</text:p>
          </table:table-cell>
          <table:table-cell office:value-type="float" office:value="10" table:formula="of:=[.G15]+[.H14]" table:style-name="ce14">
            <text:p>10</text:p>
          </table:table-cell>
          <table:table-cell table:style-name="ce111"/>
          <table:table-cell table:number-columns-repeated="16375" table:style-name="ce12"/>
        </table:table-row>
        <table:table-row table:style-name="ro28">
          <table:table-cell office:value-type="date" office:date-value="2020-03-30T00:00:00" table:style-name="ce109">
            <text:p>30-Mar-20</text:p>
          </table:table-cell>
          <table:table-cell office:value-type="float" office:value="8" table:style-name="ce151">
            <text:p>8</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1" table:formula="of:=SUM([.B16:.F16])" table:style-name="ce14">
            <text:p>11</text:p>
          </table:table-cell>
          <table:table-cell office:value-type="float" office:value="21" table:formula="of:=[.G16]+[.H15]" table:style-name="ce14">
            <text:p>21</text:p>
          </table:table-cell>
          <table:table-cell table:style-name="ce111"/>
          <table:table-cell table:number-columns-repeated="16375" table:style-name="ce12"/>
        </table:table-row>
        <table:table-row table:style-name="ro28">
          <table:table-cell office:value-type="date" office:date-value="2020-03-31T00:00:00" table:style-name="ce109">
            <text:p>31-Mar-20</text:p>
          </table:table-cell>
          <table:table-cell office:value-type="float" office:value="4" table:style-name="ce151">
            <text:p>4</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6" table:formula="of:=SUM([.B17:.F17])" table:style-name="ce14">
            <text:p>6</text:p>
          </table:table-cell>
          <table:table-cell office:value-type="float" office:value="27" table:formula="of:=[.G17]+[.H16]" table:style-name="ce14">
            <text:p>27</text:p>
          </table:table-cell>
          <table:table-cell table:style-name="ce111"/>
          <table:table-cell table:number-columns-repeated="16375" table:style-name="ce12"/>
        </table:table-row>
        <table:table-row table:style-name="ro28">
          <table:table-cell office:value-type="date" office:date-value="2020-04-01T00:00:00" table:style-name="ce109">
            <text:p>01-Apr-20</text:p>
          </table:table-cell>
          <table:table-cell office:value-type="float" office:value="8" table:style-name="ce151">
            <text:p>8</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1" table:formula="of:=SUM([.B18:.F18])" table:style-name="ce14">
            <text:p>11</text:p>
          </table:table-cell>
          <table:table-cell office:value-type="float" office:value="38" table:formula="of:=[.G18]+[.H17]" table:style-name="ce14">
            <text:p>38</text:p>
          </table:table-cell>
          <table:table-cell table:style-name="ce111"/>
          <table:table-cell table:number-columns-repeated="16375" table:style-name="ce12"/>
        </table:table-row>
        <table:table-row table:style-name="ro28">
          <table:table-cell office:value-type="date" office:date-value="2020-04-02T00:00:00" table:style-name="ce109">
            <text:p>02-Apr-20</text:p>
          </table:table-cell>
          <table:table-cell office:value-type="float" office:value="7" table:style-name="ce151">
            <text:p>7</text:p>
          </table:table-cell>
          <table:table-cell office:value-type="float" office:value="6" table:style-name="ce151">
            <text:p>6</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3" table:formula="of:=SUM([.B19:.F19])" table:style-name="ce14">
            <text:p>13</text:p>
          </table:table-cell>
          <table:table-cell office:value-type="float" office:value="51" table:formula="of:=[.G19]+[.H18]" table:style-name="ce14">
            <text:p>51</text:p>
          </table:table-cell>
          <table:table-cell table:style-name="ce111"/>
          <table:table-cell table:number-columns-repeated="16375" table:style-name="ce12"/>
        </table:table-row>
        <table:table-row table:style-name="ro28">
          <table:table-cell office:value-type="date" office:date-value="2020-04-03T00:00:00" table:style-name="ce109">
            <text:p>03-Apr-20</text:p>
          </table:table-cell>
          <table:table-cell office:value-type="float" office:value="9" table:style-name="ce151">
            <text:p>9</text:p>
          </table:table-cell>
          <table:table-cell office:value-type="float" office:value="2" table:style-name="ce151">
            <text:p>2</text:p>
          </table:table-cell>
          <table:table-cell office:value-type="float" office:value="1" table:style-name="ce151">
            <text:p>1</text:p>
          </table:table-cell>
          <table:table-cell office:value-type="float" office:value="2" table:style-name="ce151">
            <text:p>2</text:p>
          </table:table-cell>
          <table:table-cell office:value-type="float" office:value="0" table:style-name="ce151">
            <text:p>0</text:p>
          </table:table-cell>
          <table:table-cell office:value-type="float" office:value="14" table:formula="of:=SUM([.B20:.F20])" table:style-name="ce14">
            <text:p>14</text:p>
          </table:table-cell>
          <table:table-cell office:value-type="float" office:value="65" table:formula="of:=[.G20]+[.H19]" table:style-name="ce14">
            <text:p>65</text:p>
          </table:table-cell>
          <table:table-cell table:style-name="ce111"/>
          <table:table-cell table:number-columns-repeated="16375" table:style-name="ce12"/>
        </table:table-row>
        <table:table-row table:style-name="ro28">
          <table:table-cell office:value-type="date" office:date-value="2020-04-04T00:00:00" table:style-name="ce109">
            <text:p>04-Ap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F21])" table:style-name="ce14">
            <text:p>0</text:p>
          </table:table-cell>
          <table:table-cell office:value-type="float" office:value="65" table:formula="of:=[.G21]+[.H20]" table:style-name="ce14">
            <text:p>65</text:p>
          </table:table-cell>
          <table:table-cell table:style-name="ce111"/>
          <table:table-cell table:number-columns-repeated="16375" table:style-name="ce12"/>
        </table:table-row>
        <table:table-row table:style-name="ro28">
          <table:table-cell office:value-type="date" office:date-value="2020-04-05T00:00:00" table:style-name="ce109">
            <text:p>05-Ap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2:.F22])" table:style-name="ce14">
            <text:p>0</text:p>
          </table:table-cell>
          <table:table-cell office:value-type="float" office:value="65" table:formula="of:=[.G22]+[.H21]" table:style-name="ce14">
            <text:p>65</text:p>
          </table:table-cell>
          <table:table-cell table:style-name="ce111"/>
          <table:table-cell table:number-columns-repeated="16375" table:style-name="ce12"/>
        </table:table-row>
        <table:table-row table:style-name="ro28">
          <table:table-cell office:value-type="date" office:date-value="2020-04-06T00:00:00" table:style-name="ce109">
            <text:p>06-Apr-20</text:p>
          </table:table-cell>
          <table:table-cell office:value-type="float" office:value="16" table:style-name="ce151">
            <text:p>16</text:p>
          </table:table-cell>
          <table:table-cell office:value-type="float" office:value="4" table:style-name="ce151">
            <text:p>4</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2" table:formula="of:=SUM([.B23:.F23])" table:style-name="ce14">
            <text:p>22</text:p>
          </table:table-cell>
          <table:table-cell office:value-type="float" office:value="87" table:formula="of:=[.G23]+[.H22]" table:style-name="ce14">
            <text:p>87</text:p>
          </table:table-cell>
          <table:table-cell table:style-name="ce111"/>
          <table:table-cell table:number-columns-repeated="16375" table:style-name="ce12"/>
        </table:table-row>
        <table:table-row table:style-name="ro28">
          <table:table-cell office:value-type="date" office:date-value="2020-04-07T00:00:00" table:style-name="ce109">
            <text:p>07-Apr-20</text:p>
          </table:table-cell>
          <table:table-cell office:value-type="float" office:value="7" table:style-name="ce151">
            <text:p>7</text:p>
          </table:table-cell>
          <table:table-cell office:value-type="float" office:value="3" table:style-name="ce151">
            <text:p>3</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1" table:formula="of:=SUM([.B24:.F24])" table:style-name="ce14">
            <text:p>11</text:p>
          </table:table-cell>
          <table:table-cell office:value-type="float" office:value="98" table:formula="of:=[.G24]+[.H23]" table:style-name="ce14">
            <text:p>98</text:p>
          </table:table-cell>
          <table:table-cell table:style-name="ce111"/>
          <table:table-cell table:number-columns-repeated="16375" table:style-name="ce12"/>
        </table:table-row>
        <table:table-row table:style-name="ro28">
          <table:table-cell office:value-type="date" office:date-value="2020-04-08T00:00:00" table:style-name="ce109">
            <text:p>08-Apr-20</text:p>
          </table:table-cell>
          <table:table-cell office:value-type="float" office:value="11" table:style-name="ce151">
            <text:p>11</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4" table:formula="of:=SUM([.B25:.F25])" table:style-name="ce14">
            <text:p>14</text:p>
          </table:table-cell>
          <table:table-cell office:value-type="float" office:value="112" table:formula="of:=[.G25]+[.H24]" table:style-name="ce14">
            <text:p>112</text:p>
          </table:table-cell>
          <table:table-cell table:style-name="ce111"/>
          <table:table-cell table:number-columns-repeated="16375" table:style-name="ce12"/>
        </table:table-row>
        <table:table-row table:style-name="ro28">
          <table:table-cell office:value-type="date" office:date-value="2020-04-09T00:00:00" table:style-name="ce109">
            <text:p>09-Apr-20</text:p>
          </table:table-cell>
          <table:table-cell office:value-type="float" office:value="11" table:style-name="ce151">
            <text:p>11</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7" table:formula="of:=SUM([.B26:.F26])" table:style-name="ce14">
            <text:p>17</text:p>
          </table:table-cell>
          <table:table-cell office:value-type="float" office:value="129" table:formula="of:=[.G26]+[.H25]" table:style-name="ce14">
            <text:p>129</text:p>
          </table:table-cell>
          <table:table-cell table:style-name="ce111"/>
          <table:table-cell table:number-columns-repeated="16375" table:style-name="ce12"/>
        </table:table-row>
        <table:table-row table:style-name="ro28">
          <table:table-cell office:value-type="date" office:date-value="2020-04-10T00:00:00" table:style-name="ce109">
            <text:p>10-Apr-20</text:p>
          </table:table-cell>
          <table:table-cell office:value-type="float" office:value="8" table:style-name="ce151">
            <text:p>8</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2" table:formula="of:=SUM([.B27:.F27])" table:style-name="ce14">
            <text:p>12</text:p>
          </table:table-cell>
          <table:table-cell office:value-type="float" office:value="141" table:formula="of:=[.G27]+[.H26]" table:style-name="ce14">
            <text:p>141</text:p>
          </table:table-cell>
          <table:table-cell table:style-name="ce111"/>
          <table:table-cell table:number-columns-repeated="16375" table:style-name="ce12"/>
        </table:table-row>
        <table:table-row table:style-name="ro28">
          <table:table-cell office:value-type="date" office:date-value="2020-04-11T00:00:00" table:style-name="ce109">
            <text:p>11-Apr-20</text:p>
          </table:table-cell>
          <table:table-cell office:value-type="float" office:value="1" table:style-name="ce151">
            <text:p>1</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28:.F28])" table:style-name="ce14">
            <text:p>3</text:p>
          </table:table-cell>
          <table:table-cell office:value-type="float" office:value="144" table:formula="of:=[.G28]+[.H27]" table:style-name="ce14">
            <text:p>144</text:p>
          </table:table-cell>
          <table:table-cell table:style-name="ce111"/>
          <table:table-cell table:number-columns-repeated="16375" table:style-name="ce12"/>
        </table:table-row>
        <table:table-row table:style-name="ro28">
          <table:table-cell office:value-type="date" office:date-value="2020-04-12T00:00:00" table:style-name="ce109">
            <text:p>12-Ap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9:.F29])" table:style-name="ce14">
            <text:p>0</text:p>
          </table:table-cell>
          <table:table-cell office:value-type="float" office:value="144" table:formula="of:=[.G29]+[.H28]" table:style-name="ce14">
            <text:p>144</text:p>
          </table:table-cell>
          <table:table-cell table:style-name="ce111"/>
          <table:table-cell table:number-columns-repeated="16375" table:style-name="ce12"/>
        </table:table-row>
        <table:table-row table:style-name="ro28">
          <table:table-cell office:value-type="date" office:date-value="2020-04-13T00:00:00" table:style-name="ce109">
            <text:p>13-Apr-20</text:p>
          </table:table-cell>
          <table:table-cell office:value-type="float" office:value="8" table:style-name="ce151">
            <text:p>8</text:p>
          </table:table-cell>
          <table:table-cell office:value-type="float" office:value="5" table:style-name="ce151">
            <text:p>5</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16" table:formula="of:=SUM([.B30:.F30])" table:style-name="ce14">
            <text:p>16</text:p>
          </table:table-cell>
          <table:table-cell office:value-type="float" office:value="160" table:formula="of:=[.G30]+[.H29]" table:style-name="ce14">
            <text:p>160</text:p>
          </table:table-cell>
          <table:table-cell table:style-name="ce111"/>
          <table:table-cell table:number-columns-repeated="16375" table:style-name="ce12"/>
        </table:table-row>
        <table:table-row table:style-name="ro28">
          <table:table-cell office:value-type="date" office:date-value="2020-04-14T00:00:00" table:style-name="ce109">
            <text:p>14-Apr-20</text:p>
          </table:table-cell>
          <table:table-cell office:value-type="float" office:value="6" table:style-name="ce151">
            <text:p>6</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9" table:formula="of:=SUM([.B31:.F31])" table:style-name="ce14">
            <text:p>9</text:p>
          </table:table-cell>
          <table:table-cell office:value-type="float" office:value="169" table:formula="of:=[.G31]+[.H30]" table:style-name="ce14">
            <text:p>169</text:p>
          </table:table-cell>
          <table:table-cell table:style-name="ce111"/>
          <table:table-cell table:number-columns-repeated="16375" table:style-name="ce12"/>
        </table:table-row>
        <table:table-row table:style-name="ro28">
          <table:table-cell office:value-type="date" office:date-value="2020-04-15T00:00:00" table:style-name="ce109">
            <text:p>15-Apr-20</text:p>
          </table:table-cell>
          <table:table-cell office:value-type="float" office:value="10" table:style-name="ce151">
            <text:p>10</text:p>
          </table:table-cell>
          <table:table-cell office:value-type="float" office:value="8" table:style-name="ce151">
            <text:p>8</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20" table:formula="of:=SUM([.B32:.F32])" table:style-name="ce14">
            <text:p>20</text:p>
          </table:table-cell>
          <table:table-cell office:value-type="float" office:value="189" table:formula="of:=[.G32]+[.H31]" table:style-name="ce14">
            <text:p>189</text:p>
          </table:table-cell>
          <table:table-cell table:style-name="ce111"/>
          <table:table-cell table:number-columns-repeated="16375" table:style-name="ce12"/>
        </table:table-row>
        <table:table-row table:style-name="ro28">
          <table:table-cell office:value-type="date" office:date-value="2020-04-16T00:00:00" table:style-name="ce109">
            <text:p>16-Apr-20</text:p>
          </table:table-cell>
          <table:table-cell office:value-type="float" office:value="15" table:style-name="ce151">
            <text:p>15</text:p>
          </table:table-cell>
          <table:table-cell office:value-type="float" office:value="12" table:style-name="ce151">
            <text:p>12</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9" table:formula="of:=SUM([.B33:.F33])" table:style-name="ce14">
            <text:p>29</text:p>
          </table:table-cell>
          <table:table-cell office:value-type="float" office:value="218" table:formula="of:=[.G33]+[.H32]" table:style-name="ce14">
            <text:p>218</text:p>
          </table:table-cell>
          <table:table-cell table:style-name="ce111"/>
          <table:table-cell table:number-columns-repeated="16375" table:style-name="ce12"/>
        </table:table-row>
        <table:table-row table:style-name="ro28">
          <table:table-cell office:value-type="date" office:date-value="2020-04-17T00:00:00" table:style-name="ce109">
            <text:p>17-Apr-20</text:p>
          </table:table-cell>
          <table:table-cell office:value-type="float" office:value="10" table:style-name="ce151">
            <text:p>10</text:p>
          </table:table-cell>
          <table:table-cell office:value-type="float" office:value="14" table:style-name="ce151">
            <text:p>1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4" table:formula="of:=SUM([.B34:.F34])" table:style-name="ce14">
            <text:p>24</text:p>
          </table:table-cell>
          <table:table-cell office:value-type="float" office:value="242" table:formula="of:=[.G34]+[.H33]" table:style-name="ce14">
            <text:p>242</text:p>
          </table:table-cell>
          <table:table-cell table:style-name="ce111"/>
          <table:table-cell table:number-columns-repeated="16375" table:style-name="ce12"/>
        </table:table-row>
        <table:table-row table:style-name="ro28">
          <table:table-cell office:value-type="date" office:date-value="2020-04-18T00:00:00" table:style-name="ce109">
            <text:p>18-Apr-20</text:p>
          </table:table-cell>
          <table:table-cell office:value-type="float" office:value="1" table:style-name="ce151">
            <text:p>1</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4" table:formula="of:=SUM([.B35:.F35])" table:style-name="ce14">
            <text:p>4</text:p>
          </table:table-cell>
          <table:table-cell office:value-type="float" office:value="246" table:formula="of:=[.G35]+[.H34]" table:style-name="ce14">
            <text:p>246</text:p>
          </table:table-cell>
          <table:table-cell table:style-name="ce111"/>
          <table:table-cell table:number-columns-repeated="16375" table:style-name="ce12"/>
        </table:table-row>
        <table:table-row table:style-name="ro28">
          <table:table-cell office:value-type="date" office:date-value="2020-04-19T00:00:00" table:style-name="ce109">
            <text:p>19-Ap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6:.F36])" table:style-name="ce14">
            <text:p>0</text:p>
          </table:table-cell>
          <table:table-cell office:value-type="float" office:value="246" table:formula="of:=[.G36]+[.H35]" table:style-name="ce14">
            <text:p>246</text:p>
          </table:table-cell>
          <table:table-cell table:style-name="ce111"/>
          <table:table-cell table:number-columns-repeated="16375" table:style-name="ce12"/>
        </table:table-row>
        <table:table-row table:style-name="ro28">
          <table:table-cell office:value-type="date" office:date-value="2020-04-20T00:00:00" table:style-name="ce109">
            <text:p>20-Apr-20</text:p>
          </table:table-cell>
          <table:table-cell office:value-type="float" office:value="13" table:style-name="ce151">
            <text:p>13</text:p>
          </table:table-cell>
          <table:table-cell office:value-type="float" office:value="20" table:style-name="ce151">
            <text:p>20</text:p>
          </table:table-cell>
          <table:table-cell office:value-type="float" office:value="0" table:style-name="ce151">
            <text:p>0</text:p>
          </table:table-cell>
          <table:table-cell office:value-type="float" office:value="1" table:style-name="ce151">
            <text:p>1</text:p>
          </table:table-cell>
          <table:table-cell office:value-type="float" office:value="1" table:style-name="ce151">
            <text:p>1</text:p>
          </table:table-cell>
          <table:table-cell office:value-type="float" office:value="35" table:formula="of:=SUM([.B37:.F37])" table:style-name="ce14">
            <text:p>35</text:p>
          </table:table-cell>
          <table:table-cell office:value-type="float" office:value="281" table:formula="of:=[.G37]+[.H36]" table:style-name="ce14">
            <text:p>281</text:p>
          </table:table-cell>
          <table:table-cell table:style-name="ce111"/>
          <table:table-cell table:number-columns-repeated="16375" table:style-name="ce12"/>
        </table:table-row>
        <table:table-row table:style-name="ro28">
          <table:table-cell office:value-type="date" office:date-value="2020-04-21T00:00:00" table:style-name="ce109">
            <text:p>21-Apr-20</text:p>
          </table:table-cell>
          <table:table-cell office:value-type="float" office:value="9" table:style-name="ce151">
            <text:p>9</text:p>
          </table:table-cell>
          <table:table-cell office:value-type="float" office:value="11" table:style-name="ce151">
            <text:p>1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1" table:formula="of:=SUM([.B38:.F38])" table:style-name="ce14">
            <text:p>21</text:p>
          </table:table-cell>
          <table:table-cell office:value-type="float" office:value="302" table:formula="of:=[.G38]+[.H37]" table:style-name="ce14">
            <text:p>302</text:p>
          </table:table-cell>
          <table:table-cell table:style-name="ce111"/>
          <table:table-cell table:number-columns-repeated="16375" table:style-name="ce12"/>
        </table:table-row>
        <table:table-row table:style-name="ro28">
          <table:table-cell office:value-type="date" office:date-value="2020-04-22T00:00:00" table:style-name="ce109">
            <text:p>22-Apr-20</text:p>
          </table:table-cell>
          <table:table-cell office:value-type="float" office:value="10" table:style-name="ce151">
            <text:p>10</text:p>
          </table:table-cell>
          <table:table-cell office:value-type="float" office:value="10" table:style-name="ce151">
            <text:p>1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1" table:formula="of:=SUM([.B39:.F39])" table:style-name="ce14">
            <text:p>21</text:p>
          </table:table-cell>
          <table:table-cell office:value-type="float" office:value="323" table:formula="of:=[.G39]+[.H38]" table:style-name="ce14">
            <text:p>323</text:p>
          </table:table-cell>
          <table:table-cell table:style-name="ce111"/>
          <table:table-cell table:number-columns-repeated="16375" table:style-name="ce12"/>
        </table:table-row>
        <table:table-row table:style-name="ro28">
          <table:table-cell office:value-type="date" office:date-value="2020-04-23T00:00:00" table:style-name="ce109">
            <text:p>23-Apr-20</text:p>
          </table:table-cell>
          <table:table-cell office:value-type="float" office:value="9" table:style-name="ce151">
            <text:p>9</text:p>
          </table:table-cell>
          <table:table-cell office:value-type="float" office:value="11" table:style-name="ce151">
            <text:p>11</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2" table:formula="of:=SUM([.B40:.F40])" table:style-name="ce14">
            <text:p>22</text:p>
          </table:table-cell>
          <table:table-cell office:value-type="float" office:value="345" table:formula="of:=[.G40]+[.H39]" table:style-name="ce14">
            <text:p>345</text:p>
          </table:table-cell>
          <table:table-cell table:style-name="ce111"/>
          <table:table-cell table:number-columns-repeated="16375" table:style-name="ce12"/>
        </table:table-row>
        <table:table-row table:style-name="ro28">
          <table:table-cell office:value-type="date" office:date-value="2020-04-24T00:00:00" table:style-name="ce109">
            <text:p>24-Apr-20</text:p>
          </table:table-cell>
          <table:table-cell office:value-type="float" office:value="11" table:style-name="ce151">
            <text:p>11</text:p>
          </table:table-cell>
          <table:table-cell office:value-type="float" office:value="11" table:style-name="ce151">
            <text:p>11</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5" table:formula="of:=SUM([.B41:.F41])" table:style-name="ce14">
            <text:p>25</text:p>
          </table:table-cell>
          <table:table-cell office:value-type="float" office:value="370" table:formula="of:=[.G41]+[.H40]" table:style-name="ce14">
            <text:p>370</text:p>
          </table:table-cell>
          <table:table-cell table:style-name="ce111"/>
          <table:table-cell table:number-columns-repeated="16375" table:style-name="ce12"/>
        </table:table-row>
        <table:table-row table:style-name="ro28">
          <table:table-cell office:value-type="date" office:date-value="2020-04-25T00:00:00" table:style-name="ce109">
            <text:p>25-Apr-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42:.F42])" table:style-name="ce14">
            <text:p>1</text:p>
          </table:table-cell>
          <table:table-cell office:value-type="float" office:value="371" table:formula="of:=[.G42]+[.H41]" table:style-name="ce14">
            <text:p>371</text:p>
          </table:table-cell>
          <table:table-cell table:style-name="ce111"/>
          <table:table-cell table:number-columns-repeated="16375" table:style-name="ce12"/>
        </table:table-row>
        <table:table-row table:style-name="ro28">
          <table:table-cell office:value-type="date" office:date-value="2020-04-26T00:00:00" table:style-name="ce109">
            <text:p>26-Ap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43:.F43])" table:style-name="ce14">
            <text:p>0</text:p>
          </table:table-cell>
          <table:table-cell office:value-type="float" office:value="371" table:formula="of:=[.G43]+[.H42]" table:style-name="ce14">
            <text:p>371</text:p>
          </table:table-cell>
          <table:table-cell table:style-name="ce111"/>
          <table:table-cell table:number-columns-repeated="16375" table:style-name="ce12"/>
        </table:table-row>
        <table:table-row table:style-name="ro28">
          <table:table-cell office:value-type="date" office:date-value="2020-04-27T00:00:00" table:style-name="ce109">
            <text:p>27-Apr-20</text:p>
          </table:table-cell>
          <table:table-cell office:value-type="float" office:value="10" table:style-name="ce151">
            <text:p>10</text:p>
          </table:table-cell>
          <table:table-cell office:value-type="float" office:value="26" table:style-name="ce151">
            <text:p>26</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6" table:formula="of:=SUM([.B44:.F44])" table:style-name="ce14">
            <text:p>36</text:p>
          </table:table-cell>
          <table:table-cell office:value-type="float" office:value="407" table:formula="of:=[.G44]+[.H43]" table:style-name="ce14">
            <text:p>407</text:p>
          </table:table-cell>
          <table:table-cell table:style-name="ce111"/>
          <table:table-cell table:number-columns-repeated="16375" table:style-name="ce12"/>
        </table:table-row>
        <table:table-row table:style-name="ro28">
          <table:table-cell office:value-type="date" office:date-value="2020-04-28T00:00:00" table:style-name="ce109">
            <text:p>28-Apr-20</text:p>
          </table:table-cell>
          <table:table-cell office:value-type="float" office:value="9" table:style-name="ce151">
            <text:p>9</text:p>
          </table:table-cell>
          <table:table-cell office:value-type="float" office:value="17" table:style-name="ce151">
            <text:p>17</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7" table:formula="of:=SUM([.B45:.F45])" table:style-name="ce14">
            <text:p>27</text:p>
          </table:table-cell>
          <table:table-cell office:value-type="float" office:value="434" table:formula="of:=[.G45]+[.H44]" table:style-name="ce14">
            <text:p>434</text:p>
          </table:table-cell>
          <table:table-cell table:style-name="ce111"/>
          <table:table-cell table:number-columns-repeated="16375" table:style-name="ce12"/>
        </table:table-row>
        <table:table-row table:style-name="ro28">
          <table:table-cell office:value-type="date" office:date-value="2020-04-29T00:00:00" table:style-name="ce109">
            <text:p>29-Apr-20</text:p>
          </table:table-cell>
          <table:table-cell office:value-type="float" office:value="10" table:style-name="ce151">
            <text:p>10</text:p>
          </table:table-cell>
          <table:table-cell office:value-type="float" office:value="11" table:style-name="ce151">
            <text:p>11</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4" table:formula="of:=SUM([.B46:.F46])" table:style-name="ce14">
            <text:p>24</text:p>
          </table:table-cell>
          <table:table-cell office:value-type="float" office:value="458" table:formula="of:=[.G46]+[.H45]" table:style-name="ce14">
            <text:p>458</text:p>
          </table:table-cell>
          <table:table-cell table:style-name="ce111"/>
          <table:table-cell table:number-columns-repeated="16375" table:style-name="ce12"/>
        </table:table-row>
        <table:table-row table:style-name="ro28">
          <table:table-cell office:value-type="date" office:date-value="2020-04-30T00:00:00" table:style-name="ce109">
            <text:p>30-Apr-20</text:p>
          </table:table-cell>
          <table:table-cell office:value-type="float" office:value="7" table:style-name="ce151">
            <text:p>7</text:p>
          </table:table-cell>
          <table:table-cell office:value-type="float" office:value="9" table:style-name="ce151">
            <text:p>9</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17" table:formula="of:=SUM([.B47:.F47])" table:style-name="ce14">
            <text:p>17</text:p>
          </table:table-cell>
          <table:table-cell office:value-type="float" office:value="475" table:formula="of:=[.G47]+[.H46]" table:style-name="ce14">
            <text:p>475</text:p>
          </table:table-cell>
          <table:table-cell table:style-name="ce111"/>
          <table:table-cell table:number-columns-repeated="16375" table:style-name="ce12"/>
        </table:table-row>
        <table:table-row table:style-name="ro28">
          <table:table-cell office:value-type="date" office:date-value="2020-05-01T00:00:00" table:style-name="ce109">
            <text:p>01-May-20</text:p>
          </table:table-cell>
          <table:table-cell office:value-type="float" office:value="9" table:style-name="ce151">
            <text:p>9</text:p>
          </table:table-cell>
          <table:table-cell office:value-type="float" office:value="10" table:style-name="ce151">
            <text:p>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9" table:formula="of:=SUM([.B48:.F48])" table:style-name="ce14">
            <text:p>19</text:p>
          </table:table-cell>
          <table:table-cell office:value-type="float" office:value="494" table:formula="of:=[.G48]+[.H47]" table:style-name="ce14">
            <text:p>494</text:p>
          </table:table-cell>
          <table:table-cell table:style-name="ce111"/>
          <table:table-cell table:number-columns-repeated="16375" table:style-name="ce12"/>
        </table:table-row>
        <table:table-row table:style-name="ro28">
          <table:table-cell office:value-type="date" office:date-value="2020-05-02T00:00:00" table:style-name="ce109">
            <text:p>02-May-20</text:p>
          </table:table-cell>
          <table:table-cell office:value-type="float" office:value="1" table:style-name="ce151">
            <text:p>1</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49:.F49])" table:style-name="ce14">
            <text:p>4</text:p>
          </table:table-cell>
          <table:table-cell office:value-type="float" office:value="498" table:formula="of:=[.G49]+[.H48]" table:style-name="ce14">
            <text:p>498</text:p>
          </table:table-cell>
          <table:table-cell table:style-name="ce111"/>
          <table:table-cell table:number-columns-repeated="16375" table:style-name="ce12"/>
        </table:table-row>
        <table:table-row table:style-name="ro28">
          <table:table-cell office:value-type="date" office:date-value="2020-05-03T00:00:00" table:style-name="ce109">
            <text:p>03-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50:.F50])" table:style-name="ce14">
            <text:p>0</text:p>
          </table:table-cell>
          <table:table-cell office:value-type="float" office:value="498" table:formula="of:=[.G50]+[.H49]" table:style-name="ce14">
            <text:p>498</text:p>
          </table:table-cell>
          <table:table-cell table:style-name="ce111"/>
          <table:table-cell table:number-columns-repeated="16375" table:style-name="ce12"/>
        </table:table-row>
        <table:table-row table:style-name="ro28">
          <table:table-cell office:value-type="date" office:date-value="2020-05-04T00:00:00" table:style-name="ce109">
            <text:p>04-May-20</text:p>
          </table:table-cell>
          <table:table-cell office:value-type="float" office:value="12" table:style-name="ce151">
            <text:p>12</text:p>
          </table:table-cell>
          <table:table-cell office:value-type="float" office:value="15" table:style-name="ce151">
            <text:p>15</text:p>
          </table:table-cell>
          <table:table-cell office:value-type="float" office:value="1" table:style-name="ce151">
            <text:p>1</text:p>
          </table:table-cell>
          <table:table-cell office:value-type="float" office:value="1" table:style-name="ce151">
            <text:p>1</text:p>
          </table:table-cell>
          <table:table-cell office:value-type="float" office:value="1" table:style-name="ce151">
            <text:p>1</text:p>
          </table:table-cell>
          <table:table-cell office:value-type="float" office:value="30" table:formula="of:=SUM([.B51:.F51])" table:style-name="ce14">
            <text:p>30</text:p>
          </table:table-cell>
          <table:table-cell office:value-type="float" office:value="528" table:formula="of:=[.G51]+[.H50]" table:style-name="ce14">
            <text:p>528</text:p>
          </table:table-cell>
          <table:table-cell table:style-name="ce111"/>
          <table:table-cell table:number-columns-repeated="16375" table:style-name="ce12"/>
        </table:table-row>
        <table:table-row table:style-name="ro28">
          <table:table-cell office:value-type="date" office:date-value="2020-05-05T00:00:00" table:style-name="ce109">
            <text:p>05-May-20</text:p>
          </table:table-cell>
          <table:table-cell office:value-type="float" office:value="12" table:style-name="ce151">
            <text:p>12</text:p>
          </table:table-cell>
          <table:table-cell office:value-type="float" office:value="13" table:style-name="ce151">
            <text:p>13</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6" table:formula="of:=SUM([.B52:.F52])" table:style-name="ce14">
            <text:p>26</text:p>
          </table:table-cell>
          <table:table-cell office:value-type="float" office:value="554" table:formula="of:=[.G52]+[.H51]" table:style-name="ce14">
            <text:p>554</text:p>
          </table:table-cell>
          <table:table-cell table:style-name="ce111"/>
          <table:table-cell table:number-columns-repeated="16375" table:style-name="ce12"/>
        </table:table-row>
        <table:table-row table:style-name="ro28">
          <table:table-cell office:value-type="date" office:date-value="2020-05-06T00:00:00" table:style-name="ce109">
            <text:p>06-May-20</text:p>
          </table:table-cell>
          <table:table-cell office:value-type="float" office:value="3" table:style-name="ce151">
            <text:p>3</text:p>
          </table:table-cell>
          <table:table-cell office:value-type="float" office:value="6" table:style-name="ce151">
            <text:p>6</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0" table:formula="of:=SUM([.B53:.F53])" table:style-name="ce14">
            <text:p>10</text:p>
          </table:table-cell>
          <table:table-cell office:value-type="float" office:value="564" table:formula="of:=[.G53]+[.H52]" table:style-name="ce14">
            <text:p>564</text:p>
          </table:table-cell>
          <table:table-cell table:style-name="ce111"/>
          <table:table-cell table:number-columns-repeated="16375" table:style-name="ce12"/>
        </table:table-row>
        <table:table-row table:style-name="ro28">
          <table:table-cell office:value-type="date" office:date-value="2020-05-07T00:00:00" table:style-name="ce109">
            <text:p>07-May-20</text:p>
          </table:table-cell>
          <table:table-cell office:value-type="float" office:value="7" table:style-name="ce151">
            <text:p>7</text:p>
          </table:table-cell>
          <table:table-cell office:value-type="float" office:value="4" table:style-name="ce151">
            <text:p>4</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2" table:formula="of:=SUM([.B54:.F54])" table:style-name="ce14">
            <text:p>12</text:p>
          </table:table-cell>
          <table:table-cell office:value-type="float" office:value="576" table:formula="of:=[.G54]+[.H53]" table:style-name="ce14">
            <text:p>576</text:p>
          </table:table-cell>
          <table:table-cell table:style-name="ce111"/>
          <table:table-cell table:number-columns-repeated="16375" table:style-name="ce12"/>
        </table:table-row>
        <table:table-row table:style-name="ro28">
          <table:table-cell office:value-type="date" office:date-value="2020-05-08T00:00:00" table:style-name="ce109">
            <text:p>08-May-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55:.F55])" table:style-name="ce14">
            <text:p>2</text:p>
          </table:table-cell>
          <table:table-cell office:value-type="float" office:value="578" table:formula="of:=[.G55]+[.H54]" table:style-name="ce14">
            <text:p>578</text:p>
          </table:table-cell>
          <table:table-cell table:style-name="ce111"/>
          <table:table-cell table:number-columns-repeated="16375" table:style-name="ce12"/>
        </table:table-row>
        <table:table-row table:style-name="ro28">
          <table:table-cell office:value-type="date" office:date-value="2020-05-09T00:00:00" table:style-name="ce109">
            <text:p>09-May-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56:.F56])" table:style-name="ce14">
            <text:p>3</text:p>
          </table:table-cell>
          <table:table-cell office:value-type="float" office:value="581" table:formula="of:=[.G56]+[.H55]" table:style-name="ce14">
            <text:p>581</text:p>
          </table:table-cell>
          <table:table-cell table:style-name="ce111"/>
          <table:table-cell table:number-columns-repeated="16375" table:style-name="ce12"/>
        </table:table-row>
        <table:table-row table:style-name="ro28">
          <table:table-cell office:value-type="date" office:date-value="2020-05-10T00:00:00" table:style-name="ce109">
            <text:p>10-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57:.F57])" table:style-name="ce14">
            <text:p>0</text:p>
          </table:table-cell>
          <table:table-cell office:value-type="float" office:value="581" table:formula="of:=[.G57]+[.H56]" table:style-name="ce14">
            <text:p>581</text:p>
          </table:table-cell>
          <table:table-cell table:style-name="ce111"/>
          <table:table-cell table:number-columns-repeated="16375" table:style-name="ce12"/>
        </table:table-row>
        <table:table-row table:style-name="ro28">
          <table:table-cell office:value-type="date" office:date-value="2020-05-11T00:00:00" table:style-name="ce109">
            <text:p>11-May-20</text:p>
          </table:table-cell>
          <table:table-cell office:value-type="float" office:value="14" table:style-name="ce151">
            <text:p>14</text:p>
          </table:table-cell>
          <table:table-cell office:value-type="float" office:value="10" table:style-name="ce151">
            <text:p>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4" table:formula="of:=SUM([.B58:.F58])" table:style-name="ce14">
            <text:p>24</text:p>
          </table:table-cell>
          <table:table-cell office:value-type="float" office:value="605" table:formula="of:=[.G58]+[.H57]" table:style-name="ce14">
            <text:p>605</text:p>
          </table:table-cell>
          <table:table-cell table:style-name="ce111"/>
          <table:table-cell table:number-columns-repeated="16375" table:style-name="ce12"/>
        </table:table-row>
        <table:table-row table:style-name="ro28">
          <table:table-cell office:value-type="date" office:date-value="2020-05-12T00:00:00" table:style-name="ce109">
            <text:p>12-May-20</text:p>
          </table:table-cell>
          <table:table-cell office:value-type="float" office:value="6" table:style-name="ce151">
            <text:p>6</text:p>
          </table:table-cell>
          <table:table-cell office:value-type="float" office:value="8" table:style-name="ce151">
            <text:p>8</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15" table:formula="of:=SUM([.B59:.F59])" table:style-name="ce14">
            <text:p>15</text:p>
          </table:table-cell>
          <table:table-cell office:value-type="float" office:value="620" table:formula="of:=[.G59]+[.H58]" table:style-name="ce14">
            <text:p>620</text:p>
          </table:table-cell>
          <table:table-cell table:style-name="ce111"/>
          <table:table-cell table:number-columns-repeated="16375" table:style-name="ce12"/>
        </table:table-row>
        <table:table-row table:style-name="ro28">
          <table:table-cell office:value-type="date" office:date-value="2020-05-13T00:00:00" table:style-name="ce109">
            <text:p>13-May-20</text:p>
          </table:table-cell>
          <table:table-cell office:value-type="float" office:value="2" table:style-name="ce151">
            <text:p>2</text:p>
          </table:table-cell>
          <table:table-cell office:value-type="float" office:value="7" table:style-name="ce151">
            <text:p>7</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9" table:formula="of:=SUM([.B60:.F60])" table:style-name="ce14">
            <text:p>9</text:p>
          </table:table-cell>
          <table:table-cell office:value-type="float" office:value="629" table:formula="of:=[.G60]+[.H59]" table:style-name="ce14">
            <text:p>629</text:p>
          </table:table-cell>
          <table:table-cell table:style-name="ce111"/>
          <table:table-cell table:number-columns-repeated="16375" table:style-name="ce12"/>
        </table:table-row>
        <table:table-row table:style-name="ro28">
          <table:table-cell office:value-type="date" office:date-value="2020-05-14T00:00:00" table:style-name="ce109">
            <text:p>14-May-20</text:p>
          </table:table-cell>
          <table:table-cell office:value-type="float" office:value="6" table:style-name="ce151">
            <text:p>6</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2" table:formula="of:=SUM([.B61:.F61])" table:style-name="ce14">
            <text:p>12</text:p>
          </table:table-cell>
          <table:table-cell office:value-type="float" office:value="641" table:formula="of:=[.G61]+[.H60]" table:style-name="ce14">
            <text:p>641</text:p>
          </table:table-cell>
          <table:table-cell table:style-name="ce111"/>
          <table:table-cell table:number-columns-repeated="16375" table:style-name="ce12"/>
        </table:table-row>
        <table:table-row table:style-name="ro28">
          <table:table-cell office:value-type="date" office:date-value="2020-05-15T00:00:00" table:style-name="ce109">
            <text:p>15-May-20</text:p>
          </table:table-cell>
          <table:table-cell office:value-type="float" office:value="3" table:style-name="ce151">
            <text:p>3</text:p>
          </table:table-cell>
          <table:table-cell office:value-type="float" office:value="8" table:style-name="ce151">
            <text:p>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1" table:formula="of:=SUM([.B62:.F62])" table:style-name="ce14">
            <text:p>11</text:p>
          </table:table-cell>
          <table:table-cell office:value-type="float" office:value="652" table:formula="of:=[.G62]+[.H61]" table:style-name="ce14">
            <text:p>652</text:p>
          </table:table-cell>
          <table:table-cell table:style-name="ce111"/>
          <table:table-cell table:number-columns-repeated="16375" table:style-name="ce12"/>
        </table:table-row>
        <table:table-row table:style-name="ro28">
          <table:table-cell office:value-type="date" office:date-value="2020-05-16T00:00:00" table:style-name="ce109">
            <text:p>16-May-20</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63:.F63])" table:style-name="ce14">
            <text:p>3</text:p>
          </table:table-cell>
          <table:table-cell office:value-type="float" office:value="655" table:formula="of:=[.G63]+[.H62]" table:style-name="ce14">
            <text:p>655</text:p>
          </table:table-cell>
          <table:table-cell table:style-name="ce111"/>
          <table:table-cell table:number-columns-repeated="16375" table:style-name="ce12"/>
        </table:table-row>
        <table:table-row table:style-name="ro28">
          <table:table-cell office:value-type="date" office:date-value="2020-05-17T00:00:00" table:style-name="ce109">
            <text:p>17-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64:.F64])" table:style-name="ce14">
            <text:p>0</text:p>
          </table:table-cell>
          <table:table-cell office:value-type="float" office:value="655" table:formula="of:=[.G64]+[.H63]" table:style-name="ce14">
            <text:p>655</text:p>
          </table:table-cell>
          <table:table-cell table:style-name="ce111"/>
          <table:table-cell table:number-columns-repeated="16375" table:style-name="ce12"/>
        </table:table-row>
        <table:table-row table:style-name="ro28">
          <table:table-cell office:value-type="date" office:date-value="2020-05-18T00:00:00" table:style-name="ce109">
            <text:p>18-May-20</text:p>
          </table:table-cell>
          <table:table-cell office:value-type="float" office:value="10" table:style-name="ce151">
            <text:p>10</text:p>
          </table:table-cell>
          <table:table-cell office:value-type="float" office:value="3" table:style-name="ce151">
            <text:p>3</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15" table:formula="of:=SUM([.B65:.F65])" table:style-name="ce14">
            <text:p>15</text:p>
          </table:table-cell>
          <table:table-cell office:value-type="float" office:value="670" table:formula="of:=[.G65]+[.H64]" table:style-name="ce14">
            <text:p>670</text:p>
          </table:table-cell>
          <table:table-cell table:style-name="ce111"/>
          <table:table-cell table:number-columns-repeated="16375" table:style-name="ce12"/>
        </table:table-row>
        <table:table-row table:style-name="ro28">
          <table:table-cell office:value-type="date" office:date-value="2020-05-19T00:00:00" table:style-name="ce109">
            <text:p>19-May-20</text:p>
          </table:table-cell>
          <table:table-cell office:value-type="float" office:value="7" table:style-name="ce151">
            <text:p>7</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0" table:formula="of:=SUM([.B66:.F66])" table:style-name="ce14">
            <text:p>10</text:p>
          </table:table-cell>
          <table:table-cell office:value-type="float" office:value="680" table:formula="of:=[.G66]+[.H65]" table:style-name="ce14">
            <text:p>680</text:p>
          </table:table-cell>
          <table:table-cell table:style-name="ce111"/>
          <table:table-cell table:number-columns-repeated="16375" table:style-name="ce12"/>
        </table:table-row>
        <table:table-row table:style-name="ro28">
          <table:table-cell office:value-type="date" office:date-value="2020-05-20T00:00:00" table:style-name="ce109">
            <text:p>20-May-20</text:p>
          </table:table-cell>
          <table:table-cell office:value-type="float" office:value="4" table:style-name="ce151">
            <text:p>4</text:p>
          </table:table-cell>
          <table:table-cell office:value-type="float" office:value="2" table:style-name="ce151">
            <text:p>2</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7" table:formula="of:=SUM([.B67:.F67])" table:style-name="ce14">
            <text:p>7</text:p>
          </table:table-cell>
          <table:table-cell office:value-type="float" office:value="687" table:formula="of:=[.G67]+[.H66]" table:style-name="ce14">
            <text:p>687</text:p>
          </table:table-cell>
          <table:table-cell table:style-name="ce111"/>
          <table:table-cell table:number-columns-repeated="16375" table:style-name="ce12"/>
        </table:table-row>
        <table:table-row table:style-name="ro28">
          <table:table-cell office:value-type="date" office:date-value="2020-05-21T00:00:00" table:style-name="ce109">
            <text:p>21-May-20</text:p>
          </table:table-cell>
          <table:table-cell office:value-type="float" office:value="10" table:style-name="ce151">
            <text:p>10</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4" table:formula="of:=SUM([.B68:.F68])" table:style-name="ce14">
            <text:p>14</text:p>
          </table:table-cell>
          <table:table-cell office:value-type="float" office:value="701" table:formula="of:=[.G68]+[.H67]" table:style-name="ce14">
            <text:p>701</text:p>
          </table:table-cell>
          <table:table-cell table:style-name="ce111"/>
          <table:table-cell table:number-columns-repeated="16375" table:style-name="ce12"/>
        </table:table-row>
        <table:table-row table:style-name="ro28">
          <table:table-cell office:value-type="date" office:date-value="2020-05-22T00:00:00" table:style-name="ce109">
            <text:p>22-May-20</text:p>
          </table:table-cell>
          <table:table-cell office:value-type="float" office:value="2" table:style-name="ce151">
            <text:p>2</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69:.F69])" table:style-name="ce14">
            <text:p>4</text:p>
          </table:table-cell>
          <table:table-cell office:value-type="float" office:value="705" table:formula="of:=[.G69]+[.H68]" table:style-name="ce14">
            <text:p>705</text:p>
          </table:table-cell>
          <table:table-cell table:style-name="ce111"/>
          <table:table-cell table:number-columns-repeated="16375" table:style-name="ce12"/>
        </table:table-row>
        <table:table-row table:style-name="ro28">
          <table:table-cell office:value-type="date" office:date-value="2020-05-23T00:00:00" table:style-name="ce109">
            <text:p>23-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70:.F70])" table:style-name="ce14">
            <text:p>0</text:p>
          </table:table-cell>
          <table:table-cell office:value-type="float" office:value="705" table:formula="of:=[.G70]+[.H69]" table:style-name="ce14">
            <text:p>705</text:p>
          </table:table-cell>
          <table:table-cell table:style-name="ce111"/>
          <table:table-cell table:number-columns-repeated="16375" table:style-name="ce12"/>
        </table:table-row>
        <table:table-row table:style-name="ro28">
          <table:table-cell office:value-type="date" office:date-value="2020-05-24T00:00:00" table:style-name="ce109">
            <text:p>24-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71:.F71])" table:style-name="ce14">
            <text:p>0</text:p>
          </table:table-cell>
          <table:table-cell office:value-type="float" office:value="705" table:formula="of:=[.G71]+[.H70]" table:style-name="ce14">
            <text:p>705</text:p>
          </table:table-cell>
          <table:table-cell table:style-name="ce111"/>
          <table:table-cell table:number-columns-repeated="16375" table:style-name="ce12"/>
        </table:table-row>
        <table:table-row table:style-name="ro28">
          <table:table-cell office:value-type="date" office:date-value="2020-05-25T00:00:00" table:style-name="ce109">
            <text:p>25-May-20</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5" table:formula="of:=SUM([.B72:.F72])" table:style-name="ce14">
            <text:p>5</text:p>
          </table:table-cell>
          <table:table-cell office:value-type="float" office:value="710" table:formula="of:=[.G72]+[.H71]" table:style-name="ce14">
            <text:p>710</text:p>
          </table:table-cell>
          <table:table-cell table:style-name="ce111"/>
          <table:table-cell table:number-columns-repeated="16375" table:style-name="ce12"/>
        </table:table-row>
        <table:table-row table:style-name="ro28">
          <table:table-cell office:value-type="date" office:date-value="2020-05-26T00:00:00" table:style-name="ce109">
            <text:p>26-May-20</text:p>
          </table:table-cell>
          <table:table-cell office:value-type="float" office:value="5" table:style-name="ce151">
            <text:p>5</text:p>
          </table:table-cell>
          <table:table-cell office:value-type="float" office:value="6" table:style-name="ce151">
            <text:p>6</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3" table:formula="of:=SUM([.B73:.F73])" table:style-name="ce14">
            <text:p>13</text:p>
          </table:table-cell>
          <table:table-cell office:value-type="float" office:value="723" table:formula="of:=[.G73]+[.H72]" table:style-name="ce14">
            <text:p>723</text:p>
          </table:table-cell>
          <table:table-cell table:style-name="ce111"/>
          <table:table-cell table:number-columns-repeated="16375" table:style-name="ce12"/>
        </table:table-row>
        <table:table-row table:style-name="ro28">
          <table:table-cell office:value-type="date" office:date-value="2020-05-27T00:00:00" table:style-name="ce109">
            <text:p>27-May-20</text:p>
          </table:table-cell>
          <table:table-cell office:value-type="float" office:value="8" table:style-name="ce151">
            <text:p>8</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4" table:formula="of:=SUM([.B74:.F74])" table:style-name="ce14">
            <text:p>14</text:p>
          </table:table-cell>
          <table:table-cell office:value-type="float" office:value="737" table:formula="of:=[.G74]+[.H73]" table:style-name="ce14">
            <text:p>737</text:p>
          </table:table-cell>
          <table:table-cell table:style-name="ce111"/>
          <table:table-cell table:number-columns-repeated="16375" table:style-name="ce12"/>
        </table:table-row>
        <table:table-row table:style-name="ro28">
          <table:table-cell office:value-type="date" office:date-value="2020-05-28T00:00:00" table:style-name="ce109">
            <text:p>28-May-20</text:p>
          </table:table-cell>
          <table:table-cell office:value-type="float" office:value="8" table:style-name="ce151">
            <text:p>8</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1" table:formula="of:=SUM([.B75:.F75])" table:style-name="ce14">
            <text:p>11</text:p>
          </table:table-cell>
          <table:table-cell office:value-type="float" office:value="748" table:formula="of:=[.G75]+[.H74]" table:style-name="ce14">
            <text:p>748</text:p>
          </table:table-cell>
          <table:table-cell table:style-name="ce111"/>
          <table:table-cell table:number-columns-repeated="16375" table:style-name="ce12"/>
        </table:table-row>
        <table:table-row table:style-name="ro28">
          <table:table-cell office:value-type="date" office:date-value="2020-05-29T00:00:00" table:style-name="ce109">
            <text:p>29-May-20</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6" table:formula="of:=SUM([.B76:.F76])" table:style-name="ce14">
            <text:p>6</text:p>
          </table:table-cell>
          <table:table-cell office:value-type="float" office:value="754" table:formula="of:=[.G76]+[.H75]" table:style-name="ce14">
            <text:p>754</text:p>
          </table:table-cell>
          <table:table-cell table:style-name="ce111"/>
          <table:table-cell table:number-columns-repeated="16375" table:style-name="ce12"/>
        </table:table-row>
        <table:table-row table:style-name="ro28">
          <table:table-cell office:value-type="date" office:date-value="2020-05-30T00:00:00" table:style-name="ce109">
            <text:p>30-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77:.F77])" table:style-name="ce14">
            <text:p>0</text:p>
          </table:table-cell>
          <table:table-cell office:value-type="float" office:value="754" table:formula="of:=[.G77]+[.H76]" table:style-name="ce14">
            <text:p>754</text:p>
          </table:table-cell>
          <table:table-cell table:style-name="ce111"/>
          <table:table-cell table:number-columns-repeated="16375" table:style-name="ce12"/>
        </table:table-row>
        <table:table-row table:style-name="ro28">
          <table:table-cell office:value-type="date" office:date-value="2020-05-31T00:00:00" table:style-name="ce109">
            <text:p>31-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78:.F78])" table:style-name="ce14">
            <text:p>0</text:p>
          </table:table-cell>
          <table:table-cell office:value-type="float" office:value="754" table:formula="of:=[.G78]+[.H77]" table:style-name="ce14">
            <text:p>754</text:p>
          </table:table-cell>
          <table:table-cell table:style-name="ce111"/>
          <table:table-cell table:number-columns-repeated="16375" table:style-name="ce12"/>
        </table:table-row>
        <table:table-row table:style-name="ro28">
          <table:table-cell office:value-type="date" office:date-value="2020-06-01T00:00:00" table:style-name="ce109">
            <text:p>01-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1" table:style-name="ce151">
            <text:p>1</text:p>
          </table:table-cell>
          <table:table-cell office:value-type="float" office:value="2" table:formula="of:=SUM([.B79:.F79])" table:style-name="ce14">
            <text:p>2</text:p>
          </table:table-cell>
          <table:table-cell office:value-type="float" office:value="756" table:formula="of:=[.G79]+[.H78]" table:style-name="ce14">
            <text:p>756</text:p>
          </table:table-cell>
          <table:table-cell table:style-name="ce111"/>
          <table:table-cell table:number-columns-repeated="16375" table:style-name="ce12"/>
        </table:table-row>
        <table:table-row table:style-name="ro28">
          <table:table-cell office:value-type="date" office:date-value="2020-06-02T00:00:00" table:style-name="ce109">
            <text:p>02-Jun-20</text:p>
          </table:table-cell>
          <table:table-cell office:value-type="float" office:value="2" table:style-name="ce151">
            <text:p>2</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5" table:formula="of:=SUM([.B80:.F80])" table:style-name="ce14">
            <text:p>5</text:p>
          </table:table-cell>
          <table:table-cell office:value-type="float" office:value="761" table:formula="of:=[.G80]+[.H79]" table:style-name="ce14">
            <text:p>761</text:p>
          </table:table-cell>
          <table:table-cell table:style-name="ce111"/>
          <table:table-cell table:number-columns-repeated="16375" table:style-name="ce12"/>
        </table:table-row>
        <table:table-row table:style-name="ro28">
          <table:table-cell office:value-type="date" office:date-value="2020-06-03T00:00:00" table:style-name="ce109">
            <text:p>03-Jun-20</text:p>
          </table:table-cell>
          <table:table-cell office:value-type="float" office:value="4" table:style-name="ce151">
            <text:p>4</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6" table:formula="of:=SUM([.B81:.F81])" table:style-name="ce14">
            <text:p>6</text:p>
          </table:table-cell>
          <table:table-cell office:value-type="float" office:value="767" table:formula="of:=[.G81]+[.H80]" table:style-name="ce14">
            <text:p>767</text:p>
          </table:table-cell>
          <table:table-cell table:style-name="ce111"/>
          <table:table-cell table:number-columns-repeated="16375" table:style-name="ce12"/>
        </table:table-row>
        <table:table-row table:style-name="ro28">
          <table:table-cell office:value-type="date" office:date-value="2020-06-04T00:00:00" table:style-name="ce109">
            <text:p>04-Jun-20</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5" table:formula="of:=SUM([.B82:.F82])" table:style-name="ce14">
            <text:p>5</text:p>
          </table:table-cell>
          <table:table-cell office:value-type="float" office:value="772" table:formula="of:=[.G82]+[.H81]" table:style-name="ce14">
            <text:p>772</text:p>
          </table:table-cell>
          <table:table-cell table:style-name="ce111"/>
          <table:table-cell table:number-columns-repeated="16375" table:style-name="ce12"/>
        </table:table-row>
        <table:table-row table:style-name="ro28">
          <table:table-cell office:value-type="date" office:date-value="2020-06-05T00:00:00" table:style-name="ce109">
            <text:p>05-Jun-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83:.F83])" table:style-name="ce14">
            <text:p>2</text:p>
          </table:table-cell>
          <table:table-cell office:value-type="float" office:value="774" table:formula="of:=[.G83]+[.H82]" table:style-name="ce14">
            <text:p>774</text:p>
          </table:table-cell>
          <table:table-cell table:style-name="ce111"/>
          <table:table-cell table:number-columns-repeated="2" table:style-name="ce12"/>
          <table:table-cell table:number-columns-repeated="16373"/>
        </table:table-row>
        <table:table-row table:style-name="ro28">
          <table:table-cell office:value-type="date" office:date-value="2020-06-06T00:00:00" table:style-name="ce109">
            <text:p>06-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84:.F84])" table:style-name="ce14">
            <text:p>0</text:p>
          </table:table-cell>
          <table:table-cell office:value-type="float" office:value="774" table:formula="of:=[.G84]+[.H83]" table:style-name="ce14">
            <text:p>774</text:p>
          </table:table-cell>
          <table:table-cell table:style-name="ce111"/>
          <table:table-cell table:number-columns-repeated="2" table:style-name="ce12"/>
          <table:table-cell table:number-columns-repeated="16373"/>
        </table:table-row>
        <table:table-row table:style-name="ro28">
          <table:table-cell office:value-type="date" office:date-value="2020-06-07T00:00:00" table:style-name="ce109">
            <text:p>07-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85:.F85])" table:style-name="ce14">
            <text:p>0</text:p>
          </table:table-cell>
          <table:table-cell office:value-type="float" office:value="774" table:formula="of:=[.G85]+[.H84]" table:style-name="ce14">
            <text:p>774</text:p>
          </table:table-cell>
          <table:table-cell table:style-name="ce111"/>
          <table:table-cell table:style-name="ce41"/>
          <table:table-cell table:style-name="ce12"/>
          <table:table-cell table:number-columns-repeated="16373"/>
        </table:table-row>
        <table:table-row table:style-name="ro28">
          <table:table-cell office:value-type="date" office:date-value="2020-06-08T00:00:00" table:style-name="ce109">
            <text:p>08-Jun-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86:.F86])" table:style-name="ce14">
            <text:p>2</text:p>
          </table:table-cell>
          <table:table-cell office:value-type="float" office:value="776" table:formula="of:=[.G86]+[.H85]" table:style-name="ce14">
            <text:p>776</text:p>
          </table:table-cell>
          <table:table-cell table:style-name="ce111"/>
          <table:table-cell table:style-name="ce41"/>
          <table:table-cell table:style-name="ce12"/>
          <table:table-cell table:number-columns-repeated="16373"/>
        </table:table-row>
        <table:table-row table:style-name="ro28">
          <table:table-cell office:value-type="date" office:date-value="2020-06-09T00:00:00" table:style-name="ce109">
            <text:p>09-Jun-20</text:p>
          </table:table-cell>
          <table:table-cell office:value-type="float" office:value="1" table:style-name="ce151">
            <text:p>1</text:p>
          </table:table-cell>
          <table:table-cell office:value-type="float" office:value="3" table:style-name="ce151">
            <text:p>3</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6" table:formula="of:=SUM([.B87:.F87])" table:style-name="ce14">
            <text:p>6</text:p>
          </table:table-cell>
          <table:table-cell office:value-type="float" office:value="782" table:formula="of:=[.G87]+[.H86]" table:style-name="ce14">
            <text:p>782</text:p>
          </table:table-cell>
          <table:table-cell table:style-name="ce111"/>
          <table:table-cell table:style-name="ce41"/>
          <table:table-cell table:style-name="ce12"/>
          <table:table-cell table:number-columns-repeated="16373"/>
        </table:table-row>
        <table:table-row table:style-name="ro28">
          <table:table-cell office:value-type="date" office:date-value="2020-06-10T00:00:00" table:style-name="ce109">
            <text:p>10-Jun-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 table:formula="of:=SUM([.B88:.F88])" table:style-name="ce14">
            <text:p>3</text:p>
          </table:table-cell>
          <table:table-cell office:value-type="float" office:value="785" table:formula="of:=[.G88]+[.H87]" table:style-name="ce14">
            <text:p>785</text:p>
          </table:table-cell>
          <table:table-cell table:style-name="ce111"/>
          <table:table-cell table:style-name="ce41"/>
          <table:table-cell table:style-name="ce12"/>
          <table:table-cell table:number-columns-repeated="16373"/>
        </table:table-row>
        <table:table-row table:style-name="ro28">
          <table:table-cell office:value-type="date" office:date-value="2020-06-11T00:00:00" table:style-name="ce109">
            <text:p>11-Jun-20</text:p>
          </table:table-cell>
          <table:table-cell office:value-type="float" office:value="3" table:style-name="ce151">
            <text:p>3</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89:.F89])" table:style-name="ce14">
            <text:p>4</text:p>
          </table:table-cell>
          <table:table-cell office:value-type="float" office:value="789" table:formula="of:=[.G89]+[.H88]" table:style-name="ce14">
            <text:p>789</text:p>
          </table:table-cell>
          <table:table-cell table:style-name="ce111"/>
          <table:table-cell table:style-name="ce41"/>
          <table:table-cell table:style-name="ce12"/>
          <table:table-cell table:number-columns-repeated="16373"/>
        </table:table-row>
        <table:table-row table:style-name="ro28">
          <table:table-cell office:value-type="date" office:date-value="2020-06-12T00:00:00" table:style-name="ce109">
            <text:p>12-Jun-20</text:p>
          </table:table-cell>
          <table:table-cell office:value-type="float" office:value="2" table:style-name="ce151">
            <text:p>2</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1" table:style-name="ce151">
            <text:p>1</text:p>
          </table:table-cell>
          <table:table-cell office:value-type="float" office:value="6" table:formula="of:=SUM([.B90:.F90])" table:style-name="ce14">
            <text:p>6</text:p>
          </table:table-cell>
          <table:table-cell office:value-type="float" office:value="795" table:formula="of:=[.G90]+[.H89]" table:style-name="ce14">
            <text:p>795</text:p>
          </table:table-cell>
          <table:table-cell table:style-name="ce111"/>
          <table:table-cell table:style-name="ce41"/>
          <table:table-cell table:style-name="ce12"/>
          <table:table-cell table:number-columns-repeated="16373"/>
        </table:table-row>
        <table:table-row table:style-name="ro28">
          <table:table-cell office:value-type="date" office:date-value="2020-06-13T00:00:00" table:style-name="ce109">
            <text:p>13-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91:.F91])" table:style-name="ce14">
            <text:p>0</text:p>
          </table:table-cell>
          <table:table-cell office:value-type="float" office:value="795" table:formula="of:=[.G91]+[.H90]" table:style-name="ce14">
            <text:p>795</text:p>
          </table:table-cell>
          <table:table-cell table:style-name="ce111"/>
          <table:table-cell table:style-name="ce41"/>
          <table:table-cell table:style-name="ce12"/>
          <table:table-cell table:number-columns-repeated="16373"/>
        </table:table-row>
        <table:table-row table:style-name="ro28">
          <table:table-cell office:value-type="date" office:date-value="2020-06-14T00:00:00" table:style-name="ce109">
            <text:p>14-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92:.F92])" table:style-name="ce14">
            <text:p>0</text:p>
          </table:table-cell>
          <table:table-cell office:value-type="float" office:value="795" table:formula="of:=[.G92]+[.H91]" table:style-name="ce14">
            <text:p>795</text:p>
          </table:table-cell>
          <table:table-cell table:style-name="ce111"/>
          <table:table-cell table:style-name="ce41"/>
          <table:table-cell table:style-name="ce12"/>
          <table:table-cell table:number-columns-repeated="16373"/>
        </table:table-row>
        <table:table-row table:style-name="ro28">
          <table:table-cell office:value-type="date" office:date-value="2020-06-15T00:00:00" table:style-name="ce109">
            <text:p>15-Jun-20</text:p>
          </table:table-cell>
          <table:table-cell office:value-type="float" office:value="7" table:style-name="ce151">
            <text:p>7</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8" table:formula="of:=SUM([.B93:.F93])" table:style-name="ce14">
            <text:p>8</text:p>
          </table:table-cell>
          <table:table-cell office:value-type="float" office:value="803" table:formula="of:=[.G93]+[.H92]" table:style-name="ce14">
            <text:p>803</text:p>
          </table:table-cell>
          <table:table-cell table:style-name="ce111"/>
          <table:table-cell table:style-name="ce41"/>
          <table:table-cell table:style-name="ce12"/>
          <table:table-cell table:number-columns-repeated="16373"/>
        </table:table-row>
        <table:table-row table:style-name="ro28">
          <table:table-cell office:value-type="date" office:date-value="2020-06-16T00:00:00" table:style-name="ce109">
            <text:p>16-Jun-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 table:formula="of:=SUM([.B94:.F94])" table:style-name="ce14">
            <text:p>3</text:p>
          </table:table-cell>
          <table:table-cell office:value-type="float" office:value="806" table:formula="of:=[.G94]+[.H93]" table:style-name="ce14">
            <text:p>806</text:p>
          </table:table-cell>
          <table:table-cell table:style-name="ce111"/>
          <table:table-cell table:style-name="ce41"/>
          <table:table-cell table:style-name="ce12"/>
          <table:table-cell table:number-columns-repeated="16373"/>
        </table:table-row>
        <table:table-row table:style-name="ro28">
          <table:table-cell office:value-type="date" office:date-value="2020-06-17T00:00:00" table:style-name="ce109">
            <text:p>17-Jun-20</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95:.F95])" table:style-name="ce14">
            <text:p>4</text:p>
          </table:table-cell>
          <table:table-cell office:value-type="float" office:value="810" table:formula="of:=[.G95]+[.H94]" table:style-name="ce14">
            <text:p>810</text:p>
          </table:table-cell>
          <table:table-cell table:style-name="ce111"/>
          <table:table-cell table:style-name="ce41"/>
          <table:table-cell table:style-name="ce12"/>
          <table:table-cell table:number-columns-repeated="16373"/>
        </table:table-row>
        <table:table-row table:style-name="ro28">
          <table:table-cell office:value-type="date" office:date-value="2020-06-18T00:00:00" table:style-name="ce109">
            <text:p>18-Jun-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96:.F96])" table:style-name="ce14">
            <text:p>1</text:p>
          </table:table-cell>
          <table:table-cell office:value-type="float" office:value="811" table:formula="of:=[.G96]+[.H95]" table:style-name="ce14">
            <text:p>811</text:p>
          </table:table-cell>
          <table:table-cell table:style-name="ce111"/>
          <table:table-cell table:style-name="ce41"/>
          <table:table-cell table:style-name="ce12"/>
          <table:table-cell table:number-columns-repeated="16373"/>
        </table:table-row>
        <table:table-row table:style-name="ro28">
          <table:table-cell office:value-type="date" office:date-value="2020-06-19T00:00:00" table:style-name="ce109">
            <text:p>19-Jun-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97:.F97])" table:style-name="ce14">
            <text:p>1</text:p>
          </table:table-cell>
          <table:table-cell office:value-type="float" office:value="812" table:formula="of:=[.G97]+[.H96]" table:style-name="ce14">
            <text:p>812</text:p>
          </table:table-cell>
          <table:table-cell table:style-name="ce111"/>
          <table:table-cell table:style-name="ce41"/>
          <table:table-cell table:style-name="ce12"/>
          <table:table-cell table:number-columns-repeated="16373"/>
        </table:table-row>
        <table:table-row table:style-name="ro28">
          <table:table-cell office:value-type="date" office:date-value="2020-06-20T00:00:00" table:style-name="ce109">
            <text:p>20-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98:.F98])" table:style-name="ce14">
            <text:p>0</text:p>
          </table:table-cell>
          <table:table-cell office:value-type="float" office:value="812" table:formula="of:=[.G98]+[.H97]" table:style-name="ce14">
            <text:p>812</text:p>
          </table:table-cell>
          <table:table-cell table:style-name="ce111"/>
          <table:table-cell table:style-name="ce41"/>
          <table:table-cell table:style-name="ce12"/>
          <table:table-cell table:number-columns-repeated="16373"/>
        </table:table-row>
        <table:table-row table:style-name="ro28">
          <table:table-cell office:value-type="date" office:date-value="2020-06-21T00:00:00" table:style-name="ce109">
            <text:p>21-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99:.F99])" table:style-name="ce14">
            <text:p>0</text:p>
          </table:table-cell>
          <table:table-cell office:value-type="float" office:value="812" table:formula="of:=[.G99]+[.H98]" table:style-name="ce14">
            <text:p>812</text:p>
          </table:table-cell>
          <table:table-cell table:style-name="ce111"/>
          <table:table-cell table:style-name="ce41"/>
          <table:table-cell table:style-name="ce12"/>
          <table:table-cell table:number-columns-repeated="16373"/>
        </table:table-row>
        <table:table-row table:style-name="ro28">
          <table:table-cell office:value-type="date" office:date-value="2020-06-22T00:00:00" table:style-name="ce109">
            <text:p>22-Jun-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00:.F100])" table:style-name="ce14">
            <text:p>3</text:p>
          </table:table-cell>
          <table:table-cell office:value-type="float" office:value="815" table:formula="of:=[.G100]+[.H99]" table:style-name="ce14">
            <text:p>815</text:p>
          </table:table-cell>
          <table:table-cell table:style-name="ce111"/>
          <table:table-cell table:style-name="ce41"/>
          <table:table-cell table:style-name="ce12"/>
          <table:table-cell table:number-columns-repeated="16373"/>
        </table:table-row>
        <table:table-row table:style-name="ro28">
          <table:table-cell office:value-type="date" office:date-value="2020-06-23T00:00:00" table:style-name="ce109">
            <text:p>23-Jun-20</text:p>
          </table:table-cell>
          <table:table-cell office:value-type="float" office:value="3" table:style-name="ce151">
            <text:p>3</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101:.F101])" table:style-name="ce14">
            <text:p>4</text:p>
          </table:table-cell>
          <table:table-cell office:value-type="float" office:value="819" table:formula="of:=[.G101]+[.H100]" table:style-name="ce14">
            <text:p>819</text:p>
          </table:table-cell>
          <table:table-cell table:style-name="ce111"/>
          <table:table-cell table:style-name="ce41"/>
          <table:table-cell table:style-name="ce12"/>
          <table:table-cell table:number-columns-repeated="16373"/>
        </table:table-row>
        <table:table-row table:style-name="ro28">
          <table:table-cell office:value-type="date" office:date-value="2020-06-24T00:00:00" table:style-name="ce109">
            <text:p>24-Jun-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02:.F102])" table:style-name="ce14">
            <text:p>1</text:p>
          </table:table-cell>
          <table:table-cell office:value-type="float" office:value="820" table:formula="of:=[.G102]+[.H101]" table:style-name="ce14">
            <text:p>820</text:p>
          </table:table-cell>
          <table:table-cell table:style-name="ce111"/>
          <table:table-cell table:style-name="ce41"/>
          <table:table-cell table:style-name="ce12"/>
          <table:table-cell table:number-columns-repeated="16373"/>
        </table:table-row>
        <table:table-row table:style-name="ro28">
          <table:table-cell office:value-type="date" office:date-value="2020-06-25T00:00:00" table:style-name="ce109">
            <text:p>25-Jun-20</text:p>
          </table:table-cell>
          <table:table-cell office:value-type="float" office:value="1" table:style-name="ce151">
            <text:p>1</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03:.F103])" table:style-name="ce14">
            <text:p>3</text:p>
          </table:table-cell>
          <table:table-cell office:value-type="float" office:value="823" table:formula="of:=[.G103]+[.H102]" table:style-name="ce14">
            <text:p>823</text:p>
          </table:table-cell>
          <table:table-cell table:style-name="ce111"/>
          <table:table-cell table:style-name="ce41"/>
          <table:table-cell table:style-name="ce12"/>
          <table:table-cell table:number-columns-repeated="16373"/>
        </table:table-row>
        <table:table-row table:style-name="ro28">
          <table:table-cell office:value-type="date" office:date-value="2020-06-26T00:00:00" table:style-name="ce109">
            <text:p>26-Jun-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04:.F104])" table:style-name="ce14">
            <text:p>1</text:p>
          </table:table-cell>
          <table:table-cell office:value-type="float" office:value="824" table:formula="of:=[.G104]+[.H103]" table:style-name="ce14">
            <text:p>824</text:p>
          </table:table-cell>
          <table:table-cell table:style-name="ce111"/>
          <table:table-cell table:style-name="ce41"/>
          <table:table-cell table:style-name="ce12"/>
          <table:table-cell table:number-columns-repeated="16373"/>
        </table:table-row>
        <table:table-row table:style-name="ro28">
          <table:table-cell office:value-type="date" office:date-value="2020-06-27T00:00:00" table:style-name="ce109">
            <text:p>27-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05:.F105])" table:style-name="ce14">
            <text:p>0</text:p>
          </table:table-cell>
          <table:table-cell office:value-type="float" office:value="824" table:formula="of:=[.G105]+[.H104]" table:style-name="ce14">
            <text:p>824</text:p>
          </table:table-cell>
          <table:table-cell table:style-name="ce111"/>
          <table:table-cell table:style-name="ce41"/>
          <table:table-cell table:style-name="ce12"/>
          <table:table-cell table:number-columns-repeated="16373"/>
        </table:table-row>
        <table:table-row table:style-name="ro28">
          <table:table-cell office:value-type="date" office:date-value="2020-06-28T00:00:00" table:style-name="ce109">
            <text:p>28-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06:.F106])" table:style-name="ce14">
            <text:p>0</text:p>
          </table:table-cell>
          <table:table-cell office:value-type="float" office:value="824" table:formula="of:=[.G106]+[.H105]" table:style-name="ce14">
            <text:p>824</text:p>
          </table:table-cell>
          <table:table-cell table:style-name="ce111"/>
          <table:table-cell table:style-name="ce41"/>
          <table:table-cell table:style-name="ce12"/>
          <table:table-cell table:number-columns-repeated="16373"/>
        </table:table-row>
        <table:table-row table:style-name="ro28">
          <table:table-cell office:value-type="date" office:date-value="2020-06-29T00:00:00" table:style-name="ce109">
            <text:p>29-Jun-20</text:p>
          </table:table-cell>
          <table:table-cell office:value-type="float" office:value="4" table:style-name="ce151">
            <text:p>4</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5" table:formula="of:=SUM([.B107:.F107])" table:style-name="ce14">
            <text:p>5</text:p>
          </table:table-cell>
          <table:table-cell office:value-type="float" office:value="829" table:formula="of:=[.G107]+[.H106]" table:style-name="ce14">
            <text:p>829</text:p>
          </table:table-cell>
          <table:table-cell table:style-name="ce111"/>
          <table:table-cell table:style-name="ce41"/>
          <table:table-cell table:style-name="ce12"/>
          <table:table-cell table:number-columns-repeated="16373"/>
        </table:table-row>
        <table:table-row table:style-name="ro28">
          <table:table-cell office:value-type="date" office:date-value="2020-06-30T00:00:00" table:style-name="ce109">
            <text:p>30-Jun-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08:.F108])" table:style-name="ce14">
            <text:p>1</text:p>
          </table:table-cell>
          <table:table-cell office:value-type="float" office:value="830" table:formula="of:=[.G108]+[.H107]" table:style-name="ce14">
            <text:p>830</text:p>
          </table:table-cell>
          <table:table-cell table:style-name="ce111"/>
          <table:table-cell table:style-name="ce41"/>
          <table:table-cell table:style-name="ce12"/>
          <table:table-cell table:number-columns-repeated="16373"/>
        </table:table-row>
        <table:table-row table:style-name="ro28">
          <table:table-cell office:value-type="date" office:date-value="2020-07-01T00:00:00" table:style-name="ce109">
            <text:p>01-Jul-20</text:p>
          </table:table-cell>
          <table:table-cell office:value-type="float" office:value="2" table:style-name="ce151">
            <text:p>2</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09:.F109])" table:style-name="ce14">
            <text:p>3</text:p>
          </table:table-cell>
          <table:table-cell office:value-type="float" office:value="833" table:formula="of:=[.G109]+[.H108]" table:style-name="ce14">
            <text:p>833</text:p>
          </table:table-cell>
          <table:table-cell table:style-name="ce111"/>
          <table:table-cell table:style-name="ce41"/>
          <table:table-cell table:style-name="ce12"/>
          <table:table-cell table:number-columns-repeated="16373"/>
        </table:table-row>
        <table:table-row table:style-name="ro28">
          <table:table-cell office:value-type="date" office:date-value="2020-07-02T00:00:00" table:style-name="ce109">
            <text:p>02-Jul-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10:.F110])" table:style-name="ce14">
            <text:p>1</text:p>
          </table:table-cell>
          <table:table-cell office:value-type="float" office:value="834" table:formula="of:=[.G110]+[.H109]" table:style-name="ce14">
            <text:p>834</text:p>
          </table:table-cell>
          <table:table-cell table:style-name="ce111"/>
          <table:table-cell table:style-name="ce41"/>
          <table:table-cell table:style-name="ce12"/>
          <table:table-cell table:number-columns-repeated="16373"/>
        </table:table-row>
        <table:table-row table:style-name="ro28">
          <table:table-cell office:value-type="date" office:date-value="2020-07-03T00:00:00" table:style-name="ce109">
            <text:p>03-Jul-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11:.F111])" table:style-name="ce14">
            <text:p>1</text:p>
          </table:table-cell>
          <table:table-cell office:value-type="float" office:value="835" table:formula="of:=[.G111]+[.H110]" table:style-name="ce14">
            <text:p>835</text:p>
          </table:table-cell>
          <table:table-cell table:style-name="ce80"/>
          <table:table-cell table:style-name="ce41"/>
          <table:table-cell table:style-name="ce12"/>
          <table:table-cell table:number-columns-repeated="16373"/>
        </table:table-row>
        <table:table-row table:style-name="ro28">
          <table:table-cell office:value-type="date" office:date-value="2020-07-04T00:00:00" table:style-name="ce109">
            <text:p>04-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12:.F112])" table:style-name="ce14">
            <text:p>0</text:p>
          </table:table-cell>
          <table:table-cell office:value-type="float" office:value="835" table:formula="of:=[.G112]+[.H111]" table:style-name="ce14">
            <text:p>835</text:p>
          </table:table-cell>
          <table:table-cell table:style-name="ce80"/>
          <table:table-cell table:style-name="ce41"/>
          <table:table-cell table:style-name="ce12"/>
          <table:table-cell table:number-columns-repeated="16373"/>
        </table:table-row>
        <table:table-row table:style-name="ro28">
          <table:table-cell office:value-type="date" office:date-value="2020-07-05T00:00:00" table:style-name="ce109">
            <text:p>05-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13:.F113])" table:style-name="ce14">
            <text:p>0</text:p>
          </table:table-cell>
          <table:table-cell office:value-type="float" office:value="835" table:formula="of:=[.G113]+[.H112]" table:style-name="ce14">
            <text:p>835</text:p>
          </table:table-cell>
          <table:table-cell table:style-name="ce80"/>
          <table:table-cell table:number-columns-repeated="16375"/>
        </table:table-row>
        <table:table-row table:style-name="ro28">
          <table:table-cell office:value-type="date" office:date-value="2020-07-06T00:00:00" table:style-name="ce109">
            <text:p>06-Jul-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14:.F114])" table:style-name="ce14">
            <text:p>2</text:p>
          </table:table-cell>
          <table:table-cell office:value-type="float" office:value="837" table:formula="of:=[.G114]+[.H113]" table:style-name="ce14">
            <text:p>837</text:p>
          </table:table-cell>
          <table:table-cell table:style-name="ce80"/>
          <table:table-cell table:number-columns-repeated="16375"/>
        </table:table-row>
        <table:table-row table:style-name="ro28">
          <table:table-cell office:value-type="date" office:date-value="2020-07-07T00:00:00" table:style-name="ce109">
            <text:p>07-Jul-20</text:p>
          </table:table-cell>
          <table:table-cell office:value-type="float" office:value="2" table:style-name="ce151">
            <text:p>2</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4" table:formula="of:=SUM([.B115:.F115])" table:style-name="ce14">
            <text:p>4</text:p>
          </table:table-cell>
          <table:table-cell office:value-type="float" office:value="841" table:formula="of:=[.G115]+[.H114]" table:style-name="ce14">
            <text:p>841</text:p>
          </table:table-cell>
          <table:table-cell table:style-name="ce80"/>
          <table:table-cell table:number-columns-repeated="16375"/>
        </table:table-row>
        <table:table-row table:style-name="ro28">
          <table:table-cell office:value-type="date" office:date-value="2020-07-08T00:00:00" table:style-name="ce109">
            <text:p>08-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16:.F116])" table:style-name="ce14">
            <text:p>0</text:p>
          </table:table-cell>
          <table:table-cell office:value-type="float" office:value="841" table:formula="of:=[.G116]+[.H115]" table:style-name="ce14">
            <text:p>841</text:p>
          </table:table-cell>
          <table:table-cell table:style-name="ce80"/>
          <table:table-cell table:number-columns-repeated="16375"/>
        </table:table-row>
        <table:table-row table:style-name="ro28">
          <table:table-cell office:value-type="date" office:date-value="2020-07-09T00:00:00" table:style-name="ce109">
            <text:p>09-Jul-20</text:p>
          </table:table-cell>
          <table:table-cell office:value-type="float" office:value="2" table:style-name="ce151">
            <text:p>2</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17:.F117])" table:style-name="ce14">
            <text:p>3</text:p>
          </table:table-cell>
          <table:table-cell office:value-type="float" office:value="844" table:formula="of:=[.G117]+[.H116]" table:style-name="ce14">
            <text:p>844</text:p>
          </table:table-cell>
          <table:table-cell table:style-name="ce80"/>
          <table:table-cell table:number-columns-repeated="16375"/>
        </table:table-row>
        <table:table-row table:style-name="ro28">
          <table:table-cell office:value-type="date" office:date-value="2020-07-10T00:00:00" table:style-name="ce109">
            <text:p>10-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18:.F118])" table:style-name="ce14">
            <text:p>0</text:p>
          </table:table-cell>
          <table:table-cell office:value-type="float" office:value="844" table:formula="of:=[.G118]+[.H117]" table:style-name="ce14">
            <text:p>844</text:p>
          </table:table-cell>
          <table:table-cell table:style-name="ce80"/>
          <table:table-cell table:number-columns-repeated="16375"/>
        </table:table-row>
        <table:table-row table:style-name="ro28">
          <table:table-cell office:value-type="date" office:date-value="2020-07-11T00:00:00" table:style-name="ce109">
            <text:p>11-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19:.F119])" table:style-name="ce14">
            <text:p>0</text:p>
          </table:table-cell>
          <table:table-cell office:value-type="float" office:value="844" table:formula="of:=[.G119]+[.H118]" table:style-name="ce14">
            <text:p>844</text:p>
          </table:table-cell>
          <table:table-cell table:style-name="ce80"/>
          <table:table-cell table:number-columns-repeated="16375"/>
        </table:table-row>
        <table:table-row table:style-name="ro28">
          <table:table-cell office:value-type="date" office:date-value="2020-07-12T00:00:00" table:style-name="ce109">
            <text:p>12-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0:.F120])" table:style-name="ce14">
            <text:p>0</text:p>
          </table:table-cell>
          <table:table-cell office:value-type="float" office:value="844" table:formula="of:=[.G120]+[.H119]" table:style-name="ce14">
            <text:p>844</text:p>
          </table:table-cell>
          <table:table-cell table:style-name="ce80"/>
          <table:table-cell table:number-columns-repeated="16375"/>
        </table:table-row>
        <table:table-row table:style-name="ro28">
          <table:table-cell office:value-type="date" office:date-value="2020-07-13T00:00:00" table:style-name="ce109">
            <text:p>13-Jul-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21:.F121])" table:style-name="ce14">
            <text:p>1</text:p>
          </table:table-cell>
          <table:table-cell office:value-type="float" office:value="845" table:formula="of:=[.G121]+[.H120]" table:style-name="ce14">
            <text:p>845</text:p>
          </table:table-cell>
          <table:table-cell table:style-name="ce80"/>
          <table:table-cell table:number-columns-repeated="16375"/>
        </table:table-row>
        <table:table-row table:style-name="ro28">
          <table:table-cell office:value-type="date" office:date-value="2020-07-14T00:00:00" table:style-name="ce109">
            <text:p>14-Jul-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22:.F122])" table:style-name="ce14">
            <text:p>1</text:p>
          </table:table-cell>
          <table:table-cell office:value-type="float" office:value="846" table:formula="of:=[.G122]+[.H121]" table:style-name="ce14">
            <text:p>846</text:p>
          </table:table-cell>
          <table:table-cell table:style-name="ce80"/>
          <table:table-cell table:number-columns-repeated="16375"/>
        </table:table-row>
        <table:table-row table:style-name="ro28">
          <table:table-cell office:value-type="date" office:date-value="2020-07-15T00:00:00" table:style-name="ce109">
            <text:p>15-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3:.F123])" table:style-name="ce14">
            <text:p>0</text:p>
          </table:table-cell>
          <table:table-cell office:value-type="float" office:value="846" table:formula="of:=[.G123]+[.H122]" table:style-name="ce14">
            <text:p>846</text:p>
          </table:table-cell>
          <table:table-cell table:style-name="ce80"/>
          <table:table-cell table:number-columns-repeated="16375"/>
        </table:table-row>
        <table:table-row table:style-name="ro28">
          <table:table-cell office:value-type="date" office:date-value="2020-07-16T00:00:00" table:style-name="ce109">
            <text:p>16-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4:.F124])" table:style-name="ce14">
            <text:p>0</text:p>
          </table:table-cell>
          <table:table-cell office:value-type="float" office:value="846" table:formula="of:=[.G124]+[.H123]" table:style-name="ce14">
            <text:p>846</text:p>
          </table:table-cell>
          <table:table-cell table:style-name="ce80"/>
          <table:table-cell table:number-columns-repeated="16375"/>
        </table:table-row>
        <table:table-row table:style-name="ro25">
          <table:table-cell office:value-type="date" office:date-value="2020-07-17T00:00:00" table:style-name="ce109">
            <text:p>17-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5:.F125])" table:style-name="ce14">
            <text:p>0</text:p>
          </table:table-cell>
          <table:table-cell office:value-type="float" office:value="846" table:formula="of:=[.G125]+[.H124]" table:style-name="ce14">
            <text:p>846</text:p>
          </table:table-cell>
          <table:table-cell table:style-name="ce80"/>
          <table:table-cell table:number-columns-repeated="16375"/>
        </table:table-row>
        <table:table-row table:style-name="ro25">
          <table:table-cell office:value-type="date" office:date-value="2020-07-18T00:00:00" table:style-name="ce109">
            <text:p>18-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6:.F126])" table:style-name="ce14">
            <text:p>0</text:p>
          </table:table-cell>
          <table:table-cell office:value-type="float" office:value="846" table:formula="of:=[.G126]+[.H125]" table:style-name="ce14">
            <text:p>846</text:p>
          </table:table-cell>
          <table:table-cell table:style-name="ce80"/>
          <table:table-cell table:number-columns-repeated="16375"/>
        </table:table-row>
        <table:table-row table:style-name="ro25">
          <table:table-cell office:value-type="date" office:date-value="2020-07-19T00:00:00" table:style-name="ce109">
            <text:p>19-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7:.F127])" table:style-name="ce14">
            <text:p>0</text:p>
          </table:table-cell>
          <table:table-cell office:value-type="float" office:value="846" table:formula="of:=[.G127]+[.H126]" table:style-name="ce14">
            <text:p>846</text:p>
          </table:table-cell>
          <table:table-cell table:style-name="ce80"/>
          <table:table-cell table:number-columns-repeated="16375"/>
        </table:table-row>
        <table:table-row table:style-name="ro25">
          <table:table-cell office:value-type="date" office:date-value="2020-07-20T00:00:00" table:style-name="ce109">
            <text:p>20-Jul-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28:.F128])" table:style-name="ce14">
            <text:p>2</text:p>
          </table:table-cell>
          <table:table-cell office:value-type="float" office:value="848" table:formula="of:=[.G128]+[.H127]" table:style-name="ce14">
            <text:p>848</text:p>
          </table:table-cell>
          <table:table-cell table:style-name="ce80"/>
          <table:table-cell table:number-columns-repeated="16375"/>
        </table:table-row>
        <table:table-row table:style-name="ro25">
          <table:table-cell office:value-type="date" office:date-value="2020-07-21T00:00:00" table:style-name="ce109">
            <text:p>21-Jul-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29:.F129])" table:style-name="ce14">
            <text:p>3</text:p>
          </table:table-cell>
          <table:table-cell office:value-type="float" office:value="851" table:formula="of:=[.G129]+[.H128]" table:style-name="ce14">
            <text:p>851</text:p>
          </table:table-cell>
          <table:table-cell table:style-name="ce80"/>
          <table:table-cell table:number-columns-repeated="16375"/>
        </table:table-row>
        <table:table-row table:style-name="ro25">
          <table:table-cell office:value-type="date" office:date-value="2020-07-22T00:00:00" table:style-name="ce109">
            <text:p>22-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0:.F130])" table:style-name="ce14">
            <text:p>0</text:p>
          </table:table-cell>
          <table:table-cell office:value-type="float" office:value="851" table:formula="of:=[.G130]+[.H129]" table:style-name="ce14">
            <text:p>851</text:p>
          </table:table-cell>
          <table:table-cell table:style-name="ce80"/>
          <table:table-cell table:number-columns-repeated="16375"/>
        </table:table-row>
        <table:table-row table:style-name="ro25">
          <table:table-cell office:value-type="date" office:date-value="2020-07-23T00:00:00" table:style-name="ce109">
            <text:p>23-Jul-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31:.F131])" table:style-name="ce14">
            <text:p>1</text:p>
          </table:table-cell>
          <table:table-cell office:value-type="float" office:value="852" table:formula="of:=[.G131]+[.H130]" table:style-name="ce14">
            <text:p>852</text:p>
          </table:table-cell>
          <table:table-cell table:style-name="ce80"/>
          <table:table-cell table:number-columns-repeated="16375"/>
        </table:table-row>
        <table:table-row table:style-name="ro25">
          <table:table-cell office:value-type="date" office:date-value="2020-07-24T00:00:00" table:style-name="ce109">
            <text:p>24-Jul-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32:.F132])" table:style-name="ce14">
            <text:p>1</text:p>
          </table:table-cell>
          <table:table-cell office:value-type="float" office:value="853" table:formula="of:=[.G132]+[.H131]" table:style-name="ce14">
            <text:p>853</text:p>
          </table:table-cell>
          <table:table-cell table:style-name="ce80"/>
          <table:table-cell table:number-columns-repeated="16375"/>
        </table:table-row>
        <table:table-row table:style-name="ro25">
          <table:table-cell office:value-type="date" office:date-value="2020-07-25T00:00:00" table:style-name="ce109">
            <text:p>25-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3:.F133])" table:style-name="ce14">
            <text:p>0</text:p>
          </table:table-cell>
          <table:table-cell office:value-type="float" office:value="853" table:formula="of:=[.G133]+[.H132]" table:style-name="ce14">
            <text:p>853</text:p>
          </table:table-cell>
          <table:table-cell table:style-name="ce80"/>
          <table:table-cell table:number-columns-repeated="16375"/>
        </table:table-row>
        <table:table-row table:style-name="ro25">
          <table:table-cell office:value-type="date" office:date-value="2020-07-26T00:00:00" table:style-name="ce109">
            <text:p>26-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4:.F134])" table:style-name="ce14">
            <text:p>0</text:p>
          </table:table-cell>
          <table:table-cell office:value-type="float" office:value="853" table:formula="of:=[.G134]+[.H133]" table:style-name="ce14">
            <text:p>853</text:p>
          </table:table-cell>
          <table:table-cell table:style-name="ce80"/>
          <table:table-cell table:number-columns-repeated="16375"/>
        </table:table-row>
        <table:table-row table:style-name="ro25">
          <table:table-cell office:value-type="date" office:date-value="2020-07-27T00:00:00" table:style-name="ce109">
            <text:p>27-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5:.F135])" table:style-name="ce14">
            <text:p>0</text:p>
          </table:table-cell>
          <table:table-cell office:value-type="float" office:value="853" table:formula="of:=[.G135]+[.H134]" table:style-name="ce14">
            <text:p>853</text:p>
          </table:table-cell>
          <table:table-cell table:style-name="ce80"/>
          <table:table-cell table:number-columns-repeated="16375"/>
        </table:table-row>
        <table:table-row table:style-name="ro25">
          <table:table-cell office:value-type="date" office:date-value="2020-07-28T00:00:00" table:style-name="ce109">
            <text:p>28-Jul-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36:.F136])" table:style-name="ce14">
            <text:p>1</text:p>
          </table:table-cell>
          <table:table-cell office:value-type="float" office:value="854" table:formula="of:=[.G136]+[.H135]" table:style-name="ce14">
            <text:p>854</text:p>
          </table:table-cell>
          <table:table-cell table:number-columns-repeated="16376" table:style-name="ce41"/>
        </table:table-row>
        <table:table-row table:style-name="ro25">
          <table:table-cell office:value-type="date" office:date-value="2020-07-29T00:00:00" table:style-name="ce109">
            <text:p>29-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7:.F137])" table:style-name="ce14">
            <text:p>0</text:p>
          </table:table-cell>
          <table:table-cell office:value-type="float" office:value="854" table:formula="of:=[.G137]+[.H136]" table:style-name="ce14">
            <text:p>854</text:p>
          </table:table-cell>
          <table:table-cell table:style-name="ce80"/>
          <table:table-cell table:number-columns-repeated="16375"/>
        </table:table-row>
        <table:table-row table:style-name="ro25">
          <table:table-cell office:value-type="date" office:date-value="2020-07-30T00:00:00" table:style-name="ce109">
            <text:p>30-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8:.F138])" table:style-name="ce14">
            <text:p>0</text:p>
          </table:table-cell>
          <table:table-cell office:value-type="float" office:value="854" table:formula="of:=[.G138]+[.H137]" table:style-name="ce14">
            <text:p>854</text:p>
          </table:table-cell>
          <table:table-cell table:number-columns-repeated="16376" table:style-name="ce41"/>
        </table:table-row>
        <table:table-row table:style-name="ro25">
          <table:table-cell office:value-type="date" office:date-value="2020-07-31T00:00:00" table:style-name="ce109">
            <text:p>31-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9:.F139])" table:style-name="ce14">
            <text:p>0</text:p>
          </table:table-cell>
          <table:table-cell office:value-type="float" office:value="854" table:formula="of:=[.G139]+[.H138]" table:style-name="ce14">
            <text:p>854</text:p>
          </table:table-cell>
          <table:table-cell table:style-name="ce80"/>
          <table:table-cell table:number-columns-repeated="16375"/>
        </table:table-row>
        <table:table-row table:style-name="ro25">
          <table:table-cell office:value-type="date" office:date-value="2020-08-01T00:00:00" table:style-name="ce109">
            <text:p>01-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0:.F140])" table:style-name="ce14">
            <text:p>0</text:p>
          </table:table-cell>
          <table:table-cell office:value-type="float" office:value="854" table:formula="of:=[.G140]+[.H139]" table:style-name="ce14">
            <text:p>854</text:p>
          </table:table-cell>
          <table:table-cell table:number-columns-repeated="16376" table:style-name="ce41"/>
        </table:table-row>
        <table:table-row table:style-name="ro25">
          <table:table-cell office:value-type="date" office:date-value="2020-08-02T00:00:00" table:style-name="ce109">
            <text:p>02-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1:.F141])" table:style-name="ce14">
            <text:p>0</text:p>
          </table:table-cell>
          <table:table-cell office:value-type="float" office:value="854" table:formula="of:=[.G141]+[.H140]" table:style-name="ce14">
            <text:p>854</text:p>
          </table:table-cell>
          <table:table-cell table:number-columns-repeated="16376" table:style-name="ce41"/>
        </table:table-row>
        <table:table-row table:style-name="ro25">
          <table:table-cell office:value-type="date" office:date-value="2020-08-03T00:00:00" table:style-name="ce109">
            <text:p>03-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2:.F142])" table:style-name="ce14">
            <text:p>0</text:p>
          </table:table-cell>
          <table:table-cell office:value-type="float" office:value="854" table:formula="of:=[.G142]+[.H141]" table:style-name="ce14">
            <text:p>854</text:p>
          </table:table-cell>
          <table:table-cell table:number-columns-repeated="16376" table:style-name="ce41"/>
        </table:table-row>
        <table:table-row table:style-name="ro25">
          <table:table-cell office:value-type="date" office:date-value="2020-08-04T00:00:00" table:style-name="ce109">
            <text:p>04-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1" table:formula="of:=SUM([.B143:.F143])" table:style-name="ce14">
            <text:p>1</text:p>
          </table:table-cell>
          <table:table-cell office:value-type="float" office:value="855" table:formula="of:=[.G143]+[.H142]" table:style-name="ce14">
            <text:p>855</text:p>
          </table:table-cell>
          <table:table-cell table:style-name="ce80"/>
          <table:table-cell table:number-columns-repeated="16375"/>
        </table:table-row>
        <table:table-row table:style-name="ro25">
          <table:table-cell office:value-type="date" office:date-value="2020-08-05T00:00:00" table:style-name="ce109">
            <text:p>05-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44:.F144])" table:style-name="ce14">
            <text:p>1</text:p>
          </table:table-cell>
          <table:table-cell office:value-type="float" office:value="856" table:formula="of:=[.G144]+[.H143]" table:style-name="ce14">
            <text:p>856</text:p>
          </table:table-cell>
          <table:table-cell table:number-columns-repeated="16376" table:style-name="ce41"/>
        </table:table-row>
        <table:table-row table:style-name="ro25">
          <table:table-cell office:value-type="date" office:date-value="2020-08-06T00:00:00" table:style-name="ce109">
            <text:p>06-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45:.F145])" table:style-name="ce14">
            <text:p>1</text:p>
          </table:table-cell>
          <table:table-cell office:value-type="float" office:value="857" table:formula="of:=[.G145]+[.H144]" table:style-name="ce14">
            <text:p>857</text:p>
          </table:table-cell>
          <table:table-cell table:style-name="ce80"/>
          <table:table-cell table:number-columns-repeated="16375"/>
        </table:table-row>
        <table:table-row table:style-name="ro25">
          <table:table-cell office:value-type="date" office:date-value="2020-08-07T00:00:00" table:style-name="ce109">
            <text:p>07-Aug-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46:.F146])" table:style-name="ce14">
            <text:p>2</text:p>
          </table:table-cell>
          <table:table-cell office:value-type="float" office:value="859" table:formula="of:=[.G146]+[.H145]" table:style-name="ce14">
            <text:p>859</text:p>
          </table:table-cell>
          <table:table-cell table:style-name="ce80"/>
          <table:table-cell table:number-columns-repeated="16375"/>
        </table:table-row>
        <table:table-row table:style-name="ro25">
          <table:table-cell office:value-type="date" office:date-value="2020-08-08T00:00:00" table:style-name="ce109">
            <text:p>08-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7:.F147])" table:style-name="ce14">
            <text:p>0</text:p>
          </table:table-cell>
          <table:table-cell office:value-type="float" office:value="859" table:formula="of:=[.G147]+[.H146]" table:style-name="ce14">
            <text:p>859</text:p>
          </table:table-cell>
          <table:table-cell table:style-name="ce80"/>
          <table:table-cell table:number-columns-repeated="16375"/>
        </table:table-row>
        <table:table-row table:style-name="ro25">
          <table:table-cell office:value-type="date" office:date-value="2020-08-09T00:00:00" table:style-name="ce109">
            <text:p>09-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8:.F148])" table:style-name="ce14">
            <text:p>0</text:p>
          </table:table-cell>
          <table:table-cell office:value-type="float" office:value="859" table:formula="of:=[.G148]+[.H147]" table:style-name="ce14">
            <text:p>859</text:p>
          </table:table-cell>
          <table:table-cell table:style-name="ce80"/>
          <table:table-cell table:number-columns-repeated="16375"/>
        </table:table-row>
        <table:table-row table:style-name="ro25">
          <table:table-cell office:value-type="date" office:date-value="2020-08-10T00:00:00" table:style-name="ce109">
            <text:p>10-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49:.F149])" table:style-name="ce14">
            <text:p>1</text:p>
          </table:table-cell>
          <table:table-cell office:value-type="float" office:value="860" table:formula="of:=[.G149]+[.H148]" table:style-name="ce14">
            <text:p>860</text:p>
          </table:table-cell>
          <table:table-cell table:style-name="ce80"/>
          <table:table-cell table:number-columns-repeated="16375"/>
        </table:table-row>
        <table:table-row table:style-name="ro25">
          <table:table-cell office:value-type="date" office:date-value="2020-08-11T00:00:00" table:style-name="ce109">
            <text:p>11-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0:.F150])" table:style-name="ce14">
            <text:p>0</text:p>
          </table:table-cell>
          <table:table-cell office:value-type="float" office:value="860" table:formula="of:=[.G150]+[.H149]" table:style-name="ce14">
            <text:p>860</text:p>
          </table:table-cell>
          <table:table-cell table:style-name="ce80"/>
          <table:table-cell table:number-columns-repeated="16375"/>
        </table:table-row>
        <table:table-row table:style-name="ro25">
          <table:table-cell office:value-type="date" office:date-value="2020-08-12T00:00:00" table:style-name="ce109">
            <text:p>12-Aug-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51:.F151])" table:style-name="ce14">
            <text:p>1</text:p>
          </table:table-cell>
          <table:table-cell office:value-type="float" office:value="861" table:formula="of:=[.G151]+[.H150]" table:style-name="ce14">
            <text:p>861</text:p>
          </table:table-cell>
          <table:table-cell table:style-name="ce80"/>
          <table:table-cell table:number-columns-repeated="16375"/>
        </table:table-row>
        <table:table-row table:style-name="ro25">
          <table:table-cell office:value-type="date" office:date-value="2020-08-13T00:00:00" table:style-name="ce109">
            <text:p>13-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 table:formula="of:=SUM([.B152:.F152])" table:style-name="ce14">
            <text:p>2</text:p>
          </table:table-cell>
          <table:table-cell office:value-type="float" office:value="863" table:formula="of:=[.G152]+[.H151]" table:style-name="ce14">
            <text:p>863</text:p>
          </table:table-cell>
          <table:table-cell table:style-name="ce80"/>
          <table:table-cell table:number-columns-repeated="16375"/>
        </table:table-row>
        <table:table-row table:style-name="ro25">
          <table:table-cell office:value-type="date" office:date-value="2020-08-14T00:00:00" table:style-name="ce109">
            <text:p>14-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3:.F153])" table:style-name="ce14">
            <text:p>0</text:p>
          </table:table-cell>
          <table:table-cell office:value-type="float" office:value="863" table:formula="of:=[.G153]+[.H152]" table:style-name="ce14">
            <text:p>863</text:p>
          </table:table-cell>
          <table:table-cell table:style-name="ce80"/>
          <table:table-cell table:number-columns-repeated="16375"/>
        </table:table-row>
        <table:table-row table:style-name="ro25">
          <table:table-cell office:value-type="date" office:date-value="2020-08-15T00:00:00" table:style-name="ce109">
            <text:p>15-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4:.F154])" table:style-name="ce14">
            <text:p>0</text:p>
          </table:table-cell>
          <table:table-cell office:value-type="float" office:value="863" table:formula="of:=[.G154]+[.H153]" table:style-name="ce14">
            <text:p>863</text:p>
          </table:table-cell>
          <table:table-cell table:style-name="ce80"/>
          <table:table-cell table:number-columns-repeated="16375"/>
        </table:table-row>
        <table:table-row table:style-name="ro25">
          <table:table-cell office:value-type="date" office:date-value="2020-08-16T00:00:00" table:style-name="ce109">
            <text:p>16-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5:.F155])" table:style-name="ce14">
            <text:p>0</text:p>
          </table:table-cell>
          <table:table-cell office:value-type="float" office:value="863" table:formula="of:=[.G155]+[.H154]" table:style-name="ce14">
            <text:p>863</text:p>
          </table:table-cell>
          <table:table-cell table:style-name="ce80"/>
          <table:table-cell table:number-columns-repeated="16375"/>
        </table:table-row>
        <table:table-row table:style-name="ro25">
          <table:table-cell office:value-type="date" office:date-value="2020-08-17T00:00:00" table:style-name="ce109">
            <text:p>17-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56:.F156])" table:style-name="ce14">
            <text:p>1</text:p>
          </table:table-cell>
          <table:table-cell office:value-type="float" office:value="864" table:formula="of:=[.G156]+[.H155]" table:style-name="ce14">
            <text:p>864</text:p>
          </table:table-cell>
          <table:table-cell table:style-name="ce80"/>
          <table:table-cell table:number-columns-repeated="16375"/>
        </table:table-row>
        <table:table-row table:style-name="ro25">
          <table:table-cell office:value-type="date" office:date-value="2020-08-18T00:00:00" table:style-name="ce109">
            <text:p>18-Aug-20</text:p>
          </table:table-cell>
          <table:table-cell office:value-type="float" office:value="2" table:style-name="ce151">
            <text:p>2</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57:.F157])" table:style-name="ce14">
            <text:p>3</text:p>
          </table:table-cell>
          <table:table-cell office:value-type="float" office:value="867" table:formula="of:=[.G157]+[.H156]" table:style-name="ce14">
            <text:p>867</text:p>
          </table:table-cell>
          <table:table-cell table:style-name="ce80"/>
          <table:table-cell table:number-columns-repeated="16375"/>
        </table:table-row>
        <table:table-row table:style-name="ro25">
          <table:table-cell office:value-type="date" office:date-value="2020-08-19T00:00:00" table:style-name="ce109">
            <text:p>19-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8:.F158])" table:style-name="ce14">
            <text:p>0</text:p>
          </table:table-cell>
          <table:table-cell office:value-type="float" office:value="867" table:formula="of:=[.G158]+[.H157]" table:style-name="ce14">
            <text:p>867</text:p>
          </table:table-cell>
          <table:table-cell table:style-name="ce80"/>
          <table:table-cell table:number-columns-repeated="16375"/>
        </table:table-row>
        <table:table-row table:style-name="ro25">
          <table:table-cell office:value-type="date" office:date-value="2020-08-20T00:00:00" table:style-name="ce109">
            <text:p>20-Aug-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59:.F159])" table:style-name="ce14">
            <text:p>2</text:p>
          </table:table-cell>
          <table:table-cell office:value-type="float" office:value="869" table:formula="of:=[.G159]+[.H158]" table:style-name="ce14">
            <text:p>869</text:p>
          </table:table-cell>
          <table:table-cell table:style-name="ce80"/>
          <table:table-cell table:number-columns-repeated="16375"/>
        </table:table-row>
        <table:table-row table:style-name="ro25">
          <table:table-cell office:value-type="date" office:date-value="2020-08-21T00:00:00" table:style-name="ce109">
            <text:p>21-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0:.F160])" table:style-name="ce14">
            <text:p>0</text:p>
          </table:table-cell>
          <table:table-cell office:value-type="float" office:value="869" table:formula="of:=[.G160]+[.H159]" table:style-name="ce14">
            <text:p>869</text:p>
          </table:table-cell>
          <table:table-cell table:style-name="ce80"/>
          <table:table-cell table:number-columns-repeated="16375"/>
        </table:table-row>
        <table:table-row table:style-name="ro25">
          <table:table-cell office:value-type="date" office:date-value="2020-08-22T00:00:00" table:style-name="ce109">
            <text:p>22-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1:.F161])" table:style-name="ce14">
            <text:p>0</text:p>
          </table:table-cell>
          <table:table-cell office:value-type="float" office:value="869" table:formula="of:=[.G161]+[.H160]" table:style-name="ce14">
            <text:p>869</text:p>
          </table:table-cell>
          <table:table-cell table:style-name="ce80"/>
          <table:table-cell table:number-columns-repeated="16375"/>
        </table:table-row>
        <table:table-row table:style-name="ro25">
          <table:table-cell office:value-type="date" office:date-value="2020-08-23T00:00:00" table:style-name="ce109">
            <text:p>23-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2:.F162])" table:style-name="ce14">
            <text:p>0</text:p>
          </table:table-cell>
          <table:table-cell office:value-type="float" office:value="869" table:formula="of:=[.G162]+[.H161]" table:style-name="ce14">
            <text:p>869</text:p>
          </table:table-cell>
          <table:table-cell table:style-name="ce80"/>
          <table:table-cell table:number-columns-repeated="16375"/>
        </table:table-row>
        <table:table-row table:style-name="ro25">
          <table:table-cell office:value-type="date" office:date-value="2020-08-24T00:00:00" table:style-name="ce109">
            <text:p>24-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63:.F163])" table:style-name="ce14">
            <text:p>1</text:p>
          </table:table-cell>
          <table:table-cell office:value-type="float" office:value="870" table:formula="of:=[.G163]+[.H162]" table:style-name="ce14">
            <text:p>870</text:p>
          </table:table-cell>
          <table:table-cell table:style-name="ce80"/>
          <table:table-cell table:number-columns-repeated="16375"/>
        </table:table-row>
        <table:table-row table:style-name="ro25">
          <table:table-cell office:value-type="date" office:date-value="2020-08-25T00:00:00" table:style-name="ce109">
            <text:p>25-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 table:formula="of:=SUM([.B164:.F164])" table:style-name="ce14">
            <text:p>2</text:p>
          </table:table-cell>
          <table:table-cell office:value-type="float" office:value="872" table:formula="of:=[.G164]+[.H163]" table:style-name="ce14">
            <text:p>872</text:p>
          </table:table-cell>
          <table:table-cell table:style-name="ce80"/>
          <table:table-cell table:number-columns-repeated="16375"/>
        </table:table-row>
        <table:table-row table:style-name="ro25">
          <table:table-cell office:value-type="date" office:date-value="2020-08-26T00:00:00" table:style-name="ce109">
            <text:p>26-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5:.F165])" table:style-name="ce14">
            <text:p>0</text:p>
          </table:table-cell>
          <table:table-cell office:value-type="float" office:value="872" table:formula="of:=[.G165]+[.H164]" table:style-name="ce14">
            <text:p>872</text:p>
          </table:table-cell>
          <table:table-cell table:style-name="ce80"/>
          <table:table-cell table:number-columns-repeated="16375"/>
        </table:table-row>
        <table:table-row table:style-name="ro25">
          <table:table-cell office:value-type="date" office:date-value="2020-08-27T00:00:00" table:style-name="ce109">
            <text:p>27-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66:.F166])" table:style-name="ce14">
            <text:p>1</text:p>
          </table:table-cell>
          <table:table-cell office:value-type="float" office:value="873" table:formula="of:=[.G166]+[.H165]" table:style-name="ce14">
            <text:p>873</text:p>
          </table:table-cell>
          <table:table-cell table:style-name="ce80"/>
          <table:table-cell table:number-columns-repeated="16375"/>
        </table:table-row>
        <table:table-row table:style-name="ro25">
          <table:table-cell office:value-type="date" office:date-value="2020-08-28T00:00:00" table:style-name="ce109">
            <text:p>28-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7:.F167])" table:style-name="ce14">
            <text:p>0</text:p>
          </table:table-cell>
          <table:table-cell office:value-type="float" office:value="873" table:formula="of:=[.G167]+[.H166]" table:style-name="ce14">
            <text:p>873</text:p>
          </table:table-cell>
          <table:table-cell table:style-name="ce80"/>
          <table:table-cell table:number-columns-repeated="16375"/>
        </table:table-row>
        <table:table-row table:style-name="ro25">
          <table:table-cell office:value-type="date" office:date-value="2020-08-29T00:00:00" table:style-name="ce109">
            <text:p>29-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8:.F168])" table:style-name="ce14">
            <text:p>0</text:p>
          </table:table-cell>
          <table:table-cell office:value-type="float" office:value="873" table:formula="of:=[.G168]+[.H167]" table:style-name="ce14">
            <text:p>873</text:p>
          </table:table-cell>
          <table:table-cell table:style-name="ce80"/>
          <table:table-cell table:number-columns-repeated="16375"/>
        </table:table-row>
        <table:table-row table:style-name="ro25">
          <table:table-cell office:value-type="date" office:date-value="2020-08-30T00:00:00" table:style-name="ce109">
            <text:p>30-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9:.F169])" table:style-name="ce14">
            <text:p>0</text:p>
          </table:table-cell>
          <table:table-cell office:value-type="float" office:value="873" table:formula="of:=[.G169]+[.H168]" table:style-name="ce14">
            <text:p>873</text:p>
          </table:table-cell>
          <table:table-cell table:style-name="ce80"/>
          <table:table-cell table:number-columns-repeated="16375"/>
        </table:table-row>
        <table:table-row table:style-name="ro25">
          <table:table-cell office:value-type="date" office:date-value="2020-08-31T00:00:00" table:style-name="ce109">
            <text:p>31-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0:.F170])" table:style-name="ce14">
            <text:p>0</text:p>
          </table:table-cell>
          <table:table-cell office:value-type="float" office:value="873" table:formula="of:=[.G170]+[.H169]" table:style-name="ce14">
            <text:p>873</text:p>
          </table:table-cell>
          <table:table-cell table:style-name="ce80"/>
          <table:table-cell table:number-columns-repeated="16375"/>
        </table:table-row>
        <table:table-row table:style-name="ro25">
          <table:table-cell office:value-type="date" office:date-value="2020-09-01T00:00:00" table:style-name="ce109">
            <text:p>01-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1:.F171])" table:style-name="ce14">
            <text:p>0</text:p>
          </table:table-cell>
          <table:table-cell office:value-type="float" office:value="873" table:formula="of:=[.G171]+[.H170]" table:style-name="ce14">
            <text:p>873</text:p>
          </table:table-cell>
          <table:table-cell table:style-name="ce80"/>
          <table:table-cell table:number-columns-repeated="16375"/>
        </table:table-row>
        <table:table-row table:style-name="ro25">
          <table:table-cell office:value-type="date" office:date-value="2020-09-02T00:00:00" table:style-name="ce109">
            <text:p>02-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72:.F172])" table:style-name="ce14">
            <text:p>1</text:p>
          </table:table-cell>
          <table:table-cell office:value-type="float" office:value="874" table:formula="of:=[.G172]+[.H171]" table:style-name="ce14">
            <text:p>874</text:p>
          </table:table-cell>
          <table:table-cell table:style-name="ce80"/>
          <table:table-cell table:number-columns-repeated="16375"/>
        </table:table-row>
        <table:table-row table:style-name="ro25">
          <table:table-cell office:value-type="date" office:date-value="2020-09-03T00:00:00" table:style-name="ce109">
            <text:p>03-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3:.F173])" table:style-name="ce14">
            <text:p>0</text:p>
          </table:table-cell>
          <table:table-cell office:value-type="float" office:value="874" table:formula="of:=[.G173]+[.H172]" table:style-name="ce14">
            <text:p>874</text:p>
          </table:table-cell>
          <table:table-cell table:style-name="ce80"/>
          <table:table-cell table:number-columns-repeated="16375"/>
        </table:table-row>
        <table:table-row table:style-name="ro25">
          <table:table-cell office:value-type="date" office:date-value="2020-09-04T00:00:00" table:style-name="ce109">
            <text:p>04-Sep-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74:.F174])" table:style-name="ce14">
            <text:p>2</text:p>
          </table:table-cell>
          <table:table-cell office:value-type="float" office:value="876" table:formula="of:=[.G174]+[.H173]" table:style-name="ce14">
            <text:p>876</text:p>
          </table:table-cell>
          <table:table-cell table:style-name="ce80"/>
          <table:table-cell table:number-columns-repeated="16375"/>
        </table:table-row>
        <table:table-row table:style-name="ro25">
          <table:table-cell office:value-type="date" office:date-value="2020-09-05T00:00:00" table:style-name="ce109">
            <text:p>05-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5:.F175])" table:style-name="ce14">
            <text:p>0</text:p>
          </table:table-cell>
          <table:table-cell office:value-type="float" office:value="876" table:formula="of:=[.G175]+[.H174]" table:style-name="ce14">
            <text:p>876</text:p>
          </table:table-cell>
          <table:table-cell table:style-name="ce80"/>
          <table:table-cell table:number-columns-repeated="16375"/>
        </table:table-row>
        <table:table-row table:style-name="ro25">
          <table:table-cell office:value-type="date" office:date-value="2020-09-06T00:00:00" table:style-name="ce109">
            <text:p>06-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6:.F176])" table:style-name="ce14">
            <text:p>0</text:p>
          </table:table-cell>
          <table:table-cell office:value-type="float" office:value="876" table:formula="of:=[.G176]+[.H175]" table:style-name="ce14">
            <text:p>876</text:p>
          </table:table-cell>
          <table:table-cell table:style-name="ce80"/>
          <table:table-cell table:number-columns-repeated="16375"/>
        </table:table-row>
        <table:table-row table:style-name="ro25">
          <table:table-cell office:value-type="date" office:date-value="2020-09-07T00:00:00" table:style-name="ce109">
            <text:p>07-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77:.F177])" table:style-name="ce14">
            <text:p>1</text:p>
          </table:table-cell>
          <table:table-cell office:value-type="float" office:value="877" table:formula="of:=[.G177]+[.H176]" table:style-name="ce14">
            <text:p>877</text:p>
          </table:table-cell>
          <table:table-cell table:style-name="ce80"/>
          <table:table-cell table:number-columns-repeated="16375"/>
        </table:table-row>
        <table:table-row table:style-name="ro25">
          <table:table-cell office:value-type="date" office:date-value="2020-09-08T00:00:00" table:style-name="ce109">
            <text:p>08-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8:.F178])" table:style-name="ce14">
            <text:p>0</text:p>
          </table:table-cell>
          <table:table-cell office:value-type="float" office:value="877" table:formula="of:=[.G178]+[.H177]" table:style-name="ce14">
            <text:p>877</text:p>
          </table:table-cell>
          <table:table-cell table:style-name="ce80"/>
          <table:table-cell table:number-columns-repeated="16375"/>
        </table:table-row>
        <table:table-row table:style-name="ro25">
          <table:table-cell office:value-type="date" office:date-value="2020-09-09T00:00:00" table:style-name="ce109">
            <text:p>09-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79:.F179])" table:style-name="ce14">
            <text:p>1</text:p>
          </table:table-cell>
          <table:table-cell office:value-type="float" office:value="878" table:formula="of:=[.G179]+[.H178]" table:style-name="ce14">
            <text:p>878</text:p>
          </table:table-cell>
          <table:table-cell table:style-name="ce80"/>
          <table:table-cell table:number-columns-repeated="16375"/>
        </table:table-row>
        <table:table-row table:style-name="ro25">
          <table:table-cell office:value-type="date" office:date-value="2020-09-10T00:00:00" table:style-name="ce109">
            <text:p>10-Sep-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 table:formula="of:=SUM([.B180:.F180])" table:style-name="ce14">
            <text:p>3</text:p>
          </table:table-cell>
          <table:table-cell office:value-type="float" office:value="881" table:formula="of:=[.G180]+[.H179]" table:style-name="ce14">
            <text:p>881</text:p>
          </table:table-cell>
          <table:table-cell table:style-name="ce80"/>
          <table:table-cell table:number-columns-repeated="16375"/>
        </table:table-row>
        <table:table-row table:style-name="ro25">
          <table:table-cell office:value-type="date" office:date-value="2020-09-11T00:00:00" table:style-name="ce109">
            <text:p>11-Sep-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81:.F181])" table:style-name="ce14">
            <text:p>2</text:p>
          </table:table-cell>
          <table:table-cell office:value-type="float" office:value="883" table:formula="of:=[.G181]+[.H180]" table:style-name="ce14">
            <text:p>883</text:p>
          </table:table-cell>
          <table:table-cell table:style-name="ce80"/>
          <table:table-cell table:number-columns-repeated="16375"/>
        </table:table-row>
        <table:table-row table:style-name="ro25">
          <table:table-cell office:value-type="date" office:date-value="2020-09-12T00:00:00" table:style-name="ce109">
            <text:p>12-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82:.F182])" table:style-name="ce14">
            <text:p>0</text:p>
          </table:table-cell>
          <table:table-cell office:value-type="float" office:value="883" table:formula="of:=[.G182]+[.H181]" table:style-name="ce14">
            <text:p>883</text:p>
          </table:table-cell>
          <table:table-cell table:style-name="ce80"/>
          <table:table-cell table:number-columns-repeated="16375"/>
        </table:table-row>
        <table:table-row table:style-name="ro25">
          <table:table-cell office:value-type="date" office:date-value="2020-09-13T00:00:00" table:style-name="ce109">
            <text:p>13-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83:.F183])" table:style-name="ce14">
            <text:p>0</text:p>
          </table:table-cell>
          <table:table-cell office:value-type="float" office:value="883" table:formula="of:=[.G183]+[.H182]" table:style-name="ce14">
            <text:p>883</text:p>
          </table:table-cell>
          <table:table-cell table:style-name="ce80"/>
          <table:table-cell table:number-columns-repeated="16375"/>
        </table:table-row>
        <table:table-row table:style-name="ro25">
          <table:table-cell office:value-type="date" office:date-value="2020-09-14T00:00:00" table:style-name="ce109">
            <text:p>14-Sep-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84:.F184])" table:style-name="ce14">
            <text:p>3</text:p>
          </table:table-cell>
          <table:table-cell office:value-type="float" office:value="886" table:formula="of:=[.G184]+[.H183]" table:style-name="ce14">
            <text:p>886</text:p>
          </table:table-cell>
          <table:table-cell table:style-name="ce80"/>
          <table:table-cell table:number-columns-repeated="16375"/>
        </table:table-row>
        <table:table-row table:style-name="ro25">
          <table:table-cell office:value-type="date" office:date-value="2020-09-15T00:00:00" table:style-name="ce109">
            <text:p>15-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85:.F185])" table:style-name="ce14">
            <text:p>0</text:p>
          </table:table-cell>
          <table:table-cell office:value-type="float" office:value="886" table:formula="of:=[.G185]+[.H184]" table:style-name="ce14">
            <text:p>886</text:p>
          </table:table-cell>
          <table:table-cell table:style-name="ce80"/>
          <table:table-cell table:number-columns-repeated="16375"/>
        </table:table-row>
        <table:table-row table:style-name="ro25">
          <table:table-cell office:value-type="date" office:date-value="2020-09-16T00:00:00" table:style-name="ce109">
            <text:p>16-Sep-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 table:formula="of:=SUM([.B186:.F186])" table:style-name="ce14">
            <text:p>2</text:p>
          </table:table-cell>
          <table:table-cell office:value-type="float" office:value="888" table:formula="of:=[.G186]+[.H185]" table:style-name="ce14">
            <text:p>888</text:p>
          </table:table-cell>
          <table:table-cell table:style-name="ce80"/>
          <table:table-cell table:number-columns-repeated="16375"/>
        </table:table-row>
        <table:table-row table:style-name="ro25">
          <table:table-cell office:value-type="date" office:date-value="2020-09-17T00:00:00" table:style-name="ce109">
            <text:p>17-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87:.F187])" table:style-name="ce14">
            <text:p>1</text:p>
          </table:table-cell>
          <table:table-cell office:value-type="float" office:value="889" table:formula="of:=[.G187]+[.H186]" table:style-name="ce14">
            <text:p>889</text:p>
          </table:table-cell>
          <table:table-cell table:style-name="ce80"/>
          <table:table-cell table:number-columns-repeated="16375"/>
        </table:table-row>
        <table:table-row table:style-name="ro25">
          <table:table-cell office:value-type="date" office:date-value="2020-09-18T00:00:00" table:style-name="ce109">
            <text:p>18-Sep-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88:.F188])" table:style-name="ce14">
            <text:p>2</text:p>
          </table:table-cell>
          <table:table-cell office:value-type="float" office:value="891" table:formula="of:=[.G188]+[.H187]" table:style-name="ce14">
            <text:p>891</text:p>
          </table:table-cell>
          <table:table-cell table:style-name="ce80"/>
          <table:table-cell table:number-columns-repeated="16375"/>
        </table:table-row>
        <table:table-row table:style-name="ro25">
          <table:table-cell office:value-type="date" office:date-value="2020-09-19T00:00:00" table:style-name="ce109">
            <text:p>19-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89:.F189])" table:style-name="ce14">
            <text:p>0</text:p>
          </table:table-cell>
          <table:table-cell office:value-type="float" office:value="891" table:formula="of:=[.G189]+[.H188]" table:style-name="ce14">
            <text:p>891</text:p>
          </table:table-cell>
          <table:table-cell table:style-name="ce80"/>
          <table:table-cell table:number-columns-repeated="16375"/>
        </table:table-row>
        <table:table-row table:style-name="ro25">
          <table:table-cell office:value-type="date" office:date-value="2020-09-20T00:00:00" table:style-name="ce109">
            <text:p>20-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90:.F190])" table:style-name="ce14">
            <text:p>0</text:p>
          </table:table-cell>
          <table:table-cell office:value-type="float" office:value="891" table:formula="of:=[.G190]+[.H189]" table:style-name="ce14">
            <text:p>891</text:p>
          </table:table-cell>
          <table:table-cell table:style-name="ce80"/>
          <table:table-cell table:number-columns-repeated="16375"/>
        </table:table-row>
        <table:table-row table:style-name="ro25">
          <table:table-cell office:value-type="date" office:date-value="2020-09-21T00:00:00" table:style-name="ce109">
            <text:p>21-Sep-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91:.F191])" table:style-name="ce14">
            <text:p>2</text:p>
          </table:table-cell>
          <table:table-cell office:value-type="float" office:value="893" table:formula="of:=[.G191]+[.H190]" table:style-name="ce14">
            <text:p>893</text:p>
          </table:table-cell>
          <table:table-cell table:style-name="ce80"/>
          <table:table-cell table:number-columns-repeated="16375"/>
        </table:table-row>
        <table:table-row table:style-name="ro25">
          <table:table-cell office:value-type="date" office:date-value="2020-09-22T00:00:00" table:style-name="ce109">
            <text:p>22-Sep-20</text:p>
          </table:table-cell>
          <table:table-cell office:value-type="float" office:value="3" table:style-name="ce151">
            <text:p>3</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192:.F192])" table:style-name="ce14">
            <text:p>4</text:p>
          </table:table-cell>
          <table:table-cell office:value-type="float" office:value="897" table:formula="of:=[.G192]+[.H191]" table:style-name="ce14">
            <text:p>897</text:p>
          </table:table-cell>
          <table:table-cell table:style-name="ce80"/>
          <table:table-cell table:number-columns-repeated="16375"/>
        </table:table-row>
        <table:table-row table:style-name="ro25">
          <table:table-cell office:value-type="date" office:date-value="2020-09-23T00:00:00" table:style-name="ce109">
            <text:p>23-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93:.F193])" table:style-name="ce14">
            <text:p>1</text:p>
          </table:table-cell>
          <table:table-cell office:value-type="float" office:value="898" table:formula="of:=[.G193]+[.H192]" table:style-name="ce14">
            <text:p>898</text:p>
          </table:table-cell>
          <table:table-cell table:style-name="ce80"/>
          <table:table-cell table:number-columns-repeated="16375"/>
        </table:table-row>
        <table:table-row table:style-name="ro25">
          <table:table-cell office:value-type="date" office:date-value="2020-09-24T00:00:00" table:style-name="ce109">
            <text:p>24-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94:.F194])" table:style-name="ce14">
            <text:p>1</text:p>
          </table:table-cell>
          <table:table-cell office:value-type="float" office:value="899" table:formula="of:=[.G194]+[.H193]" table:style-name="ce14">
            <text:p>899</text:p>
          </table:table-cell>
          <table:table-cell table:style-name="ce80"/>
          <table:table-cell table:number-columns-repeated="16375"/>
        </table:table-row>
        <table:table-row table:style-name="ro25">
          <table:table-cell office:value-type="date" office:date-value="2020-09-25T00:00:00" table:style-name="ce109">
            <text:p>25-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95:.F195])" table:style-name="ce14">
            <text:p>1</text:p>
          </table:table-cell>
          <table:table-cell office:value-type="float" office:value="900" table:formula="of:=[.G195]+[.H194]" table:style-name="ce14">
            <text:p>900</text:p>
          </table:table-cell>
          <table:table-cell table:style-name="ce80"/>
          <table:table-cell table:number-columns-repeated="16375"/>
        </table:table-row>
        <table:table-row table:style-name="ro25">
          <table:table-cell office:value-type="date" office:date-value="2020-09-26T00:00:00" table:style-name="ce109">
            <text:p>26-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96:.F196])" table:style-name="ce14">
            <text:p>0</text:p>
          </table:table-cell>
          <table:table-cell office:value-type="float" office:value="900" table:formula="of:=[.G196]+[.H195]" table:style-name="ce14">
            <text:p>900</text:p>
          </table:table-cell>
          <table:table-cell table:style-name="ce80"/>
          <table:table-cell table:number-columns-repeated="16375"/>
        </table:table-row>
        <table:table-row table:style-name="ro25">
          <table:table-cell office:value-type="date" office:date-value="2020-09-27T00:00:00" table:style-name="ce109">
            <text:p>27-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97:.F197])" table:style-name="ce14">
            <text:p>0</text:p>
          </table:table-cell>
          <table:table-cell office:value-type="float" office:value="900" table:formula="of:=[.G197]+[.H196]" table:style-name="ce14">
            <text:p>900</text:p>
          </table:table-cell>
          <table:table-cell table:style-name="ce80"/>
          <table:table-cell table:number-columns-repeated="16375"/>
        </table:table-row>
        <table:table-row table:style-name="ro25">
          <table:table-cell office:value-type="date" office:date-value="2020-09-28T00:00:00" table:style-name="ce109">
            <text:p>28-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98:.F198])" table:style-name="ce14">
            <text:p>1</text:p>
          </table:table-cell>
          <table:table-cell office:value-type="float" office:value="901" table:formula="of:=[.G198]+[.H197]" table:style-name="ce14">
            <text:p>901</text:p>
          </table:table-cell>
          <table:table-cell table:style-name="ce80"/>
          <table:table-cell table:number-columns-repeated="16375"/>
        </table:table-row>
        <table:table-row table:style-name="ro25">
          <table:table-cell office:value-type="date" office:date-value="2020-09-29T00:00:00" table:style-name="ce109">
            <text:p>29-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99:.F199])" table:style-name="ce14">
            <text:p>0</text:p>
          </table:table-cell>
          <table:table-cell office:value-type="float" office:value="901" table:formula="of:=[.G199]+[.H198]" table:style-name="ce14">
            <text:p>901</text:p>
          </table:table-cell>
          <table:table-cell table:style-name="ce80"/>
          <table:table-cell table:number-columns-repeated="16375"/>
        </table:table-row>
        <table:table-row table:style-name="ro25">
          <table:table-cell office:value-type="date" office:date-value="2020-09-30T00:00:00" table:style-name="ce109">
            <text:p>30-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200:.F200])" table:style-name="ce14">
            <text:p>1</text:p>
          </table:table-cell>
          <table:table-cell office:value-type="float" office:value="902" table:formula="of:=[.G200]+[.H199]" table:style-name="ce14">
            <text:p>902</text:p>
          </table:table-cell>
          <table:table-cell table:style-name="ce80"/>
          <table:table-cell table:number-columns-repeated="16375"/>
        </table:table-row>
        <table:table-row table:style-name="ro25">
          <table:table-cell office:value-type="date" office:date-value="2020-10-01T00:00:00" table:style-name="ce109">
            <text:p>01-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01:.F201])" table:style-name="ce14">
            <text:p>0</text:p>
          </table:table-cell>
          <table:table-cell office:value-type="float" office:value="902" table:formula="of:=[.G201]+[.H200]" table:style-name="ce14">
            <text:p>902</text:p>
          </table:table-cell>
          <table:table-cell table:style-name="ce80"/>
          <table:table-cell table:number-columns-repeated="16375"/>
        </table:table-row>
        <table:table-row table:style-name="ro25">
          <table:table-cell office:value-type="date" office:date-value="2020-10-02T00:00:00" table:style-name="ce109">
            <text:p>02-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02:.F202])" table:style-name="ce14">
            <text:p>0</text:p>
          </table:table-cell>
          <table:table-cell office:value-type="float" office:value="902" table:formula="of:=[.G202]+[.H201]" table:style-name="ce14">
            <text:p>902</text:p>
          </table:table-cell>
          <table:table-cell table:style-name="ce80"/>
          <table:table-cell table:number-columns-repeated="16375"/>
        </table:table-row>
        <table:table-row table:style-name="ro25">
          <table:table-cell office:value-type="date" office:date-value="2020-10-03T00:00:00" table:style-name="ce109">
            <text:p>03-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03:.F203])" table:style-name="ce14">
            <text:p>0</text:p>
          </table:table-cell>
          <table:table-cell office:value-type="float" office:value="902" table:formula="of:=[.G203]+[.H202]" table:style-name="ce14">
            <text:p>902</text:p>
          </table:table-cell>
          <table:table-cell table:style-name="ce80"/>
          <table:table-cell table:number-columns-repeated="16375"/>
        </table:table-row>
        <table:table-row table:style-name="ro25">
          <table:table-cell office:value-type="date" office:date-value="2020-10-04T00:00:00" table:style-name="ce109">
            <text:p>04-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04:.F204])" table:style-name="ce14">
            <text:p>0</text:p>
          </table:table-cell>
          <table:table-cell office:value-type="float" office:value="902" table:formula="of:=[.G204]+[.H203]" table:style-name="ce14">
            <text:p>902</text:p>
          </table:table-cell>
          <table:table-cell table:style-name="ce80"/>
          <table:table-cell table:number-columns-repeated="16375"/>
        </table:table-row>
        <table:table-row table:style-name="ro25">
          <table:table-cell office:value-type="date" office:date-value="2020-10-05T00:00:00" table:style-name="ce109">
            <text:p>05-Oct-20</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205:.F205])" table:style-name="ce14">
            <text:p>4</text:p>
          </table:table-cell>
          <table:table-cell office:value-type="float" office:value="906" table:formula="of:=[.G205]+[.H204]" table:style-name="ce14">
            <text:p>906</text:p>
          </table:table-cell>
          <table:table-cell table:style-name="ce80"/>
          <table:table-cell table:number-columns-repeated="16375"/>
        </table:table-row>
        <table:table-row table:style-name="ro25">
          <table:table-cell office:value-type="date" office:date-value="2020-10-06T00:00:00" table:style-name="ce109">
            <text:p>06-Oct-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206:.F206])" table:style-name="ce14">
            <text:p>1</text:p>
          </table:table-cell>
          <table:table-cell office:value-type="float" office:value="907" table:formula="of:=[.G206]+[.H205]" table:style-name="ce14">
            <text:p>907</text:p>
          </table:table-cell>
          <table:table-cell table:style-name="ce80"/>
          <table:table-cell table:number-columns-repeated="16375"/>
        </table:table-row>
        <table:table-row table:style-name="ro25">
          <table:table-cell office:value-type="date" office:date-value="2020-10-07T00:00:00" table:style-name="ce109">
            <text:p>07-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07:.F207])" table:style-name="ce14">
            <text:p>0</text:p>
          </table:table-cell>
          <table:table-cell office:value-type="float" office:value="907" table:formula="of:=[.G207]+[.H206]" table:style-name="ce14">
            <text:p>907</text:p>
          </table:table-cell>
          <table:table-cell table:style-name="ce80"/>
          <table:table-cell table:number-columns-repeated="16375"/>
        </table:table-row>
        <table:table-row table:style-name="ro25">
          <table:table-cell office:value-type="date" office:date-value="2020-10-08T00:00:00" table:style-name="ce109">
            <text:p>08-Oct-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208:.F208])" table:style-name="ce14">
            <text:p>2</text:p>
          </table:table-cell>
          <table:table-cell office:value-type="float" office:value="909" table:formula="of:=[.G208]+[.H207]" table:style-name="ce14">
            <text:p>909</text:p>
          </table:table-cell>
          <table:table-cell table:style-name="ce80"/>
          <table:table-cell table:number-columns-repeated="16375"/>
        </table:table-row>
        <table:table-row table:style-name="ro25">
          <table:table-cell office:value-type="date" office:date-value="2020-10-09T00:00:00" table:style-name="ce109">
            <text:p>09-Oct-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4" table:formula="of:=SUM([.B209:.F209])" table:style-name="ce14">
            <text:p>4</text:p>
          </table:table-cell>
          <table:table-cell office:value-type="float" office:value="913" table:formula="of:=[.G209]+[.H208]" table:style-name="ce14">
            <text:p>913</text:p>
          </table:table-cell>
          <table:table-cell table:style-name="ce80"/>
          <table:table-cell table:number-columns-repeated="16375"/>
        </table:table-row>
        <table:table-row table:style-name="ro25">
          <table:table-cell office:value-type="date" office:date-value="2020-10-10T00:00:00" table:style-name="ce109">
            <text:p>10-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0:.F210])" table:style-name="ce14">
            <text:p>0</text:p>
          </table:table-cell>
          <table:table-cell office:value-type="float" office:value="913" table:formula="of:=[.G210]+[.H209]" table:style-name="ce14">
            <text:p>913</text:p>
          </table:table-cell>
          <table:table-cell table:style-name="ce80"/>
          <table:table-cell table:number-columns-repeated="16375"/>
        </table:table-row>
        <table:table-row table:style-name="ro25">
          <table:table-cell office:value-type="date" office:date-value="2020-10-11T00:00:00" table:style-name="ce109">
            <text:p>11-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1:.F211])" table:style-name="ce14">
            <text:p>0</text:p>
          </table:table-cell>
          <table:table-cell office:value-type="float" office:value="913" table:formula="of:=[.G211]+[.H210]" table:style-name="ce14">
            <text:p>913</text:p>
          </table:table-cell>
          <table:table-cell table:style-name="ce80"/>
          <table:table-cell table:number-columns-repeated="16375"/>
        </table:table-row>
        <table:table-row table:style-name="ro25">
          <table:table-cell office:value-type="date" office:date-value="2020-10-12T00:00:00" table:style-name="ce109">
            <text:p>12-Oct-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3" table:formula="of:=SUM([.B212:.F212])" table:style-name="ce14">
            <text:p>3</text:p>
          </table:table-cell>
          <table:table-cell office:value-type="float" office:value="916" table:formula="of:=[.G212]+[.H211]" table:style-name="ce14">
            <text:p>916</text:p>
          </table:table-cell>
          <table:table-cell table:style-name="ce80"/>
          <table:table-cell table:number-columns-repeated="16375"/>
        </table:table-row>
        <table:table-row table:style-name="ro25">
          <table:table-cell office:value-type="date" office:date-value="2020-10-13T00:00:00" table:style-name="ce109">
            <text:p>13-Oct-20</text:p>
          </table:table-cell>
          <table:table-cell office:value-type="float" office:value="7" table:style-name="ce151">
            <text:p>7</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7" table:formula="of:=SUM([.B213:.F213])" table:style-name="ce14">
            <text:p>7</text:p>
          </table:table-cell>
          <table:table-cell office:value-type="float" office:value="923" table:formula="of:=[.G213]+[.H212]" table:style-name="ce14">
            <text:p>923</text:p>
          </table:table-cell>
          <table:table-cell table:style-name="ce80"/>
          <table:table-cell table:number-columns-repeated="16375"/>
        </table:table-row>
        <table:table-row table:style-name="ro25">
          <table:table-cell office:value-type="date" office:date-value="2020-10-14T00:00:00" table:style-name="ce109">
            <text:p>14-Oct-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214:.F214])" table:style-name="ce14">
            <text:p>2</text:p>
          </table:table-cell>
          <table:table-cell office:value-type="float" office:value="925" table:formula="of:=[.G214]+[.H213]" table:style-name="ce14">
            <text:p>925</text:p>
          </table:table-cell>
          <table:table-cell table:style-name="ce80"/>
          <table:table-cell table:number-columns-repeated="16375"/>
        </table:table-row>
        <table:table-row table:style-name="ro25">
          <table:table-cell office:value-type="date" office:date-value="2020-10-15T00:00:00" table:style-name="ce109">
            <text:p>15-Oct-20</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5" table:formula="of:=SUM([.B215:.F215])" table:style-name="ce14">
            <text:p>5</text:p>
          </table:table-cell>
          <table:table-cell office:value-type="float" office:value="930" table:formula="of:=[.G215]+[.H214]" table:style-name="ce14">
            <text:p>930</text:p>
          </table:table-cell>
          <table:table-cell table:style-name="ce80"/>
          <table:table-cell table:number-columns-repeated="16375"/>
        </table:table-row>
        <table:table-row table:style-name="ro25">
          <table:table-cell office:value-type="date" office:date-value="2020-10-16T00:00:00" table:style-name="ce109">
            <text:p>16-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6:.F216])" table:style-name="ce14">
            <text:p>0</text:p>
          </table:table-cell>
          <table:table-cell office:value-type="float" office:value="930" table:formula="of:=[.G216]+[.H215]" table:style-name="ce14">
            <text:p>930</text:p>
          </table:table-cell>
          <table:table-cell table:style-name="ce80"/>
          <table:table-cell table:number-columns-repeated="16375"/>
        </table:table-row>
        <table:table-row table:style-name="ro25">
          <table:table-cell office:value-type="date" office:date-value="2020-10-17T00:00:00" table:style-name="ce109">
            <text:p>17-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7:.F217])" table:style-name="ce14">
            <text:p>0</text:p>
          </table:table-cell>
          <table:table-cell office:value-type="float" office:value="930" table:formula="of:=[.G217]+[.H216]" table:style-name="ce14">
            <text:p>930</text:p>
          </table:table-cell>
          <table:table-cell table:style-name="ce80"/>
          <table:table-cell table:number-columns-repeated="16375"/>
        </table:table-row>
        <table:table-row table:style-name="ro25">
          <table:table-cell office:value-type="date" office:date-value="2020-10-18T00:00:00" table:style-name="ce109">
            <text:p>18-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8:.F218])" table:style-name="ce14">
            <text:p>0</text:p>
          </table:table-cell>
          <table:table-cell office:value-type="float" office:value="930" table:formula="of:=[.G218]+[.H217]" table:style-name="ce14">
            <text:p>930</text:p>
          </table:table-cell>
          <table:table-cell table:style-name="ce80"/>
          <table:table-cell table:number-columns-repeated="16375"/>
        </table:table-row>
        <table:table-row table:style-name="ro25">
          <table:table-cell office:value-type="date" office:date-value="2020-10-19T00:00:00" table:style-name="ce109">
            <text:p>19-Oct-20</text:p>
          </table:table-cell>
          <table:table-cell office:value-type="float" office:value="8" table:style-name="ce151">
            <text:p>8</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9" table:formula="of:=SUM([.B219:.F219])" table:style-name="ce14">
            <text:p>9</text:p>
          </table:table-cell>
          <table:table-cell office:value-type="float" office:value="939" table:formula="of:=[.G219]+[.H218]" table:style-name="ce14">
            <text:p>939</text:p>
          </table:table-cell>
          <table:table-cell table:style-name="ce80"/>
          <table:table-cell table:number-columns-repeated="16375"/>
        </table:table-row>
        <table:table-row table:style-name="ro25">
          <table:table-cell office:value-type="date" office:date-value="2020-10-20T00:00:00" table:style-name="ce109">
            <text:p>20-Oct-20</text:p>
          </table:table-cell>
          <table:table-cell office:value-type="float" office:value="10" table:style-name="ce151">
            <text:p>10</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220:.F220])" table:style-name="ce14">
            <text:p>13</text:p>
          </table:table-cell>
          <table:table-cell office:value-type="float" office:value="952" table:formula="of:=[.G220]+[.H219]" table:style-name="ce14">
            <text:p>952</text:p>
          </table:table-cell>
          <table:table-cell table:style-name="ce80"/>
          <table:table-cell table:number-columns-repeated="16375"/>
        </table:table-row>
        <table:table-row table:style-name="ro25">
          <table:table-cell office:value-type="date" office:date-value="2020-10-21T00:00:00" table:style-name="ce109">
            <text:p>21-Oct-20</text:p>
          </table:table-cell>
          <table:table-cell office:value-type="float" office:value="8" table:style-name="ce151">
            <text:p>8</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1" table:formula="of:=SUM([.B221:.F221])" table:style-name="ce14">
            <text:p>11</text:p>
          </table:table-cell>
          <table:table-cell office:value-type="float" office:value="963" table:formula="of:=[.G221]+[.H220]" table:style-name="ce14">
            <text:p>963</text:p>
          </table:table-cell>
          <table:table-cell table:style-name="ce80"/>
          <table:table-cell table:number-columns-repeated="16375"/>
        </table:table-row>
        <table:table-row table:style-name="ro25">
          <table:table-cell office:value-type="date" office:date-value="2020-10-22T00:00:00" table:style-name="ce109">
            <text:p>22-Oct-20</text:p>
          </table:table-cell>
          <table:table-cell office:value-type="float" office:value="2" table:style-name="ce151">
            <text:p>2</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222:.F222])" table:style-name="ce14">
            <text:p>4</text:p>
          </table:table-cell>
          <table:table-cell office:value-type="float" office:value="967" table:formula="of:=[.G222]+[.H221]" table:style-name="ce14">
            <text:p>967</text:p>
          </table:table-cell>
          <table:table-cell table:style-name="ce80"/>
          <table:table-cell table:number-columns-repeated="16375"/>
        </table:table-row>
        <table:table-row table:style-name="ro25">
          <table:table-cell office:value-type="date" office:date-value="2020-10-23T00:00:00" table:style-name="ce109">
            <text:p>23-Oct-20</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5" table:formula="of:=SUM([.B223:.F223])" table:style-name="ce14">
            <text:p>5</text:p>
          </table:table-cell>
          <table:table-cell office:value-type="float" office:value="972" table:formula="of:=[.G223]+[.H222]" table:style-name="ce14">
            <text:p>972</text:p>
          </table:table-cell>
          <table:table-cell table:style-name="ce80"/>
          <table:table-cell table:number-columns-repeated="16375"/>
        </table:table-row>
        <table:table-row table:style-name="ro16">
          <table:table-cell office:value-type="date" office:date-value="2020-10-24T00:00:00" table:style-name="ce109">
            <text:p>24-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4">
            <text:p>0</text:p>
          </table:table-cell>
          <table:table-cell office:value-type="float" office:value="972" table:formula="of:=[.G224]+[.H223]" table:style-name="ce14">
            <text:p>972</text:p>
          </table:table-cell>
          <table:table-cell table:style-name="ce80"/>
          <table:table-cell table:number-columns-repeated="16375"/>
        </table:table-row>
        <table:table-row table:style-name="ro16">
          <table:table-cell office:value-type="date" office:date-value="2020-10-25T00:00:00" table:style-name="ce109">
            <text:p>25-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25:.F225])" table:style-name="ce14">
            <text:p>0</text:p>
          </table:table-cell>
          <table:table-cell office:value-type="float" office:value="972" table:formula="of:=[.G225]+[.H224]" table:style-name="ce14">
            <text:p>972</text:p>
          </table:table-cell>
          <table:table-cell table:style-name="ce80"/>
          <table:table-cell table:number-columns-repeated="16375"/>
        </table:table-row>
        <table:table-row table:style-name="ro16">
          <table:table-cell office:value-type="date" office:date-value="2020-10-26T00:00:00" table:style-name="ce109">
            <text:p>26-Oct-20</text:p>
          </table:table-cell>
          <table:table-cell office:value-type="float" office:value="11" table:style-name="ce151">
            <text:p>11</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226:.F226])" table:style-name="ce14">
            <text:p>13</text:p>
          </table:table-cell>
          <table:table-cell office:value-type="float" office:value="985" table:formula="of:=[.G226]+[.H225]" table:style-name="ce14">
            <text:p>985</text:p>
          </table:table-cell>
          <table:table-cell table:style-name="ce80"/>
          <table:table-cell table:number-columns-repeated="16375"/>
        </table:table-row>
        <table:table-row table:style-name="ro16">
          <table:table-cell office:value-type="date" office:date-value="2020-10-27T00:00:00" table:style-name="ce109">
            <text:p>27-Oct-20</text:p>
          </table:table-cell>
          <table:table-cell office:value-type="float" office:value="8" table:style-name="ce151">
            <text:p>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8" table:formula="of:=SUM([.B227:.F227])" table:style-name="ce14">
            <text:p>8</text:p>
          </table:table-cell>
          <table:table-cell office:value-type="float" office:value="993" table:formula="of:=[.G227]+[.H226]" table:style-name="ce14">
            <text:p>993</text:p>
          </table:table-cell>
          <table:table-cell table:style-name="ce80"/>
          <table:table-cell table:number-columns-repeated="16375"/>
        </table:table-row>
        <table:table-row table:style-name="ro16">
          <table:table-cell office:value-type="date" office:date-value="2020-10-28T00:00:00" table:style-name="ce109">
            <text:p>28-Oct-20</text:p>
          </table:table-cell>
          <table:table-cell office:value-type="float" office:value="5" table:style-name="ce151">
            <text:p>5</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6" table:formula="of:=SUM([.B228:.F228])" table:style-name="ce14">
            <text:p>6</text:p>
          </table:table-cell>
          <table:table-cell office:value-type="float" office:value="999" table:formula="of:=[.G228]+[.H227]" table:style-name="ce14">
            <text:p>999</text:p>
          </table:table-cell>
          <table:table-cell table:style-name="ce80"/>
          <table:table-cell table:number-columns-repeated="16375"/>
        </table:table-row>
        <table:table-row table:style-name="ro16">
          <table:table-cell office:value-type="date" office:date-value="2020-10-29T00:00:00" table:style-name="ce109">
            <text:p>29-Oct-20</text:p>
          </table:table-cell>
          <table:table-cell office:value-type="float" office:value="11" table:style-name="ce151">
            <text:p>1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2" table:formula="of:=SUM([.B229:.F229])" table:style-name="ce14">
            <text:p>12</text:p>
          </table:table-cell>
          <table:table-cell office:value-type="float" office:value="1011" table:formula="of:=[.G229]+[.H228]" table:style-name="ce14">
            <text:p>1011</text:p>
          </table:table-cell>
          <table:table-cell table:style-name="ce80"/>
          <table:table-cell table:number-columns-repeated="16375"/>
        </table:table-row>
        <table:table-row table:style-name="ro16">
          <table:table-cell office:value-type="date" office:date-value="2020-10-30T00:00:00" table:style-name="ce109">
            <text:p>30-Oct-20</text:p>
          </table:table-cell>
          <table:table-cell office:value-type="float" office:value="9" table:style-name="ce151">
            <text:p>9</text:p>
          </table:table-cell>
          <table:table-cell office:value-type="float" office:value="1" table:style-name="ce151">
            <text:p>1</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12" table:formula="of:=SUM([.B230:.F230])" table:style-name="ce14">
            <text:p>12</text:p>
          </table:table-cell>
          <table:table-cell office:value-type="float" office:value="1023" table:formula="of:=[.G230]+[.H229]" table:style-name="ce14">
            <text:p>1023</text:p>
          </table:table-cell>
          <table:table-cell table:style-name="ce80"/>
          <table:table-cell table:number-columns-repeated="16375"/>
        </table:table-row>
        <table:table-row table:style-name="ro16">
          <table:table-cell office:value-type="date" office:date-value="2020-10-31T00:00:00" table:style-name="ce109">
            <text:p>31-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31:.F231])" table:style-name="ce14">
            <text:p>0</text:p>
          </table:table-cell>
          <table:table-cell office:value-type="float" office:value="1023" table:formula="of:=[.G231]+[.H230]" table:style-name="ce14">
            <text:p>1023</text:p>
          </table:table-cell>
          <table:table-cell table:style-name="ce80"/>
          <table:table-cell table:number-columns-repeated="16375"/>
        </table:table-row>
        <table:table-row table:style-name="ro16">
          <table:table-cell office:value-type="date" office:date-value="2020-11-01T00:00:00" table:style-name="ce109">
            <text:p>01-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32:.F232])" table:style-name="ce14">
            <text:p>0</text:p>
          </table:table-cell>
          <table:table-cell office:value-type="float" office:value="1023" table:formula="of:=[.G232]+[.H231]" table:style-name="ce14">
            <text:p>1023</text:p>
          </table:table-cell>
          <table:table-cell table:style-name="ce80"/>
          <table:table-cell table:number-columns-repeated="16375"/>
        </table:table-row>
        <table:table-row table:style-name="ro16">
          <table:table-cell office:value-type="date" office:date-value="2020-11-02T00:00:00" table:style-name="ce109">
            <text:p>02-Nov-20</text:p>
          </table:table-cell>
          <table:table-cell office:value-type="float" office:value="20" table:style-name="ce151">
            <text:p>20</text:p>
          </table:table-cell>
          <table:table-cell office:value-type="float" office:value="7" table:style-name="ce151">
            <text:p>7</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8" table:formula="of:=SUM([.B233:.F233])" table:style-name="ce14">
            <text:p>28</text:p>
          </table:table-cell>
          <table:table-cell office:value-type="float" office:value="1051" table:formula="of:=[.G233]+[.H232]" table:style-name="ce14">
            <text:p>1051</text:p>
          </table:table-cell>
          <table:table-cell table:style-name="ce80"/>
          <table:table-cell table:number-columns-repeated="16375"/>
        </table:table-row>
        <table:table-row table:style-name="ro16">
          <table:table-cell office:value-type="date" office:date-value="2020-11-03T00:00:00" table:style-name="ce109">
            <text:p>03-Nov-20</text:p>
          </table:table-cell>
          <table:table-cell office:value-type="float" office:value="9" table:style-name="ce151">
            <text:p>9</text:p>
          </table:table-cell>
          <table:table-cell office:value-type="float" office:value="3" table:style-name="ce151">
            <text:p>3</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234:.F234])" table:style-name="ce14">
            <text:p>13</text:p>
          </table:table-cell>
          <table:table-cell office:value-type="float" office:value="1064" table:formula="of:=[.G234]+[.H233]" table:style-name="ce14">
            <text:p>1064</text:p>
          </table:table-cell>
          <table:table-cell table:style-name="ce80"/>
          <table:table-cell table:number-columns-repeated="16375"/>
        </table:table-row>
        <table:table-row table:style-name="ro16">
          <table:table-cell office:value-type="date" office:date-value="2020-11-04T00:00:00" table:style-name="ce109">
            <text:p>04-Nov-20</text:p>
          </table:table-cell>
          <table:table-cell office:value-type="float" office:value="10" table:style-name="ce151">
            <text:p>10</text:p>
          </table:table-cell>
          <table:table-cell office:value-type="float" office:value="7" table:style-name="ce151">
            <text:p>7</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7" table:formula="of:=SUM([.B235:.F235])" table:style-name="ce14">
            <text:p>17</text:p>
          </table:table-cell>
          <table:table-cell office:value-type="float" office:value="1081" table:formula="of:=[.G235]+[.H234]" table:style-name="ce14">
            <text:p>1081</text:p>
          </table:table-cell>
          <table:table-cell table:style-name="ce80"/>
          <table:table-cell table:number-columns-repeated="16375"/>
        </table:table-row>
        <table:table-row table:style-name="ro16">
          <table:table-cell office:value-type="date" office:date-value="2020-11-05T00:00:00" table:style-name="ce109">
            <text:p>05-Nov-20</text:p>
          </table:table-cell>
          <table:table-cell office:value-type="float" office:value="8" table:style-name="ce151">
            <text:p>8</text:p>
          </table:table-cell>
          <table:table-cell office:value-type="float" office:value="1" table:style-name="ce151">
            <text:p>1</text:p>
          </table:table-cell>
          <table:table-cell office:value-type="float" office:value="0" table:style-name="ce151">
            <text:p>0</text:p>
          </table:table-cell>
          <table:table-cell office:value-type="float" office:value="4" table:style-name="ce151">
            <text:p>4</text:p>
          </table:table-cell>
          <table:table-cell office:value-type="float" office:value="0" table:style-name="ce151">
            <text:p>0</text:p>
          </table:table-cell>
          <table:table-cell office:value-type="float" office:value="13" table:formula="of:=SUM([.B236:.F236])" table:style-name="ce14">
            <text:p>13</text:p>
          </table:table-cell>
          <table:table-cell office:value-type="float" office:value="1094" table:formula="of:=[.G236]+[.H235]" table:style-name="ce14">
            <text:p>1094</text:p>
          </table:table-cell>
          <table:table-cell table:style-name="ce80"/>
          <table:table-cell table:number-columns-repeated="16375"/>
        </table:table-row>
        <table:table-row table:style-name="ro16">
          <table:table-cell office:value-type="date" office:date-value="2020-11-06T00:00:00" table:style-name="ce109">
            <text:p>06-Nov-20</text:p>
          </table:table-cell>
          <table:table-cell office:value-type="float" office:value="10" table:style-name="ce151">
            <text:p>10</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1" table:formula="of:=SUM([.B237:.F237])" table:style-name="ce14">
            <text:p>11</text:p>
          </table:table-cell>
          <table:table-cell office:value-type="float" office:value="1105" table:formula="of:=[.G237]+[.H236]" table:style-name="ce14">
            <text:p>1105</text:p>
          </table:table-cell>
          <table:table-cell table:style-name="ce80"/>
          <table:table-cell table:number-columns-repeated="16375"/>
        </table:table-row>
        <table:table-row table:style-name="ro16">
          <table:table-cell office:value-type="date" office:date-value="2020-11-07T00:00:00" table:style-name="ce109">
            <text:p>07-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38:.F238])" table:style-name="ce14">
            <text:p>0</text:p>
          </table:table-cell>
          <table:table-cell office:value-type="float" office:value="1105" table:formula="of:=[.G238]+[.H237]" table:style-name="ce14">
            <text:p>1105</text:p>
          </table:table-cell>
          <table:table-cell table:style-name="ce80"/>
          <table:table-cell table:number-columns-repeated="16375"/>
        </table:table-row>
        <table:table-row table:style-name="ro16">
          <table:table-cell office:value-type="date" office:date-value="2020-11-08T00:00:00" table:style-name="ce109">
            <text:p>08-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39:.F239])" table:style-name="ce14">
            <text:p>0</text:p>
          </table:table-cell>
          <table:table-cell office:value-type="float" office:value="1105" table:formula="of:=[.G239]+[.H238]" table:style-name="ce14">
            <text:p>1105</text:p>
          </table:table-cell>
          <table:table-cell table:style-name="ce80"/>
          <table:table-cell table:number-columns-repeated="16375"/>
        </table:table-row>
        <table:table-row table:style-name="ro16">
          <table:table-cell office:value-type="date" office:date-value="2020-11-09T00:00:00" table:style-name="ce109">
            <text:p>09-Nov-20</text:p>
          </table:table-cell>
          <table:table-cell office:value-type="float" office:value="17" table:style-name="ce151">
            <text:p>17</text:p>
          </table:table-cell>
          <table:table-cell office:value-type="float" office:value="11" table:style-name="ce151">
            <text:p>11</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31" table:formula="of:=SUM([.B240:.F240])" table:style-name="ce14">
            <text:p>31</text:p>
          </table:table-cell>
          <table:table-cell office:value-type="float" office:value="1136" table:formula="of:=[.G240]+[.H239]" table:style-name="ce14">
            <text:p>1136</text:p>
          </table:table-cell>
          <table:table-cell table:style-name="ce80"/>
          <table:table-cell table:number-columns-repeated="16375"/>
        </table:table-row>
        <table:table-row table:style-name="ro16">
          <table:table-cell office:value-type="date" office:date-value="2020-11-10T00:00:00" table:style-name="ce109">
            <text:p>10-Nov-20</text:p>
          </table:table-cell>
          <table:table-cell office:value-type="float" office:value="12" table:style-name="ce151">
            <text:p>12</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7" table:formula="of:=SUM([.B241:.F241])" table:style-name="ce14">
            <text:p>17</text:p>
          </table:table-cell>
          <table:table-cell office:value-type="float" office:value="1153" table:formula="of:=[.G241]+[.H240]" table:style-name="ce14">
            <text:p>1153</text:p>
          </table:table-cell>
          <table:table-cell table:style-name="ce80"/>
          <table:table-cell table:number-columns-repeated="16375"/>
        </table:table-row>
        <table:table-row table:style-name="ro16">
          <table:table-cell office:value-type="date" office:date-value="2020-11-11T00:00:00" table:style-name="ce109">
            <text:p>11-Nov-20</text:p>
          </table:table-cell>
          <table:table-cell office:value-type="float" office:value="12" table:style-name="ce151">
            <text:p>12</text:p>
          </table:table-cell>
          <table:table-cell office:value-type="float" office:value="6" table:style-name="ce151">
            <text:p>6</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8" table:formula="of:=SUM([.B242:.F242])" table:style-name="ce14">
            <text:p>18</text:p>
          </table:table-cell>
          <table:table-cell office:value-type="float" office:value="1171" table:formula="of:=[.G242]+[.H241]" table:style-name="ce14">
            <text:p>1171</text:p>
          </table:table-cell>
          <table:table-cell table:style-name="ce80"/>
          <table:table-cell table:number-columns-repeated="16375"/>
        </table:table-row>
        <table:table-row table:style-name="ro16">
          <table:table-cell office:value-type="date" office:date-value="2020-11-12T00:00:00" table:style-name="ce109">
            <text:p>12-Nov-20</text:p>
          </table:table-cell>
          <table:table-cell office:value-type="float" office:value="13" table:style-name="ce151">
            <text:p>13</text:p>
          </table:table-cell>
          <table:table-cell office:value-type="float" office:value="0" table:style-name="ce151">
            <text:p>0</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5" table:formula="of:=SUM([.B243:.F243])" table:style-name="ce14">
            <text:p>15</text:p>
          </table:table-cell>
          <table:table-cell office:value-type="float" office:value="1186" table:formula="of:=[.G243]+[.H242]" table:style-name="ce14">
            <text:p>1186</text:p>
          </table:table-cell>
          <table:table-cell table:style-name="ce80"/>
          <table:table-cell table:number-columns-repeated="16375"/>
        </table:table-row>
        <table:table-row table:style-name="ro16">
          <table:table-cell office:value-type="date" office:date-value="2020-11-13T00:00:00" table:style-name="ce109">
            <text:p>13-Nov-20</text:p>
          </table:table-cell>
          <table:table-cell office:value-type="float" office:value="6" table:style-name="ce151">
            <text:p>6</text:p>
          </table:table-cell>
          <table:table-cell office:value-type="float" office:value="7" table:style-name="ce151">
            <text:p>7</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5" table:formula="of:=SUM([.B244:.F244])" table:style-name="ce14">
            <text:p>15</text:p>
          </table:table-cell>
          <table:table-cell office:value-type="float" office:value="1201" table:formula="of:=[.G244]+[.H243]" table:style-name="ce14">
            <text:p>1201</text:p>
          </table:table-cell>
          <table:table-cell table:style-name="ce80"/>
          <table:table-cell table:number-columns-repeated="16375"/>
        </table:table-row>
        <table:table-row table:style-name="ro16">
          <table:table-cell office:value-type="date" office:date-value="2020-11-14T00:00:00" table:style-name="ce109">
            <text:p>14-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45:.F245])" table:style-name="ce14">
            <text:p>0</text:p>
          </table:table-cell>
          <table:table-cell office:value-type="float" office:value="1201" table:formula="of:=[.G245]+[.H244]" table:style-name="ce14">
            <text:p>1201</text:p>
          </table:table-cell>
          <table:table-cell table:style-name="ce80"/>
          <table:table-cell table:number-columns-repeated="16375"/>
        </table:table-row>
        <table:table-row table:style-name="ro16">
          <table:table-cell office:value-type="date" office:date-value="2020-11-15T00:00:00" table:style-name="ce109">
            <text:p>15-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46:.F246])" table:style-name="ce14">
            <text:p>0</text:p>
          </table:table-cell>
          <table:table-cell office:value-type="float" office:value="1201" table:formula="of:=[.G246]+[.H245]" table:style-name="ce14">
            <text:p>1201</text:p>
          </table:table-cell>
          <table:table-cell table:style-name="ce80"/>
          <table:table-cell table:number-columns-repeated="16375"/>
        </table:table-row>
        <table:table-row table:style-name="ro16">
          <table:table-cell office:value-type="date" office:date-value="2020-11-16T00:00:00" table:style-name="ce109">
            <text:p>16-Nov-20</text:p>
          </table:table-cell>
          <table:table-cell office:value-type="float" office:value="16" table:style-name="ce151">
            <text:p>16</text:p>
          </table:table-cell>
          <table:table-cell office:value-type="float" office:value="6" table:style-name="ce151">
            <text:p>6</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5" table:formula="of:=SUM([.B247:.F247])" table:style-name="ce14">
            <text:p>25</text:p>
          </table:table-cell>
          <table:table-cell office:value-type="float" office:value="1226" table:formula="of:=[.G247]+[.H246]" table:style-name="ce14">
            <text:p>1226</text:p>
          </table:table-cell>
          <table:table-cell table:style-name="ce80"/>
          <table:table-cell table:number-columns-repeated="16375"/>
        </table:table-row>
        <table:table-row table:style-name="ro16">
          <table:table-cell office:value-type="date" office:date-value="2020-11-17T00:00:00" table:style-name="ce109">
            <text:p>17-Nov-20</text:p>
          </table:table-cell>
          <table:table-cell office:value-type="float" office:value="13" table:style-name="ce151">
            <text:p>13</text:p>
          </table:table-cell>
          <table:table-cell office:value-type="float" office:value="6" table:style-name="ce151">
            <text:p>6</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2" table:formula="of:=SUM([.B248:.F248])" table:style-name="ce14">
            <text:p>22</text:p>
          </table:table-cell>
          <table:table-cell office:value-type="float" office:value="1248" table:formula="of:=[.G248]+[.H247]" table:style-name="ce14">
            <text:p>1248</text:p>
          </table:table-cell>
          <table:table-cell table:style-name="ce80"/>
          <table:table-cell table:number-columns-repeated="16375"/>
        </table:table-row>
        <table:table-row table:style-name="ro16">
          <table:table-cell office:value-type="date" office:date-value="2020-11-18T00:00:00" table:style-name="ce109">
            <text:p>18-Nov-20</text:p>
          </table:table-cell>
          <table:table-cell office:value-type="float" office:value="10" table:style-name="ce151">
            <text:p>10</text:p>
          </table:table-cell>
          <table:table-cell office:value-type="float" office:value="6" table:style-name="ce151">
            <text:p>6</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6" table:formula="of:=SUM([.B249:.F249])" table:style-name="ce14">
            <text:p>16</text:p>
          </table:table-cell>
          <table:table-cell office:value-type="float" office:value="1264" table:formula="of:=[.G249]+[.H248]" table:style-name="ce14">
            <text:p>1264</text:p>
          </table:table-cell>
          <table:table-cell table:style-name="ce80"/>
          <table:table-cell table:number-columns-repeated="16375"/>
        </table:table-row>
        <table:table-row table:style-name="ro16">
          <table:table-cell office:value-type="date" office:date-value="2020-11-19T00:00:00" table:style-name="ce109">
            <text:p>19-Nov-20</text:p>
          </table:table-cell>
          <table:table-cell office:value-type="float" office:value="14" table:style-name="ce151">
            <text:p>14</text:p>
          </table:table-cell>
          <table:table-cell office:value-type="float" office:value="3" table:style-name="ce151">
            <text:p>3</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9" table:formula="of:=SUM([.B250:.F250])" table:style-name="ce14">
            <text:p>19</text:p>
          </table:table-cell>
          <table:table-cell office:value-type="float" office:value="1283" table:formula="of:=[.G250]+[.H249]" table:style-name="ce14">
            <text:p>1283</text:p>
          </table:table-cell>
          <table:table-cell table:style-name="ce80"/>
          <table:table-cell table:number-columns-repeated="16375"/>
        </table:table-row>
        <table:table-row table:style-name="ro16">
          <table:table-cell office:value-type="date" office:date-value="2020-11-20T00:00:00" table:style-name="ce109">
            <text:p>20-Nov-20</text:p>
          </table:table-cell>
          <table:table-cell office:value-type="float" office:value="9" table:style-name="ce151">
            <text:p>9</text:p>
          </table:table-cell>
          <table:table-cell office:value-type="float" office:value="7" table:style-name="ce151">
            <text:p>7</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8" table:formula="of:=SUM([.B251:.F251])" table:style-name="ce14">
            <text:p>18</text:p>
          </table:table-cell>
          <table:table-cell office:value-type="float" office:value="1301" table:formula="of:=[.G251]+[.H250]" table:style-name="ce14">
            <text:p>1301</text:p>
          </table:table-cell>
          <table:table-cell table:style-name="ce80"/>
          <table:table-cell table:number-columns-repeated="16375"/>
        </table:table-row>
        <table:table-row table:style-name="ro16">
          <table:table-cell office:value-type="date" office:date-value="2020-11-21T00:00:00" table:style-name="ce109">
            <text:p>21-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52:.F252])" table:style-name="ce14">
            <text:p>0</text:p>
          </table:table-cell>
          <table:table-cell office:value-type="float" office:value="1301" table:formula="of:=[.G252]+[.H251]" table:style-name="ce14">
            <text:p>1301</text:p>
          </table:table-cell>
          <table:table-cell table:style-name="ce80"/>
          <table:table-cell table:number-columns-repeated="16375"/>
        </table:table-row>
        <table:table-row table:style-name="ro16">
          <table:table-cell office:value-type="date" office:date-value="2020-11-22T00:00:00" table:style-name="ce109">
            <text:p>22-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53:.F253])" table:style-name="ce14">
            <text:p>0</text:p>
          </table:table-cell>
          <table:table-cell office:value-type="float" office:value="1301" table:formula="of:=[.G253]+[.H252]" table:style-name="ce14">
            <text:p>1301</text:p>
          </table:table-cell>
          <table:table-cell table:style-name="ce80"/>
          <table:table-cell table:number-columns-repeated="16375"/>
        </table:table-row>
        <table:table-row table:style-name="ro16">
          <table:table-cell office:value-type="date" office:date-value="2020-11-23T00:00:00" table:style-name="ce109">
            <text:p>23-Nov-20</text:p>
          </table:table-cell>
          <table:table-cell office:value-type="float" office:value="22" table:style-name="ce151">
            <text:p>22</text:p>
          </table:table-cell>
          <table:table-cell office:value-type="float" office:value="8" table:style-name="ce151">
            <text:p>8</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1" table:formula="of:=SUM([.B254:.F254])" table:style-name="ce14">
            <text:p>31</text:p>
          </table:table-cell>
          <table:table-cell office:value-type="float" office:value="1332" table:formula="of:=[.G254]+[.H253]" table:style-name="ce14">
            <text:p>1332</text:p>
          </table:table-cell>
          <table:table-cell table:style-name="ce80"/>
          <table:table-cell table:number-columns-repeated="16375"/>
        </table:table-row>
        <table:table-row table:style-name="ro16">
          <table:table-cell office:value-type="date" office:date-value="2020-11-24T00:00:00" table:style-name="ce109">
            <text:p>24-Nov-20</text:p>
          </table:table-cell>
          <table:table-cell office:value-type="float" office:value="14" table:style-name="ce151">
            <text:p>14</text:p>
          </table:table-cell>
          <table:table-cell office:value-type="float" office:value="6" table:style-name="ce151">
            <text:p>6</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0" table:formula="of:=SUM([.B255:.F255])" table:style-name="ce14">
            <text:p>20</text:p>
          </table:table-cell>
          <table:table-cell office:value-type="float" office:value="1352" table:formula="of:=[.G255]+[.H254]" table:style-name="ce14">
            <text:p>1352</text:p>
          </table:table-cell>
          <table:table-cell table:style-name="ce80"/>
          <table:table-cell table:number-columns-repeated="16375"/>
        </table:table-row>
        <table:table-row table:style-name="ro16">
          <table:table-cell office:value-type="date" office:date-value="2020-11-25T00:00:00" table:style-name="ce109">
            <text:p>25-Nov-20</text:p>
          </table:table-cell>
          <table:table-cell office:value-type="float" office:value="4" table:style-name="ce151">
            <text:p>4</text:p>
          </table:table-cell>
          <table:table-cell office:value-type="float" office:value="5" table:style-name="ce151">
            <text:p>5</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1" table:formula="of:=SUM([.B256:.F256])" table:style-name="ce14">
            <text:p>11</text:p>
          </table:table-cell>
          <table:table-cell office:value-type="float" office:value="1363" table:formula="of:=[.G256]+[.H255]" table:style-name="ce14">
            <text:p>1363</text:p>
          </table:table-cell>
          <table:table-cell table:style-name="ce80"/>
          <table:table-cell table:number-columns-repeated="16375"/>
        </table:table-row>
        <table:table-row table:style-name="ro16">
          <table:table-cell office:value-type="date" office:date-value="2020-11-26T00:00:00" table:style-name="ce109">
            <text:p>26-Nov-20</text:p>
          </table:table-cell>
          <table:table-cell office:value-type="float" office:value="9" table:style-name="ce151">
            <text:p>9</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9" table:formula="of:=SUM([.B257:.F257])" table:style-name="ce14">
            <text:p>9</text:p>
          </table:table-cell>
          <table:table-cell office:value-type="float" office:value="1372" table:formula="of:=[.G257]+[.H256]" table:style-name="ce14">
            <text:p>1372</text:p>
          </table:table-cell>
          <table:table-cell table:style-name="ce80"/>
          <table:table-cell table:number-columns-repeated="16375"/>
        </table:table-row>
        <table:table-row table:style-name="ro16">
          <table:table-cell office:value-type="date" office:date-value="2020-11-27T00:00:00" table:style-name="ce109">
            <text:p>27-Nov-20</text:p>
          </table:table-cell>
          <table:table-cell office:value-type="float" office:value="5" table:style-name="ce151">
            <text:p>5</text:p>
          </table:table-cell>
          <table:table-cell office:value-type="float" office:value="4" table:style-name="ce151">
            <text:p>4</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0" table:formula="of:=SUM([.B258:.F258])" table:style-name="ce14">
            <text:p>10</text:p>
          </table:table-cell>
          <table:table-cell office:value-type="float" office:value="1382" table:formula="of:=[.G258]+[.H257]" table:style-name="ce14">
            <text:p>1382</text:p>
          </table:table-cell>
          <table:table-cell table:style-name="ce80"/>
          <table:table-cell table:number-columns-repeated="16375"/>
        </table:table-row>
        <table:table-row table:style-name="ro16">
          <table:table-cell office:value-type="date" office:date-value="2020-11-28T00:00:00" table:style-name="ce109">
            <text:p>28-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59:.F259])" table:style-name="ce14">
            <text:p>0</text:p>
          </table:table-cell>
          <table:table-cell office:value-type="float" office:value="1382" table:formula="of:=[.G259]+[.H258]" table:style-name="ce14">
            <text:p>1382</text:p>
          </table:table-cell>
          <table:table-cell table:style-name="ce80"/>
          <table:table-cell table:number-columns-repeated="16375"/>
        </table:table-row>
        <table:table-row table:style-name="ro16">
          <table:table-cell office:value-type="date" office:date-value="2020-11-29T00:00:00" table:style-name="ce109">
            <text:p>29-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60:.F260])" table:style-name="ce14">
            <text:p>0</text:p>
          </table:table-cell>
          <table:table-cell office:value-type="float" office:value="1382" table:formula="of:=[.G260]+[.H259]" table:style-name="ce14">
            <text:p>1382</text:p>
          </table:table-cell>
          <table:table-cell table:style-name="ce80"/>
          <table:table-cell table:number-columns-repeated="16375"/>
        </table:table-row>
        <table:table-row table:style-name="ro16">
          <table:table-cell office:value-type="date" office:date-value="2020-11-30T00:00:00" table:style-name="ce109">
            <text:p>30-Nov-20</text:p>
          </table:table-cell>
          <table:table-cell office:value-type="float" office:value="16" table:style-name="ce151">
            <text:p>16</text:p>
          </table:table-cell>
          <table:table-cell office:value-type="float" office:value="7" table:style-name="ce151">
            <text:p>7</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4" table:formula="of:=SUM([.B261:.F261])" table:style-name="ce14">
            <text:p>24</text:p>
          </table:table-cell>
          <table:table-cell office:value-type="float" office:value="1406" table:formula="of:=[.G261]+[.H260]" table:style-name="ce14">
            <text:p>1406</text:p>
          </table:table-cell>
          <table:table-cell table:style-name="ce80"/>
          <table:table-cell table:number-columns-repeated="16375"/>
        </table:table-row>
        <table:table-row table:style-name="ro16">
          <table:table-cell office:value-type="date" office:date-value="2020-12-01T00:00:00" table:style-name="ce109">
            <text:p>01-Dec-20</text:p>
          </table:table-cell>
          <table:table-cell office:value-type="float" office:value="14" table:style-name="ce151">
            <text:p>14</text:p>
          </table:table-cell>
          <table:table-cell office:value-type="float" office:value="7" table:style-name="ce151">
            <text:p>7</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4" table:formula="of:=SUM([.B262:.F262])" table:style-name="ce14">
            <text:p>24</text:p>
          </table:table-cell>
          <table:table-cell office:value-type="float" office:value="1430" table:formula="of:=[.G262]+[.H261]" table:style-name="ce14">
            <text:p>1430</text:p>
          </table:table-cell>
          <table:table-cell table:style-name="ce80"/>
          <table:table-cell table:number-columns-repeated="16375"/>
        </table:table-row>
        <table:table-row table:style-name="ro16">
          <table:table-cell office:value-type="date" office:date-value="2020-12-02T00:00:00" table:style-name="ce109">
            <text:p>02-Dec-20</text:p>
          </table:table-cell>
          <table:table-cell office:value-type="float" office:value="7" table:style-name="ce151">
            <text:p>7</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263:.F263])" table:style-name="ce14">
            <text:p>13</text:p>
          </table:table-cell>
          <table:table-cell office:value-type="float" office:value="1443" table:formula="of:=[.G263]+[.H262]" table:style-name="ce14">
            <text:p>1443</text:p>
          </table:table-cell>
          <table:table-cell table:style-name="ce80"/>
          <table:table-cell table:number-columns-repeated="16375"/>
        </table:table-row>
        <table:table-row table:style-name="ro16">
          <table:table-cell office:value-type="date" office:date-value="2020-12-03T00:00:00" table:style-name="ce109">
            <text:p>03-Dec-20</text:p>
          </table:table-cell>
          <table:table-cell office:value-type="float" office:value="10" table:style-name="ce151">
            <text:p>10</text:p>
          </table:table-cell>
          <table:table-cell office:value-type="float" office:value="9" table:style-name="ce151">
            <text:p>9</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1" table:formula="of:=SUM([.B264:.F264])" table:style-name="ce14">
            <text:p>21</text:p>
          </table:table-cell>
          <table:table-cell office:value-type="float" office:value="1464" table:formula="of:=[.G264]+[.H263]" table:style-name="ce14">
            <text:p>1464</text:p>
          </table:table-cell>
          <table:table-cell table:style-name="ce80"/>
          <table:table-cell table:number-columns-repeated="16375"/>
        </table:table-row>
        <table:table-row table:style-name="ro16">
          <table:table-cell office:value-type="date" office:date-value="2020-12-04T00:00:00" table:style-name="ce109">
            <text:p>04-Dec-20</text:p>
          </table:table-cell>
          <table:table-cell office:value-type="float" office:value="8" table:style-name="ce151">
            <text:p>8</text:p>
          </table:table-cell>
          <table:table-cell office:value-type="float" office:value="6" table:style-name="ce151">
            <text:p>6</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6" table:formula="of:=SUM([.B265:.F265])" table:style-name="ce14">
            <text:p>16</text:p>
          </table:table-cell>
          <table:table-cell office:value-type="float" office:value="1480" table:formula="of:=[.G265]+[.H264]" table:style-name="ce14">
            <text:p>1480</text:p>
          </table:table-cell>
          <table:table-cell table:style-name="ce80"/>
          <table:table-cell table:number-columns-repeated="16375"/>
        </table:table-row>
        <table:table-row table:style-name="ro16">
          <table:table-cell office:value-type="date" office:date-value="2020-12-05T00:00:00" table:style-name="ce109">
            <text:p>05-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66:.F266])" table:style-name="ce14">
            <text:p>0</text:p>
          </table:table-cell>
          <table:table-cell office:value-type="float" office:value="1480" table:formula="of:=[.G266]+[.H265]" table:style-name="ce14">
            <text:p>1480</text:p>
          </table:table-cell>
          <table:table-cell table:style-name="ce80"/>
          <table:table-cell table:number-columns-repeated="16375"/>
        </table:table-row>
        <table:table-row table:style-name="ro16">
          <table:table-cell office:value-type="date" office:date-value="2020-12-06T00:00:00" table:style-name="ce109">
            <text:p>06-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67:.F267])" table:style-name="ce14">
            <text:p>0</text:p>
          </table:table-cell>
          <table:table-cell office:value-type="float" office:value="1480" table:formula="of:=[.G267]+[.H266]" table:style-name="ce14">
            <text:p>1480</text:p>
          </table:table-cell>
          <table:table-cell table:style-name="ce80"/>
          <table:table-cell table:number-columns-repeated="16375"/>
        </table:table-row>
        <table:table-row table:style-name="ro16">
          <table:table-cell office:value-type="date" office:date-value="2020-12-07T00:00:00" table:style-name="ce109">
            <text:p>07-Dec-20</text:p>
          </table:table-cell>
          <table:table-cell office:value-type="float" office:value="14" table:style-name="ce151">
            <text:p>14</text:p>
          </table:table-cell>
          <table:table-cell office:value-type="float" office:value="6" table:style-name="ce151">
            <text:p>6</text:p>
          </table:table-cell>
          <table:table-cell office:value-type="float" office:value="0" table:style-name="ce151">
            <text:p>0</text:p>
          </table:table-cell>
          <table:table-cell office:value-type="float" office:value="1" table:style-name="ce151">
            <text:p>1</text:p>
          </table:table-cell>
          <table:table-cell office:value-type="float" office:value="1" table:style-name="ce151">
            <text:p>1</text:p>
          </table:table-cell>
          <table:table-cell office:value-type="float" office:value="22" table:formula="of:=SUM([.B268:.F268])" table:style-name="ce14">
            <text:p>22</text:p>
          </table:table-cell>
          <table:table-cell office:value-type="float" office:value="1502" table:formula="of:=[.G268]+[.H267]" table:style-name="ce14">
            <text:p>1502</text:p>
          </table:table-cell>
          <table:table-cell table:style-name="ce80"/>
          <table:table-cell table:number-columns-repeated="16375"/>
        </table:table-row>
        <table:table-row table:style-name="ro16">
          <table:table-cell office:value-type="date" office:date-value="2020-12-08T00:00:00" table:style-name="ce109">
            <text:p>08-Dec-20</text:p>
          </table:table-cell>
          <table:table-cell office:value-type="float" office:value="12" table:style-name="ce151">
            <text:p>12</text:p>
          </table:table-cell>
          <table:table-cell office:value-type="float" office:value="5" table:style-name="ce151">
            <text:p>5</text:p>
          </table:table-cell>
          <table:table-cell office:value-type="float" office:value="0" table:style-name="ce151">
            <text:p>0</text:p>
          </table:table-cell>
          <table:table-cell office:value-type="float" office:value="2" table:style-name="ce151">
            <text:p>2</text:p>
          </table:table-cell>
          <table:table-cell office:value-type="float" office:value="1" table:style-name="ce151">
            <text:p>1</text:p>
          </table:table-cell>
          <table:table-cell office:value-type="float" office:value="20" table:formula="of:=SUM([.B269:.F269])" table:style-name="ce14">
            <text:p>20</text:p>
          </table:table-cell>
          <table:table-cell office:value-type="float" office:value="1522" table:formula="of:=[.G269]+[.H268]" table:style-name="ce14">
            <text:p>1522</text:p>
          </table:table-cell>
          <table:table-cell table:style-name="ce80"/>
          <table:table-cell table:number-columns-repeated="16375"/>
        </table:table-row>
        <table:table-row table:style-name="ro16">
          <table:table-cell office:value-type="date" office:date-value="2020-12-09T00:00:00" table:style-name="ce109">
            <text:p>09-Dec-20</text:p>
          </table:table-cell>
          <table:table-cell office:value-type="float" office:value="13" table:style-name="ce151">
            <text:p>13</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8" table:formula="of:=SUM([.B270:.F270])" table:style-name="ce14">
            <text:p>18</text:p>
          </table:table-cell>
          <table:table-cell office:value-type="float" office:value="1540" table:formula="of:=[.G270]+[.H269]" table:style-name="ce14">
            <text:p>1540</text:p>
          </table:table-cell>
          <table:table-cell table:style-name="ce80"/>
          <table:table-cell table:number-columns-repeated="16375"/>
        </table:table-row>
        <table:table-row table:style-name="ro16">
          <table:table-cell office:value-type="date" office:date-value="2020-12-10T00:00:00" table:style-name="ce109">
            <text:p>10-Dec-20</text:p>
          </table:table-cell>
          <table:table-cell office:value-type="float" office:value="10" table:style-name="ce151">
            <text:p>1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2" table:formula="of:=SUM([.B271:.F271])" table:style-name="ce14">
            <text:p>12</text:p>
          </table:table-cell>
          <table:table-cell office:value-type="float" office:value="1552" table:formula="of:=[.G271]+[.H270]" table:style-name="ce14">
            <text:p>1552</text:p>
          </table:table-cell>
          <table:table-cell table:style-name="ce80"/>
          <table:table-cell table:number-columns-repeated="16375"/>
        </table:table-row>
        <table:table-row table:style-name="ro16">
          <table:table-cell office:value-type="date" office:date-value="2020-12-11T00:00:00" table:style-name="ce109">
            <text:p>11-Dec-20</text:p>
          </table:table-cell>
          <table:table-cell office:value-type="float" office:value="12" table:style-name="ce151">
            <text:p>12</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5" table:formula="of:=SUM([.B272:.F272])" table:style-name="ce14">
            <text:p>15</text:p>
          </table:table-cell>
          <table:table-cell office:value-type="float" office:value="1567" table:formula="of:=[.G272]+[.H271]" table:style-name="ce14">
            <text:p>1567</text:p>
          </table:table-cell>
          <table:table-cell table:style-name="ce80"/>
          <table:table-cell table:number-columns-repeated="16375"/>
        </table:table-row>
        <table:table-row table:style-name="ro16">
          <table:table-cell office:value-type="date" office:date-value="2020-12-12T00:00:00" table:style-name="ce109">
            <text:p>12-Dec-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273:.F273])" table:style-name="ce14">
            <text:p>1</text:p>
          </table:table-cell>
          <table:table-cell office:value-type="float" office:value="1568" table:formula="of:=[.G273]+[.H272]" table:style-name="ce14">
            <text:p>1568</text:p>
          </table:table-cell>
          <table:table-cell table:style-name="ce80"/>
          <table:table-cell table:number-columns-repeated="16375"/>
        </table:table-row>
        <table:table-row table:style-name="ro16">
          <table:table-cell office:value-type="date" office:date-value="2020-12-13T00:00:00" table:style-name="ce109">
            <text:p>13-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74:.F274])" table:style-name="ce14">
            <text:p>0</text:p>
          </table:table-cell>
          <table:table-cell office:value-type="float" office:value="1568" table:formula="of:=[.G274]+[.H273]" table:style-name="ce14">
            <text:p>1568</text:p>
          </table:table-cell>
          <table:table-cell table:style-name="ce80"/>
          <table:table-cell table:number-columns-repeated="16375"/>
        </table:table-row>
        <table:table-row table:style-name="ro16">
          <table:table-cell office:value-type="date" office:date-value="2020-12-14T00:00:00" table:style-name="ce109">
            <text:p>14-Dec-20</text:p>
          </table:table-cell>
          <table:table-cell office:value-type="float" office:value="15" table:style-name="ce151">
            <text:p>15</text:p>
          </table:table-cell>
          <table:table-cell office:value-type="float" office:value="10" table:style-name="ce151">
            <text:p>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5" table:formula="of:=SUM([.B275:.F275])" table:style-name="ce14">
            <text:p>25</text:p>
          </table:table-cell>
          <table:table-cell office:value-type="float" office:value="1593" table:formula="of:=[.G275]+[.H274]" table:style-name="ce14">
            <text:p>1593</text:p>
          </table:table-cell>
          <table:table-cell table:style-name="ce80"/>
          <table:table-cell table:number-columns-repeated="16375"/>
        </table:table-row>
        <table:table-row table:style-name="ro16">
          <table:table-cell office:value-type="date" office:date-value="2020-12-15T00:00:00" table:style-name="ce109">
            <text:p>15-Dec-20</text:p>
          </table:table-cell>
          <table:table-cell office:value-type="float" office:value="10" table:style-name="ce151">
            <text:p>10</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5" table:formula="of:=SUM([.B276:.F276])" table:style-name="ce14">
            <text:p>15</text:p>
          </table:table-cell>
          <table:table-cell office:value-type="float" office:value="1608" table:formula="of:=[.G276]+[.H275]" table:style-name="ce14">
            <text:p>1608</text:p>
          </table:table-cell>
          <table:table-cell table:style-name="ce80"/>
          <table:table-cell table:number-columns-repeated="16375"/>
        </table:table-row>
        <table:table-row table:style-name="ro16">
          <table:table-cell office:value-type="date" office:date-value="2020-12-16T00:00:00" table:style-name="ce109">
            <text:p>16-Dec-20</text:p>
          </table:table-cell>
          <table:table-cell office:value-type="float" office:value="4" table:style-name="ce151">
            <text:p>4</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0" table:formula="of:=SUM([.B277:.F277])" table:style-name="ce14">
            <text:p>10</text:p>
          </table:table-cell>
          <table:table-cell office:value-type="float" office:value="1618" table:formula="of:=[.G277]+[.H276]" table:style-name="ce14">
            <text:p>1618</text:p>
          </table:table-cell>
          <table:table-cell table:style-name="ce80"/>
          <table:table-cell table:number-columns-repeated="16375"/>
        </table:table-row>
        <table:table-row table:style-name="ro16">
          <table:table-cell office:value-type="date" office:date-value="2020-12-17T00:00:00" table:style-name="ce109">
            <text:p>17-Dec-20</text:p>
          </table:table-cell>
          <table:table-cell office:value-type="float" office:value="11" table:style-name="ce151">
            <text:p>11</text:p>
          </table:table-cell>
          <table:table-cell office:value-type="float" office:value="6" table:style-name="ce151">
            <text:p>6</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8" table:formula="of:=SUM([.B278:.F278])" table:style-name="ce14">
            <text:p>18</text:p>
          </table:table-cell>
          <table:table-cell office:value-type="float" office:value="1636" table:formula="of:=[.G278]+[.H277]" table:style-name="ce14">
            <text:p>1636</text:p>
          </table:table-cell>
          <table:table-cell table:style-name="ce80"/>
          <table:table-cell table:number-columns-repeated="16375"/>
        </table:table-row>
        <table:table-row table:style-name="ro16">
          <table:table-cell office:value-type="date" office:date-value="2020-12-18T00:00:00" table:style-name="ce109">
            <text:p>18-Dec-20</text:p>
          </table:table-cell>
          <table:table-cell office:value-type="float" office:value="11" table:style-name="ce151">
            <text:p>11</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279:.F279])" table:style-name="ce14">
            <text:p>13</text:p>
          </table:table-cell>
          <table:table-cell office:value-type="float" office:value="1649" table:formula="of:=[.G279]+[.H278]" table:style-name="ce14">
            <text:p>1649</text:p>
          </table:table-cell>
          <table:table-cell table:style-name="ce80"/>
          <table:table-cell table:number-columns-repeated="16375"/>
        </table:table-row>
        <table:table-row table:style-name="ro16">
          <table:table-cell office:value-type="date" office:date-value="2020-12-19T00:00:00" table:style-name="ce109">
            <text:p>19-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80:.F280])" table:style-name="ce14">
            <text:p>0</text:p>
          </table:table-cell>
          <table:table-cell office:value-type="float" office:value="1649" table:formula="of:=[.G280]+[.H279]" table:style-name="ce14">
            <text:p>1649</text:p>
          </table:table-cell>
          <table:table-cell table:style-name="ce80"/>
          <table:table-cell table:number-columns-repeated="16375"/>
        </table:table-row>
        <table:table-row table:style-name="ro16">
          <table:table-cell office:value-type="date" office:date-value="2020-12-20T00:00:00" table:style-name="ce109">
            <text:p>20-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81:.F281])" table:style-name="ce14">
            <text:p>0</text:p>
          </table:table-cell>
          <table:table-cell office:value-type="float" office:value="1649" table:formula="of:=[.G281]+[.H280]" table:style-name="ce14">
            <text:p>1649</text:p>
          </table:table-cell>
          <table:table-cell table:style-name="ce80"/>
          <table:table-cell table:number-columns-repeated="16375"/>
        </table:table-row>
        <table:table-row table:style-name="ro16">
          <table:table-cell office:value-type="date" office:date-value="2020-12-21T00:00:00" table:style-name="ce109">
            <text:p>21-Dec-20</text:p>
          </table:table-cell>
          <table:table-cell office:value-type="float" office:value="18" table:style-name="ce151">
            <text:p>18</text:p>
          </table:table-cell>
          <table:table-cell office:value-type="float" office:value="7" table:style-name="ce151">
            <text:p>7</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7" table:formula="of:=SUM([.B282:.F282])" table:style-name="ce14">
            <text:p>27</text:p>
          </table:table-cell>
          <table:table-cell office:value-type="float" office:value="1676" table:formula="of:=[.G282]+[.H281]" table:style-name="ce14">
            <text:p>1676</text:p>
          </table:table-cell>
          <table:table-cell table:style-name="ce80"/>
          <table:table-cell table:number-columns-repeated="16375"/>
        </table:table-row>
        <table:table-row table:style-name="ro16">
          <table:table-cell office:value-type="date" office:date-value="2020-12-22T00:00:00" table:style-name="ce109">
            <text:p>22-Dec-20</text:p>
          </table:table-cell>
          <table:table-cell office:value-type="float" office:value="20" table:style-name="ce151">
            <text:p>20</text:p>
          </table:table-cell>
          <table:table-cell office:value-type="float" office:value="11" table:style-name="ce151">
            <text:p>1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2" table:formula="of:=SUM([.B283:.F283])" table:style-name="ce14">
            <text:p>32</text:p>
          </table:table-cell>
          <table:table-cell office:value-type="float" office:value="1708" table:formula="of:=[.G283]+[.H282]" table:style-name="ce14">
            <text:p>1708</text:p>
          </table:table-cell>
          <table:table-cell table:style-name="ce80"/>
          <table:table-cell table:number-columns-repeated="16375"/>
        </table:table-row>
        <table:table-row table:style-name="ro16">
          <table:table-cell office:value-type="date" office:date-value="2020-12-23T00:00:00" table:style-name="ce109">
            <text:p>23-Dec-20</text:p>
          </table:table-cell>
          <table:table-cell office:value-type="float" office:value="19" table:style-name="ce151">
            <text:p>19</text:p>
          </table:table-cell>
          <table:table-cell office:value-type="float" office:value="7" table:style-name="ce151">
            <text:p>7</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8" table:formula="of:=SUM([.B284:.F284])" table:style-name="ce14">
            <text:p>28</text:p>
          </table:table-cell>
          <table:table-cell office:value-type="float" office:value="1736" table:formula="of:=[.G284]+[.H283]" table:style-name="ce14">
            <text:p>1736</text:p>
          </table:table-cell>
          <table:table-cell table:style-name="ce80"/>
          <table:table-cell table:number-columns-repeated="16375"/>
        </table:table-row>
        <table:table-row table:style-name="ro16">
          <table:table-cell office:value-type="date" office:date-value="2020-12-24T00:00:00" table:style-name="ce109">
            <text:p>24-Dec-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285:.F285])" table:style-name="ce14">
            <text:p>1</text:p>
          </table:table-cell>
          <table:table-cell office:value-type="float" office:value="1737" table:formula="of:=[.G285]+[.H284]" table:style-name="ce14">
            <text:p>1737</text:p>
          </table:table-cell>
          <table:table-cell table:style-name="ce80"/>
          <table:table-cell table:number-columns-repeated="16375"/>
        </table:table-row>
        <table:table-row table:style-name="ro16">
          <table:table-cell office:value-type="date" office:date-value="2020-12-25T00:00:00" table:style-name="ce109">
            <text:p>25-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86:.F286])" table:style-name="ce14">
            <text:p>0</text:p>
          </table:table-cell>
          <table:table-cell office:value-type="float" office:value="1737" table:formula="of:=[.G286]+[.H285]" table:style-name="ce14">
            <text:p>1737</text:p>
          </table:table-cell>
          <table:table-cell table:style-name="ce80"/>
          <table:table-cell table:number-columns-repeated="16375"/>
        </table:table-row>
        <table:table-row table:style-name="ro16">
          <table:table-cell office:value-type="date" office:date-value="2020-12-26T00:00:00" table:style-name="ce109">
            <text:p>26-Dec-20</text:p>
          </table:table-cell>
          <table:table-cell office:value-type="float" office:value="4" table:style-name="ce151">
            <text:p>4</text:p>
          </table:table-cell>
          <table:table-cell office:value-type="float" office:value="2" table:style-name="ce151">
            <text:p>2</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8" table:formula="of:=SUM([.B287:.F287])" table:style-name="ce14">
            <text:p>8</text:p>
          </table:table-cell>
          <table:table-cell office:value-type="float" office:value="1745" table:formula="of:=[.G287]+[.H286]" table:style-name="ce14">
            <text:p>1745</text:p>
          </table:table-cell>
          <table:table-cell table:style-name="ce80"/>
          <table:table-cell table:number-columns-repeated="16375"/>
        </table:table-row>
        <table:table-row table:style-name="ro16">
          <table:table-cell office:value-type="date" office:date-value="2020-12-27T00:00:00" table:style-name="ce109">
            <text:p>27-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88:.F288])" table:style-name="ce14">
            <text:p>0</text:p>
          </table:table-cell>
          <table:table-cell office:value-type="float" office:value="1745" table:formula="of:=[.G288]+[.H287]" table:style-name="ce14">
            <text:p>1745</text:p>
          </table:table-cell>
          <table:table-cell table:style-name="ce80"/>
          <table:table-cell table:number-columns-repeated="16375"/>
        </table:table-row>
        <table:table-row table:style-name="ro16">
          <table:table-cell office:value-type="date" office:date-value="2020-12-28T00:00:00" table:style-name="ce109">
            <text:p>28-Dec-20</text:p>
          </table:table-cell>
          <table:table-cell office:value-type="float" office:value="7" table:style-name="ce151">
            <text:p>7</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0" table:formula="of:=SUM([.B289:.F289])" table:style-name="ce14">
            <text:p>10</text:p>
          </table:table-cell>
          <table:table-cell office:value-type="float" office:value="1755" table:formula="of:=[.G289]+[.H288]" table:style-name="ce14">
            <text:p>1755</text:p>
          </table:table-cell>
          <table:table-cell table:style-name="ce80"/>
          <table:table-cell table:number-columns-repeated="16375"/>
        </table:table-row>
        <table:table-row table:style-name="ro16">
          <table:table-cell office:value-type="date" office:date-value="2020-12-29T00:00:00" table:style-name="ce109">
            <text:p>29-Dec-20</text:p>
          </table:table-cell>
          <table:table-cell office:value-type="float" office:value="22" table:style-name="ce151">
            <text:p>22</text:p>
          </table:table-cell>
          <table:table-cell office:value-type="float" office:value="8" table:style-name="ce151">
            <text:p>8</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1" table:formula="of:=SUM([.B290:.F290])" table:style-name="ce14">
            <text:p>31</text:p>
          </table:table-cell>
          <table:table-cell office:value-type="float" office:value="1786" table:formula="of:=[.G290]+[.H289]" table:style-name="ce14">
            <text:p>1786</text:p>
          </table:table-cell>
          <table:table-cell table:style-name="ce80"/>
          <table:table-cell table:number-columns-repeated="16375"/>
        </table:table-row>
        <table:table-row table:style-name="ro16">
          <table:table-cell office:value-type="date" office:date-value="2020-12-30T00:00:00" table:style-name="ce109">
            <text:p>30-Dec-20</text:p>
          </table:table-cell>
          <table:table-cell office:value-type="float" office:value="16" table:style-name="ce151">
            <text:p>16</text:p>
          </table:table-cell>
          <table:table-cell office:value-type="float" office:value="6" table:style-name="ce151">
            <text:p>6</text:p>
          </table:table-cell>
          <table:table-cell office:value-type="float" office:value="1" table:style-name="ce151">
            <text:p>1</text:p>
          </table:table-cell>
          <table:table-cell office:value-type="float" office:value="4" table:style-name="ce151">
            <text:p>4</text:p>
          </table:table-cell>
          <table:table-cell office:value-type="float" office:value="0" table:style-name="ce151">
            <text:p>0</text:p>
          </table:table-cell>
          <table:table-cell office:value-type="float" office:value="27" table:formula="of:=SUM([.B291:.F291])" table:style-name="ce14">
            <text:p>27</text:p>
          </table:table-cell>
          <table:table-cell office:value-type="float" office:value="1813" table:formula="of:=[.G291]+[.H290]" table:style-name="ce14">
            <text:p>1813</text:p>
          </table:table-cell>
          <table:table-cell table:style-name="ce80"/>
          <table:table-cell table:number-columns-repeated="16375"/>
        </table:table-row>
        <table:table-row table:style-name="ro16">
          <table:table-cell office:value-type="date" office:date-value="2020-12-31T00:00:00" table:style-name="ce109">
            <text:p>31-Dec-20</text:p>
          </table:table-cell>
          <table:table-cell office:value-type="float" office:value="10" table:style-name="ce151">
            <text:p>10</text:p>
          </table:table-cell>
          <table:table-cell office:value-type="float" office:value="6" table:style-name="ce151">
            <text:p>6</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8" table:formula="of:=SUM([.B292:.F292])" table:style-name="ce14">
            <text:p>18</text:p>
          </table:table-cell>
          <table:table-cell office:value-type="float" office:value="1831" table:formula="of:=[.G292]+[.H291]" table:style-name="ce14">
            <text:p>1831</text:p>
          </table:table-cell>
          <table:table-cell table:style-name="ce80"/>
          <table:table-cell table:number-columns-repeated="16375"/>
        </table:table-row>
        <table:table-row table:style-name="ro16">
          <table:table-cell office:value-type="date" office:date-value="2021-01-01T00:00:00" table:style-name="ce109">
            <text:p>01-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93:.F293])" table:style-name="ce14">
            <text:p>0</text:p>
          </table:table-cell>
          <table:table-cell office:value-type="float" office:value="1831" table:formula="of:=[.G293]+[.H292]" table:style-name="ce14">
            <text:p>1831</text:p>
          </table:table-cell>
          <table:table-cell table:style-name="ce80"/>
          <table:table-cell table:number-columns-repeated="16375"/>
        </table:table-row>
        <table:table-row table:style-name="ro16">
          <table:table-cell office:value-type="date" office:date-value="2021-01-02T00:00:00" table:style-name="ce109">
            <text:p>02-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94:.F294])" table:style-name="ce14">
            <text:p>0</text:p>
          </table:table-cell>
          <table:table-cell office:value-type="float" office:value="1831" table:formula="of:=[.G294]+[.H293]" table:style-name="ce14">
            <text:p>1831</text:p>
          </table:table-cell>
          <table:table-cell table:style-name="ce80"/>
          <table:table-cell table:number-columns-repeated="16375"/>
        </table:table-row>
        <table:table-row table:style-name="ro16">
          <table:table-cell office:value-type="date" office:date-value="2021-01-03T00:00:00" table:style-name="ce109">
            <text:p>03-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95:.F295])" table:style-name="ce14">
            <text:p>0</text:p>
          </table:table-cell>
          <table:table-cell office:value-type="float" office:value="1831" table:formula="of:=[.G295]+[.H294]" table:style-name="ce14">
            <text:p>1831</text:p>
          </table:table-cell>
          <table:table-cell table:style-name="ce80"/>
          <table:table-cell table:number-columns-repeated="16375"/>
        </table:table-row>
        <table:table-row table:style-name="ro16">
          <table:table-cell office:value-type="date" office:date-value="2021-01-04T00:00:00" table:style-name="ce109">
            <text:p>04-Jan-21</text:p>
          </table:table-cell>
          <table:table-cell office:value-type="float" office:value="38" table:style-name="ce151">
            <text:p>38</text:p>
          </table:table-cell>
          <table:table-cell office:value-type="float" office:value="8" table:style-name="ce151">
            <text:p>8</text:p>
          </table:table-cell>
          <table:table-cell office:value-type="float" office:value="1" table:style-name="ce151">
            <text:p>1</text:p>
          </table:table-cell>
          <table:table-cell office:value-type="float" office:value="2" table:style-name="ce151">
            <text:p>2</text:p>
          </table:table-cell>
          <table:table-cell office:value-type="float" office:value="1" table:style-name="ce151">
            <text:p>1</text:p>
          </table:table-cell>
          <table:table-cell office:value-type="float" office:value="50" table:formula="of:=SUM([.B296:.F296])" table:style-name="ce14">
            <text:p>50</text:p>
          </table:table-cell>
          <table:table-cell office:value-type="float" office:value="1881" table:formula="of:=[.G296]+[.H295]" table:style-name="ce14">
            <text:p>1881</text:p>
          </table:table-cell>
          <table:table-cell table:style-name="ce80"/>
          <table:table-cell table:number-columns-repeated="16375"/>
        </table:table-row>
        <table:table-row table:style-name="ro16">
          <table:table-cell office:value-type="date" office:date-value="2021-01-05T00:00:00" table:style-name="ce109">
            <text:p>05-Jan-21</text:p>
          </table:table-cell>
          <table:table-cell office:value-type="float" office:value="16" table:style-name="ce151">
            <text:p>16</text:p>
          </table:table-cell>
          <table:table-cell office:value-type="float" office:value="4" table:style-name="ce151">
            <text:p>4</text:p>
          </table:table-cell>
          <table:table-cell office:value-type="float" office:value="1" table:style-name="ce151">
            <text:p>1</text:p>
          </table:table-cell>
          <table:table-cell office:value-type="float" office:value="3" table:style-name="ce151">
            <text:p>3</text:p>
          </table:table-cell>
          <table:table-cell office:value-type="float" office:value="0" table:style-name="ce151">
            <text:p>0</text:p>
          </table:table-cell>
          <table:table-cell office:value-type="float" office:value="24" table:formula="of:=SUM([.B297:.F297])" table:style-name="ce14">
            <text:p>24</text:p>
          </table:table-cell>
          <table:table-cell office:value-type="float" office:value="1905" table:formula="of:=[.G297]+[.H296]" table:style-name="ce14">
            <text:p>1905</text:p>
          </table:table-cell>
          <table:table-cell table:style-name="ce80"/>
          <table:table-cell table:number-columns-repeated="16375"/>
        </table:table-row>
        <table:table-row table:style-name="ro16">
          <table:table-cell office:value-type="date" office:date-value="2021-01-06T00:00:00" table:style-name="ce109">
            <text:p>06-Jan-21</text:p>
          </table:table-cell>
          <table:table-cell office:value-type="float" office:value="18" table:style-name="ce151">
            <text:p>18</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2" table:formula="of:=SUM([.B298:.F298])" table:style-name="ce14">
            <text:p>22</text:p>
          </table:table-cell>
          <table:table-cell office:value-type="float" office:value="1927" table:formula="of:=[.G298]+[.H297]" table:style-name="ce14">
            <text:p>1927</text:p>
          </table:table-cell>
          <table:table-cell table:style-name="ce80"/>
          <table:table-cell table:number-columns-repeated="16375"/>
        </table:table-row>
        <table:table-row table:style-name="ro16">
          <table:table-cell office:value-type="date" office:date-value="2021-01-07T00:00:00" table:style-name="ce109">
            <text:p>07-Jan-21</text:p>
          </table:table-cell>
          <table:table-cell office:value-type="float" office:value="16" table:style-name="ce151">
            <text:p>16</text:p>
          </table:table-cell>
          <table:table-cell office:value-type="float" office:value="3" table:style-name="ce151">
            <text:p>3</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1" table:formula="of:=SUM([.B299:.F299])" table:style-name="ce14">
            <text:p>21</text:p>
          </table:table-cell>
          <table:table-cell office:value-type="float" office:value="1948" table:formula="of:=[.G299]+[.H298]" table:style-name="ce14">
            <text:p>1948</text:p>
          </table:table-cell>
          <table:table-cell table:style-name="ce80"/>
          <table:table-cell table:number-columns-repeated="16375"/>
        </table:table-row>
        <table:table-row table:style-name="ro16">
          <table:table-cell office:value-type="date" office:date-value="2021-01-08T00:00:00" table:style-name="ce109">
            <text:p>08-Jan-21</text:p>
          </table:table-cell>
          <table:table-cell office:value-type="float" office:value="20" table:style-name="ce151">
            <text:p>20</text:p>
          </table:table-cell>
          <table:table-cell office:value-type="float" office:value="3" table:style-name="ce151">
            <text:p>3</text:p>
          </table:table-cell>
          <table:table-cell office:value-type="float" office:value="0" table:style-name="ce151">
            <text:p>0</text:p>
          </table:table-cell>
          <table:table-cell office:value-type="float" office:value="5" table:style-name="ce151">
            <text:p>5</text:p>
          </table:table-cell>
          <table:table-cell office:value-type="float" office:value="0" table:style-name="ce151">
            <text:p>0</text:p>
          </table:table-cell>
          <table:table-cell office:value-type="float" office:value="28" table:formula="of:=SUM([.B300:.F300])" table:style-name="ce14">
            <text:p>28</text:p>
          </table:table-cell>
          <table:table-cell office:value-type="float" office:value="1976" table:formula="of:=[.G300]+[.H299]" table:style-name="ce14">
            <text:p>1976</text:p>
          </table:table-cell>
          <table:table-cell table:style-name="ce80"/>
          <table:table-cell table:number-columns-repeated="16375"/>
        </table:table-row>
        <table:table-row table:style-name="ro16">
          <table:table-cell office:value-type="date" office:date-value="2021-01-09T00:00:00" table:style-name="ce109">
            <text:p>09-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01:.F301])" table:style-name="ce14">
            <text:p>0</text:p>
          </table:table-cell>
          <table:table-cell office:value-type="float" office:value="1976" table:formula="of:=[.G301]+[.H300]" table:style-name="ce14">
            <text:p>1976</text:p>
          </table:table-cell>
          <table:table-cell table:style-name="ce80"/>
          <table:table-cell table:number-columns-repeated="16375"/>
        </table:table-row>
        <table:table-row table:style-name="ro16">
          <table:table-cell office:value-type="date" office:date-value="2021-01-10T00:00:00" table:style-name="ce109">
            <text:p>10-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02:.F302])" table:style-name="ce14">
            <text:p>0</text:p>
          </table:table-cell>
          <table:table-cell office:value-type="float" office:value="1976" table:formula="of:=[.G302]+[.H301]" table:style-name="ce14">
            <text:p>1976</text:p>
          </table:table-cell>
          <table:table-cell table:style-name="ce80"/>
          <table:table-cell table:number-columns-repeated="16375"/>
        </table:table-row>
        <table:table-row table:style-name="ro16">
          <table:table-cell office:value-type="date" office:date-value="2021-01-11T00:00:00" table:style-name="ce109">
            <text:p>11-Jan-21</text:p>
          </table:table-cell>
          <table:table-cell office:value-type="float" office:value="34" table:style-name="ce151">
            <text:p>34</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7" table:formula="of:=SUM([.B303:.F303])" table:style-name="ce14">
            <text:p>37</text:p>
          </table:table-cell>
          <table:table-cell office:value-type="float" office:value="2013" table:formula="of:=[.G303]+[.H302]" table:style-name="ce14">
            <text:p>2013</text:p>
          </table:table-cell>
          <table:table-cell table:style-name="ce80"/>
          <table:table-cell table:number-columns-repeated="16375"/>
        </table:table-row>
        <table:table-row table:style-name="ro16">
          <table:table-cell office:value-type="date" office:date-value="2021-01-12T00:00:00" table:style-name="ce109">
            <text:p>12-Jan-21</text:p>
          </table:table-cell>
          <table:table-cell office:value-type="float" office:value="26" table:style-name="ce151">
            <text:p>26</text:p>
          </table:table-cell>
          <table:table-cell office:value-type="float" office:value="5" table:style-name="ce151">
            <text:p>5</text:p>
          </table:table-cell>
          <table:table-cell office:value-type="float" office:value="0" table:style-name="ce151">
            <text:p>0</text:p>
          </table:table-cell>
          <table:table-cell office:value-type="float" office:value="4" table:style-name="ce151">
            <text:p>4</text:p>
          </table:table-cell>
          <table:table-cell office:value-type="float" office:value="0" table:style-name="ce151">
            <text:p>0</text:p>
          </table:table-cell>
          <table:table-cell office:value-type="float" office:value="35" table:formula="of:=SUM([.B304:.F304])" table:style-name="ce14">
            <text:p>35</text:p>
          </table:table-cell>
          <table:table-cell office:value-type="float" office:value="2048" table:formula="of:=[.G304]+[.H303]" table:style-name="ce14">
            <text:p>2048</text:p>
          </table:table-cell>
          <table:table-cell table:style-name="ce80"/>
          <table:table-cell table:number-columns-repeated="16375"/>
        </table:table-row>
        <table:table-row table:style-name="ro16">
          <table:table-cell office:value-type="date" office:date-value="2021-01-13T00:00:00" table:style-name="ce109">
            <text:p>13-Jan-21</text:p>
          </table:table-cell>
          <table:table-cell office:value-type="float" office:value="25" table:style-name="ce151">
            <text:p>25</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8" table:formula="of:=SUM([.B305:.F305])" table:style-name="ce14">
            <text:p>28</text:p>
          </table:table-cell>
          <table:table-cell office:value-type="float" office:value="2076" table:formula="of:=[.G305]+[.H304]" table:style-name="ce14">
            <text:p>2076</text:p>
          </table:table-cell>
          <table:table-cell table:style-name="ce80"/>
          <table:table-cell table:number-columns-repeated="16375"/>
        </table:table-row>
        <table:table-row table:style-name="ro16">
          <table:table-cell office:value-type="date" office:date-value="2021-01-14T00:00:00" table:style-name="ce109">
            <text:p>14-Jan-21</text:p>
          </table:table-cell>
          <table:table-cell office:value-type="float" office:value="14" table:style-name="ce151">
            <text:p>14</text:p>
          </table:table-cell>
          <table:table-cell office:value-type="float" office:value="3" table:style-name="ce151">
            <text:p>3</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0" table:formula="of:=SUM([.B306:.F306])" table:style-name="ce14">
            <text:p>20</text:p>
          </table:table-cell>
          <table:table-cell office:value-type="float" office:value="2096" table:formula="of:=[.G306]+[.H305]" table:style-name="ce14">
            <text:p>2096</text:p>
          </table:table-cell>
          <table:table-cell table:style-name="ce80"/>
          <table:table-cell table:number-columns-repeated="16375"/>
        </table:table-row>
        <table:table-row table:style-name="ro16">
          <table:table-cell office:value-type="date" office:date-value="2021-01-15T00:00:00" table:style-name="ce109">
            <text:p>15-Jan-21</text:p>
          </table:table-cell>
          <table:table-cell office:value-type="float" office:value="22" table:style-name="ce151">
            <text:p>22</text:p>
          </table:table-cell>
          <table:table-cell office:value-type="float" office:value="10" table:style-name="ce151">
            <text:p>1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33" table:formula="of:=SUM([.B307:.F307])" table:style-name="ce14">
            <text:p>33</text:p>
          </table:table-cell>
          <table:table-cell office:value-type="float" office:value="2129" table:formula="of:=[.G307]+[.H306]" table:style-name="ce14">
            <text:p>2129</text:p>
          </table:table-cell>
          <table:table-cell table:style-name="ce80"/>
          <table:table-cell table:number-columns-repeated="16375"/>
        </table:table-row>
        <table:table-row table:style-name="ro16">
          <table:table-cell office:value-type="date" office:date-value="2021-01-16T00:00:00" table:style-name="ce109">
            <text:p>16-Jan-2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308:.F308])" table:style-name="ce14">
            <text:p>1</text:p>
          </table:table-cell>
          <table:table-cell office:value-type="float" office:value="2130" table:formula="of:=[.G308]+[.H307]" table:style-name="ce14">
            <text:p>2130</text:p>
          </table:table-cell>
          <table:table-cell table:style-name="ce80"/>
          <table:table-cell table:number-columns-repeated="16375"/>
        </table:table-row>
        <table:table-row table:style-name="ro16">
          <table:table-cell office:value-type="date" office:date-value="2021-01-17T00:00:00" table:style-name="ce109">
            <text:p>17-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09:.F309])" table:style-name="ce14">
            <text:p>0</text:p>
          </table:table-cell>
          <table:table-cell office:value-type="float" office:value="2130" table:formula="of:=[.G309]+[.H308]" table:style-name="ce14">
            <text:p>2130</text:p>
          </table:table-cell>
          <table:table-cell table:style-name="ce80"/>
          <table:table-cell table:number-columns-repeated="16375"/>
        </table:table-row>
        <table:table-row table:style-name="ro16">
          <table:table-cell office:value-type="date" office:date-value="2021-01-18T00:00:00" table:style-name="ce109">
            <text:p>18-Jan-21</text:p>
          </table:table-cell>
          <table:table-cell office:value-type="float" office:value="43" table:style-name="ce151">
            <text:p>43</text:p>
          </table:table-cell>
          <table:table-cell office:value-type="float" office:value="15" table:style-name="ce151">
            <text:p>15</text:p>
          </table:table-cell>
          <table:table-cell office:value-type="float" office:value="0" table:style-name="ce151">
            <text:p>0</text:p>
          </table:table-cell>
          <table:table-cell office:value-type="float" office:value="4" table:style-name="ce151">
            <text:p>4</text:p>
          </table:table-cell>
          <table:table-cell office:value-type="float" office:value="0" table:style-name="ce151">
            <text:p>0</text:p>
          </table:table-cell>
          <table:table-cell office:value-type="float" office:value="62" table:formula="of:=SUM([.B310:.F310])" table:style-name="ce14">
            <text:p>62</text:p>
          </table:table-cell>
          <table:table-cell office:value-type="float" office:value="2192" table:formula="of:=[.G310]+[.H309]" table:style-name="ce14">
            <text:p>2192</text:p>
          </table:table-cell>
          <table:table-cell table:style-name="ce80"/>
          <table:table-cell table:number-columns-repeated="16375"/>
        </table:table-row>
        <table:table-row table:style-name="ro16">
          <table:table-cell office:value-type="date" office:date-value="2021-01-19T00:00:00" table:style-name="ce109">
            <text:p>19-Jan-21</text:p>
          </table:table-cell>
          <table:table-cell office:value-type="float" office:value="18" table:style-name="ce151">
            <text:p>18</text:p>
          </table:table-cell>
          <table:table-cell office:value-type="float" office:value="5" table:style-name="ce151">
            <text:p>5</text:p>
          </table:table-cell>
          <table:table-cell office:value-type="float" office:value="0" table:style-name="ce151">
            <text:p>0</text:p>
          </table:table-cell>
          <table:table-cell office:value-type="float" office:value="5" table:style-name="ce151">
            <text:p>5</text:p>
          </table:table-cell>
          <table:table-cell office:value-type="float" office:value="0" table:style-name="ce151">
            <text:p>0</text:p>
          </table:table-cell>
          <table:table-cell office:value-type="float" office:value="28" table:formula="of:=SUM([.B311:.F311])" table:style-name="ce14">
            <text:p>28</text:p>
          </table:table-cell>
          <table:table-cell office:value-type="float" office:value="2220" table:formula="of:=[.G311]+[.H310]" table:style-name="ce14">
            <text:p>2220</text:p>
          </table:table-cell>
          <table:table-cell table:style-name="ce80"/>
          <table:table-cell table:number-columns-repeated="16375"/>
        </table:table-row>
        <table:table-row table:style-name="ro16">
          <table:table-cell office:value-type="date" office:date-value="2021-01-20T00:00:00" table:style-name="ce109">
            <text:p>20-Jan-21</text:p>
          </table:table-cell>
          <table:table-cell office:value-type="float" office:value="23" table:style-name="ce151">
            <text:p>23</text:p>
          </table:table-cell>
          <table:table-cell office:value-type="float" office:value="11" table:style-name="ce151">
            <text:p>1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5" table:formula="of:=SUM([.B312:.F312])" table:style-name="ce14">
            <text:p>35</text:p>
          </table:table-cell>
          <table:table-cell office:value-type="float" office:value="2255" table:formula="of:=[.G312]+[.H311]" table:style-name="ce14">
            <text:p>2255</text:p>
          </table:table-cell>
          <table:table-cell table:style-name="ce80"/>
          <table:table-cell table:number-columns-repeated="16375"/>
        </table:table-row>
        <table:table-row table:style-name="ro16">
          <table:table-cell office:value-type="date" office:date-value="2021-01-21T00:00:00" table:style-name="ce109">
            <text:p>21-Jan-21</text:p>
          </table:table-cell>
          <table:table-cell office:value-type="float" office:value="18" table:style-name="ce151">
            <text:p>18</text:p>
          </table:table-cell>
          <table:table-cell office:value-type="float" office:value="6" table:style-name="ce151">
            <text:p>6</text:p>
          </table:table-cell>
          <table:table-cell office:value-type="float" office:value="0" table:style-name="ce151">
            <text:p>0</text:p>
          </table:table-cell>
          <table:table-cell office:value-type="float" office:value="4" table:style-name="ce151">
            <text:p>4</text:p>
          </table:table-cell>
          <table:table-cell office:value-type="float" office:value="1" table:style-name="ce151">
            <text:p>1</text:p>
          </table:table-cell>
          <table:table-cell office:value-type="float" office:value="29" table:formula="of:=SUM([.B313:.F313])" table:style-name="ce14">
            <text:p>29</text:p>
          </table:table-cell>
          <table:table-cell office:value-type="float" office:value="2284" table:formula="of:=[.G313]+[.H312]" table:style-name="ce14">
            <text:p>2284</text:p>
          </table:table-cell>
          <table:table-cell table:style-name="ce80"/>
          <table:table-cell table:number-columns-repeated="16375"/>
        </table:table-row>
        <table:table-row table:style-name="ro16">
          <table:table-cell office:value-type="date" office:date-value="2021-01-22T00:00:00" table:style-name="ce109">
            <text:p>22-Jan-21</text:p>
          </table:table-cell>
          <table:table-cell office:value-type="float" office:value="20" table:style-name="ce151">
            <text:p>20</text:p>
          </table:table-cell>
          <table:table-cell office:value-type="float" office:value="4" table:style-name="ce151">
            <text:p>4</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7" table:formula="of:=SUM([.B314:.F314])" table:style-name="ce14">
            <text:p>27</text:p>
          </table:table-cell>
          <table:table-cell office:value-type="float" office:value="2311" table:formula="of:=[.G314]+[.H313]" table:style-name="ce14">
            <text:p>2311</text:p>
          </table:table-cell>
          <table:table-cell table:style-name="ce80"/>
          <table:table-cell table:number-columns-repeated="16375"/>
        </table:table-row>
        <table:table-row table:style-name="ro16">
          <table:table-cell office:value-type="date" office:date-value="2021-01-23T00:00:00" table:style-name="ce109">
            <text:p>23-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15:.F315])" table:style-name="ce14">
            <text:p>0</text:p>
          </table:table-cell>
          <table:table-cell office:value-type="float" office:value="2311" table:formula="of:=[.G315]+[.H314]" table:style-name="ce14">
            <text:p>2311</text:p>
          </table:table-cell>
          <table:table-cell table:style-name="ce80"/>
          <table:table-cell table:number-columns-repeated="16375"/>
        </table:table-row>
        <table:table-row table:style-name="ro16">
          <table:table-cell office:value-type="date" office:date-value="2021-01-24T00:00:00" table:style-name="ce109">
            <text:p>24-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16:.F316])" table:style-name="ce14">
            <text:p>0</text:p>
          </table:table-cell>
          <table:table-cell office:value-type="float" office:value="2311" table:formula="of:=[.G316]+[.H315]" table:style-name="ce14">
            <text:p>2311</text:p>
          </table:table-cell>
          <table:table-cell table:style-name="ce80"/>
          <table:table-cell table:number-columns-repeated="16375"/>
        </table:table-row>
        <table:table-row table:style-name="ro16">
          <table:table-cell office:value-type="date" office:date-value="2021-01-25T00:00:00" table:style-name="ce109">
            <text:p>25-Jan-21</text:p>
          </table:table-cell>
          <table:table-cell office:value-type="float" office:value="25" table:style-name="ce151">
            <text:p>25</text:p>
          </table:table-cell>
          <table:table-cell office:value-type="float" office:value="7" table:style-name="ce151">
            <text:p>7</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35" table:formula="of:=SUM([.B317:.F317])" table:style-name="ce14">
            <text:p>35</text:p>
          </table:table-cell>
          <table:table-cell office:value-type="float" office:value="2346" table:formula="of:=[.G317]+[.H316]" table:style-name="ce14">
            <text:p>2346</text:p>
          </table:table-cell>
          <table:table-cell table:style-name="ce80"/>
          <table:table-cell table:number-columns-repeated="16375"/>
        </table:table-row>
        <table:table-row table:style-name="ro16">
          <table:table-cell office:value-type="date" office:date-value="2021-01-26T00:00:00" table:style-name="ce109">
            <text:p>26-Jan-21</text:p>
          </table:table-cell>
          <table:table-cell office:value-type="float" office:value="24" table:style-name="ce151">
            <text:p>24</text:p>
          </table:table-cell>
          <table:table-cell office:value-type="float" office:value="5" table:style-name="ce151">
            <text:p>5</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32" table:formula="of:=SUM([.B318:.F318])" table:style-name="ce14">
            <text:p>32</text:p>
          </table:table-cell>
          <table:table-cell office:value-type="float" office:value="2378" table:formula="of:=[.G318]+[.H317]" table:style-name="ce14">
            <text:p>2378</text:p>
          </table:table-cell>
          <table:table-cell table:style-name="ce80"/>
          <table:table-cell table:number-columns-repeated="16375"/>
        </table:table-row>
        <table:table-row table:style-name="ro16">
          <table:table-cell office:value-type="date" office:date-value="2021-01-27T00:00:00" table:style-name="ce109">
            <text:p>27-Jan-21</text:p>
          </table:table-cell>
          <table:table-cell office:value-type="float" office:value="20" table:style-name="ce151">
            <text:p>20</text:p>
          </table:table-cell>
          <table:table-cell office:value-type="float" office:value="4" table:style-name="ce151">
            <text:p>4</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7" table:formula="of:=SUM([.B319:.F319])" table:style-name="ce14">
            <text:p>27</text:p>
          </table:table-cell>
          <table:table-cell office:value-type="float" office:value="2405" table:formula="of:=[.G319]+[.H318]" table:style-name="ce14">
            <text:p>2405</text:p>
          </table:table-cell>
          <table:table-cell table:style-name="ce80"/>
          <table:table-cell table:number-columns-repeated="16375"/>
        </table:table-row>
        <table:table-row table:style-name="ro16">
          <table:table-cell office:value-type="date" office:date-value="2021-01-28T00:00:00" table:style-name="ce109">
            <text:p>28-Jan-21</text:p>
          </table:table-cell>
          <table:table-cell office:value-type="float" office:value="16" table:style-name="ce151">
            <text:p>16</text:p>
          </table:table-cell>
          <table:table-cell office:value-type="float" office:value="4" table:style-name="ce151">
            <text:p>4</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1" table:formula="of:=SUM([.B320:.F320])" table:style-name="ce14">
            <text:p>21</text:p>
          </table:table-cell>
          <table:table-cell office:value-type="float" office:value="2426" table:formula="of:=[.G320]+[.H319]" table:style-name="ce14">
            <text:p>2426</text:p>
          </table:table-cell>
          <table:table-cell table:style-name="ce80"/>
          <table:table-cell table:number-columns-repeated="16375"/>
        </table:table-row>
        <table:table-row table:style-name="ro16">
          <table:table-cell office:value-type="date" office:date-value="2021-01-29T00:00:00" table:style-name="ce109">
            <text:p>29-Jan-21</text:p>
          </table:table-cell>
          <table:table-cell office:value-type="float" office:value="18" table:style-name="ce151">
            <text:p>18</text:p>
          </table:table-cell>
          <table:table-cell office:value-type="float" office:value="2" table:style-name="ce151">
            <text:p>2</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2" table:formula="of:=SUM([.B321:.F321])" table:style-name="ce14">
            <text:p>22</text:p>
          </table:table-cell>
          <table:table-cell office:value-type="float" office:value="2448" table:formula="of:=[.G321]+[.H320]" table:style-name="ce14">
            <text:p>2448</text:p>
          </table:table-cell>
          <table:table-cell table:style-name="ce80"/>
          <table:table-cell table:number-columns-repeated="16375"/>
        </table:table-row>
        <table:table-row table:style-name="ro16">
          <table:table-cell office:value-type="date" office:date-value="2021-01-30T00:00:00" table:style-name="ce109">
            <text:p>30-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22:.F322])" table:style-name="ce14">
            <text:p>0</text:p>
          </table:table-cell>
          <table:table-cell office:value-type="float" office:value="2448" table:formula="of:=[.G322]+[.H321]" table:style-name="ce14">
            <text:p>2448</text:p>
          </table:table-cell>
          <table:table-cell table:style-name="ce80"/>
          <table:table-cell table:number-columns-repeated="16375" table:style-name="ce257"/>
        </table:table-row>
        <table:table-row table:style-name="ro16">
          <table:table-cell office:value-type="date" office:date-value="2021-01-31T00:00:00" table:style-name="ce109">
            <text:p>31-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23:.F323])" table:style-name="ce14">
            <text:p>0</text:p>
          </table:table-cell>
          <table:table-cell office:value-type="float" office:value="2448" table:formula="of:=[.G323]+[.H322]" table:style-name="ce14">
            <text:p>2448</text:p>
          </table:table-cell>
          <table:table-cell table:style-name="ce80"/>
          <table:table-cell table:number-columns-repeated="16375" table:style-name="ce257"/>
        </table:table-row>
        <table:table-row table:style-name="ro16">
          <table:table-cell office:value-type="date" office:date-value="2021-02-01T00:00:00" table:style-name="ce109">
            <text:p>01-Feb-21</text:p>
          </table:table-cell>
          <table:table-cell office:value-type="float" office:value="28" table:style-name="ce151">
            <text:p>28</text:p>
          </table:table-cell>
          <table:table-cell office:value-type="float" office:value="5" table:style-name="ce151">
            <text:p>5</text:p>
          </table:table-cell>
          <table:table-cell office:value-type="float" office:value="1" table:style-name="ce151">
            <text:p>1</text:p>
          </table:table-cell>
          <table:table-cell office:value-type="float" office:value="3" table:style-name="ce151">
            <text:p>3</text:p>
          </table:table-cell>
          <table:table-cell office:value-type="float" office:value="0" table:style-name="ce151">
            <text:p>0</text:p>
          </table:table-cell>
          <table:table-cell office:value-type="float" office:value="37" table:formula="of:=SUM([.B324:.F324])" table:style-name="ce14">
            <text:p>37</text:p>
          </table:table-cell>
          <table:table-cell office:value-type="float" office:value="2485" table:formula="of:=[.G324]+[.H323]" table:style-name="ce14">
            <text:p>2485</text:p>
          </table:table-cell>
          <table:table-cell table:style-name="ce80"/>
          <table:table-cell table:number-columns-repeated="16375" table:style-name="ce257"/>
        </table:table-row>
        <table:table-row table:style-name="ro16">
          <table:table-cell office:value-type="date" office:date-value="2021-02-02T00:00:00" table:style-name="ce109">
            <text:p>02-Feb-21</text:p>
          </table:table-cell>
          <table:table-cell office:value-type="float" office:value="22" table:style-name="ce151">
            <text:p>22</text:p>
          </table:table-cell>
          <table:table-cell office:value-type="float" office:value="9" table:style-name="ce151">
            <text:p>9</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33" table:formula="of:=SUM([.B325:.F325])" table:style-name="ce14">
            <text:p>33</text:p>
          </table:table-cell>
          <table:table-cell office:value-type="float" office:value="2518" table:formula="of:=[.G325]+[.H324]" table:style-name="ce14">
            <text:p>2518</text:p>
          </table:table-cell>
          <table:table-cell table:style-name="ce80"/>
          <table:table-cell table:number-columns-repeated="16375" table:style-name="ce257"/>
        </table:table-row>
        <table:table-row table:style-name="ro16">
          <table:table-cell office:value-type="date" office:date-value="2021-02-03T00:00:00" table:style-name="ce109">
            <text:p>03-Feb-21</text:p>
          </table:table-cell>
          <table:table-cell office:value-type="float" office:value="16" table:style-name="ce151">
            <text:p>16</text:p>
          </table:table-cell>
          <table:table-cell office:value-type="float" office:value="4" table:style-name="ce151">
            <text:p>4</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1" table:formula="of:=SUM([.B326:.F326])" table:style-name="ce14">
            <text:p>21</text:p>
          </table:table-cell>
          <table:table-cell office:value-type="float" office:value="2539" table:formula="of:=[.G326]+[.H325]" table:style-name="ce14">
            <text:p>2539</text:p>
          </table:table-cell>
          <table:table-cell table:style-name="ce80"/>
          <table:table-cell table:number-columns-repeated="16375" table:style-name="ce257"/>
        </table:table-row>
        <table:table-row table:style-name="ro16">
          <table:table-cell office:value-type="date" office:date-value="2021-02-04T00:00:00" table:style-name="ce109">
            <text:p>04-Feb-21</text:p>
          </table:table-cell>
          <table:table-cell office:value-type="float" office:value="9" table:style-name="ce151">
            <text:p>9</text:p>
          </table:table-cell>
          <table:table-cell office:value-type="float" office:value="2" table:style-name="ce151">
            <text:p>2</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14" table:formula="of:=SUM([.B327:.F327])" table:style-name="ce14">
            <text:p>14</text:p>
          </table:table-cell>
          <table:table-cell office:value-type="float" office:value="2553" table:formula="of:=[.G327]+[.H326]" table:style-name="ce14">
            <text:p>2553</text:p>
          </table:table-cell>
          <table:table-cell table:style-name="ce80"/>
          <table:table-cell table:number-columns-repeated="16375" table:style-name="ce257"/>
        </table:table-row>
        <table:table-row table:style-name="ro16">
          <table:table-cell office:value-type="date" office:date-value="2021-02-05T00:00:00" table:style-name="ce109">
            <text:p>05-Feb-21</text:p>
          </table:table-cell>
          <table:table-cell office:value-type="float" office:value="15" table:style-name="ce151">
            <text:p>15</text:p>
          </table:table-cell>
          <table:table-cell office:value-type="float" office:value="4" table:style-name="ce151">
            <text:p>4</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1" table:formula="of:=SUM([.B328:.F328])" table:style-name="ce14">
            <text:p>21</text:p>
          </table:table-cell>
          <table:table-cell office:value-type="float" office:value="2574" table:formula="of:=[.G328]+[.H327]" table:style-name="ce14">
            <text:p>2574</text:p>
          </table:table-cell>
          <table:table-cell table:style-name="ce80"/>
          <table:table-cell table:number-columns-repeated="16375" table:style-name="ce257"/>
        </table:table-row>
        <table:table-row table:style-name="ro16">
          <table:table-cell office:value-type="date" office:date-value="2021-02-06T00:00:00" table:style-name="ce109">
            <text:p>06-Feb-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29:.F329])" table:style-name="ce14">
            <text:p>0</text:p>
          </table:table-cell>
          <table:table-cell office:value-type="float" office:value="2574" table:formula="of:=[.G329]+[.H328]" table:style-name="ce14">
            <text:p>2574</text:p>
          </table:table-cell>
          <table:table-cell table:style-name="ce80"/>
          <table:table-cell table:number-columns-repeated="16375" table:style-name="ce257"/>
        </table:table-row>
        <table:table-row table:style-name="ro16">
          <table:table-cell office:value-type="date" office:date-value="2021-02-07T00:00:00" table:style-name="ce109">
            <text:p>07-Feb-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30:.F330])" table:style-name="ce14">
            <text:p>0</text:p>
          </table:table-cell>
          <table:table-cell office:value-type="float" office:value="2574" table:formula="of:=[.G330]+[.H329]" table:style-name="ce14">
            <text:p>2574</text:p>
          </table:table-cell>
          <table:table-cell table:style-name="ce80"/>
          <table:table-cell table:number-columns-repeated="16375" table:style-name="ce257"/>
        </table:table-row>
        <table:table-row table:style-name="ro16">
          <table:table-cell office:value-type="date" office:date-value="2021-02-08T00:00:00" table:style-name="ce109">
            <text:p>08-Feb-21</text:p>
          </table:table-cell>
          <table:table-cell office:value-type="float" office:value="19" table:style-name="ce151">
            <text:p>19</text:p>
          </table:table-cell>
          <table:table-cell office:value-type="float" office:value="5" table:style-name="ce151">
            <text:p>5</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6" table:formula="of:=SUM([.B331:.F331])" table:style-name="ce14">
            <text:p>26</text:p>
          </table:table-cell>
          <table:table-cell office:value-type="float" office:value="2600" table:formula="of:=[.G331]+[.H330]" table:style-name="ce14">
            <text:p>2600</text:p>
          </table:table-cell>
          <table:table-cell table:style-name="ce80"/>
          <table:table-cell table:number-columns-repeated="16375" table:style-name="ce257"/>
        </table:table-row>
        <table:table-row table:style-name="ro16">
          <table:table-cell office:value-type="date" office:date-value="2021-02-09T00:00:00" table:style-name="ce109">
            <text:p>09-Feb-21</text:p>
          </table:table-cell>
          <table:table-cell office:value-type="float" office:value="24" table:style-name="ce151">
            <text:p>24</text:p>
          </table:table-cell>
          <table:table-cell office:value-type="float" office:value="7" table:style-name="ce151">
            <text:p>7</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2" table:formula="of:=SUM([.B332:.F332])" table:style-name="ce14">
            <text:p>32</text:p>
          </table:table-cell>
          <table:table-cell office:value-type="float" office:value="2632" table:formula="of:=[.G332]+[.H331]" table:style-name="ce14">
            <text:p>2632</text:p>
          </table:table-cell>
          <table:table-cell table:style-name="ce80"/>
          <table:table-cell table:number-columns-repeated="16375" table:style-name="ce257"/>
        </table:table-row>
        <table:table-row table:style-name="ro16">
          <table:table-cell office:value-type="date" office:date-value="2021-02-10T00:00:00" table:style-name="ce109">
            <text:p>10-Feb-21</text:p>
          </table:table-cell>
          <table:table-cell office:value-type="float" office:value="10" table:style-name="ce151">
            <text:p>10</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2" table:formula="of:=SUM([.B333:.F333])" table:style-name="ce14">
            <text:p>12</text:p>
          </table:table-cell>
          <table:table-cell office:value-type="float" office:value="2644" table:formula="of:=[.G333]+[.H332]" table:style-name="ce14">
            <text:p>2644</text:p>
          </table:table-cell>
          <table:table-cell table:style-name="ce80"/>
          <table:table-cell table:number-columns-repeated="16375" table:style-name="ce257"/>
        </table:table-row>
        <table:table-row table:style-name="ro16">
          <table:table-cell office:value-type="date" office:date-value="2021-02-11T00:00:00" table:style-name="ce109">
            <text:p>11-Feb-21</text:p>
          </table:table-cell>
          <table:table-cell office:value-type="float" office:value="8" table:style-name="ce151">
            <text:p>8</text:p>
          </table:table-cell>
          <table:table-cell office:value-type="float" office:value="1" table:style-name="ce151">
            <text:p>1</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1" table:formula="of:=SUM([.B334:.F334])" table:style-name="ce14">
            <text:p>11</text:p>
          </table:table-cell>
          <table:table-cell office:value-type="float" office:value="2655" table:formula="of:=[.G334]+[.H333]" table:style-name="ce14">
            <text:p>2655</text:p>
          </table:table-cell>
          <table:table-cell table:style-name="ce80"/>
          <table:table-cell table:number-columns-repeated="16375" table:style-name="ce257"/>
        </table:table-row>
        <table:table-row table:style-name="ro16">
          <table:table-cell office:value-type="date" office:date-value="2021-02-12T00:00:00" table:style-name="ce109">
            <text:p>12-Feb-21</text:p>
          </table:table-cell>
          <table:table-cell office:value-type="float" office:value="15" table:style-name="ce151">
            <text:p>15</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8" table:formula="of:=SUM([.B335:.F335])" table:style-name="ce14">
            <text:p>18</text:p>
          </table:table-cell>
          <table:table-cell office:value-type="float" office:value="2673" table:formula="of:=[.G335]+[.H334]" table:style-name="ce14">
            <text:p>2673</text:p>
          </table:table-cell>
          <table:table-cell table:style-name="ce80"/>
          <table:table-cell table:number-columns-repeated="16375" table:style-name="ce257"/>
        </table:table-row>
        <table:table-row table:style-name="ro16">
          <table:table-cell office:value-type="date" office:date-value="2021-02-13T00:00:00" table:style-name="ce109">
            <text:p>13-Feb-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36:.F336])" table:style-name="ce14">
            <text:p>0</text:p>
          </table:table-cell>
          <table:table-cell office:value-type="float" office:value="2673" table:formula="of:=[.G336]+[.H335]" table:style-name="ce14">
            <text:p>2673</text:p>
          </table:table-cell>
          <table:table-cell table:style-name="ce80"/>
          <table:table-cell table:number-columns-repeated="16375" table:style-name="ce257"/>
        </table:table-row>
        <table:table-row table:style-name="ro16">
          <table:table-cell office:value-type="date" office:date-value="2021-02-14T00:00:00" table:style-name="ce109">
            <text:p>14-Feb-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37:.F337])" table:style-name="ce14">
            <text:p>0</text:p>
          </table:table-cell>
          <table:table-cell office:value-type="float" office:value="2673" table:formula="of:=[.G337]+[.H336]" table:style-name="ce14">
            <text:p>2673</text:p>
          </table:table-cell>
          <table:table-cell table:style-name="ce80"/>
          <table:table-cell table:number-columns-repeated="16375" table:style-name="ce257"/>
        </table:table-row>
        <table:table-row table:style-name="ro16">
          <table:table-cell office:value-type="date" office:date-value="2021-02-15T00:00:00" table:style-name="ce109">
            <text:p>15-Feb-21</text:p>
          </table:table-cell>
          <table:table-cell office:value-type="float" office:value="17" table:style-name="ce151">
            <text:p>17</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0" table:formula="of:=SUM([.B338:.F338])" table:style-name="ce14">
            <text:p>20</text:p>
          </table:table-cell>
          <table:table-cell office:value-type="float" office:value="2693" table:formula="of:=[.G338]+[.H337]" table:style-name="ce14">
            <text:p>2693</text:p>
          </table:table-cell>
          <table:table-cell table:style-name="ce80"/>
          <table:table-cell table:number-columns-repeated="16375" table:style-name="ce257"/>
        </table:table-row>
        <table:table-row table:style-name="ro16">
          <table:table-cell office:value-type="date" office:date-value="2021-02-16T00:00:00" table:style-name="ce109">
            <text:p>16-Feb-21</text:p>
          </table:table-cell>
          <table:table-cell office:value-type="float" office:value="12" table:style-name="ce151">
            <text:p>12</text:p>
          </table:table-cell>
          <table:table-cell office:value-type="float" office:value="1" table:style-name="ce151">
            <text:p>1</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16" table:formula="of:=SUM([.B339:.F339])" table:style-name="ce14">
            <text:p>16</text:p>
          </table:table-cell>
          <table:table-cell office:value-type="float" office:value="2709" table:formula="of:=[.G339]+[.H338]" table:style-name="ce14">
            <text:p>2709</text:p>
          </table:table-cell>
          <table:table-cell table:style-name="ce80"/>
          <table:table-cell table:number-columns-repeated="16375" table:style-name="ce257"/>
        </table:table-row>
        <table:table-row table:style-name="ro16">
          <table:table-cell office:value-type="date" office:date-value="2021-02-17T00:00:00" table:style-name="ce109">
            <text:p>17-Feb-21</text:p>
          </table:table-cell>
          <table:table-cell office:value-type="float" office:value="9" table:style-name="ce151">
            <text:p>9</text:p>
          </table:table-cell>
          <table:table-cell office:value-type="float" office:value="3" table:style-name="ce151">
            <text:p>3</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340:.F340])" table:style-name="ce14">
            <text:p>13</text:p>
          </table:table-cell>
          <table:table-cell office:value-type="float" office:value="2722" table:formula="of:=[.G340]+[.H339]" table:style-name="ce14">
            <text:p>2722</text:p>
          </table:table-cell>
          <table:table-cell table:style-name="ce80"/>
          <table:table-cell table:number-columns-repeated="16375" table:style-name="ce257"/>
        </table:table-row>
        <table:table-row table:style-name="ro16">
          <table:table-cell office:value-type="date" office:date-value="2021-02-18T00:00:00" table:style-name="ce109">
            <text:p>18-Feb-21</text:p>
          </table:table-cell>
          <table:table-cell office:value-type="float" office:value="12" table:style-name="ce151">
            <text:p>12</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4" table:formula="of:=SUM([.B341:.F341])" table:style-name="ce14">
            <text:p>14</text:p>
          </table:table-cell>
          <table:table-cell office:value-type="float" office:value="2736" table:formula="of:=[.G341]+[.H340]" table:style-name="ce14">
            <text:p>2736</text:p>
          </table:table-cell>
          <table:table-cell table:style-name="ce80"/>
          <table:table-cell table:number-columns-repeated="16375" table:style-name="ce257"/>
        </table:table-row>
        <table:table-row table:style-name="ro16">
          <table:table-cell office:value-type="date" office:date-value="2021-02-19T00:00:00" table:style-name="ce109">
            <text:p>19-Feb-21</text:p>
          </table:table-cell>
          <table:table-cell office:value-type="float" office:value="14" table:style-name="ce151">
            <text:p>14</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5" table:formula="of:=SUM([.B342:.F342])" table:style-name="ce14">
            <text:p>15</text:p>
          </table:table-cell>
          <table:table-cell office:value-type="float" office:value="2751" table:formula="of:=[.G342]+[.H341]" table:style-name="ce14">
            <text:p>2751</text:p>
          </table:table-cell>
          <table:table-cell table:style-name="ce80"/>
          <table:table-cell table:number-columns-repeated="16375" table:style-name="ce257"/>
        </table:table-row>
        <table:table-row table:style-name="ro16">
          <table:table-cell office:value-type="date" office:date-value="2021-02-20T00:00:00" table:style-name="ce109">
            <text:p>20-Feb-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43:.F343])" table:style-name="ce14">
            <text:p>0</text:p>
          </table:table-cell>
          <table:table-cell office:value-type="float" office:value="2751" table:formula="of:=[.G343]+[.H342]" table:style-name="ce14">
            <text:p>2751</text:p>
          </table:table-cell>
          <table:table-cell table:style-name="ce80"/>
          <table:table-cell table:number-columns-repeated="16375" table:style-name="ce257"/>
        </table:table-row>
        <table:table-row table:style-name="ro16">
          <table:table-cell office:value-type="date" office:date-value="2021-02-21T00:00:00" table:style-name="ce109">
            <text:p>21-Feb-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44:.F344])" table:style-name="ce14">
            <text:p>0</text:p>
          </table:table-cell>
          <table:table-cell office:value-type="float" office:value="2751" table:formula="of:=[.G344]+[.H343]" table:style-name="ce14">
            <text:p>2751</text:p>
          </table:table-cell>
          <table:table-cell table:style-name="ce80"/>
          <table:table-cell table:number-columns-repeated="16375" table:style-name="ce257"/>
        </table:table-row>
        <table:table-row table:style-name="ro16">
          <table:table-cell office:value-type="date" office:date-value="2021-02-22T00:00:00" table:style-name="ce109">
            <text:p>22-Feb-21</text:p>
          </table:table-cell>
          <table:table-cell office:value-type="float" office:value="10" table:style-name="ce151">
            <text:p>10</text:p>
          </table:table-cell>
          <table:table-cell office:value-type="float" office:value="3" table:style-name="ce151">
            <text:p>3</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4" table:formula="of:=SUM([.B345:.F345])" table:style-name="ce14">
            <text:p>14</text:p>
          </table:table-cell>
          <table:table-cell office:value-type="float" office:value="2765" table:formula="of:=[.G345]+[.H344]" table:style-name="ce14">
            <text:p>2765</text:p>
          </table:table-cell>
          <table:table-cell table:style-name="ce80"/>
          <table:table-cell table:number-columns-repeated="16375" table:style-name="ce257"/>
        </table:table-row>
        <table:table-row table:style-name="ro16">
          <table:table-cell office:value-type="date" office:date-value="2021-02-23T00:00:00" table:style-name="ce109">
            <text:p>23-Feb-21</text:p>
          </table:table-cell>
          <table:table-cell office:value-type="float" office:value="14" table:style-name="ce151">
            <text:p>14</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5" table:formula="of:=SUM([.B346:.F346])" table:style-name="ce14">
            <text:p>15</text:p>
          </table:table-cell>
          <table:table-cell office:value-type="float" office:value="2780" table:formula="of:=[.G346]+[.H345]" table:style-name="ce14">
            <text:p>2780</text:p>
          </table:table-cell>
          <table:table-cell table:style-name="ce80"/>
          <table:table-cell table:number-columns-repeated="16375" table:style-name="ce257"/>
        </table:table-row>
        <table:table-row table:style-name="ro16">
          <table:table-cell office:value-type="date" office:date-value="2021-02-24T00:00:00" table:style-name="ce109">
            <text:p>24-Feb-21</text:p>
          </table:table-cell>
          <table:table-cell office:value-type="float" office:value="5" table:style-name="ce151">
            <text:p>5</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6" table:formula="of:=SUM([.B347:.F347])" table:style-name="ce14">
            <text:p>6</text:p>
          </table:table-cell>
          <table:table-cell office:value-type="float" office:value="2786" table:formula="of:=[.G347]+[.H346]" table:style-name="ce14">
            <text:p>2786</text:p>
          </table:table-cell>
          <table:table-cell table:style-name="ce80"/>
          <table:table-cell table:number-columns-repeated="16375" table:style-name="ce257"/>
        </table:table-row>
        <table:table-row table:style-name="ro16">
          <table:table-cell office:value-type="date" office:date-value="2021-02-25T00:00:00" table:style-name="ce109">
            <text:p>25-Feb-21</text:p>
          </table:table-cell>
          <table:table-cell office:value-type="float" office:value="9" table:style-name="ce151">
            <text:p>9</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1" table:formula="of:=SUM([.B348:.F348])" table:style-name="ce14">
            <text:p>11</text:p>
          </table:table-cell>
          <table:table-cell office:value-type="float" office:value="2797" table:formula="of:=[.G348]+[.H347]" table:style-name="ce14">
            <text:p>2797</text:p>
          </table:table-cell>
          <table:table-cell table:style-name="ce80"/>
          <table:table-cell table:number-columns-repeated="16375" table:style-name="ce257"/>
        </table:table-row>
        <table:table-row table:style-name="ro16">
          <table:table-cell office:value-type="date" office:date-value="2021-02-26T00:00:00" table:style-name="ce109">
            <text:p>26-Feb-21</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3" table:style-name="ce151">
            <text:p>3</text:p>
          </table:table-cell>
          <table:table-cell office:value-type="float" office:value="0" table:style-name="ce151">
            <text:p>0</text:p>
          </table:table-cell>
          <table:table-cell office:value-type="float" office:value="9" table:formula="of:=SUM([.B349:.F349])" table:style-name="ce14">
            <text:p>9</text:p>
          </table:table-cell>
          <table:table-cell office:value-type="float" office:value="2806" table:formula="of:=[.G349]+[.H348]" table:style-name="ce14">
            <text:p>2806</text:p>
          </table:table-cell>
          <table:table-cell table:style-name="ce80"/>
          <table:table-cell table:number-columns-repeated="16375" table:style-name="ce257"/>
        </table:table-row>
        <table:table-row table:style-name="ro16">
          <table:table-cell office:value-type="string" table:style-name="ce252">
            <text:p><text:span text:style-name="T2">1</text:span><text:s/>This data is based on registrations of deaths, not occurrences. The majority of deaths are registered within five days in Northern Ireland.</text:p>
          </table:table-cell>
          <table:table-cell table:number-columns-repeated="7" table:style-name="ce252"/>
          <table:table-cell table:style-name="ce80"/>
          <table:table-cell table:number-columns-repeated="16375"/>
        </table:table-row>
        <table:table-row table:style-name="ro16">
          <table:table-cell office:value-type="string" table:style-name="ce251">
            <text:p><text:span text:style-name="T2">2</text:span><text:s/>Covid-19 deaths include any death where Coronavirus or Covid-19 (suspected or confirmed) was mentioned anywhere on the death certificate.</text:p>
          </table:table-cell>
          <table:table-cell table:number-columns-repeated="7" table:style-name="ce251"/>
          <table:table-cell table:style-name="ce80"/>
          <table:table-cell table:number-columns-repeated="16375"/>
        </table:table-row>
        <table:table-row table:style-name="ro16">
          <table:table-cell office:value-type="string" table:style-name="ce251">
            <text:p><text:span text:style-name="T2">3</text:span>Includes deaths in care homes only. Care home residents who have died in a different location will be counted elsewhere in this table.<text:s/></text:p>
          </table:table-cell>
          <table:table-cell table:number-columns-repeated="7" table:style-name="ce251"/>
          <table:table-cell table:style-name="ce80"/>
          <table:table-cell table:number-columns-repeated="16375"/>
        </table:table-row>
        <table:table-row table:style-name="ro16">
          <table:table-cell office:value-type="string" table:style-name="ce251">
            <text:p><text:span text:style-name="T2">4<text:s/></text:span>The 'Other' category includes deaths at a residential address which was not the usual address of the deceased and all other places.</text:p>
          </table:table-cell>
          <table:table-cell table:number-columns-repeated="7" table:style-name="ce251"/>
          <table:table-cell table:style-name="ce80"/>
          <table:table-cell table:style-name="ce41"/>
          <table:table-cell table:number-columns-repeated="235" table:style-name="ce11"/>
          <table:table-cell table:number-columns-repeated="16139"/>
        </table:table-row>
        <table:table-row table:number-rows-repeated="15" table:style-name="ro2">
          <table:table-cell table:number-columns-repeated="16384" table:style-name="ce41"/>
        </table:table-row>
        <table:table-row table:number-rows-repeated="17" table:style-name="ro2">
          <table:table-cell table:number-columns-repeated="16384"/>
        </table:table-row>
        <table:table-row table:number-rows-repeated="1048191" table:style-name="ro6">
          <table:table-cell table:number-columns-repeated="16384"/>
        </table:table-row>
      </table:table>
      <table:table table:name="Sheet1" table:style-name="ta4">
        <table:table-column table:style-name="co60" table:default-cell-style-name="ce41"/>
        <table:table-column table:style-name="co60" table:default-cell-style-name="ce11"/>
        <table:table-column table:style-name="co61" table:default-cell-style-name="ce42"/>
        <table:table-column table:style-name="co62" table:default-cell-style-name="ce41"/>
        <table:table-column table:style-name="co20" table:number-columns-repeated="16380" table:default-cell-style-name="ce41"/>
        <table:table-row table:style-name="ro2">
          <table:table-cell office:value-type="string" table:style-name="ce137">
            <text:p>Week Ending (Friday)</text:p>
          </table:table-cell>
          <table:table-cell office:value-type="string" table:style-name="ce137">
            <text:p>All Registered Deaths</text:p>
          </table:table-cell>
          <table:table-cell office:value-type="string" table:style-name="ce137">
            <text:p>Average and min/max range of deaths over 5 years</text:p>
          </table:table-cell>
          <table:table-cell office:value-type="string" table:style-name="ce137">
            <text:p>COVID-19 deaths registered</text:p>
          </table:table-cell>
          <table:table-cell table:number-columns-repeated="16380"/>
        </table:table-row>
        <table:table-row table:style-name="ro2">
          <table:table-cell office:value-type="date" office:date-value="2020-01-10T00:00:00" table:style-name="ce224">
            <text:p>10/01/2020</text:p>
          </table:table-cell>
          <table:table-cell office:value-type="float" office:value="395" table:style-name="ce137">
            <text:p>395</text:p>
          </table:table-cell>
          <table:table-cell office:value-type="float" office:value="402.2" table:style-name="ce225">
            <text:p>402.2</text:p>
          </table:table-cell>
          <table:table-cell office:value-type="float" office:value="0" table:style-name="ce225">
            <text:p>0</text:p>
          </table:table-cell>
          <table:table-cell table:number-columns-repeated="16380"/>
        </table:table-row>
        <table:table-row table:style-name="ro2">
          <table:table-cell office:value-type="date" office:date-value="2020-01-17T00:00:00" table:style-name="ce226">
            <text:p>17/01/2020</text:p>
          </table:table-cell>
          <table:table-cell office:value-type="float" office:value="411" table:style-name="ce227">
            <text:p>411</text:p>
          </table:table-cell>
          <table:table-cell office:value-type="float" office:value="391" table:style-name="ce228">
            <text:p>391</text:p>
          </table:table-cell>
          <table:table-cell office:value-type="float" office:value="0" table:style-name="ce228">
            <text:p>0</text:p>
          </table:table-cell>
          <table:table-cell table:number-columns-repeated="16380"/>
        </table:table-row>
        <table:table-row table:style-name="ro2">
          <table:table-cell office:value-type="date" office:date-value="2020-01-24T00:00:00" table:style-name="ce226">
            <text:p>24/01/2020</text:p>
          </table:table-cell>
          <table:table-cell office:value-type="float" office:value="347" table:style-name="ce227">
            <text:p>347</text:p>
          </table:table-cell>
          <table:table-cell office:value-type="float" office:value="383" table:style-name="ce228">
            <text:p>383</text:p>
          </table:table-cell>
          <table:table-cell office:value-type="float" office:value="0" table:style-name="ce228">
            <text:p>0</text:p>
          </table:table-cell>
          <table:table-cell table:number-columns-repeated="16380" table:style-name="ce6"/>
        </table:table-row>
        <table:table-row table:style-name="ro2">
          <table:table-cell office:value-type="date" office:date-value="2020-01-31T00:00:00" table:style-name="ce226">
            <text:p>31/01/2020</text:p>
          </table:table-cell>
          <table:table-cell office:value-type="float" office:value="323" table:style-name="ce227">
            <text:p>323</text:p>
          </table:table-cell>
          <table:table-cell office:value-type="float" office:value="374" table:style-name="ce228">
            <text:p>374</text:p>
          </table:table-cell>
          <table:table-cell office:value-type="float" office:value="0" table:style-name="ce228">
            <text:p>0</text:p>
          </table:table-cell>
          <table:table-cell table:number-columns-repeated="16380"/>
        </table:table-row>
        <table:table-row table:style-name="ro2">
          <table:table-cell office:value-type="date" office:date-value="2020-02-07T00:00:00" table:style-name="ce226">
            <text:p>07/02/2020</text:p>
          </table:table-cell>
          <table:table-cell office:value-type="float" office:value="332" table:style-name="ce227">
            <text:p>332</text:p>
          </table:table-cell>
          <table:table-cell office:value-type="float" office:value="346" table:style-name="ce228">
            <text:p>346</text:p>
          </table:table-cell>
          <table:table-cell office:value-type="float" office:value="0" table:style-name="ce228">
            <text:p>0</text:p>
          </table:table-cell>
          <table:table-cell table:number-columns-repeated="16380"/>
        </table:table-row>
        <table:table-row table:style-name="ro2">
          <table:table-cell office:value-type="date" office:date-value="2020-02-14T00:00:00" table:style-name="ce226">
            <text:p>14/02/2020</text:p>
          </table:table-cell>
          <table:table-cell office:value-type="float" office:value="306" table:style-name="ce227">
            <text:p>306</text:p>
          </table:table-cell>
          <table:table-cell office:value-type="float" office:value="340" table:style-name="ce228">
            <text:p>340</text:p>
          </table:table-cell>
          <table:table-cell office:value-type="float" office:value="0" table:style-name="ce228">
            <text:p>0</text:p>
          </table:table-cell>
          <table:table-cell table:number-columns-repeated="16380"/>
        </table:table-row>
        <table:table-row table:style-name="ro2">
          <table:table-cell office:value-type="date" office:date-value="2020-02-21T00:00:00" table:style-name="ce226">
            <text:p>21/02/2020</text:p>
          </table:table-cell>
          <table:table-cell office:value-type="float" office:value="297" table:style-name="ce227">
            <text:p>297</text:p>
          </table:table-cell>
          <table:table-cell office:value-type="float" office:value="317" table:style-name="ce228">
            <text:p>317</text:p>
          </table:table-cell>
          <table:table-cell office:value-type="float" office:value="0" table:style-name="ce228">
            <text:p>0</text:p>
          </table:table-cell>
          <table:table-cell table:number-columns-repeated="16380"/>
        </table:table-row>
        <table:table-row table:style-name="ro2">
          <table:table-cell office:value-type="date" office:date-value="2020-02-28T00:00:00" table:style-name="ce226">
            <text:p>28/02/2020</text:p>
          </table:table-cell>
          <table:table-cell office:value-type="float" office:value="347" table:style-name="ce227">
            <text:p>347</text:p>
          </table:table-cell>
          <table:table-cell office:value-type="float" office:value="343" table:style-name="ce228">
            <text:p>343</text:p>
          </table:table-cell>
          <table:table-cell office:value-type="float" office:value="0" table:style-name="ce228">
            <text:p>0</text:p>
          </table:table-cell>
          <table:table-cell table:number-columns-repeated="16380"/>
        </table:table-row>
        <table:table-row table:style-name="ro2">
          <table:table-cell office:value-type="date" office:date-value="2020-03-06T00:00:00" table:style-name="ce226">
            <text:p>06/03/2020</text:p>
          </table:table-cell>
          <table:table-cell office:value-type="float" office:value="312" table:style-name="ce227">
            <text:p>312</text:p>
          </table:table-cell>
          <table:table-cell office:value-type="float" office:value="356" table:style-name="ce228">
            <text:p>356</text:p>
          </table:table-cell>
          <table:table-cell office:value-type="float" office:value="0" table:style-name="ce228">
            <text:p>0</text:p>
          </table:table-cell>
          <table:table-cell table:number-columns-repeated="16380"/>
        </table:table-row>
        <table:table-row table:style-name="ro2">
          <table:table-cell office:value-type="date" office:date-value="2020-03-13T00:00:00" table:style-name="ce226">
            <text:p>13/03/2020</text:p>
          </table:table-cell>
          <table:table-cell office:value-type="float" office:value="324" table:style-name="ce227">
            <text:p>324</text:p>
          </table:table-cell>
          <table:table-cell office:value-type="float" office:value="343" table:style-name="ce228">
            <text:p>343</text:p>
          </table:table-cell>
          <table:table-cell office:value-type="float" office:value="0" table:style-name="ce228">
            <text:p>0</text:p>
          </table:table-cell>
          <table:table-cell table:number-columns-repeated="16380"/>
        </table:table-row>
        <table:table-row table:style-name="ro2">
          <table:table-cell office:value-type="date" office:date-value="2020-03-20T00:00:00" table:style-name="ce226">
            <text:p>20/03/2020</text:p>
          </table:table-cell>
          <table:table-cell office:value-type="float" office:value="271" table:style-name="ce227">
            <text:p>271</text:p>
          </table:table-cell>
          <table:table-cell office:value-type="float" office:value="297" table:style-name="ce228">
            <text:p>297</text:p>
          </table:table-cell>
          <table:table-cell office:value-type="float" office:value="1" table:style-name="ce228">
            <text:p>1</text:p>
          </table:table-cell>
          <table:table-cell table:number-columns-repeated="16380"/>
        </table:table-row>
        <table:table-row table:style-name="ro2">
          <table:table-cell office:value-type="date" office:date-value="2020-03-27T00:00:00" table:style-name="ce226">
            <text:p>27/03/2020</text:p>
          </table:table-cell>
          <table:table-cell office:value-type="float" office:value="287" table:style-name="ce227">
            <text:p>287</text:p>
          </table:table-cell>
          <table:table-cell office:value-type="float" office:value="320" table:style-name="ce228">
            <text:p>320</text:p>
          </table:table-cell>
          <table:table-cell office:value-type="float" office:value="9" table:style-name="ce228">
            <text:p>9</text:p>
          </table:table-cell>
          <table:table-cell table:number-columns-repeated="16380"/>
        </table:table-row>
        <table:table-row table:style-name="ro2">
          <table:table-cell office:value-type="date" office:date-value="2020-04-03T00:00:00" table:style-name="ce226">
            <text:p>03/04/2020</text:p>
          </table:table-cell>
          <table:table-cell office:value-type="float" office:value="434" table:style-name="ce227">
            <text:p>434</text:p>
          </table:table-cell>
          <table:table-cell office:value-type="float" office:value="298" table:style-name="ce228">
            <text:p>298</text:p>
          </table:table-cell>
          <table:table-cell office:value-type="float" office:value="55" table:style-name="ce228">
            <text:p>55</text:p>
          </table:table-cell>
          <table:table-cell table:number-columns-repeated="16380"/>
        </table:table-row>
        <table:table-row table:style-name="ro2">
          <table:table-cell office:value-type="date" office:date-value="2020-04-10T00:00:00" table:style-name="ce226">
            <text:p>10/04/2020</text:p>
          </table:table-cell>
          <table:table-cell office:value-type="float" office:value="435" table:style-name="ce227">
            <text:p>435</text:p>
          </table:table-cell>
          <table:table-cell office:value-type="float" office:value="295" table:style-name="ce228">
            <text:p>295</text:p>
          </table:table-cell>
          <table:table-cell office:value-type="float" office:value="76" table:style-name="ce228">
            <text:p>76</text:p>
          </table:table-cell>
          <table:table-cell table:number-columns-repeated="16380"/>
        </table:table-row>
        <table:table-row table:style-name="ro2">
          <table:table-cell office:value-type="date" office:date-value="2020-04-17T00:00:00" table:style-name="ce226">
            <text:p>17/04/2020</text:p>
          </table:table-cell>
          <table:table-cell office:value-type="float" office:value="424" table:style-name="ce227">
            <text:p>424</text:p>
          </table:table-cell>
          <table:table-cell office:value-type="float" office:value="290" table:style-name="ce228">
            <text:p>290</text:p>
          </table:table-cell>
          <table:table-cell office:value-type="float" office:value="101" table:style-name="ce228">
            <text:p>101</text:p>
          </table:table-cell>
          <table:table-cell table:number-columns-repeated="16380"/>
        </table:table-row>
        <table:table-row table:style-name="ro2">
          <table:table-cell office:value-type="date" office:date-value="2020-04-24T00:00:00" table:style-name="ce226">
            <text:p>24/04/2020</text:p>
          </table:table-cell>
          <table:table-cell office:value-type="float" office:value="470" table:style-name="ce227">
            <text:p>470</text:p>
          </table:table-cell>
          <table:table-cell office:value-type="float" office:value="284" table:style-name="ce228">
            <text:p>284</text:p>
          </table:table-cell>
          <table:table-cell office:value-type="float" office:value="128" table:style-name="ce228">
            <text:p>128</text:p>
          </table:table-cell>
          <table:table-cell table:number-columns-repeated="16380"/>
        </table:table-row>
        <table:table-row table:style-name="ro2">
          <table:table-cell office:value-type="date" office:date-value="2020-05-01T00:00:00" table:style-name="ce226">
            <text:p>01/05/2020</text:p>
          </table:table-cell>
          <table:table-cell office:value-type="float" office:value="427" table:style-name="ce227">
            <text:p>427</text:p>
          </table:table-cell>
          <table:table-cell office:value-type="float" office:value="320" table:style-name="ce228">
            <text:p>320</text:p>
          </table:table-cell>
          <table:table-cell office:value-type="float" office:value="124" table:style-name="ce228">
            <text:p>124</text:p>
          </table:table-cell>
          <table:table-cell table:number-columns-repeated="16380"/>
        </table:table-row>
        <table:table-row table:style-name="ro2">
          <table:table-cell office:value-type="date" office:date-value="2020-05-08T00:00:00" table:style-name="ce226">
            <text:p>08/05/2020</text:p>
          </table:table-cell>
          <table:table-cell office:value-type="float" office:value="336" table:style-name="ce227">
            <text:p>336</text:p>
          </table:table-cell>
          <table:table-cell office:value-type="float" office:value="274" table:style-name="ce228">
            <text:p>274</text:p>
          </table:table-cell>
          <table:table-cell office:value-type="float" office:value="84" table:style-name="ce228">
            <text:p>84</text:p>
          </table:table-cell>
          <table:table-cell table:number-columns-repeated="16380"/>
        </table:table-row>
        <table:table-row table:style-name="ro2">
          <table:table-cell office:value-type="date" office:date-value="2020-05-15T00:00:00" table:style-name="ce226">
            <text:p>15/05/2020</text:p>
          </table:table-cell>
          <table:table-cell office:value-type="float" office:value="396" table:style-name="ce227">
            <text:p>396</text:p>
          </table:table-cell>
          <table:table-cell office:value-type="float" office:value="295" table:style-name="ce228">
            <text:p>295</text:p>
          </table:table-cell>
          <table:table-cell office:value-type="float" office:value="74" table:style-name="ce228">
            <text:p>74</text:p>
          </table:table-cell>
          <table:table-cell table:number-columns-repeated="16380"/>
        </table:table-row>
        <table:table-row table:style-name="ro2">
          <table:table-cell office:value-type="date" office:date-value="2020-05-22T00:00:00" table:style-name="ce226">
            <text:p>22/05/2020</text:p>
          </table:table-cell>
          <table:table-cell office:value-type="float" office:value="325" table:style-name="ce227">
            <text:p>325</text:p>
          </table:table-cell>
          <table:table-cell office:value-type="float" office:value="290" table:style-name="ce228">
            <text:p>290</text:p>
          </table:table-cell>
          <table:table-cell office:value-type="float" office:value="53" table:style-name="ce228">
            <text:p>53</text:p>
          </table:table-cell>
          <table:table-cell table:number-columns-repeated="16380"/>
        </table:table-row>
        <table:table-row table:style-name="ro2">
          <table:table-cell office:value-type="date" office:date-value="2020-05-29T00:00:00" table:style-name="ce226">
            <text:p>29/05/2020</text:p>
          </table:table-cell>
          <table:table-cell office:value-type="float" office:value="316" table:style-name="ce227">
            <text:p>316</text:p>
          </table:table-cell>
          <table:table-cell office:value-type="float" office:value="279" table:style-name="ce228">
            <text:p>279</text:p>
          </table:table-cell>
          <table:table-cell office:value-type="float" office:value="49" table:style-name="ce228">
            <text:p>49</text:p>
          </table:table-cell>
          <table:table-cell table:number-columns-repeated="16380"/>
        </table:table-row>
        <table:table-row table:style-name="ro2">
          <table:table-cell office:value-type="date" office:date-value="2020-06-05T00:00:00" table:style-name="ce226">
            <text:p>05/06/2020</text:p>
          </table:table-cell>
          <table:table-cell office:value-type="float" office:value="304" table:style-name="ce227">
            <text:p>304</text:p>
          </table:table-cell>
          <table:table-cell office:value-type="float" office:value="271" table:style-name="ce228">
            <text:p>271</text:p>
          </table:table-cell>
          <table:table-cell office:value-type="float" office:value="20" table:style-name="ce228">
            <text:p>20</text:p>
          </table:table-cell>
          <table:table-cell table:number-columns-repeated="16380"/>
        </table:table-row>
        <table:table-row table:style-name="ro2">
          <table:table-cell office:value-type="date" office:date-value="2020-06-12T00:00:00" table:style-name="ce226">
            <text:p>12/06/2020</text:p>
          </table:table-cell>
          <table:table-cell office:value-type="float" office:value="292" table:style-name="ce227">
            <text:p>292</text:p>
          </table:table-cell>
          <table:table-cell office:value-type="float" office:value="293" table:style-name="ce228">
            <text:p>293</text:p>
          </table:table-cell>
          <table:table-cell office:value-type="float" office:value="21" table:style-name="ce228">
            <text:p>21</text:p>
          </table:table-cell>
          <table:table-cell table:number-columns-repeated="16380"/>
        </table:table-row>
        <table:table-row table:style-name="ro2">
          <table:table-cell office:value-type="date" office:date-value="2020-06-19T00:00:00" table:style-name="ce226">
            <text:p>19/06/2020</text:p>
          </table:table-cell>
          <table:table-cell office:value-type="float" office:value="290" table:style-name="ce227">
            <text:p>290</text:p>
          </table:table-cell>
          <table:table-cell office:value-type="float" office:value="286" table:style-name="ce228">
            <text:p>286</text:p>
          </table:table-cell>
          <table:table-cell office:value-type="float" office:value="17" table:style-name="ce228">
            <text:p>17</text:p>
          </table:table-cell>
          <table:table-cell table:number-columns-repeated="16380"/>
        </table:table-row>
        <table:table-row table:style-name="ro2">
          <table:table-cell office:value-type="date" office:date-value="2020-06-26T00:00:00" table:style-name="ce226">
            <text:p>26/06/2020</text:p>
          </table:table-cell>
          <table:table-cell office:value-type="float" office:value="295" table:style-name="ce227">
            <text:p>295</text:p>
          </table:table-cell>
          <table:table-cell office:value-type="float" office:value="270" table:style-name="ce228">
            <text:p>270</text:p>
          </table:table-cell>
          <table:table-cell office:value-type="float" office:value="12" table:style-name="ce228">
            <text:p>12</text:p>
          </table:table-cell>
          <table:table-cell table:number-columns-repeated="16380"/>
        </table:table-row>
        <table:table-row table:style-name="ro2">
          <table:table-cell office:value-type="date" office:date-value="2020-07-03T00:00:00" table:style-name="ce226">
            <text:p>03/07/2020</text:p>
          </table:table-cell>
          <table:table-cell office:value-type="float" office:value="289" table:style-name="ce227">
            <text:p>289</text:p>
          </table:table-cell>
          <table:table-cell office:value-type="float" office:value="288" table:style-name="ce228">
            <text:p>288</text:p>
          </table:table-cell>
          <table:table-cell office:value-type="float" office:value="11" table:style-name="ce228">
            <text:p>11</text:p>
          </table:table-cell>
          <table:table-cell table:number-columns-repeated="16380"/>
        </table:table-row>
        <table:table-row table:style-name="ro2">
          <table:table-cell office:value-type="date" office:date-value="2020-07-10T00:00:00" table:style-name="ce226">
            <text:p>10/07/2020</text:p>
          </table:table-cell>
          <table:table-cell office:value-type="float" office:value="275" table:style-name="ce227">
            <text:p>275</text:p>
          </table:table-cell>
          <table:table-cell office:value-type="float" office:value="255" table:style-name="ce228">
            <text:p>255</text:p>
          </table:table-cell>
          <table:table-cell office:value-type="float" office:value="9" table:style-name="ce228">
            <text:p>9</text:p>
          </table:table-cell>
          <table:table-cell table:number-columns-repeated="16380"/>
        </table:table-row>
        <table:table-row table:style-name="ro2">
          <table:table-cell office:value-type="date" office:date-value="2020-07-17T00:00:00" table:style-name="ce226">
            <text:p>17/07/2020</text:p>
          </table:table-cell>
          <table:table-cell office:value-type="float" office:value="240" table:style-name="ce227">
            <text:p>240</text:p>
          </table:table-cell>
          <table:table-cell office:value-type="float" office:value="264" table:style-name="ce228">
            <text:p>264</text:p>
          </table:table-cell>
          <table:table-cell office:value-type="float" office:value="2" table:style-name="ce228">
            <text:p>2</text:p>
          </table:table-cell>
          <table:table-cell table:number-columns-repeated="16380"/>
        </table:table-row>
        <table:table-row table:style-name="ro2">
          <table:table-cell office:value-type="date" office:date-value="2020-07-24T00:00:00" table:style-name="ce226">
            <text:p>24/07/2020</text:p>
          </table:table-cell>
          <table:table-cell office:value-type="float" office:value="307" table:style-name="ce227">
            <text:p>307</text:p>
          </table:table-cell>
          <table:table-cell office:value-type="float" office:value="265" table:style-name="ce228">
            <text:p>265</text:p>
          </table:table-cell>
          <table:table-cell office:value-type="float" office:value="7" table:style-name="ce228">
            <text:p>7</text:p>
          </table:table-cell>
          <table:table-cell table:number-columns-repeated="16380"/>
        </table:table-row>
        <table:table-row table:style-name="ro2">
          <table:table-cell office:value-type="date" office:date-value="2020-07-31T00:00:00" table:style-name="ce226">
            <text:p>31/07/2020</text:p>
          </table:table-cell>
          <table:table-cell office:value-type="float" office:value="273" table:style-name="ce227">
            <text:p>273</text:p>
          </table:table-cell>
          <table:table-cell office:value-type="float" office:value="282" table:style-name="ce228">
            <text:p>282</text:p>
          </table:table-cell>
          <table:table-cell office:value-type="float" office:value="1" table:style-name="ce228">
            <text:p>1</text:p>
          </table:table-cell>
          <table:table-cell table:number-columns-repeated="16380"/>
        </table:table-row>
        <table:table-row table:style-name="ro2">
          <table:table-cell office:value-type="date" office:date-value="2020-08-07T00:00:00" table:style-name="ce226">
            <text:p>07/08/2020</text:p>
          </table:table-cell>
          <table:table-cell office:value-type="float" office:value="280" table:style-name="ce227">
            <text:p>280</text:p>
          </table:table-cell>
          <table:table-cell office:value-type="float" office:value="276" table:style-name="ce228">
            <text:p>276</text:p>
          </table:table-cell>
          <table:table-cell office:value-type="float" office:value="5" table:style-name="ce228">
            <text:p>5</text:p>
          </table:table-cell>
          <table:table-cell table:number-columns-repeated="16380"/>
        </table:table-row>
        <table:table-row table:style-name="ro2">
          <table:table-cell office:value-type="date" office:date-value="2020-08-14T00:00:00" table:style-name="ce226">
            <text:p>14/08/2020</text:p>
          </table:table-cell>
          <table:table-cell office:value-type="float" office:value="278" table:style-name="ce227">
            <text:p>278</text:p>
          </table:table-cell>
          <table:table-cell office:value-type="float" office:value="265" table:style-name="ce228">
            <text:p>265</text:p>
          </table:table-cell>
          <table:table-cell office:value-type="float" office:value="4" table:style-name="ce228">
            <text:p>4</text:p>
          </table:table-cell>
          <table:table-cell table:number-columns-repeated="16380"/>
        </table:table-row>
        <table:table-row table:style-name="ro2">
          <table:table-cell office:value-type="date" office:date-value="2020-08-21T00:00:00" table:style-name="ce226">
            <text:p>21/08/2020</text:p>
          </table:table-cell>
          <table:table-cell office:value-type="float" office:value="313" table:style-name="ce227">
            <text:p>313</text:p>
          </table:table-cell>
          <table:table-cell office:value-type="float" office:value="263" table:style-name="ce228">
            <text:p>263</text:p>
          </table:table-cell>
          <table:table-cell office:value-type="float" office:value="6" table:style-name="ce228">
            <text:p>6</text:p>
          </table:table-cell>
          <table:table-cell table:number-columns-repeated="16380"/>
        </table:table-row>
        <table:table-row table:style-name="ro2">
          <table:table-cell office:value-type="date" office:date-value="2020-08-28T00:00:00" table:style-name="ce226">
            <text:p>28/08/2020</text:p>
          </table:table-cell>
          <table:table-cell office:value-type="float" office:value="303" table:style-name="ce227">
            <text:p>303</text:p>
          </table:table-cell>
          <table:table-cell office:value-type="float" office:value="259" table:style-name="ce228">
            <text:p>259</text:p>
          </table:table-cell>
          <table:table-cell office:value-type="float" office:value="4" table:style-name="ce228">
            <text:p>4</text:p>
          </table:table-cell>
          <table:table-cell table:number-columns-repeated="16380"/>
        </table:table-row>
        <table:table-row table:style-name="ro2">
          <table:table-cell office:value-type="date" office:date-value="2020-09-04T00:00:00" table:style-name="ce226">
            <text:p>04/09/2020</text:p>
          </table:table-cell>
          <table:table-cell office:value-type="float" office:value="234" table:style-name="ce227">
            <text:p>234</text:p>
          </table:table-cell>
          <table:table-cell office:value-type="float" office:value="255" table:style-name="ce228">
            <text:p>255</text:p>
          </table:table-cell>
          <table:table-cell office:value-type="float" office:value="3" table:style-name="ce228">
            <text:p>3</text:p>
          </table:table-cell>
          <table:table-cell table:number-columns-repeated="16380"/>
        </table:table-row>
        <table:table-row table:style-name="ro2">
          <table:table-cell office:value-type="date" office:date-value="2020-09-11T00:00:00" table:style-name="ce226">
            <text:p>11/09/2020</text:p>
          </table:table-cell>
          <table:table-cell office:value-type="float" office:value="296" table:style-name="ce227">
            <text:p>296</text:p>
          </table:table-cell>
          <table:table-cell office:value-type="float" office:value="276" table:style-name="ce228">
            <text:p>276</text:p>
          </table:table-cell>
          <table:table-cell office:value-type="float" office:value="7" table:style-name="ce228">
            <text:p>7</text:p>
          </table:table-cell>
          <table:table-cell table:number-columns-repeated="16380"/>
        </table:table-row>
        <table:table-row table:style-name="ro2">
          <table:table-cell office:value-type="date" office:date-value="2020-09-18T00:00:00" table:style-name="ce226">
            <text:p>18/09/2020</text:p>
          </table:table-cell>
          <table:table-cell office:value-type="float" office:value="322" table:style-name="ce227">
            <text:p>322</text:p>
          </table:table-cell>
          <table:table-cell office:value-type="float" office:value="282" table:style-name="ce228">
            <text:p>282</text:p>
          </table:table-cell>
          <table:table-cell office:value-type="float" office:value="8" table:style-name="ce228">
            <text:p>8</text:p>
          </table:table-cell>
          <table:table-cell table:number-columns-repeated="16380"/>
        </table:table-row>
        <table:table-row table:style-name="ro2">
          <table:table-cell office:value-type="date" office:date-value="2020-09-25T00:00:00" table:style-name="ce226">
            <text:p>25/09/2020</text:p>
          </table:table-cell>
          <table:table-cell office:value-type="float" office:value="323" table:style-name="ce227">
            <text:p>323</text:p>
          </table:table-cell>
          <table:table-cell office:value-type="float" office:value="288" table:style-name="ce228">
            <text:p>288</text:p>
          </table:table-cell>
          <table:table-cell office:value-type="float" office:value="9" table:style-name="ce228">
            <text:p>9</text:p>
          </table:table-cell>
          <table:table-cell table:number-columns-repeated="16380"/>
        </table:table-row>
        <table:table-row table:style-name="ro2">
          <table:table-cell office:value-type="date" office:date-value="2020-10-02T00:00:00" table:style-name="ce226">
            <text:p>02/10/2020</text:p>
          </table:table-cell>
          <table:table-cell office:value-type="float" office:value="328" table:style-name="ce227">
            <text:p>328</text:p>
          </table:table-cell>
          <table:table-cell office:value-type="float" office:value="286" table:style-name="ce228">
            <text:p>286</text:p>
          </table:table-cell>
          <table:table-cell office:value-type="float" office:value="2" table:style-name="ce228">
            <text:p>2</text:p>
          </table:table-cell>
          <table:table-cell table:number-columns-repeated="16380"/>
        </table:table-row>
        <table:table-row table:style-name="ro2">
          <table:table-cell office:value-type="date" office:date-value="2020-10-09T00:00:00" table:style-name="ce226">
            <text:p>09/10/2020</text:p>
          </table:table-cell>
          <table:table-cell office:value-type="float" office:value="348" table:style-name="ce227">
            <text:p>348</text:p>
          </table:table-cell>
          <table:table-cell office:value-type="float" office:value="300.39999999999998" table:style-name="ce228">
            <text:p>300</text:p>
          </table:table-cell>
          <table:table-cell office:value-type="float" office:value="11" table:style-name="ce228">
            <text:p>11</text:p>
          </table:table-cell>
          <table:table-cell table:number-columns-repeated="16380"/>
        </table:table-row>
        <table:table-row table:style-name="ro2">
          <table:table-cell office:value-type="date" office:date-value="2020-10-16T00:00:00" table:style-name="ce226">
            <text:p>16/10/2020</text:p>
          </table:table-cell>
          <table:table-cell office:value-type="float" office:value="278" table:style-name="ce227">
            <text:p>278</text:p>
          </table:table-cell>
          <table:table-cell office:value-type="float" office:value="294.8" table:style-name="ce228">
            <text:p>295</text:p>
          </table:table-cell>
          <table:table-cell office:value-type="float" office:value="17" table:style-name="ce228">
            <text:p>17</text:p>
          </table:table-cell>
          <table:table-cell table:number-columns-repeated="16380"/>
        </table:table-row>
        <table:table-row table:style-name="ro2">
          <table:table-cell office:value-type="date" office:date-value="2020-10-23T00:00:00" table:style-name="ce226">
            <text:p>23/10/2020</text:p>
          </table:table-cell>
          <table:table-cell office:value-type="float" office:value="391" table:style-name="ce227">
            <text:p>391</text:p>
          </table:table-cell>
          <table:table-cell office:value-type="float" office:value="285.60000000000002" table:style-name="ce228">
            <text:p>286</text:p>
          </table:table-cell>
          <table:table-cell office:value-type="float" office:value="42" table:style-name="ce228">
            <text:p>42</text:p>
          </table:table-cell>
          <table:table-cell table:number-columns-repeated="16380"/>
        </table:table-row>
        <table:table-row table:style-name="ro2">
          <table:table-cell office:value-type="date" office:date-value="2020-10-30T00:00:00" table:style-name="ce226">
            <text:p>30/10/2020</text:p>
          </table:table-cell>
          <table:table-cell office:value-type="float" office:value="368" table:style-name="ce227">
            <text:p>368</text:p>
          </table:table-cell>
          <table:table-cell office:value-type="float" office:value="283.60000000000002" table:style-name="ce228">
            <text:p>284</text:p>
          </table:table-cell>
          <table:table-cell office:value-type="float" office:value="51" table:style-name="ce228">
            <text:p>51</text:p>
          </table:table-cell>
          <table:table-cell table:number-columns-repeated="16380"/>
        </table:table-row>
        <table:table-row table:style-name="ro2">
          <table:table-cell office:value-type="date" office:date-value="2020-11-06T00:00:00" table:style-name="ce226">
            <text:p>06/11/2020</text:p>
          </table:table-cell>
          <table:table-cell office:value-type="float" office:value="386" table:style-name="ce227">
            <text:p>386</text:p>
          </table:table-cell>
          <table:table-cell office:value-type="float" office:value="296" table:style-name="ce228">
            <text:p>296</text:p>
          </table:table-cell>
          <table:table-cell office:value-type="float" office:value="82" table:style-name="ce228">
            <text:p>82</text:p>
          </table:table-cell>
          <table:table-cell table:number-columns-repeated="16380"/>
        </table:table-row>
        <table:table-row table:style-name="ro2">
          <table:table-cell office:value-type="date" office:date-value="2020-11-13T00:00:00" table:style-name="ce226">
            <text:p>13/11/2020</text:p>
          </table:table-cell>
          <table:table-cell office:value-type="float" office:value="406" table:style-name="ce227">
            <text:p>406</text:p>
          </table:table-cell>
          <table:table-cell office:value-type="float" office:value="297" table:style-name="ce228">
            <text:p>297</text:p>
          </table:table-cell>
          <table:table-cell office:value-type="float" office:value="96" table:style-name="ce228">
            <text:p>96</text:p>
          </table:table-cell>
          <table:table-cell table:number-columns-repeated="16380"/>
        </table:table-row>
        <table:table-row table:style-name="ro2">
          <table:table-cell office:value-type="date" office:date-value="2020-11-20T00:00:00" table:style-name="ce226">
            <text:p>20/11/2020</text:p>
          </table:table-cell>
          <table:table-cell office:value-type="float" office:value="396" table:style-name="ce227">
            <text:p>396</text:p>
          </table:table-cell>
          <table:table-cell office:value-type="float" office:value="319" table:style-name="ce228">
            <text:p>319</text:p>
          </table:table-cell>
          <table:table-cell office:value-type="float" office:value="100" table:style-name="ce228">
            <text:p>100</text:p>
          </table:table-cell>
          <table:table-cell table:number-columns-repeated="16380"/>
        </table:table-row>
        <table:table-row table:style-name="ro2">
          <table:table-cell office:value-type="date" office:date-value="2020-11-27T00:00:00" table:style-name="ce226">
            <text:p>27/11/2020</text:p>
          </table:table-cell>
          <table:table-cell office:value-type="float" office:value="348" table:style-name="ce227">
            <text:p>348</text:p>
          </table:table-cell>
          <table:table-cell office:value-type="float" office:value="311.39999999999998" table:style-name="ce228">
            <text:p>311</text:p>
          </table:table-cell>
          <table:table-cell office:value-type="float" office:value="81" table:style-name="ce228">
            <text:p>81</text:p>
          </table:table-cell>
          <table:table-cell table:number-columns-repeated="16380"/>
        </table:table-row>
        <table:table-row table:style-name="ro2">
          <table:table-cell office:value-type="date" office:date-value="2020-12-04T00:00:00" table:style-name="ce226">
            <text:p>04/12/2020</text:p>
          </table:table-cell>
          <table:table-cell office:value-type="float" office:value="387" table:style-name="ce227">
            <text:p>387</text:p>
          </table:table-cell>
          <table:table-cell office:value-type="float" office:value="322.39999999999998" table:style-name="ce228">
            <text:p>322</text:p>
          </table:table-cell>
          <table:table-cell office:value-type="float" office:value="98" table:style-name="ce228">
            <text:p>98</text:p>
          </table:table-cell>
          <table:table-cell table:number-columns-repeated="16380"/>
        </table:table-row>
        <table:table-row table:style-name="ro2">
          <table:table-cell office:value-type="date" office:date-value="2020-12-11T00:00:00" table:style-name="ce226">
            <text:p>11/12/2020</text:p>
          </table:table-cell>
          <table:table-cell office:value-type="float" office:value="366" table:style-name="ce227">
            <text:p>366</text:p>
          </table:table-cell>
          <table:table-cell office:value-type="float" office:value="321.8" table:style-name="ce228">
            <text:p>322</text:p>
          </table:table-cell>
          <table:table-cell office:value-type="float" office:value="87" table:style-name="ce228">
            <text:p>87</text:p>
          </table:table-cell>
          <table:table-cell table:number-columns-repeated="16380"/>
        </table:table-row>
        <table:table-row table:style-name="ro2">
          <table:table-cell office:value-type="date" office:date-value="2020-12-18T00:00:00" table:style-name="ce226">
            <text:p>18/12/2020</text:p>
          </table:table-cell>
          <table:table-cell office:value-type="float" office:value="350" table:style-name="ce227">
            <text:p>350</text:p>
          </table:table-cell>
          <table:table-cell office:value-type="float" office:value="343.8" table:style-name="ce228">
            <text:p>344</text:p>
          </table:table-cell>
          <table:table-cell office:value-type="float" office:value="82" table:style-name="ce228">
            <text:p>82</text:p>
          </table:table-cell>
          <table:table-cell table:number-columns-repeated="16380"/>
        </table:table-row>
        <table:table-row table:style-name="ro2">
          <table:table-cell office:value-type="date" office:date-value="2020-12-25T00:00:00" table:style-name="ce226">
            <text:p>25/12/2020</text:p>
          </table:table-cell>
          <table:table-cell office:value-type="float" office:value="310" table:style-name="ce227">
            <text:p>310</text:p>
          </table:table-cell>
          <table:table-cell office:value-type="float" office:value="280.8" table:style-name="ce228">
            <text:p>281</text:p>
          </table:table-cell>
          <table:table-cell office:value-type="float" office:value="88" table:style-name="ce228">
            <text:p>88</text:p>
          </table:table-cell>
          <table:table-cell table:number-columns-repeated="16380"/>
        </table:table-row>
        <table:table-row table:style-name="ro2">
          <table:table-cell office:value-type="date" office:date-value="2021-01-01T00:00:00" table:style-name="ce226">
            <text:p>01/01/2021</text:p>
          </table:table-cell>
          <table:table-cell office:value-type="float" office:value="333" table:style-name="ce227">
            <text:p>333</text:p>
          </table:table-cell>
          <table:table-cell office:value-type="float" office:value="279.60000000000002" table:style-name="ce228">
            <text:p>280</text:p>
          </table:table-cell>
          <table:table-cell office:value-type="float" office:value="94" table:style-name="ce228">
            <text:p>94</text:p>
          </table:table-cell>
          <table:table-cell table:number-columns-repeated="16380"/>
        </table:table-row>
        <table:table-row table:style-name="ro2">
          <table:table-cell office:value-type="date" office:date-value="2021-01-08T00:00:00" table:style-name="ce226">
            <text:p>08/01/2021</text:p>
          </table:table-cell>
          <table:table-cell office:value-type="float" office:value="568" table:style-name="ce227">
            <text:p>568</text:p>
          </table:table-cell>
          <table:table-cell office:value-type="float" office:value="417" table:style-name="ce228">
            <text:p>417</text:p>
          </table:table-cell>
          <table:table-cell office:value-type="float" office:value="145" table:style-name="ce228">
            <text:p>145</text:p>
          </table:table-cell>
          <table:table-cell table:number-columns-repeated="16380"/>
        </table:table-row>
        <table:table-row table:style-name="ro2">
          <table:table-cell office:value-type="date" office:date-value="2021-01-15T00:00:00" table:style-name="ce226">
            <text:p>15/01/2021</text:p>
          </table:table-cell>
          <table:table-cell office:value-type="float" office:value="443" table:style-name="ce227">
            <text:p>443</text:p>
          </table:table-cell>
          <table:table-cell office:value-type="float" office:value="399" table:style-name="ce228">
            <text:p>399</text:p>
          </table:table-cell>
          <table:table-cell office:value-type="float" office:value="153" table:style-name="ce228">
            <text:p>153</text:p>
          </table:table-cell>
          <table:table-cell table:number-columns-repeated="16380"/>
        </table:table-row>
        <table:table-row table:style-name="ro2">
          <table:table-cell office:value-type="date" office:date-value="2021-01-22T00:00:00" table:style-name="ce226">
            <text:p>22/01/2021</text:p>
          </table:table-cell>
          <table:table-cell office:value-type="float" office:value="474" table:style-name="ce227">
            <text:p>474</text:p>
          </table:table-cell>
          <table:table-cell office:value-type="float" office:value="375" table:style-name="ce228">
            <text:p>375</text:p>
          </table:table-cell>
          <table:table-cell office:value-type="float" office:value="182" table:style-name="ce228">
            <text:p>182</text:p>
          </table:table-cell>
          <table:table-cell table:number-columns-repeated="16380"/>
        </table:table-row>
        <table:table-row table:style-name="ro2">
          <table:table-cell office:value-type="date" office:date-value="2021-01-29T00:00:00" table:style-name="ce226">
            <text:p>29/01/2021</text:p>
          </table:table-cell>
          <table:table-cell office:value-type="float" office:value="437" table:style-name="ce227">
            <text:p>437</text:p>
          </table:table-cell>
          <table:table-cell office:value-type="float" office:value="359" table:style-name="ce228">
            <text:p>359</text:p>
          </table:table-cell>
          <table:table-cell office:value-type="float" office:value="137" table:style-name="ce228">
            <text:p>137</text:p>
          </table:table-cell>
          <table:table-cell table:number-columns-repeated="16380"/>
        </table:table-row>
        <table:table-row table:style-name="ro2">
          <table:table-cell office:value-type="date" office:date-value="2021-02-05T00:00:00" table:style-name="ce226">
            <text:p>05/02/2021</text:p>
          </table:table-cell>
          <table:table-cell office:value-type="float" office:value="462" table:style-name="ce227">
            <text:p>462</text:p>
          </table:table-cell>
          <table:table-cell office:value-type="float" office:value="337" table:style-name="ce228">
            <text:p>337</text:p>
          </table:table-cell>
          <table:table-cell office:value-type="float" office:value="126" table:style-name="ce228">
            <text:p>126</text:p>
          </table:table-cell>
          <table:table-cell table:number-columns-repeated="16380"/>
        </table:table-row>
        <table:table-row table:style-name="ro2">
          <table:table-cell office:value-type="date" office:date-value="2021-02-12T00:00:00" table:style-name="ce226">
            <text:p>12/02/2021</text:p>
          </table:table-cell>
          <table:table-cell office:value-type="float" office:value="382" table:style-name="ce227">
            <text:p>382</text:p>
          </table:table-cell>
          <table:table-cell office:value-type="float" office:value="331.6" table:style-name="ce228">
            <text:p>332</text:p>
          </table:table-cell>
          <table:table-cell office:value-type="float" office:value="99" table:style-name="ce228">
            <text:p>99</text:p>
          </table:table-cell>
          <table:table-cell table:number-columns-repeated="16380"/>
        </table:table-row>
        <table:table-row table:style-name="ro2">
          <table:table-cell office:value-type="date" office:date-value="2021-02-19T00:00:00" table:style-name="ce226">
            <text:p>19/02/2021</text:p>
          </table:table-cell>
          <table:table-cell office:value-type="float" office:value="352" table:style-name="ce227">
            <text:p>352</text:p>
          </table:table-cell>
          <table:table-cell office:value-type="float" office:value="310.8" table:style-name="ce228">
            <text:p>311</text:p>
          </table:table-cell>
          <table:table-cell office:value-type="float" office:value="78" table:style-name="ce228">
            <text:p>78</text:p>
          </table:table-cell>
          <table:table-cell table:number-columns-repeated="16380"/>
        </table:table-row>
        <table:table-row table:style-name="ro2">
          <table:table-cell office:value-type="date" office:date-value="2021-02-26T00:00:00" table:style-name="ce226">
            <text:p>26/02/2021</text:p>
          </table:table-cell>
          <table:table-cell office:value-type="float" office:value="351" table:style-name="ce227">
            <text:p>351</text:p>
          </table:table-cell>
          <table:table-cell office:value-type="float" office:value="349" table:style-name="ce228">
            <text:p>349</text:p>
          </table:table-cell>
          <table:table-cell office:value-type="float" office:value="55" table:style-name="ce228">
            <text:p>55</text:p>
          </table:table-cell>
          <table:table-cell table:number-columns-repeated="16380"/>
        </table:table-row>
        <table:table-row table:number-rows-repeated="1048515" table:style-name="ro2">
          <table:table-cell table:number-columns-repeated="16384"/>
        </table:table-row>
      </table:table>
      <table:table table:name="Table_10" table:style-name="ta1">
        <table:table-column table:style-name="co13" table:default-cell-style-name="ce5"/>
        <table:table-column table:style-name="co63" table:default-cell-style-name="ce11"/>
        <table:table-column table:style-name="co63" table:default-cell-style-name="ce4"/>
        <table:table-column table:style-name="co63" table:default-cell-style-name="ce5"/>
        <table:table-column table:style-name="co64" table:number-columns-repeated="2" table:default-cell-style-name="ce5"/>
        <table:table-column table:style-name="co5" table:number-columns-repeated="16378" table:default-cell-style-name="ce5" table:visibility="collapse"/>
        <table:table-row table:style-name="ro2">
          <table:table-cell office:value-type="string" table:style-name="ce119">
            <text:p><text:a xlink:href="#Contents.A1">Contents</text:a></text:p>
          </table:table-cell>
          <table:table-cell table:style-name="ce11"/>
          <table:table-cell table:style-name="ce42"/>
          <table:table-cell table:number-columns-repeated="16381" table:style-name="ce41"/>
        </table:table-row>
        <table:table-row table:style-name="ro16">
          <table:table-cell office:value-type="string" table:style-name="ce2">
            <text:p>Covid-19 related death occurrences by week<text:span text:style-name="T8"><text:s/>of death</text:span><text:span text:style-name="T3">1</text:span><text:s/>in Northern Ireland, 2020/21<text:span text:style-name="T3">P</text:span></text:p>
          </table:table-cell>
          <table:table-cell table:style-name="ce3"/>
          <table:table-cell table:style-name="ce4"/>
          <table:table-cell table:number-columns-repeated="16381" table:style-name="ce5"/>
        </table:table-row>
        <table:table-row table:style-name="ro2">
          <table:table-cell table:style-name="ce2"/>
          <table:table-cell table:style-name="ce3"/>
          <table:table-cell table:style-name="ce4"/>
          <table:table-cell table:number-columns-repeated="16381" table:style-name="ce5"/>
        </table:table-row>
        <table:table-row table:style-name="ro34">
          <table:table-cell office:value-type="string" table:style-name="ce27">
            <text:p>Week of Death</text:p>
          </table:table-cell>
          <table:table-cell office:value-type="string" table:style-name="ce29">
            <text:p>Week Ending (Friday)</text:p>
          </table:table-cell>
          <table:table-cell office:value-type="string" table:style-name="ce104">
            <text:p>Covid-19<text:span text:style-name="T7">2</text:span><text:s/>deaths occuring in week (2020<text:span text:style-name="T7">P</text:span>)</text:p>
          </table:table-cell>
          <table:table-cell office:value-type="string" table:style-name="ce104">
            <text:p>Cumulative Number of Covid-19<text:span text:style-name="T7">2</text:span><text:s/>deaths occuring<text:s/></text:p>
          </table:table-cell>
          <table:table-cell table:number-columns-repeated="16380" table:style-name="ce5"/>
        </table:table-row>
        <table:table-row table:style-name="ro2">
          <table:table-cell office:value-type="float" office:value="1" table:style-name="ce209">
            <text:p>1</text:p>
          </table:table-cell>
          <table:table-cell office:value-type="date" office:date-value="2020-01-10T00:00:00" table:style-name="ce210">
            <text:p>10/01/2020</text:p>
          </table:table-cell>
          <table:table-cell office:value-type="string" table:style-name="ce211">
            <text:p>-</text:p>
          </table:table-cell>
          <table:table-cell office:value-type="string" table:style-name="ce211">
            <text:p>-</text:p>
          </table:table-cell>
          <table:table-cell table:number-columns-repeated="16380" table:style-name="ce41"/>
        </table:table-row>
        <table:table-row table:style-name="ro2">
          <table:table-cell office:value-type="float" office:value="2" table:style-name="ce14">
            <text:p>2</text:p>
          </table:table-cell>
          <table:table-cell office:value-type="date" office:date-value="2020-01-17T00:00:00" table:style-name="ce15">
            <text:p>17/01/2020</text:p>
          </table:table-cell>
          <table:table-cell office:value-type="string" table:style-name="ce105">
            <text:p>-</text:p>
          </table:table-cell>
          <table:table-cell office:value-type="string" table:style-name="ce212">
            <text:p>-</text:p>
          </table:table-cell>
          <table:table-cell table:style-name="ce8"/>
          <table:table-cell table:number-columns-repeated="16379"/>
        </table:table-row>
        <table:table-row table:style-name="ro2">
          <table:table-cell office:value-type="float" office:value="3" table:style-name="ce14">
            <text:p>3</text:p>
          </table:table-cell>
          <table:table-cell office:value-type="date" office:date-value="2020-01-24T00:00:00" table:style-name="ce15">
            <text:p>24/01/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4" table:style-name="ce14">
            <text:p>4</text:p>
          </table:table-cell>
          <table:table-cell office:value-type="date" office:date-value="2020-01-31T00:00:00" table:style-name="ce15">
            <text:p>31/01/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5" table:style-name="ce14">
            <text:p>5</text:p>
          </table:table-cell>
          <table:table-cell office:value-type="date" office:date-value="2020-02-07T00:00:00" table:style-name="ce15">
            <text:p>07/02/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6" table:style-name="ce14">
            <text:p>6</text:p>
          </table:table-cell>
          <table:table-cell office:value-type="date" office:date-value="2020-02-14T00:00:00" table:style-name="ce15">
            <text:p>14/02/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7" table:style-name="ce14">
            <text:p>7</text:p>
          </table:table-cell>
          <table:table-cell office:value-type="date" office:date-value="2020-02-21T00:00:00" table:style-name="ce15">
            <text:p>21/02/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8" table:style-name="ce14">
            <text:p>8</text:p>
          </table:table-cell>
          <table:table-cell office:value-type="date" office:date-value="2020-02-28T00:00:00" table:style-name="ce15">
            <text:p>28/02/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9" table:style-name="ce14">
            <text:p>9</text:p>
          </table:table-cell>
          <table:table-cell office:value-type="date" office:date-value="2020-03-06T00:00:00" table:style-name="ce15">
            <text:p>06/03/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10" table:style-name="ce14">
            <text:p>10</text:p>
          </table:table-cell>
          <table:table-cell office:value-type="date" office:date-value="2020-03-13T00:00:00" table:style-name="ce15">
            <text:p>13/03/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11" table:style-name="ce14">
            <text:p>11</text:p>
          </table:table-cell>
          <table:table-cell office:value-type="date" office:date-value="2020-03-20T00:00:00" table:style-name="ce15">
            <text:p>20/03/2020</text:p>
          </table:table-cell>
          <table:table-cell office:value-type="float" office:value="1" table:formula="of:=[Table_11.H5]" table:style-name="ce105">
            <text:p>1</text:p>
          </table:table-cell>
          <table:table-cell office:value-type="float" office:value="1" table:formula="of:=[.C15]" table:style-name="ce106">
            <text:p>1</text:p>
          </table:table-cell>
          <table:table-cell table:style-name="ce41"/>
          <table:table-cell table:number-columns-repeated="16379"/>
        </table:table-row>
        <table:table-row table:style-name="ro2">
          <table:table-cell office:value-type="float" office:value="12" table:style-name="ce14">
            <text:p>12</text:p>
          </table:table-cell>
          <table:table-cell office:value-type="date" office:date-value="2020-03-27T00:00:00" table:style-name="ce15">
            <text:p>27/03/2020</text:p>
          </table:table-cell>
          <table:table-cell office:value-type="float" office:value="23" table:formula="of:=[Table_11.H6]" table:style-name="ce105">
            <text:p>23</text:p>
          </table:table-cell>
          <table:table-cell office:value-type="float" office:value="24" table:formula="of:=[.D15]+[.C16]" table:style-name="ce106">
            <text:p>24</text:p>
          </table:table-cell>
          <table:table-cell table:style-name="ce41"/>
          <table:table-cell table:number-columns-repeated="16379"/>
        </table:table-row>
        <table:table-row table:style-name="ro2">
          <table:table-cell office:value-type="float" office:value="13" table:style-name="ce14">
            <text:p>13</text:p>
          </table:table-cell>
          <table:table-cell office:value-type="date" office:date-value="2020-04-03T00:00:00" table:style-name="ce15">
            <text:p>03/04/2020</text:p>
          </table:table-cell>
          <table:table-cell office:value-type="float" office:value="62" table:formula="of:=[Table_11.H7]" table:style-name="ce105">
            <text:p>62</text:p>
          </table:table-cell>
          <table:table-cell office:value-type="float" office:value="86" table:formula="of:=[.D16]+[.C17]" table:style-name="ce106">
            <text:p>86</text:p>
          </table:table-cell>
          <table:table-cell table:style-name="ce41"/>
          <table:table-cell table:number-columns-repeated="16379"/>
        </table:table-row>
        <table:table-row table:style-name="ro2">
          <table:table-cell office:value-type="float" office:value="14" table:style-name="ce14">
            <text:p>14</text:p>
          </table:table-cell>
          <table:table-cell office:value-type="date" office:date-value="2020-04-10T00:00:00" table:style-name="ce15">
            <text:p>10/04/2020</text:p>
          </table:table-cell>
          <table:table-cell office:value-type="float" office:value="89" table:formula="of:=[Table_11.H8]" table:style-name="ce105">
            <text:p>89</text:p>
          </table:table-cell>
          <table:table-cell office:value-type="float" office:value="175" table:formula="of:=[.D17]+[.C18]" table:style-name="ce106">
            <text:p>175</text:p>
          </table:table-cell>
          <table:table-cell table:style-name="ce41"/>
          <table:table-cell table:number-columns-repeated="16379"/>
        </table:table-row>
        <table:table-row table:style-name="ro2">
          <table:table-cell office:value-type="float" office:value="15" table:style-name="ce14">
            <text:p>15</text:p>
          </table:table-cell>
          <table:table-cell office:value-type="date" office:date-value="2020-04-17T00:00:00" table:style-name="ce15">
            <text:p>17/04/2020</text:p>
          </table:table-cell>
          <table:table-cell office:value-type="float" office:value="118" table:formula="of:=[Table_11.H9]" table:style-name="ce105">
            <text:p>118</text:p>
          </table:table-cell>
          <table:table-cell office:value-type="float" office:value="293" table:formula="of:=[.D18]+[.C19]" table:style-name="ce106">
            <text:p>293</text:p>
          </table:table-cell>
          <table:table-cell table:style-name="ce41"/>
          <table:table-cell table:number-columns-repeated="16379"/>
        </table:table-row>
        <table:table-row table:style-name="ro2">
          <table:table-cell office:value-type="float" office:value="16" table:style-name="ce14">
            <text:p>16</text:p>
          </table:table-cell>
          <table:table-cell office:value-type="date" office:date-value="2020-04-24T00:00:00" table:style-name="ce15">
            <text:p>24/04/2020</text:p>
          </table:table-cell>
          <table:table-cell office:value-type="float" office:value="115" table:formula="of:=[Table_11.H10]" table:style-name="ce105">
            <text:p>115</text:p>
          </table:table-cell>
          <table:table-cell office:value-type="float" office:value="408" table:formula="of:=[.D19]+[.C20]" table:style-name="ce106">
            <text:p>408</text:p>
          </table:table-cell>
          <table:table-cell table:style-name="ce41"/>
          <table:table-cell table:number-columns-repeated="16379"/>
        </table:table-row>
        <table:table-row table:style-name="ro2">
          <table:table-cell office:value-type="float" office:value="17" table:style-name="ce14">
            <text:p>17</text:p>
          </table:table-cell>
          <table:table-cell office:value-type="date" office:date-value="2020-05-01T00:00:00" table:style-name="ce15">
            <text:p>01/05/2020</text:p>
          </table:table-cell>
          <table:table-cell office:value-type="float" office:value="118" table:formula="of:=[Table_11.H11]" table:style-name="ce105">
            <text:p>118</text:p>
          </table:table-cell>
          <table:table-cell office:value-type="float" office:value="526" table:formula="of:=[.D20]+[.C21]" table:style-name="ce106">
            <text:p>526</text:p>
          </table:table-cell>
          <table:table-cell table:style-name="ce41"/>
          <table:table-cell table:number-columns-repeated="16379"/>
        </table:table-row>
        <table:table-row table:style-name="ro2">
          <table:table-cell office:value-type="float" office:value="18" table:style-name="ce14">
            <text:p>18</text:p>
          </table:table-cell>
          <table:table-cell office:value-type="date" office:date-value="2020-05-08T00:00:00" table:style-name="ce15">
            <text:p>08/05/2020</text:p>
          </table:table-cell>
          <table:table-cell office:value-type="float" office:value="82" table:formula="of:=[Table_11.H12]" table:style-name="ce105">
            <text:p>82</text:p>
          </table:table-cell>
          <table:table-cell office:value-type="float" office:value="608" table:formula="of:=[.D21]+[.C22]" table:style-name="ce106">
            <text:p>608</text:p>
          </table:table-cell>
          <table:table-cell table:style-name="ce41"/>
          <table:table-cell table:number-columns-repeated="16379"/>
        </table:table-row>
        <table:table-row table:style-name="ro2">
          <table:table-cell office:value-type="float" office:value="19" table:style-name="ce14">
            <text:p>19</text:p>
          </table:table-cell>
          <table:table-cell office:value-type="date" office:date-value="2020-05-15T00:00:00" table:style-name="ce15">
            <text:p>15/05/2020</text:p>
          </table:table-cell>
          <table:table-cell office:value-type="float" office:value="65" table:formula="of:=[Table_11.H13]" table:style-name="ce105">
            <text:p>65</text:p>
          </table:table-cell>
          <table:table-cell office:value-type="float" office:value="673" table:formula="of:=[.D22]+[.C23]" table:style-name="ce106">
            <text:p>673</text:p>
          </table:table-cell>
          <table:table-cell table:number-columns-repeated="16380" table:style-name="ce41"/>
        </table:table-row>
        <table:table-row table:style-name="ro2">
          <table:table-cell office:value-type="float" office:value="20" table:style-name="ce14">
            <text:p>20</text:p>
          </table:table-cell>
          <table:table-cell office:value-type="date" office:date-value="2020-05-22T00:00:00" table:style-name="ce15">
            <text:p>22/05/2020</text:p>
          </table:table-cell>
          <table:table-cell office:value-type="float" office:value="53" table:formula="of:=[Table_11.H14]" table:style-name="ce105">
            <text:p>53</text:p>
          </table:table-cell>
          <table:table-cell office:value-type="float" office:value="726" table:formula="of:=[.D23]+[.C24]" table:style-name="ce106">
            <text:p>726</text:p>
          </table:table-cell>
          <table:table-cell table:number-columns-repeated="16380" table:style-name="ce41"/>
        </table:table-row>
        <table:table-row table:style-name="ro2">
          <table:table-cell office:value-type="float" office:value="21" table:style-name="ce14">
            <text:p>21</text:p>
          </table:table-cell>
          <table:table-cell office:value-type="date" office:date-value="2020-05-29T00:00:00" table:style-name="ce15">
            <text:p>29/05/2020</text:p>
          </table:table-cell>
          <table:table-cell office:value-type="float" office:value="38" table:formula="of:=[Table_11.H15]" table:style-name="ce105">
            <text:p>38</text:p>
          </table:table-cell>
          <table:table-cell office:value-type="float" office:value="764" table:formula="of:=[.D24]+[.C25]" table:style-name="ce106">
            <text:p>764</text:p>
          </table:table-cell>
          <table:table-cell table:number-columns-repeated="16380" table:style-name="ce41"/>
        </table:table-row>
        <table:table-row table:style-name="ro2">
          <table:table-cell office:value-type="float" office:value="22" table:style-name="ce14">
            <text:p>22</text:p>
          </table:table-cell>
          <table:table-cell office:value-type="date" office:date-value="2020-06-05T00:00:00" table:style-name="ce15">
            <text:p>05/06/2020</text:p>
          </table:table-cell>
          <table:table-cell office:value-type="float" office:value="22" table:formula="of:=[Table_11.H16]" table:style-name="ce105">
            <text:p>22</text:p>
          </table:table-cell>
          <table:table-cell office:value-type="float" office:value="786" table:formula="of:=[.D25]+[.C26]" table:style-name="ce106">
            <text:p>786</text:p>
          </table:table-cell>
          <table:table-cell table:style-name="ce41"/>
          <table:table-cell table:number-columns-repeated="16379"/>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22" table:formula="of:=[Table_11.H17]" table:style-name="ce105">
            <text:p>22</text:p>
          </table:table-cell>
          <table:table-cell office:value-type="float" office:value="808" table:formula="of:=[.D26]+[.C27]" table:style-name="ce106">
            <text:p>808</text:p>
          </table:table-cell>
          <table:table-cell table:number-columns-repeated="16380"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2" table:formula="of:=[Table_11.H18]" table:style-name="ce105">
            <text:p>12</text:p>
          </table:table-cell>
          <table:table-cell office:value-type="float" office:value="820" table:formula="of:=[.D27]+[.C28]" table:style-name="ce106">
            <text:p>820</text:p>
          </table:table-cell>
          <table:table-cell table:number-columns-repeated="16380"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10" table:formula="of:=[Table_11.H19]" table:style-name="ce105">
            <text:p>10</text:p>
          </table:table-cell>
          <table:table-cell office:value-type="float" office:value="830" table:formula="of:=[.D28]+[.C29]" table:style-name="ce106">
            <text:p>830</text:p>
          </table:table-cell>
          <table:table-cell table:number-columns-repeated="16380"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11" table:formula="of:=[Table_11.H20]" table:style-name="ce105">
            <text:p>11</text:p>
          </table:table-cell>
          <table:table-cell office:value-type="float" office:value="841" table:formula="of:=[.D29]+[.C30]" table:style-name="ce106">
            <text:p>841</text:p>
          </table:table-cell>
          <table:table-cell table:number-columns-repeated="16380"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4" table:formula="of:=[Table_11.H21]" table:style-name="ce105">
            <text:p>4</text:p>
          </table:table-cell>
          <table:table-cell office:value-type="float" office:value="845" table:formula="of:=[.D30]+[.C31]" table:style-name="ce106">
            <text:p>845</text:p>
          </table:table-cell>
          <table:table-cell table:number-columns-repeated="16380"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5" table:formula="of:=[Table_11.H22]" table:style-name="ce105">
            <text:p>5</text:p>
          </table:table-cell>
          <table:table-cell office:value-type="float" office:value="850" table:formula="of:=[.D31]+[.C32]" table:style-name="ce106">
            <text:p>850</text:p>
          </table:table-cell>
          <table:table-cell table:number-columns-repeated="16380"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4" table:formula="of:=[Table_11.H23]" table:style-name="ce105">
            <text:p>4</text:p>
          </table:table-cell>
          <table:table-cell office:value-type="float" office:value="854" table:formula="of:=[.D32]+[.C33]" table:style-name="ce106">
            <text:p>854</text:p>
          </table:table-cell>
          <table:table-cell table:number-columns-repeated="16380" table:style-name="ce41"/>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float" office:value="1" table:formula="of:=[Table_11.H24]" table:style-name="ce105">
            <text:p>1</text:p>
          </table:table-cell>
          <table:table-cell office:value-type="float" office:value="855" table:formula="of:=[.D33]+[.C34]" table:style-name="ce106">
            <text:p>855</text:p>
          </table:table-cell>
          <table:table-cell table:number-columns-repeated="16380"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4" table:formula="of:=[Table_11.H25]" table:style-name="ce105">
            <text:p>4</text:p>
          </table:table-cell>
          <table:table-cell office:value-type="float" office:value="859" table:formula="of:=[.D34]+[.C35]" table:style-name="ce106">
            <text:p>859</text:p>
          </table:table-cell>
          <table:table-cell table:number-columns-repeated="16380"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8" table:formula="of:=[Table_11.H26]" table:style-name="ce105">
            <text:p>8</text:p>
          </table:table-cell>
          <table:table-cell office:value-type="float" office:value="867" table:formula="of:=[.D35]+[.C36]" table:style-name="ce106">
            <text:p>867</text:p>
          </table:table-cell>
          <table:table-cell table:number-columns-repeated="16380"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3" table:formula="of:=[Table_11.H27]" table:style-name="ce105">
            <text:p>3</text:p>
          </table:table-cell>
          <table:table-cell office:value-type="float" office:value="870" table:formula="of:=[.D36]+[.C37]" table:style-name="ce106">
            <text:p>870</text:p>
          </table:table-cell>
          <table:table-cell table:number-columns-repeated="16380"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2" table:formula="of:=[Table_11.H28]" table:style-name="ce105">
            <text:p>2</text:p>
          </table:table-cell>
          <table:table-cell office:value-type="float" office:value="872" table:formula="of:=[.D37]+[.C38]" table:style-name="ce106">
            <text:p>872</text:p>
          </table:table-cell>
          <table:table-cell table:number-columns-repeated="16380"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6" table:formula="of:=[Table_11.H29]" table:style-name="ce105">
            <text:p>6</text:p>
          </table:table-cell>
          <table:table-cell office:value-type="float" office:value="878" table:formula="of:=[.D38]+[.C39]" table:style-name="ce106">
            <text:p>878</text:p>
          </table:table-cell>
          <table:table-cell table:number-columns-repeated="16380"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8" table:formula="of:=[Table_11.H30]" table:style-name="ce105">
            <text:p>8</text:p>
          </table:table-cell>
          <table:table-cell office:value-type="float" office:value="886" table:formula="of:=[.D39]+[.C40]" table:style-name="ce106">
            <text:p>886</text:p>
          </table:table-cell>
          <table:table-cell table:number-columns-repeated="16380"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9" table:style-name="ce105">
            <text:p>9</text:p>
          </table:table-cell>
          <table:table-cell office:value-type="float" office:value="895" table:formula="of:=[.D40]+[.C41]" table:style-name="ce106">
            <text:p>895</text:p>
          </table:table-cell>
          <table:table-cell table:number-columns-repeated="16380"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6" table:formula="of:=[Table_11.H32]" table:style-name="ce105">
            <text:p>6</text:p>
          </table:table-cell>
          <table:table-cell office:value-type="float" office:value="901" table:formula="of:=[.D41]+[.C42]" table:style-name="ce106">
            <text:p>901</text:p>
          </table:table-cell>
          <table:table-cell table:number-columns-repeated="16380"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6" table:formula="of:=[Table_11.H33]" table:style-name="ce105">
            <text:p>6</text:p>
          </table:table-cell>
          <table:table-cell office:value-type="float" office:value="907" table:formula="of:=[.D42]+[.C43]" table:style-name="ce106">
            <text:p>907</text:p>
          </table:table-cell>
          <table:table-cell table:number-columns-repeated="16380"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7" table:formula="of:=[Table_11.H34]" table:style-name="ce105">
            <text:p>7</text:p>
          </table:table-cell>
          <table:table-cell office:value-type="float" office:value="914" table:formula="of:=[.D43]+[.C44]" table:style-name="ce106">
            <text:p>914</text:p>
          </table:table-cell>
          <table:table-cell table:number-columns-repeated="16380"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27" table:formula="of:=[Table_11.H35]" table:style-name="ce105">
            <text:p>27</text:p>
          </table:table-cell>
          <table:table-cell office:value-type="float" office:value="941" table:formula="of:=[.D44]+[.C45]" table:style-name="ce106">
            <text:p>941</text:p>
          </table:table-cell>
          <table:table-cell table:number-columns-repeated="16380"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47" table:formula="of:=[Table_11.H36]" table:style-name="ce105">
            <text:p>47</text:p>
          </table:table-cell>
          <table:table-cell office:value-type="float" office:value="988" table:formula="of:=[.D45]+[.C46]" table:style-name="ce106">
            <text:p>988</text:p>
          </table:table-cell>
          <table:table-cell table:number-columns-repeated="16380"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80" table:formula="of:=[Table_11.H37]" table:style-name="ce105">
            <text:p>80</text:p>
          </table:table-cell>
          <table:table-cell office:value-type="float" office:value="1068" table:formula="of:=[.D46]+[.C47]" table:style-name="ce106">
            <text:p>1,068</text:p>
          </table:table-cell>
          <table:table-cell table:number-columns-repeated="16380"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85" table:formula="of:=[Table_11.H38]" table:style-name="ce105">
            <text:p>85</text:p>
          </table:table-cell>
          <table:table-cell office:value-type="float" office:value="1153" table:formula="of:=[.D47]+[.C48]" table:style-name="ce106">
            <text:p>1,153</text:p>
          </table:table-cell>
          <table:table-cell table:number-columns-repeated="16380"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92" table:formula="of:=[Table_11.H39]" table:style-name="ce105">
            <text:p>92</text:p>
          </table:table-cell>
          <table:table-cell office:value-type="float" office:value="1245" table:formula="of:=[.D48]+[.C49]" table:style-name="ce106">
            <text:p>1,245</text:p>
          </table:table-cell>
          <table:table-cell table:number-columns-repeated="16380"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106" table:formula="of:=[Table_11.H40]" table:style-name="ce105">
            <text:p>106</text:p>
          </table:table-cell>
          <table:table-cell office:value-type="float" office:value="1351" table:formula="of:=[.D49]+[.C50]" table:style-name="ce106">
            <text:p>1,351</text:p>
          </table:table-cell>
          <table:table-cell table:number-columns-repeated="16380"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77" table:formula="of:=[Table_11.H41]" table:style-name="ce105">
            <text:p>77</text:p>
          </table:table-cell>
          <table:table-cell office:value-type="float" office:value="1428" table:formula="of:=[.D50]+[.C51]" table:style-name="ce106">
            <text:p>1,428</text:p>
          </table:table-cell>
          <table:table-cell table:number-columns-repeated="16380"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84" table:formula="of:=[Table_11.H42]" table:style-name="ce105">
            <text:p>84</text:p>
          </table:table-cell>
          <table:table-cell office:value-type="float" office:value="1512" table:formula="of:=[.D51]+[.C52]" table:style-name="ce106">
            <text:p>1,512</text:p>
          </table:table-cell>
          <table:table-cell table:number-columns-repeated="16380"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98" table:formula="of:=[Table_11.H43]" table:style-name="ce105">
            <text:p>98</text:p>
          </table:table-cell>
          <table:table-cell office:value-type="float" office:value="1610" table:formula="of:=[.D52]+[.C53]" table:style-name="ce106">
            <text:p>1,610</text:p>
          </table:table-cell>
          <table:table-cell table:number-columns-repeated="16380"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85" table:formula="of:=[Table_11.H44]" table:style-name="ce105">
            <text:p>85</text:p>
          </table:table-cell>
          <table:table-cell office:value-type="float" office:value="1695" table:formula="of:=[.D53]+[.C54]" table:style-name="ce106">
            <text:p>1,695</text:p>
          </table:table-cell>
          <table:table-cell table:number-columns-repeated="16380"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121" table:formula="of:=[Table_11.H45]" table:style-name="ce105">
            <text:p>121</text:p>
          </table:table-cell>
          <table:table-cell office:value-type="float" office:value="1816" table:formula="of:=[.D54]+[.C55]" table:style-name="ce106">
            <text:p>1,816</text:p>
          </table:table-cell>
          <table:table-cell table:number-columns-repeated="16380" table:style-name="ce41"/>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104" table:formula="of:=[Table_11.H46]" table:style-name="ce105">
            <text:p>104</text:p>
          </table:table-cell>
          <table:table-cell office:value-type="float" office:value="1920" table:formula="of:=[.D55]+[.C56]" table:style-name="ce106">
            <text:p>1,920</text:p>
          </table:table-cell>
          <table:table-cell table:number-columns-repeated="16380"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15" table:formula="of:=[Table_11.H47]" table:style-name="ce105">
            <text:p>115</text:p>
          </table:table-cell>
          <table:table-cell office:value-type="float" office:value="2035" table:formula="of:=[.D56]+[.C57]" table:style-name="ce106">
            <text:p>2,035</text:p>
          </table:table-cell>
          <table:table-cell table:number-columns-repeated="16380"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178" table:formula="of:=[Table_11.H48]" table:style-name="ce105">
            <text:p>178</text:p>
          </table:table-cell>
          <table:table-cell office:value-type="float" office:value="2213" table:formula="of:=[.D57]+[.C58]" table:style-name="ce106">
            <text:p>2,213</text:p>
          </table:table-cell>
          <table:table-cell table:number-columns-repeated="16380"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165" table:formula="of:=[Table_11.H49]" table:style-name="ce105">
            <text:p>165</text:p>
          </table:table-cell>
          <table:table-cell office:value-type="float" office:value="2378" table:formula="of:=[.D58]+[.C59]" table:style-name="ce106">
            <text:p>2,378</text:p>
          </table:table-cell>
          <table:table-cell table:number-columns-repeated="16380"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41" table:formula="of:=[Table_11.H50]" table:style-name="ce105">
            <text:p>141</text:p>
          </table:table-cell>
          <table:table-cell office:value-type="float" office:value="2519" table:formula="of:=[.D59]+[.C60]" table:style-name="ce106">
            <text:p>2,519</text:p>
          </table:table-cell>
          <table:table-cell table:number-columns-repeated="16380"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110" table:formula="of:=[Table_11.H51]" table:style-name="ce105">
            <text:p>110</text:p>
          </table:table-cell>
          <table:table-cell office:value-type="float" office:value="2629" table:formula="of:=[.D60]+[.C61]" table:style-name="ce106">
            <text:p>2,629</text:p>
          </table:table-cell>
          <table:table-cell table:number-columns-repeated="16380"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79" table:formula="of:=[Table_11.H52]" table:style-name="ce105">
            <text:p>79</text:p>
          </table:table-cell>
          <table:table-cell office:value-type="float" office:value="2708" table:formula="of:=[.D61]+[.C62]" table:style-name="ce106">
            <text:p>2,708</text:p>
          </table:table-cell>
          <table:table-cell table:number-columns-repeated="16380"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64" table:formula="of:=[Table_11.H53]" table:style-name="ce105">
            <text:p>64</text:p>
          </table:table-cell>
          <table:table-cell office:value-type="float" office:value="2772" table:formula="of:=[.D62]+[.C63]" table:style-name="ce106">
            <text:p>2,772</text:p>
          </table:table-cell>
          <table:table-cell table:number-columns-repeated="16380" table:style-name="ce257"/>
        </table:table-row>
        <table:table-row table:style-name="ro2">
          <table:table-cell office:value-type="float" office:value="8" table:style-name="ce14">
            <text:p>8</text:p>
          </table:table-cell>
          <table:table-cell office:value-type="date" office:date-value="2021-02-26T00:00:00" table:style-name="ce15">
            <text:p>26/02/2021</text:p>
          </table:table-cell>
          <table:table-cell office:value-type="float" office:value="44" table:formula="of:=[Table_11.H54]" table:style-name="ce105">
            <text:p>44</text:p>
          </table:table-cell>
          <table:table-cell office:value-type="float" office:value="2816" table:formula="of:=[.D63]+[.C64]" table:style-name="ce106">
            <text:p>2,816</text:p>
          </table:table-cell>
          <table:table-cell table:number-columns-repeated="16380" table:style-name="ce257"/>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number-columns-repeated="16381" table:style-name="ce5"/>
        </table:table-row>
        <table:table-row table:style-name="ro16">
          <table:table-cell office:value-type="string" table:style-name="ce128">
            <text:p><text:span text:style-name="T2">1</text:span><text:s/>This data is based on the actual date of death, from those deaths registered by GRO up to 3rd March 2021.<text:s/></text:p>
          </table:table-cell>
          <table:table-cell table:number-columns-repeated="5" table:style-name="ce76"/>
          <table:table-cell table:number-columns-repeated="16378" table:style-name="ce5"/>
        </table:table-row>
        <table:table-row table:style-name="ro2">
          <table:table-cell office:value-type="string" table:style-name="ce128">
            <text:p>All data in this table are subject to change, as some deaths will have occurred but haven’t been registered yet.</text:p>
          </table:table-cell>
          <table:table-cell table:number-columns-repeated="5" table:style-name="ce76"/>
          <table:table-cell table:number-columns-repeated="16378" table:style-name="ce41"/>
        </table:table-row>
        <table:table-row table:style-name="ro16">
          <table:table-cell office:value-type="string" table:style-name="ce128">
            <text:p><text:span text:style-name="T2">2</text:span><text:s/>Covid-19 deaths include any death where Coronavirus or Covid-19 (suspected or confirmed) was<text:s/></text:p>
          </table:table-cell>
          <table:table-cell table:number-columns-repeated="6" table:style-name="ce128"/>
          <table:table-cell table:number-columns-repeated="16377"/>
        </table:table-row>
        <table:table-row table:style-name="ro2">
          <table:table-cell office:value-type="string" table:style-name="ce41">
            <text:p>mentioned anywhere on the death certificate.</text:p>
          </table:table-cell>
          <table:table-cell table:style-name="ce11"/>
          <table:table-cell table:style-name="ce4"/>
          <table:table-cell table:number-columns-repeated="16381" table:style-name="ce5"/>
        </table:table-row>
        <table:table-row table:number-rows-repeated="2" table:style-name="ro2">
          <table:table-cell table:style-name="ce5"/>
          <table:table-cell table:style-name="ce11"/>
          <table:table-cell table:style-name="ce4"/>
          <table:table-cell table:number-columns-repeated="16381" table:style-name="ce5"/>
        </table:table-row>
        <table:table-row table:number-rows-repeated="1048505" table:style-name="ro6">
          <table:table-cell table:number-columns-repeated="16384"/>
        </table:table-row>
      </table:table>
      <table:table table:name="Table_11" table:style-name="ta5">
        <table:table-column table:style-name="co13" table:default-cell-style-name="ce5"/>
        <table:table-column table:style-name="co14" table:default-cell-style-name="ce11"/>
        <table:table-column table:style-name="co15" table:default-cell-style-name="ce4"/>
        <table:table-column table:style-name="co43" table:default-cell-style-name="ce5"/>
        <table:table-column table:style-name="co15" table:number-columns-repeated="2" table:default-cell-style-name="ce5"/>
        <table:table-column table:style-name="co17" table:default-cell-style-name="ce5"/>
        <table:table-column table:style-name="co19" table:default-cell-style-name="ce5"/>
        <table:table-column table:style-name="co65" table:number-columns-repeated="2" table:default-cell-style-name="ce5"/>
        <table:table-column table:style-name="co5" table:number-columns-repeated="16374" table:default-cell-style-name="ce5" table:visibility="collapse"/>
        <table:table-row table:style-name="ro2">
          <table:table-cell office:value-type="string" table:style-name="ce119">
            <text:p><text:a xlink:href="#Contents.A1">Contents</text:a></text:p>
          </table:table-cell>
          <table:table-cell table:style-name="ce11"/>
          <table:table-cell table:style-name="ce42"/>
          <table:table-cell table:number-columns-repeated="16381" table:style-name="ce41"/>
        </table:table-row>
        <table:table-row table:style-name="ro16">
          <table:table-cell office:value-type="string" table:style-name="ce2">
            <text:p>Covid-19 related death occurrences in Northern Ireland<text:span text:style-name="T3">2</text:span>, by week<text:span text:style-name="T8"><text:s/>of death</text:span><text:span text:style-name="T3">1</text:span><text:s/>and place of death, 2020/21<text:span text:style-name="T3">P</text:span></text:p>
          </table:table-cell>
          <table:table-cell table:style-name="ce3"/>
          <table:table-cell table:style-name="ce4"/>
          <table:table-cell table:number-columns-repeated="6" table:style-name="ce5"/>
          <table:table-cell table:style-name="ce41"/>
          <table:table-cell table:number-columns-repeated="16374"/>
        </table:table-row>
        <table:table-row table:style-name="ro2">
          <table:table-cell table:style-name="ce2"/>
          <table:table-cell table:style-name="ce3"/>
          <table:table-cell table:number-columns-repeated="5" table:style-name="ce163"/>
          <table:table-cell table:number-columns-repeated="2" table:style-name="ce5"/>
          <table:table-cell table:style-name="ce41"/>
          <table:table-cell table:number-columns-repeated="16374"/>
        </table:table-row>
        <table:table-row table:style-name="ro26">
          <table:table-cell office:value-type="string" table:style-name="ce92">
            <text:p>Week of Death</text:p>
          </table:table-cell>
          <table:table-cell office:value-type="string" table:style-name="ce93">
            <text:p>Week Ending (Friday)</text:p>
          </table:table-cell>
          <table:table-cell office:value-type="string" table:style-name="ce104">
            <text:p>Hospital</text:p>
          </table:table-cell>
          <table:table-cell office:value-type="string" table:style-name="ce104">
            <text:p>Care Home</text:p>
          </table:table-cell>
          <table:table-cell office:value-type="string" table:style-name="ce104">
            <text:p>Hospice</text:p>
          </table:table-cell>
          <table:table-cell office:value-type="string" table:style-name="ce104">
            <text:p>Home</text:p>
          </table:table-cell>
          <table:table-cell office:value-type="string" table:style-name="ce107">
            <text:p>Other<text:span text:style-name="T7">3</text:span></text:p>
          </table:table-cell>
          <table:table-cell office:value-type="string" table:style-name="ce92">
            <text:p>Total</text:p>
          </table:table-cell>
          <table:table-cell table:number-columns-repeated="16376"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float" office:value="1" table:style-name="ce105">
            <text:p>1</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1" table:formula="of:=SUM([.C5:.G5])" table:style-name="ce25">
            <text:p>1</text:p>
          </table:table-cell>
          <table:table-cell table:style-name="ce158"/>
          <table:table-cell table:number-columns-repeated="16375"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17" table:style-name="ce105">
            <text:p>17</text:p>
          </table:table-cell>
          <table:table-cell office:value-type="float" office:value="4" table:style-name="ce105">
            <text:p>4</text:p>
          </table:table-cell>
          <table:table-cell office:value-type="float" office:value="1" table:style-name="ce105">
            <text:p>1</text:p>
          </table:table-cell>
          <table:table-cell office:value-type="float" office:value="1" table:style-name="ce105">
            <text:p>1</text:p>
          </table:table-cell>
          <table:table-cell office:value-type="float" office:value="0" table:style-name="ce105">
            <text:p>0</text:p>
          </table:table-cell>
          <table:table-cell office:value-type="float" office:value="23" table:formula="of:=SUM([.C6:.G6])" table:style-name="ce25">
            <text:p>23</text:p>
          </table:table-cell>
          <table:table-cell table:style-name="ce158"/>
          <table:table-cell table:number-columns-repeated="16375"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43" table:style-name="ce105">
            <text:p>43</text:p>
          </table:table-cell>
          <table:table-cell office:value-type="float" office:value="14" table:style-name="ce105">
            <text:p>14</text:p>
          </table:table-cell>
          <table:table-cell office:value-type="float" office:value="1" table:style-name="ce105">
            <text:p>1</text:p>
          </table:table-cell>
          <table:table-cell office:value-type="float" office:value="3" table:style-name="ce105">
            <text:p>3</text:p>
          </table:table-cell>
          <table:table-cell office:value-type="float" office:value="1" table:style-name="ce105">
            <text:p>1</text:p>
          </table:table-cell>
          <table:table-cell office:value-type="float" office:value="62" table:formula="of:=SUM([.C7:.G7])" table:style-name="ce25">
            <text:p>62</text:p>
          </table:table-cell>
          <table:table-cell table:style-name="ce158"/>
          <table:table-cell table:number-columns-repeated="16375"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57" table:style-name="ce105">
            <text:p>57</text:p>
          </table:table-cell>
          <table:table-cell office:value-type="float" office:value="25" table:style-name="ce105">
            <text:p>25</text:p>
          </table:table-cell>
          <table:table-cell office:value-type="float" office:value="0" table:style-name="ce105">
            <text:p>0</text:p>
          </table:table-cell>
          <table:table-cell office:value-type="float" office:value="6" table:style-name="ce105">
            <text:p>6</text:p>
          </table:table-cell>
          <table:table-cell office:value-type="float" office:value="1" table:style-name="ce105">
            <text:p>1</text:p>
          </table:table-cell>
          <table:table-cell office:value-type="float" office:value="89" table:formula="of:=SUM([.C8:.G8])" table:style-name="ce25">
            <text:p>89</text:p>
          </table:table-cell>
          <table:table-cell table:style-name="ce158"/>
          <table:table-cell table:number-columns-repeated="16375"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57" table:style-name="ce105">
            <text:p>57</text:p>
          </table:table-cell>
          <table:table-cell office:value-type="float" office:value="53" table:style-name="ce105">
            <text:p>53</text:p>
          </table:table-cell>
          <table:table-cell office:value-type="float" office:value="1" table:style-name="ce105">
            <text:p>1</text:p>
          </table:table-cell>
          <table:table-cell office:value-type="float" office:value="7" table:style-name="ce105">
            <text:p>7</text:p>
          </table:table-cell>
          <table:table-cell office:value-type="float" office:value="0" table:style-name="ce105">
            <text:p>0</text:p>
          </table:table-cell>
          <table:table-cell office:value-type="float" office:value="118" table:formula="of:=SUM([.C9:.G9])" table:style-name="ce25">
            <text:p>118</text:p>
          </table:table-cell>
          <table:table-cell table:style-name="ce158"/>
          <table:table-cell table:number-columns-repeated="16375" table:style-name="ce12"/>
        </table:table-row>
        <table:table-row table:style-name="ro25">
          <table:table-cell office:value-type="float" office:value="16" table:style-name="ce14">
            <text:p>16</text:p>
          </table:table-cell>
          <table:table-cell office:value-type="date" office:date-value="2020-04-24T00:00:00" table:style-name="ce15">
            <text:p>24/04/2020</text:p>
          </table:table-cell>
          <table:table-cell office:value-type="float" office:value="43" table:style-name="ce105">
            <text:p>43</text:p>
          </table:table-cell>
          <table:table-cell office:value-type="float" office:value="66" table:style-name="ce105">
            <text:p>66</text:p>
          </table:table-cell>
          <table:table-cell office:value-type="float" office:value="0" table:style-name="ce105">
            <text:p>0</text:p>
          </table:table-cell>
          <table:table-cell office:value-type="float" office:value="6" table:style-name="ce105">
            <text:p>6</text:p>
          </table:table-cell>
          <table:table-cell office:value-type="float" office:value="0" table:style-name="ce105">
            <text:p>0</text:p>
          </table:table-cell>
          <table:table-cell office:value-type="float" office:value="115" table:formula="of:=SUM([.C10:.G10])" table:style-name="ce25">
            <text:p>115</text:p>
          </table:table-cell>
          <table:table-cell table:style-name="ce158"/>
          <table:table-cell table:number-columns-repeated="16375" table:style-name="ce12"/>
        </table:table-row>
        <table:table-row table:style-name="ro25">
          <table:table-cell office:value-type="float" office:value="17" table:style-name="ce14">
            <text:p>17</text:p>
          </table:table-cell>
          <table:table-cell office:value-type="date" office:date-value="2020-05-01T00:00:00" table:style-name="ce15">
            <text:p>01/05/2020</text:p>
          </table:table-cell>
          <table:table-cell office:value-type="float" office:value="41" table:style-name="ce105">
            <text:p>41</text:p>
          </table:table-cell>
          <table:table-cell office:value-type="float" office:value="72" table:style-name="ce105">
            <text:p>72</text:p>
          </table:table-cell>
          <table:table-cell office:value-type="float" office:value="0" table:style-name="ce105">
            <text:p>0</text:p>
          </table:table-cell>
          <table:table-cell office:value-type="float" office:value="5" table:style-name="ce105">
            <text:p>5</text:p>
          </table:table-cell>
          <table:table-cell office:value-type="float" office:value="0" table:style-name="ce105">
            <text:p>0</text:p>
          </table:table-cell>
          <table:table-cell office:value-type="float" office:value="118" table:formula="of:=SUM([.C11:.G11])" table:style-name="ce25">
            <text:p>118</text:p>
          </table:table-cell>
          <table:table-cell table:style-name="ce158"/>
          <table:table-cell table:number-columns-repeated="16375"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37" table:style-name="ce105">
            <text:p>37</text:p>
          </table:table-cell>
          <table:table-cell office:value-type="float" office:value="39" table:style-name="ce105">
            <text:p>39</text:p>
          </table:table-cell>
          <table:table-cell office:value-type="float" office:value="1" table:style-name="ce105">
            <text:p>1</text:p>
          </table:table-cell>
          <table:table-cell office:value-type="float" office:value="4" table:style-name="ce105">
            <text:p>4</text:p>
          </table:table-cell>
          <table:table-cell office:value-type="float" office:value="1" table:style-name="ce105">
            <text:p>1</text:p>
          </table:table-cell>
          <table:table-cell office:value-type="float" office:value="82" table:formula="of:=SUM([.C12:.G12])" table:style-name="ce25">
            <text:p>82</text:p>
          </table:table-cell>
          <table:table-cell table:style-name="ce158"/>
          <table:table-cell table:number-columns-repeated="16375"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30" table:style-name="ce105">
            <text:p>30</text:p>
          </table:table-cell>
          <table:table-cell office:value-type="float" office:value="33" table:style-name="ce105">
            <text:p>33</text:p>
          </table:table-cell>
          <table:table-cell office:value-type="float" office:value="1" table:style-name="ce105">
            <text:p>1</text:p>
          </table:table-cell>
          <table:table-cell office:value-type="float" office:value="1" table:style-name="ce105">
            <text:p>1</text:p>
          </table:table-cell>
          <table:table-cell office:value-type="float" office:value="0" table:style-name="ce105">
            <text:p>0</text:p>
          </table:table-cell>
          <table:table-cell office:value-type="float" office:value="65" table:formula="of:=SUM([.C13:.G13])" table:style-name="ce25">
            <text:p>65</text:p>
          </table:table-cell>
          <table:table-cell table:style-name="ce158"/>
          <table:table-cell table:number-columns-repeated="16375"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32" table:style-name="ce105">
            <text:p>32</text:p>
          </table:table-cell>
          <table:table-cell office:value-type="float" office:value="15" table:style-name="ce105">
            <text:p>15</text:p>
          </table:table-cell>
          <table:table-cell office:value-type="float" office:value="2" table:style-name="ce105">
            <text:p>2</text:p>
          </table:table-cell>
          <table:table-cell office:value-type="float" office:value="4" table:style-name="ce105">
            <text:p>4</text:p>
          </table:table-cell>
          <table:table-cell office:value-type="float" office:value="0" table:style-name="ce105">
            <text:p>0</text:p>
          </table:table-cell>
          <table:table-cell office:value-type="float" office:value="53" table:formula="of:=SUM([.C14:.G14])" table:style-name="ce25">
            <text:p>53</text:p>
          </table:table-cell>
          <table:table-cell table:style-name="ce158"/>
          <table:table-cell table:number-columns-repeated="16375"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25" table:style-name="ce105">
            <text:p>25</text:p>
          </table:table-cell>
          <table:table-cell office:value-type="float" office:value="11" table:style-name="ce105">
            <text:p>11</text:p>
          </table:table-cell>
          <table:table-cell office:value-type="float" office:value="0" table:style-name="ce105">
            <text:p>0</text:p>
          </table:table-cell>
          <table:table-cell office:value-type="float" office:value="2" table:style-name="ce105">
            <text:p>2</text:p>
          </table:table-cell>
          <table:table-cell office:value-type="float" office:value="0" table:style-name="ce105">
            <text:p>0</text:p>
          </table:table-cell>
          <table:table-cell office:value-type="float" office:value="38" table:formula="of:=SUM([.C15:.G15])" table:style-name="ce25">
            <text:p>38</text:p>
          </table:table-cell>
          <table:table-cell table:style-name="ce158"/>
          <table:table-cell table:number-columns-repeated="16375"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15" table:style-name="ce105">
            <text:p>15</text:p>
          </table:table-cell>
          <table:table-cell office:value-type="float" office:value="5" table:style-name="ce105">
            <text:p>5</text:p>
          </table:table-cell>
          <table:table-cell office:value-type="float" office:value="0" table:style-name="ce105">
            <text:p>0</text:p>
          </table:table-cell>
          <table:table-cell office:value-type="float" office:value="1" table:style-name="ce105">
            <text:p>1</text:p>
          </table:table-cell>
          <table:table-cell office:value-type="float" office:value="1" table:style-name="ce105">
            <text:p>1</text:p>
          </table:table-cell>
          <table:table-cell office:value-type="float" office:value="22" table:formula="of:=SUM([.C16:.G16])" table:style-name="ce25">
            <text:p>22</text:p>
          </table:table-cell>
          <table:table-cell table:style-name="ce158"/>
          <table:table-cell table:number-columns-repeated="16375"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12" table:style-name="ce105">
            <text:p>12</text:p>
          </table:table-cell>
          <table:table-cell office:value-type="float" office:value="5" table:style-name="ce105">
            <text:p>5</text:p>
          </table:table-cell>
          <table:table-cell office:value-type="float" office:value="0" table:style-name="ce105">
            <text:p>0</text:p>
          </table:table-cell>
          <table:table-cell office:value-type="float" office:value="4" table:style-name="ce105">
            <text:p>4</text:p>
          </table:table-cell>
          <table:table-cell office:value-type="float" office:value="1" table:style-name="ce105">
            <text:p>1</text:p>
          </table:table-cell>
          <table:table-cell office:value-type="float" office:value="22" table:formula="of:=SUM([.C17:.G17])" table:style-name="ce25">
            <text:p>22</text:p>
          </table:table-cell>
          <table:table-cell table:style-name="ce158"/>
          <table:table-cell table:number-columns-repeated="16375"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1" table:style-name="ce105">
            <text:p>11</text:p>
          </table:table-cell>
          <table:table-cell office:value-type="float" office:value="0" table:style-name="ce105">
            <text:p>0</text:p>
          </table:table-cell>
          <table:table-cell office:value-type="float" office:value="0" table:style-name="ce105">
            <text:p>0</text:p>
          </table:table-cell>
          <table:table-cell office:value-type="float" office:value="1" table:style-name="ce105">
            <text:p>1</text:p>
          </table:table-cell>
          <table:table-cell office:value-type="float" office:value="0" table:style-name="ce105">
            <text:p>0</text:p>
          </table:table-cell>
          <table:table-cell office:value-type="float" office:value="12" table:formula="of:=SUM([.C18:.G18])" table:style-name="ce25">
            <text:p>12</text:p>
          </table:table-cell>
          <table:table-cell table:style-name="ce158"/>
          <table:table-cell table:number-columns-repeated="16375"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8" table:style-name="ce105">
            <text:p>8</text:p>
          </table:table-cell>
          <table:table-cell office:value-type="float" office:value="2" table:style-name="ce105">
            <text:p>2</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10" table:formula="of:=SUM([.C19:.G19])" table:style-name="ce25">
            <text:p>10</text:p>
          </table:table-cell>
          <table:table-cell table:style-name="ce158"/>
          <table:table-cell table:number-columns-repeated="16375"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9" table:style-name="ce105">
            <text:p>9</text:p>
          </table:table-cell>
          <table:table-cell office:value-type="float" office:value="2" table:style-name="ce105">
            <text:p>2</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11" table:formula="of:=SUM([.C20:.G20])" table:style-name="ce25">
            <text:p>11</text:p>
          </table:table-cell>
          <table:table-cell table:style-name="ce158"/>
          <table:table-cell table:number-columns-repeated="16375"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3" table:style-name="ce105">
            <text:p>3</text:p>
          </table:table-cell>
          <table:table-cell office:value-type="float" office:value="1" table:style-name="ce105">
            <text:p>1</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4" table:formula="of:=SUM([.C21:.G21])" table:style-name="ce25">
            <text:p>4</text:p>
          </table:table-cell>
          <table:table-cell table:style-name="ce158"/>
          <table:table-cell table:number-columns-repeated="16375"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5" table:style-name="ce105">
            <text:p>5</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5" table:formula="of:=SUM([.C22:.G22])" table:style-name="ce25">
            <text:p>5</text:p>
          </table:table-cell>
          <table:table-cell table:style-name="ce158"/>
          <table:table-cell table:number-columns-repeated="16375"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2" table:style-name="ce105">
            <text:p>2</text:p>
          </table:table-cell>
          <table:table-cell office:value-type="float" office:value="2" table:style-name="ce105">
            <text:p>2</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4" table:formula="of:=SUM([.C23:.G23])" table:style-name="ce25">
            <text:p>4</text:p>
          </table:table-cell>
          <table:table-cell table:style-name="ce158"/>
          <table:table-cell table:number-columns-repeated="16375" table:style-name="ce41"/>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float" office:value="1" table:style-name="ce105">
            <text:p>1</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1" table:formula="of:=SUM([.C24:.G24])" table:style-name="ce25">
            <text:p>1</text:p>
          </table:table-cell>
          <table:table-cell table:style-name="ce158"/>
          <table:table-cell table:number-columns-repeated="16375"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3" table:style-name="ce105">
            <text:p>3</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1" table:style-name="ce105">
            <text:p>1</text:p>
          </table:table-cell>
          <table:table-cell office:value-type="float" office:value="4" table:formula="of:=SUM([.C25:.G25])" table:style-name="ce25">
            <text:p>4</text:p>
          </table:table-cell>
          <table:table-cell table:style-name="ce158"/>
          <table:table-cell table:number-columns-repeated="16375"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5" table:style-name="ce105">
            <text:p>5</text:p>
          </table:table-cell>
          <table:table-cell office:value-type="float" office:value="2" table:style-name="ce105">
            <text:p>2</text:p>
          </table:table-cell>
          <table:table-cell office:value-type="float" office:value="0" table:style-name="ce105">
            <text:p>0</text:p>
          </table:table-cell>
          <table:table-cell office:value-type="float" office:value="1" table:style-name="ce105">
            <text:p>1</text:p>
          </table:table-cell>
          <table:table-cell office:value-type="float" office:value="0" table:style-name="ce105">
            <text:p>0</text:p>
          </table:table-cell>
          <table:table-cell office:value-type="float" office:value="8" table:formula="of:=SUM([.C26:.G26])" table:style-name="ce25">
            <text:p>8</text:p>
          </table:table-cell>
          <table:table-cell table:style-name="ce158"/>
          <table:table-cell table:number-columns-repeated="16375"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3" table:style-name="ce105">
            <text:p>3</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3" table:formula="of:=SUM([.C27:.G27])" table:style-name="ce25">
            <text:p>3</text:p>
          </table:table-cell>
          <table:table-cell table:style-name="ce158"/>
          <table:table-cell table:number-columns-repeated="16375"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2" table:style-name="ce105">
            <text:p>2</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2" table:formula="of:=SUM([.C28:.G28])" table:style-name="ce25">
            <text:p>2</text:p>
          </table:table-cell>
          <table:table-cell table:style-name="ce158"/>
          <table:table-cell table:number-columns-repeated="16375"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5" table:style-name="ce105">
            <text:p>5</text:p>
          </table:table-cell>
          <table:table-cell office:value-type="float" office:value="0" table:style-name="ce105">
            <text:p>0</text:p>
          </table:table-cell>
          <table:table-cell office:value-type="float" office:value="0" table:style-name="ce105">
            <text:p>0</text:p>
          </table:table-cell>
          <table:table-cell office:value-type="float" office:value="1" table:style-name="ce105">
            <text:p>1</text:p>
          </table:table-cell>
          <table:table-cell office:value-type="float" office:value="0" table:style-name="ce105">
            <text:p>0</text:p>
          </table:table-cell>
          <table:table-cell office:value-type="float" office:value="6" table:formula="of:=SUM([.C29:.G29])" table:style-name="ce25">
            <text:p>6</text:p>
          </table:table-cell>
          <table:table-cell table:style-name="ce158"/>
          <table:table-cell table:number-columns-repeated="16375"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6" table:style-name="ce105">
            <text:p>6</text:p>
          </table:table-cell>
          <table:table-cell office:value-type="float" office:value="1" table:style-name="ce105">
            <text:p>1</text:p>
          </table:table-cell>
          <table:table-cell office:value-type="float" office:value="0" table:style-name="ce105">
            <text:p>0</text:p>
          </table:table-cell>
          <table:table-cell office:value-type="float" office:value="1" table:style-name="ce105">
            <text:p>1</text:p>
          </table:table-cell>
          <table:table-cell office:value-type="float" office:value="0" table:style-name="ce105">
            <text:p>0</text:p>
          </table:table-cell>
          <table:table-cell office:value-type="float" office:value="8" table:formula="of:=SUM([.C30:.G30])" table:style-name="ce25">
            <text:p>8</text:p>
          </table:table-cell>
          <table:table-cell table:style-name="ce158"/>
          <table:table-cell table:number-columns-repeated="16375"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6" table:style-name="ce105">
            <text:p>6</text:p>
          </table:table-cell>
          <table:table-cell office:value-type="float" office:value="3" table:style-name="ce105">
            <text:p>3</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9" table:formula="of:=SUM([.C31:.G31])" table:style-name="ce25">
            <text:p>9</text:p>
          </table:table-cell>
          <table:table-cell table:style-name="ce158"/>
          <table:table-cell table:number-columns-repeated="16375"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5" table:style-name="ce105">
            <text:p>5</text:p>
          </table:table-cell>
          <table:table-cell office:value-type="float" office:value="1" table:style-name="ce105">
            <text:p>1</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6" table:formula="of:=SUM([.C32:.G32])" table:style-name="ce25">
            <text:p>6</text:p>
          </table:table-cell>
          <table:table-cell table:style-name="ce158"/>
          <table:table-cell table:number-columns-repeated="16375"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6" table:style-name="ce105">
            <text:p>6</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6" table:formula="of:=SUM([.C33:.G33])" table:style-name="ce25">
            <text:p>6</text:p>
          </table:table-cell>
          <table:table-cell table:style-name="ce158"/>
          <table:table-cell table:number-columns-repeated="16375"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5" table:style-name="ce105">
            <text:p>5</text:p>
          </table:table-cell>
          <table:table-cell office:value-type="float" office:value="0" table:style-name="ce105">
            <text:p>0</text:p>
          </table:table-cell>
          <table:table-cell office:value-type="float" office:value="0" table:style-name="ce105">
            <text:p>0</text:p>
          </table:table-cell>
          <table:table-cell office:value-type="float" office:value="2" table:style-name="ce105">
            <text:p>2</text:p>
          </table:table-cell>
          <table:table-cell office:value-type="float" office:value="0" table:style-name="ce105">
            <text:p>0</text:p>
          </table:table-cell>
          <table:table-cell office:value-type="float" office:value="7" table:formula="of:=SUM([.C34:.G34])" table:style-name="ce25">
            <text:p>7</text:p>
          </table:table-cell>
          <table:table-cell table:style-name="ce158"/>
          <table:table-cell table:number-columns-repeated="16375"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24" table:style-name="ce105">
            <text:p>24</text:p>
          </table:table-cell>
          <table:table-cell office:value-type="float" office:value="1" table:style-name="ce105">
            <text:p>1</text:p>
          </table:table-cell>
          <table:table-cell office:value-type="float" office:value="0" table:style-name="ce105">
            <text:p>0</text:p>
          </table:table-cell>
          <table:table-cell office:value-type="float" office:value="2" table:style-name="ce105">
            <text:p>2</text:p>
          </table:table-cell>
          <table:table-cell office:value-type="float" office:value="0" table:style-name="ce105">
            <text:p>0</text:p>
          </table:table-cell>
          <table:table-cell office:value-type="float" office:value="27" table:formula="of:=SUM([.C35:.G35])" table:style-name="ce25">
            <text:p>27</text:p>
          </table:table-cell>
          <table:table-cell table:style-name="ce9"/>
          <table:table-cell table:number-columns-repeated="16375"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34" table:style-name="ce105">
            <text:p>34</text:p>
          </table:table-cell>
          <table:table-cell office:value-type="float" office:value="8" table:style-name="ce105">
            <text:p>8</text:p>
          </table:table-cell>
          <table:table-cell office:value-type="float" office:value="0" table:style-name="ce105">
            <text:p>0</text:p>
          </table:table-cell>
          <table:table-cell office:value-type="float" office:value="4" table:style-name="ce105">
            <text:p>4</text:p>
          </table:table-cell>
          <table:table-cell office:value-type="float" office:value="1" table:style-name="ce105">
            <text:p>1</text:p>
          </table:table-cell>
          <table:table-cell office:value-type="float" office:value="47" table:formula="of:=SUM([.C36:.G36])" table:style-name="ce25">
            <text:p>47</text:p>
          </table:table-cell>
          <table:table-cell table:style-name="ce9"/>
          <table:table-cell table:number-columns-repeated="16375"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60" table:style-name="ce105">
            <text:p>60</text:p>
          </table:table-cell>
          <table:table-cell office:value-type="float" office:value="13" table:style-name="ce105">
            <text:p>13</text:p>
          </table:table-cell>
          <table:table-cell office:value-type="float" office:value="1" table:style-name="ce105">
            <text:p>1</text:p>
          </table:table-cell>
          <table:table-cell office:value-type="float" office:value="6" table:style-name="ce105">
            <text:p>6</text:p>
          </table:table-cell>
          <table:table-cell office:value-type="float" office:value="0" table:style-name="ce105">
            <text:p>0</text:p>
          </table:table-cell>
          <table:table-cell office:value-type="float" office:value="80" table:formula="of:=SUM([.C37:.G37])" table:style-name="ce25">
            <text:p>80</text:p>
          </table:table-cell>
          <table:table-cell table:style-name="ce9"/>
          <table:table-cell table:number-columns-repeated="16375"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58" table:style-name="ce105">
            <text:p>58</text:p>
          </table:table-cell>
          <table:table-cell office:value-type="float" office:value="20" table:style-name="ce105">
            <text:p>20</text:p>
          </table:table-cell>
          <table:table-cell office:value-type="float" office:value="0" table:style-name="ce105">
            <text:p>0</text:p>
          </table:table-cell>
          <table:table-cell office:value-type="float" office:value="7" table:style-name="ce105">
            <text:p>7</text:p>
          </table:table-cell>
          <table:table-cell office:value-type="float" office:value="0" table:style-name="ce105">
            <text:p>0</text:p>
          </table:table-cell>
          <table:table-cell office:value-type="float" office:value="85" table:formula="of:=SUM([.C38:.G38])" table:style-name="ce25">
            <text:p>85</text:p>
          </table:table-cell>
          <table:table-cell table:style-name="ce9"/>
          <table:table-cell table:number-columns-repeated="16375"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56" table:style-name="ce105">
            <text:p>56</text:p>
          </table:table-cell>
          <table:table-cell office:value-type="float" office:value="30" table:style-name="ce105">
            <text:p>30</text:p>
          </table:table-cell>
          <table:table-cell office:value-type="float" office:value="0" table:style-name="ce105">
            <text:p>0</text:p>
          </table:table-cell>
          <table:table-cell office:value-type="float" office:value="6" table:style-name="ce105">
            <text:p>6</text:p>
          </table:table-cell>
          <table:table-cell office:value-type="float" office:value="0" table:style-name="ce105">
            <text:p>0</text:p>
          </table:table-cell>
          <table:table-cell office:value-type="float" office:value="92" table:formula="of:=SUM([.C39:.G39])" table:style-name="ce25">
            <text:p>92</text:p>
          </table:table-cell>
          <table:table-cell table:style-name="ce9"/>
          <table:table-cell table:number-columns-repeated="16375"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72" table:style-name="ce105">
            <text:p>72</text:p>
          </table:table-cell>
          <table:table-cell office:value-type="float" office:value="24" table:style-name="ce105">
            <text:p>24</text:p>
          </table:table-cell>
          <table:table-cell office:value-type="float" office:value="0" table:style-name="ce105">
            <text:p>0</text:p>
          </table:table-cell>
          <table:table-cell office:value-type="float" office:value="10" table:style-name="ce105">
            <text:p>10</text:p>
          </table:table-cell>
          <table:table-cell office:value-type="float" office:value="0" table:style-name="ce105">
            <text:p>0</text:p>
          </table:table-cell>
          <table:table-cell office:value-type="float" office:value="106" table:formula="of:=SUM([.C40:.G40])" table:style-name="ce25">
            <text:p>106</text:p>
          </table:table-cell>
          <table:table-cell table:style-name="ce9"/>
          <table:table-cell table:number-columns-repeated="16375"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43" table:style-name="ce105">
            <text:p>43</text:p>
          </table:table-cell>
          <table:table-cell office:value-type="float" office:value="27" table:style-name="ce105">
            <text:p>27</text:p>
          </table:table-cell>
          <table:table-cell office:value-type="float" office:value="0" table:style-name="ce105">
            <text:p>0</text:p>
          </table:table-cell>
          <table:table-cell office:value-type="float" office:value="7" table:style-name="ce105">
            <text:p>7</text:p>
          </table:table-cell>
          <table:table-cell office:value-type="float" office:value="0" table:style-name="ce105">
            <text:p>0</text:p>
          </table:table-cell>
          <table:table-cell office:value-type="float" office:value="77" table:formula="of:=SUM([.C41:.G41])" table:style-name="ce25">
            <text:p>77</text:p>
          </table:table-cell>
          <table:table-cell table:style-name="ce9"/>
          <table:table-cell table:number-columns-repeated="16375"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48" table:style-name="ce105">
            <text:p>48</text:p>
          </table:table-cell>
          <table:table-cell office:value-type="float" office:value="29" table:style-name="ce105">
            <text:p>29</text:p>
          </table:table-cell>
          <table:table-cell office:value-type="float" office:value="0" table:style-name="ce105">
            <text:p>0</text:p>
          </table:table-cell>
          <table:table-cell office:value-type="float" office:value="6" table:style-name="ce105">
            <text:p>6</text:p>
          </table:table-cell>
          <table:table-cell office:value-type="float" office:value="1" table:style-name="ce105">
            <text:p>1</text:p>
          </table:table-cell>
          <table:table-cell office:value-type="float" office:value="84" table:formula="of:=SUM([.C42:.G42])" table:style-name="ce25">
            <text:p>84</text:p>
          </table:table-cell>
          <table:table-cell table:style-name="ce9"/>
          <table:table-cell table:number-columns-repeated="16375"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71" table:style-name="ce105">
            <text:p>71</text:p>
          </table:table-cell>
          <table:table-cell office:value-type="float" office:value="25" table:style-name="ce105">
            <text:p>25</text:p>
          </table:table-cell>
          <table:table-cell office:value-type="float" office:value="0" table:style-name="ce105">
            <text:p>0</text:p>
          </table:table-cell>
          <table:table-cell office:value-type="float" office:value="2" table:style-name="ce105">
            <text:p>2</text:p>
          </table:table-cell>
          <table:table-cell office:value-type="float" office:value="0" table:style-name="ce105">
            <text:p>0</text:p>
          </table:table-cell>
          <table:table-cell office:value-type="float" office:value="98" table:formula="of:=SUM([.C43:.G43])" table:style-name="ce25">
            <text:p>98</text:p>
          </table:table-cell>
          <table:table-cell table:style-name="ce9"/>
          <table:table-cell table:number-columns-repeated="16375"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55" table:style-name="ce105">
            <text:p>55</text:p>
          </table:table-cell>
          <table:table-cell office:value-type="float" office:value="25" table:style-name="ce105">
            <text:p>25</text:p>
          </table:table-cell>
          <table:table-cell office:value-type="float" office:value="1" table:style-name="ce105">
            <text:p>1</text:p>
          </table:table-cell>
          <table:table-cell office:value-type="float" office:value="4" table:style-name="ce105">
            <text:p>4</text:p>
          </table:table-cell>
          <table:table-cell office:value-type="float" office:value="0" table:style-name="ce105">
            <text:p>0</text:p>
          </table:table-cell>
          <table:table-cell office:value-type="float" office:value="85" table:formula="of:=SUM([.C44:.G44])" table:style-name="ce25">
            <text:p>85</text:p>
          </table:table-cell>
          <table:table-cell table:style-name="ce9"/>
          <table:table-cell table:number-columns-repeated="16375"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77" table:style-name="ce105">
            <text:p>77</text:p>
          </table:table-cell>
          <table:table-cell office:value-type="float" office:value="35" table:style-name="ce105">
            <text:p>35</text:p>
          </table:table-cell>
          <table:table-cell office:value-type="float" office:value="0" table:style-name="ce105">
            <text:p>0</text:p>
          </table:table-cell>
          <table:table-cell office:value-type="float" office:value="9" table:style-name="ce105">
            <text:p>9</text:p>
          </table:table-cell>
          <table:table-cell office:value-type="float" office:value="0" table:style-name="ce105">
            <text:p>0</text:p>
          </table:table-cell>
          <table:table-cell office:value-type="float" office:value="121" table:formula="of:=SUM([.C45:.G45])" table:style-name="ce25">
            <text:p>121</text:p>
          </table:table-cell>
          <table:table-cell table:style-name="ce9"/>
          <table:table-cell table:number-columns-repeated="16375" table:style-name="ce41"/>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76" table:style-name="ce105">
            <text:p>76</text:p>
          </table:table-cell>
          <table:table-cell office:value-type="float" office:value="18" table:style-name="ce105">
            <text:p>18</text:p>
          </table:table-cell>
          <table:table-cell office:value-type="float" office:value="0" table:style-name="ce105">
            <text:p>0</text:p>
          </table:table-cell>
          <table:table-cell office:value-type="float" office:value="9" table:style-name="ce105">
            <text:p>9</text:p>
          </table:table-cell>
          <table:table-cell office:value-type="float" office:value="1" table:style-name="ce105">
            <text:p>1</text:p>
          </table:table-cell>
          <table:table-cell office:value-type="float" office:value="104" table:formula="of:=SUM([.C46:.G46])" table:style-name="ce25">
            <text:p>104</text:p>
          </table:table-cell>
          <table:table-cell table:style-name="ce9"/>
          <table:table-cell table:number-columns-repeated="16375"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89" table:style-name="ce105">
            <text:p>89</text:p>
          </table:table-cell>
          <table:table-cell office:value-type="float" office:value="15" table:style-name="ce105">
            <text:p>15</text:p>
          </table:table-cell>
          <table:table-cell office:value-type="float" office:value="2" table:style-name="ce105">
            <text:p>2</text:p>
          </table:table-cell>
          <table:table-cell office:value-type="float" office:value="9" table:style-name="ce105">
            <text:p>9</text:p>
          </table:table-cell>
          <table:table-cell office:value-type="float" office:value="0" table:style-name="ce105">
            <text:p>0</text:p>
          </table:table-cell>
          <table:table-cell office:value-type="float" office:value="115" table:formula="of:=SUM([.C47:.G47])" table:style-name="ce25">
            <text:p>115</text:p>
          </table:table-cell>
          <table:table-cell table:style-name="ce9"/>
          <table:table-cell table:number-columns-repeated="16375"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130" table:style-name="ce105">
            <text:p>130</text:p>
          </table:table-cell>
          <table:table-cell office:value-type="float" office:value="34" table:style-name="ce105">
            <text:p>34</text:p>
          </table:table-cell>
          <table:table-cell office:value-type="float" office:value="1" table:style-name="ce105">
            <text:p>1</text:p>
          </table:table-cell>
          <table:table-cell office:value-type="float" office:value="13" table:style-name="ce105">
            <text:p>13</text:p>
          </table:table-cell>
          <table:table-cell office:value-type="float" office:value="0" table:style-name="ce105">
            <text:p>0</text:p>
          </table:table-cell>
          <table:table-cell office:value-type="float" office:value="178" table:formula="of:=SUM([.C48:.G48])" table:style-name="ce25">
            <text:p>178</text:p>
          </table:table-cell>
          <table:table-cell table:style-name="ce9"/>
          <table:table-cell table:number-columns-repeated="16375"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117" table:style-name="ce105">
            <text:p>117</text:p>
          </table:table-cell>
          <table:table-cell office:value-type="float" office:value="30" table:style-name="ce105">
            <text:p>30</text:p>
          </table:table-cell>
          <table:table-cell office:value-type="float" office:value="0" table:style-name="ce105">
            <text:p>0</text:p>
          </table:table-cell>
          <table:table-cell office:value-type="float" office:value="17" table:style-name="ce105">
            <text:p>17</text:p>
          </table:table-cell>
          <table:table-cell office:value-type="float" office:value="1" table:style-name="ce105">
            <text:p>1</text:p>
          </table:table-cell>
          <table:table-cell office:value-type="float" office:value="165" table:formula="of:=SUM([.C49:.G49])" table:style-name="ce25">
            <text:p>165</text:p>
          </table:table-cell>
          <table:table-cell table:style-name="ce9"/>
          <table:table-cell table:number-columns-repeated="16375"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01" table:style-name="ce105">
            <text:p>101</text:p>
          </table:table-cell>
          <table:table-cell office:value-type="float" office:value="30" table:style-name="ce105">
            <text:p>30</text:p>
          </table:table-cell>
          <table:table-cell office:value-type="float" office:value="0" table:style-name="ce105">
            <text:p>0</text:p>
          </table:table-cell>
          <table:table-cell office:value-type="float" office:value="10" table:style-name="ce105">
            <text:p>10</text:p>
          </table:table-cell>
          <table:table-cell office:value-type="float" office:value="0" table:style-name="ce105">
            <text:p>0</text:p>
          </table:table-cell>
          <table:table-cell office:value-type="float" office:value="141" table:formula="of:=SUM([.C50:.G50])" table:style-name="ce25">
            <text:p>141</text:p>
          </table:table-cell>
          <table:table-cell table:style-name="ce9"/>
          <table:table-cell table:number-columns-repeated="16375"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81" table:style-name="ce105">
            <text:p>81</text:p>
          </table:table-cell>
          <table:table-cell office:value-type="float" office:value="21" table:style-name="ce105">
            <text:p>21</text:p>
          </table:table-cell>
          <table:table-cell office:value-type="float" office:value="1" table:style-name="ce105">
            <text:p>1</text:p>
          </table:table-cell>
          <table:table-cell office:value-type="float" office:value="7" table:style-name="ce105">
            <text:p>7</text:p>
          </table:table-cell>
          <table:table-cell office:value-type="float" office:value="0" table:style-name="ce105">
            <text:p>0</text:p>
          </table:table-cell>
          <table:table-cell office:value-type="float" office:value="110" table:formula="of:=SUM([.C51:.G51])" table:style-name="ce25">
            <text:p>110</text:p>
          </table:table-cell>
          <table:table-cell table:style-name="ce9"/>
          <table:table-cell table:number-columns-repeated="16375"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65" table:style-name="ce105">
            <text:p>65</text:p>
          </table:table-cell>
          <table:table-cell office:value-type="float" office:value="7" table:style-name="ce105">
            <text:p>7</text:p>
          </table:table-cell>
          <table:table-cell office:value-type="float" office:value="0" table:style-name="ce105">
            <text:p>0</text:p>
          </table:table-cell>
          <table:table-cell office:value-type="float" office:value="7" table:style-name="ce105">
            <text:p>7</text:p>
          </table:table-cell>
          <table:table-cell office:value-type="float" office:value="0" table:style-name="ce105">
            <text:p>0</text:p>
          </table:table-cell>
          <table:table-cell office:value-type="float" office:value="79" table:formula="of:=SUM([.C52:.G52])" table:style-name="ce25">
            <text:p>79</text:p>
          </table:table-cell>
          <table:table-cell table:style-name="ce9"/>
          <table:table-cell table:number-columns-repeated="16375"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54" table:style-name="ce105">
            <text:p>54</text:p>
          </table:table-cell>
          <table:table-cell office:value-type="float" office:value="5" table:style-name="ce105">
            <text:p>5</text:p>
          </table:table-cell>
          <table:table-cell office:value-type="float" office:value="0" table:style-name="ce105">
            <text:p>0</text:p>
          </table:table-cell>
          <table:table-cell office:value-type="float" office:value="5" table:style-name="ce105">
            <text:p>5</text:p>
          </table:table-cell>
          <table:table-cell office:value-type="float" office:value="0" table:style-name="ce105">
            <text:p>0</text:p>
          </table:table-cell>
          <table:table-cell office:value-type="float" office:value="64" table:formula="of:=SUM([.C53:.G53])" table:style-name="ce25">
            <text:p>64</text:p>
          </table:table-cell>
          <table:table-cell table:style-name="ce9"/>
          <table:table-cell table:number-columns-repeated="16375" table:style-name="ce257"/>
        </table:table-row>
        <table:table-row table:style-name="ro2">
          <table:table-cell office:value-type="float" office:value="8" table:style-name="ce14">
            <text:p>8</text:p>
          </table:table-cell>
          <table:table-cell office:value-type="date" office:date-value="2021-02-26T00:00:00" table:style-name="ce15">
            <text:p>26/02/2021</text:p>
          </table:table-cell>
          <table:table-cell office:value-type="float" office:value="31" table:style-name="ce105">
            <text:p>31</text:p>
          </table:table-cell>
          <table:table-cell office:value-type="float" office:value="7" table:style-name="ce105">
            <text:p>7</text:p>
          </table:table-cell>
          <table:table-cell office:value-type="float" office:value="1" table:style-name="ce105">
            <text:p>1</text:p>
          </table:table-cell>
          <table:table-cell office:value-type="float" office:value="5" table:style-name="ce105">
            <text:p>5</text:p>
          </table:table-cell>
          <table:table-cell office:value-type="float" office:value="0" table:style-name="ce105">
            <text:p>0</text:p>
          </table:table-cell>
          <table:table-cell office:value-type="float" office:value="44" table:formula="of:=SUM([.C54:.G54])" table:style-name="ce25">
            <text:p>44</text:p>
          </table:table-cell>
          <table:table-cell table:style-name="ce9"/>
          <table:table-cell table:number-columns-repeated="16375" table:style-name="ce257"/>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style-name="ce5"/>
          <table:table-cell table:number-columns-repeated="3" table:style-name="ce41"/>
          <table:table-cell table:number-columns-repeated="2" table:style-name="ce5"/>
          <table:table-cell table:style-name="ce41"/>
          <table:table-cell table:number-columns-repeated="16374"/>
        </table:table-row>
        <table:table-row table:style-name="ro16">
          <table:table-cell office:value-type="string" table:style-name="ce128">
            <text:p><text:span text:style-name="T2">1</text:span><text:s/>This data is based on the actual date of death, from those deaths registered by GRO up to 3rd March 2021.</text:p>
          </table:table-cell>
          <table:table-cell table:number-columns-repeated="8" table:style-name="ce76"/>
          <table:table-cell table:style-name="ce41"/>
          <table:table-cell table:number-columns-repeated="16374"/>
        </table:table-row>
        <table:table-row table:style-name="ro2">
          <table:table-cell office:value-type="string" table:style-name="ce128">
            <text:p>All data in this table are subject to change, as some deaths will have occurred but haven’t been registered yet.</text:p>
          </table:table-cell>
          <table:table-cell table:number-columns-repeated="8" table:style-name="ce76"/>
          <table:table-cell table:number-columns-repeated="16375" table:style-name="ce41"/>
        </table:table-row>
        <table:table-row table:style-name="ro16">
          <table:table-cell office:value-type="string" table:style-name="ce128">
            <text:p><text:span text:style-name="T2">2</text:span><text:s/>Covid-19 deaths include any death where Coronavirus or Covid-19 (suspected or confirmed) was mentioned anywhere on the death certificate.</text:p>
          </table:table-cell>
          <table:table-cell table:number-columns-repeated="8" table:style-name="ce128"/>
          <table:table-cell table:style-name="ce41"/>
          <table:table-cell table:number-columns-repeated="16374"/>
        </table:table-row>
        <table:table-row table:style-name="ro16">
          <table:table-cell office:value-type="string" table:style-name="ce17">
            <text:p><text:span text:style-name="T2">3</text:span><text:s/>The 'Other' category includes deaths at a residential address which was not the usual address of the deceased and all other places.</text:p>
          </table:table-cell>
          <table:table-cell table:style-name="ce11"/>
          <table:table-cell table:style-name="ce4"/>
          <table:table-cell table:number-columns-repeated="6" table:style-name="ce5"/>
          <table:table-cell table:style-name="ce41"/>
          <table:table-cell table:number-columns-repeated="16374"/>
        </table:table-row>
        <table:table-row table:style-name="ro2">
          <table:table-cell table:style-name="ce5"/>
          <table:table-cell table:style-name="ce11"/>
          <table:table-cell table:style-name="ce4"/>
          <table:table-cell table:number-columns-repeated="6" table:style-name="ce5"/>
          <table:table-cell table:style-name="ce41"/>
          <table:table-cell table:number-columns-repeated="16374"/>
        </table:table-row>
        <table:table-row table:style-name="ro3">
          <table:table-cell table:style-name="ce5"/>
          <table:table-cell table:style-name="ce28"/>
          <table:table-cell table:style-name="ce4"/>
          <table:table-cell table:number-columns-repeated="6" table:style-name="ce5"/>
          <table:table-cell table:style-name="ce41"/>
          <table:table-cell table:number-columns-repeated="16374"/>
        </table:table-row>
        <table:table-row table:number-rows-repeated="3" table:style-name="ro28" table:visibility="collapse">
          <table:table-cell table:style-name="ce5"/>
          <table:table-cell table:style-name="ce11"/>
          <table:table-cell table:style-name="ce4"/>
          <table:table-cell table:number-columns-repeated="6" table:style-name="ce5"/>
          <table:table-cell table:style-name="ce41"/>
          <table:table-cell table:number-columns-repeated="16374"/>
        </table:table-row>
        <table:table-row table:number-rows-repeated="28" table:style-name="ro28" table:visibility="collapse">
          <table:table-cell table:number-columns-repeated="9"/>
          <table:table-cell table:style-name="ce41"/>
          <table:table-cell table:number-columns-repeated="16374"/>
        </table:table-row>
        <table:table-row table:style-name="ro2">
          <table:table-cell table:number-columns-repeated="9"/>
          <table:table-cell table:number-columns-repeated="16375" table:style-name="ce5"/>
        </table:table-row>
        <table:table-row table:number-rows-repeated="1048483" table:style-name="ro6">
          <table:table-cell table:number-columns-repeated="16384"/>
        </table:table-row>
      </table:table>
      <table:table table:name="Table_12" table:style-name="ta1">
        <table:table-column table:style-name="co20" table:default-cell-style-name="ce41"/>
        <table:table-column table:style-name="co14" table:default-cell-style-name="ce41"/>
        <table:table-column table:style-name="co57" table:number-columns-repeated="8" table:default-cell-style-name="ce41"/>
        <table:table-column table:style-name="co5" table:number-columns-repeated="16374" table:default-cell-style-name="ce41" table:visibility="collapse"/>
        <table:table-row table:style-name="ro2">
          <table:table-cell office:value-type="string" table:style-name="ce119">
            <text:p><text:a xlink:href="#Contents.A1">Contents</text:a></text:p>
          </table:table-cell>
          <table:table-cell table:style-name="ce11"/>
          <table:table-cell table:style-name="ce42"/>
          <table:table-cell table:number-columns-repeated="16381" table:style-name="ce41"/>
        </table:table-row>
        <table:table-row table:style-name="ro16">
          <table:table-cell office:value-type="string" table:style-name="ce40">
            <text:p>Covid-19 related deaths<text:span text:style-name="T3">12</text:span><text:s/>of care home residents<text:span text:style-name="T3">3</text:span><text:s/>in Northern Ireland, by place of death, 2020/21<text:span text:style-name="T3">P</text:span></text:p>
          </table:table-cell>
          <table:table-cell table:style-name="ce3"/>
          <table:table-cell table:style-name="ce42"/>
          <table:table-cell table:number-columns-repeated="16381" table:style-name="ce41"/>
        </table:table-row>
        <table:table-row table:style-name="ro2">
          <table:table-cell table:style-name="ce40"/>
          <table:table-cell table:style-name="ce3"/>
          <table:table-cell table:style-name="ce42"/>
          <table:table-cell table:number-columns-repeated="16381" table:style-name="ce41"/>
        </table:table-row>
        <table:table-row table:style-name="ro26">
          <table:table-cell office:value-type="string" table:style-name="ce121">
            <text:p>Week of Death</text:p>
          </table:table-cell>
          <table:table-cell office:value-type="string" table:style-name="ce122">
            <text:p>Week Ending (Friday)</text:p>
          </table:table-cell>
          <table:table-cell office:value-type="string" table:style-name="ce104">
            <text:p>Care Home<text:span text:style-name="T7">3a</text:span></text:p>
          </table:table-cell>
          <table:table-cell office:value-type="string" table:style-name="ce104">
            <text:p>Hospital<text:span text:style-name="T7">3b</text:span></text:p>
          </table:table-cell>
          <table:table-cell office:value-type="string" table:style-name="ce104">
            <text:p>% of all Covid-19 Hospital Deaths</text:p>
          </table:table-cell>
          <table:table-cell office:value-type="string" table:style-name="ce121">
            <text:p>Total</text:p>
          </table:table-cell>
          <table:table-cell office:value-type="string" table:style-name="ce121">
            <text:p>% of all Covid-19 Deaths</text:p>
          </table:table-cell>
          <table:table-cell table:number-columns-repeated="16377"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string" table:style-name="ce105">
            <text:p>-</text:p>
          </table:table-cell>
          <table:table-cell office:value-type="string" table:style-name="ce124">
            <text:p>-</text:p>
          </table:table-cell>
          <table:table-cell office:value-type="string" table:style-name="ce123">
            <text:p>-</text:p>
          </table:table-cell>
          <table:table-cell office:value-type="string" table:style-name="ce25">
            <text:p>-</text:p>
          </table:table-cell>
          <table:table-cell office:value-type="string" table:style-name="ce25">
            <text:p>-</text:p>
          </table:table-cell>
          <table:table-cell table:number-columns-repeated="16377"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4" table:style-name="ce105">
            <text:p>4</text:p>
          </table:table-cell>
          <table:table-cell office:value-type="float" office:value="3" table:style-name="ce124">
            <text:p>3</text:p>
          </table:table-cell>
          <table:table-cell office:value-type="float" office:value="17.647058823529413" table:formula="of:=([.D6]/[Table_11.C6])*100" table:style-name="ce125">
            <text:p>17.6</text:p>
          </table:table-cell>
          <table:table-cell office:value-type="float" office:value="7" table:formula="of:=SUM([.C6:.D6])" table:style-name="ce16">
            <text:p>7</text:p>
          </table:table-cell>
          <table:table-cell office:value-type="float" office:value="30.434782608695656" table:formula="of:=([.F6]/[Table_11.H6])*100" table:style-name="ce126">
            <text:p>30.4</text:p>
          </table:table-cell>
          <table:table-cell table:number-columns-repeated="16377"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14" table:style-name="ce105">
            <text:p>14</text:p>
          </table:table-cell>
          <table:table-cell office:value-type="float" office:value="2" table:style-name="ce124">
            <text:p>2</text:p>
          </table:table-cell>
          <table:table-cell office:value-type="float" office:value="4.6511627906976747" table:formula="of:=([.D7]/[Table_11.C7])*100" table:style-name="ce125">
            <text:p>4.7</text:p>
          </table:table-cell>
          <table:table-cell office:value-type="float" office:value="16" table:formula="of:=SUM([.C7:.D7])" table:style-name="ce16">
            <text:p>16</text:p>
          </table:table-cell>
          <table:table-cell office:value-type="float" office:value="25.806451612903224" table:formula="of:=([.F7]/[Table_11.H7])*100" table:style-name="ce126">
            <text:p>25.8</text:p>
          </table:table-cell>
          <table:table-cell table:number-columns-repeated="16377"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25" table:style-name="ce105">
            <text:p>25</text:p>
          </table:table-cell>
          <table:table-cell office:value-type="float" office:value="6" table:style-name="ce124">
            <text:p>6</text:p>
          </table:table-cell>
          <table:table-cell office:value-type="float" office:value="10.526315789473683" table:formula="of:=([.D8]/[Table_11.C8])*100" table:style-name="ce125">
            <text:p>10.5</text:p>
          </table:table-cell>
          <table:table-cell office:value-type="float" office:value="31" table:formula="of:=SUM([.C8:.D8])" table:style-name="ce16">
            <text:p>31</text:p>
          </table:table-cell>
          <table:table-cell office:value-type="float" office:value="34.831460674157306" table:formula="of:=([.F8]/[Table_11.H8])*100" table:style-name="ce126">
            <text:p>34.8</text:p>
          </table:table-cell>
          <table:table-cell table:number-columns-repeated="16377"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53" table:style-name="ce105">
            <text:p>53</text:p>
          </table:table-cell>
          <table:table-cell office:value-type="float" office:value="12" table:style-name="ce124">
            <text:p>12</text:p>
          </table:table-cell>
          <table:table-cell office:value-type="float" office:value="21.052631578947366" table:formula="of:=([.D9]/[Table_11.C9])*100" table:style-name="ce125">
            <text:p>21.1</text:p>
          </table:table-cell>
          <table:table-cell office:value-type="float" office:value="65" table:formula="of:=SUM([.C9:.D9])" table:style-name="ce16">
            <text:p>65</text:p>
          </table:table-cell>
          <table:table-cell office:value-type="float" office:value="55.084745762711862" table:formula="of:=([.F9]/[Table_11.H9])*100" table:style-name="ce126">
            <text:p>55.1</text:p>
          </table:table-cell>
          <table:table-cell table:number-columns-repeated="16377"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66" table:style-name="ce105">
            <text:p>66</text:p>
          </table:table-cell>
          <table:table-cell office:value-type="float" office:value="9" table:style-name="ce124">
            <text:p>9</text:p>
          </table:table-cell>
          <table:table-cell office:value-type="float" office:value="20.930232558139537" table:formula="of:=([.D10]/[Table_11.C10])*100" table:style-name="ce125">
            <text:p>20.9</text:p>
          </table:table-cell>
          <table:table-cell office:value-type="float" office:value="75" table:formula="of:=SUM([.C10:.D10])" table:style-name="ce16">
            <text:p>75</text:p>
          </table:table-cell>
          <table:table-cell office:value-type="float" office:value="65.217391304347828" table:formula="of:=([.F10]/[Table_11.H10])*100" table:style-name="ce126">
            <text:p>65.2</text:p>
          </table:table-cell>
          <table:table-cell table:number-columns-repeated="16377" table:style-name="ce12"/>
        </table:table-row>
        <table:table-row table:style-name="ro25">
          <table:table-cell office:value-type="float" office:value="17" table:style-name="ce14">
            <text:p>17</text:p>
          </table:table-cell>
          <table:table-cell office:value-type="date" office:date-value="2020-05-01T00:00:00" table:style-name="ce15">
            <text:p>01/05/2020</text:p>
          </table:table-cell>
          <table:table-cell office:value-type="float" office:value="72" table:style-name="ce105">
            <text:p>72</text:p>
          </table:table-cell>
          <table:table-cell office:value-type="float" office:value="10" table:style-name="ce124">
            <text:p>10</text:p>
          </table:table-cell>
          <table:table-cell office:value-type="float" office:value="24.390243902439025" table:formula="of:=([.D11]/[Table_11.C11])*100" table:style-name="ce125">
            <text:p>24.4</text:p>
          </table:table-cell>
          <table:table-cell office:value-type="float" office:value="82" table:formula="of:=SUM([.C11:.D11])" table:style-name="ce16">
            <text:p>82</text:p>
          </table:table-cell>
          <table:table-cell office:value-type="float" office:value="69.491525423728817" table:formula="of:=([.F11]/[Table_11.H11])*100" table:style-name="ce126">
            <text:p>69.5</text:p>
          </table:table-cell>
          <table:table-cell table:number-columns-repeated="16377"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39" table:style-name="ce105">
            <text:p>39</text:p>
          </table:table-cell>
          <table:table-cell office:value-type="float" office:value="12" table:style-name="ce124">
            <text:p>12</text:p>
          </table:table-cell>
          <table:table-cell office:value-type="float" office:value="32.432432432432435" table:formula="of:=([.D12]/[Table_11.C12])*100" table:style-name="ce125">
            <text:p>32.4</text:p>
          </table:table-cell>
          <table:table-cell office:value-type="float" office:value="51" table:formula="of:=SUM([.C12:.D12])" table:style-name="ce16">
            <text:p>51</text:p>
          </table:table-cell>
          <table:table-cell office:value-type="float" office:value="62.195121951219512" table:formula="of:=([.F12]/[Table_11.H12])*100" table:style-name="ce126">
            <text:p>62.2</text:p>
          </table:table-cell>
          <table:table-cell table:style-name="ce136"/>
          <table:table-cell table:number-columns-repeated="16376"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33" table:style-name="ce105">
            <text:p>33</text:p>
          </table:table-cell>
          <table:table-cell office:value-type="float" office:value="6" table:style-name="ce124">
            <text:p>6</text:p>
          </table:table-cell>
          <table:table-cell office:value-type="float" office:value="20" table:formula="of:=([.D13]/[Table_11.C13])*100" table:style-name="ce125">
            <text:p>20.0</text:p>
          </table:table-cell>
          <table:table-cell office:value-type="float" office:value="39" table:formula="of:=SUM([.C13:.D13])" table:style-name="ce16">
            <text:p>39</text:p>
          </table:table-cell>
          <table:table-cell office:value-type="float" office:value="60" table:formula="of:=([.F13]/[Table_11.H13])*100" table:style-name="ce126">
            <text:p>60.0</text:p>
          </table:table-cell>
          <table:table-cell table:number-columns-repeated="16377"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15" table:style-name="ce105">
            <text:p>15</text:p>
          </table:table-cell>
          <table:table-cell office:value-type="float" office:value="4" table:style-name="ce124">
            <text:p>4</text:p>
          </table:table-cell>
          <table:table-cell office:value-type="float" office:value="12.5" table:formula="of:=([.D14]/[Table_11.C14])*100" table:style-name="ce125">
            <text:p>12.5</text:p>
          </table:table-cell>
          <table:table-cell office:value-type="float" office:value="19" table:formula="of:=SUM([.C14:.D14])" table:style-name="ce16">
            <text:p>19</text:p>
          </table:table-cell>
          <table:table-cell office:value-type="float" office:value="35.849056603773583" table:formula="of:=([.F14]/[Table_11.H14])*100" table:style-name="ce126">
            <text:p>35.8</text:p>
          </table:table-cell>
          <table:table-cell table:number-columns-repeated="16377"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11" table:formula="of:=[Table_11.D15]" table:style-name="ce105">
            <text:p>11</text:p>
          </table:table-cell>
          <table:table-cell office:value-type="float" office:value="5" table:style-name="ce124">
            <text:p>5</text:p>
          </table:table-cell>
          <table:table-cell office:value-type="float" office:value="20" table:formula="of:=([.D15]/[Table_11.C15])*100" table:style-name="ce125">
            <text:p>20.0</text:p>
          </table:table-cell>
          <table:table-cell office:value-type="float" office:value="16" table:formula="of:=SUM([.C15:.D15])" table:style-name="ce16">
            <text:p>16</text:p>
          </table:table-cell>
          <table:table-cell office:value-type="float" office:value="42.105263157894733" table:formula="of:=([.F15]/[Table_11.H15])*100" table:style-name="ce126">
            <text:p>42.1</text:p>
          </table:table-cell>
          <table:table-cell table:style-name="ce41"/>
          <table:table-cell table:number-columns-repeated="16376"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5" table:formula="of:=[Table_11.D16]" table:style-name="ce105">
            <text:p>5</text:p>
          </table:table-cell>
          <table:table-cell office:value-type="float" office:value="2" table:style-name="ce124">
            <text:p>2</text:p>
          </table:table-cell>
          <table:table-cell office:value-type="float" office:value="13.333333333333334" table:formula="of:=([.D16]/[Table_11.C16])*100" table:style-name="ce125">
            <text:p>13.3</text:p>
          </table:table-cell>
          <table:table-cell office:value-type="float" office:value="7" table:formula="of:=SUM([.C16:.D16])" table:style-name="ce16">
            <text:p>7</text:p>
          </table:table-cell>
          <table:table-cell office:value-type="float" office:value="31.818181818181817" table:formula="of:=([.F16]/[Table_11.H16])*100" table:style-name="ce126">
            <text:p>31.8</text:p>
          </table:table-cell>
          <table:table-cell table:number-columns-repeated="16377"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5" table:style-name="ce105">
            <text:p>5</text:p>
          </table:table-cell>
          <table:table-cell office:value-type="float" office:value="1" table:style-name="ce124">
            <text:p>1</text:p>
          </table:table-cell>
          <table:table-cell office:value-type="float" office:value="8.3333333333333321" table:formula="of:=([.D17]/[Table_11.C17])*100" table:style-name="ce125">
            <text:p>8.3</text:p>
          </table:table-cell>
          <table:table-cell office:value-type="float" office:value="6" table:formula="of:=SUM([.C17:.D17])" table:style-name="ce16">
            <text:p>6</text:p>
          </table:table-cell>
          <table:table-cell office:value-type="float" office:value="27.27272727272727" table:formula="of:=([.F17]/[Table_11.H17])*100" table:style-name="ce126">
            <text:p>27.3</text:p>
          </table:table-cell>
          <table:table-cell table:number-columns-repeated="16377"/>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0" table:style-name="ce105">
            <text:p>0</text:p>
          </table:table-cell>
          <table:table-cell office:value-type="float" office:value="2" table:style-name="ce124">
            <text:p>2</text:p>
          </table:table-cell>
          <table:table-cell office:value-type="float" office:value="18.181818181818183" table:formula="of:=([.D18]/[Table_11.C18])*100" table:style-name="ce125">
            <text:p>18.2</text:p>
          </table:table-cell>
          <table:table-cell office:value-type="float" office:value="2" table:formula="of:=SUM([.C18:.D18])" table:style-name="ce16">
            <text:p>2</text:p>
          </table:table-cell>
          <table:table-cell office:value-type="float" office:value="16.666666666666664" table:formula="of:=([.F18]/[Table_11.H18])*100" table:style-name="ce126">
            <text:p>16.7</text:p>
          </table:table-cell>
          <table:table-cell table:number-columns-repeated="16377"/>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2" table:style-name="ce105">
            <text:p>2</text:p>
          </table:table-cell>
          <table:table-cell office:value-type="float" office:value="1" table:style-name="ce124">
            <text:p>1</text:p>
          </table:table-cell>
          <table:table-cell office:value-type="float" office:value="12.5" table:formula="of:=([.D19]/[Table_11.C19])*100" table:style-name="ce125">
            <text:p>12.5</text:p>
          </table:table-cell>
          <table:table-cell office:value-type="float" office:value="3" table:formula="of:=SUM([.C19:.D19])" table:style-name="ce16">
            <text:p>3</text:p>
          </table:table-cell>
          <table:table-cell office:value-type="float" office:value="30" table:formula="of:=([.F19]/[Table_11.H19])*100" table:style-name="ce126">
            <text:p>30.0</text:p>
          </table:table-cell>
          <table:table-cell table:number-columns-repeated="16377"/>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2" table:style-name="ce105">
            <text:p>2</text:p>
          </table:table-cell>
          <table:table-cell office:value-type="float" office:value="3" table:style-name="ce124">
            <text:p>3</text:p>
          </table:table-cell>
          <table:table-cell office:value-type="float" office:value="33.333333333333329" table:formula="of:=([.D20]/[Table_11.C20])*100" table:style-name="ce125">
            <text:p>33.3</text:p>
          </table:table-cell>
          <table:table-cell office:value-type="float" office:value="5" table:formula="of:=SUM([.C20:.D20])" table:style-name="ce16">
            <text:p>5</text:p>
          </table:table-cell>
          <table:table-cell office:value-type="float" office:value="45.454545454545453" table:formula="of:=([.F20]/[Table_11.H20])*100" table:style-name="ce126">
            <text:p>45.5</text:p>
          </table:table-cell>
          <table:table-cell table:number-columns-repeated="16377"/>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1" table:style-name="ce105">
            <text:p>1</text:p>
          </table:table-cell>
          <table:table-cell office:value-type="float" office:value="1" table:style-name="ce124">
            <text:p>1</text:p>
          </table:table-cell>
          <table:table-cell office:value-type="float" office:value="33.333333333333329" table:formula="of:=([.D21]/[Table_11.C21])*100" table:style-name="ce125">
            <text:p>33.3</text:p>
          </table:table-cell>
          <table:table-cell office:value-type="float" office:value="2" table:formula="of:=SUM([.C21:.D21])" table:style-name="ce16">
            <text:p>2</text:p>
          </table:table-cell>
          <table:table-cell office:value-type="float" office:value="50" table:formula="of:=([.F21]/[Table_11.H21])*100" table:style-name="ce126">
            <text:p>50.0</text:p>
          </table:table-cell>
          <table:table-cell table:number-columns-repeated="16377"/>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0" table:style-name="ce105">
            <text:p>0</text:p>
          </table:table-cell>
          <table:table-cell office:value-type="float" office:value="1" table:style-name="ce124">
            <text:p>1</text:p>
          </table:table-cell>
          <table:table-cell office:value-type="float" office:value="20" table:formula="of:=([.D22]/[Table_11.C22])*100" table:style-name="ce125">
            <text:p>20.0</text:p>
          </table:table-cell>
          <table:table-cell office:value-type="float" office:value="1" table:formula="of:=SUM([.C22:.D22])" table:style-name="ce16">
            <text:p>1</text:p>
          </table:table-cell>
          <table:table-cell office:value-type="float" office:value="20" table:formula="of:=([.F22]/[Table_11.H22])*100" table:style-name="ce126">
            <text:p>20.0</text:p>
          </table:table-cell>
          <table:table-cell table:number-columns-repeated="16377"/>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2" table:style-name="ce105">
            <text:p>2</text:p>
          </table:table-cell>
          <table:table-cell office:value-type="float" office:value="0" table:style-name="ce144">
            <text:p>0</text:p>
          </table:table-cell>
          <table:table-cell office:value-type="float" office:value="0" table:formula="of:=([.D23]/[Table_11.C23])*100" table:style-name="ce125">
            <text:p>0.0</text:p>
          </table:table-cell>
          <table:table-cell office:value-type="float" office:value="2" table:formula="of:=SUM([.C23:.D23])" table:style-name="ce16">
            <text:p>2</text:p>
          </table:table-cell>
          <table:table-cell office:value-type="float" office:value="50" table:formula="of:=([.F23]/[Table_11.H23])*100" table:style-name="ce126">
            <text:p>50.0</text:p>
          </table:table-cell>
          <table:table-cell table:number-columns-repeated="16377"/>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24]/[Table_11.C24])*100" table:style-name="ce125">
            <text:p>0.0</text:p>
          </table:table-cell>
          <table:table-cell office:value-type="float" office:value="0" table:formula="of:=SUM([.C24:.D24])" table:style-name="ce16">
            <text:p>0</text:p>
          </table:table-cell>
          <table:table-cell office:value-type="float" office:value="0" table:formula="of:=([.F24]/[Table_11.H24])*100" table:style-name="ce126">
            <text:p>0.0</text:p>
          </table:table-cell>
          <table:table-cell table:number-columns-repeated="16377"/>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25]/[Table_11.C25])*100" table:style-name="ce125">
            <text:p>0.0</text:p>
          </table:table-cell>
          <table:table-cell office:value-type="float" office:value="0" table:formula="of:=SUM([.C25:.D25])" table:style-name="ce16">
            <text:p>0</text:p>
          </table:table-cell>
          <table:table-cell office:value-type="float" office:value="0" table:formula="of:=([.F25]/[Table_11.H25])*100" table:style-name="ce126">
            <text:p>0.0</text:p>
          </table:table-cell>
          <table:table-cell table:number-columns-repeated="16377"/>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2" table:style-name="ce105">
            <text:p>2</text:p>
          </table:table-cell>
          <table:table-cell office:value-type="float" office:value="0" table:style-name="ce144">
            <text:p>0</text:p>
          </table:table-cell>
          <table:table-cell office:value-type="float" office:value="0" table:formula="of:=([.D26]/[Table_11.C26])*100" table:style-name="ce125">
            <text:p>0.0</text:p>
          </table:table-cell>
          <table:table-cell office:value-type="float" office:value="2" table:formula="of:=SUM([.C26:.D26])" table:style-name="ce16">
            <text:p>2</text:p>
          </table:table-cell>
          <table:table-cell office:value-type="float" office:value="25" table:formula="of:=([.F26]/[Table_11.H26])*100" table:style-name="ce126">
            <text:p>25.0</text:p>
          </table:table-cell>
          <table:table-cell table:number-columns-repeated="16377"/>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27]/[Table_11.C27])*100" table:style-name="ce125">
            <text:p>0.0</text:p>
          </table:table-cell>
          <table:table-cell office:value-type="float" office:value="0" table:formula="of:=SUM([.C27:.D27])" table:style-name="ce16">
            <text:p>0</text:p>
          </table:table-cell>
          <table:table-cell office:value-type="float" office:value="0" table:formula="of:=([.F27]/[Table_11.H27])*100" table:style-name="ce126">
            <text:p>0.0</text:p>
          </table:table-cell>
          <table:table-cell table:number-columns-repeated="16377"/>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0" table:style-name="ce105">
            <text:p>0</text:p>
          </table:table-cell>
          <table:table-cell office:value-type="float" office:value="1" table:style-name="ce144">
            <text:p>1</text:p>
          </table:table-cell>
          <table:table-cell office:value-type="float" office:value="50" table:formula="of:=([.D28]/[Table_11.C28])*100" table:style-name="ce125">
            <text:p>50.0</text:p>
          </table:table-cell>
          <table:table-cell office:value-type="float" office:value="1" table:formula="of:=SUM([.C28:.D28])" table:style-name="ce16">
            <text:p>1</text:p>
          </table:table-cell>
          <table:table-cell office:value-type="float" office:value="50" table:formula="of:=([.F28]/[Table_11.H28])*100" table:style-name="ce126">
            <text:p>50.0</text:p>
          </table:table-cell>
          <table:table-cell table:number-columns-repeated="16377"/>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29]/[Table_11.C29])*100" table:style-name="ce125">
            <text:p>0.0</text:p>
          </table:table-cell>
          <table:table-cell office:value-type="float" office:value="0" table:formula="of:=SUM([.C29:.D29])" table:style-name="ce16">
            <text:p>0</text:p>
          </table:table-cell>
          <table:table-cell office:value-type="float" office:value="0" table:formula="of:=([.F29]/[Table_11.H29])*100" table:style-name="ce126">
            <text:p>0.0</text:p>
          </table:table-cell>
          <table:table-cell table:number-columns-repeated="16377"/>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1" table:style-name="ce105">
            <text:p>1</text:p>
          </table:table-cell>
          <table:table-cell office:value-type="float" office:value="0" table:style-name="ce144">
            <text:p>0</text:p>
          </table:table-cell>
          <table:table-cell office:value-type="float" office:value="0" table:formula="of:=([.D30]/[Table_11.C30])*100" table:style-name="ce125">
            <text:p>0.0</text:p>
          </table:table-cell>
          <table:table-cell office:value-type="float" office:value="1" table:formula="of:=SUM([.C30:.D30])" table:style-name="ce16">
            <text:p>1</text:p>
          </table:table-cell>
          <table:table-cell office:value-type="float" office:value="12.5" table:formula="of:=([.F30]/[Table_11.H30])*100" table:style-name="ce126">
            <text:p>12.5</text:p>
          </table:table-cell>
          <table:table-cell table:number-columns-repeated="16377"/>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3" table:style-name="ce105">
            <text:p>3</text:p>
          </table:table-cell>
          <table:table-cell office:value-type="float" office:value="0" table:style-name="ce144">
            <text:p>0</text:p>
          </table:table-cell>
          <table:table-cell office:value-type="float" office:value="0" table:formula="of:=([.D31]/[Table_11.C31])*100" table:style-name="ce125">
            <text:p>0.0</text:p>
          </table:table-cell>
          <table:table-cell office:value-type="float" office:value="3" table:formula="of:=SUM([.C31:.D31])" table:style-name="ce16">
            <text:p>3</text:p>
          </table:table-cell>
          <table:table-cell office:value-type="float" office:value="33.333333333333329" table:formula="of:=([.F31]/[Table_11.H31])*100" table:style-name="ce126">
            <text:p>33.3</text:p>
          </table:table-cell>
          <table:table-cell table:number-columns-repeated="16377"/>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1" table:style-name="ce105">
            <text:p>1</text:p>
          </table:table-cell>
          <table:table-cell office:value-type="float" office:value="0" table:style-name="ce144">
            <text:p>0</text:p>
          </table:table-cell>
          <table:table-cell office:value-type="float" office:value="0" table:formula="of:=([.D32]/[Table_11.C32])*100" table:style-name="ce125">
            <text:p>0.0</text:p>
          </table:table-cell>
          <table:table-cell office:value-type="float" office:value="1" table:formula="of:=SUM([.C32:.D32])" table:style-name="ce16">
            <text:p>1</text:p>
          </table:table-cell>
          <table:table-cell office:value-type="float" office:value="16.666666666666664" table:formula="of:=([.F32]/[Table_11.H32])*100" table:style-name="ce126">
            <text:p>16.7</text:p>
          </table:table-cell>
          <table:table-cell table:number-columns-repeated="16377"/>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33]/[Table_11.C33])*100" table:style-name="ce125">
            <text:p>0.0</text:p>
          </table:table-cell>
          <table:table-cell office:value-type="float" office:value="0" table:formula="of:=SUM([.C33:.D33])" table:style-name="ce16">
            <text:p>0</text:p>
          </table:table-cell>
          <table:table-cell office:value-type="float" office:value="0" table:formula="of:=([.F33]/[Table_11.H33])*100" table:style-name="ce126">
            <text:p>0.0</text:p>
          </table:table-cell>
          <table:table-cell table:number-columns-repeated="16377"/>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34]/[Table_11.C34])*100" table:style-name="ce125">
            <text:p>0.0</text:p>
          </table:table-cell>
          <table:table-cell office:value-type="float" office:value="0" table:formula="of:=SUM([.C34:.D34])" table:style-name="ce16">
            <text:p>0</text:p>
          </table:table-cell>
          <table:table-cell office:value-type="float" office:value="0" table:formula="of:=([.F34]/[Table_11.H34])*100" table:style-name="ce126">
            <text:p>0.0</text:p>
          </table:table-cell>
          <table:table-cell table:number-columns-repeated="16377"/>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1" table:style-name="ce105">
            <text:p>1</text:p>
          </table:table-cell>
          <table:table-cell office:value-type="float" office:value="3" table:style-name="ce144">
            <text:p>3</text:p>
          </table:table-cell>
          <table:table-cell office:value-type="float" office:value="12.5" table:formula="of:=([.D35]/[Table_11.C35])*100" table:style-name="ce125">
            <text:p>12.5</text:p>
          </table:table-cell>
          <table:table-cell office:value-type="float" office:value="4" table:formula="of:=SUM([.C35:.D35])" table:style-name="ce16">
            <text:p>4</text:p>
          </table:table-cell>
          <table:table-cell office:value-type="float" office:value="14.814814814814813" table:formula="of:=([.F35]/[Table_11.H35])*100" table:style-name="ce126">
            <text:p>14.8</text:p>
          </table:table-cell>
          <table:table-cell table:number-columns-repeated="16377"/>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8" table:style-name="ce105">
            <text:p>8</text:p>
          </table:table-cell>
          <table:table-cell office:value-type="float" office:value="4" table:style-name="ce144">
            <text:p>4</text:p>
          </table:table-cell>
          <table:table-cell office:value-type="float" office:value="11.76470588235294" table:formula="of:=([.D36]/[Table_11.C36])*100" table:style-name="ce125">
            <text:p>11.8</text:p>
          </table:table-cell>
          <table:table-cell office:value-type="float" office:value="12" table:formula="of:=SUM([.C36:.D36])" table:style-name="ce16">
            <text:p>12</text:p>
          </table:table-cell>
          <table:table-cell office:value-type="float" office:value="25.531914893617021" table:formula="of:=([.F36]/[Table_11.H36])*100" table:style-name="ce126">
            <text:p>25.5</text:p>
          </table:table-cell>
          <table:table-cell table:number-columns-repeated="16377"/>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13" table:style-name="ce105">
            <text:p>13</text:p>
          </table:table-cell>
          <table:table-cell office:value-type="float" office:value="8" table:style-name="ce144">
            <text:p>8</text:p>
          </table:table-cell>
          <table:table-cell office:value-type="float" office:value="13.333333333333334" table:formula="of:=([.D37]/[Table_11.C37])*100" table:style-name="ce125">
            <text:p>13.3</text:p>
          </table:table-cell>
          <table:table-cell office:value-type="float" office:value="21" table:formula="of:=SUM([.C37:.D37])" table:style-name="ce16">
            <text:p>21</text:p>
          </table:table-cell>
          <table:table-cell office:value-type="float" office:value="26.25" table:formula="of:=([.F37]/[Table_11.H37])*100" table:style-name="ce126">
            <text:p>26.3</text:p>
          </table:table-cell>
          <table:table-cell table:number-columns-repeated="16377"/>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20" table:style-name="ce105">
            <text:p>20</text:p>
          </table:table-cell>
          <table:table-cell office:value-type="float" office:value="7" table:style-name="ce144">
            <text:p>7</text:p>
          </table:table-cell>
          <table:table-cell office:value-type="float" office:value="12.068965517241379" table:formula="of:=([.D38]/[Table_11.C38])*100" table:style-name="ce125">
            <text:p>12.1</text:p>
          </table:table-cell>
          <table:table-cell office:value-type="float" office:value="27" table:formula="of:=SUM([.C38:.D38])" table:style-name="ce16">
            <text:p>27</text:p>
          </table:table-cell>
          <table:table-cell office:value-type="float" office:value="31.764705882352938" table:formula="of:=([.F38]/[Table_11.H38])*100" table:style-name="ce126">
            <text:p>31.8</text:p>
          </table:table-cell>
          <table:table-cell table:number-columns-repeated="16377"/>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30" table:style-name="ce105">
            <text:p>30</text:p>
          </table:table-cell>
          <table:table-cell office:value-type="float" office:value="3" table:style-name="ce144">
            <text:p>3</text:p>
          </table:table-cell>
          <table:table-cell office:value-type="float" office:value="5.3571428571428568" table:formula="of:=([.D39]/[Table_11.C39])*100" table:style-name="ce125">
            <text:p>5.4</text:p>
          </table:table-cell>
          <table:table-cell office:value-type="float" office:value="33" table:formula="of:=SUM([.C39:.D39])" table:style-name="ce16">
            <text:p>33</text:p>
          </table:table-cell>
          <table:table-cell office:value-type="float" office:value="35.869565217391305" table:formula="of:=([.F39]/[Table_11.H39])*100" table:style-name="ce126">
            <text:p>35.9</text:p>
          </table:table-cell>
          <table:table-cell table:number-columns-repeated="16377"/>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24" table:style-name="ce105">
            <text:p>24</text:p>
          </table:table-cell>
          <table:table-cell office:value-type="float" office:value="8" table:style-name="ce144">
            <text:p>8</text:p>
          </table:table-cell>
          <table:table-cell office:value-type="float" office:value="11.111111111111111" table:formula="of:=([.D40]/[Table_11.C40])*100" table:style-name="ce125">
            <text:p>11.1</text:p>
          </table:table-cell>
          <table:table-cell office:value-type="float" office:value="32" table:formula="of:=SUM([.C40:.D40])" table:style-name="ce16">
            <text:p>32</text:p>
          </table:table-cell>
          <table:table-cell office:value-type="float" office:value="30.188679245283019" table:formula="of:=([.F40]/[Table_11.H40])*100" table:style-name="ce126">
            <text:p>30.2</text:p>
          </table:table-cell>
          <table:table-cell table:number-columns-repeated="16377"/>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27" table:style-name="ce105">
            <text:p>27</text:p>
          </table:table-cell>
          <table:table-cell office:value-type="float" office:value="8" table:style-name="ce144">
            <text:p>8</text:p>
          </table:table-cell>
          <table:table-cell office:value-type="float" office:value="18.604651162790699" table:formula="of:=([.D41]/[Table_11.C41])*100" table:style-name="ce125">
            <text:p>18.6</text:p>
          </table:table-cell>
          <table:table-cell office:value-type="float" office:value="35" table:formula="of:=SUM([.C41:.D41])" table:style-name="ce16">
            <text:p>35</text:p>
          </table:table-cell>
          <table:table-cell office:value-type="float" office:value="45.454545454545453" table:formula="of:=([.F41]/[Table_11.H41])*100" table:style-name="ce126">
            <text:p>45.5</text:p>
          </table:table-cell>
          <table:table-cell table:number-columns-repeated="16377"/>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29" table:style-name="ce105">
            <text:p>29</text:p>
          </table:table-cell>
          <table:table-cell office:value-type="float" office:value="6" table:style-name="ce144">
            <text:p>6</text:p>
          </table:table-cell>
          <table:table-cell office:value-type="float" office:value="12.5" table:formula="of:=([.D42]/[Table_11.C42])*100" table:style-name="ce125">
            <text:p>12.5</text:p>
          </table:table-cell>
          <table:table-cell office:value-type="float" office:value="35" table:formula="of:=SUM([.C42:.D42])" table:style-name="ce16">
            <text:p>35</text:p>
          </table:table-cell>
          <table:table-cell office:value-type="float" office:value="41.666666666666671" table:formula="of:=([.F42]/[Table_11.H42])*100" table:style-name="ce126">
            <text:p>41.7</text:p>
          </table:table-cell>
          <table:table-cell table:number-columns-repeated="16377"/>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25" table:style-name="ce105">
            <text:p>25</text:p>
          </table:table-cell>
          <table:table-cell office:value-type="float" office:value="12" table:style-name="ce144">
            <text:p>12</text:p>
          </table:table-cell>
          <table:table-cell office:value-type="float" office:value="16.901408450704224" table:formula="of:=([.D43]/[Table_11.C43])*100" table:style-name="ce125">
            <text:p>16.9</text:p>
          </table:table-cell>
          <table:table-cell office:value-type="float" office:value="37" table:formula="of:=SUM([.C43:.D43])" table:style-name="ce16">
            <text:p>37</text:p>
          </table:table-cell>
          <table:table-cell office:value-type="float" office:value="37.755102040816325" table:formula="of:=([.F43]/[Table_11.H43])*100" table:style-name="ce126">
            <text:p>37.8</text:p>
          </table:table-cell>
          <table:table-cell table:number-columns-repeated="16377"/>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25" table:style-name="ce105">
            <text:p>25</text:p>
          </table:table-cell>
          <table:table-cell office:value-type="float" office:value="12" table:style-name="ce144">
            <text:p>12</text:p>
          </table:table-cell>
          <table:table-cell office:value-type="float" office:value="21.818181818181817" table:formula="of:=([.D44]/[Table_11.C44])*100" table:style-name="ce125">
            <text:p>21.8</text:p>
          </table:table-cell>
          <table:table-cell office:value-type="float" office:value="37" table:formula="of:=SUM([.C44:.D44])" table:style-name="ce16">
            <text:p>37</text:p>
          </table:table-cell>
          <table:table-cell office:value-type="float" office:value="43.529411764705884" table:formula="of:=([.F44]/[Table_11.H44])*100" table:style-name="ce126">
            <text:p>43.5</text:p>
          </table:table-cell>
          <table:table-cell table:number-columns-repeated="16377"/>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35" table:style-name="ce105">
            <text:p>35</text:p>
          </table:table-cell>
          <table:table-cell office:value-type="float" office:value="13" table:style-name="ce144">
            <text:p>13</text:p>
          </table:table-cell>
          <table:table-cell office:value-type="float" office:value="16.883116883116884" table:formula="of:=([.D45]/[Table_11.C45])*100" table:style-name="ce125">
            <text:p>16.9</text:p>
          </table:table-cell>
          <table:table-cell office:value-type="float" office:value="48" table:formula="of:=SUM([.C45:.D45])" table:style-name="ce16">
            <text:p>48</text:p>
          </table:table-cell>
          <table:table-cell office:value-type="float" office:value="39.669421487603309" table:formula="of:=([.F45]/[Table_11.H45])*100" table:style-name="ce126">
            <text:p>39.7</text:p>
          </table:table-cell>
          <table:table-cell table:number-columns-repeated="16377"/>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18" table:style-name="ce105">
            <text:p>18</text:p>
          </table:table-cell>
          <table:table-cell office:value-type="float" office:value="10" table:style-name="ce144">
            <text:p>10</text:p>
          </table:table-cell>
          <table:table-cell office:value-type="float" office:value="13.157894736842104" table:formula="of:=([.D46]/[Table_11.C46])*100" table:style-name="ce125">
            <text:p>13.2</text:p>
          </table:table-cell>
          <table:table-cell office:value-type="float" office:value="28" table:formula="of:=SUM([.C46:.D46])" table:style-name="ce16">
            <text:p>28</text:p>
          </table:table-cell>
          <table:table-cell office:value-type="float" office:value="26.923076923076923" table:formula="of:=([.F46]/[Table_11.H46])*100" table:style-name="ce126">
            <text:p>26.9</text:p>
          </table:table-cell>
          <table:table-cell table:number-columns-repeated="16377"/>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5" table:style-name="ce105">
            <text:p>15</text:p>
          </table:table-cell>
          <table:table-cell office:value-type="float" office:value="9" table:style-name="ce144">
            <text:p>9</text:p>
          </table:table-cell>
          <table:table-cell office:value-type="float" office:value="10.112359550561797" table:formula="of:=([.D47]/[Table_11.C47])*100" table:style-name="ce125">
            <text:p>10.1</text:p>
          </table:table-cell>
          <table:table-cell office:value-type="float" office:value="24" table:formula="of:=SUM([.C47:.D47])" table:style-name="ce16">
            <text:p>24</text:p>
          </table:table-cell>
          <table:table-cell office:value-type="float" office:value="20.869565217391305" table:formula="of:=([.F47]/[Table_11.H47])*100" table:style-name="ce126">
            <text:p>20.9</text:p>
          </table:table-cell>
          <table:table-cell table:number-columns-repeated="16377"/>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34" table:style-name="ce105">
            <text:p>34</text:p>
          </table:table-cell>
          <table:table-cell office:value-type="float" office:value="20" table:style-name="ce144">
            <text:p>20</text:p>
          </table:table-cell>
          <table:table-cell office:value-type="float" office:value="15.384615384615385" table:formula="of:=([.D48]/[Table_11.C48])*100" table:style-name="ce125">
            <text:p>15.4</text:p>
          </table:table-cell>
          <table:table-cell office:value-type="float" office:value="54" table:formula="of:=SUM([.C48:.D48])" table:style-name="ce16">
            <text:p>54</text:p>
          </table:table-cell>
          <table:table-cell office:value-type="float" office:value="30.337078651685395" table:formula="of:=([.F48]/[Table_11.H48])*100" table:style-name="ce126">
            <text:p>30.3</text:p>
          </table:table-cell>
          <table:table-cell table:number-columns-repeated="16377"/>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30" table:style-name="ce105">
            <text:p>30</text:p>
          </table:table-cell>
          <table:table-cell office:value-type="float" office:value="7" table:style-name="ce144">
            <text:p>7</text:p>
          </table:table-cell>
          <table:table-cell office:value-type="float" office:value="5.982905982905983" table:formula="of:=([.D49]/[Table_11.C49])*100" table:style-name="ce125">
            <text:p>6.0</text:p>
          </table:table-cell>
          <table:table-cell office:value-type="float" office:value="37" table:formula="of:=SUM([.C49:.D49])" table:style-name="ce16">
            <text:p>37</text:p>
          </table:table-cell>
          <table:table-cell office:value-type="float" office:value="22.424242424242426" table:formula="of:=([.F49]/[Table_11.H49])*100" table:style-name="ce126">
            <text:p>22.4</text:p>
          </table:table-cell>
          <table:table-cell table:number-columns-repeated="16377"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30" table:style-name="ce105">
            <text:p>30</text:p>
          </table:table-cell>
          <table:table-cell office:value-type="float" office:value="9" table:style-name="ce144">
            <text:p>9</text:p>
          </table:table-cell>
          <table:table-cell office:value-type="float" office:value="8.9108910891089099" table:formula="of:=([.D50]/[Table_11.C50])*100" table:style-name="ce125">
            <text:p>8.9</text:p>
          </table:table-cell>
          <table:table-cell office:value-type="float" office:value="39" table:formula="of:=SUM([.C50:.D50])" table:style-name="ce16">
            <text:p>39</text:p>
          </table:table-cell>
          <table:table-cell office:value-type="float" office:value="27.659574468085108" table:formula="of:=([.F50]/[Table_11.H50])*100" table:style-name="ce126">
            <text:p>27.7</text:p>
          </table:table-cell>
          <table:table-cell table:number-columns-repeated="16377"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21" table:style-name="ce105">
            <text:p>21</text:p>
          </table:table-cell>
          <table:table-cell office:value-type="float" office:value="4" table:style-name="ce144">
            <text:p>4</text:p>
          </table:table-cell>
          <table:table-cell office:value-type="float" office:value="4.9382716049382713" table:formula="of:=([.D51]/[Table_11.C51])*100" table:style-name="ce125">
            <text:p>4.9</text:p>
          </table:table-cell>
          <table:table-cell office:value-type="float" office:value="25" table:formula="of:=SUM([.C51:.D51])" table:style-name="ce16">
            <text:p>25</text:p>
          </table:table-cell>
          <table:table-cell office:value-type="float" office:value="22.727272727272727" table:formula="of:=([.F51]/[Table_11.H51])*100" table:style-name="ce126">
            <text:p>22.7</text:p>
          </table:table-cell>
          <table:table-cell table:number-columns-repeated="16377"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7" table:style-name="ce105">
            <text:p>7</text:p>
          </table:table-cell>
          <table:table-cell office:value-type="float" office:value="2" table:style-name="ce144">
            <text:p>2</text:p>
          </table:table-cell>
          <table:table-cell office:value-type="float" office:value="3.0769230769230771" table:formula="of:=([.D52]/[Table_11.C52])*100" table:style-name="ce125">
            <text:p>3.1</text:p>
          </table:table-cell>
          <table:table-cell office:value-type="float" office:value="9" table:formula="of:=SUM([.C52:.D52])" table:style-name="ce16">
            <text:p>9</text:p>
          </table:table-cell>
          <table:table-cell office:value-type="float" office:value="11.39240506329114" table:formula="of:=([.F52]/[Table_11.H52])*100" table:style-name="ce126">
            <text:p>11.4</text:p>
          </table:table-cell>
          <table:table-cell table:number-columns-repeated="16377"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5" table:style-name="ce105">
            <text:p>5</text:p>
          </table:table-cell>
          <table:table-cell office:value-type="float" office:value="4" table:style-name="ce144">
            <text:p>4</text:p>
          </table:table-cell>
          <table:table-cell office:value-type="float" office:value="7.4074074074074066" table:formula="of:=([.D53]/[Table_11.C53])*100" table:style-name="ce125">
            <text:p>7.4</text:p>
          </table:table-cell>
          <table:table-cell office:value-type="float" office:value="9" table:formula="of:=SUM([.C53:.D53])" table:style-name="ce16">
            <text:p>9</text:p>
          </table:table-cell>
          <table:table-cell office:value-type="float" office:value="14.0625" table:formula="of:=([.F53]/[Table_11.H53])*100" table:style-name="ce126">
            <text:p>14.1</text:p>
          </table:table-cell>
          <table:table-cell table:number-columns-repeated="16377" table:style-name="ce257"/>
        </table:table-row>
        <table:table-row table:style-name="ro2">
          <table:table-cell office:value-type="float" office:value="8" table:style-name="ce14">
            <text:p>8</text:p>
          </table:table-cell>
          <table:table-cell office:value-type="date" office:date-value="2021-02-26T00:00:00" table:style-name="ce15">
            <text:p>26/02/2021</text:p>
          </table:table-cell>
          <table:table-cell office:value-type="float" office:value="7" table:style-name="ce105">
            <text:p>7</text:p>
          </table:table-cell>
          <table:table-cell office:value-type="float" office:value="5" table:style-name="ce144">
            <text:p>5</text:p>
          </table:table-cell>
          <table:table-cell office:value-type="float" office:value="16.129032258064516" table:formula="of:=([.D54]/[Table_11.C54])*100" table:style-name="ce125">
            <text:p>16.1</text:p>
          </table:table-cell>
          <table:table-cell office:value-type="float" office:value="12" table:formula="of:=SUM([.C54:.D54])" table:style-name="ce16">
            <text:p>12</text:p>
          </table:table-cell>
          <table:table-cell office:value-type="float" office:value="27.27272727272727" table:formula="of:=([.F54]/[Table_11.H54])*100" table:style-name="ce126">
            <text:p>27.3</text:p>
          </table:table-cell>
          <table:table-cell table:number-columns-repeated="16377" table:style-name="ce257"/>
        </table:table-row>
        <table:table-row table:style-name="ro16">
          <table:table-cell office:value-type="string" table:style-name="ce131">
            <text:p>P<text:s/><text:span text:style-name="T4">Weekly published data are provisional.</text:span></text:p>
          </table:table-cell>
          <table:table-cell table:style-name="ce132"/>
          <table:table-cell table:number-columns-repeated="5" table:style-name="ce133"/>
          <table:table-cell table:style-name="ce134"/>
          <table:table-cell table:number-columns-repeated="16376" table:style-name="ce41"/>
        </table:table-row>
        <table:table-row table:style-name="ro16">
          <table:table-cell office:value-type="string" table:style-name="ce253">
            <text:p><text:span text:style-name="T2">1</text:span><text:s/>This data is based on the actual date of death, from those deaths registered by GRO up to 3rd March 2021.<text:s/></text:p>
          </table:table-cell>
          <table:table-cell table:number-columns-repeated="7" table:style-name="ce253"/>
          <table:table-cell table:style-name="ce127"/>
          <table:table-cell table:number-columns-repeated="16375"/>
        </table:table-row>
        <table:table-row table:style-name="ro2">
          <table:table-cell office:value-type="string" table:style-name="ce253">
            <text:p>All data in this table are subject to change, as some deaths will have occurred but haven’t been registered yet.</text:p>
          </table:table-cell>
          <table:table-cell table:number-columns-repeated="7" table:style-name="ce253"/>
          <table:table-cell table:style-name="ce127"/>
          <table:table-cell table:number-columns-repeated="16375"/>
        </table:table-row>
        <table:table-row table:style-name="ro16">
          <table:table-cell office:value-type="string" table:style-name="ce253">
            <text:p><text:span text:style-name="T2">2</text:span><text:s/>Covid-19 deaths include any death where Coronavirus or Covid-19 (suspected or confirmed) was mentioned anywhere on the death certificate.</text:p>
          </table:table-cell>
          <table:table-cell table:number-columns-repeated="7" table:style-name="ce253"/>
          <table:table-cell table:style-name="ce135"/>
          <table:table-cell table:number-columns-repeated="16375"/>
        </table:table-row>
        <table:table-row table:style-name="ro16">
          <table:table-cell office:value-type="string" table:style-name="ce253">
            <text:p><text:span text:style-name="T2">3</text:span><text:s/>Care home residents have been identified where either (a) the death occurred in a care home, or<text:s/></text:p>
          </table:table-cell>
          <table:table-cell table:number-columns-repeated="7" table:style-name="ce253"/>
          <table:table-cell table:number-columns-repeated="16376" table:style-name="ce41"/>
        </table:table-row>
        <table:table-row table:style-name="ro2">
          <table:table-cell office:value-type="string" table:style-name="ce128">
            <text:p>(b) the death occurred elsewhere but the place of usual residence of the deceased was recorded as a care home.<text:s/></text:p>
          </table:table-cell>
          <table:table-cell table:number-columns-repeated="6" table:style-name="ce128"/>
          <table:table-cell table:number-columns-repeated="16377" table:style-name="ce41"/>
        </table:table-row>
        <table:table-row table:style-name="ro2">
          <table:table-cell office:value-type="string" table:style-name="ce128">
            <text:p>It should be noted that the statistics will not capture those cases where a care home resident died in hospital or another location<text:s/></text:p>
          </table:table-cell>
          <table:table-cell table:number-columns-repeated="6" table:style-name="ce128"/>
          <table:table-cell table:number-columns-repeated="16377" table:style-name="ce41"/>
        </table:table-row>
        <table:table-row table:style-name="ro2">
          <table:table-cell office:value-type="string" table:style-name="ce128">
            <text:p>and the usual address recorded on their death certificate is not a care home.<text:s/></text:p>
          </table:table-cell>
          <table:table-cell table:number-columns-repeated="6" table:style-name="ce128"/>
          <table:table-cell table:number-columns-repeated="16377" table:style-name="ce41"/>
        </table:table-row>
        <table:table-row table:style-name="ro2" table:visibility="collapse">
          <table:table-cell table:number-columns-repeated="7" table:style-name="ce128"/>
          <table:table-cell table:number-columns-repeated="16377" table:style-name="ce41"/>
        </table:table-row>
        <table:table-row table:number-rows-repeated="1048513" table:style-name="ro6">
          <table:table-cell table:number-columns-repeated="16384"/>
        </table:table-row>
      </table:table>
      <table:table table:name="Table_13" table:style-name="ta1">
        <table:table-column table:style-name="co58" table:default-cell-style-name="ce41"/>
        <table:table-column table:style-name="co14" table:number-columns-repeated="7" table:default-cell-style-name="ce41"/>
        <table:table-column table:style-name="co66" table:number-columns-repeated="3" table:default-cell-style-name="ce41"/>
        <table:table-column table:style-name="co14" table:number-columns-repeated="233" table:default-cell-style-name="ce41" table:visibility="collapse"/>
        <table:table-column table:style-name="co20" table:number-columns-repeated="16140" table:default-cell-style-name="ce41" table:visibility="collapse"/>
        <table:table-row table:style-name="ro2">
          <table:table-cell office:value-type="string" table:style-name="ce119">
            <text:p><text:a xlink:href="#Contents.A1">Contents</text:a></text:p>
          </table:table-cell>
          <table:table-cell table:number-columns-repeated="16383" table:style-name="ce120"/>
        </table:table-row>
        <table:table-row table:style-name="ro16">
          <table:table-cell office:value-type="string" table:style-name="ce40">
            <text:p>Covid-19 related death occurrences<text:span text:style-name="T3">2</text:span><text:s/>by<text:s/><text:span text:style-name="T8">date and place of death</text:span><text:span text:style-name="T3">1<text:s/></text:span>in Northern Ireland, 2020/21<text:span text:style-name="T3">P</text:span></text:p>
          </table:table-cell>
          <table:table-cell table:number-columns-repeated="7" table:style-name="ce41"/>
          <table:table-cell table:style-name="ce80"/>
          <table:table-cell table:number-columns-repeated="16375"/>
        </table:table-row>
        <table:table-row table:style-name="ro16">
          <table:table-cell table:number-columns-repeated="8" table:style-name="ce41"/>
          <table:table-cell table:style-name="ce80"/>
          <table:table-cell table:number-columns-repeated="16375"/>
        </table:table-row>
        <table:table-row table:style-name="ro33">
          <table:table-cell office:value-type="string" table:style-name="ce116">
            <text:p>Date</text:p>
          </table:table-cell>
          <table:table-cell office:value-type="string" table:style-name="ce108">
            <text:p>Hospital</text:p>
          </table:table-cell>
          <table:table-cell office:value-type="string" table:style-name="ce108">
            <text:p>Care Home<text:span text:style-name="T7">3</text:span></text:p>
          </table:table-cell>
          <table:table-cell office:value-type="string" table:style-name="ce108">
            <text:p>Hospice</text:p>
          </table:table-cell>
          <table:table-cell office:value-type="string" table:style-name="ce108">
            <text:p>Home</text:p>
          </table:table-cell>
          <table:table-cell office:value-type="string" table:style-name="ce108">
            <text:p>Other<text:span text:style-name="T7">4</text:span></text:p>
          </table:table-cell>
          <table:table-cell office:value-type="string" table:style-name="ce81">
            <text:p>Total</text:p>
          </table:table-cell>
          <table:table-cell office:value-type="string" table:style-name="ce81">
            <text:p>Cumulative Total</text:p>
          </table:table-cell>
          <table:table-cell table:style-name="ce111"/>
          <table:table-cell table:number-columns-repeated="16375" table:style-name="ce12"/>
        </table:table-row>
        <table:table-row table:style-name="ro28">
          <table:table-cell office:value-type="date" office:date-value="2020-03-18T00:00:00" table:style-name="ce110">
            <text:p>18-Mar-20</text:p>
          </table:table-cell>
          <table:table-cell office:value-type="float" office:value="1" table:style-name="ce112">
            <text:p>1</text:p>
          </table:table-cell>
          <table:table-cell office:value-type="float" office:value="0" table:style-name="ce112">
            <text:p>0</text:p>
          </table:table-cell>
          <table:table-cell office:value-type="float" office:value="0" table:style-name="ce112">
            <text:p>0</text:p>
          </table:table-cell>
          <table:table-cell office:value-type="float" office:value="0" table:style-name="ce113">
            <text:p>0</text:p>
          </table:table-cell>
          <table:table-cell office:value-type="float" office:value="0" table:style-name="ce112">
            <text:p>0</text:p>
          </table:table-cell>
          <table:table-cell office:value-type="float" office:value="1" table:formula="of:=SUM([.B5:.F5])" table:style-name="ce14">
            <text:p>1</text:p>
          </table:table-cell>
          <table:table-cell office:value-type="float" office:value="1" table:formula="of:=[.G5]" table:style-name="ce74">
            <text:p>1</text:p>
          </table:table-cell>
          <table:table-cell table:style-name="ce111"/>
          <table:table-cell table:number-columns-repeated="16375" table:style-name="ce12"/>
        </table:table-row>
        <table:table-row table:style-name="ro28">
          <table:table-cell office:value-type="date" office:date-value="2020-03-19T00:00:00" table:style-name="ce109">
            <text:p>19-Mar-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6:.F6])" table:style-name="ce14">
            <text:p>0</text:p>
          </table:table-cell>
          <table:table-cell office:value-type="float" office:value="1" table:formula="of:=[.G6]+[.H5]" table:style-name="ce16">
            <text:p>1</text:p>
          </table:table-cell>
          <table:table-cell table:number-columns-repeated="16376" table:style-name="ce12"/>
        </table:table-row>
        <table:table-row table:style-name="ro28">
          <table:table-cell office:value-type="date" office:date-value="2020-03-20T00:00:00" table:style-name="ce109">
            <text:p>20-Mar-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7:.F7])" table:style-name="ce14">
            <text:p>0</text:p>
          </table:table-cell>
          <table:table-cell office:value-type="float" office:value="1" table:formula="of:=[.G7]+[.H6]" table:style-name="ce16">
            <text:p>1</text:p>
          </table:table-cell>
          <table:table-cell table:number-columns-repeated="16376" table:style-name="ce12"/>
        </table:table-row>
        <table:table-row table:style-name="ro28">
          <table:table-cell office:value-type="date" office:date-value="2020-03-21T00:00:00" table:style-name="ce109">
            <text:p>21-Mar-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8:.F8])" table:style-name="ce14">
            <text:p>1</text:p>
          </table:table-cell>
          <table:table-cell office:value-type="float" office:value="2" table:formula="of:=[.G8]+[.H7]" table:style-name="ce16">
            <text:p>2</text:p>
          </table:table-cell>
          <table:table-cell table:style-name="ce111"/>
          <table:table-cell table:number-columns-repeated="16375" table:style-name="ce12"/>
        </table:table-row>
        <table:table-row table:style-name="ro28">
          <table:table-cell office:value-type="date" office:date-value="2020-03-22T00:00:00" table:style-name="ce109">
            <text:p>22-Mar-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9:.F9])" table:style-name="ce14">
            <text:p>1</text:p>
          </table:table-cell>
          <table:table-cell office:value-type="float" office:value="3" table:formula="of:=[.G9]+[.H8]" table:style-name="ce16">
            <text:p>3</text:p>
          </table:table-cell>
          <table:table-cell table:style-name="ce111"/>
          <table:table-cell table:number-columns-repeated="16375" table:style-name="ce12"/>
        </table:table-row>
        <table:table-row table:style-name="ro28">
          <table:table-cell office:value-type="date" office:date-value="2020-03-23T00:00:00" table:style-name="ce109">
            <text:p>23-Mar-20</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10:.F10])" table:style-name="ce14">
            <text:p>4</text:p>
          </table:table-cell>
          <table:table-cell office:value-type="float" office:value="7" table:formula="of:=[.G10]+[.H9]" table:style-name="ce16">
            <text:p>7</text:p>
          </table:table-cell>
          <table:table-cell table:style-name="ce111"/>
          <table:table-cell table:number-columns-repeated="16375" table:style-name="ce12"/>
        </table:table-row>
        <table:table-row table:style-name="ro28">
          <table:table-cell office:value-type="date" office:date-value="2020-03-24T00:00:00" table:style-name="ce109">
            <text:p>24-Mar-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11:.F11])" table:style-name="ce14">
            <text:p>3</text:p>
          </table:table-cell>
          <table:table-cell office:value-type="float" office:value="10" table:formula="of:=[.G11]+[.H10]" table:style-name="ce16">
            <text:p>10</text:p>
          </table:table-cell>
          <table:table-cell table:style-name="ce111"/>
          <table:table-cell table:number-columns-repeated="16375" table:style-name="ce12"/>
        </table:table-row>
        <table:table-row table:style-name="ro28">
          <table:table-cell office:value-type="date" office:date-value="2020-03-25T00:00:00" table:style-name="ce109">
            <text:p>25-Mar-20</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12:.F12])" table:style-name="ce14">
            <text:p>4</text:p>
          </table:table-cell>
          <table:table-cell office:value-type="float" office:value="14" table:formula="of:=[.G12]+[.H11]" table:style-name="ce16">
            <text:p>14</text:p>
          </table:table-cell>
          <table:table-cell table:style-name="ce111"/>
          <table:table-cell table:number-columns-repeated="16375" table:style-name="ce12"/>
        </table:table-row>
        <table:table-row table:style-name="ro28">
          <table:table-cell office:value-type="date" office:date-value="2020-03-26T00:00:00" table:style-name="ce109">
            <text:p>26-Mar-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4" table:formula="of:=SUM([.B13:.F13])" table:style-name="ce14">
            <text:p>4</text:p>
          </table:table-cell>
          <table:table-cell office:value-type="float" office:value="18" table:formula="of:=[.G13]+[.H12]" table:style-name="ce16">
            <text:p>18</text:p>
          </table:table-cell>
          <table:table-cell table:style-name="ce111"/>
          <table:table-cell table:number-columns-repeated="16375" table:style-name="ce12"/>
        </table:table-row>
        <table:table-row table:style-name="ro28">
          <table:table-cell office:value-type="date" office:date-value="2020-03-27T00:00:00" table:style-name="ce109">
            <text:p>27-Mar-20</text:p>
          </table:table-cell>
          <table:table-cell office:value-type="float" office:value="3" table:style-name="ce113">
            <text:p>3</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14:.F14])" table:style-name="ce14">
            <text:p>6</text:p>
          </table:table-cell>
          <table:table-cell office:value-type="float" office:value="24" table:formula="of:=[.G14]+[.H13]" table:style-name="ce16">
            <text:p>24</text:p>
          </table:table-cell>
          <table:table-cell table:style-name="ce111"/>
          <table:table-cell table:number-columns-repeated="16375" table:style-name="ce12"/>
        </table:table-row>
        <table:table-row table:style-name="ro28">
          <table:table-cell office:value-type="date" office:date-value="2020-03-28T00:00:00" table:style-name="ce109">
            <text:p>28-Mar-20</text:p>
          </table:table-cell>
          <table:table-cell office:value-type="float" office:value="7" table:style-name="ce113">
            <text:p>7</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15:.F15])" table:style-name="ce14">
            <text:p>9</text:p>
          </table:table-cell>
          <table:table-cell office:value-type="float" office:value="33" table:formula="of:=[.G15]+[.H14]" table:style-name="ce16">
            <text:p>33</text:p>
          </table:table-cell>
          <table:table-cell table:style-name="ce111"/>
          <table:table-cell table:number-columns-repeated="16375" table:style-name="ce12"/>
        </table:table-row>
        <table:table-row table:style-name="ro28">
          <table:table-cell office:value-type="date" office:date-value="2020-03-29T00:00:00" table:style-name="ce109">
            <text:p>29-Mar-20</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16:.F16])" table:style-name="ce14">
            <text:p>4</text:p>
          </table:table-cell>
          <table:table-cell office:value-type="float" office:value="37" table:formula="of:=[.G16]+[.H15]" table:style-name="ce16">
            <text:p>37</text:p>
          </table:table-cell>
          <table:table-cell table:style-name="ce111"/>
          <table:table-cell table:number-columns-repeated="16375" table:style-name="ce12"/>
        </table:table-row>
        <table:table-row table:style-name="ro28">
          <table:table-cell office:value-type="date" office:date-value="2020-03-30T00:00:00" table:style-name="ce109">
            <text:p>30-Mar-20</text:p>
          </table:table-cell>
          <table:table-cell office:value-type="float" office:value="3" table:style-name="ce113">
            <text:p>3</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7" table:formula="of:=SUM([.B17:.F17])" table:style-name="ce14">
            <text:p>7</text:p>
          </table:table-cell>
          <table:table-cell office:value-type="float" office:value="44" table:formula="of:=[.G17]+[.H16]" table:style-name="ce16">
            <text:p>44</text:p>
          </table:table-cell>
          <table:table-cell table:style-name="ce111"/>
          <table:table-cell table:number-columns-repeated="16375" table:style-name="ce12"/>
        </table:table-row>
        <table:table-row table:style-name="ro28">
          <table:table-cell office:value-type="date" office:date-value="2020-03-31T00:00:00" table:style-name="ce109">
            <text:p>31-Mar-20</text:p>
          </table:table-cell>
          <table:table-cell office:value-type="float" office:value="6" table:style-name="ce113">
            <text:p>6</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18:.F18])" table:style-name="ce14">
            <text:p>8</text:p>
          </table:table-cell>
          <table:table-cell office:value-type="float" office:value="52" table:formula="of:=[.G18]+[.H17]" table:style-name="ce16">
            <text:p>52</text:p>
          </table:table-cell>
          <table:table-cell table:style-name="ce111"/>
          <table:table-cell table:number-columns-repeated="16375" table:style-name="ce12"/>
        </table:table-row>
        <table:table-row table:style-name="ro28">
          <table:table-cell office:value-type="date" office:date-value="2020-04-01T00:00:00" table:style-name="ce109">
            <text:p>01-Apr-20</text:p>
          </table:table-cell>
          <table:table-cell office:value-type="float" office:value="4" table:style-name="ce113">
            <text:p>4</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19:.F19])" table:style-name="ce14">
            <text:p>7</text:p>
          </table:table-cell>
          <table:table-cell office:value-type="float" office:value="59" table:formula="of:=[.G19]+[.H18]" table:style-name="ce16">
            <text:p>59</text:p>
          </table:table-cell>
          <table:table-cell table:style-name="ce111"/>
          <table:table-cell table:number-columns-repeated="16375" table:style-name="ce12"/>
        </table:table-row>
        <table:table-row table:style-name="ro28">
          <table:table-cell office:value-type="date" office:date-value="2020-04-02T00:00:00" table:style-name="ce109">
            <text:p>02-Apr-20</text:p>
          </table:table-cell>
          <table:table-cell office:value-type="float" office:value="10" table:style-name="ce113">
            <text:p>10</text:p>
          </table:table-cell>
          <table:table-cell office:value-type="float" office:value="1" table:style-name="ce113">
            <text:p>1</text:p>
          </table:table-cell>
          <table:table-cell office:value-type="float" office:value="1" table:style-name="ce113">
            <text:p>1</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20:.F20])" table:style-name="ce14">
            <text:p>14</text:p>
          </table:table-cell>
          <table:table-cell office:value-type="float" office:value="73" table:formula="of:=[.G20]+[.H19]" table:style-name="ce16">
            <text:p>73</text:p>
          </table:table-cell>
          <table:table-cell table:style-name="ce111"/>
          <table:table-cell table:number-columns-repeated="16375" table:style-name="ce12"/>
        </table:table-row>
        <table:table-row table:style-name="ro28">
          <table:table-cell office:value-type="date" office:date-value="2020-04-03T00:00:00" table:style-name="ce109">
            <text:p>03-Apr-20</text:p>
          </table:table-cell>
          <table:table-cell office:value-type="float" office:value="9" table:style-name="ce113">
            <text:p>9</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3" table:formula="of:=SUM([.B21:.F21])" table:style-name="ce14">
            <text:p>13</text:p>
          </table:table-cell>
          <table:table-cell office:value-type="float" office:value="86" table:formula="of:=[.G21]+[.H20]" table:style-name="ce16">
            <text:p>86</text:p>
          </table:table-cell>
          <table:table-cell table:style-name="ce111"/>
          <table:table-cell table:number-columns-repeated="16375" table:style-name="ce12"/>
        </table:table-row>
        <table:table-row table:style-name="ro28">
          <table:table-cell office:value-type="date" office:date-value="2020-04-04T00:00:00" table:style-name="ce109">
            <text:p>04-Apr-20</text:p>
          </table:table-cell>
          <table:table-cell office:value-type="float" office:value="8" table:style-name="ce113">
            <text:p>8</text:p>
          </table:table-cell>
          <table:table-cell office:value-type="float" office:value="4" table:style-name="ce113">
            <text:p>4</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22:.F22])" table:style-name="ce14">
            <text:p>14</text:p>
          </table:table-cell>
          <table:table-cell office:value-type="float" office:value="100" table:formula="of:=[.G22]+[.H21]" table:style-name="ce16">
            <text:p>100</text:p>
          </table:table-cell>
          <table:table-cell table:style-name="ce111"/>
          <table:table-cell table:number-columns-repeated="16375" table:style-name="ce12"/>
        </table:table-row>
        <table:table-row table:style-name="ro28">
          <table:table-cell office:value-type="date" office:date-value="2020-04-05T00:00:00" table:style-name="ce109">
            <text:p>05-Apr-20</text:p>
          </table:table-cell>
          <table:table-cell office:value-type="float" office:value="10" table:style-name="ce113">
            <text:p>10</text:p>
          </table:table-cell>
          <table:table-cell office:value-type="float" office:value="3" table:style-name="ce113">
            <text:p>3</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6" table:formula="of:=SUM([.B23:.F23])" table:style-name="ce14">
            <text:p>16</text:p>
          </table:table-cell>
          <table:table-cell office:value-type="float" office:value="116" table:formula="of:=[.G23]+[.H22]" table:style-name="ce16">
            <text:p>116</text:p>
          </table:table-cell>
          <table:table-cell table:style-name="ce111"/>
          <table:table-cell table:number-columns-repeated="16375" table:style-name="ce12"/>
        </table:table-row>
        <table:table-row table:style-name="ro28">
          <table:table-cell office:value-type="date" office:date-value="2020-04-06T00:00:00" table:style-name="ce109">
            <text:p>06-Apr-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7" table:formula="of:=SUM([.B24:.F24])" table:style-name="ce14">
            <text:p>7</text:p>
          </table:table-cell>
          <table:table-cell office:value-type="float" office:value="123" table:formula="of:=[.G24]+[.H23]" table:style-name="ce16">
            <text:p>123</text:p>
          </table:table-cell>
          <table:table-cell table:style-name="ce111"/>
          <table:table-cell table:number-columns-repeated="16375" table:style-name="ce12"/>
        </table:table-row>
        <table:table-row table:style-name="ro28">
          <table:table-cell office:value-type="date" office:date-value="2020-04-07T00:00:00" table:style-name="ce109">
            <text:p>07-Apr-20</text:p>
          </table:table-cell>
          <table:table-cell office:value-type="float" office:value="5" table:style-name="ce113">
            <text:p>5</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5:.F25])" table:style-name="ce14">
            <text:p>9</text:p>
          </table:table-cell>
          <table:table-cell office:value-type="float" office:value="132" table:formula="of:=[.G25]+[.H24]" table:style-name="ce16">
            <text:p>132</text:p>
          </table:table-cell>
          <table:table-cell table:style-name="ce111"/>
          <table:table-cell table:number-columns-repeated="16375" table:style-name="ce12"/>
        </table:table-row>
        <table:table-row table:style-name="ro28">
          <table:table-cell office:value-type="date" office:date-value="2020-04-08T00:00:00" table:style-name="ce109">
            <text:p>08-Apr-20</text:p>
          </table:table-cell>
          <table:table-cell office:value-type="float" office:value="6" table:style-name="ce113">
            <text:p>6</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9" table:formula="of:=SUM([.B26:.F26])" table:style-name="ce14">
            <text:p>9</text:p>
          </table:table-cell>
          <table:table-cell office:value-type="float" office:value="141" table:formula="of:=[.G26]+[.H25]" table:style-name="ce16">
            <text:p>141</text:p>
          </table:table-cell>
          <table:table-cell table:style-name="ce111"/>
          <table:table-cell table:number-columns-repeated="16375" table:style-name="ce12"/>
        </table:table-row>
        <table:table-row table:style-name="ro28">
          <table:table-cell office:value-type="date" office:date-value="2020-04-09T00:00:00" table:style-name="ce109">
            <text:p>09-Apr-20</text:p>
          </table:table-cell>
          <table:table-cell office:value-type="float" office:value="15" table:style-name="ce113">
            <text:p>15</text:p>
          </table:table-cell>
          <table:table-cell office:value-type="float" office:value="10" table:style-name="ce113">
            <text:p>1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5" table:formula="of:=SUM([.B27:.F27])" table:style-name="ce14">
            <text:p>25</text:p>
          </table:table-cell>
          <table:table-cell office:value-type="float" office:value="166" table:formula="of:=[.G27]+[.H26]" table:style-name="ce16">
            <text:p>166</text:p>
          </table:table-cell>
          <table:table-cell table:style-name="ce111"/>
          <table:table-cell table:number-columns-repeated="16375" table:style-name="ce12"/>
        </table:table-row>
        <table:table-row table:style-name="ro28">
          <table:table-cell office:value-type="date" office:date-value="2020-04-10T00:00:00" table:style-name="ce109">
            <text:p>10-Apr-20</text:p>
          </table:table-cell>
          <table:table-cell office:value-type="float" office:value="8" table:style-name="ce113">
            <text:p>8</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8:.F28])" table:style-name="ce14">
            <text:p>9</text:p>
          </table:table-cell>
          <table:table-cell office:value-type="float" office:value="175" table:formula="of:=[.G28]+[.H27]" table:style-name="ce16">
            <text:p>175</text:p>
          </table:table-cell>
          <table:table-cell table:style-name="ce111"/>
          <table:table-cell table:number-columns-repeated="16375" table:style-name="ce12"/>
        </table:table-row>
        <table:table-row table:style-name="ro28">
          <table:table-cell office:value-type="date" office:date-value="2020-04-11T00:00:00" table:style-name="ce109">
            <text:p>11-Apr-20</text:p>
          </table:table-cell>
          <table:table-cell office:value-type="float" office:value="8" table:style-name="ce113">
            <text:p>8</text:p>
          </table:table-cell>
          <table:table-cell office:value-type="float" office:value="5" table:style-name="ce113">
            <text:p>5</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5" table:formula="of:=SUM([.B29:.F29])" table:style-name="ce14">
            <text:p>15</text:p>
          </table:table-cell>
          <table:table-cell office:value-type="float" office:value="190" table:formula="of:=[.G29]+[.H28]" table:style-name="ce16">
            <text:p>190</text:p>
          </table:table-cell>
          <table:table-cell table:style-name="ce111"/>
          <table:table-cell table:number-columns-repeated="16375" table:style-name="ce12"/>
        </table:table-row>
        <table:table-row table:style-name="ro28">
          <table:table-cell office:value-type="date" office:date-value="2020-04-12T00:00:00" table:style-name="ce109">
            <text:p>12-Apr-20</text:p>
          </table:table-cell>
          <table:table-cell office:value-type="float" office:value="8" table:style-name="ce113">
            <text:p>8</text:p>
          </table:table-cell>
          <table:table-cell office:value-type="float" office:value="10" table:style-name="ce113">
            <text:p>1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20" table:formula="of:=SUM([.B30:.F30])" table:style-name="ce14">
            <text:p>20</text:p>
          </table:table-cell>
          <table:table-cell office:value-type="float" office:value="210" table:formula="of:=[.G30]+[.H29]" table:style-name="ce16">
            <text:p>210</text:p>
          </table:table-cell>
          <table:table-cell table:style-name="ce111"/>
          <table:table-cell table:number-columns-repeated="16375" table:style-name="ce12"/>
        </table:table-row>
        <table:table-row table:style-name="ro28">
          <table:table-cell office:value-type="date" office:date-value="2020-04-13T00:00:00" table:style-name="ce109">
            <text:p>13-Apr-20</text:p>
          </table:table-cell>
          <table:table-cell office:value-type="float" office:value="9" table:style-name="ce113">
            <text:p>9</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6" table:formula="of:=SUM([.B31:.F31])" table:style-name="ce14">
            <text:p>16</text:p>
          </table:table-cell>
          <table:table-cell office:value-type="float" office:value="226" table:formula="of:=[.G31]+[.H30]" table:style-name="ce16">
            <text:p>226</text:p>
          </table:table-cell>
          <table:table-cell table:style-name="ce111"/>
          <table:table-cell table:number-columns-repeated="16375" table:style-name="ce12"/>
        </table:table-row>
        <table:table-row table:style-name="ro28">
          <table:table-cell office:value-type="date" office:date-value="2020-04-14T00:00:00" table:style-name="ce109">
            <text:p>14-Apr-20</text:p>
          </table:table-cell>
          <table:table-cell office:value-type="float" office:value="6" table:style-name="ce113">
            <text:p>6</text:p>
          </table:table-cell>
          <table:table-cell office:value-type="float" office:value="8" table:style-name="ce113">
            <text:p>8</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6" table:formula="of:=SUM([.B32:.F32])" table:style-name="ce14">
            <text:p>16</text:p>
          </table:table-cell>
          <table:table-cell office:value-type="float" office:value="242" table:formula="of:=[.G32]+[.H31]" table:style-name="ce16">
            <text:p>242</text:p>
          </table:table-cell>
          <table:table-cell table:style-name="ce111"/>
          <table:table-cell table:number-columns-repeated="16375" table:style-name="ce12"/>
        </table:table-row>
        <table:table-row table:style-name="ro28">
          <table:table-cell office:value-type="date" office:date-value="2020-04-15T00:00:00" table:style-name="ce109">
            <text:p>15-Apr-20</text:p>
          </table:table-cell>
          <table:table-cell office:value-type="float" office:value="15" table:style-name="ce113">
            <text:p>15</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1" table:formula="of:=SUM([.B33:.F33])" table:style-name="ce14">
            <text:p>21</text:p>
          </table:table-cell>
          <table:table-cell office:value-type="float" office:value="263" table:formula="of:=[.G33]+[.H32]" table:style-name="ce16">
            <text:p>263</text:p>
          </table:table-cell>
          <table:table-cell table:style-name="ce111"/>
          <table:table-cell table:number-columns-repeated="16375" table:style-name="ce12"/>
        </table:table-row>
        <table:table-row table:style-name="ro28">
          <table:table-cell office:value-type="date" office:date-value="2020-04-16T00:00:00" table:style-name="ce109">
            <text:p>16-Apr-20</text:p>
          </table:table-cell>
          <table:table-cell office:value-type="float" office:value="8" table:style-name="ce113">
            <text:p>8</text:p>
          </table:table-cell>
          <table:table-cell office:value-type="float" office:value="8" table:style-name="ce113">
            <text:p>8</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6" table:formula="of:=SUM([.B34:.F34])" table:style-name="ce14">
            <text:p>16</text:p>
          </table:table-cell>
          <table:table-cell office:value-type="float" office:value="279" table:formula="of:=[.G34]+[.H33]" table:style-name="ce16">
            <text:p>279</text:p>
          </table:table-cell>
          <table:table-cell table:style-name="ce111"/>
          <table:table-cell table:number-columns-repeated="16375" table:style-name="ce12"/>
        </table:table-row>
        <table:table-row table:style-name="ro28">
          <table:table-cell office:value-type="date" office:date-value="2020-04-17T00:00:00" table:style-name="ce109">
            <text:p>17-Apr-20</text:p>
          </table:table-cell>
          <table:table-cell office:value-type="float" office:value="3" table:style-name="ce113">
            <text:p>3</text:p>
          </table:table-cell>
          <table:table-cell office:value-type="float" office:value="9" table:style-name="ce113">
            <text:p>9</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35:.F35])" table:style-name="ce14">
            <text:p>14</text:p>
          </table:table-cell>
          <table:table-cell office:value-type="float" office:value="293" table:formula="of:=[.G35]+[.H34]" table:style-name="ce16">
            <text:p>293</text:p>
          </table:table-cell>
          <table:table-cell table:style-name="ce111"/>
          <table:table-cell table:number-columns-repeated="16375" table:style-name="ce12"/>
        </table:table-row>
        <table:table-row table:style-name="ro28">
          <table:table-cell office:value-type="date" office:date-value="2020-04-18T00:00:00" table:style-name="ce109">
            <text:p>18-Apr-20</text:p>
          </table:table-cell>
          <table:table-cell office:value-type="float" office:value="1" table:style-name="ce113">
            <text:p>1</text:p>
          </table:table-cell>
          <table:table-cell office:value-type="float" office:value="9" table:style-name="ce113">
            <text:p>9</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0" table:formula="of:=SUM([.B36:.F36])" table:style-name="ce14">
            <text:p>10</text:p>
          </table:table-cell>
          <table:table-cell office:value-type="float" office:value="303" table:formula="of:=[.G36]+[.H35]" table:style-name="ce16">
            <text:p>303</text:p>
          </table:table-cell>
          <table:table-cell table:style-name="ce111"/>
          <table:table-cell table:number-columns-repeated="16375" table:style-name="ce12"/>
        </table:table-row>
        <table:table-row table:style-name="ro28">
          <table:table-cell office:value-type="date" office:date-value="2020-04-19T00:00:00" table:style-name="ce109">
            <text:p>19-Apr-20</text:p>
          </table:table-cell>
          <table:table-cell office:value-type="float" office:value="5" table:style-name="ce113">
            <text:p>5</text:p>
          </table:table-cell>
          <table:table-cell office:value-type="float" office:value="10" table:style-name="ce113">
            <text:p>1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37:.F37])" table:style-name="ce14">
            <text:p>16</text:p>
          </table:table-cell>
          <table:table-cell office:value-type="float" office:value="319" table:formula="of:=[.G37]+[.H36]" table:style-name="ce16">
            <text:p>319</text:p>
          </table:table-cell>
          <table:table-cell table:style-name="ce111"/>
          <table:table-cell table:number-columns-repeated="16375" table:style-name="ce12"/>
        </table:table-row>
        <table:table-row table:style-name="ro28">
          <table:table-cell office:value-type="date" office:date-value="2020-04-20T00:00:00" table:style-name="ce109">
            <text:p>20-Apr-20</text:p>
          </table:table-cell>
          <table:table-cell office:value-type="float" office:value="3" table:style-name="ce113">
            <text:p>3</text:p>
          </table:table-cell>
          <table:table-cell office:value-type="float" office:value="11" table:style-name="ce113">
            <text:p>1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5" table:formula="of:=SUM([.B38:.F38])" table:style-name="ce14">
            <text:p>15</text:p>
          </table:table-cell>
          <table:table-cell office:value-type="float" office:value="334" table:formula="of:=[.G38]+[.H37]" table:style-name="ce16">
            <text:p>334</text:p>
          </table:table-cell>
          <table:table-cell table:style-name="ce111"/>
          <table:table-cell table:number-columns-repeated="16375" table:style-name="ce12"/>
        </table:table-row>
        <table:table-row table:style-name="ro28">
          <table:table-cell office:value-type="date" office:date-value="2020-04-21T00:00:00" table:style-name="ce109">
            <text:p>21-Apr-20</text:p>
          </table:table-cell>
          <table:table-cell office:value-type="float" office:value="7" table:style-name="ce113">
            <text:p>7</text:p>
          </table:table-cell>
          <table:table-cell office:value-type="float" office:value="8" table:style-name="ce113">
            <text:p>8</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39:.F39])" table:style-name="ce14">
            <text:p>16</text:p>
          </table:table-cell>
          <table:table-cell office:value-type="float" office:value="350" table:formula="of:=[.G39]+[.H38]" table:style-name="ce16">
            <text:p>350</text:p>
          </table:table-cell>
          <table:table-cell table:style-name="ce111"/>
          <table:table-cell table:number-columns-repeated="16375" table:style-name="ce12"/>
        </table:table-row>
        <table:table-row table:style-name="ro28">
          <table:table-cell office:value-type="date" office:date-value="2020-04-22T00:00:00" table:style-name="ce109">
            <text:p>22-Apr-20</text:p>
          </table:table-cell>
          <table:table-cell office:value-type="float" office:value="11" table:style-name="ce113">
            <text:p>11</text:p>
          </table:table-cell>
          <table:table-cell office:value-type="float" office:value="12" table:style-name="ce113">
            <text:p>1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5" table:formula="of:=SUM([.B40:.F40])" table:style-name="ce14">
            <text:p>25</text:p>
          </table:table-cell>
          <table:table-cell office:value-type="float" office:value="375" table:formula="of:=[.G40]+[.H39]" table:style-name="ce16">
            <text:p>375</text:p>
          </table:table-cell>
          <table:table-cell table:style-name="ce111"/>
          <table:table-cell table:number-columns-repeated="16375" table:style-name="ce12"/>
        </table:table-row>
        <table:table-row table:style-name="ro28">
          <table:table-cell office:value-type="date" office:date-value="2020-04-23T00:00:00" table:style-name="ce109">
            <text:p>23-Apr-20</text:p>
          </table:table-cell>
          <table:table-cell office:value-type="float" office:value="13" table:style-name="ce113">
            <text:p>13</text:p>
          </table:table-cell>
          <table:table-cell office:value-type="float" office:value="8" table:style-name="ce113">
            <text:p>8</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2" table:formula="of:=SUM([.B41:.F41])" table:style-name="ce14">
            <text:p>22</text:p>
          </table:table-cell>
          <table:table-cell office:value-type="float" office:value="397" table:formula="of:=[.G41]+[.H40]" table:style-name="ce16">
            <text:p>397</text:p>
          </table:table-cell>
          <table:table-cell table:style-name="ce111"/>
          <table:table-cell table:number-columns-repeated="16375" table:style-name="ce12"/>
        </table:table-row>
        <table:table-row table:style-name="ro28">
          <table:table-cell office:value-type="date" office:date-value="2020-04-24T00:00:00" table:style-name="ce109">
            <text:p>24-Apr-20</text:p>
          </table:table-cell>
          <table:table-cell office:value-type="float" office:value="3" table:style-name="ce113">
            <text:p>3</text:p>
          </table:table-cell>
          <table:table-cell office:value-type="float" office:value="8" table:style-name="ce113">
            <text:p>8</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1" table:formula="of:=SUM([.B42:.F42])" table:style-name="ce14">
            <text:p>11</text:p>
          </table:table-cell>
          <table:table-cell office:value-type="float" office:value="408" table:formula="of:=[.G42]+[.H41]" table:style-name="ce16">
            <text:p>408</text:p>
          </table:table-cell>
          <table:table-cell table:style-name="ce111"/>
          <table:table-cell table:number-columns-repeated="16375" table:style-name="ce12"/>
        </table:table-row>
        <table:table-row table:style-name="ro28">
          <table:table-cell office:value-type="date" office:date-value="2020-04-25T00:00:00" table:style-name="ce109">
            <text:p>25-Apr-20</text:p>
          </table:table-cell>
          <table:table-cell office:value-type="float" office:value="7" table:style-name="ce113">
            <text:p>7</text:p>
          </table:table-cell>
          <table:table-cell office:value-type="float" office:value="12" table:style-name="ce113">
            <text:p>1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0" table:formula="of:=SUM([.B43:.F43])" table:style-name="ce14">
            <text:p>20</text:p>
          </table:table-cell>
          <table:table-cell office:value-type="float" office:value="428" table:formula="of:=[.G43]+[.H42]" table:style-name="ce16">
            <text:p>428</text:p>
          </table:table-cell>
          <table:table-cell table:style-name="ce111"/>
          <table:table-cell table:number-columns-repeated="16375" table:style-name="ce12"/>
        </table:table-row>
        <table:table-row table:style-name="ro28">
          <table:table-cell office:value-type="date" office:date-value="2020-04-26T00:00:00" table:style-name="ce109">
            <text:p>26-Apr-20</text:p>
          </table:table-cell>
          <table:table-cell office:value-type="float" office:value="6" table:style-name="ce113">
            <text:p>6</text:p>
          </table:table-cell>
          <table:table-cell office:value-type="float" office:value="11" table:style-name="ce113">
            <text:p>1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7" table:formula="of:=SUM([.B44:.F44])" table:style-name="ce14">
            <text:p>17</text:p>
          </table:table-cell>
          <table:table-cell office:value-type="float" office:value="445" table:formula="of:=[.G44]+[.H43]" table:style-name="ce16">
            <text:p>445</text:p>
          </table:table-cell>
          <table:table-cell table:style-name="ce111"/>
          <table:table-cell table:number-columns-repeated="16375" table:style-name="ce12"/>
        </table:table-row>
        <table:table-row table:style-name="ro28">
          <table:table-cell office:value-type="date" office:date-value="2020-04-27T00:00:00" table:style-name="ce109">
            <text:p>27-Apr-20</text:p>
          </table:table-cell>
          <table:table-cell office:value-type="float" office:value="4" table:style-name="ce113">
            <text:p>4</text:p>
          </table:table-cell>
          <table:table-cell office:value-type="float" office:value="16" table:style-name="ce113">
            <text:p>16</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2" table:formula="of:=SUM([.B45:.F45])" table:style-name="ce14">
            <text:p>22</text:p>
          </table:table-cell>
          <table:table-cell office:value-type="float" office:value="467" table:formula="of:=[.G45]+[.H44]" table:style-name="ce16">
            <text:p>467</text:p>
          </table:table-cell>
          <table:table-cell table:style-name="ce111"/>
          <table:table-cell table:number-columns-repeated="16375" table:style-name="ce12"/>
        </table:table-row>
        <table:table-row table:style-name="ro28">
          <table:table-cell office:value-type="date" office:date-value="2020-04-28T00:00:00" table:style-name="ce109">
            <text:p>28-Apr-20</text:p>
          </table:table-cell>
          <table:table-cell office:value-type="float" office:value="7" table:style-name="ce113">
            <text:p>7</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0" table:formula="of:=SUM([.B46:.F46])" table:style-name="ce14">
            <text:p>10</text:p>
          </table:table-cell>
          <table:table-cell office:value-type="float" office:value="477" table:formula="of:=[.G46]+[.H45]" table:style-name="ce16">
            <text:p>477</text:p>
          </table:table-cell>
          <table:table-cell table:style-name="ce111"/>
          <table:table-cell table:number-columns-repeated="16375" table:style-name="ce12"/>
        </table:table-row>
        <table:table-row table:style-name="ro28">
          <table:table-cell office:value-type="date" office:date-value="2020-04-29T00:00:00" table:style-name="ce109">
            <text:p>29-Apr-20</text:p>
          </table:table-cell>
          <table:table-cell office:value-type="float" office:value="5" table:style-name="ce113">
            <text:p>5</text:p>
          </table:table-cell>
          <table:table-cell office:value-type="float" office:value="9" table:style-name="ce113">
            <text:p>9</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4" table:formula="of:=SUM([.B47:.F47])" table:style-name="ce14">
            <text:p>14</text:p>
          </table:table-cell>
          <table:table-cell office:value-type="float" office:value="491" table:formula="of:=[.G47]+[.H46]" table:style-name="ce16">
            <text:p>491</text:p>
          </table:table-cell>
          <table:table-cell table:style-name="ce111"/>
          <table:table-cell table:number-columns-repeated="16375" table:style-name="ce12"/>
        </table:table-row>
        <table:table-row table:style-name="ro28">
          <table:table-cell office:value-type="date" office:date-value="2020-04-30T00:00:00" table:style-name="ce109">
            <text:p>30-Apr-20</text:p>
          </table:table-cell>
          <table:table-cell office:value-type="float" office:value="5" table:style-name="ce113">
            <text:p>5</text:p>
          </table:table-cell>
          <table:table-cell office:value-type="float" office:value="7" table:style-name="ce113">
            <text:p>7</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3" table:formula="of:=SUM([.B48:.F48])" table:style-name="ce14">
            <text:p>13</text:p>
          </table:table-cell>
          <table:table-cell office:value-type="float" office:value="504" table:formula="of:=[.G48]+[.H47]" table:style-name="ce16">
            <text:p>504</text:p>
          </table:table-cell>
          <table:table-cell table:style-name="ce111"/>
          <table:table-cell table:number-columns-repeated="16375" table:style-name="ce12"/>
        </table:table-row>
        <table:table-row table:style-name="ro28">
          <table:table-cell office:value-type="date" office:date-value="2020-05-01T00:00:00" table:style-name="ce109">
            <text:p>01-May-20</text:p>
          </table:table-cell>
          <table:table-cell office:value-type="float" office:value="7" table:style-name="ce113">
            <text:p>7</text:p>
          </table:table-cell>
          <table:table-cell office:value-type="float" office:value="14" table:style-name="ce113">
            <text:p>1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2" table:formula="of:=SUM([.B49:.F49])" table:style-name="ce14">
            <text:p>22</text:p>
          </table:table-cell>
          <table:table-cell office:value-type="float" office:value="526" table:formula="of:=[.G49]+[.H48]" table:style-name="ce16">
            <text:p>526</text:p>
          </table:table-cell>
          <table:table-cell table:style-name="ce111"/>
          <table:table-cell table:number-columns-repeated="16375" table:style-name="ce12"/>
        </table:table-row>
        <table:table-row table:style-name="ro28">
          <table:table-cell office:value-type="date" office:date-value="2020-05-02T00:00:00" table:style-name="ce109">
            <text:p>02-May-20</text:p>
          </table:table-cell>
          <table:table-cell office:value-type="float" office:value="8" table:style-name="ce113">
            <text:p>8</text:p>
          </table:table-cell>
          <table:table-cell office:value-type="float" office:value="10" table:style-name="ce113">
            <text:p>1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20" table:formula="of:=SUM([.B50:.F50])" table:style-name="ce14">
            <text:p>20</text:p>
          </table:table-cell>
          <table:table-cell office:value-type="float" office:value="546" table:formula="of:=[.G50]+[.H49]" table:style-name="ce16">
            <text:p>546</text:p>
          </table:table-cell>
          <table:table-cell table:style-name="ce111"/>
          <table:table-cell table:number-columns-repeated="16375" table:style-name="ce12"/>
        </table:table-row>
        <table:table-row table:style-name="ro28">
          <table:table-cell office:value-type="date" office:date-value="2020-05-03T00:00:00" table:style-name="ce109">
            <text:p>03-May-20</text:p>
          </table:table-cell>
          <table:table-cell office:value-type="float" office:value="8" table:style-name="ce113">
            <text:p>8</text:p>
          </table:table-cell>
          <table:table-cell office:value-type="float" office:value="8" table:style-name="ce113">
            <text:p>8</text:p>
          </table:table-cell>
          <table:table-cell office:value-type="float" office:value="0" table:style-name="ce113">
            <text:p>0</text:p>
          </table:table-cell>
          <table:table-cell office:value-type="float" office:value="1" table:style-name="ce113">
            <text:p>1</text:p>
          </table:table-cell>
          <table:table-cell office:value-type="float" office:value="1" table:style-name="ce113">
            <text:p>1</text:p>
          </table:table-cell>
          <table:table-cell office:value-type="float" office:value="18" table:formula="of:=SUM([.B51:.F51])" table:style-name="ce14">
            <text:p>18</text:p>
          </table:table-cell>
          <table:table-cell office:value-type="float" office:value="564" table:formula="of:=[.G51]+[.H50]" table:style-name="ce16">
            <text:p>564</text:p>
          </table:table-cell>
          <table:table-cell table:style-name="ce111"/>
          <table:table-cell table:number-columns-repeated="16375" table:style-name="ce12"/>
        </table:table-row>
        <table:table-row table:style-name="ro28">
          <table:table-cell office:value-type="date" office:date-value="2020-05-04T00:00:00" table:style-name="ce109">
            <text:p>04-May-20</text:p>
          </table:table-cell>
          <table:table-cell office:value-type="float" office:value="7" table:style-name="ce113">
            <text:p>7</text:p>
          </table:table-cell>
          <table:table-cell office:value-type="float" office:value="6" table:style-name="ce113">
            <text:p>6</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52:.F52])" table:style-name="ce14">
            <text:p>14</text:p>
          </table:table-cell>
          <table:table-cell office:value-type="float" office:value="578" table:formula="of:=[.G52]+[.H51]" table:style-name="ce16">
            <text:p>578</text:p>
          </table:table-cell>
          <table:table-cell table:style-name="ce111"/>
          <table:table-cell table:number-columns-repeated="16375" table:style-name="ce12"/>
        </table:table-row>
        <table:table-row table:style-name="ro28">
          <table:table-cell office:value-type="date" office:date-value="2020-05-05T00:00:00" table:style-name="ce109">
            <text:p>05-May-20</text:p>
          </table:table-cell>
          <table:table-cell office:value-type="float" office:value="4" table:style-name="ce113">
            <text:p>4</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53:.F53])" table:style-name="ce14">
            <text:p>7</text:p>
          </table:table-cell>
          <table:table-cell office:value-type="float" office:value="585" table:formula="of:=[.G53]+[.H52]" table:style-name="ce16">
            <text:p>585</text:p>
          </table:table-cell>
          <table:table-cell table:style-name="ce111"/>
          <table:table-cell table:number-columns-repeated="16375" table:style-name="ce12"/>
        </table:table-row>
        <table:table-row table:style-name="ro28">
          <table:table-cell office:value-type="date" office:date-value="2020-05-06T00:00:00" table:style-name="ce109">
            <text:p>06-May-20</text:p>
          </table:table-cell>
          <table:table-cell office:value-type="float" office:value="3" table:style-name="ce113">
            <text:p>3</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54:.F54])" table:style-name="ce14">
            <text:p>7</text:p>
          </table:table-cell>
          <table:table-cell office:value-type="float" office:value="592" table:formula="of:=[.G54]+[.H53]" table:style-name="ce16">
            <text:p>592</text:p>
          </table:table-cell>
          <table:table-cell table:style-name="ce111"/>
          <table:table-cell table:number-columns-repeated="16375" table:style-name="ce12"/>
        </table:table-row>
        <table:table-row table:style-name="ro28">
          <table:table-cell office:value-type="date" office:date-value="2020-05-07T00:00:00" table:style-name="ce109">
            <text:p>07-May-20</text:p>
          </table:table-cell>
          <table:table-cell office:value-type="float" office:value="3" table:style-name="ce113">
            <text:p>3</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55:.F55])" table:style-name="ce14">
            <text:p>7</text:p>
          </table:table-cell>
          <table:table-cell office:value-type="float" office:value="599" table:formula="of:=[.G55]+[.H54]" table:style-name="ce16">
            <text:p>599</text:p>
          </table:table-cell>
          <table:table-cell table:style-name="ce111"/>
          <table:table-cell table:number-columns-repeated="16375" table:style-name="ce12"/>
        </table:table-row>
        <table:table-row table:style-name="ro28">
          <table:table-cell office:value-type="date" office:date-value="2020-05-08T00:00:00" table:style-name="ce109">
            <text:p>08-May-20</text:p>
          </table:table-cell>
          <table:table-cell office:value-type="float" office:value="4" table:style-name="ce113">
            <text:p>4</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56:.F56])" table:style-name="ce14">
            <text:p>9</text:p>
          </table:table-cell>
          <table:table-cell office:value-type="float" office:value="608" table:formula="of:=[.G56]+[.H55]" table:style-name="ce16">
            <text:p>608</text:p>
          </table:table-cell>
          <table:table-cell table:style-name="ce111"/>
          <table:table-cell table:number-columns-repeated="16375" table:style-name="ce12"/>
        </table:table-row>
        <table:table-row table:style-name="ro28">
          <table:table-cell office:value-type="date" office:date-value="2020-05-09T00:00:00" table:style-name="ce109">
            <text:p>09-May-20</text:p>
          </table:table-cell>
          <table:table-cell office:value-type="float" office:value="5" table:style-name="ce113">
            <text:p>5</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57:.F57])" table:style-name="ce14">
            <text:p>9</text:p>
          </table:table-cell>
          <table:table-cell office:value-type="float" office:value="617" table:formula="of:=[.G57]+[.H56]" table:style-name="ce16">
            <text:p>617</text:p>
          </table:table-cell>
          <table:table-cell table:style-name="ce111"/>
          <table:table-cell table:number-columns-repeated="16375" table:style-name="ce12"/>
        </table:table-row>
        <table:table-row table:style-name="ro28">
          <table:table-cell office:value-type="date" office:date-value="2020-05-10T00:00:00" table:style-name="ce109">
            <text:p>10-May-20</text:p>
          </table:table-cell>
          <table:table-cell office:value-type="float" office:value="7" table:style-name="ce113">
            <text:p>7</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3" table:formula="of:=SUM([.B58:.F58])" table:style-name="ce14">
            <text:p>13</text:p>
          </table:table-cell>
          <table:table-cell office:value-type="float" office:value="630" table:formula="of:=[.G58]+[.H57]" table:style-name="ce16">
            <text:p>630</text:p>
          </table:table-cell>
          <table:table-cell table:style-name="ce111"/>
          <table:table-cell table:number-columns-repeated="16375" table:style-name="ce12"/>
        </table:table-row>
        <table:table-row table:style-name="ro28">
          <table:table-cell office:value-type="date" office:date-value="2020-05-11T00:00:00" table:style-name="ce109">
            <text:p>11-May-20</text:p>
          </table:table-cell>
          <table:table-cell office:value-type="float" office:value="3" table:style-name="ce113">
            <text:p>3</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59:.F59])" table:style-name="ce14">
            <text:p>6</text:p>
          </table:table-cell>
          <table:table-cell office:value-type="float" office:value="636" table:formula="of:=[.G59]+[.H58]" table:style-name="ce16">
            <text:p>636</text:p>
          </table:table-cell>
          <table:table-cell table:style-name="ce111"/>
          <table:table-cell table:number-columns-repeated="16375" table:style-name="ce12"/>
        </table:table-row>
        <table:table-row table:style-name="ro28">
          <table:table-cell office:value-type="date" office:date-value="2020-05-12T00:00:00" table:style-name="ce109">
            <text:p>12-May-20</text:p>
          </table:table-cell>
          <table:table-cell office:value-type="float" office:value="1" table:style-name="ce113">
            <text:p>1</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60:.F60])" table:style-name="ce14">
            <text:p>7</text:p>
          </table:table-cell>
          <table:table-cell office:value-type="float" office:value="643" table:formula="of:=[.G60]+[.H59]" table:style-name="ce16">
            <text:p>643</text:p>
          </table:table-cell>
          <table:table-cell table:style-name="ce111"/>
          <table:table-cell table:number-columns-repeated="16375" table:style-name="ce12"/>
        </table:table-row>
        <table:table-row table:style-name="ro28">
          <table:table-cell office:value-type="date" office:date-value="2020-05-13T00:00:00" table:style-name="ce109">
            <text:p>13-May-20</text:p>
          </table:table-cell>
          <table:table-cell office:value-type="float" office:value="1" table:style-name="ce113">
            <text:p>1</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61:.F61])" table:style-name="ce14">
            <text:p>6</text:p>
          </table:table-cell>
          <table:table-cell office:value-type="float" office:value="649" table:formula="of:=[.G61]+[.H60]" table:style-name="ce16">
            <text:p>649</text:p>
          </table:table-cell>
          <table:table-cell table:style-name="ce111"/>
          <table:table-cell table:number-columns-repeated="16375" table:style-name="ce12"/>
        </table:table-row>
        <table:table-row table:style-name="ro28">
          <table:table-cell office:value-type="date" office:date-value="2020-05-14T00:00:00" table:style-name="ce109">
            <text:p>14-May-20</text:p>
          </table:table-cell>
          <table:table-cell office:value-type="float" office:value="9" table:style-name="ce113">
            <text:p>9</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5" table:formula="of:=SUM([.B62:.F62])" table:style-name="ce14">
            <text:p>15</text:p>
          </table:table-cell>
          <table:table-cell office:value-type="float" office:value="664" table:formula="of:=[.G62]+[.H61]" table:style-name="ce16">
            <text:p>664</text:p>
          </table:table-cell>
          <table:table-cell table:style-name="ce111"/>
          <table:table-cell table:number-columns-repeated="16375" table:style-name="ce12"/>
        </table:table-row>
        <table:table-row table:style-name="ro28">
          <table:table-cell office:value-type="date" office:date-value="2020-05-15T00:00:00" table:style-name="ce109">
            <text:p>15-May-20</text:p>
          </table:table-cell>
          <table:table-cell office:value-type="float" office:value="4" table:style-name="ce113">
            <text:p>4</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63:.F63])" table:style-name="ce14">
            <text:p>9</text:p>
          </table:table-cell>
          <table:table-cell office:value-type="float" office:value="673" table:formula="of:=[.G63]+[.H62]" table:style-name="ce16">
            <text:p>673</text:p>
          </table:table-cell>
          <table:table-cell table:style-name="ce111"/>
          <table:table-cell table:number-columns-repeated="16375" table:style-name="ce12"/>
        </table:table-row>
        <table:table-row table:style-name="ro28">
          <table:table-cell office:value-type="date" office:date-value="2020-05-16T00:00:00" table:style-name="ce109">
            <text:p>16-May-20</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64:.F64])" table:style-name="ce14">
            <text:p>4</text:p>
          </table:table-cell>
          <table:table-cell office:value-type="float" office:value="677" table:formula="of:=[.G64]+[.H63]" table:style-name="ce16">
            <text:p>677</text:p>
          </table:table-cell>
          <table:table-cell table:style-name="ce111"/>
          <table:table-cell table:number-columns-repeated="16375" table:style-name="ce12"/>
        </table:table-row>
        <table:table-row table:style-name="ro28">
          <table:table-cell office:value-type="date" office:date-value="2020-05-17T00:00:00" table:style-name="ce109">
            <text:p>17-May-20</text:p>
          </table:table-cell>
          <table:table-cell office:value-type="float" office:value="6" table:style-name="ce113">
            <text:p>6</text:p>
          </table:table-cell>
          <table:table-cell office:value-type="float" office:value="2" table:style-name="ce113">
            <text:p>2</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0" table:formula="of:=SUM([.B65:.F65])" table:style-name="ce14">
            <text:p>10</text:p>
          </table:table-cell>
          <table:table-cell office:value-type="float" office:value="687" table:formula="of:=[.G65]+[.H64]" table:style-name="ce16">
            <text:p>687</text:p>
          </table:table-cell>
          <table:table-cell table:style-name="ce111"/>
          <table:table-cell table:number-columns-repeated="16375" table:style-name="ce12"/>
        </table:table-row>
        <table:table-row table:style-name="ro28">
          <table:table-cell office:value-type="date" office:date-value="2020-05-18T00:00:00" table:style-name="ce109">
            <text:p>18-May-20</text:p>
          </table:table-cell>
          <table:table-cell office:value-type="float" office:value="9" table:style-name="ce113">
            <text:p>9</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0" table:formula="of:=SUM([.B66:.F66])" table:style-name="ce14">
            <text:p>10</text:p>
          </table:table-cell>
          <table:table-cell office:value-type="float" office:value="697" table:formula="of:=[.G66]+[.H65]" table:style-name="ce16">
            <text:p>697</text:p>
          </table:table-cell>
          <table:table-cell table:style-name="ce111"/>
          <table:table-cell table:number-columns-repeated="16375" table:style-name="ce12"/>
        </table:table-row>
        <table:table-row table:style-name="ro28">
          <table:table-cell office:value-type="date" office:date-value="2020-05-19T00:00:00" table:style-name="ce109">
            <text:p>19-May-20</text:p>
          </table:table-cell>
          <table:table-cell office:value-type="float" office:value="4" table:style-name="ce113">
            <text:p>4</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67:.F67])" table:style-name="ce14">
            <text:p>9</text:p>
          </table:table-cell>
          <table:table-cell office:value-type="float" office:value="706" table:formula="of:=[.G67]+[.H66]" table:style-name="ce16">
            <text:p>706</text:p>
          </table:table-cell>
          <table:table-cell table:style-name="ce111"/>
          <table:table-cell table:number-columns-repeated="16375" table:style-name="ce12"/>
        </table:table-row>
        <table:table-row table:style-name="ro28">
          <table:table-cell office:value-type="date" office:date-value="2020-05-20T00:00:00" table:style-name="ce109">
            <text:p>20-May-20</text:p>
          </table:table-cell>
          <table:table-cell office:value-type="float" office:value="5" table:style-name="ce113">
            <text:p>5</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68:.F68])" table:style-name="ce14">
            <text:p>8</text:p>
          </table:table-cell>
          <table:table-cell office:value-type="float" office:value="714" table:formula="of:=[.G68]+[.H67]" table:style-name="ce16">
            <text:p>714</text:p>
          </table:table-cell>
          <table:table-cell table:style-name="ce111"/>
          <table:table-cell table:number-columns-repeated="16375" table:style-name="ce12"/>
        </table:table-row>
        <table:table-row table:style-name="ro28">
          <table:table-cell office:value-type="date" office:date-value="2020-05-21T00:00:00" table:style-name="ce109">
            <text:p>21-May-20</text:p>
          </table:table-cell>
          <table:table-cell office:value-type="float" office:value="4" table:style-name="ce113">
            <text:p>4</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6" table:formula="of:=SUM([.B69:.F69])" table:style-name="ce14">
            <text:p>6</text:p>
          </table:table-cell>
          <table:table-cell office:value-type="float" office:value="720" table:formula="of:=[.G69]+[.H68]" table:style-name="ce16">
            <text:p>720</text:p>
          </table:table-cell>
          <table:table-cell table:style-name="ce111"/>
          <table:table-cell table:number-columns-repeated="16375" table:style-name="ce12"/>
        </table:table-row>
        <table:table-row table:style-name="ro28">
          <table:table-cell office:value-type="date" office:date-value="2020-05-22T00:00:00" table:style-name="ce109">
            <text:p>22-May-20</text:p>
          </table:table-cell>
          <table:table-cell office:value-type="float" office:value="1" table:style-name="ce113">
            <text:p>1</text:p>
          </table:table-cell>
          <table:table-cell office:value-type="float" office:value="3" table:style-name="ce113">
            <text:p>3</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6" table:formula="of:=SUM([.B70:.F70])" table:style-name="ce14">
            <text:p>6</text:p>
          </table:table-cell>
          <table:table-cell office:value-type="float" office:value="726" table:formula="of:=[.G70]+[.H69]" table:style-name="ce16">
            <text:p>726</text:p>
          </table:table-cell>
          <table:table-cell table:style-name="ce111"/>
          <table:table-cell table:number-columns-repeated="16375" table:style-name="ce12"/>
        </table:table-row>
        <table:table-row table:style-name="ro28">
          <table:table-cell office:value-type="date" office:date-value="2020-05-23T00:00:00" table:style-name="ce109">
            <text:p>23-May-20</text:p>
          </table:table-cell>
          <table:table-cell office:value-type="float" office:value="2" table:style-name="ce113">
            <text:p>2</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71:.F71])" table:style-name="ce14">
            <text:p>4</text:p>
          </table:table-cell>
          <table:table-cell office:value-type="float" office:value="730" table:formula="of:=[.G71]+[.H70]" table:style-name="ce16">
            <text:p>730</text:p>
          </table:table-cell>
          <table:table-cell table:style-name="ce111"/>
          <table:table-cell table:number-columns-repeated="16375" table:style-name="ce12"/>
        </table:table-row>
        <table:table-row table:style-name="ro28">
          <table:table-cell office:value-type="date" office:date-value="2020-05-24T00:00:00" table:style-name="ce109">
            <text:p>24-May-20</text:p>
          </table:table-cell>
          <table:table-cell office:value-type="float" office:value="9" table:style-name="ce113">
            <text:p>9</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72:.F72])" table:style-name="ce14">
            <text:p>12</text:p>
          </table:table-cell>
          <table:table-cell office:value-type="float" office:value="742" table:formula="of:=[.G72]+[.H71]" table:style-name="ce16">
            <text:p>742</text:p>
          </table:table-cell>
          <table:table-cell table:style-name="ce111"/>
          <table:table-cell table:number-columns-repeated="16375" table:style-name="ce12"/>
        </table:table-row>
        <table:table-row table:style-name="ro28">
          <table:table-cell office:value-type="date" office:date-value="2020-05-25T00:00:00" table:style-name="ce109">
            <text:p>25-May-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73:.F73])" table:style-name="ce14">
            <text:p>3</text:p>
          </table:table-cell>
          <table:table-cell office:value-type="float" office:value="745" table:formula="of:=[.G73]+[.H72]" table:style-name="ce16">
            <text:p>745</text:p>
          </table:table-cell>
          <table:table-cell table:style-name="ce111"/>
          <table:table-cell table:number-columns-repeated="16375" table:style-name="ce12"/>
        </table:table-row>
        <table:table-row table:style-name="ro28">
          <table:table-cell office:value-type="date" office:date-value="2020-05-26T00:00:00" table:style-name="ce109">
            <text:p>26-May-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74:.F74])" table:style-name="ce14">
            <text:p>2</text:p>
          </table:table-cell>
          <table:table-cell office:value-type="float" office:value="747" table:formula="of:=[.G74]+[.H73]" table:style-name="ce16">
            <text:p>747</text:p>
          </table:table-cell>
          <table:table-cell table:style-name="ce111"/>
          <table:table-cell table:number-columns-repeated="16375" table:style-name="ce12"/>
        </table:table-row>
        <table:table-row table:style-name="ro28">
          <table:table-cell office:value-type="date" office:date-value="2020-05-27T00:00:00" table:style-name="ce109">
            <text:p>27-May-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7" table:formula="of:=SUM([.B75:.F75])" table:style-name="ce14">
            <text:p>7</text:p>
          </table:table-cell>
          <table:table-cell office:value-type="float" office:value="754" table:formula="of:=[.G75]+[.H74]" table:style-name="ce16">
            <text:p>754</text:p>
          </table:table-cell>
          <table:table-cell table:style-name="ce111"/>
          <table:table-cell table:number-columns-repeated="16375" table:style-name="ce12"/>
        </table:table-row>
        <table:table-row table:style-name="ro28">
          <table:table-cell office:value-type="date" office:date-value="2020-05-28T00:00:00" table:style-name="ce109">
            <text:p>28-May-20</text:p>
          </table:table-cell>
          <table:table-cell office:value-type="float" office:value="2" table:style-name="ce113">
            <text:p>2</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5" table:formula="of:=SUM([.B76:.F76])" table:style-name="ce14">
            <text:p>5</text:p>
          </table:table-cell>
          <table:table-cell office:value-type="float" office:value="759" table:formula="of:=[.G76]+[.H75]" table:style-name="ce16">
            <text:p>759</text:p>
          </table:table-cell>
          <table:table-cell table:style-name="ce111"/>
          <table:table-cell table:number-columns-repeated="16375" table:style-name="ce12"/>
        </table:table-row>
        <table:table-row table:style-name="ro28">
          <table:table-cell office:value-type="date" office:date-value="2020-05-29T00:00:00" table:style-name="ce109">
            <text:p>29-May-20</text:p>
          </table:table-cell>
          <table:table-cell office:value-type="float" office:value="3" table:style-name="ce113">
            <text:p>3</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5" table:formula="of:=SUM([.B77:.F77])" table:style-name="ce14">
            <text:p>5</text:p>
          </table:table-cell>
          <table:table-cell office:value-type="float" office:value="764" table:formula="of:=[.G77]+[.H76]" table:style-name="ce16">
            <text:p>764</text:p>
          </table:table-cell>
          <table:table-cell table:style-name="ce111"/>
          <table:table-cell table:number-columns-repeated="16375" table:style-name="ce12"/>
        </table:table-row>
        <table:table-row table:style-name="ro28">
          <table:table-cell office:value-type="date" office:date-value="2020-05-30T00:00:00" table:style-name="ce109">
            <text:p>30-May-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2" table:formula="of:=SUM([.B78:.F78])" table:style-name="ce14">
            <text:p>2</text:p>
          </table:table-cell>
          <table:table-cell office:value-type="float" office:value="766" table:formula="of:=[.G78]+[.H77]" table:style-name="ce16">
            <text:p>766</text:p>
          </table:table-cell>
          <table:table-cell table:style-name="ce111"/>
          <table:table-cell table:number-columns-repeated="16375" table:style-name="ce12"/>
        </table:table-row>
        <table:table-row table:style-name="ro28">
          <table:table-cell office:value-type="date" office:date-value="2020-05-31T00:00:00" table:style-name="ce109">
            <text:p>31-May-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79:.F79])" table:style-name="ce14">
            <text:p>3</text:p>
          </table:table-cell>
          <table:table-cell office:value-type="float" office:value="769" table:formula="of:=[.G79]+[.H78]" table:style-name="ce16">
            <text:p>769</text:p>
          </table:table-cell>
          <table:table-cell table:style-name="ce111"/>
          <table:table-cell table:number-columns-repeated="16375" table:style-name="ce12"/>
        </table:table-row>
        <table:table-row table:style-name="ro28">
          <table:table-cell office:value-type="date" office:date-value="2020-06-01T00:00:00" table:style-name="ce109">
            <text:p>01-Jun-2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3" table:formula="of:=SUM([.B80:.F80])" table:style-name="ce14">
            <text:p>3</text:p>
          </table:table-cell>
          <table:table-cell office:value-type="float" office:value="772" table:formula="of:=[.G80]+[.H79]" table:style-name="ce16">
            <text:p>772</text:p>
          </table:table-cell>
          <table:table-cell table:style-name="ce111"/>
          <table:table-cell table:number-columns-repeated="16375" table:style-name="ce12"/>
        </table:table-row>
        <table:table-row table:style-name="ro28">
          <table:table-cell office:value-type="date" office:date-value="2020-06-02T00:00:00" table:style-name="ce109">
            <text:p>02-Jun-20</text:p>
          </table:table-cell>
          <table:table-cell office:value-type="float" office:value="6" table:style-name="ce113">
            <text:p>6</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81:.F81])" table:style-name="ce14">
            <text:p>7</text:p>
          </table:table-cell>
          <table:table-cell office:value-type="float" office:value="779" table:formula="of:=[.G81]+[.H80]" table:style-name="ce16">
            <text:p>779</text:p>
          </table:table-cell>
          <table:table-cell table:style-name="ce111"/>
          <table:table-cell table:number-columns-repeated="16375" table:style-name="ce12"/>
        </table:table-row>
        <table:table-row table:style-name="ro28">
          <table:table-cell office:value-type="date" office:date-value="2020-06-03T00:00:00" table:style-name="ce109">
            <text:p>03-Jun-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82:.F82])" table:style-name="ce14">
            <text:p>3</text:p>
          </table:table-cell>
          <table:table-cell office:value-type="float" office:value="782" table:formula="of:=[.G82]+[.H81]" table:style-name="ce16">
            <text:p>782</text:p>
          </table:table-cell>
          <table:table-cell table:style-name="ce111"/>
          <table:table-cell table:number-columns-repeated="16375" table:style-name="ce12"/>
        </table:table-row>
        <table:table-row table:style-name="ro28">
          <table:table-cell office:value-type="date" office:date-value="2020-06-04T00:00:00" table:style-name="ce109">
            <text:p>04-Jun-20</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83:.F83])" table:style-name="ce14">
            <text:p>3</text:p>
          </table:table-cell>
          <table:table-cell office:value-type="float" office:value="785" table:formula="of:=[.G83]+[.H82]" table:style-name="ce16">
            <text:p>785</text:p>
          </table:table-cell>
          <table:table-cell table:style-name="ce111"/>
          <table:table-cell table:number-columns-repeated="16375" table:style-name="ce12"/>
        </table:table-row>
        <table:table-row table:style-name="ro28">
          <table:table-cell office:value-type="date" office:date-value="2020-06-05T00:00:00" table:style-name="ce109">
            <text:p>05-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84:.F84])" table:style-name="ce14">
            <text:p>1</text:p>
          </table:table-cell>
          <table:table-cell office:value-type="float" office:value="786" table:formula="of:=[.G84]+[.H83]" table:style-name="ce16">
            <text:p>786</text:p>
          </table:table-cell>
          <table:table-cell table:style-name="ce111"/>
          <table:table-cell table:number-columns-repeated="2" table:style-name="ce12"/>
          <table:table-cell table:number-columns-repeated="16373"/>
        </table:table-row>
        <table:table-row table:style-name="ro28">
          <table:table-cell office:value-type="date" office:date-value="2020-06-06T00:00:00" table:style-name="ce109">
            <text:p>06-Jun-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4" table:formula="of:=SUM([.B85:.F85])" table:style-name="ce14">
            <text:p>4</text:p>
          </table:table-cell>
          <table:table-cell office:value-type="float" office:value="790" table:formula="of:=[.G85]+[.H84]" table:style-name="ce16">
            <text:p>790</text:p>
          </table:table-cell>
          <table:table-cell table:style-name="ce111"/>
          <table:table-cell table:number-columns-repeated="2" table:style-name="ce12"/>
          <table:table-cell table:number-columns-repeated="16373"/>
        </table:table-row>
        <table:table-row table:style-name="ro28">
          <table:table-cell office:value-type="date" office:date-value="2020-06-07T00:00:00" table:style-name="ce109">
            <text:p>07-Jun-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86:.F86])" table:style-name="ce14">
            <text:p>3</text:p>
          </table:table-cell>
          <table:table-cell office:value-type="float" office:value="793" table:formula="of:=[.G86]+[.H85]" table:style-name="ce16">
            <text:p>793</text:p>
          </table:table-cell>
          <table:table-cell table:style-name="ce80"/>
          <table:table-cell table:style-name="ce41"/>
          <table:table-cell table:style-name="ce12"/>
          <table:table-cell table:number-columns-repeated="16373"/>
        </table:table-row>
        <table:table-row table:style-name="ro28">
          <table:table-cell office:value-type="date" office:date-value="2020-06-08T00:00:00" table:style-name="ce109">
            <text:p>08-Jun-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 table:formula="of:=SUM([.B87:.F87])" table:style-name="ce14">
            <text:p>1</text:p>
          </table:table-cell>
          <table:table-cell office:value-type="float" office:value="794" table:formula="of:=[.G87]+[.H86]" table:style-name="ce16">
            <text:p>794</text:p>
          </table:table-cell>
          <table:table-cell table:style-name="ce80"/>
          <table:table-cell table:style-name="ce41"/>
          <table:table-cell table:style-name="ce12"/>
          <table:table-cell table:number-columns-repeated="16373"/>
        </table:table-row>
        <table:table-row table:style-name="ro28">
          <table:table-cell office:value-type="date" office:date-value="2020-06-09T00:00:00" table:style-name="ce109">
            <text:p>09-Jun-20</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88:.F88])" table:style-name="ce14">
            <text:p>2</text:p>
          </table:table-cell>
          <table:table-cell office:value-type="float" office:value="796" table:formula="of:=[.G88]+[.H87]" table:style-name="ce16">
            <text:p>796</text:p>
          </table:table-cell>
          <table:table-cell table:style-name="ce80"/>
          <table:table-cell table:style-name="ce41"/>
          <table:table-cell table:style-name="ce12"/>
          <table:table-cell table:number-columns-repeated="16373"/>
        </table:table-row>
        <table:table-row table:style-name="ro28">
          <table:table-cell office:value-type="date" office:date-value="2020-06-10T00:00:00" table:style-name="ce109">
            <text:p>10-Jun-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3" table:formula="of:=SUM([.B89:.F89])" table:style-name="ce14">
            <text:p>3</text:p>
          </table:table-cell>
          <table:table-cell office:value-type="float" office:value="799" table:formula="of:=[.G89]+[.H88]" table:style-name="ce16">
            <text:p>799</text:p>
          </table:table-cell>
          <table:table-cell table:style-name="ce80"/>
          <table:table-cell table:style-name="ce41"/>
          <table:table-cell table:style-name="ce12"/>
          <table:table-cell table:number-columns-repeated="16373"/>
        </table:table-row>
        <table:table-row table:style-name="ro28">
          <table:table-cell office:value-type="date" office:date-value="2020-06-11T00:00:00" table:style-name="ce109">
            <text:p>11-Jun-20</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90:.F90])" table:style-name="ce14">
            <text:p>4</text:p>
          </table:table-cell>
          <table:table-cell office:value-type="float" office:value="803" table:formula="of:=[.G90]+[.H89]" table:style-name="ce16">
            <text:p>803</text:p>
          </table:table-cell>
          <table:table-cell table:style-name="ce80"/>
          <table:table-cell table:style-name="ce41"/>
          <table:table-cell table:style-name="ce12"/>
          <table:table-cell table:number-columns-repeated="16373"/>
        </table:table-row>
        <table:table-row table:style-name="ro28">
          <table:table-cell office:value-type="date" office:date-value="2020-06-12T00:00:00" table:style-name="ce109">
            <text:p>12-Jun-20</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5" table:formula="of:=SUM([.B91:.F91])" table:style-name="ce14">
            <text:p>5</text:p>
          </table:table-cell>
          <table:table-cell office:value-type="float" office:value="808" table:formula="of:=[.G91]+[.H90]" table:style-name="ce16">
            <text:p>808</text:p>
          </table:table-cell>
          <table:table-cell table:style-name="ce80"/>
          <table:table-cell table:style-name="ce41"/>
          <table:table-cell table:style-name="ce12"/>
          <table:table-cell table:number-columns-repeated="16373"/>
        </table:table-row>
        <table:table-row table:style-name="ro28">
          <table:table-cell office:value-type="date" office:date-value="2020-06-13T00:00:00" table:style-name="ce109">
            <text:p>13-Jun-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92:.F92])" table:style-name="ce14">
            <text:p>3</text:p>
          </table:table-cell>
          <table:table-cell office:value-type="float" office:value="811" table:formula="of:=[.G92]+[.H91]" table:style-name="ce16">
            <text:p>811</text:p>
          </table:table-cell>
          <table:table-cell table:style-name="ce80"/>
          <table:table-cell table:style-name="ce41"/>
          <table:table-cell table:style-name="ce12"/>
          <table:table-cell table:number-columns-repeated="16373"/>
        </table:table-row>
        <table:table-row table:style-name="ro28">
          <table:table-cell office:value-type="date" office:date-value="2020-06-14T00:00:00" table:style-name="ce109">
            <text:p>14-Jun-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93:.F93])" table:style-name="ce14">
            <text:p>2</text:p>
          </table:table-cell>
          <table:table-cell office:value-type="float" office:value="813" table:formula="of:=[.G93]+[.H92]" table:style-name="ce16">
            <text:p>813</text:p>
          </table:table-cell>
          <table:table-cell table:style-name="ce80"/>
          <table:table-cell table:style-name="ce41"/>
          <table:table-cell table:style-name="ce12"/>
          <table:table-cell table:number-columns-repeated="16373"/>
        </table:table-row>
        <table:table-row table:style-name="ro28">
          <table:table-cell office:value-type="date" office:date-value="2020-06-15T00:00:00" table:style-name="ce109">
            <text:p>15-Jun-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 table:formula="of:=SUM([.B94:.F94])" table:style-name="ce14">
            <text:p>1</text:p>
          </table:table-cell>
          <table:table-cell office:value-type="float" office:value="814" table:formula="of:=[.G94]+[.H93]" table:style-name="ce16">
            <text:p>814</text:p>
          </table:table-cell>
          <table:table-cell table:style-name="ce80"/>
          <table:table-cell table:style-name="ce41"/>
          <table:table-cell table:style-name="ce12"/>
          <table:table-cell table:number-columns-repeated="16373"/>
        </table:table-row>
        <table:table-row table:style-name="ro28">
          <table:table-cell office:value-type="date" office:date-value="2020-06-16T00:00:00" table:style-name="ce109">
            <text:p>16-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95:.F95])" table:style-name="ce14">
            <text:p>1</text:p>
          </table:table-cell>
          <table:table-cell office:value-type="float" office:value="815" table:formula="of:=[.G95]+[.H94]" table:style-name="ce16">
            <text:p>815</text:p>
          </table:table-cell>
          <table:table-cell table:style-name="ce80"/>
          <table:table-cell table:style-name="ce41"/>
          <table:table-cell table:style-name="ce12"/>
          <table:table-cell table:number-columns-repeated="16373"/>
        </table:table-row>
        <table:table-row table:style-name="ro28">
          <table:table-cell office:value-type="date" office:date-value="2020-06-17T00:00:00" table:style-name="ce109">
            <text:p>17-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96:.F96])" table:style-name="ce14">
            <text:p>1</text:p>
          </table:table-cell>
          <table:table-cell office:value-type="float" office:value="816" table:formula="of:=[.G96]+[.H95]" table:style-name="ce16">
            <text:p>816</text:p>
          </table:table-cell>
          <table:table-cell table:style-name="ce80"/>
          <table:table-cell table:style-name="ce41"/>
          <table:table-cell table:style-name="ce12"/>
          <table:table-cell table:number-columns-repeated="16373"/>
        </table:table-row>
        <table:table-row table:style-name="ro28">
          <table:table-cell office:value-type="date" office:date-value="2020-06-18T00:00:00" table:style-name="ce109">
            <text:p>18-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97:.F97])" table:style-name="ce14">
            <text:p>1</text:p>
          </table:table-cell>
          <table:table-cell office:value-type="float" office:value="817" table:formula="of:=[.G97]+[.H96]" table:style-name="ce16">
            <text:p>817</text:p>
          </table:table-cell>
          <table:table-cell table:style-name="ce80"/>
          <table:table-cell table:style-name="ce41"/>
          <table:table-cell table:style-name="ce12"/>
          <table:table-cell table:number-columns-repeated="16373"/>
        </table:table-row>
        <table:table-row table:style-name="ro28">
          <table:table-cell office:value-type="date" office:date-value="2020-06-19T00:00:00" table:style-name="ce109">
            <text:p>19-Jun-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98:.F98])" table:style-name="ce14">
            <text:p>3</text:p>
          </table:table-cell>
          <table:table-cell office:value-type="float" office:value="820" table:formula="of:=[.G98]+[.H97]" table:style-name="ce16">
            <text:p>820</text:p>
          </table:table-cell>
          <table:table-cell table:style-name="ce80"/>
          <table:table-cell table:style-name="ce41"/>
          <table:table-cell table:style-name="ce12"/>
          <table:table-cell table:number-columns-repeated="16373"/>
        </table:table-row>
        <table:table-row table:style-name="ro28">
          <table:table-cell office:value-type="date" office:date-value="2020-06-20T00:00:00" table:style-name="ce109">
            <text:p>20-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99:.F99])" table:style-name="ce14">
            <text:p>1</text:p>
          </table:table-cell>
          <table:table-cell office:value-type="float" office:value="821" table:formula="of:=[.G99]+[.H98]" table:style-name="ce16">
            <text:p>821</text:p>
          </table:table-cell>
          <table:table-cell table:style-name="ce80"/>
          <table:table-cell table:style-name="ce41"/>
          <table:table-cell table:style-name="ce12"/>
          <table:table-cell table:number-columns-repeated="16373"/>
        </table:table-row>
        <table:table-row table:style-name="ro28">
          <table:table-cell office:value-type="date" office:date-value="2020-06-21T00:00:00" table:style-name="ce109">
            <text:p>21-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0:.F100])" table:style-name="ce14">
            <text:p>1</text:p>
          </table:table-cell>
          <table:table-cell office:value-type="float" office:value="822" table:formula="of:=[.G100]+[.H99]" table:style-name="ce16">
            <text:p>822</text:p>
          </table:table-cell>
          <table:table-cell table:style-name="ce80"/>
          <table:table-cell table:style-name="ce41"/>
          <table:table-cell table:style-name="ce12"/>
          <table:table-cell table:number-columns-repeated="16373"/>
        </table:table-row>
        <table:table-row table:style-name="ro28">
          <table:table-cell office:value-type="date" office:date-value="2020-06-22T00:00:00" table:style-name="ce109">
            <text:p>22-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1:.F101])" table:style-name="ce14">
            <text:p>1</text:p>
          </table:table-cell>
          <table:table-cell office:value-type="float" office:value="823" table:formula="of:=[.G101]+[.H100]" table:style-name="ce16">
            <text:p>823</text:p>
          </table:table-cell>
          <table:table-cell table:style-name="ce80"/>
          <table:table-cell table:style-name="ce41"/>
          <table:table-cell table:style-name="ce12"/>
          <table:table-cell table:number-columns-repeated="16373"/>
        </table:table-row>
        <table:table-row table:style-name="ro28">
          <table:table-cell office:value-type="date" office:date-value="2020-06-23T00:00:00" table:style-name="ce109">
            <text:p>23-Jun-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2:.F102])" table:style-name="ce14">
            <text:p>1</text:p>
          </table:table-cell>
          <table:table-cell office:value-type="float" office:value="824" table:formula="of:=[.G102]+[.H101]" table:style-name="ce16">
            <text:p>824</text:p>
          </table:table-cell>
          <table:table-cell table:style-name="ce80"/>
          <table:table-cell table:style-name="ce41"/>
          <table:table-cell table:style-name="ce12"/>
          <table:table-cell table:number-columns-repeated="16373"/>
        </table:table-row>
        <table:table-row table:style-name="ro28">
          <table:table-cell office:value-type="date" office:date-value="2020-06-24T00:00:00" table:style-name="ce109">
            <text:p>24-Jun-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103:.F103])" table:style-name="ce14">
            <text:p>3</text:p>
          </table:table-cell>
          <table:table-cell office:value-type="float" office:value="827" table:formula="of:=[.G103]+[.H102]" table:style-name="ce16">
            <text:p>827</text:p>
          </table:table-cell>
          <table:table-cell table:style-name="ce80"/>
          <table:table-cell table:style-name="ce41"/>
          <table:table-cell table:style-name="ce12"/>
          <table:table-cell table:number-columns-repeated="16373"/>
        </table:table-row>
        <table:table-row table:style-name="ro28">
          <table:table-cell office:value-type="date" office:date-value="2020-06-25T00:00:00" table:style-name="ce109">
            <text:p>25-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4:.F104])" table:style-name="ce14">
            <text:p>1</text:p>
          </table:table-cell>
          <table:table-cell office:value-type="float" office:value="828" table:formula="of:=[.G104]+[.H103]" table:style-name="ce16">
            <text:p>828</text:p>
          </table:table-cell>
          <table:table-cell table:style-name="ce80"/>
          <table:table-cell table:style-name="ce41"/>
          <table:table-cell table:style-name="ce12"/>
          <table:table-cell table:number-columns-repeated="16373"/>
        </table:table-row>
        <table:table-row table:style-name="ro28">
          <table:table-cell office:value-type="date" office:date-value="2020-06-26T00:00:00" table:style-name="ce109">
            <text:p>26-Jun-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05:.F105])" table:style-name="ce14">
            <text:p>2</text:p>
          </table:table-cell>
          <table:table-cell office:value-type="float" office:value="830" table:formula="of:=[.G105]+[.H104]" table:style-name="ce16">
            <text:p>830</text:p>
          </table:table-cell>
          <table:table-cell table:style-name="ce80"/>
          <table:table-cell table:style-name="ce41"/>
          <table:table-cell table:style-name="ce12"/>
          <table:table-cell table:number-columns-repeated="16373"/>
        </table:table-row>
        <table:table-row table:style-name="ro28">
          <table:table-cell office:value-type="date" office:date-value="2020-06-27T00:00:00" table:style-name="ce109">
            <text:p>27-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6:.F106])" table:style-name="ce14">
            <text:p>1</text:p>
          </table:table-cell>
          <table:table-cell office:value-type="float" office:value="831" table:formula="of:=[.G106]+[.H105]" table:style-name="ce16">
            <text:p>831</text:p>
          </table:table-cell>
          <table:table-cell table:style-name="ce80"/>
          <table:table-cell table:style-name="ce41"/>
          <table:table-cell table:style-name="ce12"/>
          <table:table-cell table:number-columns-repeated="16373"/>
        </table:table-row>
        <table:table-row table:style-name="ro28">
          <table:table-cell office:value-type="date" office:date-value="2020-06-28T00:00:00" table:style-name="ce109">
            <text:p>28-Jun-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107:.F107])" table:style-name="ce14">
            <text:p>3</text:p>
          </table:table-cell>
          <table:table-cell office:value-type="float" office:value="834" table:formula="of:=[.G107]+[.H106]" table:style-name="ce16">
            <text:p>834</text:p>
          </table:table-cell>
          <table:table-cell table:style-name="ce80"/>
          <table:table-cell table:style-name="ce41"/>
          <table:table-cell table:style-name="ce12"/>
          <table:table-cell table:number-columns-repeated="16373"/>
        </table:table-row>
        <table:table-row table:style-name="ro28">
          <table:table-cell office:value-type="date" office:date-value="2020-06-29T00:00:00" table:style-name="ce109">
            <text:p>29-Jun-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8:.F108])" table:style-name="ce14">
            <text:p>1</text:p>
          </table:table-cell>
          <table:table-cell office:value-type="float" office:value="835" table:formula="of:=[.G108]+[.H107]" table:style-name="ce16">
            <text:p>835</text:p>
          </table:table-cell>
          <table:table-cell table:style-name="ce80"/>
          <table:table-cell table:style-name="ce41"/>
          <table:table-cell table:style-name="ce12"/>
          <table:table-cell table:number-columns-repeated="16373"/>
        </table:table-row>
        <table:table-row table:style-name="ro28">
          <table:table-cell office:value-type="date" office:date-value="2020-06-30T00:00:00" table:style-name="ce109">
            <text:p>30-Jun-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09:.F109])" table:style-name="ce14">
            <text:p>2</text:p>
          </table:table-cell>
          <table:table-cell office:value-type="float" office:value="837" table:formula="of:=[.G109]+[.H108]" table:style-name="ce16">
            <text:p>837</text:p>
          </table:table-cell>
          <table:table-cell table:style-name="ce80"/>
          <table:table-cell table:style-name="ce41"/>
          <table:table-cell table:style-name="ce12"/>
          <table:table-cell table:number-columns-repeated="16373"/>
        </table:table-row>
        <table:table-row table:style-name="ro28">
          <table:table-cell office:value-type="date" office:date-value="2020-07-01T00:00:00" table:style-name="ce109">
            <text:p>01-Jul-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10:.F110])" table:style-name="ce14">
            <text:p>2</text:p>
          </table:table-cell>
          <table:table-cell office:value-type="float" office:value="839" table:formula="of:=[.G110]+[.H109]" table:style-name="ce16">
            <text:p>839</text:p>
          </table:table-cell>
          <table:table-cell table:style-name="ce80"/>
          <table:table-cell table:style-name="ce41"/>
          <table:table-cell table:style-name="ce12"/>
          <table:table-cell table:number-columns-repeated="16373"/>
        </table:table-row>
        <table:table-row table:style-name="ro28">
          <table:table-cell office:value-type="date" office:date-value="2020-07-02T00:00:00" table:style-name="ce109">
            <text:p>02-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11:.F111])" table:style-name="ce14">
            <text:p>0</text:p>
          </table:table-cell>
          <table:table-cell office:value-type="float" office:value="839" table:formula="of:=[.G111]+[.H110]" table:style-name="ce16">
            <text:p>839</text:p>
          </table:table-cell>
          <table:table-cell table:number-columns-repeated="2" table:style-name="ce41"/>
          <table:table-cell table:style-name="ce12"/>
          <table:table-cell table:number-columns-repeated="16373"/>
        </table:table-row>
        <table:table-row table:style-name="ro28">
          <table:table-cell office:value-type="date" office:date-value="2020-07-03T00:00:00" table:style-name="ce109">
            <text:p>03-Jul-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12:.F112])" table:style-name="ce14">
            <text:p>2</text:p>
          </table:table-cell>
          <table:table-cell office:value-type="float" office:value="841" table:formula="of:=[.G112]+[.H111]" table:style-name="ce16">
            <text:p>841</text:p>
          </table:table-cell>
          <table:table-cell table:style-name="ce80"/>
          <table:table-cell table:style-name="ce41"/>
          <table:table-cell table:style-name="ce12"/>
          <table:table-cell table:number-columns-repeated="16373"/>
        </table:table-row>
        <table:table-row table:style-name="ro28">
          <table:table-cell office:value-type="date" office:date-value="2020-07-04T00:00:00" table:style-name="ce109">
            <text:p>04-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13:.F113])" table:style-name="ce14">
            <text:p>0</text:p>
          </table:table-cell>
          <table:table-cell office:value-type="float" office:value="841" table:formula="of:=[.G113]+[.H112]" table:style-name="ce16">
            <text:p>841</text:p>
          </table:table-cell>
          <table:table-cell table:number-columns-repeated="2" table:style-name="ce41"/>
          <table:table-cell table:style-name="ce12"/>
          <table:table-cell table:number-columns-repeated="16373"/>
        </table:table-row>
        <table:table-row table:style-name="ro28">
          <table:table-cell office:value-type="date" office:date-value="2020-07-05T00:00:00" table:style-name="ce109">
            <text:p>05-Jul-2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14:.F114])" table:style-name="ce14">
            <text:p>2</text:p>
          </table:table-cell>
          <table:table-cell office:value-type="float" office:value="843" table:formula="of:=[.G114]+[.H113]" table:style-name="ce16">
            <text:p>843</text:p>
          </table:table-cell>
          <table:table-cell table:style-name="ce80"/>
          <table:table-cell table:number-columns-repeated="16375" table:style-name="ce41"/>
        </table:table-row>
        <table:table-row table:style-name="ro28">
          <table:table-cell office:value-type="date" office:date-value="2020-07-06T00:00:00" table:style-name="ce109">
            <text:p>06-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15:.F115])" table:style-name="ce14">
            <text:p>0</text:p>
          </table:table-cell>
          <table:table-cell office:value-type="float" office:value="843" table:formula="of:=[.G115]+[.H114]" table:style-name="ce16">
            <text:p>843</text:p>
          </table:table-cell>
          <table:table-cell table:number-columns-repeated="16376" table:style-name="ce41"/>
        </table:table-row>
        <table:table-row table:style-name="ro28">
          <table:table-cell office:value-type="date" office:date-value="2020-07-07T00:00:00" table:style-name="ce109">
            <text:p>07-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16:.F116])" table:style-name="ce14">
            <text:p>0</text:p>
          </table:table-cell>
          <table:table-cell office:value-type="float" office:value="843" table:formula="of:=[.G116]+[.H115]" table:style-name="ce16">
            <text:p>843</text:p>
          </table:table-cell>
          <table:table-cell table:number-columns-repeated="16376" table:style-name="ce41"/>
        </table:table-row>
        <table:table-row table:style-name="ro28">
          <table:table-cell office:value-type="date" office:date-value="2020-07-08T00:00:00" table:style-name="ce109">
            <text:p>08-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17:.F117])" table:style-name="ce14">
            <text:p>0</text:p>
          </table:table-cell>
          <table:table-cell office:value-type="float" office:value="843" table:formula="of:=[.G117]+[.H116]" table:style-name="ce16">
            <text:p>843</text:p>
          </table:table-cell>
          <table:table-cell table:number-columns-repeated="16376" table:style-name="ce41"/>
        </table:table-row>
        <table:table-row table:style-name="ro28">
          <table:table-cell office:value-type="date" office:date-value="2020-07-09T00:00:00" table:style-name="ce109">
            <text:p>09-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18:.F118])" table:style-name="ce14">
            <text:p>1</text:p>
          </table:table-cell>
          <table:table-cell office:value-type="float" office:value="844" table:formula="of:=[.G118]+[.H117]" table:style-name="ce16">
            <text:p>844</text:p>
          </table:table-cell>
          <table:table-cell table:style-name="ce80"/>
          <table:table-cell table:number-columns-repeated="16375" table:style-name="ce41"/>
        </table:table-row>
        <table:table-row table:style-name="ro28">
          <table:table-cell office:value-type="date" office:date-value="2020-07-10T00:00:00" table:style-name="ce109">
            <text:p>10-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19:.F119])" table:style-name="ce14">
            <text:p>1</text:p>
          </table:table-cell>
          <table:table-cell office:value-type="float" office:value="845" table:formula="of:=[.G119]+[.H118]" table:style-name="ce16">
            <text:p>845</text:p>
          </table:table-cell>
          <table:table-cell table:number-columns-repeated="16376" table:style-name="ce41"/>
        </table:table-row>
        <table:table-row table:style-name="ro28">
          <table:table-cell office:value-type="date" office:date-value="2020-07-11T00:00:00" table:style-name="ce109">
            <text:p>11-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20:.F120])" table:style-name="ce14">
            <text:p>1</text:p>
          </table:table-cell>
          <table:table-cell office:value-type="float" office:value="846" table:formula="of:=[.G120]+[.H119]" table:style-name="ce16">
            <text:p>846</text:p>
          </table:table-cell>
          <table:table-cell table:style-name="ce80"/>
          <table:table-cell table:number-columns-repeated="16375" table:style-name="ce41"/>
        </table:table-row>
        <table:table-row table:style-name="ro28">
          <table:table-cell office:value-type="date" office:date-value="2020-07-12T00:00:00" table:style-name="ce109">
            <text:p>12-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21:.F121])" table:style-name="ce14">
            <text:p>1</text:p>
          </table:table-cell>
          <table:table-cell office:value-type="float" office:value="847" table:formula="of:=[.G121]+[.H120]" table:style-name="ce16">
            <text:p>847</text:p>
          </table:table-cell>
          <table:table-cell table:style-name="ce80"/>
          <table:table-cell table:number-columns-repeated="16375" table:style-name="ce41"/>
        </table:table-row>
        <table:table-row table:style-name="ro28">
          <table:table-cell office:value-type="date" office:date-value="2020-07-13T00:00:00" table:style-name="ce109">
            <text:p>13-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22:.F122])" table:style-name="ce14">
            <text:p>0</text:p>
          </table:table-cell>
          <table:table-cell office:value-type="float" office:value="847" table:formula="of:=[.G122]+[.H121]" table:style-name="ce16">
            <text:p>847</text:p>
          </table:table-cell>
          <table:table-cell table:style-name="ce80"/>
          <table:table-cell table:number-columns-repeated="16375" table:style-name="ce41"/>
        </table:table-row>
        <table:table-row table:style-name="ro28">
          <table:table-cell office:value-type="date" office:date-value="2020-07-14T00:00:00" table:style-name="ce109">
            <text:p>14-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23:.F123])" table:style-name="ce14">
            <text:p>0</text:p>
          </table:table-cell>
          <table:table-cell office:value-type="float" office:value="847" table:formula="of:=[.G123]+[.H122]" table:style-name="ce16">
            <text:p>847</text:p>
          </table:table-cell>
          <table:table-cell table:style-name="ce80"/>
          <table:table-cell table:number-columns-repeated="16375" table:style-name="ce41"/>
        </table:table-row>
        <table:table-row table:style-name="ro28">
          <table:table-cell office:value-type="date" office:date-value="2020-07-15T00:00:00" table:style-name="ce109">
            <text:p>15-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24:.F124])" table:style-name="ce14">
            <text:p>0</text:p>
          </table:table-cell>
          <table:table-cell office:value-type="float" office:value="847" table:formula="of:=[.G124]+[.H123]" table:style-name="ce16">
            <text:p>847</text:p>
          </table:table-cell>
          <table:table-cell table:style-name="ce80"/>
          <table:table-cell table:number-columns-repeated="16375" table:style-name="ce41"/>
        </table:table-row>
        <table:table-row table:style-name="ro28">
          <table:table-cell office:value-type="date" office:date-value="2020-07-16T00:00:00" table:style-name="ce109">
            <text:p>16-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25:.F125])" table:style-name="ce14">
            <text:p>1</text:p>
          </table:table-cell>
          <table:table-cell office:value-type="float" office:value="848" table:formula="of:=[.G125]+[.H124]" table:style-name="ce16">
            <text:p>848</text:p>
          </table:table-cell>
          <table:table-cell table:style-name="ce80"/>
          <table:table-cell table:number-columns-repeated="16375" table:style-name="ce41"/>
        </table:table-row>
        <table:table-row table:style-name="ro25">
          <table:table-cell office:value-type="date" office:date-value="2020-07-17T00:00:00" table:style-name="ce109">
            <text:p>17-Jul-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26:.F126])" table:style-name="ce14">
            <text:p>2</text:p>
          </table:table-cell>
          <table:table-cell office:value-type="float" office:value="850" table:formula="of:=[.G126]+[.H125]" table:style-name="ce16">
            <text:p>850</text:p>
          </table:table-cell>
          <table:table-cell table:style-name="ce80"/>
          <table:table-cell table:number-columns-repeated="16375" table:style-name="ce41"/>
        </table:table-row>
        <table:table-row table:style-name="ro25">
          <table:table-cell office:value-type="date" office:date-value="2020-07-18T00:00:00" table:style-name="ce109">
            <text:p>18-Jul-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27:.F127])" table:style-name="ce14">
            <text:p>1</text:p>
          </table:table-cell>
          <table:table-cell office:value-type="float" office:value="851" table:formula="of:=[.G127]+[.H126]" table:style-name="ce16">
            <text:p>851</text:p>
          </table:table-cell>
          <table:table-cell table:style-name="ce80"/>
          <table:table-cell table:number-columns-repeated="16375" table:style-name="ce41"/>
        </table:table-row>
        <table:table-row table:style-name="ro25">
          <table:table-cell office:value-type="date" office:date-value="2020-07-19T00:00:00" table:style-name="ce109">
            <text:p>19-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28:.F128])" table:style-name="ce14">
            <text:p>0</text:p>
          </table:table-cell>
          <table:table-cell office:value-type="float" office:value="851" table:formula="of:=[.G128]+[.H127]" table:style-name="ce16">
            <text:p>851</text:p>
          </table:table-cell>
          <table:table-cell table:style-name="ce80"/>
          <table:table-cell table:number-columns-repeated="16375" table:style-name="ce41"/>
        </table:table-row>
        <table:table-row table:style-name="ro25">
          <table:table-cell office:value-type="date" office:date-value="2020-07-20T00:00:00" table:style-name="ce109">
            <text:p>20-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29:.F129])" table:style-name="ce14">
            <text:p>1</text:p>
          </table:table-cell>
          <table:table-cell office:value-type="float" office:value="852" table:formula="of:=[.G129]+[.H128]" table:style-name="ce16">
            <text:p>852</text:p>
          </table:table-cell>
          <table:table-cell table:style-name="ce80"/>
          <table:table-cell table:number-columns-repeated="16375"/>
        </table:table-row>
        <table:table-row table:style-name="ro25">
          <table:table-cell office:value-type="date" office:date-value="2020-07-21T00:00:00" table:style-name="ce109">
            <text:p>21-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0:.F130])" table:style-name="ce14">
            <text:p>0</text:p>
          </table:table-cell>
          <table:table-cell office:value-type="float" office:value="852" table:formula="of:=[.G130]+[.H129]" table:style-name="ce16">
            <text:p>852</text:p>
          </table:table-cell>
          <table:table-cell table:style-name="ce80"/>
          <table:table-cell table:number-columns-repeated="16375"/>
        </table:table-row>
        <table:table-row table:style-name="ro25">
          <table:table-cell office:value-type="date" office:date-value="2020-07-22T00:00:00" table:style-name="ce109">
            <text:p>22-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1:.F131])" table:style-name="ce14">
            <text:p>0</text:p>
          </table:table-cell>
          <table:table-cell office:value-type="float" office:value="852" table:formula="of:=[.G131]+[.H130]" table:style-name="ce16">
            <text:p>852</text:p>
          </table:table-cell>
          <table:table-cell table:style-name="ce80"/>
          <table:table-cell table:number-columns-repeated="16375"/>
        </table:table-row>
        <table:table-row table:style-name="ro25">
          <table:table-cell office:value-type="date" office:date-value="2020-07-23T00:00:00" table:style-name="ce109">
            <text:p>23-Jul-2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32:.F132])" table:style-name="ce14">
            <text:p>2</text:p>
          </table:table-cell>
          <table:table-cell office:value-type="float" office:value="854" table:formula="of:=[.G132]+[.H131]" table:style-name="ce16">
            <text:p>854</text:p>
          </table:table-cell>
          <table:table-cell table:style-name="ce80"/>
          <table:table-cell table:number-columns-repeated="16375"/>
        </table:table-row>
        <table:table-row table:style-name="ro25">
          <table:table-cell office:value-type="date" office:date-value="2020-07-24T00:00:00" table:style-name="ce109">
            <text:p>24-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3:.F133])" table:style-name="ce14">
            <text:p>0</text:p>
          </table:table-cell>
          <table:table-cell office:value-type="float" office:value="854" table:formula="of:=[.G133]+[.H132]" table:style-name="ce16">
            <text:p>854</text:p>
          </table:table-cell>
          <table:table-cell table:style-name="ce80"/>
          <table:table-cell table:number-columns-repeated="16375"/>
        </table:table-row>
        <table:table-row table:style-name="ro25">
          <table:table-cell office:value-type="date" office:date-value="2020-07-25T00:00:00" table:style-name="ce109">
            <text:p>25-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4:.F134])" table:style-name="ce14">
            <text:p>0</text:p>
          </table:table-cell>
          <table:table-cell office:value-type="float" office:value="854" table:formula="of:=[.G134]+[.H133]" table:style-name="ce16">
            <text:p>854</text:p>
          </table:table-cell>
          <table:table-cell table:style-name="ce80"/>
          <table:table-cell table:number-columns-repeated="16375"/>
        </table:table-row>
        <table:table-row table:style-name="ro25">
          <table:table-cell office:value-type="date" office:date-value="2020-07-26T00:00:00" table:style-name="ce109">
            <text:p>26-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35:.F135])" table:style-name="ce14">
            <text:p>1</text:p>
          </table:table-cell>
          <table:table-cell office:value-type="float" office:value="855" table:formula="of:=[.G135]+[.H134]" table:style-name="ce16">
            <text:p>855</text:p>
          </table:table-cell>
          <table:table-cell table:style-name="ce80"/>
          <table:table-cell table:number-columns-repeated="16375"/>
        </table:table-row>
        <table:table-row table:style-name="ro25">
          <table:table-cell office:value-type="date" office:date-value="2020-07-27T00:00:00" table:style-name="ce109">
            <text:p>27-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6:.F136])" table:style-name="ce14">
            <text:p>0</text:p>
          </table:table-cell>
          <table:table-cell office:value-type="float" office:value="855" table:formula="of:=[.G136]+[.H135]" table:style-name="ce16">
            <text:p>855</text:p>
          </table:table-cell>
          <table:table-cell table:style-name="ce80"/>
          <table:table-cell table:number-columns-repeated="16375"/>
        </table:table-row>
        <table:table-row table:style-name="ro25">
          <table:table-cell office:value-type="date" office:date-value="2020-07-28T00:00:00" table:style-name="ce109">
            <text:p>28-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7:.F137])" table:style-name="ce14">
            <text:p>0</text:p>
          </table:table-cell>
          <table:table-cell office:value-type="float" office:value="855" table:formula="of:=[.G137]+[.H136]" table:style-name="ce16">
            <text:p>855</text:p>
          </table:table-cell>
          <table:table-cell table:style-name="ce80"/>
          <table:table-cell table:number-columns-repeated="16375"/>
        </table:table-row>
        <table:table-row table:style-name="ro25">
          <table:table-cell office:value-type="date" office:date-value="2020-07-29T00:00:00" table:style-name="ce109">
            <text:p>29-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8:.F138])" table:style-name="ce14">
            <text:p>0</text:p>
          </table:table-cell>
          <table:table-cell office:value-type="float" office:value="855" table:formula="of:=[.G138]+[.H137]" table:style-name="ce16">
            <text:p>855</text:p>
          </table:table-cell>
          <table:table-cell table:style-name="ce80"/>
          <table:table-cell table:number-columns-repeated="16375"/>
        </table:table-row>
        <table:table-row table:style-name="ro25">
          <table:table-cell office:value-type="date" office:date-value="2020-07-30T00:00:00" table:style-name="ce109">
            <text:p>30-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9:.F139])" table:style-name="ce14">
            <text:p>0</text:p>
          </table:table-cell>
          <table:table-cell office:value-type="float" office:value="855" table:formula="of:=[.G139]+[.H138]" table:style-name="ce16">
            <text:p>855</text:p>
          </table:table-cell>
          <table:table-cell table:style-name="ce80"/>
          <table:table-cell table:number-columns-repeated="16375"/>
        </table:table-row>
        <table:table-row table:style-name="ro25">
          <table:table-cell office:value-type="date" office:date-value="2020-07-31T00:00:00" table:style-name="ce109">
            <text:p>31-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40:.F140])" table:style-name="ce14">
            <text:p>0</text:p>
          </table:table-cell>
          <table:table-cell office:value-type="float" office:value="855" table:formula="of:=[.G140]+[.H139]" table:style-name="ce16">
            <text:p>855</text:p>
          </table:table-cell>
          <table:table-cell table:style-name="ce80"/>
          <table:table-cell table:number-columns-repeated="16375"/>
        </table:table-row>
        <table:table-row table:style-name="ro25">
          <table:table-cell office:value-type="date" office:date-value="2020-08-01T00:00:00" table:style-name="ce109">
            <text:p>01-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41:.F141])" table:style-name="ce14">
            <text:p>0</text:p>
          </table:table-cell>
          <table:table-cell office:value-type="float" office:value="855" table:formula="of:=[.G141]+[.H140]" table:style-name="ce16">
            <text:p>855</text:p>
          </table:table-cell>
          <table:table-cell table:style-name="ce80"/>
          <table:table-cell table:number-columns-repeated="16375"/>
        </table:table-row>
        <table:table-row table:style-name="ro25">
          <table:table-cell office:value-type="date" office:date-value="2020-08-02T00:00:00" table:style-name="ce109">
            <text:p>02-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42:.F142])" table:style-name="ce14">
            <text:p>0</text:p>
          </table:table-cell>
          <table:table-cell office:value-type="float" office:value="855" table:formula="of:=[.G142]+[.H141]" table:style-name="ce16">
            <text:p>855</text:p>
          </table:table-cell>
          <table:table-cell table:style-name="ce80"/>
          <table:table-cell table:number-columns-repeated="16375"/>
        </table:table-row>
        <table:table-row table:style-name="ro25">
          <table:table-cell office:value-type="date" office:date-value="2020-08-03T00:00:00" table:style-name="ce109">
            <text:p>03-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43:.F143])" table:style-name="ce14">
            <text:p>0</text:p>
          </table:table-cell>
          <table:table-cell office:value-type="float" office:value="855" table:formula="of:=[.G143]+[.H142]" table:style-name="ce16">
            <text:p>855</text:p>
          </table:table-cell>
          <table:table-cell table:style-name="ce80"/>
          <table:table-cell table:number-columns-repeated="16375"/>
        </table:table-row>
        <table:table-row table:style-name="ro25">
          <table:table-cell office:value-type="date" office:date-value="2020-08-04T00:00:00" table:style-name="ce109">
            <text:p>04-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2" table:formula="of:=SUM([.B144:.F144])" table:style-name="ce14">
            <text:p>2</text:p>
          </table:table-cell>
          <table:table-cell office:value-type="float" office:value="857" table:formula="of:=[.G144]+[.H143]" table:style-name="ce16">
            <text:p>857</text:p>
          </table:table-cell>
          <table:table-cell table:style-name="ce80"/>
          <table:table-cell table:number-columns-repeated="16375"/>
        </table:table-row>
        <table:table-row table:style-name="ro25">
          <table:table-cell office:value-type="date" office:date-value="2020-08-05T00:00:00" table:style-name="ce109">
            <text:p>05-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45:.F145])" table:style-name="ce14">
            <text:p>1</text:p>
          </table:table-cell>
          <table:table-cell office:value-type="float" office:value="858" table:formula="of:=[.G145]+[.H144]" table:style-name="ce16">
            <text:p>858</text:p>
          </table:table-cell>
          <table:table-cell table:style-name="ce80"/>
          <table:table-cell table:number-columns-repeated="16375"/>
        </table:table-row>
        <table:table-row table:style-name="ro25">
          <table:table-cell office:value-type="date" office:date-value="2020-08-06T00:00:00" table:style-name="ce109">
            <text:p>06-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46:.F146])" table:style-name="ce14">
            <text:p>1</text:p>
          </table:table-cell>
          <table:table-cell office:value-type="float" office:value="859" table:formula="of:=[.G146]+[.H145]" table:style-name="ce16">
            <text:p>859</text:p>
          </table:table-cell>
          <table:table-cell table:style-name="ce80"/>
          <table:table-cell table:number-columns-repeated="16375"/>
        </table:table-row>
        <table:table-row table:style-name="ro25">
          <table:table-cell office:value-type="date" office:date-value="2020-08-07T00:00:00" table:style-name="ce109">
            <text:p>07-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47:.F147])" table:style-name="ce14">
            <text:p>0</text:p>
          </table:table-cell>
          <table:table-cell office:value-type="float" office:value="859" table:formula="of:=[.G147]+[.H146]" table:style-name="ce16">
            <text:p>859</text:p>
          </table:table-cell>
          <table:table-cell table:style-name="ce80"/>
          <table:table-cell table:number-columns-repeated="16375"/>
        </table:table-row>
        <table:table-row table:style-name="ro25">
          <table:table-cell office:value-type="date" office:date-value="2020-08-08T00:00:00" table:style-name="ce109">
            <text:p>08-Aug-2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48:.F148])" table:style-name="ce14">
            <text:p>2</text:p>
          </table:table-cell>
          <table:table-cell office:value-type="float" office:value="861" table:formula="of:=[.G148]+[.H147]" table:style-name="ce16">
            <text:p>861</text:p>
          </table:table-cell>
          <table:table-cell table:style-name="ce80"/>
          <table:table-cell table:number-columns-repeated="16375"/>
        </table:table-row>
        <table:table-row table:style-name="ro25">
          <table:table-cell office:value-type="date" office:date-value="2020-08-09T00:00:00" table:style-name="ce109">
            <text:p>09-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49:.F149])" table:style-name="ce14">
            <text:p>1</text:p>
          </table:table-cell>
          <table:table-cell office:value-type="float" office:value="862" table:formula="of:=[.G149]+[.H148]" table:style-name="ce16">
            <text:p>862</text:p>
          </table:table-cell>
          <table:table-cell table:style-name="ce80"/>
          <table:table-cell table:number-columns-repeated="16375"/>
        </table:table-row>
        <table:table-row table:style-name="ro25">
          <table:table-cell office:value-type="date" office:date-value="2020-08-10T00:00:00" table:style-name="ce109">
            <text:p>10-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50:.F150])" table:style-name="ce14">
            <text:p>0</text:p>
          </table:table-cell>
          <table:table-cell office:value-type="float" office:value="862" table:formula="of:=[.G150]+[.H149]" table:style-name="ce16">
            <text:p>862</text:p>
          </table:table-cell>
          <table:table-cell table:style-name="ce80"/>
          <table:table-cell table:number-columns-repeated="16375"/>
        </table:table-row>
        <table:table-row table:style-name="ro25">
          <table:table-cell office:value-type="date" office:date-value="2020-08-11T00:00:00" table:style-name="ce109">
            <text:p>11-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51:.F151])" table:style-name="ce14">
            <text:p>0</text:p>
          </table:table-cell>
          <table:table-cell office:value-type="float" office:value="862" table:formula="of:=[.G151]+[.H150]" table:style-name="ce16">
            <text:p>862</text:p>
          </table:table-cell>
          <table:table-cell table:style-name="ce80"/>
          <table:table-cell table:number-columns-repeated="16375"/>
        </table:table-row>
        <table:table-row table:style-name="ro25">
          <table:table-cell office:value-type="date" office:date-value="2020-08-12T00:00:00" table:style-name="ce109">
            <text:p>12-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 table:formula="of:=SUM([.B152:.F152])" table:style-name="ce14">
            <text:p>2</text:p>
          </table:table-cell>
          <table:table-cell office:value-type="float" office:value="864" table:formula="of:=[.G152]+[.H151]" table:style-name="ce16">
            <text:p>864</text:p>
          </table:table-cell>
          <table:table-cell table:style-name="ce80"/>
          <table:table-cell table:number-columns-repeated="16375"/>
        </table:table-row>
        <table:table-row table:style-name="ro25">
          <table:table-cell office:value-type="date" office:date-value="2020-08-13T00:00:00" table:style-name="ce109">
            <text:p>13-Aug-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53:.F153])" table:style-name="ce14">
            <text:p>2</text:p>
          </table:table-cell>
          <table:table-cell office:value-type="float" office:value="866" table:formula="of:=[.G153]+[.H152]" table:style-name="ce16">
            <text:p>866</text:p>
          </table:table-cell>
          <table:table-cell table:style-name="ce80"/>
          <table:table-cell table:number-columns-repeated="16375"/>
        </table:table-row>
        <table:table-row table:style-name="ro25">
          <table:table-cell office:value-type="date" office:date-value="2020-08-14T00:00:00" table:style-name="ce109">
            <text:p>14-Aug-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54:.F154])" table:style-name="ce14">
            <text:p>1</text:p>
          </table:table-cell>
          <table:table-cell office:value-type="float" office:value="867" table:formula="of:=[.G154]+[.H153]" table:style-name="ce16">
            <text:p>867</text:p>
          </table:table-cell>
          <table:table-cell table:style-name="ce80"/>
          <table:table-cell table:number-columns-repeated="16375"/>
        </table:table-row>
        <table:table-row table:style-name="ro25">
          <table:table-cell office:value-type="date" office:date-value="2020-08-15T00:00:00" table:style-name="ce109">
            <text:p>15-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55:.F155])" table:style-name="ce14">
            <text:p>1</text:p>
          </table:table-cell>
          <table:table-cell office:value-type="float" office:value="868" table:formula="of:=[.G155]+[.H154]" table:style-name="ce16">
            <text:p>868</text:p>
          </table:table-cell>
          <table:table-cell table:style-name="ce80"/>
          <table:table-cell table:number-columns-repeated="16375"/>
        </table:table-row>
        <table:table-row table:style-name="ro25">
          <table:table-cell office:value-type="date" office:date-value="2020-08-16T00:00:00" table:style-name="ce109">
            <text:p>16-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56:.F156])" table:style-name="ce14">
            <text:p>1</text:p>
          </table:table-cell>
          <table:table-cell office:value-type="float" office:value="869" table:formula="of:=[.G156]+[.H155]" table:style-name="ce16">
            <text:p>869</text:p>
          </table:table-cell>
          <table:table-cell table:style-name="ce80"/>
          <table:table-cell table:number-columns-repeated="16375"/>
        </table:table-row>
        <table:table-row table:style-name="ro25">
          <table:table-cell office:value-type="date" office:date-value="2020-08-17T00:00:00" table:style-name="ce109">
            <text:p>17-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57:.F157])" table:style-name="ce14">
            <text:p>0</text:p>
          </table:table-cell>
          <table:table-cell office:value-type="float" office:value="869" table:formula="of:=[.G157]+[.H156]" table:style-name="ce16">
            <text:p>869</text:p>
          </table:table-cell>
          <table:table-cell table:style-name="ce80"/>
          <table:table-cell table:number-columns-repeated="16375"/>
        </table:table-row>
        <table:table-row table:style-name="ro25">
          <table:table-cell office:value-type="date" office:date-value="2020-08-18T00:00:00" table:style-name="ce109">
            <text:p>18-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58:.F158])" table:style-name="ce14">
            <text:p>1</text:p>
          </table:table-cell>
          <table:table-cell office:value-type="float" office:value="870" table:formula="of:=[.G158]+[.H157]" table:style-name="ce16">
            <text:p>870</text:p>
          </table:table-cell>
          <table:table-cell table:style-name="ce80"/>
          <table:table-cell table:number-columns-repeated="16375"/>
        </table:table-row>
        <table:table-row table:style-name="ro25">
          <table:table-cell office:value-type="date" office:date-value="2020-08-19T00:00:00" table:style-name="ce109">
            <text:p>19-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59:.F159])" table:style-name="ce14">
            <text:p>0</text:p>
          </table:table-cell>
          <table:table-cell office:value-type="float" office:value="870" table:formula="of:=[.G159]+[.H158]" table:style-name="ce16">
            <text:p>870</text:p>
          </table:table-cell>
          <table:table-cell table:style-name="ce80"/>
          <table:table-cell table:number-columns-repeated="16375"/>
        </table:table-row>
        <table:table-row table:style-name="ro25">
          <table:table-cell office:value-type="date" office:date-value="2020-08-20T00:00:00" table:style-name="ce109">
            <text:p>20-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0:.F160])" table:style-name="ce14">
            <text:p>0</text:p>
          </table:table-cell>
          <table:table-cell office:value-type="float" office:value="870" table:formula="of:=[.G160]+[.H159]" table:style-name="ce16">
            <text:p>870</text:p>
          </table:table-cell>
          <table:table-cell table:style-name="ce80"/>
          <table:table-cell table:number-columns-repeated="16375"/>
        </table:table-row>
        <table:table-row table:style-name="ro25">
          <table:table-cell office:value-type="date" office:date-value="2020-08-21T00:00:00" table:style-name="ce109">
            <text:p>21-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1:.F161])" table:style-name="ce14">
            <text:p>0</text:p>
          </table:table-cell>
          <table:table-cell office:value-type="float" office:value="870" table:formula="of:=[.G161]+[.H160]" table:style-name="ce16">
            <text:p>870</text:p>
          </table:table-cell>
          <table:table-cell table:style-name="ce80"/>
          <table:table-cell table:number-columns-repeated="16375"/>
        </table:table-row>
        <table:table-row table:style-name="ro25">
          <table:table-cell office:value-type="date" office:date-value="2020-08-22T00:00:00" table:style-name="ce109">
            <text:p>22-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2:.F162])" table:style-name="ce14">
            <text:p>0</text:p>
          </table:table-cell>
          <table:table-cell office:value-type="float" office:value="870" table:formula="of:=[.G162]+[.H161]" table:style-name="ce16">
            <text:p>870</text:p>
          </table:table-cell>
          <table:table-cell table:style-name="ce80"/>
          <table:table-cell table:number-columns-repeated="16375"/>
        </table:table-row>
        <table:table-row table:style-name="ro25">
          <table:table-cell office:value-type="date" office:date-value="2020-08-23T00:00:00" table:style-name="ce109">
            <text:p>23-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3:.F163])" table:style-name="ce14">
            <text:p>0</text:p>
          </table:table-cell>
          <table:table-cell office:value-type="float" office:value="870" table:formula="of:=[.G163]+[.H162]" table:style-name="ce16">
            <text:p>870</text:p>
          </table:table-cell>
          <table:table-cell table:style-name="ce80"/>
          <table:table-cell table:number-columns-repeated="16375"/>
        </table:table-row>
        <table:table-row table:style-name="ro25">
          <table:table-cell office:value-type="date" office:date-value="2020-08-24T00:00:00" table:style-name="ce109">
            <text:p>24-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64:.F164])" table:style-name="ce14">
            <text:p>1</text:p>
          </table:table-cell>
          <table:table-cell office:value-type="float" office:value="871" table:formula="of:=[.G164]+[.H163]" table:style-name="ce16">
            <text:p>871</text:p>
          </table:table-cell>
          <table:table-cell table:style-name="ce80"/>
          <table:table-cell table:number-columns-repeated="16375"/>
        </table:table-row>
        <table:table-row table:style-name="ro25">
          <table:table-cell office:value-type="date" office:date-value="2020-08-25T00:00:00" table:style-name="ce109">
            <text:p>25-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65:.F165])" table:style-name="ce14">
            <text:p>1</text:p>
          </table:table-cell>
          <table:table-cell office:value-type="float" office:value="872" table:formula="of:=[.G165]+[.H164]" table:style-name="ce16">
            <text:p>872</text:p>
          </table:table-cell>
          <table:table-cell table:style-name="ce80"/>
          <table:table-cell table:number-columns-repeated="16375"/>
        </table:table-row>
        <table:table-row table:style-name="ro25">
          <table:table-cell office:value-type="date" office:date-value="2020-08-26T00:00:00" table:style-name="ce109">
            <text:p>26-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6:.F166])" table:style-name="ce14">
            <text:p>0</text:p>
          </table:table-cell>
          <table:table-cell office:value-type="float" office:value="872" table:formula="of:=[.G166]+[.H165]" table:style-name="ce16">
            <text:p>872</text:p>
          </table:table-cell>
          <table:table-cell table:style-name="ce80"/>
          <table:table-cell table:number-columns-repeated="16375"/>
        </table:table-row>
        <table:table-row table:style-name="ro25">
          <table:table-cell office:value-type="date" office:date-value="2020-08-27T00:00:00" table:style-name="ce109">
            <text:p>27-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7:.F167])" table:style-name="ce14">
            <text:p>0</text:p>
          </table:table-cell>
          <table:table-cell office:value-type="float" office:value="872" table:formula="of:=[.G167]+[.H166]" table:style-name="ce16">
            <text:p>872</text:p>
          </table:table-cell>
          <table:table-cell table:style-name="ce80"/>
          <table:table-cell table:number-columns-repeated="16375"/>
        </table:table-row>
        <table:table-row table:style-name="ro25">
          <table:table-cell office:value-type="date" office:date-value="2020-08-28T00:00:00" table:style-name="ce109">
            <text:p>28-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8:.F168])" table:style-name="ce14">
            <text:p>0</text:p>
          </table:table-cell>
          <table:table-cell office:value-type="float" office:value="872" table:formula="of:=[.G168]+[.H167]" table:style-name="ce16">
            <text:p>872</text:p>
          </table:table-cell>
          <table:table-cell table:style-name="ce80"/>
          <table:table-cell table:number-columns-repeated="16375"/>
        </table:table-row>
        <table:table-row table:style-name="ro25">
          <table:table-cell office:value-type="date" office:date-value="2020-08-29T00:00:00" table:style-name="ce109">
            <text:p>29-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9:.F169])" table:style-name="ce14">
            <text:p>0</text:p>
          </table:table-cell>
          <table:table-cell office:value-type="float" office:value="872" table:formula="of:=[.G169]+[.H168]" table:style-name="ce16">
            <text:p>872</text:p>
          </table:table-cell>
          <table:table-cell table:style-name="ce80"/>
          <table:table-cell table:number-columns-repeated="16375"/>
        </table:table-row>
        <table:table-row table:style-name="ro25">
          <table:table-cell office:value-type="date" office:date-value="2020-08-30T00:00:00" table:style-name="ce109">
            <text:p>30-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 table:formula="of:=SUM([.B170:.F170])" table:style-name="ce14">
            <text:p>1</text:p>
          </table:table-cell>
          <table:table-cell office:value-type="float" office:value="873" table:formula="of:=[.G170]+[.H169]" table:style-name="ce16">
            <text:p>873</text:p>
          </table:table-cell>
          <table:table-cell table:style-name="ce80"/>
          <table:table-cell table:number-columns-repeated="16375"/>
        </table:table-row>
        <table:table-row table:style-name="ro25">
          <table:table-cell office:value-type="date" office:date-value="2020-08-31T00:00:00" table:style-name="ce109">
            <text:p>31-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71:.F171])" table:style-name="ce14">
            <text:p>1</text:p>
          </table:table-cell>
          <table:table-cell office:value-type="float" office:value="874" table:formula="of:=[.G171]+[.H170]" table:style-name="ce16">
            <text:p>874</text:p>
          </table:table-cell>
          <table:table-cell table:style-name="ce80"/>
          <table:table-cell table:number-columns-repeated="16375"/>
        </table:table-row>
        <table:table-row table:style-name="ro25">
          <table:table-cell office:value-type="date" office:date-value="2020-09-01T00:00:00" table:style-name="ce109">
            <text:p>01-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72:.F172])" table:style-name="ce14">
            <text:p>1</text:p>
          </table:table-cell>
          <table:table-cell office:value-type="float" office:value="875" table:formula="of:=[.G172]+[.H171]" table:style-name="ce16">
            <text:p>875</text:p>
          </table:table-cell>
          <table:table-cell table:style-name="ce80"/>
          <table:table-cell table:number-columns-repeated="16375"/>
        </table:table-row>
        <table:table-row table:style-name="ro25">
          <table:table-cell office:value-type="date" office:date-value="2020-09-02T00:00:00" table:style-name="ce109">
            <text:p>02-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73:.F173])" table:style-name="ce14">
            <text:p>1</text:p>
          </table:table-cell>
          <table:table-cell office:value-type="float" office:value="876" table:formula="of:=[.G173]+[.H172]" table:style-name="ce16">
            <text:p>876</text:p>
          </table:table-cell>
          <table:table-cell table:style-name="ce80"/>
          <table:table-cell table:number-columns-repeated="16375"/>
        </table:table-row>
        <table:table-row table:style-name="ro25">
          <table:table-cell office:value-type="date" office:date-value="2020-09-03T00:00:00" table:style-name="ce109">
            <text:p>03-Sep-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74:.F174])" table:style-name="ce14">
            <text:p>2</text:p>
          </table:table-cell>
          <table:table-cell office:value-type="float" office:value="878" table:formula="of:=[.G174]+[.H173]" table:style-name="ce16">
            <text:p>878</text:p>
          </table:table-cell>
          <table:table-cell table:style-name="ce80"/>
          <table:table-cell table:number-columns-repeated="16375"/>
        </table:table-row>
        <table:table-row table:style-name="ro25">
          <table:table-cell office:value-type="date" office:date-value="2020-09-04T00:00:00" table:style-name="ce109">
            <text:p>04-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75:.F175])" table:style-name="ce14">
            <text:p>0</text:p>
          </table:table-cell>
          <table:table-cell office:value-type="float" office:value="878" table:formula="of:=[.G175]+[.H174]" table:style-name="ce16">
            <text:p>878</text:p>
          </table:table-cell>
          <table:table-cell table:style-name="ce80"/>
          <table:table-cell table:number-columns-repeated="16375"/>
        </table:table-row>
        <table:table-row table:style-name="ro25">
          <table:table-cell office:value-type="date" office:date-value="2020-09-05T00:00:00" table:style-name="ce109">
            <text:p>05-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76:.F176])" table:style-name="ce14">
            <text:p>1</text:p>
          </table:table-cell>
          <table:table-cell office:value-type="float" office:value="879" table:formula="of:=[.G176]+[.H175]" table:style-name="ce16">
            <text:p>879</text:p>
          </table:table-cell>
          <table:table-cell table:style-name="ce80"/>
          <table:table-cell table:number-columns-repeated="16375"/>
        </table:table-row>
        <table:table-row table:style-name="ro25">
          <table:table-cell office:value-type="date" office:date-value="2020-09-06T00:00:00" table:style-name="ce109">
            <text:p>06-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77:.F177])" table:style-name="ce14">
            <text:p>0</text:p>
          </table:table-cell>
          <table:table-cell office:value-type="float" office:value="879" table:formula="of:=[.G177]+[.H176]" table:style-name="ce16">
            <text:p>879</text:p>
          </table:table-cell>
          <table:table-cell table:style-name="ce80"/>
          <table:table-cell table:number-columns-repeated="16375"/>
        </table:table-row>
        <table:table-row table:style-name="ro25">
          <table:table-cell office:value-type="date" office:date-value="2020-09-07T00:00:00" table:style-name="ce109">
            <text:p>07-Sep-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3" table:formula="of:=SUM([.B178:.F178])" table:style-name="ce14">
            <text:p>3</text:p>
          </table:table-cell>
          <table:table-cell office:value-type="float" office:value="882" table:formula="of:=[.G178]+[.H177]" table:style-name="ce16">
            <text:p>882</text:p>
          </table:table-cell>
          <table:table-cell table:style-name="ce80"/>
          <table:table-cell table:number-columns-repeated="16375"/>
        </table:table-row>
        <table:table-row table:style-name="ro25">
          <table:table-cell office:value-type="date" office:date-value="2020-09-08T00:00:00" table:style-name="ce109">
            <text:p>08-Sep-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79:.F179])" table:style-name="ce14">
            <text:p>1</text:p>
          </table:table-cell>
          <table:table-cell office:value-type="float" office:value="883" table:formula="of:=[.G179]+[.H178]" table:style-name="ce16">
            <text:p>883</text:p>
          </table:table-cell>
          <table:table-cell table:style-name="ce80"/>
          <table:table-cell table:number-columns-repeated="16375"/>
        </table:table-row>
        <table:table-row table:style-name="ro25">
          <table:table-cell office:value-type="date" office:date-value="2020-09-09T00:00:00" table:style-name="ce109">
            <text:p>09-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80:.F180])" table:style-name="ce14">
            <text:p>0</text:p>
          </table:table-cell>
          <table:table-cell office:value-type="float" office:value="883" table:formula="of:=[.G180]+[.H179]" table:style-name="ce16">
            <text:p>883</text:p>
          </table:table-cell>
          <table:table-cell table:style-name="ce80"/>
          <table:table-cell table:number-columns-repeated="16375"/>
        </table:table-row>
        <table:table-row table:style-name="ro25">
          <table:table-cell office:value-type="date" office:date-value="2020-09-10T00:00:00" table:style-name="ce109">
            <text:p>10-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81:.F181])" table:style-name="ce14">
            <text:p>1</text:p>
          </table:table-cell>
          <table:table-cell office:value-type="float" office:value="884" table:formula="of:=[.G181]+[.H180]" table:style-name="ce16">
            <text:p>884</text:p>
          </table:table-cell>
          <table:table-cell table:style-name="ce80"/>
          <table:table-cell table:number-columns-repeated="16375"/>
        </table:table-row>
        <table:table-row table:style-name="ro25">
          <table:table-cell office:value-type="date" office:date-value="2020-09-11T00:00:00" table:style-name="ce109">
            <text:p>11-Sep-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82:.F182])" table:style-name="ce14">
            <text:p>2</text:p>
          </table:table-cell>
          <table:table-cell office:value-type="float" office:value="886" table:formula="of:=[.G182]+[.H181]" table:style-name="ce16">
            <text:p>886</text:p>
          </table:table-cell>
          <table:table-cell table:style-name="ce80"/>
          <table:table-cell table:number-columns-repeated="16375"/>
        </table:table-row>
        <table:table-row table:style-name="ro25">
          <table:table-cell office:value-type="date" office:date-value="2020-09-12T00:00:00" table:style-name="ce109">
            <text:p>12-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83:.F183])" table:style-name="ce14">
            <text:p>0</text:p>
          </table:table-cell>
          <table:table-cell office:value-type="float" office:value="886" table:formula="of:=[.G183]+[.H182]" table:style-name="ce16">
            <text:p>886</text:p>
          </table:table-cell>
          <table:table-cell table:style-name="ce80"/>
          <table:table-cell table:number-columns-repeated="16375"/>
        </table:table-row>
        <table:table-row table:style-name="ro25">
          <table:table-cell office:value-type="date" office:date-value="2020-09-13T00:00:00" table:style-name="ce109">
            <text:p>13-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84:.F184])" table:style-name="ce14">
            <text:p>0</text:p>
          </table:table-cell>
          <table:table-cell office:value-type="float" office:value="886" table:formula="of:=[.G184]+[.H183]" table:style-name="ce16">
            <text:p>886</text:p>
          </table:table-cell>
          <table:table-cell table:style-name="ce80"/>
          <table:table-cell table:number-columns-repeated="16375"/>
        </table:table-row>
        <table:table-row table:style-name="ro25">
          <table:table-cell office:value-type="date" office:date-value="2020-09-14T00:00:00" table:style-name="ce109">
            <text:p>14-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85:.F185])" table:style-name="ce14">
            <text:p>1</text:p>
          </table:table-cell>
          <table:table-cell office:value-type="float" office:value="887" table:formula="of:=[.G185]+[.H184]" table:style-name="ce16">
            <text:p>887</text:p>
          </table:table-cell>
          <table:table-cell table:style-name="ce80"/>
          <table:table-cell table:number-columns-repeated="16375"/>
        </table:table-row>
        <table:table-row table:style-name="ro25">
          <table:table-cell office:value-type="date" office:date-value="2020-09-15T00:00:00" table:style-name="ce109">
            <text:p>15-Sep-2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86:.F186])" table:style-name="ce14">
            <text:p>2</text:p>
          </table:table-cell>
          <table:table-cell office:value-type="float" office:value="889" table:formula="of:=[.G186]+[.H185]" table:style-name="ce16">
            <text:p>889</text:p>
          </table:table-cell>
          <table:table-cell table:style-name="ce80"/>
          <table:table-cell table:number-columns-repeated="16375"/>
        </table:table-row>
        <table:table-row table:style-name="ro25">
          <table:table-cell office:value-type="date" office:date-value="2020-09-16T00:00:00" table:style-name="ce109">
            <text:p>16-Sep-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187:.F187])" table:style-name="ce14">
            <text:p>3</text:p>
          </table:table-cell>
          <table:table-cell office:value-type="float" office:value="892" table:formula="of:=[.G187]+[.H186]" table:style-name="ce16">
            <text:p>892</text:p>
          </table:table-cell>
          <table:table-cell table:style-name="ce80"/>
          <table:table-cell table:number-columns-repeated="16375"/>
        </table:table-row>
        <table:table-row table:style-name="ro25">
          <table:table-cell office:value-type="date" office:date-value="2020-09-17T00:00:00" table:style-name="ce109">
            <text:p>17-Sep-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88:.F188])" table:style-name="ce14">
            <text:p>1</text:p>
          </table:table-cell>
          <table:table-cell office:value-type="float" office:value="893" table:formula="of:=[.G188]+[.H187]" table:style-name="ce16">
            <text:p>893</text:p>
          </table:table-cell>
          <table:table-cell table:style-name="ce80"/>
          <table:table-cell table:number-columns-repeated="16375"/>
        </table:table-row>
        <table:table-row table:style-name="ro25">
          <table:table-cell office:value-type="date" office:date-value="2020-09-18T00:00:00" table:style-name="ce109">
            <text:p>18-Sep-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89:.F189])" table:style-name="ce14">
            <text:p>2</text:p>
          </table:table-cell>
          <table:table-cell office:value-type="float" office:value="895" table:formula="of:=[.G189]+[.H188]" table:style-name="ce16">
            <text:p>895</text:p>
          </table:table-cell>
          <table:table-cell table:style-name="ce80"/>
          <table:table-cell table:number-columns-repeated="16375"/>
        </table:table-row>
        <table:table-row table:style-name="ro25">
          <table:table-cell office:value-type="date" office:date-value="2020-09-19T00:00:00" table:style-name="ce109">
            <text:p>19-Sep-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190:.F190])" table:style-name="ce14">
            <text:p>3</text:p>
          </table:table-cell>
          <table:table-cell office:value-type="float" office:value="898" table:formula="of:=[.G190]+[.H189]" table:style-name="ce16">
            <text:p>898</text:p>
          </table:table-cell>
          <table:table-cell table:style-name="ce80"/>
          <table:table-cell table:number-columns-repeated="16375"/>
        </table:table-row>
        <table:table-row table:style-name="ro25">
          <table:table-cell office:value-type="date" office:date-value="2020-09-20T00:00:00" table:style-name="ce109">
            <text:p>20-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1:.F191])" table:style-name="ce14">
            <text:p>0</text:p>
          </table:table-cell>
          <table:table-cell office:value-type="float" office:value="898" table:formula="of:=[.G191]+[.H190]" table:style-name="ce16">
            <text:p>898</text:p>
          </table:table-cell>
          <table:table-cell table:style-name="ce80"/>
          <table:table-cell table:number-columns-repeated="16375"/>
        </table:table-row>
        <table:table-row table:style-name="ro25">
          <table:table-cell office:value-type="date" office:date-value="2020-09-21T00:00:00" table:style-name="ce109">
            <text:p>21-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2:.F192])" table:style-name="ce14">
            <text:p>0</text:p>
          </table:table-cell>
          <table:table-cell office:value-type="float" office:value="898" table:formula="of:=[.G192]+[.H191]" table:style-name="ce16">
            <text:p>898</text:p>
          </table:table-cell>
          <table:table-cell table:style-name="ce80"/>
          <table:table-cell table:number-columns-repeated="16375"/>
        </table:table-row>
        <table:table-row table:style-name="ro25">
          <table:table-cell office:value-type="date" office:date-value="2020-09-22T00:00:00" table:style-name="ce109">
            <text:p>22-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3:.F193])" table:style-name="ce14">
            <text:p>0</text:p>
          </table:table-cell>
          <table:table-cell office:value-type="float" office:value="898" table:formula="of:=[.G193]+[.H192]" table:style-name="ce16">
            <text:p>898</text:p>
          </table:table-cell>
          <table:table-cell table:style-name="ce80"/>
          <table:table-cell table:number-columns-repeated="16375"/>
        </table:table-row>
        <table:table-row table:style-name="ro25">
          <table:table-cell office:value-type="date" office:date-value="2020-09-23T00:00:00" table:style-name="ce109">
            <text:p>23-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94:.F194])" table:style-name="ce14">
            <text:p>1</text:p>
          </table:table-cell>
          <table:table-cell office:value-type="float" office:value="899" table:formula="of:=[.G194]+[.H193]" table:style-name="ce16">
            <text:p>899</text:p>
          </table:table-cell>
          <table:table-cell table:style-name="ce80"/>
          <table:table-cell table:number-columns-repeated="16375"/>
        </table:table-row>
        <table:table-row table:style-name="ro25">
          <table:table-cell office:value-type="date" office:date-value="2020-09-24T00:00:00" table:style-name="ce109">
            <text:p>24-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5:.F195])" table:style-name="ce14">
            <text:p>0</text:p>
          </table:table-cell>
          <table:table-cell office:value-type="float" office:value="899" table:formula="of:=[.G195]+[.H194]" table:style-name="ce16">
            <text:p>899</text:p>
          </table:table-cell>
          <table:table-cell table:style-name="ce80"/>
          <table:table-cell table:number-columns-repeated="16375"/>
        </table:table-row>
        <table:table-row table:style-name="ro25">
          <table:table-cell office:value-type="date" office:date-value="2020-09-25T00:00:00" table:style-name="ce109">
            <text:p>25-Sep-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96:.F196])" table:style-name="ce14">
            <text:p>2</text:p>
          </table:table-cell>
          <table:table-cell office:value-type="float" office:value="901" table:formula="of:=[.G196]+[.H195]" table:style-name="ce16">
            <text:p>901</text:p>
          </table:table-cell>
          <table:table-cell table:style-name="ce80"/>
          <table:table-cell table:number-columns-repeated="16375"/>
        </table:table-row>
        <table:table-row table:style-name="ro25">
          <table:table-cell office:value-type="date" office:date-value="2020-09-26T00:00:00" table:style-name="ce109">
            <text:p>26-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7:.F197])" table:style-name="ce14">
            <text:p>0</text:p>
          </table:table-cell>
          <table:table-cell office:value-type="float" office:value="901" table:formula="of:=[.G197]+[.H196]" table:style-name="ce16">
            <text:p>901</text:p>
          </table:table-cell>
          <table:table-cell table:style-name="ce80"/>
          <table:table-cell table:number-columns-repeated="16375"/>
        </table:table-row>
        <table:table-row table:style-name="ro25">
          <table:table-cell office:value-type="date" office:date-value="2020-09-27T00:00:00" table:style-name="ce109">
            <text:p>27-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8:.F198])" table:style-name="ce14">
            <text:p>0</text:p>
          </table:table-cell>
          <table:table-cell office:value-type="float" office:value="901" table:formula="of:=[.G198]+[.H197]" table:style-name="ce16">
            <text:p>901</text:p>
          </table:table-cell>
          <table:table-cell table:style-name="ce80"/>
          <table:table-cell table:number-columns-repeated="16375"/>
        </table:table-row>
        <table:table-row table:style-name="ro25">
          <table:table-cell office:value-type="date" office:date-value="2020-09-28T00:00:00" table:style-name="ce109">
            <text:p>28-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99:.F199])" table:style-name="ce14">
            <text:p>1</text:p>
          </table:table-cell>
          <table:table-cell office:value-type="float" office:value="902" table:formula="of:=[.G199]+[.H198]" table:style-name="ce16">
            <text:p>902</text:p>
          </table:table-cell>
          <table:table-cell table:style-name="ce80"/>
          <table:table-cell table:number-columns-repeated="16375"/>
        </table:table-row>
        <table:table-row table:style-name="ro25">
          <table:table-cell office:value-type="date" office:date-value="2020-09-29T00:00:00" table:style-name="ce109">
            <text:p>29-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200:.F200])" table:style-name="ce14">
            <text:p>0</text:p>
          </table:table-cell>
          <table:table-cell office:value-type="float" office:value="902" table:formula="of:=[.G200]+[.H199]" table:style-name="ce16">
            <text:p>902</text:p>
          </table:table-cell>
          <table:table-cell table:style-name="ce80"/>
          <table:table-cell table:number-columns-repeated="16375"/>
        </table:table-row>
        <table:table-row table:style-name="ro25">
          <table:table-cell office:value-type="date" office:date-value="2020-09-30T00:00:00" table:style-name="ce109">
            <text:p>30-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201:.F201])" table:style-name="ce14">
            <text:p>1</text:p>
          </table:table-cell>
          <table:table-cell office:value-type="float" office:value="903" table:formula="of:=[.G201]+[.H200]" table:style-name="ce16">
            <text:p>903</text:p>
          </table:table-cell>
          <table:table-cell table:style-name="ce80"/>
          <table:table-cell table:number-columns-repeated="16375"/>
        </table:table-row>
        <table:table-row table:style-name="ro25">
          <table:table-cell office:value-type="date" office:date-value="2020-10-01T00:00:00" table:style-name="ce109">
            <text:p>01-Oct-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202:.F202])" table:style-name="ce14">
            <text:p>2</text:p>
          </table:table-cell>
          <table:table-cell office:value-type="float" office:value="905" table:formula="of:=[.G202]+[.H201]" table:style-name="ce16">
            <text:p>905</text:p>
          </table:table-cell>
          <table:table-cell table:style-name="ce80"/>
          <table:table-cell table:number-columns-repeated="16375"/>
        </table:table-row>
        <table:table-row table:style-name="ro25">
          <table:table-cell office:value-type="date" office:date-value="2020-10-02T00:00:00" table:style-name="ce109">
            <text:p>02-Oct-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203:.F203])" table:style-name="ce14">
            <text:p>2</text:p>
          </table:table-cell>
          <table:table-cell office:value-type="float" office:value="907" table:formula="of:=[.G203]+[.H202]" table:style-name="ce16">
            <text:p>907</text:p>
          </table:table-cell>
          <table:table-cell table:style-name="ce80"/>
          <table:table-cell table:number-columns-repeated="16375"/>
        </table:table-row>
        <table:table-row table:style-name="ro25">
          <table:table-cell office:value-type="date" office:date-value="2020-10-03T00:00:00" table:style-name="ce109">
            <text:p>03-Oct-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 table:formula="of:=SUM([.B204:.F204])" table:style-name="ce14">
            <text:p>2</text:p>
          </table:table-cell>
          <table:table-cell office:value-type="float" office:value="909" table:formula="of:=[.G204]+[.H203]" table:style-name="ce16">
            <text:p>909</text:p>
          </table:table-cell>
          <table:table-cell table:style-name="ce80"/>
          <table:table-cell table:number-columns-repeated="16375"/>
        </table:table-row>
        <table:table-row table:style-name="ro25">
          <table:table-cell office:value-type="date" office:date-value="2020-10-04T00:00:00" table:style-name="ce109">
            <text:p>04-Oct-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205:.F205])" table:style-name="ce14">
            <text:p>0</text:p>
          </table:table-cell>
          <table:table-cell office:value-type="float" office:value="909" table:formula="of:=[.G205]+[.H204]" table:style-name="ce16">
            <text:p>909</text:p>
          </table:table-cell>
          <table:table-cell table:style-name="ce80"/>
          <table:table-cell table:number-columns-repeated="16375"/>
        </table:table-row>
        <table:table-row table:style-name="ro25">
          <table:table-cell office:value-type="date" office:date-value="2020-10-05T00:00:00" table:style-name="ce109">
            <text:p>05-Oct-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 table:formula="of:=SUM([.B206:.F206])" table:style-name="ce14">
            <text:p>2</text:p>
          </table:table-cell>
          <table:table-cell office:value-type="float" office:value="911" table:formula="of:=[.G206]+[.H205]" table:style-name="ce16">
            <text:p>911</text:p>
          </table:table-cell>
          <table:table-cell table:style-name="ce80"/>
          <table:table-cell table:number-columns-repeated="16375"/>
        </table:table-row>
        <table:table-row table:style-name="ro25">
          <table:table-cell office:value-type="date" office:date-value="2020-10-06T00:00:00" table:style-name="ce109">
            <text:p>06-Oct-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207:.F207])" table:style-name="ce14">
            <text:p>1</text:p>
          </table:table-cell>
          <table:table-cell office:value-type="float" office:value="912" table:formula="of:=[.G207]+[.H206]" table:style-name="ce16">
            <text:p>912</text:p>
          </table:table-cell>
          <table:table-cell table:style-name="ce80"/>
          <table:table-cell table:number-columns-repeated="16375"/>
        </table:table-row>
        <table:table-row table:style-name="ro25">
          <table:table-cell office:value-type="date" office:date-value="2020-10-07T00:00:00" table:style-name="ce109">
            <text:p>07-Oct-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208:.F208])" table:style-name="ce14">
            <text:p>2</text:p>
          </table:table-cell>
          <table:table-cell office:value-type="float" office:value="914" table:formula="of:=[.G208]+[.H207]" table:style-name="ce16">
            <text:p>914</text:p>
          </table:table-cell>
          <table:table-cell table:style-name="ce80"/>
          <table:table-cell table:number-columns-repeated="16375"/>
        </table:table-row>
        <table:table-row table:style-name="ro25">
          <table:table-cell office:value-type="date" office:date-value="2020-10-08T00:00:00" table:style-name="ce109">
            <text:p>08-Oct-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209:.F209])" table:style-name="ce14">
            <text:p>0</text:p>
          </table:table-cell>
          <table:table-cell office:value-type="float" office:value="914" table:formula="of:=[.G209]+[.H208]" table:style-name="ce16">
            <text:p>914</text:p>
          </table:table-cell>
          <table:table-cell table:style-name="ce80"/>
          <table:table-cell table:number-columns-repeated="16375"/>
        </table:table-row>
        <table:table-row table:style-name="ro25">
          <table:table-cell office:value-type="date" office:date-value="2020-10-09T00:00:00" table:style-name="ce109">
            <text:p>09-Oct-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210:.F210])" table:style-name="ce14">
            <text:p>0</text:p>
          </table:table-cell>
          <table:table-cell office:value-type="float" office:value="914" table:formula="of:=[.G210]+[.H209]" table:style-name="ce16">
            <text:p>914</text:p>
          </table:table-cell>
          <table:table-cell table:style-name="ce80"/>
          <table:table-cell table:number-columns-repeated="16375"/>
        </table:table-row>
        <table:table-row table:style-name="ro25">
          <table:table-cell office:value-type="date" office:date-value="2020-10-10T00:00:00" table:style-name="ce109">
            <text:p>10-Oct-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 table:formula="of:=SUM([.B211:.F211])" table:style-name="ce14">
            <text:p>2</text:p>
          </table:table-cell>
          <table:table-cell office:value-type="float" office:value="916" table:formula="of:=[.G211]+[.H210]" table:style-name="ce16">
            <text:p>916</text:p>
          </table:table-cell>
          <table:table-cell table:style-name="ce80"/>
          <table:table-cell table:number-columns-repeated="16375"/>
        </table:table-row>
        <table:table-row table:style-name="ro25">
          <table:table-cell office:value-type="date" office:date-value="2020-10-11T00:00:00" table:style-name="ce109">
            <text:p>11-Oct-20</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212:.F212])" table:style-name="ce14">
            <text:p>6</text:p>
          </table:table-cell>
          <table:table-cell office:value-type="float" office:value="922" table:formula="of:=[.G212]+[.H211]" table:style-name="ce16">
            <text:p>922</text:p>
          </table:table-cell>
          <table:table-cell table:style-name="ce80"/>
          <table:table-cell table:number-columns-repeated="16375"/>
        </table:table-row>
        <table:table-row table:style-name="ro25">
          <table:table-cell office:value-type="date" office:date-value="2020-10-12T00:00:00" table:style-name="ce109">
            <text:p>12-Oct-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213:.F213])" table:style-name="ce14">
            <text:p>6</text:p>
          </table:table-cell>
          <table:table-cell office:value-type="float" office:value="928" table:formula="of:=[.G213]+[.H212]" table:style-name="ce16">
            <text:p>928</text:p>
          </table:table-cell>
          <table:table-cell table:style-name="ce80"/>
          <table:table-cell table:number-columns-repeated="16375"/>
        </table:table-row>
        <table:table-row table:style-name="ro25">
          <table:table-cell office:value-type="date" office:date-value="2020-10-13T00:00:00" table:style-name="ce109">
            <text:p>13-Oct-20</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5" table:formula="of:=SUM([.B214:.F214])" table:style-name="ce14">
            <text:p>5</text:p>
          </table:table-cell>
          <table:table-cell office:value-type="float" office:value="933" table:formula="of:=[.G214]+[.H213]" table:style-name="ce16">
            <text:p>933</text:p>
          </table:table-cell>
          <table:table-cell table:style-name="ce80"/>
          <table:table-cell table:number-columns-repeated="16375"/>
        </table:table-row>
        <table:table-row table:style-name="ro25">
          <table:table-cell office:value-type="date" office:date-value="2020-10-14T00:00:00" table:style-name="ce109">
            <text:p>14-Oct-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4" table:formula="of:=SUM([.B215:.F215])" table:style-name="ce14">
            <text:p>4</text:p>
          </table:table-cell>
          <table:table-cell office:value-type="float" office:value="937" table:formula="of:=[.G215]+[.H214]" table:style-name="ce16">
            <text:p>937</text:p>
          </table:table-cell>
          <table:table-cell table:style-name="ce80"/>
          <table:table-cell table:number-columns-repeated="16375"/>
        </table:table-row>
        <table:table-row table:style-name="ro25">
          <table:table-cell office:value-type="date" office:date-value="2020-10-15T00:00:00" table:style-name="ce109">
            <text:p>15-Oct-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216:.F216])" table:style-name="ce14">
            <text:p>2</text:p>
          </table:table-cell>
          <table:table-cell office:value-type="float" office:value="939" table:formula="of:=[.G216]+[.H215]" table:style-name="ce16">
            <text:p>939</text:p>
          </table:table-cell>
          <table:table-cell table:style-name="ce80"/>
          <table:table-cell table:number-columns-repeated="16375"/>
        </table:table-row>
        <table:table-row table:style-name="ro25">
          <table:table-cell office:value-type="date" office:date-value="2020-10-16T00:00:00" table:style-name="ce109">
            <text:p>16-Oct-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217:.F217])" table:style-name="ce14">
            <text:p>2</text:p>
          </table:table-cell>
          <table:table-cell office:value-type="float" office:value="941" table:formula="of:=[.G217]+[.H216]" table:style-name="ce16">
            <text:p>941</text:p>
          </table:table-cell>
          <table:table-cell table:style-name="ce80"/>
          <table:table-cell table:number-columns-repeated="16375"/>
        </table:table-row>
        <table:table-row table:style-name="ro25">
          <table:table-cell office:value-type="date" office:date-value="2020-10-17T00:00:00" table:style-name="ce109">
            <text:p>17-Oct-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4" table:formula="of:=SUM([.B218:.F218])" table:style-name="ce14">
            <text:p>4</text:p>
          </table:table-cell>
          <table:table-cell office:value-type="float" office:value="945" table:formula="of:=[.G218]+[.H217]" table:style-name="ce16">
            <text:p>945</text:p>
          </table:table-cell>
          <table:table-cell table:style-name="ce80"/>
          <table:table-cell table:number-columns-repeated="16375"/>
        </table:table-row>
        <table:table-row table:style-name="ro25">
          <table:table-cell office:value-type="date" office:date-value="2020-10-18T00:00:00" table:style-name="ce109">
            <text:p>18-Oct-20</text:p>
          </table:table-cell>
          <table:table-cell office:value-type="float" office:value="7" table:style-name="ce113">
            <text:p>7</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19:.F219])" table:style-name="ce14">
            <text:p>9</text:p>
          </table:table-cell>
          <table:table-cell office:value-type="float" office:value="954" table:formula="of:=[.G219]+[.H218]" table:style-name="ce16">
            <text:p>954</text:p>
          </table:table-cell>
          <table:table-cell table:style-name="ce80"/>
          <table:table-cell table:number-columns-repeated="16375"/>
        </table:table-row>
        <table:table-row table:style-name="ro25">
          <table:table-cell office:value-type="date" office:date-value="2020-10-19T00:00:00" table:style-name="ce109">
            <text:p>19-Oct-20</text:p>
          </table:table-cell>
          <table:table-cell office:value-type="float" office:value="4" table:style-name="ce113">
            <text:p>4</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220:.F220])" table:style-name="ce14">
            <text:p>8</text:p>
          </table:table-cell>
          <table:table-cell office:value-type="float" office:value="962" table:formula="of:=[.G220]+[.H219]" table:style-name="ce16">
            <text:p>962</text:p>
          </table:table-cell>
          <table:table-cell table:style-name="ce80"/>
          <table:table-cell table:number-columns-repeated="16375"/>
        </table:table-row>
        <table:table-row table:style-name="ro25">
          <table:table-cell office:value-type="date" office:date-value="2020-10-20T00:00:00" table:style-name="ce109">
            <text:p>20-Oct-20</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5" table:formula="of:=SUM([.B221:.F221])" table:style-name="ce14">
            <text:p>5</text:p>
          </table:table-cell>
          <table:table-cell office:value-type="float" office:value="967" table:formula="of:=[.G221]+[.H220]" table:style-name="ce16">
            <text:p>967</text:p>
          </table:table-cell>
          <table:table-cell table:style-name="ce80"/>
          <table:table-cell table:number-columns-repeated="16375"/>
        </table:table-row>
        <table:table-row table:style-name="ro25">
          <table:table-cell office:value-type="date" office:date-value="2020-10-21T00:00:00" table:style-name="ce109">
            <text:p>21-Oct-20</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222:.F222])" table:style-name="ce14">
            <text:p>7</text:p>
          </table:table-cell>
          <table:table-cell office:value-type="float" office:value="974" table:formula="of:=[.G222]+[.H221]" table:style-name="ce16">
            <text:p>974</text:p>
          </table:table-cell>
          <table:table-cell table:style-name="ce80"/>
          <table:table-cell table:number-columns-repeated="16375"/>
        </table:table-row>
        <table:table-row table:style-name="ro25">
          <table:table-cell office:value-type="date" office:date-value="2020-10-22T00:00:00" table:style-name="ce109">
            <text:p>22-Oct-20</text:p>
          </table:table-cell>
          <table:table-cell office:value-type="float" office:value="4" table:style-name="ce113">
            <text:p>4</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7" table:formula="of:=SUM([.B223:.F223])" table:style-name="ce14">
            <text:p>7</text:p>
          </table:table-cell>
          <table:table-cell office:value-type="float" office:value="981" table:formula="of:=[.G223]+[.H222]" table:style-name="ce16">
            <text:p>981</text:p>
          </table:table-cell>
          <table:table-cell table:style-name="ce80"/>
          <table:table-cell table:number-columns-repeated="16375"/>
        </table:table-row>
        <table:table-row table:style-name="ro25">
          <table:table-cell office:value-type="date" office:date-value="2020-10-23T00:00:00" table:style-name="ce109">
            <text:p>23-Oct-20</text:p>
          </table:table-cell>
          <table:table-cell office:value-type="float" office:value="6" table:style-name="ce113">
            <text:p>6</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224:.F224])" table:style-name="ce14">
            <text:p>7</text:p>
          </table:table-cell>
          <table:table-cell office:value-type="float" office:value="988" table:formula="of:=[.G224]+[.H223]" table:style-name="ce16">
            <text:p>988</text:p>
          </table:table-cell>
          <table:table-cell table:style-name="ce80"/>
          <table:table-cell table:number-columns-repeated="16375"/>
        </table:table-row>
        <table:table-row table:style-name="ro25">
          <table:table-cell office:value-type="date" office:date-value="2020-10-24T00:00:00" table:style-name="ce109">
            <text:p>24-Oct-20</text:p>
          </table:table-cell>
          <table:table-cell office:value-type="float" office:value="9" table:style-name="ce113">
            <text:p>9</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25:.F225])" table:style-name="ce14">
            <text:p>9</text:p>
          </table:table-cell>
          <table:table-cell office:value-type="float" office:value="997" table:formula="of:=[.G225]+[.H224]" table:style-name="ce16">
            <text:p>997</text:p>
          </table:table-cell>
          <table:table-cell table:style-name="ce80"/>
          <table:table-cell table:number-columns-repeated="16375"/>
        </table:table-row>
        <table:table-row table:style-name="ro25">
          <table:table-cell office:value-type="date" office:date-value="2020-10-25T00:00:00" table:style-name="ce109">
            <text:p>25-Oct-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8" table:formula="of:=SUM([.B226:.F226])" table:style-name="ce14">
            <text:p>8</text:p>
          </table:table-cell>
          <table:table-cell office:value-type="float" office:value="1005" table:formula="of:=[.G226]+[.H225]" table:style-name="ce16">
            <text:p>1,005</text:p>
          </table:table-cell>
          <table:table-cell table:style-name="ce80"/>
          <table:table-cell table:number-columns-repeated="16375"/>
        </table:table-row>
        <table:table-row table:style-name="ro25">
          <table:table-cell office:value-type="date" office:date-value="2020-10-26T00:00:00" table:style-name="ce109">
            <text:p>26-Oct-20</text:p>
          </table:table-cell>
          <table:table-cell office:value-type="float" office:value="10" table:style-name="ce113">
            <text:p>10</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227:.F227])" table:style-name="ce14">
            <text:p>14</text:p>
          </table:table-cell>
          <table:table-cell office:value-type="float" office:value="1019" table:formula="of:=[.G227]+[.H226]" table:style-name="ce16">
            <text:p>1,019</text:p>
          </table:table-cell>
          <table:table-cell table:style-name="ce80"/>
          <table:table-cell table:number-columns-repeated="16375"/>
        </table:table-row>
        <table:table-row table:style-name="ro25">
          <table:table-cell office:value-type="date" office:date-value="2020-10-27T00:00:00" table:style-name="ce109">
            <text:p>27-Oct-20</text:p>
          </table:table-cell>
          <table:table-cell office:value-type="float" office:value="9" table:style-name="ce113">
            <text:p>9</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228:.F228])" table:style-name="ce14">
            <text:p>12</text:p>
          </table:table-cell>
          <table:table-cell office:value-type="float" office:value="1031" table:formula="of:=[.G228]+[.H227]" table:style-name="ce16">
            <text:p>1,031</text:p>
          </table:table-cell>
          <table:table-cell table:style-name="ce80"/>
          <table:table-cell table:number-columns-repeated="16375"/>
        </table:table-row>
        <table:table-row table:style-name="ro25">
          <table:table-cell office:value-type="date" office:date-value="2020-10-28T00:00:00" table:style-name="ce109">
            <text:p>28-Oct-20</text:p>
          </table:table-cell>
          <table:table-cell office:value-type="float" office:value="7" table:style-name="ce113">
            <text:p>7</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229:.F229])" table:style-name="ce14">
            <text:p>8</text:p>
          </table:table-cell>
          <table:table-cell office:value-type="float" office:value="1039" table:formula="of:=[.G229]+[.H228]" table:style-name="ce16">
            <text:p>1,039</text:p>
          </table:table-cell>
          <table:table-cell table:style-name="ce80"/>
          <table:table-cell table:number-columns-repeated="16375"/>
        </table:table-row>
        <table:table-row table:style-name="ro25">
          <table:table-cell office:value-type="date" office:date-value="2020-10-29T00:00:00" table:style-name="ce109">
            <text:p>29-Oct-20</text:p>
          </table:table-cell>
          <table:table-cell office:value-type="float" office:value="11" table:style-name="ce113">
            <text:p>11</text:p>
          </table:table-cell>
          <table:table-cell office:value-type="float" office:value="2" table:style-name="ce113">
            <text:p>2</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5" table:formula="of:=SUM([.B230:.F230])" table:style-name="ce14">
            <text:p>15</text:p>
          </table:table-cell>
          <table:table-cell office:value-type="float" office:value="1054" table:formula="of:=[.G230]+[.H229]" table:style-name="ce16">
            <text:p>1,054</text:p>
          </table:table-cell>
          <table:table-cell table:style-name="ce80"/>
          <table:table-cell table:number-columns-repeated="16375"/>
        </table:table-row>
        <table:table-row table:style-name="ro25">
          <table:table-cell office:value-type="date" office:date-value="2020-10-30T00:00:00" table:style-name="ce109">
            <text:p>30-Oct-20</text:p>
          </table:table-cell>
          <table:table-cell office:value-type="float" office:value="9" table:style-name="ce113">
            <text:p>9</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31:.F231])" table:style-name="ce14">
            <text:p>14</text:p>
          </table:table-cell>
          <table:table-cell office:value-type="float" office:value="1068" table:formula="of:=[.G231]+[.H230]" table:style-name="ce16">
            <text:p>1,068</text:p>
          </table:table-cell>
          <table:table-cell table:style-name="ce80"/>
          <table:table-cell table:number-columns-repeated="16375"/>
        </table:table-row>
        <table:table-row table:style-name="ro25">
          <table:table-cell office:value-type="date" office:date-value="2020-10-31T00:00:00" table:style-name="ce109">
            <text:p>31-Oct-20</text:p>
          </table:table-cell>
          <table:table-cell office:value-type="float" office:value="8" table:style-name="ce113">
            <text:p>8</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0" table:formula="of:=SUM([.B232:.F232])" table:style-name="ce14">
            <text:p>10</text:p>
          </table:table-cell>
          <table:table-cell office:value-type="float" office:value="1078" table:formula="of:=[.G232]+[.H231]" table:style-name="ce16">
            <text:p>1,078</text:p>
          </table:table-cell>
          <table:table-cell table:style-name="ce80"/>
          <table:table-cell table:number-columns-repeated="16375"/>
        </table:table-row>
        <table:table-row table:style-name="ro25">
          <table:table-cell office:value-type="date" office:date-value="2020-11-01T00:00:00" table:style-name="ce109">
            <text:p>01-Nov-20</text:p>
          </table:table-cell>
          <table:table-cell office:value-type="float" office:value="9" table:style-name="ce113">
            <text:p>9</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2" table:formula="of:=SUM([.B233:.F233])" table:style-name="ce14">
            <text:p>12</text:p>
          </table:table-cell>
          <table:table-cell office:value-type="float" office:value="1090" table:formula="of:=[.G233]+[.H232]" table:style-name="ce16">
            <text:p>1,090</text:p>
          </table:table-cell>
          <table:table-cell table:style-name="ce80"/>
          <table:table-cell table:number-columns-repeated="16375"/>
        </table:table-row>
        <table:table-row table:style-name="ro25">
          <table:table-cell office:value-type="date" office:date-value="2020-11-02T00:00:00" table:style-name="ce109">
            <text:p>02-Nov-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7" table:formula="of:=SUM([.B234:.F234])" table:style-name="ce14">
            <text:p>7</text:p>
          </table:table-cell>
          <table:table-cell office:value-type="float" office:value="1097" table:formula="of:=[.G234]+[.H233]" table:style-name="ce16">
            <text:p>1,097</text:p>
          </table:table-cell>
          <table:table-cell table:style-name="ce80"/>
          <table:table-cell table:number-columns-repeated="16375"/>
        </table:table-row>
        <table:table-row table:style-name="ro25">
          <table:table-cell office:value-type="date" office:date-value="2020-11-03T00:00:00" table:style-name="ce109">
            <text:p>03-Nov-20</text:p>
          </table:table-cell>
          <table:table-cell office:value-type="float" office:value="9" table:style-name="ce113">
            <text:p>9</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5" table:formula="of:=SUM([.B235:.F235])" table:style-name="ce14">
            <text:p>15</text:p>
          </table:table-cell>
          <table:table-cell office:value-type="float" office:value="1112" table:formula="of:=[.G235]+[.H234]" table:style-name="ce16">
            <text:p>1,112</text:p>
          </table:table-cell>
          <table:table-cell table:style-name="ce80"/>
          <table:table-cell table:number-columns-repeated="16375"/>
        </table:table-row>
        <table:table-row table:style-name="ro25">
          <table:table-cell office:value-type="date" office:date-value="2020-11-04T00:00:00" table:style-name="ce109">
            <text:p>04-Nov-20</text:p>
          </table:table-cell>
          <table:table-cell office:value-type="float" office:value="9" table:style-name="ce113">
            <text:p>9</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236:.F236])" table:style-name="ce14">
            <text:p>12</text:p>
          </table:table-cell>
          <table:table-cell office:value-type="float" office:value="1124" table:formula="of:=[.G236]+[.H235]" table:style-name="ce16">
            <text:p>1,124</text:p>
          </table:table-cell>
          <table:table-cell table:style-name="ce80"/>
          <table:table-cell table:number-columns-repeated="16375"/>
        </table:table-row>
        <table:table-row table:style-name="ro25">
          <table:table-cell office:value-type="date" office:date-value="2020-11-05T00:00:00" table:style-name="ce109">
            <text:p>05-Nov-20</text:p>
          </table:table-cell>
          <table:table-cell office:value-type="float" office:value="5" table:style-name="ce113">
            <text:p>5</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8" table:formula="of:=SUM([.B237:.F237])" table:style-name="ce14">
            <text:p>8</text:p>
          </table:table-cell>
          <table:table-cell office:value-type="float" office:value="1132" table:formula="of:=[.G237]+[.H236]" table:style-name="ce16">
            <text:p>1,132</text:p>
          </table:table-cell>
          <table:table-cell table:style-name="ce80"/>
          <table:table-cell table:number-columns-repeated="16375"/>
        </table:table-row>
        <table:table-row table:style-name="ro25">
          <table:table-cell office:value-type="date" office:date-value="2020-11-06T00:00:00" table:style-name="ce109">
            <text:p>06-Nov-20</text:p>
          </table:table-cell>
          <table:table-cell office:value-type="float" office:value="13" table:style-name="ce113">
            <text:p>13</text:p>
          </table:table-cell>
          <table:table-cell office:value-type="float" office:value="5" table:style-name="ce113">
            <text:p>5</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21" table:formula="of:=SUM([.B238:.F238])" table:style-name="ce14">
            <text:p>21</text:p>
          </table:table-cell>
          <table:table-cell office:value-type="float" office:value="1153" table:formula="of:=[.G238]+[.H237]" table:style-name="ce16">
            <text:p>1,153</text:p>
          </table:table-cell>
          <table:table-cell table:style-name="ce80"/>
          <table:table-cell table:number-columns-repeated="16375"/>
        </table:table-row>
        <table:table-row table:style-name="ro25">
          <table:table-cell office:value-type="date" office:date-value="2020-11-07T00:00:00" table:style-name="ce109">
            <text:p>07-Nov-20</text:p>
          </table:table-cell>
          <table:table-cell office:value-type="float" office:value="7" table:style-name="ce113">
            <text:p>7</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2" table:formula="of:=SUM([.B239:.F239])" table:style-name="ce14">
            <text:p>12</text:p>
          </table:table-cell>
          <table:table-cell office:value-type="float" office:value="1165" table:formula="of:=[.G239]+[.H238]" table:style-name="ce16">
            <text:p>1,165</text:p>
          </table:table-cell>
          <table:table-cell table:style-name="ce80"/>
          <table:table-cell table:number-columns-repeated="16375"/>
        </table:table-row>
        <table:table-row table:style-name="ro25">
          <table:table-cell office:value-type="date" office:date-value="2020-11-08T00:00:00" table:style-name="ce109">
            <text:p>08-Nov-20</text:p>
          </table:table-cell>
          <table:table-cell office:value-type="float" office:value="9" table:style-name="ce113">
            <text:p>9</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3" table:formula="of:=SUM([.B240:.F240])" table:style-name="ce14">
            <text:p>13</text:p>
          </table:table-cell>
          <table:table-cell office:value-type="float" office:value="1178" table:formula="of:=[.G240]+[.H239]" table:style-name="ce16">
            <text:p>1,178</text:p>
          </table:table-cell>
          <table:table-cell table:style-name="ce80"/>
          <table:table-cell table:number-columns-repeated="16375"/>
        </table:table-row>
        <table:table-row table:style-name="ro25">
          <table:table-cell office:value-type="date" office:date-value="2020-11-09T00:00:00" table:style-name="ce109">
            <text:p>09-Nov-20</text:p>
          </table:table-cell>
          <table:table-cell office:value-type="float" office:value="5" table:style-name="ce113">
            <text:p>5</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41:.F241])" table:style-name="ce14">
            <text:p>9</text:p>
          </table:table-cell>
          <table:table-cell office:value-type="float" office:value="1187" table:formula="of:=[.G241]+[.H240]" table:style-name="ce16">
            <text:p>1,187</text:p>
          </table:table-cell>
          <table:table-cell table:style-name="ce80"/>
          <table:table-cell table:number-columns-repeated="16375"/>
        </table:table-row>
        <table:table-row table:style-name="ro25">
          <table:table-cell office:value-type="date" office:date-value="2020-11-10T00:00:00" table:style-name="ce109">
            <text:p>10-Nov-20</text:p>
          </table:table-cell>
          <table:table-cell office:value-type="float" office:value="8" table:style-name="ce113">
            <text:p>8</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242:.F242])" table:style-name="ce14">
            <text:p>12</text:p>
          </table:table-cell>
          <table:table-cell office:value-type="float" office:value="1199" table:formula="of:=[.G242]+[.H241]" table:style-name="ce16">
            <text:p>1,199</text:p>
          </table:table-cell>
          <table:table-cell table:style-name="ce80"/>
          <table:table-cell table:number-columns-repeated="16375"/>
        </table:table-row>
        <table:table-row table:style-name="ro25">
          <table:table-cell office:value-type="date" office:date-value="2020-11-11T00:00:00" table:style-name="ce109">
            <text:p>11-Nov-20</text:p>
          </table:table-cell>
          <table:table-cell office:value-type="float" office:value="12" table:style-name="ce113">
            <text:p>12</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7" table:formula="of:=SUM([.B243:.F243])" table:style-name="ce14">
            <text:p>17</text:p>
          </table:table-cell>
          <table:table-cell office:value-type="float" office:value="1216" table:formula="of:=[.G243]+[.H242]" table:style-name="ce16">
            <text:p>1,216</text:p>
          </table:table-cell>
          <table:table-cell table:style-name="ce80"/>
          <table:table-cell table:number-columns-repeated="16375"/>
        </table:table-row>
        <table:table-row table:style-name="ro25">
          <table:table-cell office:value-type="date" office:date-value="2020-11-12T00:00:00" table:style-name="ce109">
            <text:p>12-Nov-20</text:p>
          </table:table-cell>
          <table:table-cell office:value-type="float" office:value="6" table:style-name="ce113">
            <text:p>6</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44:.F244])" table:style-name="ce14">
            <text:p>9</text:p>
          </table:table-cell>
          <table:table-cell office:value-type="float" office:value="1225" table:formula="of:=[.G244]+[.H243]" table:style-name="ce16">
            <text:p>1,225</text:p>
          </table:table-cell>
          <table:table-cell table:style-name="ce80"/>
          <table:table-cell table:number-columns-repeated="16375"/>
        </table:table-row>
        <table:table-row table:style-name="ro25">
          <table:table-cell office:value-type="date" office:date-value="2020-11-13T00:00:00" table:style-name="ce109">
            <text:p>13-Nov-20</text:p>
          </table:table-cell>
          <table:table-cell office:value-type="float" office:value="9" table:style-name="ce113">
            <text:p>9</text:p>
          </table:table-cell>
          <table:table-cell office:value-type="float" office:value="9" table:style-name="ce113">
            <text:p>9</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0" table:formula="of:=SUM([.B245:.F245])" table:style-name="ce14">
            <text:p>20</text:p>
          </table:table-cell>
          <table:table-cell office:value-type="float" office:value="1245" table:formula="of:=[.G245]+[.H244]" table:style-name="ce16">
            <text:p>1,245</text:p>
          </table:table-cell>
          <table:table-cell table:style-name="ce80"/>
          <table:table-cell table:number-columns-repeated="16375"/>
        </table:table-row>
        <table:table-row table:style-name="ro25">
          <table:table-cell office:value-type="date" office:date-value="2020-11-14T00:00:00" table:style-name="ce109">
            <text:p>14-Nov-20</text:p>
          </table:table-cell>
          <table:table-cell office:value-type="float" office:value="14" table:style-name="ce113">
            <text:p>14</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6" table:formula="of:=SUM([.B246:.F246])" table:style-name="ce14">
            <text:p>16</text:p>
          </table:table-cell>
          <table:table-cell office:value-type="float" office:value="1261" table:formula="of:=[.G246]+[.H245]" table:style-name="ce16">
            <text:p>1,261</text:p>
          </table:table-cell>
          <table:table-cell table:style-name="ce80"/>
          <table:table-cell table:number-columns-repeated="16375"/>
        </table:table-row>
        <table:table-row table:style-name="ro25">
          <table:table-cell office:value-type="date" office:date-value="2020-11-15T00:00:00" table:style-name="ce109">
            <text:p>15-Nov-20</text:p>
          </table:table-cell>
          <table:table-cell office:value-type="float" office:value="12" table:style-name="ce113">
            <text:p>12</text:p>
          </table:table-cell>
          <table:table-cell office:value-type="float" office:value="2" table:style-name="ce113">
            <text:p>2</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7" table:formula="of:=SUM([.B247:.F247])" table:style-name="ce14">
            <text:p>17</text:p>
          </table:table-cell>
          <table:table-cell office:value-type="float" office:value="1278" table:formula="of:=[.G247]+[.H246]" table:style-name="ce16">
            <text:p>1,278</text:p>
          </table:table-cell>
          <table:table-cell table:style-name="ce80"/>
          <table:table-cell table:number-columns-repeated="16375"/>
        </table:table-row>
        <table:table-row table:style-name="ro25">
          <table:table-cell office:value-type="date" office:date-value="2020-11-16T00:00:00" table:style-name="ce109">
            <text:p>16-Nov-20</text:p>
          </table:table-cell>
          <table:table-cell office:value-type="float" office:value="5" table:style-name="ce113">
            <text:p>5</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48:.F248])" table:style-name="ce14">
            <text:p>9</text:p>
          </table:table-cell>
          <table:table-cell office:value-type="float" office:value="1287" table:formula="of:=[.G248]+[.H247]" table:style-name="ce16">
            <text:p>1,287</text:p>
          </table:table-cell>
          <table:table-cell table:style-name="ce80"/>
          <table:table-cell table:number-columns-repeated="16375"/>
        </table:table-row>
        <table:table-row table:style-name="ro25">
          <table:table-cell office:value-type="date" office:date-value="2020-11-17T00:00:00" table:style-name="ce109">
            <text:p>17-Nov-20</text:p>
          </table:table-cell>
          <table:table-cell office:value-type="float" office:value="10" table:style-name="ce113">
            <text:p>10</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7" table:formula="of:=SUM([.B249:.F249])" table:style-name="ce14">
            <text:p>17</text:p>
          </table:table-cell>
          <table:table-cell office:value-type="float" office:value="1304" table:formula="of:=[.G249]+[.H248]" table:style-name="ce16">
            <text:p>1,304</text:p>
          </table:table-cell>
          <table:table-cell table:style-name="ce80"/>
          <table:table-cell table:number-columns-repeated="16375"/>
        </table:table-row>
        <table:table-row table:style-name="ro25">
          <table:table-cell office:value-type="date" office:date-value="2020-11-18T00:00:00" table:style-name="ce109">
            <text:p>18-Nov-20</text:p>
          </table:table-cell>
          <table:table-cell office:value-type="float" office:value="9" table:style-name="ce113">
            <text:p>9</text:p>
          </table:table-cell>
          <table:table-cell office:value-type="float" office:value="2" table:style-name="ce113">
            <text:p>2</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4" table:formula="of:=SUM([.B250:.F250])" table:style-name="ce14">
            <text:p>14</text:p>
          </table:table-cell>
          <table:table-cell office:value-type="float" office:value="1318" table:formula="of:=[.G250]+[.H249]" table:style-name="ce16">
            <text:p>1,318</text:p>
          </table:table-cell>
          <table:table-cell table:style-name="ce80"/>
          <table:table-cell table:number-columns-repeated="16375"/>
        </table:table-row>
        <table:table-row table:style-name="ro25">
          <table:table-cell office:value-type="date" office:date-value="2020-11-19T00:00:00" table:style-name="ce109">
            <text:p>19-Nov-20</text:p>
          </table:table-cell>
          <table:table-cell office:value-type="float" office:value="10" table:style-name="ce113">
            <text:p>10</text:p>
          </table:table-cell>
          <table:table-cell office:value-type="float" office:value="4" table:style-name="ce113">
            <text:p>4</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6" table:formula="of:=SUM([.B251:.F251])" table:style-name="ce14">
            <text:p>16</text:p>
          </table:table-cell>
          <table:table-cell office:value-type="float" office:value="1334" table:formula="of:=[.G251]+[.H250]" table:style-name="ce16">
            <text:p>1,334</text:p>
          </table:table-cell>
          <table:table-cell table:style-name="ce80"/>
          <table:table-cell table:number-columns-repeated="16375"/>
        </table:table-row>
        <table:table-row table:style-name="ro25">
          <table:table-cell office:value-type="date" office:date-value="2020-11-20T00:00:00" table:style-name="ce109">
            <text:p>20-Nov-20</text:p>
          </table:table-cell>
          <table:table-cell office:value-type="float" office:value="12" table:style-name="ce113">
            <text:p>12</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7" table:formula="of:=SUM([.B252:.F252])" table:style-name="ce14">
            <text:p>17</text:p>
          </table:table-cell>
          <table:table-cell office:value-type="float" office:value="1351" table:formula="of:=[.G252]+[.H251]" table:style-name="ce16">
            <text:p>1,351</text:p>
          </table:table-cell>
          <table:table-cell table:style-name="ce80"/>
          <table:table-cell table:number-columns-repeated="16375"/>
        </table:table-row>
        <table:table-row table:style-name="ro25">
          <table:table-cell office:value-type="date" office:date-value="2020-11-21T00:00:00" table:style-name="ce109">
            <text:p>21-Nov-20</text:p>
          </table:table-cell>
          <table:table-cell office:value-type="float" office:value="7" table:style-name="ce113">
            <text:p>7</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53:.F253])" table:style-name="ce14">
            <text:p>9</text:p>
          </table:table-cell>
          <table:table-cell office:value-type="float" office:value="1360" table:formula="of:=[.G253]+[.H252]" table:style-name="ce16">
            <text:p>1,360</text:p>
          </table:table-cell>
          <table:table-cell table:style-name="ce80"/>
          <table:table-cell table:number-columns-repeated="16375"/>
        </table:table-row>
        <table:table-row table:style-name="ro25">
          <table:table-cell office:value-type="date" office:date-value="2020-11-22T00:00:00" table:style-name="ce109">
            <text:p>22-Nov-20</text:p>
          </table:table-cell>
          <table:table-cell office:value-type="float" office:value="6" table:style-name="ce113">
            <text:p>6</text:p>
          </table:table-cell>
          <table:table-cell office:value-type="float" office:value="7" table:style-name="ce113">
            <text:p>7</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54:.F254])" table:style-name="ce14">
            <text:p>14</text:p>
          </table:table-cell>
          <table:table-cell office:value-type="float" office:value="1374" table:formula="of:=[.G254]+[.H253]" table:style-name="ce16">
            <text:p>1,374</text:p>
          </table:table-cell>
          <table:table-cell table:style-name="ce80"/>
          <table:table-cell table:number-columns-repeated="16375"/>
        </table:table-row>
        <table:table-row table:style-name="ro25">
          <table:table-cell office:value-type="date" office:date-value="2020-11-23T00:00:00" table:style-name="ce109">
            <text:p>23-Nov-20</text:p>
          </table:table-cell>
          <table:table-cell office:value-type="float" office:value="5" table:style-name="ce113">
            <text:p>5</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55:.F255])" table:style-name="ce14">
            <text:p>9</text:p>
          </table:table-cell>
          <table:table-cell office:value-type="float" office:value="1383" table:formula="of:=[.G255]+[.H254]" table:style-name="ce16">
            <text:p>1,383</text:p>
          </table:table-cell>
          <table:table-cell table:style-name="ce80"/>
          <table:table-cell table:number-columns-repeated="16375"/>
        </table:table-row>
        <table:table-row table:style-name="ro25">
          <table:table-cell office:value-type="date" office:date-value="2020-11-24T00:00:00" table:style-name="ce109">
            <text:p>24-Nov-20</text:p>
          </table:table-cell>
          <table:table-cell office:value-type="float" office:value="5" table:style-name="ce113">
            <text:p>5</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0" table:formula="of:=SUM([.B256:.F256])" table:style-name="ce14">
            <text:p>10</text:p>
          </table:table-cell>
          <table:table-cell office:value-type="float" office:value="1393" table:formula="of:=[.G256]+[.H255]" table:style-name="ce16">
            <text:p>1,393</text:p>
          </table:table-cell>
          <table:table-cell table:style-name="ce80"/>
          <table:table-cell table:number-columns-repeated="16375"/>
        </table:table-row>
        <table:table-row table:style-name="ro25">
          <table:table-cell office:value-type="date" office:date-value="2020-11-25T00:00:00" table:style-name="ce109">
            <text:p>25-Nov-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257:.F257])" table:style-name="ce14">
            <text:p>6</text:p>
          </table:table-cell>
          <table:table-cell office:value-type="float" office:value="1399" table:formula="of:=[.G257]+[.H256]" table:style-name="ce16">
            <text:p>1,399</text:p>
          </table:table-cell>
          <table:table-cell table:style-name="ce80"/>
          <table:table-cell table:number-columns-repeated="16375"/>
        </table:table-row>
        <table:table-row table:style-name="ro25">
          <table:table-cell office:value-type="date" office:date-value="2020-11-26T00:00:00" table:style-name="ce109">
            <text:p>26-Nov-20</text:p>
          </table:table-cell>
          <table:table-cell office:value-type="float" office:value="7" table:style-name="ce113">
            <text:p>7</text:p>
          </table:table-cell>
          <table:table-cell office:value-type="float" office:value="5" table:style-name="ce113">
            <text:p>5</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258:.F258])" table:style-name="ce14">
            <text:p>14</text:p>
          </table:table-cell>
          <table:table-cell office:value-type="float" office:value="1413" table:formula="of:=[.G258]+[.H257]" table:style-name="ce16">
            <text:p>1,413</text:p>
          </table:table-cell>
          <table:table-cell table:style-name="ce80"/>
          <table:table-cell table:number-columns-repeated="16375"/>
        </table:table-row>
        <table:table-row table:style-name="ro25">
          <table:table-cell office:value-type="date" office:date-value="2020-11-27T00:00:00" table:style-name="ce109">
            <text:p>27-Nov-20</text:p>
          </table:table-cell>
          <table:table-cell office:value-type="float" office:value="8" table:style-name="ce113">
            <text:p>8</text:p>
          </table:table-cell>
          <table:table-cell office:value-type="float" office:value="5" table:style-name="ce113">
            <text:p>5</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5" table:formula="of:=SUM([.B259:.F259])" table:style-name="ce14">
            <text:p>15</text:p>
          </table:table-cell>
          <table:table-cell office:value-type="float" office:value="1428" table:formula="of:=[.G259]+[.H258]" table:style-name="ce16">
            <text:p>1,428</text:p>
          </table:table-cell>
          <table:table-cell table:style-name="ce80"/>
          <table:table-cell table:number-columns-repeated="16375"/>
        </table:table-row>
        <table:table-row table:style-name="ro25">
          <table:table-cell office:value-type="date" office:date-value="2020-11-28T00:00:00" table:style-name="ce109">
            <text:p>28-Nov-20</text:p>
          </table:table-cell>
          <table:table-cell office:value-type="float" office:value="9" table:style-name="ce113">
            <text:p>9</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60:.F260])" table:style-name="ce14">
            <text:p>14</text:p>
          </table:table-cell>
          <table:table-cell office:value-type="float" office:value="1442" table:formula="of:=[.G260]+[.H259]" table:style-name="ce16">
            <text:p>1,442</text:p>
          </table:table-cell>
          <table:table-cell table:style-name="ce80"/>
          <table:table-cell table:number-columns-repeated="16375"/>
        </table:table-row>
        <table:table-row table:style-name="ro25">
          <table:table-cell office:value-type="date" office:date-value="2020-11-29T00:00:00" table:style-name="ce109">
            <text:p>29-Nov-20</text:p>
          </table:table-cell>
          <table:table-cell office:value-type="float" office:value="6" table:style-name="ce113">
            <text:p>6</text:p>
          </table:table-cell>
          <table:table-cell office:value-type="float" office:value="5" table:style-name="ce113">
            <text:p>5</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2" table:formula="of:=SUM([.B261:.F261])" table:style-name="ce14">
            <text:p>12</text:p>
          </table:table-cell>
          <table:table-cell office:value-type="float" office:value="1454" table:formula="of:=[.G261]+[.H260]" table:style-name="ce16">
            <text:p>1,454</text:p>
          </table:table-cell>
          <table:table-cell table:style-name="ce80"/>
          <table:table-cell table:number-columns-repeated="16375"/>
        </table:table-row>
        <table:table-row table:style-name="ro25">
          <table:table-cell office:value-type="date" office:date-value="2020-11-30T00:00:00" table:style-name="ce109">
            <text:p>30-Nov-20</text:p>
          </table:table-cell>
          <table:table-cell office:value-type="float" office:value="8" table:style-name="ce113">
            <text:p>8</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5" table:formula="of:=SUM([.B262:.F262])" table:style-name="ce14">
            <text:p>15</text:p>
          </table:table-cell>
          <table:table-cell office:value-type="float" office:value="1469" table:formula="of:=[.G262]+[.H261]" table:style-name="ce16">
            <text:p>1,469</text:p>
          </table:table-cell>
          <table:table-cell table:style-name="ce80"/>
          <table:table-cell table:number-columns-repeated="16375"/>
        </table:table-row>
        <table:table-row table:style-name="ro25">
          <table:table-cell office:value-type="date" office:date-value="2020-12-01T00:00:00" table:style-name="ce109">
            <text:p>01-Dec-20</text:p>
          </table:table-cell>
          <table:table-cell office:value-type="float" office:value="4" table:style-name="ce113">
            <text:p>4</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63:.F263])" table:style-name="ce14">
            <text:p>9</text:p>
          </table:table-cell>
          <table:table-cell office:value-type="float" office:value="1478" table:formula="of:=[.G263]+[.H262]" table:style-name="ce16">
            <text:p>1,478</text:p>
          </table:table-cell>
          <table:table-cell table:style-name="ce80"/>
          <table:table-cell table:number-columns-repeated="16375"/>
        </table:table-row>
        <table:table-row table:style-name="ro25">
          <table:table-cell office:value-type="date" office:date-value="2020-12-02T00:00:00" table:style-name="ce109">
            <text:p>02-Dec-20</text:p>
          </table:table-cell>
          <table:table-cell office:value-type="float" office:value="8" table:style-name="ce113">
            <text:p>8</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2" table:formula="of:=SUM([.B264:.F264])" table:style-name="ce14">
            <text:p>12</text:p>
          </table:table-cell>
          <table:table-cell office:value-type="float" office:value="1490" table:formula="of:=[.G264]+[.H263]" table:style-name="ce16">
            <text:p>1,490</text:p>
          </table:table-cell>
          <table:table-cell table:style-name="ce80"/>
          <table:table-cell table:number-columns-repeated="16375"/>
        </table:table-row>
        <table:table-row table:style-name="ro25">
          <table:table-cell office:value-type="date" office:date-value="2020-12-03T00:00:00" table:style-name="ce109">
            <text:p>03-Dec-20</text:p>
          </table:table-cell>
          <table:table-cell office:value-type="float" office:value="7" table:style-name="ce113">
            <text:p>7</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1" table:formula="of:=SUM([.B265:.F265])" table:style-name="ce14">
            <text:p>11</text:p>
          </table:table-cell>
          <table:table-cell office:value-type="float" office:value="1501" table:formula="of:=[.G265]+[.H264]" table:style-name="ce16">
            <text:p>1,501</text:p>
          </table:table-cell>
          <table:table-cell table:style-name="ce80"/>
          <table:table-cell table:number-columns-repeated="16375"/>
        </table:table-row>
        <table:table-row table:style-name="ro25">
          <table:table-cell office:value-type="date" office:date-value="2020-12-04T00:00:00" table:style-name="ce109">
            <text:p>04-Dec-20</text:p>
          </table:table-cell>
          <table:table-cell office:value-type="float" office:value="6" table:style-name="ce113">
            <text:p>6</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1" table:style-name="ce113">
            <text:p>1</text:p>
          </table:table-cell>
          <table:table-cell office:value-type="float" office:value="11" table:formula="of:=SUM([.B266:.F266])" table:style-name="ce14">
            <text:p>11</text:p>
          </table:table-cell>
          <table:table-cell office:value-type="float" office:value="1512" table:formula="of:=[.G266]+[.H265]" table:style-name="ce16">
            <text:p>1,512</text:p>
          </table:table-cell>
          <table:table-cell table:style-name="ce80"/>
          <table:table-cell table:number-columns-repeated="16375"/>
        </table:table-row>
        <table:table-row table:style-name="ro25">
          <table:table-cell office:value-type="date" office:date-value="2020-12-05T00:00:00" table:style-name="ce109">
            <text:p>05-Dec-20</text:p>
          </table:table-cell>
          <table:table-cell office:value-type="float" office:value="10" table:style-name="ce113">
            <text:p>10</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67:.F267])" table:style-name="ce14">
            <text:p>14</text:p>
          </table:table-cell>
          <table:table-cell office:value-type="float" office:value="1526" table:formula="of:=[.G267]+[.H266]" table:style-name="ce16">
            <text:p>1,526</text:p>
          </table:table-cell>
          <table:table-cell table:style-name="ce80"/>
          <table:table-cell table:number-columns-repeated="16375"/>
        </table:table-row>
        <table:table-row table:style-name="ro25">
          <table:table-cell office:value-type="date" office:date-value="2020-12-06T00:00:00" table:style-name="ce109">
            <text:p>06-Dec-20</text:p>
          </table:table-cell>
          <table:table-cell office:value-type="float" office:value="11" table:style-name="ce113">
            <text:p>11</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5" table:formula="of:=SUM([.B268:.F268])" table:style-name="ce14">
            <text:p>15</text:p>
          </table:table-cell>
          <table:table-cell office:value-type="float" office:value="1541" table:formula="of:=[.G268]+[.H267]" table:style-name="ce16">
            <text:p>1,541</text:p>
          </table:table-cell>
          <table:table-cell table:style-name="ce80"/>
          <table:table-cell table:number-columns-repeated="16375"/>
        </table:table-row>
        <table:table-row table:style-name="ro25">
          <table:table-cell office:value-type="date" office:date-value="2020-12-07T00:00:00" table:style-name="ce109">
            <text:p>07-Dec-20</text:p>
          </table:table-cell>
          <table:table-cell office:value-type="float" office:value="12" table:style-name="ce113">
            <text:p>12</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9" table:formula="of:=SUM([.B269:.F269])" table:style-name="ce14">
            <text:p>19</text:p>
          </table:table-cell>
          <table:table-cell office:value-type="float" office:value="1560" table:formula="of:=[.G269]+[.H268]" table:style-name="ce16">
            <text:p>1,560</text:p>
          </table:table-cell>
          <table:table-cell table:style-name="ce80"/>
          <table:table-cell table:number-columns-repeated="16375"/>
        </table:table-row>
        <table:table-row table:style-name="ro25">
          <table:table-cell office:value-type="date" office:date-value="2020-12-08T00:00:00" table:style-name="ce109">
            <text:p>08-Dec-20</text:p>
          </table:table-cell>
          <table:table-cell office:value-type="float" office:value="7" table:style-name="ce113">
            <text:p>7</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70:.F270])" table:style-name="ce14">
            <text:p>9</text:p>
          </table:table-cell>
          <table:table-cell office:value-type="float" office:value="1569" table:formula="of:=[.G270]+[.H269]" table:style-name="ce16">
            <text:p>1,569</text:p>
          </table:table-cell>
          <table:table-cell table:style-name="ce80"/>
          <table:table-cell table:number-columns-repeated="16375"/>
        </table:table-row>
        <table:table-row table:style-name="ro25">
          <table:table-cell office:value-type="date" office:date-value="2020-12-09T00:00:00" table:style-name="ce109">
            <text:p>09-Dec-20</text:p>
          </table:table-cell>
          <table:table-cell office:value-type="float" office:value="9" table:style-name="ce113">
            <text:p>9</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1" table:formula="of:=SUM([.B271:.F271])" table:style-name="ce14">
            <text:p>11</text:p>
          </table:table-cell>
          <table:table-cell office:value-type="float" office:value="1580" table:formula="of:=[.G271]+[.H270]" table:style-name="ce16">
            <text:p>1,580</text:p>
          </table:table-cell>
          <table:table-cell table:style-name="ce80"/>
          <table:table-cell table:number-columns-repeated="16375"/>
        </table:table-row>
        <table:table-row table:style-name="ro25">
          <table:table-cell office:value-type="date" office:date-value="2020-12-10T00:00:00" table:style-name="ce109">
            <text:p>10-Dec-20</text:p>
          </table:table-cell>
          <table:table-cell office:value-type="float" office:value="12" table:style-name="ce113">
            <text:p>12</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272:.F272])" table:style-name="ce14">
            <text:p>16</text:p>
          </table:table-cell>
          <table:table-cell office:value-type="float" office:value="1596" table:formula="of:=[.G272]+[.H271]" table:style-name="ce16">
            <text:p>1,596</text:p>
          </table:table-cell>
          <table:table-cell table:style-name="ce80"/>
          <table:table-cell table:number-columns-repeated="16375"/>
        </table:table-row>
        <table:table-row table:style-name="ro25">
          <table:table-cell office:value-type="date" office:date-value="2020-12-11T00:00:00" table:style-name="ce109">
            <text:p>11-Dec-20</text:p>
          </table:table-cell>
          <table:table-cell office:value-type="float" office:value="10" table:style-name="ce113">
            <text:p>10</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4" table:formula="of:=SUM([.B273:.F273])" table:style-name="ce14">
            <text:p>14</text:p>
          </table:table-cell>
          <table:table-cell office:value-type="float" office:value="1610" table:formula="of:=[.G273]+[.H272]" table:style-name="ce16">
            <text:p>1,610</text:p>
          </table:table-cell>
          <table:table-cell table:style-name="ce80"/>
          <table:table-cell table:number-columns-repeated="16375"/>
        </table:table-row>
        <table:table-row table:style-name="ro25">
          <table:table-cell office:value-type="date" office:date-value="2020-12-12T00:00:00" table:style-name="ce109">
            <text:p>12-Dec-20</text:p>
          </table:table-cell>
          <table:table-cell office:value-type="float" office:value="5" table:style-name="ce113">
            <text:p>5</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274:.F274])" table:style-name="ce14">
            <text:p>8</text:p>
          </table:table-cell>
          <table:table-cell office:value-type="float" office:value="1618" table:formula="of:=[.G274]+[.H273]" table:style-name="ce16">
            <text:p>1,618</text:p>
          </table:table-cell>
          <table:table-cell table:style-name="ce80"/>
          <table:table-cell table:number-columns-repeated="16375"/>
        </table:table-row>
        <table:table-row table:style-name="ro25">
          <table:table-cell office:value-type="date" office:date-value="2020-12-13T00:00:00" table:style-name="ce109">
            <text:p>13-Dec-20</text:p>
          </table:table-cell>
          <table:table-cell office:value-type="float" office:value="7" table:style-name="ce113">
            <text:p>7</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275:.F275])" table:style-name="ce14">
            <text:p>12</text:p>
          </table:table-cell>
          <table:table-cell office:value-type="float" office:value="1630" table:formula="of:=[.G275]+[.H274]" table:style-name="ce16">
            <text:p>1,630</text:p>
          </table:table-cell>
          <table:table-cell table:style-name="ce80"/>
          <table:table-cell table:number-columns-repeated="16375"/>
        </table:table-row>
        <table:table-row table:style-name="ro25">
          <table:table-cell office:value-type="date" office:date-value="2020-12-14T00:00:00" table:style-name="ce109">
            <text:p>14-Dec-20</text:p>
          </table:table-cell>
          <table:table-cell office:value-type="float" office:value="4" table:style-name="ce113">
            <text:p>4</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0" table:formula="of:=SUM([.B276:.F276])" table:style-name="ce14">
            <text:p>10</text:p>
          </table:table-cell>
          <table:table-cell office:value-type="float" office:value="1640" table:formula="of:=[.G276]+[.H275]" table:style-name="ce16">
            <text:p>1,640</text:p>
          </table:table-cell>
          <table:table-cell table:style-name="ce80"/>
          <table:table-cell table:number-columns-repeated="16375"/>
        </table:table-row>
        <table:table-row table:style-name="ro25">
          <table:table-cell office:value-type="date" office:date-value="2020-12-15T00:00:00" table:style-name="ce109">
            <text:p>15-Dec-20</text:p>
          </table:table-cell>
          <table:table-cell office:value-type="float" office:value="6" table:style-name="ce113">
            <text:p>6</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77:.F277])" table:style-name="ce14">
            <text:p>9</text:p>
          </table:table-cell>
          <table:table-cell office:value-type="float" office:value="1649" table:formula="of:=[.G277]+[.H276]" table:style-name="ce16">
            <text:p>1,649</text:p>
          </table:table-cell>
          <table:table-cell table:style-name="ce80"/>
          <table:table-cell table:number-columns-repeated="16375"/>
        </table:table-row>
        <table:table-row table:style-name="ro25">
          <table:table-cell office:value-type="date" office:date-value="2020-12-16T00:00:00" table:style-name="ce109">
            <text:p>16-Dec-20</text:p>
          </table:table-cell>
          <table:table-cell office:value-type="float" office:value="11" table:style-name="ce113">
            <text:p>11</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4" table:formula="of:=SUM([.B278:.F278])" table:style-name="ce14">
            <text:p>14</text:p>
          </table:table-cell>
          <table:table-cell office:value-type="float" office:value="1663" table:formula="of:=[.G278]+[.H277]" table:style-name="ce16">
            <text:p>1,663</text:p>
          </table:table-cell>
          <table:table-cell table:style-name="ce80"/>
          <table:table-cell table:number-columns-repeated="16375"/>
        </table:table-row>
        <table:table-row table:style-name="ro25">
          <table:table-cell office:value-type="date" office:date-value="2020-12-17T00:00:00" table:style-name="ce109">
            <text:p>17-Dec-20</text:p>
          </table:table-cell>
          <table:table-cell office:value-type="float" office:value="11" table:style-name="ce113">
            <text:p>11</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5" table:formula="of:=SUM([.B279:.F279])" table:style-name="ce14">
            <text:p>15</text:p>
          </table:table-cell>
          <table:table-cell office:value-type="float" office:value="1678" table:formula="of:=[.G279]+[.H278]" table:style-name="ce16">
            <text:p>1,678</text:p>
          </table:table-cell>
          <table:table-cell table:style-name="ce80"/>
          <table:table-cell table:number-columns-repeated="16375"/>
        </table:table-row>
        <table:table-row table:style-name="ro25">
          <table:table-cell office:value-type="date" office:date-value="2020-12-18T00:00:00" table:style-name="ce109">
            <text:p>18-Dec-20</text:p>
          </table:table-cell>
          <table:table-cell office:value-type="float" office:value="11" table:style-name="ce113">
            <text:p>11</text:p>
          </table:table-cell>
          <table:table-cell office:value-type="float" office:value="3" table:style-name="ce113">
            <text:p>3</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7" table:formula="of:=SUM([.B280:.F280])" table:style-name="ce14">
            <text:p>17</text:p>
          </table:table-cell>
          <table:table-cell office:value-type="float" office:value="1695" table:formula="of:=[.G280]+[.H279]" table:style-name="ce16">
            <text:p>1,695</text:p>
          </table:table-cell>
          <table:table-cell table:style-name="ce80"/>
          <table:table-cell table:number-columns-repeated="16375"/>
        </table:table-row>
        <table:table-row table:style-name="ro25">
          <table:table-cell office:value-type="date" office:date-value="2020-12-19T00:00:00" table:style-name="ce109">
            <text:p>19-Dec-20</text:p>
          </table:table-cell>
          <table:table-cell office:value-type="float" office:value="13" table:style-name="ce113">
            <text:p>13</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281:.F281])" table:style-name="ce14">
            <text:p>16</text:p>
          </table:table-cell>
          <table:table-cell office:value-type="float" office:value="1711" table:formula="of:=[.G281]+[.H280]" table:style-name="ce16">
            <text:p>1,711</text:p>
          </table:table-cell>
          <table:table-cell table:style-name="ce80"/>
          <table:table-cell table:number-columns-repeated="16375"/>
        </table:table-row>
        <table:table-row table:style-name="ro25">
          <table:table-cell office:value-type="date" office:date-value="2020-12-20T00:00:00" table:style-name="ce109">
            <text:p>20-Dec-20</text:p>
          </table:table-cell>
          <table:table-cell office:value-type="float" office:value="13" table:style-name="ce113">
            <text:p>13</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0" table:formula="of:=SUM([.B282:.F282])" table:style-name="ce14">
            <text:p>20</text:p>
          </table:table-cell>
          <table:table-cell office:value-type="float" office:value="1731" table:formula="of:=[.G282]+[.H281]" table:style-name="ce16">
            <text:p>1,731</text:p>
          </table:table-cell>
          <table:table-cell table:style-name="ce80"/>
          <table:table-cell table:number-columns-repeated="16375"/>
        </table:table-row>
        <table:table-row table:style-name="ro25">
          <table:table-cell office:value-type="date" office:date-value="2020-12-21T00:00:00" table:style-name="ce109">
            <text:p>21-Dec-20</text:p>
          </table:table-cell>
          <table:table-cell office:value-type="float" office:value="7" table:style-name="ce113">
            <text:p>7</text:p>
          </table:table-cell>
          <table:table-cell office:value-type="float" office:value="13" table:style-name="ce113">
            <text:p>13</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2" table:formula="of:=SUM([.B283:.F283])" table:style-name="ce14">
            <text:p>22</text:p>
          </table:table-cell>
          <table:table-cell office:value-type="float" office:value="1753" table:formula="of:=[.G283]+[.H282]" table:style-name="ce16">
            <text:p>1,753</text:p>
          </table:table-cell>
          <table:table-cell table:style-name="ce80"/>
          <table:table-cell table:number-columns-repeated="16375"/>
        </table:table-row>
        <table:table-row table:style-name="ro25">
          <table:table-cell office:value-type="date" office:date-value="2020-12-22T00:00:00" table:style-name="ce109">
            <text:p>22-Dec-20</text:p>
          </table:table-cell>
          <table:table-cell office:value-type="float" office:value="10" table:style-name="ce113">
            <text:p>10</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3" table:formula="of:=SUM([.B284:.F284])" table:style-name="ce14">
            <text:p>13</text:p>
          </table:table-cell>
          <table:table-cell office:value-type="float" office:value="1766" table:formula="of:=[.G284]+[.H283]" table:style-name="ce16">
            <text:p>1,766</text:p>
          </table:table-cell>
          <table:table-cell table:style-name="ce80"/>
          <table:table-cell table:number-columns-repeated="16375"/>
        </table:table-row>
        <table:table-row table:style-name="ro25">
          <table:table-cell office:value-type="date" office:date-value="2020-12-23T00:00:00" table:style-name="ce109">
            <text:p>23-Dec-20</text:p>
          </table:table-cell>
          <table:table-cell office:value-type="float" office:value="15" table:style-name="ce113">
            <text:p>15</text:p>
          </table:table-cell>
          <table:table-cell office:value-type="float" office:value="5" table:style-name="ce113">
            <text:p>5</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23" table:formula="of:=SUM([.B285:.F285])" table:style-name="ce14">
            <text:p>23</text:p>
          </table:table-cell>
          <table:table-cell office:value-type="float" office:value="1789" table:formula="of:=[.G285]+[.H284]" table:style-name="ce16">
            <text:p>1,789</text:p>
          </table:table-cell>
          <table:table-cell table:style-name="ce80"/>
          <table:table-cell table:number-columns-repeated="16375"/>
        </table:table-row>
        <table:table-row table:style-name="ro25">
          <table:table-cell office:value-type="date" office:date-value="2020-12-24T00:00:00" table:style-name="ce109">
            <text:p>24-Dec-20</text:p>
          </table:table-cell>
          <table:table-cell office:value-type="float" office:value="12" table:style-name="ce113">
            <text:p>12</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7" table:formula="of:=SUM([.B286:.F286])" table:style-name="ce14">
            <text:p>17</text:p>
          </table:table-cell>
          <table:table-cell office:value-type="float" office:value="1806" table:formula="of:=[.G286]+[.H285]" table:style-name="ce16">
            <text:p>1,806</text:p>
          </table:table-cell>
          <table:table-cell table:style-name="ce80"/>
          <table:table-cell table:number-columns-repeated="16375"/>
        </table:table-row>
        <table:table-row table:style-name="ro25">
          <table:table-cell office:value-type="date" office:date-value="2020-12-25T00:00:00" table:style-name="ce109">
            <text:p>25-Dec-20</text:p>
          </table:table-cell>
          <table:table-cell office:value-type="float" office:value="7" table:style-name="ce113">
            <text:p>7</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0" table:formula="of:=SUM([.B287:.F287])" table:style-name="ce14">
            <text:p>10</text:p>
          </table:table-cell>
          <table:table-cell office:value-type="float" office:value="1816" table:formula="of:=[.G287]+[.H286]" table:style-name="ce16">
            <text:p>1,816</text:p>
          </table:table-cell>
          <table:table-cell table:style-name="ce80"/>
          <table:table-cell table:number-columns-repeated="16375"/>
        </table:table-row>
        <table:table-row table:style-name="ro25">
          <table:table-cell office:value-type="date" office:date-value="2020-12-26T00:00:00" table:style-name="ce109">
            <text:p>26-Dec-20</text:p>
          </table:table-cell>
          <table:table-cell office:value-type="float" office:value="10" table:style-name="ce113">
            <text:p>10</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88:.F288])" table:style-name="ce14">
            <text:p>14</text:p>
          </table:table-cell>
          <table:table-cell office:value-type="float" office:value="1830" table:formula="of:=[.G288]+[.H287]" table:style-name="ce16">
            <text:p>1,830</text:p>
          </table:table-cell>
          <table:table-cell table:style-name="ce80"/>
          <table:table-cell table:number-columns-repeated="16375"/>
        </table:table-row>
        <table:table-row table:style-name="ro25">
          <table:table-cell office:value-type="date" office:date-value="2020-12-27T00:00:00" table:style-name="ce109">
            <text:p>27-Dec-20</text:p>
          </table:table-cell>
          <table:table-cell office:value-type="float" office:value="11" table:style-name="ce113">
            <text:p>11</text:p>
          </table:table-cell>
          <table:table-cell office:value-type="float" office:value="3" table:style-name="ce113">
            <text:p>3</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7" table:formula="of:=SUM([.B289:.F289])" table:style-name="ce14">
            <text:p>17</text:p>
          </table:table-cell>
          <table:table-cell office:value-type="float" office:value="1847" table:formula="of:=[.G289]+[.H288]" table:style-name="ce16">
            <text:p>1,847</text:p>
          </table:table-cell>
          <table:table-cell table:style-name="ce80"/>
          <table:table-cell table:number-columns-repeated="16375"/>
        </table:table-row>
        <table:table-row table:style-name="ro25">
          <table:table-cell office:value-type="date" office:date-value="2020-12-28T00:00:00" table:style-name="ce109">
            <text:p>28-Dec-20</text:p>
          </table:table-cell>
          <table:table-cell office:value-type="float" office:value="10" table:style-name="ce113">
            <text:p>10</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290:.F290])" table:style-name="ce14">
            <text:p>14</text:p>
          </table:table-cell>
          <table:table-cell office:value-type="float" office:value="1861" table:formula="of:=[.G290]+[.H289]" table:style-name="ce16">
            <text:p>1,861</text:p>
          </table:table-cell>
          <table:table-cell table:style-name="ce80"/>
          <table:table-cell table:number-columns-repeated="16375"/>
        </table:table-row>
        <table:table-row table:style-name="ro25">
          <table:table-cell office:value-type="date" office:date-value="2020-12-29T00:00:00" table:style-name="ce109">
            <text:p>29-Dec-20</text:p>
          </table:table-cell>
          <table:table-cell office:value-type="float" office:value="10" table:style-name="ce113">
            <text:p>1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291:.F291])" table:style-name="ce14">
            <text:p>12</text:p>
          </table:table-cell>
          <table:table-cell office:value-type="float" office:value="1873" table:formula="of:=[.G291]+[.H290]" table:style-name="ce16">
            <text:p>1,873</text:p>
          </table:table-cell>
          <table:table-cell table:style-name="ce80"/>
          <table:table-cell table:number-columns-repeated="16375"/>
        </table:table-row>
        <table:table-row table:style-name="ro25">
          <table:table-cell office:value-type="date" office:date-value="2020-12-30T00:00:00" table:style-name="ce109">
            <text:p>30-Dec-20</text:p>
          </table:table-cell>
          <table:table-cell office:value-type="float" office:value="9" table:style-name="ce113">
            <text:p>9</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92:.F292])" table:style-name="ce14">
            <text:p>14</text:p>
          </table:table-cell>
          <table:table-cell office:value-type="float" office:value="1887" table:formula="of:=[.G292]+[.H291]" table:style-name="ce16">
            <text:p>1,887</text:p>
          </table:table-cell>
          <table:table-cell table:style-name="ce80"/>
          <table:table-cell table:number-columns-repeated="16375"/>
        </table:table-row>
        <table:table-row table:style-name="ro25">
          <table:table-cell office:value-type="date" office:date-value="2020-12-31T00:00:00" table:style-name="ce109">
            <text:p>31-Dec-20</text:p>
          </table:table-cell>
          <table:table-cell office:value-type="float" office:value="13" table:style-name="ce113">
            <text:p>13</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6" table:formula="of:=SUM([.B293:.F293])" table:style-name="ce14">
            <text:p>16</text:p>
          </table:table-cell>
          <table:table-cell office:value-type="float" office:value="1903" table:formula="of:=[.G293]+[.H292]" table:style-name="ce16">
            <text:p>1,903</text:p>
          </table:table-cell>
          <table:table-cell table:style-name="ce80"/>
          <table:table-cell table:number-columns-repeated="16375"/>
        </table:table-row>
        <table:table-row table:style-name="ro25">
          <table:table-cell office:value-type="date" office:date-value="2021-01-01T00:00:00" table:style-name="ce109">
            <text:p>01-Jan-21</text:p>
          </table:table-cell>
          <table:table-cell office:value-type="float" office:value="13" table:style-name="ce113">
            <text:p>13</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1" table:style-name="ce113">
            <text:p>1</text:p>
          </table:table-cell>
          <table:table-cell office:value-type="float" office:value="17" table:formula="of:=SUM([.B294:.F294])" table:style-name="ce14">
            <text:p>17</text:p>
          </table:table-cell>
          <table:table-cell office:value-type="float" office:value="1920" table:formula="of:=[.G294]+[.H293]" table:style-name="ce16">
            <text:p>1,920</text:p>
          </table:table-cell>
          <table:table-cell table:style-name="ce80"/>
          <table:table-cell table:number-columns-repeated="16375"/>
        </table:table-row>
        <table:table-row table:style-name="ro25">
          <table:table-cell office:value-type="date" office:date-value="2021-01-02T00:00:00" table:style-name="ce109">
            <text:p>02-Jan-21</text:p>
          </table:table-cell>
          <table:table-cell office:value-type="float" office:value="11" table:style-name="ce113">
            <text:p>11</text:p>
          </table:table-cell>
          <table:table-cell office:value-type="float" office:value="4" table:style-name="ce113">
            <text:p>4</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7" table:formula="of:=SUM([.B295:.F295])" table:style-name="ce14">
            <text:p>17</text:p>
          </table:table-cell>
          <table:table-cell office:value-type="float" office:value="1937" table:formula="of:=[.G295]+[.H294]" table:style-name="ce16">
            <text:p>1,937</text:p>
          </table:table-cell>
          <table:table-cell table:style-name="ce80"/>
          <table:table-cell table:number-columns-repeated="16375"/>
        </table:table-row>
        <table:table-row table:style-name="ro25">
          <table:table-cell office:value-type="date" office:date-value="2021-01-03T00:00:00" table:style-name="ce109">
            <text:p>03-Jan-21</text:p>
          </table:table-cell>
          <table:table-cell office:value-type="float" office:value="11" table:style-name="ce113">
            <text:p>11</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5" table:formula="of:=SUM([.B296:.F296])" table:style-name="ce14">
            <text:p>15</text:p>
          </table:table-cell>
          <table:table-cell office:value-type="float" office:value="1952" table:formula="of:=[.G296]+[.H295]" table:style-name="ce16">
            <text:p>1,952</text:p>
          </table:table-cell>
          <table:table-cell table:style-name="ce80"/>
          <table:table-cell table:number-columns-repeated="16375"/>
        </table:table-row>
        <table:table-row table:style-name="ro25">
          <table:table-cell office:value-type="date" office:date-value="2021-01-04T00:00:00" table:style-name="ce109">
            <text:p>04-Jan-21</text:p>
          </table:table-cell>
          <table:table-cell office:value-type="float" office:value="12" table:style-name="ce113">
            <text:p>12</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97:.F297])" table:style-name="ce14">
            <text:p>14</text:p>
          </table:table-cell>
          <table:table-cell office:value-type="float" office:value="1966" table:formula="of:=[.G297]+[.H296]" table:style-name="ce16">
            <text:p>1,966</text:p>
          </table:table-cell>
          <table:table-cell table:style-name="ce80"/>
          <table:table-cell table:number-columns-repeated="16375"/>
        </table:table-row>
        <table:table-row table:style-name="ro25">
          <table:table-cell office:value-type="date" office:date-value="2021-01-05T00:00:00" table:style-name="ce109">
            <text:p>05-Jan-21</text:p>
          </table:table-cell>
          <table:table-cell office:value-type="float" office:value="12" table:style-name="ce113">
            <text:p>12</text:p>
          </table:table-cell>
          <table:table-cell office:value-type="float" office:value="2" table:style-name="ce113">
            <text:p>2</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298:.F298])" table:style-name="ce14">
            <text:p>16</text:p>
          </table:table-cell>
          <table:table-cell office:value-type="float" office:value="1982" table:formula="of:=[.G298]+[.H297]" table:style-name="ce16">
            <text:p>1,982</text:p>
          </table:table-cell>
          <table:table-cell table:style-name="ce80"/>
          <table:table-cell table:number-columns-repeated="16375"/>
        </table:table-row>
        <table:table-row table:style-name="ro25">
          <table:table-cell office:value-type="date" office:date-value="2021-01-06T00:00:00" table:style-name="ce109">
            <text:p>06-Jan-21</text:p>
          </table:table-cell>
          <table:table-cell office:value-type="float" office:value="9" table:style-name="ce113">
            <text:p>9</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2" table:formula="of:=SUM([.B299:.F299])" table:style-name="ce14">
            <text:p>12</text:p>
          </table:table-cell>
          <table:table-cell office:value-type="float" office:value="1994" table:formula="of:=[.G299]+[.H298]" table:style-name="ce16">
            <text:p>1,994</text:p>
          </table:table-cell>
          <table:table-cell table:style-name="ce80"/>
          <table:table-cell table:number-columns-repeated="16375"/>
        </table:table-row>
        <table:table-row table:style-name="ro25">
          <table:table-cell office:value-type="date" office:date-value="2021-01-07T00:00:00" table:style-name="ce109">
            <text:p>07-Jan-21</text:p>
          </table:table-cell>
          <table:table-cell office:value-type="float" office:value="24" table:style-name="ce113">
            <text:p>24</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8" table:formula="of:=SUM([.B300:.F300])" table:style-name="ce14">
            <text:p>28</text:p>
          </table:table-cell>
          <table:table-cell office:value-type="float" office:value="2022" table:formula="of:=[.G300]+[.H299]" table:style-name="ce16">
            <text:p>2,022</text:p>
          </table:table-cell>
          <table:table-cell table:style-name="ce80"/>
          <table:table-cell table:number-columns-repeated="16375"/>
        </table:table-row>
        <table:table-row table:style-name="ro25">
          <table:table-cell office:value-type="date" office:date-value="2021-01-08T00:00:00" table:style-name="ce109">
            <text:p>08-Jan-21</text:p>
          </table:table-cell>
          <table:table-cell office:value-type="float" office:value="10" table:style-name="ce113">
            <text:p>1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3" table:formula="of:=SUM([.B301:.F301])" table:style-name="ce14">
            <text:p>13</text:p>
          </table:table-cell>
          <table:table-cell office:value-type="float" office:value="2035" table:formula="of:=[.G301]+[.H300]" table:style-name="ce16">
            <text:p>2,035</text:p>
          </table:table-cell>
          <table:table-cell table:style-name="ce80"/>
          <table:table-cell table:number-columns-repeated="16375"/>
        </table:table-row>
        <table:table-row table:style-name="ro25">
          <table:table-cell office:value-type="date" office:date-value="2021-01-09T00:00:00" table:style-name="ce109">
            <text:p>09-Jan-21</text:p>
          </table:table-cell>
          <table:table-cell office:value-type="float" office:value="19" table:style-name="ce113">
            <text:p>19</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2" table:formula="of:=SUM([.B302:.F302])" table:style-name="ce14">
            <text:p>22</text:p>
          </table:table-cell>
          <table:table-cell office:value-type="float" office:value="2057" table:formula="of:=[.G302]+[.H301]" table:style-name="ce16">
            <text:p>2,057</text:p>
          </table:table-cell>
          <table:table-cell table:style-name="ce80"/>
          <table:table-cell table:number-columns-repeated="16375"/>
        </table:table-row>
        <table:table-row table:style-name="ro25">
          <table:table-cell office:value-type="date" office:date-value="2021-01-10T00:00:00" table:style-name="ce109">
            <text:p>10-Jan-21</text:p>
          </table:table-cell>
          <table:table-cell office:value-type="float" office:value="11" table:style-name="ce113">
            <text:p>11</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5" table:formula="of:=SUM([.B303:.F303])" table:style-name="ce14">
            <text:p>15</text:p>
          </table:table-cell>
          <table:table-cell office:value-type="float" office:value="2072" table:formula="of:=[.G303]+[.H302]" table:style-name="ce16">
            <text:p>2,072</text:p>
          </table:table-cell>
          <table:table-cell table:style-name="ce80"/>
          <table:table-cell table:number-columns-repeated="16375"/>
        </table:table-row>
        <table:table-row table:style-name="ro25">
          <table:table-cell office:value-type="date" office:date-value="2021-01-11T00:00:00" table:style-name="ce109">
            <text:p>11-Jan-21</text:p>
          </table:table-cell>
          <table:table-cell office:value-type="float" office:value="23" table:style-name="ce113">
            <text:p>23</text:p>
          </table:table-cell>
          <table:table-cell office:value-type="float" office:value="5" table:style-name="ce113">
            <text:p>5</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31" table:formula="of:=SUM([.B304:.F304])" table:style-name="ce14">
            <text:p>31</text:p>
          </table:table-cell>
          <table:table-cell office:value-type="float" office:value="2103" table:formula="of:=[.G304]+[.H303]" table:style-name="ce16">
            <text:p>2,103</text:p>
          </table:table-cell>
          <table:table-cell table:style-name="ce80"/>
          <table:table-cell table:number-columns-repeated="16375"/>
        </table:table-row>
        <table:table-row table:style-name="ro25">
          <table:table-cell office:value-type="date" office:date-value="2021-01-12T00:00:00" table:style-name="ce109">
            <text:p>12-Jan-21</text:p>
          </table:table-cell>
          <table:table-cell office:value-type="float" office:value="21" table:style-name="ce113">
            <text:p>21</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4" table:formula="of:=SUM([.B305:.F305])" table:style-name="ce14">
            <text:p>24</text:p>
          </table:table-cell>
          <table:table-cell office:value-type="float" office:value="2127" table:formula="of:=[.G305]+[.H304]" table:style-name="ce16">
            <text:p>2,127</text:p>
          </table:table-cell>
          <table:table-cell table:style-name="ce80"/>
          <table:table-cell table:number-columns-repeated="16375"/>
        </table:table-row>
        <table:table-row table:style-name="ro25">
          <table:table-cell office:value-type="date" office:date-value="2021-01-13T00:00:00" table:style-name="ce109">
            <text:p>13-Jan-21</text:p>
          </table:table-cell>
          <table:table-cell office:value-type="float" office:value="17" table:style-name="ce113">
            <text:p>17</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3" table:formula="of:=SUM([.B306:.F306])" table:style-name="ce14">
            <text:p>23</text:p>
          </table:table-cell>
          <table:table-cell office:value-type="float" office:value="2150" table:formula="of:=[.G306]+[.H305]" table:style-name="ce16">
            <text:p>2,150</text:p>
          </table:table-cell>
          <table:table-cell table:style-name="ce80"/>
          <table:table-cell table:number-columns-repeated="16375"/>
        </table:table-row>
        <table:table-row table:style-name="ro25">
          <table:table-cell office:value-type="date" office:date-value="2021-01-14T00:00:00" table:style-name="ce109">
            <text:p>14-Jan-21</text:p>
          </table:table-cell>
          <table:table-cell office:value-type="float" office:value="18" table:style-name="ce113">
            <text:p>18</text:p>
          </table:table-cell>
          <table:table-cell office:value-type="float" office:value="12" table:style-name="ce113">
            <text:p>12</text:p>
          </table:table-cell>
          <table:table-cell office:value-type="float" office:value="1" table:style-name="ce113">
            <text:p>1</text:p>
          </table:table-cell>
          <table:table-cell office:value-type="float" office:value="3" table:style-name="ce113">
            <text:p>3</text:p>
          </table:table-cell>
          <table:table-cell office:value-type="float" office:value="0" table:style-name="ce113">
            <text:p>0</text:p>
          </table:table-cell>
          <table:table-cell office:value-type="float" office:value="34" table:formula="of:=SUM([.B307:.F307])" table:style-name="ce14">
            <text:p>34</text:p>
          </table:table-cell>
          <table:table-cell office:value-type="float" office:value="2184" table:formula="of:=[.G307]+[.H306]" table:style-name="ce16">
            <text:p>2,184</text:p>
          </table:table-cell>
          <table:table-cell table:style-name="ce80"/>
          <table:table-cell table:number-columns-repeated="16375"/>
        </table:table-row>
        <table:table-row table:style-name="ro25">
          <table:table-cell office:value-type="date" office:date-value="2021-01-15T00:00:00" table:style-name="ce109">
            <text:p>15-Jan-21</text:p>
          </table:table-cell>
          <table:table-cell office:value-type="float" office:value="21" table:style-name="ce113">
            <text:p>21</text:p>
          </table:table-cell>
          <table:table-cell office:value-type="float" office:value="4" table:style-name="ce113">
            <text:p>4</text:p>
          </table:table-cell>
          <table:table-cell office:value-type="float" office:value="0" table:style-name="ce113">
            <text:p>0</text:p>
          </table:table-cell>
          <table:table-cell office:value-type="float" office:value="4" table:style-name="ce113">
            <text:p>4</text:p>
          </table:table-cell>
          <table:table-cell office:value-type="float" office:value="0" table:style-name="ce113">
            <text:p>0</text:p>
          </table:table-cell>
          <table:table-cell office:value-type="float" office:value="29" table:formula="of:=SUM([.B308:.F308])" table:style-name="ce14">
            <text:p>29</text:p>
          </table:table-cell>
          <table:table-cell office:value-type="float" office:value="2213" table:formula="of:=[.G308]+[.H307]" table:style-name="ce16">
            <text:p>2,213</text:p>
          </table:table-cell>
          <table:table-cell table:style-name="ce80"/>
          <table:table-cell table:number-columns-repeated="16375"/>
        </table:table-row>
        <table:table-row table:style-name="ro25">
          <table:table-cell office:value-type="date" office:date-value="2021-01-16T00:00:00" table:style-name="ce109">
            <text:p>16-Jan-21</text:p>
          </table:table-cell>
          <table:table-cell office:value-type="float" office:value="17" table:style-name="ce113">
            <text:p>17</text:p>
          </table:table-cell>
          <table:table-cell office:value-type="float" office:value="4" table:style-name="ce113">
            <text:p>4</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3" table:formula="of:=SUM([.B309:.F309])" table:style-name="ce14">
            <text:p>23</text:p>
          </table:table-cell>
          <table:table-cell office:value-type="float" office:value="2236" table:formula="of:=[.G309]+[.H308]" table:style-name="ce16">
            <text:p>2,236</text:p>
          </table:table-cell>
          <table:table-cell table:style-name="ce80"/>
          <table:table-cell table:number-columns-repeated="16375"/>
        </table:table-row>
        <table:table-row table:style-name="ro25">
          <table:table-cell office:value-type="date" office:date-value="2021-01-17T00:00:00" table:style-name="ce109">
            <text:p>17-Jan-21</text:p>
          </table:table-cell>
          <table:table-cell office:value-type="float" office:value="27" table:style-name="ce113">
            <text:p>27</text:p>
          </table:table-cell>
          <table:table-cell office:value-type="float" office:value="6" table:style-name="ce113">
            <text:p>6</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35" table:formula="of:=SUM([.B310:.F310])" table:style-name="ce14">
            <text:p>35</text:p>
          </table:table-cell>
          <table:table-cell office:value-type="float" office:value="2271" table:formula="of:=[.G310]+[.H309]" table:style-name="ce16">
            <text:p>2,271</text:p>
          </table:table-cell>
          <table:table-cell table:style-name="ce80"/>
          <table:table-cell table:number-columns-repeated="16375"/>
        </table:table-row>
        <table:table-row table:style-name="ro25">
          <table:table-cell office:value-type="date" office:date-value="2021-01-18T00:00:00" table:style-name="ce109">
            <text:p>18-Jan-21</text:p>
          </table:table-cell>
          <table:table-cell office:value-type="float" office:value="16" table:style-name="ce113">
            <text:p>16</text:p>
          </table:table-cell>
          <table:table-cell office:value-type="float" office:value="4" table:style-name="ce113">
            <text:p>4</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23" table:formula="of:=SUM([.B311:.F311])" table:style-name="ce14">
            <text:p>23</text:p>
          </table:table-cell>
          <table:table-cell office:value-type="float" office:value="2294" table:formula="of:=[.G311]+[.H310]" table:style-name="ce16">
            <text:p>2,294</text:p>
          </table:table-cell>
          <table:table-cell table:style-name="ce80"/>
          <table:table-cell table:number-columns-repeated="16375"/>
        </table:table-row>
        <table:table-row table:style-name="ro25">
          <table:table-cell office:value-type="date" office:date-value="2021-01-19T00:00:00" table:style-name="ce109">
            <text:p>19-Jan-21</text:p>
          </table:table-cell>
          <table:table-cell office:value-type="float" office:value="16" table:style-name="ce113">
            <text:p>16</text:p>
          </table:table-cell>
          <table:table-cell office:value-type="float" office:value="7" table:style-name="ce113">
            <text:p>7</text:p>
          </table:table-cell>
          <table:table-cell office:value-type="float" office:value="0" table:style-name="ce113">
            <text:p>0</text:p>
          </table:table-cell>
          <table:table-cell office:value-type="float" office:value="3" table:style-name="ce113">
            <text:p>3</text:p>
          </table:table-cell>
          <table:table-cell office:value-type="float" office:value="1" table:style-name="ce113">
            <text:p>1</text:p>
          </table:table-cell>
          <table:table-cell office:value-type="float" office:value="27" table:formula="of:=SUM([.B312:.F312])" table:style-name="ce14">
            <text:p>27</text:p>
          </table:table-cell>
          <table:table-cell office:value-type="float" office:value="2321" table:formula="of:=[.G312]+[.H311]" table:style-name="ce16">
            <text:p>2,321</text:p>
          </table:table-cell>
          <table:table-cell table:style-name="ce80"/>
          <table:table-cell table:number-columns-repeated="16375"/>
        </table:table-row>
        <table:table-row table:style-name="ro25">
          <table:table-cell office:value-type="date" office:date-value="2021-01-20T00:00:00" table:style-name="ce109">
            <text:p>20-Jan-21</text:p>
          </table:table-cell>
          <table:table-cell office:value-type="float" office:value="17" table:style-name="ce113">
            <text:p>17</text:p>
          </table:table-cell>
          <table:table-cell office:value-type="float" office:value="4" table:style-name="ce113">
            <text:p>4</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3" table:formula="of:=SUM([.B313:.F313])" table:style-name="ce14">
            <text:p>23</text:p>
          </table:table-cell>
          <table:table-cell office:value-type="float" office:value="2344" table:formula="of:=[.G313]+[.H312]" table:style-name="ce16">
            <text:p>2,344</text:p>
          </table:table-cell>
          <table:table-cell table:style-name="ce80"/>
          <table:table-cell table:number-columns-repeated="16375"/>
        </table:table-row>
        <table:table-row table:style-name="ro25">
          <table:table-cell office:value-type="date" office:date-value="2021-01-21T00:00:00" table:style-name="ce109">
            <text:p>21-Jan-21</text:p>
          </table:table-cell>
          <table:table-cell office:value-type="float" office:value="14" table:style-name="ce113">
            <text:p>14</text:p>
          </table:table-cell>
          <table:table-cell office:value-type="float" office:value="2" table:style-name="ce113">
            <text:p>2</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9" table:formula="of:=SUM([.B314:.F314])" table:style-name="ce14">
            <text:p>19</text:p>
          </table:table-cell>
          <table:table-cell office:value-type="float" office:value="2363" table:formula="of:=[.G314]+[.H313]" table:style-name="ce16">
            <text:p>2,363</text:p>
          </table:table-cell>
          <table:table-cell table:style-name="ce80"/>
          <table:table-cell table:number-columns-repeated="16375"/>
        </table:table-row>
        <table:table-row table:style-name="ro25">
          <table:table-cell office:value-type="date" office:date-value="2021-01-22T00:00:00" table:style-name="ce109">
            <text:p>22-Jan-21</text:p>
          </table:table-cell>
          <table:table-cell office:value-type="float" office:value="10" table:style-name="ce113">
            <text:p>10</text:p>
          </table:table-cell>
          <table:table-cell office:value-type="float" office:value="3" table:style-name="ce113">
            <text:p>3</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5" table:formula="of:=SUM([.B315:.F315])" table:style-name="ce14">
            <text:p>15</text:p>
          </table:table-cell>
          <table:table-cell office:value-type="float" office:value="2378" table:formula="of:=[.G315]+[.H314]" table:style-name="ce16">
            <text:p>2,378</text:p>
          </table:table-cell>
          <table:table-cell table:style-name="ce80"/>
          <table:table-cell table:number-columns-repeated="16375"/>
        </table:table-row>
        <table:table-row table:style-name="ro25">
          <table:table-cell office:value-type="date" office:date-value="2021-01-23T00:00:00" table:style-name="ce109">
            <text:p>23-Jan-21</text:p>
          </table:table-cell>
          <table:table-cell office:value-type="float" office:value="16" table:style-name="ce113">
            <text:p>16</text:p>
          </table:table-cell>
          <table:table-cell office:value-type="float" office:value="8" table:style-name="ce113">
            <text:p>8</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5" table:formula="of:=SUM([.B316:.F316])" table:style-name="ce14">
            <text:p>25</text:p>
          </table:table-cell>
          <table:table-cell office:value-type="float" office:value="2403" table:formula="of:=[.G316]+[.H315]" table:style-name="ce16">
            <text:p>2,403</text:p>
          </table:table-cell>
          <table:table-cell table:style-name="ce80"/>
          <table:table-cell table:number-columns-repeated="16375"/>
        </table:table-row>
        <table:table-row table:style-name="ro25">
          <table:table-cell office:value-type="date" office:date-value="2021-01-24T00:00:00" table:style-name="ce109">
            <text:p>24-Jan-21</text:p>
          </table:table-cell>
          <table:table-cell office:value-type="float" office:value="12" table:style-name="ce113">
            <text:p>12</text:p>
          </table:table-cell>
          <table:table-cell office:value-type="float" office:value="3" table:style-name="ce113">
            <text:p>3</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7" table:formula="of:=SUM([.B317:.F317])" table:style-name="ce14">
            <text:p>17</text:p>
          </table:table-cell>
          <table:table-cell office:value-type="float" office:value="2420" table:formula="of:=[.G317]+[.H316]" table:style-name="ce16">
            <text:p>2,420</text:p>
          </table:table-cell>
          <table:table-cell table:style-name="ce80"/>
          <table:table-cell table:number-columns-repeated="16375"/>
        </table:table-row>
        <table:table-row table:style-name="ro25">
          <table:table-cell office:value-type="date" office:date-value="2021-01-25T00:00:00" table:style-name="ce109">
            <text:p>25-Jan-21</text:p>
          </table:table-cell>
          <table:table-cell office:value-type="float" office:value="12" table:style-name="ce113">
            <text:p>12</text:p>
          </table:table-cell>
          <table:table-cell office:value-type="float" office:value="4" table:style-name="ce113">
            <text:p>4</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8" table:formula="of:=SUM([.B318:.F318])" table:style-name="ce14">
            <text:p>18</text:p>
          </table:table-cell>
          <table:table-cell office:value-type="float" office:value="2438" table:formula="of:=[.G318]+[.H317]" table:style-name="ce16">
            <text:p>2,438</text:p>
          </table:table-cell>
          <table:table-cell table:style-name="ce80"/>
          <table:table-cell table:number-columns-repeated="16375"/>
        </table:table-row>
        <table:table-row table:style-name="ro25">
          <table:table-cell office:value-type="date" office:date-value="2021-01-26T00:00:00" table:style-name="ce109">
            <text:p>26-Jan-21</text:p>
          </table:table-cell>
          <table:table-cell office:value-type="float" office:value="13" table:style-name="ce113">
            <text:p>13</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319:.F319])" table:style-name="ce14">
            <text:p>16</text:p>
          </table:table-cell>
          <table:table-cell office:value-type="float" office:value="2454" table:formula="of:=[.G319]+[.H318]" table:style-name="ce16">
            <text:p>2,454</text:p>
          </table:table-cell>
          <table:table-cell table:style-name="ce80"/>
          <table:table-cell table:number-columns-repeated="16375"/>
        </table:table-row>
        <table:table-row table:style-name="ro25">
          <table:table-cell office:value-type="date" office:date-value="2021-01-27T00:00:00" table:style-name="ce109">
            <text:p>27-Jan-21</text:p>
          </table:table-cell>
          <table:table-cell office:value-type="float" office:value="14" table:style-name="ce113">
            <text:p>14</text:p>
          </table:table-cell>
          <table:table-cell office:value-type="float" office:value="6" table:style-name="ce113">
            <text:p>6</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2" table:formula="of:=SUM([.B320:.F320])" table:style-name="ce14">
            <text:p>22</text:p>
          </table:table-cell>
          <table:table-cell office:value-type="float" office:value="2476" table:formula="of:=[.G320]+[.H319]" table:style-name="ce16">
            <text:p>2,476</text:p>
          </table:table-cell>
          <table:table-cell table:style-name="ce80"/>
          <table:table-cell table:number-columns-repeated="16375"/>
        </table:table-row>
        <table:table-row table:style-name="ro25">
          <table:table-cell office:value-type="date" office:date-value="2021-01-28T00:00:00" table:style-name="ce109">
            <text:p>28-Jan-21</text:p>
          </table:table-cell>
          <table:table-cell office:value-type="float" office:value="15" table:style-name="ce113">
            <text:p>15</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9" table:formula="of:=SUM([.B321:.F321])" table:style-name="ce14">
            <text:p>19</text:p>
          </table:table-cell>
          <table:table-cell office:value-type="float" office:value="2495" table:formula="of:=[.G321]+[.H320]" table:style-name="ce16">
            <text:p>2,495</text:p>
          </table:table-cell>
          <table:table-cell table:style-name="ce80"/>
          <table:table-cell table:number-columns-repeated="16375"/>
        </table:table-row>
        <table:table-row table:style-name="ro25">
          <table:table-cell office:value-type="date" office:date-value="2021-01-29T00:00:00" table:style-name="ce109">
            <text:p>29-Jan-21</text:p>
          </table:table-cell>
          <table:table-cell office:value-type="float" office:value="19" table:style-name="ce113">
            <text:p>19</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4" table:formula="of:=SUM([.B322:.F322])" table:style-name="ce14">
            <text:p>24</text:p>
          </table:table-cell>
          <table:table-cell office:value-type="float" office:value="2519" table:formula="of:=[.G322]+[.H321]" table:style-name="ce16">
            <text:p>2,519</text:p>
          </table:table-cell>
          <table:table-cell table:style-name="ce80"/>
          <table:table-cell table:number-columns-repeated="16375"/>
        </table:table-row>
        <table:table-row table:style-name="ro25">
          <table:table-cell office:value-type="date" office:date-value="2021-01-30T00:00:00" table:style-name="ce109">
            <text:p>30-Jan-21</text:p>
          </table:table-cell>
          <table:table-cell office:value-type="float" office:value="12" table:style-name="ce113">
            <text:p>1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3" table:formula="of:=SUM([.B323:.F323])" table:style-name="ce14">
            <text:p>13</text:p>
          </table:table-cell>
          <table:table-cell office:value-type="float" office:value="2532" table:formula="of:=[.G323]+[.H322]" table:style-name="ce16">
            <text:p>2,532</text:p>
          </table:table-cell>
          <table:table-cell table:style-name="ce80"/>
          <table:table-cell table:number-columns-repeated="16375" table:style-name="ce257"/>
        </table:table-row>
        <table:table-row table:style-name="ro25">
          <table:table-cell office:value-type="date" office:date-value="2021-01-31T00:00:00" table:style-name="ce109">
            <text:p>31-Jan-21</text:p>
          </table:table-cell>
          <table:table-cell office:value-type="float" office:value="12" table:style-name="ce113">
            <text:p>12</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7" table:formula="of:=SUM([.B324:.F324])" table:style-name="ce14">
            <text:p>17</text:p>
          </table:table-cell>
          <table:table-cell office:value-type="float" office:value="2549" table:formula="of:=[.G324]+[.H323]" table:style-name="ce16">
            <text:p>2,549</text:p>
          </table:table-cell>
          <table:table-cell table:style-name="ce80"/>
          <table:table-cell table:number-columns-repeated="16375" table:style-name="ce257"/>
        </table:table-row>
        <table:table-row table:style-name="ro25">
          <table:table-cell office:value-type="date" office:date-value="2021-02-01T00:00:00" table:style-name="ce109">
            <text:p>01-Feb-21</text:p>
          </table:table-cell>
          <table:table-cell office:value-type="float" office:value="14" table:style-name="ce113">
            <text:p>14</text:p>
          </table:table-cell>
          <table:table-cell office:value-type="float" office:value="6" table:style-name="ce113">
            <text:p>6</text:p>
          </table:table-cell>
          <table:table-cell office:value-type="float" office:value="1" table:style-name="ce113">
            <text:p>1</text:p>
          </table:table-cell>
          <table:table-cell office:value-type="float" office:value="2" table:style-name="ce113">
            <text:p>2</text:p>
          </table:table-cell>
          <table:table-cell office:value-type="float" office:value="0" table:style-name="ce113">
            <text:p>0</text:p>
          </table:table-cell>
          <table:table-cell office:value-type="float" office:value="23" table:formula="of:=SUM([.B325:.F325])" table:style-name="ce14">
            <text:p>23</text:p>
          </table:table-cell>
          <table:table-cell office:value-type="float" office:value="2572" table:formula="of:=[.G325]+[.H324]" table:style-name="ce16">
            <text:p>2,572</text:p>
          </table:table-cell>
          <table:table-cell table:style-name="ce80"/>
          <table:table-cell table:number-columns-repeated="16375" table:style-name="ce257"/>
        </table:table-row>
        <table:table-row table:style-name="ro25">
          <table:table-cell office:value-type="date" office:date-value="2021-02-02T00:00:00" table:style-name="ce109">
            <text:p>02-Feb-21</text:p>
          </table:table-cell>
          <table:table-cell office:value-type="float" office:value="13" table:style-name="ce113">
            <text:p>13</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7" table:formula="of:=SUM([.B326:.F326])" table:style-name="ce14">
            <text:p>17</text:p>
          </table:table-cell>
          <table:table-cell office:value-type="float" office:value="2589" table:formula="of:=[.G326]+[.H325]" table:style-name="ce16">
            <text:p>2,589</text:p>
          </table:table-cell>
          <table:table-cell table:style-name="ce80"/>
          <table:table-cell table:number-columns-repeated="16375" table:style-name="ce257"/>
        </table:table-row>
        <table:table-row table:style-name="ro25">
          <table:table-cell office:value-type="date" office:date-value="2021-02-03T00:00:00" table:style-name="ce109">
            <text:p>03-Feb-21</text:p>
          </table:table-cell>
          <table:table-cell office:value-type="float" office:value="4" table:style-name="ce113">
            <text:p>4</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8" table:formula="of:=SUM([.B327:.F327])" table:style-name="ce14">
            <text:p>8</text:p>
          </table:table-cell>
          <table:table-cell office:value-type="float" office:value="2597" table:formula="of:=[.G327]+[.H326]" table:style-name="ce16">
            <text:p>2,597</text:p>
          </table:table-cell>
          <table:table-cell table:style-name="ce80"/>
          <table:table-cell table:number-columns-repeated="16375" table:style-name="ce257"/>
        </table:table-row>
        <table:table-row table:style-name="ro25">
          <table:table-cell office:value-type="date" office:date-value="2021-02-04T00:00:00" table:style-name="ce109">
            <text:p>04-Feb-21</text:p>
          </table:table-cell>
          <table:table-cell office:value-type="float" office:value="14" table:style-name="ce113">
            <text:p>14</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7" table:formula="of:=SUM([.B328:.F328])" table:style-name="ce14">
            <text:p>17</text:p>
          </table:table-cell>
          <table:table-cell office:value-type="float" office:value="2614" table:formula="of:=[.G328]+[.H327]" table:style-name="ce16">
            <text:p>2,614</text:p>
          </table:table-cell>
          <table:table-cell table:style-name="ce80"/>
          <table:table-cell table:number-columns-repeated="16375" table:style-name="ce257"/>
        </table:table-row>
        <table:table-row table:style-name="ro25">
          <table:table-cell office:value-type="date" office:date-value="2021-02-05T00:00:00" table:style-name="ce109">
            <text:p>05-Feb-21</text:p>
          </table:table-cell>
          <table:table-cell office:value-type="float" office:value="12" table:style-name="ce113">
            <text:p>12</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5" table:formula="of:=SUM([.B329:.F329])" table:style-name="ce14">
            <text:p>15</text:p>
          </table:table-cell>
          <table:table-cell office:value-type="float" office:value="2629" table:formula="of:=[.G329]+[.H328]" table:style-name="ce16">
            <text:p>2,629</text:p>
          </table:table-cell>
          <table:table-cell table:style-name="ce80"/>
          <table:table-cell table:number-columns-repeated="16375" table:style-name="ce257"/>
        </table:table-row>
        <table:table-row table:style-name="ro25">
          <table:table-cell office:value-type="date" office:date-value="2021-02-06T00:00:00" table:style-name="ce109">
            <text:p>06-Feb-21</text:p>
          </table:table-cell>
          <table:table-cell office:value-type="float" office:value="14" table:style-name="ce113">
            <text:p>14</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5" table:formula="of:=SUM([.B330:.F330])" table:style-name="ce14">
            <text:p>15</text:p>
          </table:table-cell>
          <table:table-cell office:value-type="float" office:value="2644" table:formula="of:=[.G330]+[.H329]" table:style-name="ce16">
            <text:p>2,644</text:p>
          </table:table-cell>
          <table:table-cell table:style-name="ce80"/>
          <table:table-cell table:number-columns-repeated="16375" table:style-name="ce257"/>
        </table:table-row>
        <table:table-row table:style-name="ro25">
          <table:table-cell office:value-type="date" office:date-value="2021-02-07T00:00:00" table:style-name="ce109">
            <text:p>07-Feb-21</text:p>
          </table:table-cell>
          <table:table-cell office:value-type="float" office:value="9" table:style-name="ce113">
            <text:p>9</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1" table:formula="of:=SUM([.B331:.F331])" table:style-name="ce14">
            <text:p>11</text:p>
          </table:table-cell>
          <table:table-cell office:value-type="float" office:value="2655" table:formula="of:=[.G331]+[.H330]" table:style-name="ce16">
            <text:p>2,655</text:p>
          </table:table-cell>
          <table:table-cell table:style-name="ce80"/>
          <table:table-cell table:number-columns-repeated="16375" table:style-name="ce257"/>
        </table:table-row>
        <table:table-row table:style-name="ro25">
          <table:table-cell office:value-type="date" office:date-value="2021-02-08T00:00:00" table:style-name="ce109">
            <text:p>08-Feb-21</text:p>
          </table:table-cell>
          <table:table-cell office:value-type="float" office:value="10" table:style-name="ce113">
            <text:p>10</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2" table:formula="of:=SUM([.B332:.F332])" table:style-name="ce14">
            <text:p>12</text:p>
          </table:table-cell>
          <table:table-cell office:value-type="float" office:value="2667" table:formula="of:=[.G332]+[.H331]" table:style-name="ce16">
            <text:p>2,667</text:p>
          </table:table-cell>
          <table:table-cell table:style-name="ce80"/>
          <table:table-cell table:number-columns-repeated="16375" table:style-name="ce257"/>
        </table:table-row>
        <table:table-row table:style-name="ro25">
          <table:table-cell office:value-type="date" office:date-value="2021-02-09T00:00:00" table:style-name="ce109">
            <text:p>09-Feb-21</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6" table:formula="of:=SUM([.B333:.F333])" table:style-name="ce14">
            <text:p>6</text:p>
          </table:table-cell>
          <table:table-cell office:value-type="float" office:value="2673" table:formula="of:=[.G333]+[.H332]" table:style-name="ce16">
            <text:p>2,673</text:p>
          </table:table-cell>
          <table:table-cell table:style-name="ce80"/>
          <table:table-cell table:number-columns-repeated="16375" table:style-name="ce257"/>
        </table:table-row>
        <table:table-row table:style-name="ro25">
          <table:table-cell office:value-type="date" office:date-value="2021-02-10T00:00:00" table:style-name="ce109">
            <text:p>10-Feb-21</text:p>
          </table:table-cell>
          <table:table-cell office:value-type="float" office:value="7" table:style-name="ce113">
            <text:p>7</text:p>
          </table:table-cell>
          <table:table-cell office:value-type="float" office:value="1" table:style-name="ce113">
            <text:p>1</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1" table:formula="of:=SUM([.B334:.F334])" table:style-name="ce14">
            <text:p>11</text:p>
          </table:table-cell>
          <table:table-cell office:value-type="float" office:value="2684" table:formula="of:=[.G334]+[.H333]" table:style-name="ce16">
            <text:p>2,684</text:p>
          </table:table-cell>
          <table:table-cell table:style-name="ce80"/>
          <table:table-cell table:number-columns-repeated="16375" table:style-name="ce257"/>
        </table:table-row>
        <table:table-row table:style-name="ro25">
          <table:table-cell office:value-type="date" office:date-value="2021-02-11T00:00:00" table:style-name="ce109">
            <text:p>11-Feb-21</text:p>
          </table:table-cell>
          <table:table-cell office:value-type="float" office:value="13" table:style-name="ce113">
            <text:p>1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3" table:formula="of:=SUM([.B335:.F335])" table:style-name="ce14">
            <text:p>13</text:p>
          </table:table-cell>
          <table:table-cell office:value-type="float" office:value="2697" table:formula="of:=[.G335]+[.H334]" table:style-name="ce16">
            <text:p>2,697</text:p>
          </table:table-cell>
          <table:table-cell table:style-name="ce80"/>
          <table:table-cell table:number-columns-repeated="16375" table:style-name="ce257"/>
        </table:table-row>
        <table:table-row table:style-name="ro25">
          <table:table-cell office:value-type="date" office:date-value="2021-02-12T00:00:00" table:style-name="ce109">
            <text:p>12-Feb-21</text:p>
          </table:table-cell>
          <table:table-cell office:value-type="float" office:value="9" table:style-name="ce113">
            <text:p>9</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1" table:formula="of:=SUM([.B336:.F336])" table:style-name="ce14">
            <text:p>11</text:p>
          </table:table-cell>
          <table:table-cell office:value-type="float" office:value="2708" table:formula="of:=[.G336]+[.H335]" table:style-name="ce16">
            <text:p>2,708</text:p>
          </table:table-cell>
          <table:table-cell table:style-name="ce80"/>
          <table:table-cell table:number-columns-repeated="16375" table:style-name="ce257"/>
        </table:table-row>
        <table:table-row table:style-name="ro25">
          <table:table-cell office:value-type="date" office:date-value="2021-02-13T00:00:00" table:style-name="ce109">
            <text:p>13-Feb-21</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8" table:formula="of:=SUM([.B337:.F337])" table:style-name="ce14">
            <text:p>8</text:p>
          </table:table-cell>
          <table:table-cell office:value-type="float" office:value="2716" table:formula="of:=[.G337]+[.H336]" table:style-name="ce16">
            <text:p>2,716</text:p>
          </table:table-cell>
          <table:table-cell table:style-name="ce80"/>
          <table:table-cell table:number-columns-repeated="16375" table:style-name="ce257"/>
        </table:table-row>
        <table:table-row table:style-name="ro25">
          <table:table-cell office:value-type="date" office:date-value="2021-02-14T00:00:00" table:style-name="ce109">
            <text:p>14-Feb-21</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8" table:formula="of:=SUM([.B338:.F338])" table:style-name="ce14">
            <text:p>8</text:p>
          </table:table-cell>
          <table:table-cell office:value-type="float" office:value="2724" table:formula="of:=[.G338]+[.H337]" table:style-name="ce16">
            <text:p>2,724</text:p>
          </table:table-cell>
          <table:table-cell table:style-name="ce80"/>
          <table:table-cell table:number-columns-repeated="16375" table:style-name="ce257"/>
        </table:table-row>
        <table:table-row table:style-name="ro25">
          <table:table-cell office:value-type="date" office:date-value="2021-02-15T00:00:00" table:style-name="ce109">
            <text:p>15-Feb-21</text:p>
          </table:table-cell>
          <table:table-cell office:value-type="float" office:value="6" table:style-name="ce113">
            <text:p>6</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339:.F339])" table:style-name="ce14">
            <text:p>8</text:p>
          </table:table-cell>
          <table:table-cell office:value-type="float" office:value="2732" table:formula="of:=[.G339]+[.H338]" table:style-name="ce16">
            <text:p>2,732</text:p>
          </table:table-cell>
          <table:table-cell table:style-name="ce80"/>
          <table:table-cell table:number-columns-repeated="16375" table:style-name="ce257"/>
        </table:table-row>
        <table:table-row table:style-name="ro25">
          <table:table-cell office:value-type="date" office:date-value="2021-02-16T00:00:00" table:style-name="ce109">
            <text:p>16-Feb-21</text:p>
          </table:table-cell>
          <table:table-cell office:value-type="float" office:value="15" table:style-name="ce113">
            <text:p>15</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7" table:formula="of:=SUM([.B340:.F340])" table:style-name="ce14">
            <text:p>17</text:p>
          </table:table-cell>
          <table:table-cell office:value-type="float" office:value="2749" table:formula="of:=[.G340]+[.H339]" table:style-name="ce16">
            <text:p>2,749</text:p>
          </table:table-cell>
          <table:table-cell table:style-name="ce80"/>
          <table:table-cell table:number-columns-repeated="16375" table:style-name="ce257"/>
        </table:table-row>
        <table:table-row table:style-name="ro25">
          <table:table-cell office:value-type="date" office:date-value="2021-02-17T00:00:00" table:style-name="ce109">
            <text:p>17-Feb-21</text:p>
          </table:table-cell>
          <table:table-cell office:value-type="float" office:value="10" table:style-name="ce113">
            <text:p>10</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3" table:formula="of:=SUM([.B341:.F341])" table:style-name="ce14">
            <text:p>13</text:p>
          </table:table-cell>
          <table:table-cell office:value-type="float" office:value="2762" table:formula="of:=[.G341]+[.H340]" table:style-name="ce16">
            <text:p>2,762</text:p>
          </table:table-cell>
          <table:table-cell table:style-name="ce80"/>
          <table:table-cell table:number-columns-repeated="16375" table:style-name="ce257"/>
        </table:table-row>
        <table:table-row table:style-name="ro25">
          <table:table-cell office:value-type="date" office:date-value="2021-02-18T00:00:00" table:style-name="ce109">
            <text:p>18-Feb-21</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342:.F342])" table:style-name="ce14">
            <text:p>7</text:p>
          </table:table-cell>
          <table:table-cell office:value-type="float" office:value="2769" table:formula="of:=[.G342]+[.H341]" table:style-name="ce16">
            <text:p>2,769</text:p>
          </table:table-cell>
          <table:table-cell table:style-name="ce80"/>
          <table:table-cell table:number-columns-repeated="16375" table:style-name="ce257"/>
        </table:table-row>
        <table:table-row table:style-name="ro25">
          <table:table-cell office:value-type="date" office:date-value="2021-02-19T00:00:00" table:style-name="ce109">
            <text:p>19-Feb-21</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3" table:formula="of:=SUM([.B343:.F343])" table:style-name="ce14">
            <text:p>3</text:p>
          </table:table-cell>
          <table:table-cell office:value-type="float" office:value="2772" table:formula="of:=[.G343]+[.H342]" table:style-name="ce16">
            <text:p>2,772</text:p>
          </table:table-cell>
          <table:table-cell table:style-name="ce80"/>
          <table:table-cell table:number-columns-repeated="16375" table:style-name="ce257"/>
        </table:table-row>
        <table:table-row table:style-name="ro25">
          <table:table-cell office:value-type="date" office:date-value="2021-02-20T00:00:00" table:style-name="ce109">
            <text:p>20-Feb-21</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7" table:formula="of:=SUM([.B344:.F344])" table:style-name="ce14">
            <text:p>7</text:p>
          </table:table-cell>
          <table:table-cell office:value-type="float" office:value="2779" table:formula="of:=[.G344]+[.H343]" table:style-name="ce16">
            <text:p>2,779</text:p>
          </table:table-cell>
          <table:table-cell table:style-name="ce80"/>
          <table:table-cell table:number-columns-repeated="16375" table:style-name="ce257"/>
        </table:table-row>
        <table:table-row table:style-name="ro25">
          <table:table-cell office:value-type="date" office:date-value="2021-02-21T00:00:00" table:style-name="ce109">
            <text:p>21-Feb-21</text:p>
          </table:table-cell>
          <table:table-cell office:value-type="float" office:value="5" table:style-name="ce113">
            <text:p>5</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345:.F345])" table:style-name="ce14">
            <text:p>7</text:p>
          </table:table-cell>
          <table:table-cell office:value-type="float" office:value="2786" table:formula="of:=[.G345]+[.H344]" table:style-name="ce16">
            <text:p>2,786</text:p>
          </table:table-cell>
          <table:table-cell table:style-name="ce80"/>
          <table:table-cell table:number-columns-repeated="16375" table:style-name="ce257"/>
        </table:table-row>
        <table:table-row table:style-name="ro25">
          <table:table-cell office:value-type="date" office:date-value="2021-02-22T00:00:00" table:style-name="ce109">
            <text:p>22-Feb-21</text:p>
          </table:table-cell>
          <table:table-cell office:value-type="float" office:value="7" table:style-name="ce113">
            <text:p>7</text:p>
          </table:table-cell>
          <table:table-cell office:value-type="float" office:value="3" table:style-name="ce113">
            <text:p>3</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2" table:formula="of:=SUM([.B346:.F346])" table:style-name="ce14">
            <text:p>12</text:p>
          </table:table-cell>
          <table:table-cell office:value-type="float" office:value="2798" table:formula="of:=[.G346]+[.H345]" table:style-name="ce16">
            <text:p>2,798</text:p>
          </table:table-cell>
          <table:table-cell table:style-name="ce80"/>
          <table:table-cell table:number-columns-repeated="16375" table:style-name="ce257"/>
        </table:table-row>
        <table:table-row table:style-name="ro25">
          <table:table-cell office:value-type="date" office:date-value="2021-02-23T00:00:00" table:style-name="ce109">
            <text:p>23-Feb-21</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347:.F347])" table:style-name="ce14">
            <text:p>1</text:p>
          </table:table-cell>
          <table:table-cell office:value-type="float" office:value="2799" table:formula="of:=[.G347]+[.H346]" table:style-name="ce16">
            <text:p>2,799</text:p>
          </table:table-cell>
          <table:table-cell table:style-name="ce80"/>
          <table:table-cell table:number-columns-repeated="16375" table:style-name="ce257"/>
        </table:table-row>
        <table:table-row table:style-name="ro25">
          <table:table-cell office:value-type="date" office:date-value="2021-02-24T00:00:00" table:style-name="ce109">
            <text:p>24-Feb-21</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6" table:formula="of:=SUM([.B348:.F348])" table:style-name="ce14">
            <text:p>6</text:p>
          </table:table-cell>
          <table:table-cell office:value-type="float" office:value="2805" table:formula="of:=[.G348]+[.H347]" table:style-name="ce16">
            <text:p>2,805</text:p>
          </table:table-cell>
          <table:table-cell table:style-name="ce80"/>
          <table:table-cell table:number-columns-repeated="16375" table:style-name="ce257"/>
        </table:table-row>
        <table:table-row table:style-name="ro25">
          <table:table-cell office:value-type="date" office:date-value="2021-02-25T00:00:00" table:style-name="ce109">
            <text:p>25-Feb-21</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6" table:formula="of:=SUM([.B349:.F349])" table:style-name="ce14">
            <text:p>6</text:p>
          </table:table-cell>
          <table:table-cell office:value-type="float" office:value="2811" table:formula="of:=[.G349]+[.H348]" table:style-name="ce16">
            <text:p>2,811</text:p>
          </table:table-cell>
          <table:table-cell table:style-name="ce80"/>
          <table:table-cell table:number-columns-repeated="16375" table:style-name="ce257"/>
        </table:table-row>
        <table:table-row table:style-name="ro25">
          <table:table-cell office:value-type="date" office:date-value="2021-02-26T00:00:00" table:style-name="ce109">
            <text:p>26-Feb-21</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5" table:formula="of:=SUM([.B350:.F350])" table:style-name="ce14">
            <text:p>5</text:p>
          </table:table-cell>
          <table:table-cell office:value-type="float" office:value="2816" table:formula="of:=[.G350]+[.H349]" table:style-name="ce16">
            <text:p>2,816</text:p>
          </table:table-cell>
          <table:table-cell table:style-name="ce80"/>
          <table:table-cell table:number-columns-repeated="16375" table:style-name="ce257"/>
        </table:table-row>
        <table:table-row table:style-name="ro16">
          <table:table-cell office:value-type="string" table:style-name="ce129">
            <text:p>P<text:s/><text:span text:style-name="T4">Weekly published data are provisional.</text:span></text:p>
          </table:table-cell>
          <table:table-cell table:number-columns-repeated="7" table:style-name="ce129"/>
          <table:table-cell table:style-name="ce80"/>
          <table:table-cell table:number-columns-repeated="16375"/>
        </table:table-row>
        <table:table-row table:style-name="ro16">
          <table:table-cell office:value-type="string" table:style-name="ce251">
            <text:p><text:span text:style-name="T2">1</text:span><text:s/>This data is based on the actual date of death, from those deaths registered by GRO up to 3rd March 2021.<text:s/></text:p>
          </table:table-cell>
          <table:table-cell table:number-columns-repeated="7" table:style-name="ce251"/>
          <table:table-cell table:style-name="ce80"/>
          <table:table-cell table:number-columns-repeated="16375"/>
        </table:table-row>
        <table:table-row table:style-name="ro16">
          <table:table-cell office:value-type="string" table:style-name="ce251">
            <text:p>All data in this table are subject to change, as some deaths will have occurred but haven’t been registered yet.<text:s text:c="2"/></text:p>
          </table:table-cell>
          <table:table-cell table:number-columns-repeated="7" table:style-name="ce251"/>
          <table:table-cell table:style-name="ce80"/>
          <table:table-cell table:number-columns-repeated="16375" table:style-name="ce41"/>
        </table:table-row>
        <table:table-row table:style-name="ro16">
          <table:table-cell office:value-type="string" table:style-name="ce251">
            <text:p>The first covid-19 death in Northern Ireland occurred on 18th March 2020.</text:p>
          </table:table-cell>
          <table:table-cell table:number-columns-repeated="7" table:style-name="ce251"/>
          <table:table-cell table:style-name="ce80"/>
          <table:table-cell table:number-columns-repeated="16375" table:style-name="ce41"/>
        </table:table-row>
        <table:table-row table:style-name="ro16">
          <table:table-cell office:value-type="string" table:style-name="ce251">
            <text:p><text:span text:style-name="T2">2</text:span><text:s/>Covid-19 deaths include any death where Coronavirus or Covid-19 (suspected or confirmed) was mentioned anywhere on the death certificate.</text:p>
          </table:table-cell>
          <table:table-cell table:number-columns-repeated="7" table:style-name="ce251"/>
          <table:table-cell table:style-name="ce80"/>
          <table:table-cell table:number-columns-repeated="16375" table:style-name="ce41"/>
        </table:table-row>
        <table:table-row table:style-name="ro16">
          <table:table-cell office:value-type="string" table:style-name="ce251">
            <text:p><text:span text:style-name="T2">3</text:span>Includes deaths in care homes only. Care home residents who have died in a different location will be counted elsewhere in this table.<text:s/></text:p>
          </table:table-cell>
          <table:table-cell table:number-columns-repeated="7" table:style-name="ce251"/>
          <table:table-cell table:number-columns-repeated="16376" table:style-name="ce41"/>
        </table:table-row>
        <table:table-row table:style-name="ro16">
          <table:table-cell office:value-type="string" table:style-name="ce251">
            <text:p><text:span text:style-name="T2">4<text:s/></text:span>The 'Other' category includes deaths at a residential address which was not the usual address of the deceased and all other places.</text:p>
          </table:table-cell>
          <table:table-cell table:number-columns-repeated="7" table:style-name="ce251"/>
          <table:table-cell table:number-columns-repeated="2" table:style-name="ce41"/>
          <table:table-cell table:number-columns-repeated="235" table:style-name="ce11"/>
          <table:table-cell table:number-columns-repeated="16139"/>
        </table:table-row>
        <table:table-row table:style-name="ro2">
          <table:table-cell table:number-columns-repeated="16384" table:style-name="ce41"/>
        </table:table-row>
        <table:table-row table:style-name="ro2">
          <table:table-cell table:number-columns-repeated="9" table:style-name="ce41"/>
          <table:table-cell table:style-name="ce11"/>
          <table:table-cell table:number-columns-repeated="16374" table:style-name="ce41"/>
        </table:table-row>
        <table:table-row table:number-rows-repeated="2" table:style-name="ro2" table:visibility="collapse">
          <table:table-cell table:number-columns-repeated="16384" table:style-name="ce41"/>
        </table:table-row>
        <table:table-row table:number-rows-repeated="104821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number-style>
    <number:number-style style:name="N38">
      <number:number number:decimal-places="4" number:min-integer-digits="1"/>
    </number:number-style>
    <number:number-style style:name="N39">
      <number:text> </number:text>
      <number:number number:min-integer-digits="1"/>
    </number:number-style>
    <number:number-style style:name="N40">
      <number:number number:decimal-places="1" number:min-integer-digits="1"/>
    </number:number-style>
    <number:number-style style:name="N41">
      <number:number number:decimal-places="1" number:min-integer-digits="1" number:grouping="true"/>
    </number:number-style>
    <number:percentage-style style:name="N42">
      <number:number number:decimal-places="1" number:min-integer-digits="1"/>
      <number:text>%</number:text>
    </number:percentage-style>
    <style:style style:name="Comma_32_10" style:display-name="Comma 10" style:family="table-cell" style:data-style-name="N36"/>
    <style:style style:name="Comma_32_2" style:display-name="Comma 2" style:family="table-cell" style:data-style-name="N36"/>
    <style:style style:name="Comma_32_2_32_10" style:display-name="Comma 2 10" style:family="table-cell" style:data-style-name="N36"/>
    <style:style style:name="Comma_32_2_32_2" style:display-name="Comma 2 2" style:family="table-cell" style:data-style-name="N36"/>
    <style:style style:name="Comma_32_2_32_2_32_2" style:display-name="Comma 2 2 2" style:family="table-cell" style:data-style-name="N36"/>
    <style:style style:name="Comma_32_2_32_2_32_2_32_2" style:display-name="Comma 2 2 2 2" style:family="table-cell" style:data-style-name="N36"/>
    <style:style style:name="Comma_32_2_32_2_32_2_32_2_32_2" style:display-name="Comma 2 2 2 2 2" style:family="table-cell" style:data-style-name="N36"/>
    <style:style style:name="Comma_32_2_32_2_32_2_32_2_32_3" style:display-name="Comma 2 2 2 2 3" style:family="table-cell" style:data-style-name="N36"/>
    <style:style style:name="Comma_32_2_32_2_32_2_32_3" style:display-name="Comma 2 2 2 3" style:family="table-cell" style:data-style-name="N36"/>
    <style:style style:name="Comma_32_2_32_2_32_2_32_3_32_2" style:display-name="Comma 2 2 2 3 2" style:family="table-cell" style:data-style-name="N36"/>
    <style:style style:name="Comma_32_2_32_2_32_2_32_3_32_3" style:display-name="Comma 2 2 2 3 3" style:family="table-cell" style:data-style-name="N36"/>
    <style:style style:name="Comma_32_2_32_2_32_2_32_4" style:display-name="Comma 2 2 2 4" style:family="table-cell" style:data-style-name="N36"/>
    <style:style style:name="Comma_32_2_32_2_32_2_32_5" style:display-name="Comma 2 2 2 5" style:family="table-cell" style:data-style-name="N36"/>
    <style:style style:name="Comma_32_2_32_2_32_3" style:display-name="Comma 2 2 3" style:family="table-cell" style:data-style-name="N36"/>
    <style:style style:name="Comma_32_2_32_2_32_3_32_2" style:display-name="Comma 2 2 3 2" style:family="table-cell" style:data-style-name="N36"/>
    <style:style style:name="Comma_32_2_32_2_32_3_32_2_32_2" style:display-name="Comma 2 2 3 2 2" style:family="table-cell" style:data-style-name="N36"/>
    <style:style style:name="Comma_32_2_32_2_32_3_32_3" style:display-name="Comma 2 2 3 3" style:family="table-cell" style:data-style-name="N36"/>
    <style:style style:name="Comma_32_2_32_2_32_3_32_4" style:display-name="Comma 2 2 3 4" style:family="table-cell" style:data-style-name="N36"/>
    <style:style style:name="Comma_32_2_32_2_32_4" style:display-name="Comma 2 2 4" style:family="table-cell" style:data-style-name="N36"/>
    <style:style style:name="Comma_32_2_32_2_32_4_32_2" style:display-name="Comma 2 2 4 2" style:family="table-cell" style:data-style-name="N36"/>
    <style:style style:name="Comma_32_2_32_2_32_4_32_3" style:display-name="Comma 2 2 4 3" style:family="table-cell" style:data-style-name="N36"/>
    <style:style style:name="Comma_32_2_32_2_32_5" style:display-name="Comma 2 2 5" style:family="table-cell" style:data-style-name="N36"/>
    <style:style style:name="Comma_32_2_32_2_32_5_32_2" style:display-name="Comma 2 2 5 2" style:family="table-cell" style:data-style-name="N36"/>
    <style:style style:name="Comma_32_2_32_2_32_5_32_3" style:display-name="Comma 2 2 5 3" style:family="table-cell" style:data-style-name="N36"/>
    <style:style style:name="Comma_32_2_32_2_32_6" style:display-name="Comma 2 2 6" style:family="table-cell" style:data-style-name="N36"/>
    <style:style style:name="Comma_32_2_32_2_32_6_32_2" style:display-name="Comma 2 2 6 2" style:family="table-cell" style:data-style-name="N36"/>
    <style:style style:name="Comma_32_2_32_2_32_7" style:display-name="Comma 2 2 7" style:family="table-cell" style:data-style-name="N36"/>
    <style:style style:name="Comma_32_2_32_2_32_8" style:display-name="Comma 2 2 8" style:family="table-cell" style:data-style-name="N36"/>
    <style:style style:name="Comma_32_2_32_3" style:display-name="Comma 2 3" style:family="table-cell" style:data-style-name="N36"/>
    <style:style style:name="Comma_32_2_32_3_32_2" style:display-name="Comma 2 3 2" style:family="table-cell" style:data-style-name="N36"/>
    <style:style style:name="Comma_32_2_32_3_32_2_32_2" style:display-name="Comma 2 3 2 2" style:family="table-cell" style:data-style-name="N36"/>
    <style:style style:name="Comma_32_2_32_3_32_2_32_3" style:display-name="Comma 2 3 2 3" style:family="table-cell" style:data-style-name="N36"/>
    <style:style style:name="Comma_32_2_32_3_32_3" style:display-name="Comma 2 3 3" style:family="table-cell" style:data-style-name="N36"/>
    <style:style style:name="Comma_32_2_32_3_32_3_32_2" style:display-name="Comma 2 3 3 2" style:family="table-cell" style:data-style-name="N36"/>
    <style:style style:name="Comma_32_2_32_3_32_3_32_3" style:display-name="Comma 2 3 3 3" style:family="table-cell" style:data-style-name="N36"/>
    <style:style style:name="Comma_32_2_32_3_32_4" style:display-name="Comma 2 3 4" style:family="table-cell" style:data-style-name="N36"/>
    <style:style style:name="Comma_32_2_32_3_32_5" style:display-name="Comma 2 3 5" style:family="table-cell" style:data-style-name="N36"/>
    <style:style style:name="Comma_32_2_32_4" style:display-name="Comma 2 4" style:family="table-cell" style:data-style-name="N36"/>
    <style:style style:name="Comma_32_2_32_4_32_2" style:display-name="Comma 2 4 2" style:family="table-cell" style:data-style-name="N36"/>
    <style:style style:name="Comma_32_2_32_4_32_2_32_2" style:display-name="Comma 2 4 2 2" style:family="table-cell" style:data-style-name="N36"/>
    <style:style style:name="Comma_32_2_32_4_32_3" style:display-name="Comma 2 4 3" style:family="table-cell" style:data-style-name="N36"/>
    <style:style style:name="Comma_32_2_32_4_32_4" style:display-name="Comma 2 4 4" style:family="table-cell" style:data-style-name="N36"/>
    <style:style style:name="Comma_32_2_32_5" style:display-name="Comma 2 5" style:family="table-cell" style:data-style-name="N36"/>
    <style:style style:name="Comma_32_2_32_5_32_2" style:display-name="Comma 2 5 2" style:family="table-cell" style:data-style-name="N36"/>
    <style:style style:name="Comma_32_2_32_5_32_3" style:display-name="Comma 2 5 3" style:family="table-cell" style:data-style-name="N36"/>
    <style:style style:name="Comma_32_2_32_6" style:display-name="Comma 2 6" style:family="table-cell" style:data-style-name="N36"/>
    <style:style style:name="Comma_32_2_32_6_32_2" style:display-name="Comma 2 6 2" style:family="table-cell" style:data-style-name="N36"/>
    <style:style style:name="Comma_32_2_32_6_32_3" style:display-name="Comma 2 6 3" style:family="table-cell" style:data-style-name="N36"/>
    <style:style style:name="Comma_32_2_32_7" style:display-name="Comma 2 7" style:family="table-cell" style:data-style-name="N36"/>
    <style:style style:name="Comma_32_2_32_7_32_2" style:display-name="Comma 2 7 2" style:family="table-cell" style:data-style-name="N36"/>
    <style:style style:name="Comma_32_2_32_8" style:display-name="Comma 2 8" style:family="table-cell" style:data-style-name="N36"/>
    <style:style style:name="Comma_32_2_32_8_32_2" style:display-name="Comma 2 8 2" style:family="table-cell" style:data-style-name="N36"/>
    <style:style style:name="Comma_32_2_32_9" style:display-name="Comma 2 9" style:family="table-cell" style:data-style-name="N36"/>
    <style:style style:name="Comma_32_3" style:display-name="Comma 3" style:family="table-cell" style:data-style-name="N36"/>
    <style:style style:name="Comma_32_3_32_10" style:display-name="Comma 3 10" style:family="table-cell" style:data-style-name="N36"/>
    <style:style style:name="Comma_32_3_32_11" style:display-name="Comma 3 11" style:family="table-cell" style:data-style-name="N36"/>
    <style:style style:name="Comma_32_3_32_2" style:display-name="Comma 3 2" style:family="table-cell" style:data-style-name="N36"/>
    <style:style style:name="Comma_32_3_32_2_32_2" style:display-name="Comma 3 2 2" style:family="table-cell" style:data-style-name="N36"/>
    <style:style style:name="Comma_32_3_32_2_32_2_32_2" style:display-name="Comma 3 2 2 2" style:family="table-cell" style:data-style-name="N36"/>
    <style:style style:name="Comma_32_3_32_2_32_2_32_2_32_2" style:display-name="Comma 3 2 2 2 2" style:family="table-cell" style:data-style-name="N36"/>
    <style:style style:name="Comma_32_3_32_2_32_2_32_2_32_3" style:display-name="Comma 3 2 2 2 3" style:family="table-cell" style:data-style-name="N36"/>
    <style:style style:name="Comma_32_3_32_2_32_2_32_3" style:display-name="Comma 3 2 2 3" style:family="table-cell" style:data-style-name="N36"/>
    <style:style style:name="Comma_32_3_32_2_32_2_32_3_32_2" style:display-name="Comma 3 2 2 3 2" style:family="table-cell" style:data-style-name="N36"/>
    <style:style style:name="Comma_32_3_32_2_32_2_32_3_32_3" style:display-name="Comma 3 2 2 3 3" style:family="table-cell" style:data-style-name="N36"/>
    <style:style style:name="Comma_32_3_32_2_32_2_32_4" style:display-name="Comma 3 2 2 4" style:family="table-cell" style:data-style-name="N36"/>
    <style:style style:name="Comma_32_3_32_2_32_2_32_5" style:display-name="Comma 3 2 2 5" style:family="table-cell" style:data-style-name="N36"/>
    <style:style style:name="Comma_32_3_32_2_32_3" style:display-name="Comma 3 2 3" style:family="table-cell" style:data-style-name="N36"/>
    <style:style style:name="Comma_32_3_32_2_32_3_32_2" style:display-name="Comma 3 2 3 2" style:family="table-cell" style:data-style-name="N36"/>
    <style:style style:name="Comma_32_3_32_2_32_3_32_2_32_2" style:display-name="Comma 3 2 3 2 2" style:family="table-cell" style:data-style-name="N36"/>
    <style:style style:name="Comma_32_3_32_2_32_3_32_2_32_3" style:display-name="Comma 3 2 3 2 3" style:family="table-cell" style:data-style-name="N36"/>
    <style:style style:name="Comma_32_3_32_2_32_3_32_3" style:display-name="Comma 3 2 3 3" style:family="table-cell" style:data-style-name="N36"/>
    <style:style style:name="Comma_32_3_32_2_32_3_32_3_32_2" style:display-name="Comma 3 2 3 3 2" style:family="table-cell" style:data-style-name="N36"/>
    <style:style style:name="Comma_32_3_32_2_32_3_32_4" style:display-name="Comma 3 2 3 4" style:family="table-cell" style:data-style-name="N36"/>
    <style:style style:name="Comma_32_3_32_2_32_3_32_5" style:display-name="Comma 3 2 3 5" style:family="table-cell" style:data-style-name="N36"/>
    <style:style style:name="Comma_32_3_32_2_32_4" style:display-name="Comma 3 2 4" style:family="table-cell" style:data-style-name="N36"/>
    <style:style style:name="Comma_32_3_32_2_32_4_32_2" style:display-name="Comma 3 2 4 2" style:family="table-cell" style:data-style-name="N36"/>
    <style:style style:name="Comma_32_3_32_2_32_4_32_2_32_2" style:display-name="Comma 3 2 4 2 2" style:family="table-cell" style:data-style-name="N36"/>
    <style:style style:name="Comma_32_3_32_2_32_4_32_3" style:display-name="Comma 3 2 4 3" style:family="table-cell" style:data-style-name="N36"/>
    <style:style style:name="Comma_32_3_32_2_32_4_32_4" style:display-name="Comma 3 2 4 4" style:family="table-cell" style:data-style-name="N36"/>
    <style:style style:name="Comma_32_3_32_2_32_5" style:display-name="Comma 3 2 5" style:family="table-cell" style:data-style-name="N36"/>
    <style:style style:name="Comma_32_3_32_2_32_5_32_2" style:display-name="Comma 3 2 5 2" style:family="table-cell" style:data-style-name="N36"/>
    <style:style style:name="Comma_32_3_32_2_32_5_32_3" style:display-name="Comma 3 2 5 3" style:family="table-cell" style:data-style-name="N36"/>
    <style:style style:name="Comma_32_3_32_2_32_6" style:display-name="Comma 3 2 6" style:family="table-cell" style:data-style-name="N36"/>
    <style:style style:name="Comma_32_3_32_2_32_6_32_2" style:display-name="Comma 3 2 6 2" style:family="table-cell" style:data-style-name="N36"/>
    <style:style style:name="Comma_32_3_32_2_32_6_32_3" style:display-name="Comma 3 2 6 3" style:family="table-cell" style:data-style-name="N36"/>
    <style:style style:name="Comma_32_3_32_2_32_7" style:display-name="Comma 3 2 7" style:family="table-cell" style:data-style-name="N36"/>
    <style:style style:name="Comma_32_3_32_2_32_8" style:display-name="Comma 3 2 8" style:family="table-cell" style:data-style-name="N36"/>
    <style:style style:name="Comma_32_3_32_3" style:display-name="Comma 3 3" style:family="table-cell" style:data-style-name="N36"/>
    <style:style style:name="Comma_32_3_32_3_32_2" style:display-name="Comma 3 3 2" style:family="table-cell" style:data-style-name="N36"/>
    <style:style style:name="Comma_32_3_32_3_32_2_32_2" style:display-name="Comma 3 3 2 2" style:family="table-cell" style:data-style-name="N36"/>
    <style:style style:name="Comma_32_3_32_3_32_2_32_3" style:display-name="Comma 3 3 2 3" style:family="table-cell" style:data-style-name="N36"/>
    <style:style style:name="Comma_32_3_32_3_32_3" style:display-name="Comma 3 3 3" style:family="table-cell" style:data-style-name="N36"/>
    <style:style style:name="Comma_32_3_32_3_32_3_32_2" style:display-name="Comma 3 3 3 2" style:family="table-cell" style:data-style-name="N36"/>
    <style:style style:name="Comma_32_3_32_3_32_3_32_3" style:display-name="Comma 3 3 3 3" style:family="table-cell" style:data-style-name="N36"/>
    <style:style style:name="Comma_32_3_32_3_32_4" style:display-name="Comma 3 3 4" style:family="table-cell" style:data-style-name="N36"/>
    <style:style style:name="Comma_32_3_32_3_32_5" style:display-name="Comma 3 3 5" style:family="table-cell" style:data-style-name="N36"/>
    <style:style style:name="Comma_32_3_32_4" style:display-name="Comma 3 4" style:family="table-cell" style:data-style-name="N36"/>
    <style:style style:name="Comma_32_3_32_4_32_2" style:display-name="Comma 3 4 2" style:family="table-cell" style:data-style-name="N36"/>
    <style:style style:name="Comma_32_3_32_4_32_2_32_2" style:display-name="Comma 3 4 2 2" style:family="table-cell" style:data-style-name="N36"/>
    <style:style style:name="Comma_32_3_32_4_32_3" style:display-name="Comma 3 4 3" style:family="table-cell" style:data-style-name="N36"/>
    <style:style style:name="Comma_32_3_32_4_32_4" style:display-name="Comma 3 4 4" style:family="table-cell" style:data-style-name="N36"/>
    <style:style style:name="Comma_32_3_32_5" style:display-name="Comma 3 5" style:family="table-cell" style:data-style-name="N36"/>
    <style:style style:name="Comma_32_3_32_5_32_2" style:display-name="Comma 3 5 2" style:family="table-cell" style:data-style-name="N36"/>
    <style:style style:name="Comma_32_3_32_5_32_3" style:display-name="Comma 3 5 3" style:family="table-cell" style:data-style-name="N36"/>
    <style:style style:name="Comma_32_3_32_6" style:display-name="Comma 3 6" style:family="table-cell" style:data-style-name="N36"/>
    <style:style style:name="Comma_32_3_32_6_32_2" style:display-name="Comma 3 6 2" style:family="table-cell" style:data-style-name="N36"/>
    <style:style style:name="Comma_32_3_32_6_32_3" style:display-name="Comma 3 6 3" style:family="table-cell" style:data-style-name="N36"/>
    <style:style style:name="Comma_32_3_32_7" style:display-name="Comma 3 7" style:family="table-cell" style:data-style-name="N36"/>
    <style:style style:name="Comma_32_3_32_7_32_2" style:display-name="Comma 3 7 2" style:family="table-cell" style:data-style-name="N36"/>
    <style:style style:name="Comma_32_3_32_8" style:display-name="Comma 3 8" style:family="table-cell" style:data-style-name="N36"/>
    <style:style style:name="Comma_32_3_32_8_32_2" style:display-name="Comma 3 8 2" style:family="table-cell" style:data-style-name="N36"/>
    <style:style style:name="Comma_32_3_32_9" style:display-name="Comma 3 9" style:family="table-cell" style:data-style-name="N36"/>
    <style:style style:name="Comma_32_3_32_9_32_2" style:display-name="Comma 3 9 2" style:family="table-cell" style:data-style-name="N36"/>
    <style:style style:name="Comma_32_4" style:display-name="Comma 4" style:family="table-cell" style:data-style-name="N36"/>
    <style:style style:name="Comma_32_4_32_2" style:display-name="Comma 4 2" style:family="table-cell" style:data-style-name="N36"/>
    <style:style style:name="Comma_32_4_32_2_32_2" style:display-name="Comma 4 2 2" style:family="table-cell" style:data-style-name="N36"/>
    <style:style style:name="Comma_32_4_32_2_32_2_32_2" style:display-name="Comma 4 2 2 2" style:family="table-cell" style:data-style-name="N36"/>
    <style:style style:name="Comma_32_4_32_2_32_2_32_3" style:display-name="Comma 4 2 2 3" style:family="table-cell" style:data-style-name="N36"/>
    <style:style style:name="Comma_32_4_32_2_32_3" style:display-name="Comma 4 2 3" style:family="table-cell" style:data-style-name="N36"/>
    <style:style style:name="Comma_32_4_32_2_32_4" style:display-name="Comma 4 2 4" style:family="table-cell" style:data-style-name="N36"/>
    <style:style style:name="Comma_32_4_32_2_32_5" style:display-name="Comma 4 2 5" style:family="table-cell" style:data-style-name="N36"/>
    <style:style style:name="Comma_32_4_32_3" style:display-name="Comma 4 3" style:family="table-cell" style:data-style-name="N36"/>
    <style:style style:name="Comma_32_4_32_3_32_2" style:display-name="Comma 4 3 2" style:family="table-cell" style:data-style-name="N36"/>
    <style:style style:name="Comma_32_4_32_3_32_3" style:display-name="Comma 4 3 3" style:family="table-cell" style:data-style-name="N36"/>
    <style:style style:name="Comma_32_4_32_4" style:display-name="Comma 4 4" style:family="table-cell" style:data-style-name="N36"/>
    <style:style style:name="Comma_32_4_32_5" style:display-name="Comma 4 5" style:family="table-cell" style:data-style-name="N36"/>
    <style:style style:name="Comma_32_4_32_6" style:display-name="Comma 4 6" style:family="table-cell" style:data-style-name="N36"/>
    <style:style style:name="Comma_32_4_32_7" style:display-name="Comma 4 7" style:family="table-cell" style:data-style-name="N36"/>
    <style:style style:name="Comma_32_5" style:display-name="Comma 5" style:family="table-cell" style:data-style-name="N36"/>
    <style:style style:name="Comma_32_5_32_2" style:display-name="Comma 5 2" style:family="table-cell" style:data-style-name="N36"/>
    <style:style style:name="Comma_32_5_32_2_32_2" style:display-name="Comma 5 2 2" style:family="table-cell" style:data-style-name="N36"/>
    <style:style style:name="Comma_32_5_32_2_32_3" style:display-name="Comma 5 2 3" style:family="table-cell" style:data-style-name="N36"/>
    <style:style style:name="Comma_32_5_32_3" style:display-name="Comma 5 3" style:family="table-cell" style:data-style-name="N36"/>
    <style:style style:name="Comma_32_5_32_4" style:display-name="Comma 5 4" style:family="table-cell" style:data-style-name="N36"/>
    <style:style style:name="Comma_32_5_32_5" style:display-name="Comma 5 5" style:family="table-cell" style:data-style-name="N36"/>
    <style:style style:name="Comma_32_5_32_6" style:display-name="Comma 5 6" style:family="table-cell" style:data-style-name="N36"/>
    <style:style style:name="Comma_32_6" style:display-name="Comma 6" style:family="table-cell" style:data-style-name="N36"/>
    <style:style style:name="Comma_32_6_32_2" style:display-name="Comma 6 2" style:family="table-cell" style:data-style-name="N36"/>
    <style:style style:name="Comma_32_6_32_3" style:display-name="Comma 6 3" style:family="table-cell" style:data-style-name="N36"/>
    <style:style style:name="Comma_32_7" style:display-name="Comma 7" style:family="table-cell" style:data-style-name="N36"/>
    <style:style style:name="Comma_32_7_32_2" style:display-name="Comma 7 2" style:family="table-cell" style:data-style-name="N36"/>
    <style:style style:name="Comma_32_7_32_3" style:display-name="Comma 7 3" style:family="table-cell" style:data-style-name="N36"/>
    <style:style style:name="Comma_32_8" style:display-name="Comma 8" style:family="table-cell" style:data-style-name="N36"/>
    <style:style style:name="Comma_32_8_32_2" style:display-name="Comma 8 2" style:family="table-cell" style:data-style-name="N36"/>
    <style:style style:name="Comma_32_8_32_3" style:display-name="Comma 8 3" style:family="table-cell" style:data-style-name="N36"/>
    <style:style style:name="Comma_32_8_32_4" style:display-name="Comma 8 4" style:family="table-cell" style:data-style-name="N36"/>
    <style:style style:name="Comma_32_9" style:display-name="Comma 9" style:family="table-cell" style:data-style-name="N36"/>
    <style:style style:name="Comma_32_9_32_2" style:display-name="Comma 9 2" style:family="table-cell" style:data-style-name="N36"/>
    <style:style style:name="Hyperlink" style:family="table-cell" style:data-style-name="N0">
      <style:text-properties fo:color="#0000FF" style:text-underline-style="solid" style:text-underline-type="single" style:font-family-generic="swiss"/>
    </style:style>
    <style:style style:name="Hyperlink_32_2" style:display-name="Hyperlink 2" style:family="table-cell" style:data-style-name="N0">
      <style:text-properties fo:color="#0000FF" style:font-name="Helv" style:font-name-asian="Helv" style:font-name-complex="Helv" fo:font-size="7pt" style:font-size-asian="7pt" style:font-size-complex="7pt" style:text-underline-style="solid" style:text-underline-type="single"/>
    </style:style>
    <style:style style:name="Hyperlink_32_2_32_2" style:display-name="Hyperlink 2 2" style:family="table-cell" style:data-style-name="N0">
      <style:text-properties fo:color="#0000FF" style:text-underline-style="solid" style:text-underline-type="single" style:font-family-generic="swiss"/>
    </style:style>
    <style:style style:name="Hyperlink_32_2_32_2_32_2" style:display-name="Hyperlink 2 2 2" style:family="table-cell" style:data-style-name="N0">
      <style:text-properties fo:color="#0000FF" style:text-underline-style="solid" style:text-underline-type="single" style:font-family-generic="swiss"/>
    </style:style>
    <style:style style:name="Hyperlink_32_2_32_3" style:display-name="Hyperlink 2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2" style:display-name="Hyperlink 3 2" style:family="table-cell" style:data-style-name="N0">
      <style:text-properties fo:color="#0066CC" style:text-underline-style="solid" style:text-underline-type="single" style:font-family-generic="swiss"/>
    </style:style>
    <style:style style:name="Hyperlink_32_3_32_2_32_2" style:display-name="Hyperlink 3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3" style:display-name="Hyperlink 3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_32_2" style:display-name="Normal 1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39">
      <style:table-cell-properties style:vertical-align="automatic" fo:background-color="transparent"/>
      <style:text-properties style:font-name="Helv" style:font-name-asian="Helv" style:font-name-complex="Helv"/>
    </style:style>
    <style:style style:name="Normal_32_2_32_2_32_2" style:display-name="Normal 2 2 2" style:family="table-cell" style:data-style-name="N0">
      <style:table-cell-properties style:vertical-align="automatic" fo:background-color="transparent"/>
    </style:style>
    <style:style style:name="Normal_32_2_32_2_32_6" style:display-name="Normal 2 2 6" style:family="table-cell" style:data-style-name="N0">
      <style:table-cell-properties style:vertical-align="automatic" fo:background-color="transparent"/>
      <style:text-properties fo:color="#000000" style:font-family-generic="swiss"/>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text-properties fo:color="#000000" style:font-family-generic="swiss"/>
    </style:style>
    <style:style style:name="Normal_32_2_32_6" style:display-name="Normal 2 6" style:family="table-cell" style:data-style-name="N39">
      <style:table-cell-properties style:vertical-align="automatic" fo:background-color="transparent"/>
      <style:text-properties style:font-name="Helv" style:font-name-asian="Helv" style:font-name-complex="Helv"/>
    </style:style>
    <style:style style:name="Normal_32_2_32_7" style:display-name="Normal 2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 style:display-name="Normal 2 8"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2_32_2_32_2" style:display-name="Normal 3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4_32_2" style:display-name="Normal 3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text-properties fo:color="#000000" style:font-family-generic="swiss"/>
    </style:style>
    <style:style style:name="Normal_32_5" style:display-name="Normal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 style:display-name="Normal 5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 style:display-name="Normal 5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 style:display-name="Normal 5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 style:display-name="Normal 5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4" style:display-name="Normal 5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 style:display-name="Normal 5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_32_2" style:display-name="Normal 5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4" style:display-name="Normal 5 4" style:family="table-cell" style:data-style-name="N0">
      <style:table-cell-properties style:vertical-align="automatic" fo:background-color="transparent"/>
    </style:style>
    <style:style style:name="Normal_32_5_32_5" style:display-name="Normal 5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 style:display-name="Normal 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2" style:display-name="Normal 6 2" style:family="table-cell" style:data-style-name="N0">
      <style:table-cell-properties style:vertical-align="automatic" fo:background-color="transparent"/>
      <style:text-properties fo:color="#000000" fo:font-size="9pt" style:font-size-asian="9pt" style:font-size-complex="9pt" style:font-family-generic="swiss"/>
    </style:style>
    <style:style style:name="Normal_32_6_32_3" style:display-name="Normal 6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7_32_2" style:display-name="Normal 7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6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Weekly Deaths in Northern Ireland for week ending 29th January 2021</dc:title>
    <dc:subject>Deaths, covid</dc:subject>
    <meta:initial-creator>NISRA</meta:initial-creator>
    <dc:creator>Ian Craig</dc:creator>
    <meta:creation-date>2009-08-24T15:17:21Z</meta:creation-date>
    <dc:date>2021-03-04T15:22:24Z</dc:date>
    <meta:print-date>2020-04-16T11:02:55Z</meta:print-date>
  </office:meta>
</office:document-meta>
</file>